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Times" svg:font-family="Times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4.54cm"/>
    </style:style>
    <style:style style:name="co5" style:family="table-column">
      <style:table-column-properties fo:break-before="auto" style:column-width="3.8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5.034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6.863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6.408cm"/>
    </style:style>
    <style:style style:name="co14" style:family="table-column">
      <style:table-column-properties fo:break-before="auto" style:column-width="3.655cm"/>
    </style:style>
    <style:style style:name="co15" style:family="table-column">
      <style:table-column-properties fo:break-before="auto" style:column-width="3.306cm"/>
    </style:style>
    <style:style style:name="co16" style:family="table-column">
      <style:table-column-properties fo:break-before="auto" style:column-width="6.29cm"/>
    </style:style>
    <style:style style:name="co17" style:family="table-column">
      <style:table-column-properties fo:break-before="auto" style:column-width="6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83cm" fo:break-before="auto" style:use-optimal-row-height="true"/>
    </style:style>
    <style:style style:name="ro4" style:family="table-row">
      <style:table-row-properties style:row-height="1.14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/>
    </style:style>
    <style:style style:name="ce2" style:family="table-cell" style:parent-style-name="Default">
      <style:table-cell-properties style:text-align-source="value-type" style:repeat-content="false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1"/>
    <style:style style:name="ce5" style:family="table-cell" style:parent-style-name="Default">
      <style:text-properties style:use-window-font-color="true"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color="#000080" style:font-name="Verdana" fo:font-size="9pt" style:text-underline-style="solid" style:text-underline-width="auto" style:text-underline-color="font-color" fo:font-weight="bold" style:font-name-asian="Verdana" style:font-size-asian="9pt" style:font-weight-asian="bold" style:font-name-complex="Verdana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style:text-underline-style="solid" style:text-underline-width="auto" style:text-underline-color="font-color" fo:font-weight="bold" style:font-name-asian="Verdana" style:font-size-asian="8pt" style:font-weight-asian="bold" style:font-name-complex="Verdana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9" style:family="table-cell" style:parent-style-name="Default">
      <style:table-cell-properties fo:wrap-option="wrap" style:vertical-align="bottom"/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10" style:family="table-cell" style:parent-style-name="Default">
      <style:table-cell-properties fo:background-color="#c4d8ed" fo:wrap-option="wrap" style:vertical-align="top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2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3" style:family="table-cell" style:parent-style-name="Default">
      <style:table-cell-properties fo:background-color="#dfdfdf" style:text-align-source="fix" style:repeat-content="false" style:vertical-align="bottom"/>
      <style:paragraph-properties fo:text-align="center"/>
      <style:text-properties fo:color="#ff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4" style:family="table-cell" style:parent-style-name="Default">
      <style:table-cell-properties fo:background-color="#2973bd" fo:wrap-option="wrap" style:vertical-align="top"/>
      <style:text-properties fo:color="#ffffff" style:font-name="Verdana" fo:font-size="8pt" style:font-name-asian="Verdana" style:font-size-asian="8pt" style:font-name-complex="Verdana" style:font-size-complex="8pt"/>
    </style:style>
    <style:style style:name="ce15" style:family="table-cell" style:parent-style-name="Default">
      <style:text-properties fo:color="#ffffff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6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ce17" style:family="table-cell" style:parent-style-name="Default" style:data-style-name="N122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18" style:family="table-cell" style:parent-style-name="Default">
      <style:table-cell-properties fo:background-color="#f0f8ff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20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21" style:family="table-cell" style:parent-style-name="Default"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23" style:family="table-cell" style:parent-style-name="Excel_20_Built-in_20_Hyperlink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loext:vertical-justify="auto" style:vertical-align="middle"/>
      <style:paragraph-properties fo:text-align="start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95b3d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Normal_5f_UNHCR2004_20_last_20_update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0.74pt solid #000000" loext:vertical-justify="auto" style:vertical-align="middle"/>
      <style:paragraph-properties fo:text-align="end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53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53">
      <style:table-cell-properties fo:border-bottom="0.74pt solid 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53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loext:vertical-justify="auto" style:vertical-align="middle"/>
      <style:paragraph-properties fo:text-align="end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153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none" loext:vertical-justify="auto" style:vertical-align="middle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Normal_5f_UNHCR2004_20_last_20_update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0.3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style:text-outline="fals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text-outline="fals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office:value-type="string">
            <text:p>Koenigsteiner Schluessel Deutschland als Check</text:p>
          </table:table-cell>
          <table:table-cell table:number-columns-repeated="1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 office:value-type="string">
            <text:p>Quelle:<text:a xlink:href="https://www.bundesfinanzministerium.de/" xlink:type="simple">https://www.bundesfinanzministerium.de/</text:a></text:p>
          </table:table-cell>
          <table:table-cell table:number-columns-repeated="16"/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endersteuern insgesamt / 1000 Euro</text:p>
          </table:table-cell>
          <table:table-cell office:value-type="string">
            <text:p>Einwohnerzahl</text:p>
          </table:table-cell>
          <table:table-cell office:value-type="string">
            <text:p>Laendersteuern in Prozent</text:p>
          </table:table-cell>
          <table:table-cell office:value-type="string">
            <text:p>Einwohner in Prozent</text:p>
          </table:table-cell>
          <table:table-cell office:value-type="string">
            <text:p>Prozentsatz nach Koenigsteiner Schluessel</text:p>
          </table:table-cell>
          <table:table-cell table:number-columns-repeated="12"/>
        </table:table-row>
        <table:table-row table:style-name="ro1">
          <table:table-cell office:value-type="string">
            <text:p>Bayern</text:p>
          </table:table-cell>
          <table:table-cell table:style-name="ce1" office:value-type="float" office:value="3623810">
            <text:p>3623810</text:p>
          </table:table-cell>
          <table:table-cell office:value-type="float" office:value="12767500">
            <text:p>12767500</text:p>
          </table:table-cell>
          <table:table-cell table:style-name="ce4" table:formula="of:=[.B11]/[.$B$27]" office:value-type="percentage" office:value="0.178170790179718">
            <text:p>17.82%</text:p>
          </table:table-cell>
          <table:table-cell table:style-name="ce4" table:formula="of:=[.C11]/[.$C$27]" office:value-type="percentage" office:value="0.156298776419604">
            <text:p>15.63%</text:p>
          </table:table-cell>
          <table:table-cell table:style-name="ce4" table:formula="of:=2*[.D11]/3+[.E11]/3" office:value-type="percentage" office:value="0.170880118926347">
            <text:p>17.09%</text:p>
          </table:table-cell>
          <table:table-cell table:number-columns-repeated="12"/>
        </table:table-row>
        <table:table-row table:style-name="ro1">
          <table:table-cell office:value-type="string">
            <text:p>Baden-Württemberg</text:p>
          </table:table-cell>
          <table:table-cell table:style-name="ce1" office:value-type="float" office:value="2948187">
            <text:p>2948187</text:p>
          </table:table-cell>
          <table:table-cell office:value-type="float" office:value="10798100">
            <text:p>10798100</text:p>
          </table:table-cell>
          <table:table-cell table:style-name="ce4" table:formula="of:=[.B12]/[.$B$27]" office:value-type="percentage" office:value="0.14495263476495">
            <text:p>14.50%</text:p>
          </table:table-cell>
          <table:table-cell table:style-name="ce4" table:formula="of:=[.C12]/[.$C$27]" office:value-type="percentage" office:value="0.132189529481616">
            <text:p>13.22%</text:p>
          </table:table-cell>
          <table:table-cell table:style-name="ce4" table:formula="of:=2*[.D12]/3+[.E12]/3" office:value-type="percentage" office:value="0.140698266337172">
            <text:p>14.07%</text:p>
          </table:table-cell>
          <table:table-cell table:number-columns-repeated="12"/>
        </table:table-row>
        <table:table-row table:style-name="ro1">
          <table:table-cell office:value-type="string">
            <text:p>Hessen</text:p>
          </table:table-cell>
          <table:table-cell table:style-name="ce1" office:value-type="float" office:value="1859664">
            <text:p>1859664</text:p>
          </table:table-cell>
          <table:table-cell office:value-type="float" office:value="6135000">
            <text:p>6135000</text:p>
          </table:table-cell>
          <table:table-cell table:style-name="ce4" table:formula="of:=[.B13]/[.$B$27]" office:value-type="percentage" office:value="0.0914335476608253">
            <text:p>9.14%</text:p>
          </table:table-cell>
          <table:table-cell table:style-name="ce4" table:formula="of:=[.C13]/[.$C$27]" office:value-type="percentage" office:value="0.0751042093858838">
            <text:p>7.51%</text:p>
          </table:table-cell>
          <table:table-cell table:style-name="ce4" table:formula="of:=2*[.D13]/3+[.E13]/3" office:value-type="percentage" office:value="0.0859904349025115">
            <text:p>8.60%</text:p>
          </table:table-cell>
          <table:table-cell table:number-columns-repeated="12"/>
        </table:table-row>
        <table:table-row table:style-name="ro1">
          <table:table-cell office:value-type="string">
            <text:p>Rheinland-Pfalz</text:p>
          </table:table-cell>
          <table:table-cell table:style-name="ce1" office:value-type="float" office:value="925838">
            <text:p>925838</text:p>
          </table:table-cell>
          <table:table-cell office:value-type="float" office:value="4032200">
            <text:p>4032200</text:p>
          </table:table-cell>
          <table:table-cell table:style-name="ce4" table:formula="of:=[.B14]/[.$B$27]" office:value-type="percentage" office:value="0.0455204020184308">
            <text:p>4.55%</text:p>
          </table:table-cell>
          <table:table-cell table:style-name="ce4" table:formula="of:=[.C14]/[.$C$27]" office:value-type="percentage" office:value="0.0493618896635307">
            <text:p>4.94%</text:p>
          </table:table-cell>
          <table:table-cell table:style-name="ce4" table:formula="of:=2*[.D14]/3+[.E14]/3" office:value-type="percentage" office:value="0.0468008979001308">
            <text:p>4.68%</text:p>
          </table:table-cell>
          <table:table-cell table:number-columns-repeated="12"/>
        </table:table-row>
        <table:table-row table:style-name="ro1">
          <table:table-cell office:value-type="string">
            <text:p>Saarland</text:p>
          </table:table-cell>
          <table:table-cell table:style-name="ce1" office:value-type="float" office:value="165943">
            <text:p>165943</text:p>
          </table:table-cell>
          <table:table-cell office:value-type="float" office:value="992300">
            <text:p>992300</text:p>
          </table:table-cell>
          <table:table-cell table:style-name="ce4" table:formula="of:=[.B15]/[.$B$27]" office:value-type="percentage" office:value="0.00815887020423062">
            <text:p>0.82%</text:p>
          </table:table-cell>
          <table:table-cell table:style-name="ce4" table:formula="of:=[.C15]/[.$C$27]" office:value-type="percentage" office:value="0.0121476620983884">
            <text:p>1.21%</text:p>
          </table:table-cell>
          <table:table-cell table:style-name="ce4" table:formula="of:=2*[.D15]/3+[.E15]/3" office:value-type="percentage" office:value="0.00948846750228319">
            <text:p>0.95%</text:p>
          </table:table-cell>
          <table:table-cell table:number-columns-repeated="12"/>
        </table:table-row>
        <table:table-row table:style-name="ro1">
          <table:table-cell office:value-type="string">
            <text:p>Nordrhein-Westfalen</text:p>
          </table:table-cell>
          <table:table-cell table:style-name="ce1" office:value-type="float" office:value="4461381">
            <text:p>4461381</text:p>
          </table:table-cell>
          <table:table-cell office:value-type="float" office:value="17751800">
            <text:p>17751800</text:p>
          </table:table-cell>
          <table:table-cell table:style-name="ce4" table:formula="of:=[.B16]/[.$B$27]" office:value-type="percentage" office:value="0.219351394820032">
            <text:p>21.94%</text:p>
          </table:table-cell>
          <table:table-cell table:style-name="ce4" table:formula="of:=[.C16]/[.$C$27]" office:value-type="percentage" office:value="0.217316202799728">
            <text:p>21.73%</text:p>
          </table:table-cell>
          <table:table-cell table:style-name="ce4" table:formula="of:=2*[.D16]/3+[.E16]/3" office:value-type="percentage" office:value="0.218672997479931">
            <text:p>21.87%</text:p>
          </table:table-cell>
          <table:table-cell table:number-columns-repeated="12"/>
        </table:table-row>
        <table:table-row table:style-name="ro1">
          <table:table-cell office:value-type="string">
            <text:p>Niedersachsen</text:p>
          </table:table-cell>
          <table:table-cell table:style-name="ce1" office:value-type="float" office:value="1410255">
            <text:p>1410255</text:p>
          </table:table-cell>
          <table:table-cell office:value-type="float" office:value="7876700">
            <text:p>7876700</text:p>
          </table:table-cell>
          <table:table-cell table:style-name="ce4" table:formula="of:=[.B17]/[.$B$27]" office:value-type="percentage" office:value="0.0693375888098157">
            <text:p>6.93%</text:p>
          </table:table-cell>
          <table:table-cell table:style-name="ce4" table:formula="of:=[.C17]/[.$C$27]" office:value-type="percentage" office:value="0.0964259700195259">
            <text:p>9.64%</text:p>
          </table:table-cell>
          <table:table-cell table:style-name="ce4" table:formula="of:=2*[.D17]/3+[.E17]/3" office:value-type="percentage" office:value="0.0783670492130524">
            <text:p>7.84%</text:p>
          </table:table-cell>
          <table:table-cell table:number-columns-repeated="12"/>
        </table:table-row>
        <table:table-row table:style-name="ro1">
          <table:table-cell office:value-type="string">
            <text:p>Schleswig-Holstein</text:p>
          </table:table-cell>
          <table:table-cell table:style-name="ce1" office:value-type="float" office:value="937585">
            <text:p>937585</text:p>
          </table:table-cell>
          <table:table-cell office:value-type="float" office:value="2844800">
            <text:p>2844800</text:p>
          </table:table-cell>
          <table:table-cell table:style-name="ce4" table:formula="of:=[.B18]/[.$B$27]" office:value-type="percentage" office:value="0.0460979632791595">
            <text:p>4.61%</text:p>
          </table:table-cell>
          <table:table-cell table:style-name="ce4" table:formula="of:=[.C18]/[.$C$27]" office:value-type="percentage" office:value="0.0348258280131968">
            <text:p>3.48%</text:p>
          </table:table-cell>
          <table:table-cell table:style-name="ce4" table:formula="of:=2*[.D18]/3+[.E18]/3" office:value-type="percentage" office:value="0.0423405848571719">
            <text:p>4.23%</text:p>
          </table:table-cell>
          <table:table-cell table:number-columns-repeated="12"/>
        </table:table-row>
        <table:table-row table:style-name="ro1">
          <table:table-cell office:value-type="string">
            <text:p>Hamburg</text:p>
          </table:table-cell>
          <table:table-cell table:style-name="ce1" office:value-type="float" office:value="849736">
            <text:p>849736</text:p>
          </table:table-cell>
          <table:table-cell office:value-type="float" office:value="1775100">
            <text:p>1775100</text:p>
          </table:table-cell>
          <table:table-cell table:style-name="ce4" table:formula="of:=[.B19]/[.$B$27]" office:value-type="percentage" office:value="0.0417787175829177">
            <text:p>4.18%</text:p>
          </table:table-cell>
          <table:table-cell table:style-name="ce4" table:formula="of:=[.C19]/[.$C$27]" office:value-type="percentage" office:value="0.0217306409259792">
            <text:p>2.17%</text:p>
          </table:table-cell>
          <table:table-cell table:style-name="ce4" table:formula="of:=2*[.D19]/3+[.E19]/3" office:value-type="percentage" office:value="0.0350960253639382">
            <text:p>3.51%</text:p>
          </table:table-cell>
          <table:table-cell table:number-columns-repeated="12"/>
        </table:table-row>
        <table:table-row table:style-name="ro1">
          <table:table-cell office:value-type="string">
            <text:p>Bremen</text:p>
          </table:table-cell>
          <table:table-cell table:style-name="ce1" office:value-type="float" office:value="180913">
            <text:p>180913</text:p>
          </table:table-cell>
          <table:table-cell office:value-type="float" office:value="666700">
            <text:p>666700</text:p>
          </table:table-cell>
          <table:table-cell table:style-name="ce4" table:formula="of:=[.B20]/[.$B$27]" office:value-type="percentage" office:value="0.00889489574888952">
            <text:p>0.89%</text:p>
          </table:table-cell>
          <table:table-cell table:style-name="ce4" table:formula="of:=[.C20]/[.$C$27]" office:value-type="percentage" office:value="0.00816169134434699">
            <text:p>0.82%</text:p>
          </table:table-cell>
          <table:table-cell table:style-name="ce4" table:formula="of:=2*[.D20]/3+[.E20]/3" office:value-type="percentage" office:value="0.00865049428070868">
            <text:p>0.87%</text:p>
          </table:table-cell>
          <table:table-cell table:number-columns-repeated="12"/>
        </table:table-row>
        <table:table-row table:style-name="ro1">
          <table:table-cell office:value-type="string">
            <text:p>Berlin</text:p>
          </table:table-cell>
          <table:table-cell table:style-name="ce1" office:value-type="float" office:value="1489564">
            <text:p>1489564</text:p>
          </table:table-cell>
          <table:table-cell office:value-type="float" office:value="3494900">
            <text:p>3494900</text:p>
          </table:table-cell>
          <table:table-cell table:style-name="ce4" table:formula="of:=[.B21]/[.$B$27]" office:value-type="percentage" office:value="0.0732369508620103">
            <text:p>7.32%</text:p>
          </table:table-cell>
          <table:table-cell table:style-name="ce4" table:formula="of:=[.C21]/[.$C$27]" office:value-type="percentage" office:value="0.0427843034038672">
            <text:p>4.28%</text:p>
          </table:table-cell>
          <table:table-cell table:style-name="ce4" table:formula="of:=2*[.D21]/3+[.E21]/3" office:value-type="percentage" office:value="0.0630860683759626">
            <text:p>6.31%</text:p>
          </table:table-cell>
          <table:table-cell table:number-columns-repeated="12"/>
        </table:table-row>
        <table:table-row table:style-name="ro1">
          <table:table-cell office:value-type="string">
            <text:p>Brandenburg</text:p>
          </table:table-cell>
          <table:table-cell table:style-name="ce1" office:value-type="float" office:value="376580">
            <text:p>376580</text:p>
          </table:table-cell>
          <table:table-cell office:value-type="float" office:value="2471300">
            <text:p>2471300</text:p>
          </table:table-cell>
          <table:table-cell table:style-name="ce4" table:formula="of:=[.B22]/[.$B$27]" office:value-type="percentage" office:value="0.0185151970345791">
            <text:p>1.85%</text:p>
          </table:table-cell>
          <table:table-cell table:style-name="ce4" table:formula="of:=[.C22]/[.$C$27]" office:value-type="percentage" office:value="0.0302534690554743">
            <text:p>3.03%</text:p>
          </table:table-cell>
          <table:table-cell table:style-name="ce4" table:formula="of:=2*[.D22]/3+[.E22]/3" office:value-type="percentage" office:value="0.0224279543748775">
            <text:p>2.24%</text:p>
          </table:table-cell>
          <table:table-cell table:number-columns-repeated="12"/>
        </table:table-row>
        <table:table-row table:style-name="ro1">
          <table:table-cell office:value-type="string">
            <text:p>Mecklenburg-Vorpommern</text:p>
          </table:table-cell>
          <table:table-cell table:style-name="ce1" office:value-type="float" office:value="237301">
            <text:p>237301</text:p>
          </table:table-cell>
          <table:table-cell office:value-type="float" office:value="1605800">
            <text:p>1605800</text:p>
          </table:table-cell>
          <table:table-cell table:style-name="ce4" table:formula="of:=[.B23]/[.$B$27]" office:value-type="percentage" office:value="0.0116673078004744">
            <text:p>1.17%</text:p>
          </table:table-cell>
          <table:table-cell table:style-name="ce4" table:formula="of:=[.C23]/[.$C$27]" office:value-type="percentage" office:value="0.0196580830369767">
            <text:p>1.97%</text:p>
          </table:table-cell>
          <table:table-cell table:style-name="ce4" table:formula="of:=2*[.D23]/3+[.E23]/3" office:value-type="percentage" office:value="0.0143308995459752">
            <text:p>1.43%</text:p>
          </table:table-cell>
          <table:table-cell table:number-columns-repeated="12"/>
        </table:table-row>
        <table:table-row table:style-name="ro1">
          <table:table-cell office:value-type="string">
            <text:p>Sachsen</text:p>
          </table:table-cell>
          <table:table-cell table:style-name="ce2" office:value-type="float" office:value="436164">
            <text:p>436164</text:p>
          </table:table-cell>
          <table:table-cell office:value-type="float" office:value="4070100">
            <text:p>4070100</text:p>
          </table:table-cell>
          <table:table-cell table:style-name="ce4" table:formula="of:=[.B24]/[.$B$27]" office:value-type="percentage" office:value="0.0214447458691119">
            <text:p>2.14%</text:p>
          </table:table-cell>
          <table:table-cell table:style-name="ce4" table:formula="of:=[.C24]/[.$C$27]" office:value-type="percentage" office:value="0.0498258586180091">
            <text:p>4.98%</text:p>
          </table:table-cell>
          <table:table-cell table:style-name="ce4" table:formula="of:=2*[.D24]/3+[.E24]/3" office:value-type="percentage" office:value="0.030905116785411">
            <text:p>3.09%</text:p>
          </table:table-cell>
          <table:table-cell table:number-columns-repeated="12"/>
        </table:table-row>
        <table:table-row table:style-name="ro1">
          <table:table-cell office:value-type="string">
            <text:p>Sachsen-Anhalt</text:p>
          </table:table-cell>
          <table:table-cell table:style-name="ce1" office:value-type="float" office:value="218518">
            <text:p>218518</text:p>
          </table:table-cell>
          <table:table-cell office:value-type="float" office:value="2240500">
            <text:p>2240500</text:p>
          </table:table-cell>
          <table:table-cell table:style-name="ce4" table:formula="of:=[.B25]/[.$B$27]" office:value-type="percentage" office:value="0.0107438096170858">
            <text:p>1.07%</text:p>
          </table:table-cell>
          <table:table-cell table:style-name="ce4" table:formula="of:=[.C25]/[.$C$27]" office:value-type="percentage" office:value="0.0274280327838749">
            <text:p>2.74%</text:p>
          </table:table-cell>
          <table:table-cell table:style-name="ce4" table:formula="of:=2*[.D25]/3+[.E25]/3" office:value-type="percentage" office:value="0.0163052173393488">
            <text:p>1.63%</text:p>
          </table:table-cell>
          <table:table-cell table:number-columns-repeated="12"/>
        </table:table-row>
        <table:table-row table:style-name="ro1">
          <table:table-cell office:value-type="string">
            <text:p>Thüringen</text:p>
          </table:table-cell>
          <table:table-cell table:style-name="ce1" office:value-type="float" office:value="217529">
            <text:p>217529</text:p>
          </table:table-cell>
          <table:table-cell office:value-type="float" office:value="2163700">
            <text:p>2163700</text:p>
          </table:table-cell>
          <table:table-cell table:style-name="ce4" table:formula="of:=[.B26]/[.$B$27]" office:value-type="percentage" office:value="0.0106951837477693">
            <text:p>1.07%</text:p>
          </table:table-cell>
          <table:table-cell table:style-name="ce4" table:formula="of:=[.C26]/[.$C$27]" office:value-type="percentage" office:value="0.0264878529499979">
            <text:p>2.65%</text:p>
          </table:table-cell>
          <table:table-cell table:style-name="ce4" table:formula="of:=2*[.D26]/3+[.E26]/3" office:value-type="percentage" office:value="0.0159594068151788">
            <text:p>1.60%</text:p>
          </table:table-cell>
          <table:table-cell table:number-columns-repeated="12"/>
        </table:table-row>
        <table:table-row table:style-name="ro1">
          <table:table-cell office:value-type="string">
            <text:p>Deutschland</text:p>
          </table:table-cell>
          <table:table-cell table:style-name="ce3" table:formula="of:=SUM([.B11:.B26])" office:value-type="float" office:value="20338968">
            <text:p>20338968</text:p>
          </table:table-cell>
          <table:table-cell table:formula="of:=SUM([.C11:.C26])" office:value-type="float" office:value="81686500">
            <text:p>81686500</text:p>
          </table:table-cell>
          <table:table-cell table:style-name="ce4" table:formula="of:=[.B27]/[.$B$27]" office:value-type="percentage" office:value="1">
            <text:p>100.00%</text:p>
          </table:table-cell>
          <table:table-cell table:style-name="ce4" table:formula="of:=[.C27]/[.$C$27]" office:value-type="percentage" office:value="1">
            <text:p>100.00%</text:p>
          </table:table-cell>
          <table:table-cell table:style-name="ce4" table:formula="of:=2*[.D27]/3+[.E27]/3" office:value-type="percentage" office:value="1">
            <text:p>100.00%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inwohnerzahlen</text:p>
          </table:table-cell>
          <table:table-cell office:value-type="string">
            <text:p>Quelle: <text:a xlink:href="https://www.statistik-bw.de/VGRdL/tbls/tab.jsp?rev=RV2014&amp;tbl=tab20&amp;lang=de-DE" xlink:type="simple">https://www.statistik-bw.de/VGRdL/tbls/tab.jsp?rev=RV2014&amp;tbl=tab20&amp;lang=de-DE</text:a></text:p>
          </table:table-cell>
          <table:table-cell table:number-columns-repeated="16"/>
        </table:table-row>
        <table:table-row table:style-name="ro1">
          <table:table-cell office:value-type="string">
            <text:p>Jahr\Bundesland</text:p>
          </table:table-cell>
          <table:table-cell office:value-type="string">
            <text:p>BW</text:p>
          </table:table-cell>
          <table:table-cell office:value-type="string">
            <text:p>BY</text:p>
          </table:table-cell>
          <table:table-cell office:value-type="string">
            <text:p>BE</text:p>
          </table:table-cell>
          <table:table-cell office:value-type="string">
            <text:p>BB</text:p>
          </table:table-cell>
          <table:table-cell office:value-type="string">
            <text:p>HB</text:p>
          </table:table-cell>
          <table:table-cell office:value-type="string">
            <text:p>HH</text:p>
          </table:table-cell>
          <table:table-cell office:value-type="string">
            <text:p>HE</text:p>
          </table:table-cell>
          <table:table-cell office:value-type="string">
            <text:p>MV</text:p>
          </table:table-cell>
          <table:table-cell office:value-type="string">
            <text:p>NI</text:p>
          </table:table-cell>
          <table:table-cell office:value-type="string">
            <text:p>NW</text:p>
          </table:table-cell>
          <table:table-cell office:value-type="string">
            <text:p>RP</text:p>
          </table:table-cell>
          <table:table-cell office:value-type="string">
            <text:p>SL</text:p>
          </table:table-cell>
          <table:table-cell office:value-type="string">
            <text:p>SN</text:p>
          </table:table-cell>
          <table:table-cell office:value-type="string">
            <text:p>ST</text:p>
          </table:table-cell>
          <table:table-cell office:value-type="string">
            <text:p>SH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540800">
            <text:p>10540800</text:p>
          </table:table-cell>
          <table:table-cell office:value-type="float" office:value="12481500">
            <text:p>12481500</text:p>
          </table:table-cell>
          <table:table-cell office:value-type="float" office:value="3350600">
            <text:p>3350600</text:p>
          </table:table-cell>
          <table:table-cell office:value-type="float" office:value="2451300">
            <text:p>2451300</text:p>
          </table:table-cell>
          <table:table-cell office:value-type="float" office:value="653500">
            <text:p>653500</text:p>
          </table:table-cell>
          <table:table-cell office:value-type="float" office:value="1726200">
            <text:p>1726200</text:p>
          </table:table-cell>
          <table:table-cell office:value-type="float" office:value="6005100">
            <text:p>6005100</text:p>
          </table:table-cell>
          <table:table-cell office:value-type="float" office:value="1603600">
            <text:p>1603600</text:p>
          </table:table-cell>
          <table:table-cell office:value-type="float" office:value="7776600">
            <text:p>7776600</text:p>
          </table:table-cell>
          <table:table-cell office:value-type="float" office:value="17549600">
            <text:p>17549600</text:p>
          </table:table-cell>
          <table:table-cell office:value-type="float" office:value="3990200">
            <text:p>3990200</text:p>
          </table:table-cell>
          <table:table-cell office:value-type="float" office:value="996100">
            <text:p>996100</text:p>
          </table:table-cell>
          <table:table-cell office:value-type="float" office:value="4052200">
            <text:p>4052200</text:p>
          </table:table-cell>
          <table:table-cell office:value-type="float" office:value="2268100">
            <text:p>2268100</text:p>
          </table:table-cell>
          <table:table-cell office:value-type="float" office:value="2804400">
            <text:p>2804400</text:p>
          </table:table-cell>
          <table:table-cell office:value-type="float" office:value="2176000">
            <text:p>2176000</text:p>
          </table:table-cell>
          <table:table-cell office:value-type="float" office:value="80425800">
            <text:p>8042580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0600200">
            <text:p>10600200</text:p>
          </table:table-cell>
          <table:table-cell office:value-type="float" office:value="12561900">
            <text:p>12561900</text:p>
          </table:table-cell>
          <table:table-cell office:value-type="float" office:value="3398500">
            <text:p>3398500</text:p>
          </table:table-cell>
          <table:table-cell office:value-type="float" office:value="2449400">
            <text:p>2449400</text:p>
          </table:table-cell>
          <table:table-cell office:value-type="float" office:value="656100">
            <text:p>656100</text:p>
          </table:table-cell>
          <table:table-cell office:value-type="float" office:value="1740300">
            <text:p>1740300</text:p>
          </table:table-cell>
          <table:table-cell office:value-type="float" office:value="6031000">
            <text:p>6031000</text:p>
          </table:table-cell>
          <table:table-cell office:value-type="float" office:value="1598400">
            <text:p>1598400</text:p>
          </table:table-cell>
          <table:table-cell office:value-type="float" office:value="7784800">
            <text:p>7784800</text:p>
          </table:table-cell>
          <table:table-cell office:value-type="float" office:value="17563100">
            <text:p>17563100</text:p>
          </table:table-cell>
          <table:table-cell office:value-type="float" office:value="3992300">
            <text:p>3992300</text:p>
          </table:table-cell>
          <table:table-cell office:value-type="float" office:value="992500">
            <text:p>992500</text:p>
          </table:table-cell>
          <table:table-cell office:value-type="float" office:value="4048300">
            <text:p>4048300</text:p>
          </table:table-cell>
          <table:table-cell office:value-type="float" office:value="2252000">
            <text:p>2252000</text:p>
          </table:table-cell>
          <table:table-cell office:value-type="float" office:value="2811200">
            <text:p>2811200</text:p>
          </table:table-cell>
          <table:table-cell office:value-type="float" office:value="2165700">
            <text:p>2165700</text:p>
          </table:table-cell>
          <table:table-cell office:value-type="float" office:value="80645600">
            <text:p>806456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0674000">
            <text:p>10674000</text:p>
          </table:table-cell>
          <table:table-cell office:value-type="float" office:value="12647900">
            <text:p>12647900</text:p>
          </table:table-cell>
          <table:table-cell office:value-type="float" office:value="3445800">
            <text:p>3445800</text:p>
          </table:table-cell>
          <table:table-cell office:value-type="float" office:value="2453500">
            <text:p>2453500</text:p>
          </table:table-cell>
          <table:table-cell office:value-type="float" office:value="659600">
            <text:p>659600</text:p>
          </table:table-cell>
          <table:table-cell office:value-type="float" office:value="1754600">
            <text:p>1754600</text:p>
          </table:table-cell>
          <table:table-cell office:value-type="float" office:value="6069700">
            <text:p>6069700</text:p>
          </table:table-cell>
          <table:table-cell office:value-type="float" office:value="1597800">
            <text:p>1597800</text:p>
          </table:table-cell>
          <table:table-cell office:value-type="float" office:value="7808600">
            <text:p>7808600</text:p>
          </table:table-cell>
          <table:table-cell office:value-type="float" office:value="17605000">
            <text:p>17605000</text:p>
          </table:table-cell>
          <table:table-cell office:value-type="float" office:value="4003000">
            <text:p>4003000</text:p>
          </table:table-cell>
          <table:table-cell office:value-type="float" office:value="989900">
            <text:p>989900</text:p>
          </table:table-cell>
          <table:table-cell office:value-type="float" office:value="4050800">
            <text:p>4050800</text:p>
          </table:table-cell>
          <table:table-cell office:value-type="float" office:value="2240100">
            <text:p>2240100</text:p>
          </table:table-cell>
          <table:table-cell office:value-type="float" office:value="2823400">
            <text:p>2823400</text:p>
          </table:table-cell>
          <table:table-cell office:value-type="float" office:value="2158800">
            <text:p>2158800</text:p>
          </table:table-cell>
          <table:table-cell office:value-type="float" office:value="80982500">
            <text:p>8098250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0798100">
            <text:p>10798100</text:p>
          </table:table-cell>
          <table:table-cell office:value-type="float" office:value="12767500">
            <text:p>12767500</text:p>
          </table:table-cell>
          <table:table-cell office:value-type="float" office:value="3494900">
            <text:p>3494900</text:p>
          </table:table-cell>
          <table:table-cell office:value-type="float" office:value="2471300">
            <text:p>2471300</text:p>
          </table:table-cell>
          <table:table-cell office:value-type="float" office:value="666700">
            <text:p>666700</text:p>
          </table:table-cell>
          <table:table-cell office:value-type="float" office:value="1775100">
            <text:p>1775100</text:p>
          </table:table-cell>
          <table:table-cell office:value-type="float" office:value="6135000">
            <text:p>6135000</text:p>
          </table:table-cell>
          <table:table-cell office:value-type="float" office:value="1605800">
            <text:p>1605800</text:p>
          </table:table-cell>
          <table:table-cell office:value-type="float" office:value="7876700">
            <text:p>7876700</text:p>
          </table:table-cell>
          <table:table-cell office:value-type="float" office:value="17751800">
            <text:p>17751800</text:p>
          </table:table-cell>
          <table:table-cell office:value-type="float" office:value="4032200">
            <text:p>4032200</text:p>
          </table:table-cell>
          <table:table-cell office:value-type="float" office:value="992300">
            <text:p>992300</text:p>
          </table:table-cell>
          <table:table-cell office:value-type="float" office:value="4070100">
            <text:p>4070100</text:p>
          </table:table-cell>
          <table:table-cell office:value-type="float" office:value="2240500">
            <text:p>2240500</text:p>
          </table:table-cell>
          <table:table-cell office:value-type="float" office:value="2844800">
            <text:p>2844800</text:p>
          </table:table-cell>
          <table:table-cell office:value-type="float" office:value="2163700">
            <text:p>2163700</text:p>
          </table:table-cell>
          <table:table-cell office:value-type="float" office:value="81686600">
            <text:p>81686600</text:p>
          </table:table-cell>
        </table:table-row>
      </table:table>
      <table:table table:name="Sheet2" table:style-name="ta1">
        <table:table-column table:style-name="co6" table:number-columns-repeated="2" table:default-cell-style-name="ce10"/>
        <table:table-column table:style-name="co6" table:default-cell-style-name="ce13"/>
        <table:table-column table:style-name="co7" table:number-columns-repeated="52" table:default-cell-style-name="ce17"/>
        <table:table-row table:style-name="ro1">
          <table:table-cell table:style-name="ce5" table:formula="of:=dotstatquery([.B3])" office:value-type="float" office:value="0">
            <text:p>#NAME?</text:p>
          </table:table-cell>
          <table:table-cell table:style-name="ce5" office:value-type="string">
            <text:p>Sorry, the query is too large to fit into the Excel cell. You will not be able to update your table with the .Stat Populator.</text:p>
          </table:table-cell>
          <table:table-cell table:style-name="Normal" table:number-columns-repeated="53"/>
        </table:table-row>
        <table:table-row table:style-name="ro2">
          <table:table-cell table:style-name="ce6" office:value-type="string">
            <text:p><text:a xlink:href="http://stats.oecd.org/OECDStat_Metadata/ShowMetadata.ashx?Dataset=REV&amp;ShowOnWeb=true&amp;Lang=en" xlink:type="simple">Dataset: Revenue Statistics - OECD countries: Comparative tables</text:a></text:p>
          </table:table-cell>
          <table:table-cell table:style-name="Normal" table:number-columns-repeated="54"/>
        </table:table-row>
        <table:table-row table:style-name="ro1">
          <table:table-cell table:style-name="ce7" office:value-type="string" table:number-columns-spanned="3" table:number-rows-spanned="1">
            <text:p><text:a xlink:href="http://stats.oecd.org/OECDStat_Metadata/ShowMetadata.ashx?Dataset=REV&amp;Coords=[GOV]&amp;ShowOnWeb=true&amp;Lang=en" xlink:type="simple">Level of government</text:a></text:p>
          </table:table-cell>
          <table:covered-table-cell table:number-columns-repeated="2" table:style-name="Normal"/>
          <table:table-cell table:style-name="ce14" office:value-type="string" table:number-columns-spanned="52" table:number-rows-spanned="1">
            <text:p>Total</text:p>
          </table:table-cell>
          <table:covered-table-cell table:number-columns-repeated="51" table:style-name="Normal"/>
        </table:table-row>
        <table:table-row table:style-name="ro1">
          <table:table-cell table:style-name="ce7" office:value-type="string" table:number-columns-spanned="3" table:number-rows-spanned="1">
            <text:p><text:a xlink:href="http://stats.oecd.org/OECDStat_Metadata/ShowMetadata.ashx?Dataset=REV&amp;Coords=[TAX]&amp;ShowOnWeb=true&amp;Lang=en" xlink:type="simple">Tax revenue</text:a></text:p>
          </table:table-cell>
          <table:covered-table-cell table:number-columns-repeated="2" table:style-name="Normal"/>
          <table:table-cell table:style-name="ce14" office:value-type="string" table:number-columns-spanned="52" table:number-rows-spanned="1">
            <text:p>Total tax revenue</text:p>
          </table:table-cell>
          <table:covered-table-cell table:number-columns-repeated="51" table:style-name="Normal"/>
        </table:table-row>
        <table:table-row table:style-name="ro1">
          <table:table-cell table:style-name="ce7" office:value-type="string" table:number-columns-spanned="3" table:number-rows-spanned="1">
            <text:p><text:a xlink:href="http://stats.oecd.org/OECDStat_Metadata/ShowMetadata.ashx?Dataset=REV&amp;Coords=[VAR]&amp;ShowOnWeb=true&amp;Lang=en" xlink:type="simple">Indicator</text:a></text:p>
          </table:table-cell>
          <table:covered-table-cell table:number-columns-repeated="2" table:style-name="Normal"/>
          <table:table-cell table:style-name="ce15" office:value-type="string" table:number-columns-spanned="52" table:number-rows-spanned="1">
            <text:p><text:a xlink:href="http://stats.oecd.org/OECDStat_Metadata/ShowMetadata.ashx?Dataset=REV&amp;Coords=[VAR].[TAXUSD]&amp;ShowOnWeb=true&amp;Lang=en" xlink:type="simple">Total tax revenue in USD</text:a></text:p>
          </table:table-cell>
          <table:covered-table-cell table:number-columns-repeated="51" table:style-name="Normal"/>
        </table:table-row>
        <table:table-row table:style-name="ro1">
          <table:table-cell table:style-name="ce8" office:value-type="string" table:number-columns-spanned="3" table:number-rows-spanned="1">
            <text:p>Year</text:p>
          </table:table-cell>
          <table:covered-table-cell table:number-columns-repeated="2" table:style-name="Normal"/>
          <table:table-cell table:style-name="ce16" office:value-type="string">
            <text:p>1965</text:p>
          </table:table-cell>
          <table:table-cell table:style-name="ce16" office:value-type="string">
            <text:p>1966</text:p>
          </table:table-cell>
          <table:table-cell table:style-name="ce16" office:value-type="string">
            <text:p>1967</text:p>
          </table:table-cell>
          <table:table-cell table:style-name="ce16" office:value-type="string">
            <text:p>1968</text:p>
          </table:table-cell>
          <table:table-cell table:style-name="ce16" office:value-type="string">
            <text:p>1969</text:p>
          </table:table-cell>
          <table:table-cell table:style-name="ce16" office:value-type="string">
            <text:p>1970</text:p>
          </table:table-cell>
          <table:table-cell table:style-name="ce16" office:value-type="string">
            <text:p>1971</text:p>
          </table:table-cell>
          <table:table-cell table:style-name="ce16" office:value-type="string">
            <text:p>1972</text:p>
          </table:table-cell>
          <table:table-cell table:style-name="ce16" office:value-type="string">
            <text:p>1973</text:p>
          </table:table-cell>
          <table:table-cell table:style-name="ce16" office:value-type="string">
            <text:p>1974</text:p>
          </table:table-cell>
          <table:table-cell table:style-name="ce16" office:value-type="string">
            <text:p>1975</text:p>
          </table:table-cell>
          <table:table-cell table:style-name="ce16" office:value-type="string">
            <text:p>1976</text:p>
          </table:table-cell>
          <table:table-cell table:style-name="ce16" office:value-type="string">
            <text:p>1977</text:p>
          </table:table-cell>
          <table:table-cell table:style-name="ce16" office:value-type="string">
            <text:p>1978</text:p>
          </table:table-cell>
          <table:table-cell table:style-name="ce16" office:value-type="string">
            <text:p>1979</text:p>
          </table:table-cell>
          <table:table-cell table:style-name="ce16" office:value-type="string">
            <text:p>1980</text:p>
          </table:table-cell>
          <table:table-cell table:style-name="ce16" office:value-type="string">
            <text:p>1981</text:p>
          </table:table-cell>
          <table:table-cell table:style-name="ce16" office:value-type="string">
            <text:p>1982</text:p>
          </table:table-cell>
          <table:table-cell table:style-name="ce16" office:value-type="string">
            <text:p>1983</text:p>
          </table:table-cell>
          <table:table-cell table:style-name="ce16" office:value-type="string">
            <text:p>1984</text:p>
          </table:table-cell>
          <table:table-cell table:style-name="ce16" office:value-type="string">
            <text:p>1985</text:p>
          </table:table-cell>
          <table:table-cell table:style-name="ce16" office:value-type="string">
            <text:p>1986</text:p>
          </table:table-cell>
          <table:table-cell table:style-name="ce16" office:value-type="string">
            <text:p>1987</text:p>
          </table:table-cell>
          <table:table-cell table:style-name="ce16" office:value-type="string">
            <text:p>1988</text:p>
          </table:table-cell>
          <table:table-cell table:style-name="ce16" office:value-type="string">
            <text:p>1989</text:p>
          </table:table-cell>
          <table:table-cell table:style-name="ce16" office:value-type="string">
            <text:p>1990</text:p>
          </table:table-cell>
          <table:table-cell table:style-name="ce16" office:value-type="string">
            <text:p>1991</text:p>
          </table:table-cell>
          <table:table-cell table:style-name="ce16" office:value-type="string">
            <text:p>1992</text:p>
          </table:table-cell>
          <table:table-cell table:style-name="ce16" office:value-type="string">
            <text:p>1993</text:p>
          </table:table-cell>
          <table:table-cell table:style-name="ce16" office:value-type="string">
            <text:p>1994</text:p>
          </table:table-cell>
          <table:table-cell table:style-name="ce16" office:value-type="string">
            <text:p>1995</text:p>
          </table:table-cell>
          <table:table-cell table:style-name="ce16" office:value-type="string">
            <text:p>1996</text:p>
          </table:table-cell>
          <table:table-cell table:style-name="ce16" office:value-type="string">
            <text:p>1997</text:p>
          </table:table-cell>
          <table:table-cell table:style-name="ce16" office:value-type="string">
            <text:p>1998</text:p>
          </table:table-cell>
          <table:table-cell table:style-name="ce16" office:value-type="string">
            <text:p>1999</text:p>
          </table:table-cell>
          <table:table-cell table:style-name="ce16" office:value-type="string">
            <text:p>2000</text:p>
          </table:table-cell>
          <table:table-cell table:style-name="ce16" office:value-type="string">
            <text:p>2001</text:p>
          </table:table-cell>
          <table:table-cell table:style-name="ce16" office:value-type="string">
            <text:p>2002</text:p>
          </table:table-cell>
          <table:table-cell table:style-name="ce16" office:value-type="string">
            <text:p>2003</text:p>
          </table:table-cell>
          <table:table-cell table:style-name="ce16" office:value-type="string">
            <text:p>2004</text:p>
          </table:table-cell>
          <table:table-cell table:style-name="ce16" office:value-type="string">
            <text:p>2005</text:p>
          </table:table-cell>
          <table:table-cell table:style-name="ce16" office:value-type="string">
            <text:p>2006</text:p>
          </table:table-cell>
          <table:table-cell table:style-name="ce16" office:value-type="string">
            <text:p>2007</text:p>
          </table:table-cell>
          <table:table-cell table:style-name="ce16" office:value-type="string">
            <text:p>2008</text:p>
          </table:table-cell>
          <table:table-cell table:style-name="ce16" office:value-type="string">
            <text:p>2009</text:p>
          </table:table-cell>
          <table:table-cell table:style-name="ce16" office:value-type="string">
            <text:p>2010</text:p>
          </table:table-cell>
          <table:table-cell table:style-name="ce16" office:value-type="string">
            <text:p>2011</text:p>
          </table:table-cell>
          <table:table-cell table:style-name="ce16" office:value-type="string">
            <text:p>2012</text:p>
          </table:table-cell>
          <table:table-cell table:style-name="ce16" office:value-type="string">
            <text:p>2013</text:p>
          </table:table-cell>
          <table:table-cell table:style-name="ce16" office:value-type="string">
            <text:p>2014</text:p>
          </table:table-cell>
          <table:table-cell table:style-name="ce16" office:value-type="string">
            <text:p>2015</text:p>
          </table:table-cell>
          <table:table-cell table:style-name="ce15" office:value-type="string">
            <text:p><text:a xlink:href="http://stats.oecd.org/OECDStat_Metadata/ShowMetadata.ashx?Dataset=REV&amp;Coords=[YEA].[2016]&amp;ShowOnWeb=true&amp;Lang=en" xlink:type="simple">2016</text:a></text:p>
          </table:table-cell>
        </table:table-row>
        <table:table-row table:style-name="ro1">
          <table:table-cell table:style-name="ce9" office:value-type="string">
            <text:p>Country</text:p>
          </table:table-cell>
          <table:table-cell table:style-name="ce9" office:value-type="string">
            <text:p>Unit</text:p>
          </table:table-cell>
          <table:table-cell/>
          <table:table-cell table:style-name="ce13" table:number-columns-repeated="52"/>
        </table:table-row>
        <table:table-row table:style-name="ro3">
          <table:table-cell office:value-type="string">
            <text:p>Australia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AUS]&amp;ShowOnWeb=true" xlink:type="simple">i</text:a></text:p>
          </table:table-cell>
          <table:table-cell office:value-type="float" office:value="5.625">
            <text:p>5.6 </text:p>
          </table:table-cell>
          <table:table-cell office:value-type="float" office:value="5.997">
            <text:p>6.0 </text:p>
          </table:table-cell>
          <table:table-cell office:value-type="float" office:value="6.631">
            <text:p>6.6 </text:p>
          </table:table-cell>
          <table:table-cell office:value-type="float" office:value="7.41">
            <text:p>7.4 </text:p>
          </table:table-cell>
          <table:table-cell office:value-type="float" office:value="8.478">
            <text:p>8.5 </text:p>
          </table:table-cell>
          <table:table-cell office:value-type="float" office:value="9.473">
            <text:p>9.5 </text:p>
          </table:table-cell>
          <table:table-cell office:value-type="float" office:value="11.04">
            <text:p>11.0 </text:p>
          </table:table-cell>
          <table:table-cell office:value-type="float" office:value="12.698">
            <text:p>12.7 </text:p>
          </table:table-cell>
          <table:table-cell office:value-type="float" office:value="19.316">
            <text:p>19.3 </text:p>
          </table:table-cell>
          <table:table-cell office:value-type="float" office:value="25.295">
            <text:p>25.3 </text:p>
          </table:table-cell>
          <table:table-cell office:value-type="float" office:value="27.802">
            <text:p>27.8 </text:p>
          </table:table-cell>
          <table:table-cell office:value-type="float" office:value="30.092">
            <text:p>30.1 </text:p>
          </table:table-cell>
          <table:table-cell office:value-type="float" office:value="29.622">
            <text:p>29.6 </text:p>
          </table:table-cell>
          <table:table-cell office:value-type="float" office:value="33.336">
            <text:p>33.3 </text:p>
          </table:table-cell>
          <table:table-cell office:value-type="float" office:value="37.789">
            <text:p>37.8 </text:p>
          </table:table-cell>
          <table:table-cell office:value-type="float" office:value="45.465">
            <text:p>45.5 </text:p>
          </table:table-cell>
          <table:table-cell office:value-type="float" office:value="53.287">
            <text:p>53.3 </text:p>
          </table:table-cell>
          <table:table-cell office:value-type="float" office:value="51.521">
            <text:p>51.5 </text:p>
          </table:table-cell>
          <table:table-cell office:value-type="float" office:value="50.231">
            <text:p>50.2 </text:p>
          </table:table-cell>
          <table:table-cell office:value-type="float" office:value="57.073">
            <text:p>57.1 </text:p>
          </table:table-cell>
          <table:table-cell office:value-type="float" office:value="50.455">
            <text:p>50.5 </text:p>
          </table:table-cell>
          <table:table-cell office:value-type="float" office:value="54.499">
            <text:p>54.5 </text:p>
          </table:table-cell>
          <table:table-cell office:value-type="float" office:value="64.928">
            <text:p>64.9 </text:p>
          </table:table-cell>
          <table:table-cell office:value-type="float" office:value="81.213">
            <text:p>81.2 </text:p>
          </table:table-cell>
          <table:table-cell office:value-type="float" office:value="89.447">
            <text:p>89.4 </text:p>
          </table:table-cell>
          <table:table-cell office:value-type="float" office:value="90.886">
            <text:p>90.9 </text:p>
          </table:table-cell>
          <table:table-cell office:value-type="float" office:value="87.734">
            <text:p>87.7 </text:p>
          </table:table-cell>
          <table:table-cell office:value-type="float" office:value="85.059">
            <text:p>85.1 </text:p>
          </table:table-cell>
          <table:table-cell office:value-type="float" office:value="84.119">
            <text:p>84.1 </text:p>
          </table:table-cell>
          <table:table-cell office:value-type="float" office:value="99.367">
            <text:p>99.4 </text:p>
          </table:table-cell>
          <table:table-cell office:value-type="float" office:value="110.577">
            <text:p>110.6 </text:p>
          </table:table-cell>
          <table:table-cell office:value-type="float" office:value="125.781">
            <text:p>125.8 </text:p>
          </table:table-cell>
          <table:table-cell office:value-type="float" office:value="125.058">
            <text:p>125.1 </text:p>
          </table:table-cell>
          <table:table-cell office:value-type="float" office:value="114.627">
            <text:p>114.6 </text:p>
          </table:table-cell>
          <table:table-cell office:value-type="float" office:value="127.161">
            <text:p>127.2 </text:p>
          </table:table-cell>
          <table:table-cell office:value-type="float" office:value="124.225">
            <text:p>124.2 </text:p>
          </table:table-cell>
          <table:table-cell office:value-type="float" office:value="112.588">
            <text:p>112.6 </text:p>
          </table:table-cell>
          <table:table-cell office:value-type="float" office:value="129.467">
            <text:p>129.5 </text:p>
          </table:table-cell>
          <table:table-cell office:value-type="float" office:value="167.384">
            <text:p>167.4 </text:p>
          </table:table-cell>
          <table:table-cell office:value-type="float" office:value="205.436">
            <text:p>205.4 </text:p>
          </table:table-cell>
          <table:table-cell office:value-type="float" office:value="227.568">
            <text:p>227.6 </text:p>
          </table:table-cell>
          <table:table-cell office:value-type="float" office:value="240.651">
            <text:p>240.7 </text:p>
          </table:table-cell>
          <table:table-cell office:value-type="float" office:value="290.991">
            <text:p>291.0 </text:p>
          </table:table-cell>
          <table:table-cell office:value-type="float" office:value="282.604">
            <text:p>282.6 </text:p>
          </table:table-cell>
          <table:table-cell office:value-type="float" office:value="259.49">
            <text:p>259.5 </text:p>
          </table:table-cell>
          <table:table-cell office:value-type="float" office:value="328.844">
            <text:p>328.8 </text:p>
          </table:table-cell>
          <table:table-cell office:value-type="float" office:value="401.096">
            <text:p>401.1 </text:p>
          </table:table-cell>
          <table:table-cell office:value-type="float" office:value="428.788">
            <text:p>428.8 </text:p>
          </table:table-cell>
          <table:table-cell office:value-type="float" office:value="419.23">
            <text:p>419.2 </text:p>
          </table:table-cell>
          <table:table-cell office:value-type="float" office:value="400.78">
            <text:p>400.8 </text:p>
          </table:table-cell>
          <table:table-cell office:value-type="float" office:value="347.976">
            <text:p>348.0 </text:p>
          </table:table-cell>
          <table:table-cell office:value-type="string">
            <text:p>..</text:p>
          </table:table-cell>
        </table:table-row>
        <table:table-row table:style-name="ro3">
          <table:table-cell office:value-type="string">
            <text:p>Austria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AUT]&amp;ShowOnWeb=true" xlink:type="simple">i</text:a></text:p>
          </table:table-cell>
          <table:table-cell table:number-columns-repeated="14" table:style-name="ce18" office:value-type="string">
            <text:p>..</text:p>
          </table:table-cell>
          <table:table-cell table:style-name="ce18" office:value-type="float" office:value="37.487">
            <text:p>37.487</text:p>
          </table:table-cell>
          <table:table-cell table:style-name="ce18" office:value-type="float" office:value="41.355">
            <text:p>41.355</text:p>
          </table:table-cell>
          <table:table-cell table:style-name="ce18" office:value-type="float" office:value="36.29">
            <text:p>36.29</text:p>
          </table:table-cell>
          <table:table-cell table:style-name="ce18" office:value-type="float" office:value="33.143">
            <text:p>33.143</text:p>
          </table:table-cell>
          <table:table-cell table:style-name="ce18" office:value-type="float" office:value="31.899">
            <text:p>31.899</text:p>
          </table:table-cell>
          <table:table-cell table:style-name="ce18" office:value-type="float" office:value="30.923">
            <text:p>30.923</text:p>
          </table:table-cell>
          <table:table-cell table:style-name="ce18" office:value-type="float" office:value="31.914">
            <text:p>31.914</text:p>
          </table:table-cell>
          <table:table-cell table:style-name="ce18" office:value-type="float" office:value="43.499">
            <text:p>43.499</text:p>
          </table:table-cell>
          <table:table-cell table:style-name="ce18" office:value-type="float" office:value="52.555">
            <text:p>52.555</text:p>
          </table:table-cell>
          <table:table-cell table:style-name="ce18" office:value-type="float" office:value="56.497">
            <text:p>56.497</text:p>
          </table:table-cell>
          <table:table-cell table:style-name="ce18" office:value-type="float" office:value="54.879">
            <text:p>54.879</text:p>
          </table:table-cell>
          <table:table-cell table:style-name="ce18" office:value-type="float" office:value="68.606">
            <text:p>68.606</text:p>
          </table:table-cell>
          <table:table-cell table:style-name="ce18" office:value-type="float" office:value="72.452">
            <text:p>72.452</text:p>
          </table:table-cell>
          <table:table-cell table:style-name="ce18" office:value-type="float" office:value="83.239">
            <text:p>83.239</text:p>
          </table:table-cell>
          <table:table-cell table:style-name="ce18" office:value-type="float" office:value="78.586">
            <text:p>78.586</text:p>
          </table:table-cell>
          <table:table-cell table:style-name="ce18" office:value-type="float" office:value="83.009">
            <text:p>83.009</text:p>
          </table:table-cell>
          <table:table-cell table:style-name="ce18" office:value-type="float" office:value="95.285">
            <text:p>95.285</text:p>
          </table:table-cell>
          <table:table-cell table:style-name="ce18" office:value-type="float" office:value="98.804">
            <text:p>98.804</text:p>
          </table:table-cell>
          <table:table-cell table:style-name="ce18" office:value-type="float" office:value="92.91">
            <text:p>92.91</text:p>
          </table:table-cell>
          <table:table-cell table:style-name="ce18" office:value-type="float" office:value="95.407">
            <text:p>95.407</text:p>
          </table:table-cell>
          <table:table-cell table:style-name="ce18" office:value-type="float" office:value="93.59">
            <text:p>93.59</text:p>
          </table:table-cell>
          <table:table-cell table:style-name="ce18" office:value-type="float" office:value="83.241">
            <text:p>83.241</text:p>
          </table:table-cell>
          <table:table-cell table:style-name="ce18" office:value-type="float" office:value="86.671">
            <text:p>86.671</text:p>
          </table:table-cell>
          <table:table-cell table:style-name="ce18" office:value-type="float" office:value="91.238">
            <text:p>91.238</text:p>
          </table:table-cell>
          <table:table-cell table:style-name="ce18" office:value-type="float" office:value="111.087">
            <text:p>111.087</text:p>
          </table:table-cell>
          <table:table-cell table:style-name="ce18" office:value-type="float" office:value="126.337">
            <text:p>126.337</text:p>
          </table:table-cell>
          <table:table-cell table:style-name="ce18" office:value-type="float" office:value="129.503">
            <text:p>129.503</text:p>
          </table:table-cell>
          <table:table-cell table:style-name="ce18" office:value-type="float" office:value="135.839">
            <text:p>135.839</text:p>
          </table:table-cell>
          <table:table-cell table:style-name="ce18" office:value-type="float" office:value="157.63">
            <text:p>157.63</text:p>
          </table:table-cell>
          <table:table-cell table:style-name="ce18" office:value-type="float" office:value="177.77">
            <text:p>177.77</text:p>
          </table:table-cell>
          <table:table-cell table:style-name="ce18" office:value-type="float" office:value="163.992">
            <text:p>163.992</text:p>
          </table:table-cell>
          <table:table-cell table:style-name="ce18" office:value-type="float" office:value="160.51">
            <text:p>160.51</text:p>
          </table:table-cell>
          <table:table-cell table:style-name="ce18" office:value-type="float" office:value="177.319">
            <text:p>177.319</text:p>
          </table:table-cell>
          <table:table-cell table:style-name="ce18" office:value-type="float" office:value="171.067">
            <text:p>171.067</text:p>
          </table:table-cell>
          <table:table-cell table:style-name="ce18" office:value-type="float" office:value="183.326">
            <text:p>183.326</text:p>
          </table:table-cell>
          <table:table-cell table:style-name="ce18" office:value-type="float" office:value="188.738">
            <text:p>188.738</text:p>
          </table:table-cell>
          <table:table-cell table:style-name="ce18" office:value-type="float" office:value="164.642">
            <text:p>164.642</text:p>
          </table:table-cell>
          <table:table-cell table:style-name="ce18" office:value-type="float" office:value="164.863">
            <text:p>164.863</text:p>
          </table:table-cell>
        </table:table-row>
        <table:table-row table:style-name="ro3">
          <table:table-cell office:value-type="string">
            <text:p>Belgium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BEL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49.102">
            <text:p>49.1 </text:p>
          </table:table-cell>
          <table:table-cell office:value-type="float" office:value="52.031">
            <text:p>52.0 </text:p>
          </table:table-cell>
          <table:table-cell office:value-type="float" office:value="43.989">
            <text:p>44.0 </text:p>
          </table:table-cell>
          <table:table-cell office:value-type="float" office:value="42.979">
            <text:p>43.0 </text:p>
          </table:table-cell>
          <table:table-cell office:value-type="float" office:value="42.154">
            <text:p>42.2 </text:p>
          </table:table-cell>
          <table:table-cell office:value-type="float" office:value="40.963">
            <text:p>41.0 </text:p>
          </table:table-cell>
          <table:table-cell office:value-type="float" office:value="41.99">
            <text:p>42.0 </text:p>
          </table:table-cell>
          <table:table-cell office:value-type="float" office:value="56.687">
            <text:p>56.7 </text:p>
          </table:table-cell>
          <table:table-cell office:value-type="float" office:value="70.282">
            <text:p>70.3 </text:p>
          </table:table-cell>
          <table:table-cell office:value-type="float" office:value="74.777">
            <text:p>74.8 </text:p>
          </table:table-cell>
          <table:table-cell office:value-type="float" office:value="72.338">
            <text:p>72.3 </text:p>
          </table:table-cell>
          <table:table-cell office:value-type="float" office:value="89.387">
            <text:p>89.4 </text:p>
          </table:table-cell>
          <table:table-cell office:value-type="float" office:value="91.649">
            <text:p>91.6 </text:p>
          </table:table-cell>
          <table:table-cell office:value-type="float" office:value="99.732">
            <text:p>99.7 </text:p>
          </table:table-cell>
          <table:table-cell office:value-type="float" office:value="96.242">
            <text:p>96.2 </text:p>
          </table:table-cell>
          <table:table-cell office:value-type="float" office:value="103.383">
            <text:p>103.4 </text:p>
          </table:table-cell>
          <table:table-cell office:value-type="float" office:value="117.874">
            <text:p>117.9 </text:p>
          </table:table-cell>
          <table:table-cell office:value-type="float" office:value="117.922">
            <text:p>117.9 </text:p>
          </table:table-cell>
          <table:table-cell office:value-type="float" office:value="111.273">
            <text:p>111.3 </text:p>
          </table:table-cell>
          <table:table-cell office:value-type="float" office:value="115.614">
            <text:p>115.6 </text:p>
          </table:table-cell>
          <table:table-cell office:value-type="float" office:value="114.215">
            <text:p>114.2 </text:p>
          </table:table-cell>
          <table:table-cell office:value-type="float" office:value="103.607">
            <text:p>103.6 </text:p>
          </table:table-cell>
          <table:table-cell office:value-type="float" office:value="103.433">
            <text:p>103.4 </text:p>
          </table:table-cell>
          <table:table-cell office:value-type="float" office:value="113.097">
            <text:p>113.1 </text:p>
          </table:table-cell>
          <table:table-cell office:value-type="float" office:value="137.755">
            <text:p>137.8 </text:p>
          </table:table-cell>
          <table:table-cell office:value-type="float" office:value="160.383">
            <text:p>160.4 </text:p>
          </table:table-cell>
          <table:table-cell office:value-type="float" office:value="167.044">
            <text:p>167.0 </text:p>
          </table:table-cell>
          <table:table-cell office:value-type="float" office:value="176.14">
            <text:p>176.1 </text:p>
          </table:table-cell>
          <table:table-cell office:value-type="float" office:value="201.6">
            <text:p>201.6 </text:p>
          </table:table-cell>
          <table:table-cell office:value-type="float" office:value="223.887">
            <text:p>223.9 </text:p>
          </table:table-cell>
          <table:table-cell office:value-type="float" office:value="205.303">
            <text:p>205.3 </text:p>
          </table:table-cell>
          <table:table-cell office:value-type="float" office:value="206.099">
            <text:p>206.1 </text:p>
          </table:table-cell>
          <table:table-cell office:value-type="float" office:value="227.421">
            <text:p>227.4 </text:p>
          </table:table-cell>
          <table:table-cell office:value-type="float" office:value="220.032">
            <text:p>220.0 </text:p>
          </table:table-cell>
          <table:table-cell office:value-type="float" office:value="234.865">
            <text:p>234.9 </text:p>
          </table:table-cell>
          <table:table-cell office:value-type="float" office:value="239.262">
            <text:p>239.3 </text:p>
          </table:table-cell>
          <table:table-cell office:value-type="float" office:value="203.942">
            <text:p>203.9 </text:p>
          </table:table-cell>
          <table:table-cell office:value-type="float" office:value="205.979">
            <text:p>206.0 </text:p>
          </table:table-cell>
        </table:table-row>
        <table:table-row table:style-name="ro3">
          <table:table-cell office:value-type="string">
            <text:p>Canada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CAN]&amp;ShowOnWeb=true" xlink:type="simple">i</text:a></text:p>
          </table:table-cell>
          <table:table-cell table:style-name="ce18" office:value-type="float" office:value="14.208">
            <text:p>14.208</text:p>
          </table:table-cell>
          <table:table-cell table:style-name="ce18" office:value-type="float" office:value="16.414">
            <text:p>16.414</text:p>
          </table:table-cell>
          <table:table-cell table:style-name="ce18" office:value-type="float" office:value="18.318">
            <text:p>18.318</text:p>
          </table:table-cell>
          <table:table-cell table:style-name="ce18" office:value-type="float" office:value="20.741">
            <text:p>20.741</text:p>
          </table:table-cell>
          <table:table-cell table:style-name="ce18" office:value-type="float" office:value="24.535">
            <text:p>24.535</text:p>
          </table:table-cell>
          <table:table-cell table:style-name="ce18" office:value-type="float" office:value="26.99">
            <text:p>26.99</text:p>
          </table:table-cell>
          <table:table-cell table:style-name="ce18" office:value-type="float" office:value="30.476">
            <text:p>30.476</text:p>
          </table:table-cell>
          <table:table-cell table:style-name="ce18" office:value-type="float" office:value="35.492">
            <text:p>35.492</text:p>
          </table:table-cell>
          <table:table-cell table:style-name="ce18" office:value-type="float" office:value="41.014">
            <text:p>41.014</text:p>
          </table:table-cell>
          <table:table-cell table:style-name="ce18" office:value-type="float" office:value="53.211">
            <text:p>53.211</text:p>
          </table:table-cell>
          <table:table-cell table:style-name="ce18" office:value-type="float" office:value="56.666">
            <text:p>56.666</text:p>
          </table:table-cell>
          <table:table-cell table:style-name="ce18" office:value-type="float" office:value="65.757">
            <text:p>65.757</text:p>
          </table:table-cell>
          <table:table-cell table:style-name="ce18" office:value-type="float" office:value="65.252">
            <text:p>65.252</text:p>
          </table:table-cell>
          <table:table-cell table:style-name="ce18" office:value-type="float" office:value="67.213">
            <text:p>67.213</text:p>
          </table:table-cell>
          <table:table-cell table:style-name="ce18" office:value-type="float" office:value="74.414">
            <text:p>74.414</text:p>
          </table:table-cell>
          <table:table-cell table:style-name="ce18" office:value-type="float" office:value="86.383">
            <text:p>86.383</text:p>
          </table:table-cell>
          <table:table-cell table:style-name="ce18" office:value-type="float" office:value="101.811">
            <text:p>101.811</text:p>
          </table:table-cell>
          <table:table-cell table:style-name="ce18" office:value-type="float" office:value="103.08">
            <text:p>103.08</text:p>
          </table:table-cell>
          <table:table-cell table:style-name="ce18" office:value-type="float" office:value="111.32">
            <text:p>111.32</text:p>
          </table:table-cell>
          <table:table-cell table:style-name="ce18" office:value-type="float" office:value="115.364">
            <text:p>115.364</text:p>
          </table:table-cell>
          <table:table-cell table:style-name="ce18" office:value-type="float" office:value="117.616">
            <text:p>117.616</text:p>
          </table:table-cell>
          <table:table-cell table:style-name="ce18" office:value-type="float" office:value="124.58">
            <text:p>124.58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170.916">
            <text:p>170.916</text:p>
          </table:table-cell>
          <table:table-cell table:style-name="ce18" office:value-type="float" office:value="195.963">
            <text:p>195.963</text:p>
          </table:table-cell>
          <table:table-cell table:style-name="ce18" office:value-type="float" office:value="209.202">
            <text:p>209.202</text:p>
          </table:table-cell>
          <table:table-cell table:style-name="ce18" office:value-type="float" office:value="218.684">
            <text:p>218.684</text:p>
          </table:table-cell>
          <table:table-cell table:style-name="ce18" office:value-type="float" office:value="210.06">
            <text:p>210.06</text:p>
          </table:table-cell>
          <table:table-cell table:style-name="ce18" office:value-type="float" office:value="201.864">
            <text:p>201.864</text:p>
          </table:table-cell>
          <table:table-cell table:style-name="ce18" office:value-type="float" office:value="202.233">
            <text:p>202.233</text:p>
          </table:table-cell>
          <table:table-cell table:style-name="ce18" office:value-type="float" office:value="211.206">
            <text:p>211.206</text:p>
          </table:table-cell>
          <table:table-cell table:style-name="ce18" office:value-type="float" office:value="223.294">
            <text:p>223.294</text:p>
          </table:table-cell>
          <table:table-cell table:style-name="ce18" office:value-type="float" office:value="236.706">
            <text:p>236.706</text:p>
          </table:table-cell>
          <table:table-cell table:style-name="ce18" office:value-type="float" office:value="228.973">
            <text:p>228.973</text:p>
          </table:table-cell>
          <table:table-cell table:style-name="ce18" office:value-type="float" office:value="246.457">
            <text:p>246.457</text:p>
          </table:table-cell>
          <table:table-cell table:style-name="ce18" office:value-type="float" office:value="262.765">
            <text:p>262.765</text:p>
          </table:table-cell>
          <table:table-cell table:style-name="ce18" office:value-type="float" office:value="251.952">
            <text:p>251.952</text:p>
          </table:table-cell>
          <table:table-cell table:style-name="ce18" office:value-type="float" office:value="251.511">
            <text:p>251.511</text:p>
          </table:table-cell>
          <table:table-cell table:style-name="ce18" office:value-type="float" office:value="292.998">
            <text:p>292.998</text:p>
          </table:table-cell>
          <table:table-cell table:style-name="ce18" office:value-type="float" office:value="335.836">
            <text:p>335.836</text:p>
          </table:table-cell>
          <table:table-cell table:style-name="ce18" office:value-type="float" office:value="383.179">
            <text:p>383.179</text:p>
          </table:table-cell>
          <table:table-cell table:style-name="ce18" office:value-type="float" office:value="431.764">
            <text:p>431.764</text:p>
          </table:table-cell>
          <table:table-cell table:style-name="ce18" office:value-type="float" office:value="477.199">
            <text:p>477.199</text:p>
          </table:table-cell>
          <table:table-cell table:style-name="ce18" office:value-type="float" office:value="484.818">
            <text:p>484.818</text:p>
          </table:table-cell>
          <table:table-cell table:style-name="ce18" office:value-type="float" office:value="445.313">
            <text:p>445.313</text:p>
          </table:table-cell>
          <table:table-cell table:style-name="ce18" office:value-type="float" office:value="501.431">
            <text:p>501.431</text:p>
          </table:table-cell>
          <table:table-cell table:style-name="ce18" office:value-type="float" office:value="552.47">
            <text:p>552.47</text:p>
          </table:table-cell>
          <table:table-cell table:style-name="ce18" office:value-type="float" office:value="570.109">
            <text:p>570.109</text:p>
          </table:table-cell>
          <table:table-cell table:style-name="ce18" office:value-type="float" office:value="574.794">
            <text:p>574.794</text:p>
          </table:table-cell>
          <table:table-cell table:style-name="ce18" office:value-type="float" office:value="561.23">
            <text:p>561.23</text:p>
          </table:table-cell>
          <table:table-cell table:style-name="ce18" office:value-type="float" office:value="499.047">
            <text:p>499.047</text:p>
          </table:table-cell>
          <table:table-cell table:style-name="ce18" office:value-type="float" office:value="491.051">
            <text:p>491.051</text:p>
          </table:table-cell>
        </table:table-row>
        <table:table-row table:style-name="ro3">
          <table:table-cell office:value-type="string">
            <text:p>Chile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CHL]&amp;ShowOnWeb=true" xlink:type="simple">i</text:a></text:p>
          </table:table-cell>
          <table:table-cell table:number-columns-repeated="25" office:value-type="string">
            <text:p>..</text:p>
          </table:table-cell>
          <table:table-cell office:value-type="float" office:value="5.829">
            <text:p>5.8 </text:p>
          </table:table-cell>
          <table:table-cell office:value-type="float" office:value="7.014">
            <text:p>7.0 </text:p>
          </table:table-cell>
          <table:table-cell office:value-type="float" office:value="8.799">
            <text:p>8.8 </text:p>
          </table:table-cell>
          <table:table-cell office:value-type="float" office:value="9.442">
            <text:p>9.4 </text:p>
          </table:table-cell>
          <table:table-cell office:value-type="float" office:value="10.666">
            <text:p>10.7 </text:p>
          </table:table-cell>
          <table:table-cell office:value-type="float" office:value="13.582">
            <text:p>13.6 </text:p>
          </table:table-cell>
          <table:table-cell office:value-type="float" office:value="15.249">
            <text:p>15.2 </text:p>
          </table:table-cell>
          <table:table-cell office:value-type="float" office:value="16.183">
            <text:p>16.2 </text:p>
          </table:table-cell>
          <table:table-cell office:value-type="float" office:value="15.367">
            <text:p>15.4 </text:p>
          </table:table-cell>
          <table:table-cell office:value-type="float" office:value="13.591">
            <text:p>13.6 </text:p>
          </table:table-cell>
          <table:table-cell office:value-type="float" office:value="14.65">
            <text:p>14.7 </text:p>
          </table:table-cell>
          <table:table-cell office:value-type="float" office:value="13.521">
            <text:p>13.5 </text:p>
          </table:table-cell>
          <table:table-cell office:value-type="float" office:value="13.312">
            <text:p>13.3 </text:p>
          </table:table-cell>
          <table:table-cell office:value-type="float" office:value="14.253">
            <text:p>14.3 </text:p>
          </table:table-cell>
          <table:table-cell office:value-type="float" office:value="18.934">
            <text:p>18.9 </text:p>
          </table:table-cell>
          <table:table-cell office:value-type="float" office:value="25.487">
            <text:p>25.5 </text:p>
          </table:table-cell>
          <table:table-cell office:value-type="float" office:value="34.02">
            <text:p>34.0 </text:p>
          </table:table-cell>
          <table:table-cell office:value-type="float" office:value="39.444">
            <text:p>39.4 </text:p>
          </table:table-cell>
          <table:table-cell office:value-type="float" office:value="38.374">
            <text:p>38.4 </text:p>
          </table:table-cell>
          <table:table-cell office:value-type="float" office:value="29.984">
            <text:p>30.0 </text:p>
          </table:table-cell>
          <table:table-cell office:value-type="float" office:value="42.836">
            <text:p>42.8 </text:p>
          </table:table-cell>
          <table:table-cell office:value-type="float" office:value="53.292">
            <text:p>53.3 </text:p>
          </table:table-cell>
          <table:table-cell office:value-type="float" office:value="57.028">
            <text:p>57.0 </text:p>
          </table:table-cell>
          <table:table-cell office:value-type="float" office:value="55.285">
            <text:p>55.3 </text:p>
          </table:table-cell>
          <table:table-cell office:value-type="float" office:value="51.075">
            <text:p>51.1 </text:p>
          </table:table-cell>
          <table:table-cell office:value-type="float" office:value="49.719">
            <text:p>49.7 </text:p>
          </table:table-cell>
          <table:table-cell office:value-type="float" office:value="50.403">
            <text:p>50.4 </text:p>
          </table:table-cell>
        </table:table-row>
        <table:table-row table:style-name="ro3">
          <table:table-cell office:value-type="string">
            <text:p>Czech Republic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CZE]&amp;ShowOnWeb=true" xlink:type="simple">i</text:a></text:p>
          </table:table-cell>
          <table:table-cell table:number-columns-repeated="28" table:style-name="ce18" office:value-type="string">
            <text:p>..</text:p>
          </table:table-cell>
          <table:table-cell table:style-name="ce18" office:value-type="float" office:value="15.01">
            <text:p>15.01</text:p>
          </table:table-cell>
          <table:table-cell table:style-name="ce18" office:value-type="float" office:value="16.977">
            <text:p>16.977</text:p>
          </table:table-cell>
          <table:table-cell table:style-name="ce18" office:value-type="float" office:value="20.749">
            <text:p>20.749</text:p>
          </table:table-cell>
          <table:table-cell table:style-name="ce18" office:value-type="float" office:value="22.308">
            <text:p>22.308</text:p>
          </table:table-cell>
          <table:table-cell table:style-name="ce18" office:value-type="float" office:value="20.762">
            <text:p>20.762</text:p>
          </table:table-cell>
          <table:table-cell table:style-name="ce18" office:value-type="float" office:value="21.578">
            <text:p>21.578</text:p>
          </table:table-cell>
          <table:table-cell table:style-name="ce18" office:value-type="float" office:value="21.574">
            <text:p>21.574</text:p>
          </table:table-cell>
          <table:table-cell table:style-name="ce18" office:value-type="float" office:value="19.971">
            <text:p>19.971</text:p>
          </table:table-cell>
          <table:table-cell table:style-name="ce18" office:value-type="float" office:value="21.978">
            <text:p>21.978</text:p>
          </table:table-cell>
          <table:table-cell table:style-name="ce18" office:value-type="float" office:value="27.356">
            <text:p>27.356</text:p>
          </table:table-cell>
          <table:table-cell table:style-name="ce18" office:value-type="float" office:value="34.13">
            <text:p>34.13</text:p>
          </table:table-cell>
          <table:table-cell table:style-name="ce18" office:value-type="float" office:value="41.338">
            <text:p>41.338</text:p>
          </table:table-cell>
          <table:table-cell table:style-name="ce18" office:value-type="float" office:value="46.956">
            <text:p>46.956</text:p>
          </table:table-cell>
          <table:table-cell table:style-name="ce18" office:value-type="float" office:value="52.908">
            <text:p>52.908</text:p>
          </table:table-cell>
          <table:table-cell table:style-name="ce18" office:value-type="float" office:value="64.752">
            <text:p>64.752</text:p>
          </table:table-cell>
          <table:table-cell table:style-name="ce18" office:value-type="float" office:value="78.828">
            <text:p>78.828</text:p>
          </table:table-cell>
          <table:table-cell table:style-name="ce18" office:value-type="float" office:value="66.605">
            <text:p>66.605</text:p>
          </table:table-cell>
          <table:table-cell table:style-name="ce18" office:value-type="float" office:value="67.447">
            <text:p>67.447</text:p>
          </table:table-cell>
          <table:table-cell table:style-name="ce18" office:value-type="float" office:value="75.914">
            <text:p>75.914</text:p>
          </table:table-cell>
          <table:table-cell table:style-name="ce18" office:value-type="float" office:value="69.979">
            <text:p>69.979</text:p>
          </table:table-cell>
          <table:table-cell table:style-name="ce18" office:value-type="float" office:value="71.396">
            <text:p>71.396</text:p>
          </table:table-cell>
          <table:table-cell table:style-name="ce18" office:value-type="float" office:value="68.776">
            <text:p>68.776</text:p>
          </table:table-cell>
          <table:table-cell table:style-name="ce18" office:value-type="float" office:value="62.315">
            <text:p>62.315</text:p>
          </table:table-cell>
          <table:table-cell table:style-name="ce18" office:value-type="float" office:value="66.463">
            <text:p>66.463</text:p>
          </table:table-cell>
        </table:table-row>
        <table:table-row table:style-name="ro3">
          <table:table-cell office:value-type="string">
            <text:p>Denmark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DNK]&amp;ShowOnWeb=true" xlink:type="simple">i</text:a></text:p>
          </table:table-cell>
          <table:table-cell office:value-type="float" office:value="3.011">
            <text:p>3.0 </text:p>
          </table:table-cell>
          <table:table-cell office:value-type="float" office:value="3.54">
            <text:p>3.5 </text:p>
          </table:table-cell>
          <table:table-cell office:value-type="float" office:value="3.921">
            <text:p>3.9 </text:p>
          </table:table-cell>
          <table:table-cell office:value-type="float" office:value="4.452">
            <text:p>4.5 </text:p>
          </table:table-cell>
          <table:table-cell office:value-type="float" office:value="4.998">
            <text:p>5.0 </text:p>
          </table:table-cell>
          <table:table-cell office:value-type="float" office:value="6.295">
            <text:p>6.3 </text:p>
          </table:table-cell>
          <table:table-cell office:value-type="float" office:value="7.548">
            <text:p>7.5 </text:p>
          </table:table-cell>
          <table:table-cell office:value-type="float" office:value="9.038">
            <text:p>9.0 </text:p>
          </table:table-cell>
          <table:table-cell office:value-type="float" office:value="11.869">
            <text:p>11.9 </text:p>
          </table:table-cell>
          <table:table-cell office:value-type="float" office:value="13.81">
            <text:p>13.8 </text:p>
          </table:table-cell>
          <table:table-cell office:value-type="float" office:value="14.901">
            <text:p>14.9 </text:p>
          </table:table-cell>
          <table:table-cell office:value-type="float" office:value="16.84">
            <text:p>16.8 </text:p>
          </table:table-cell>
          <table:table-cell office:value-type="float" office:value="19.036">
            <text:p>19.0 </text:p>
          </table:table-cell>
          <table:table-cell office:value-type="float" office:value="23.798">
            <text:p>23.8 </text:p>
          </table:table-cell>
          <table:table-cell office:value-type="float" office:value="28.463">
            <text:p>28.5 </text:p>
          </table:table-cell>
          <table:table-cell office:value-type="float" office:value="29.274">
            <text:p>29.3 </text:p>
          </table:table-cell>
          <table:table-cell office:value-type="float" office:value="25.195">
            <text:p>25.2 </text:p>
          </table:table-cell>
          <table:table-cell office:value-type="float" office:value="23.875">
            <text:p>23.9 </text:p>
          </table:table-cell>
          <table:table-cell office:value-type="float" office:value="24.96">
            <text:p>25.0 </text:p>
          </table:table-cell>
          <table:table-cell office:value-type="float" office:value="25.002">
            <text:p>25.0 </text:p>
          </table:table-cell>
          <table:table-cell office:value-type="float" office:value="27.315">
            <text:p>27.3 </text:p>
          </table:table-cell>
          <table:table-cell office:value-type="float" office:value="40.355">
            <text:p>40.4 </text:p>
          </table:table-cell>
          <table:table-cell office:value-type="float" office:value="50.839">
            <text:p>50.8 </text:p>
          </table:table-cell>
          <table:table-cell office:value-type="float" office:value="54.233">
            <text:p>54.2 </text:p>
          </table:table-cell>
          <table:table-cell office:value-type="float" office:value="51.422">
            <text:p>51.4 </text:p>
          </table:table-cell>
          <table:table-cell office:value-type="float" office:value="61.4">
            <text:p>61.4 </text:p>
          </table:table-cell>
          <table:table-cell office:value-type="float" office:value="60.983">
            <text:p>61.0 </text:p>
          </table:table-cell>
          <table:table-cell office:value-type="float" office:value="67.466">
            <text:p>67.5 </text:p>
          </table:table-cell>
          <table:table-cell office:value-type="float" office:value="65.117">
            <text:p>65.1 </text:p>
          </table:table-cell>
          <table:table-cell office:value-type="float" office:value="72.664">
            <text:p>72.7 </text:p>
          </table:table-cell>
          <table:table-cell office:value-type="float" office:value="86.006">
            <text:p>86.0 </text:p>
          </table:table-cell>
          <table:table-cell office:value-type="float" office:value="87.656">
            <text:p>87.7 </text:p>
          </table:table-cell>
          <table:table-cell office:value-type="float" office:value="81.095">
            <text:p>81.1 </text:p>
          </table:table-cell>
          <table:table-cell office:value-type="float" office:value="83.732">
            <text:p>83.7 </text:p>
          </table:table-cell>
          <table:table-cell office:value-type="float" office:value="85.156">
            <text:p>85.2 </text:p>
          </table:table-cell>
          <table:table-cell office:value-type="float" office:value="76.903">
            <text:p>76.9 </text:p>
          </table:table-cell>
          <table:table-cell office:value-type="float" office:value="75.689">
            <text:p>75.7 </text:p>
          </table:table-cell>
          <table:table-cell office:value-type="float" office:value="81.216">
            <text:p>81.2 </text:p>
          </table:table-cell>
          <table:table-cell office:value-type="float" office:value="99.575">
            <text:p>99.6 </text:p>
          </table:table-cell>
          <table:table-cell office:value-type="float" office:value="116.689">
            <text:p>116.7 </text:p>
          </table:table-cell>
          <table:table-cell office:value-type="float" office:value="126.973">
            <text:p>127.0 </text:p>
          </table:table-cell>
          <table:table-cell office:value-type="float" office:value="131.517">
            <text:p>131.5 </text:p>
          </table:table-cell>
          <table:table-cell office:value-type="float" office:value="148.319">
            <text:p>148.3 </text:p>
          </table:table-cell>
          <table:table-cell office:value-type="float" office:value="158.155">
            <text:p>158.2 </text:p>
          </table:table-cell>
          <table:table-cell office:value-type="float" office:value="144.481">
            <text:p>144.5 </text:p>
          </table:table-cell>
          <table:table-cell office:value-type="float" office:value="144.171">
            <text:p>144.2 </text:p>
          </table:table-cell>
          <table:table-cell office:value-type="float" office:value="154.429">
            <text:p>154.4 </text:p>
          </table:table-cell>
          <table:table-cell office:value-type="float" office:value="148.956">
            <text:p>149.0 </text:p>
          </table:table-cell>
          <table:table-cell office:value-type="float" office:value="157.623">
            <text:p>157.6 </text:p>
          </table:table-cell>
          <table:table-cell office:value-type="float" office:value="170.965">
            <text:p>171.0 </text:p>
          </table:table-cell>
          <table:table-cell office:value-type="float" office:value="138.364">
            <text:p>138.4 </text:p>
          </table:table-cell>
          <table:table-cell office:value-type="float" office:value="140.938">
            <text:p>140.9 </text:p>
          </table:table-cell>
        </table:table-row>
        <table:table-row table:style-name="ro3">
          <table:table-cell office:value-type="string">
            <text:p>Estonia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EST]&amp;ShowOnWeb=true" xlink:type="simple">i</text:a></text:p>
          </table:table-cell>
          <table:table-cell table:number-columns-repeated="30" table:style-name="ce18" office:value-type="string">
            <text:p>..</text:p>
          </table:table-cell>
          <table:table-cell table:style-name="ce18" office:value-type="float" office:value="1.309">
            <text:p>1.309</text:p>
          </table:table-cell>
          <table:table-cell table:style-name="ce18" office:value-type="float" office:value="1.58">
            <text:p>1.58</text:p>
          </table:table-cell>
          <table:table-cell table:style-name="ce18" office:value-type="float" office:value="1.739">
            <text:p>1.739</text:p>
          </table:table-cell>
          <table:table-cell table:style-name="ce18" office:value-type="float" office:value="1.918">
            <text:p>1.918</text:p>
          </table:table-cell>
          <table:table-cell table:style-name="ce18" office:value-type="float" office:value="1.865">
            <text:p>1.865</text:p>
          </table:table-cell>
          <table:table-cell table:style-name="ce18" office:value-type="float" office:value="1.768">
            <text:p>1.768</text:p>
          </table:table-cell>
          <table:table-cell table:style-name="ce18" office:value-type="float" office:value="1.897">
            <text:p>1.897</text:p>
          </table:table-cell>
          <table:table-cell table:style-name="ce18" office:value-type="float" office:value="2.284">
            <text:p>2.284</text:p>
          </table:table-cell>
          <table:table-cell table:style-name="ce18" office:value-type="float" office:value="3.04">
            <text:p>3.04</text:p>
          </table:table-cell>
          <table:table-cell table:style-name="ce18" office:value-type="float" office:value="3.764">
            <text:p>3.764</text:p>
          </table:table-cell>
          <table:table-cell table:style-name="ce18" office:value-type="float" office:value="4.195">
            <text:p>4.195</text:p>
          </table:table-cell>
          <table:table-cell table:style-name="ce18" office:value-type="float" office:value="5.184">
            <text:p>5.184</text:p>
          </table:table-cell>
          <table:table-cell table:style-name="ce18" office:value-type="float" office:value="6.957">
            <text:p>6.957</text:p>
          </table:table-cell>
          <table:table-cell table:style-name="ce18" office:value-type="float" office:value="7.59">
            <text:p>7.59</text:p>
          </table:table-cell>
          <table:table-cell table:style-name="ce18" office:value-type="float" office:value="6.862">
            <text:p>6.862</text:p>
          </table:table-cell>
          <table:table-cell table:style-name="ce18" office:value-type="float" office:value="6.481">
            <text:p>6.481</text:p>
          </table:table-cell>
          <table:table-cell table:style-name="ce18" office:value-type="float" office:value="7.303">
            <text:p>7.303</text:p>
          </table:table-cell>
          <table:table-cell table:style-name="ce18" office:value-type="float" office:value="7.3">
            <text:p>7.3</text:p>
          </table:table-cell>
          <table:table-cell table:style-name="ce18" office:value-type="float" office:value="7.949">
            <text:p>7.949</text:p>
          </table:table-cell>
          <table:table-cell table:style-name="ce18" office:value-type="float" office:value="8.589">
            <text:p>8.589</text:p>
          </table:table-cell>
          <table:table-cell table:style-name="ce18" office:value-type="float" office:value="7.609">
            <text:p>7.609</text:p>
          </table:table-cell>
          <table:table-cell table:style-name="ce18" office:value-type="float" office:value="8.035">
            <text:p>8.035</text:p>
          </table:table-cell>
        </table:table-row>
        <table:table-row table:style-name="ro3">
          <table:table-cell office:value-type="string">
            <text:p>Finland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FIN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14.019">
            <text:p>14.0 </text:p>
          </table:table-cell>
          <table:table-cell office:value-type="float" office:value="16.529">
            <text:p>16.5 </text:p>
          </table:table-cell>
          <table:table-cell office:value-type="float" office:value="15.806">
            <text:p>15.8 </text:p>
          </table:table-cell>
          <table:table-cell office:value-type="float" office:value="15.228">
            <text:p>15.2 </text:p>
          </table:table-cell>
          <table:table-cell office:value-type="float" office:value="15.322">
            <text:p>15.3 </text:p>
          </table:table-cell>
          <table:table-cell office:value-type="float" office:value="15.8">
            <text:p>15.8 </text:p>
          </table:table-cell>
          <table:table-cell office:value-type="float" office:value="17.258">
            <text:p>17.3 </text:p>
          </table:table-cell>
          <table:table-cell office:value-type="float" office:value="24.788">
            <text:p>24.8 </text:p>
          </table:table-cell>
          <table:table-cell office:value-type="float" office:value="30.264">
            <text:p>30.3 </text:p>
          </table:table-cell>
          <table:table-cell office:value-type="float" office:value="38.05">
            <text:p>38.1 </text:p>
          </table:table-cell>
          <table:table-cell office:value-type="float" office:value="39.302">
            <text:p>39.3 </text:p>
          </table:table-cell>
          <table:table-cell office:value-type="float" office:value="49.576">
            <text:p>49.6 </text:p>
          </table:table-cell>
          <table:table-cell office:value-type="float" office:value="47.78">
            <text:p>47.8 </text:p>
          </table:table-cell>
          <table:table-cell office:value-type="float" office:value="48.284">
            <text:p>48.3 </text:p>
          </table:table-cell>
          <table:table-cell office:value-type="float" office:value="43.671">
            <text:p>43.7 </text:p>
          </table:table-cell>
          <table:table-cell office:value-type="float" office:value="48.996">
            <text:p>49.0 </text:p>
          </table:table-cell>
          <table:table-cell office:value-type="float" office:value="57.328">
            <text:p>57.3 </text:p>
          </table:table-cell>
          <table:table-cell office:value-type="float" office:value="59.205">
            <text:p>59.2 </text:p>
          </table:table-cell>
          <table:table-cell office:value-type="float" office:value="56.432">
            <text:p>56.4 </text:p>
          </table:table-cell>
          <table:table-cell office:value-type="float" office:value="60.354">
            <text:p>60.4 </text:p>
          </table:table-cell>
          <table:table-cell office:value-type="float" office:value="59.851">
            <text:p>59.9 </text:p>
          </table:table-cell>
          <table:table-cell office:value-type="float" office:value="57.539">
            <text:p>57.5 </text:p>
          </table:table-cell>
          <table:table-cell office:value-type="float" office:value="55.841">
            <text:p>55.8 </text:p>
          </table:table-cell>
          <table:table-cell office:value-type="float" office:value="60.559">
            <text:p>60.6 </text:p>
          </table:table-cell>
          <table:table-cell office:value-type="float" office:value="72.582">
            <text:p>72.6 </text:p>
          </table:table-cell>
          <table:table-cell office:value-type="float" office:value="82.347">
            <text:p>82.3 </text:p>
          </table:table-cell>
          <table:table-cell office:value-type="float" office:value="86.041">
            <text:p>86.0 </text:p>
          </table:table-cell>
          <table:table-cell office:value-type="float" office:value="91.331">
            <text:p>91.3 </text:p>
          </table:table-cell>
          <table:table-cell office:value-type="float" office:value="106.021">
            <text:p>106.0 </text:p>
          </table:table-cell>
          <table:table-cell office:value-type="float" office:value="116.703">
            <text:p>116.7 </text:p>
          </table:table-cell>
          <table:table-cell office:value-type="float" office:value="102.949">
            <text:p>102.9 </text:p>
          </table:table-cell>
          <table:table-cell office:value-type="float" office:value="101.074">
            <text:p>101.1 </text:p>
          </table:table-cell>
          <table:table-cell office:value-type="float" office:value="115.065">
            <text:p>115.1 </text:p>
          </table:table-cell>
          <table:table-cell office:value-type="float" office:value="109.599">
            <text:p>109.6 </text:p>
          </table:table-cell>
          <table:table-cell office:value-type="float" office:value="117.733">
            <text:p>117.7 </text:p>
          </table:table-cell>
          <table:table-cell office:value-type="float" office:value="119.447">
            <text:p>119.4 </text:p>
          </table:table-cell>
          <table:table-cell office:value-type="float" office:value="102.14">
            <text:p>102.1 </text:p>
          </table:table-cell>
          <table:table-cell office:value-type="float" office:value="105.226">
            <text:p>105.2 </text:p>
          </table:table-cell>
        </table:table-row>
        <table:table-row table:style-name="ro3">
          <table:table-cell office:value-type="string">
            <text:p>France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FRA]&amp;ShowOnWeb=true" xlink:type="simple">i</text:a></text:p>
          </table:table-cell>
          <table:table-cell table:number-columns-repeated="14" table:style-name="ce18" office:value-type="string">
            <text:p>..</text:p>
          </table:table-cell>
          <table:table-cell table:style-name="ce18" office:value-type="float" office:value="208.444">
            <text:p>208.444</text:p>
          </table:table-cell>
          <table:table-cell table:style-name="ce18" office:value-type="float" office:value="248.154">
            <text:p>248.154</text:p>
          </table:table-cell>
          <table:table-cell table:style-name="ce18" office:value-type="float" office:value="225.029">
            <text:p>225.029</text:p>
          </table:table-cell>
          <table:table-cell table:style-name="ce18" office:value-type="float" office:value="231.109">
            <text:p>231.109</text:p>
          </table:table-cell>
          <table:table-cell table:style-name="ce18" office:value-type="float" office:value="236.484">
            <text:p>236.484</text:p>
          </table:table-cell>
          <table:table-cell table:style-name="ce18" office:value-type="float" office:value="233.1">
            <text:p>233.1</text:p>
          </table:table-cell>
          <table:table-cell table:style-name="ce18" office:value-type="float" office:value="240.977">
            <text:p>240.977</text:p>
          </table:table-cell>
          <table:table-cell table:style-name="ce18" office:value-type="float" office:value="333.44">
            <text:p>333.44</text:p>
          </table:table-cell>
          <table:table-cell table:style-name="ce18" office:value-type="float" office:value="416.965">
            <text:p>416.965</text:p>
          </table:table-cell>
          <table:table-cell table:style-name="ce18" office:value-type="float" office:value="452.962">
            <text:p>452.962</text:p>
          </table:table-cell>
          <table:table-cell table:style-name="ce18" office:value-type="float" office:value="451.857">
            <text:p>451.857</text:p>
          </table:table-cell>
          <table:table-cell table:style-name="ce18" office:value-type="float" office:value="550.698">
            <text:p>550.698</text:p>
          </table:table-cell>
          <table:table-cell table:style-name="ce18" office:value-type="float" office:value="560.714">
            <text:p>560.714</text:p>
          </table:table-cell>
          <table:table-cell table:style-name="ce18" office:value-type="float" office:value="602.402">
            <text:p>602.402</text:p>
          </table:table-cell>
          <table:table-cell table:style-name="ce18" office:value-type="float" office:value="566.625">
            <text:p>566.625</text:p>
          </table:table-cell>
          <table:table-cell table:style-name="ce18" office:value-type="float" office:value="594.43">
            <text:p>594.43</text:p>
          </table:table-cell>
          <table:table-cell table:style-name="ce18" office:value-type="float" office:value="670.908">
            <text:p>670.908</text:p>
          </table:table-cell>
          <table:table-cell table:style-name="ce18" office:value-type="float" office:value="687.791">
            <text:p>687.791</text:p>
          </table:table-cell>
          <table:table-cell table:style-name="ce18" office:value-type="float" office:value="637.228">
            <text:p>637.228</text:p>
          </table:table-cell>
          <table:table-cell table:style-name="ce18" office:value-type="float" office:value="654.775">
            <text:p>654.775</text:p>
          </table:table-cell>
          <table:table-cell table:style-name="ce18" office:value-type="float" office:value="657.958">
            <text:p>657.958</text:p>
          </table:table-cell>
          <table:table-cell table:style-name="ce18" office:value-type="float" office:value="589.281">
            <text:p>589.281</text:p>
          </table:table-cell>
          <table:table-cell table:style-name="ce18" office:value-type="float" office:value="590.545">
            <text:p>590.545</text:p>
          </table:table-cell>
          <table:table-cell table:style-name="ce18" office:value-type="float" office:value="633.049">
            <text:p>633.049</text:p>
          </table:table-cell>
          <table:table-cell table:style-name="ce18" office:value-type="float" office:value="777.736">
            <text:p>777.736</text:p>
          </table:table-cell>
          <table:table-cell table:style-name="ce18" office:value-type="float" office:value="896.524">
            <text:p>896.524</text:p>
          </table:table-cell>
          <table:table-cell table:style-name="ce18" office:value-type="float" office:value="942.146">
            <text:p>942.146</text:p>
          </table:table-cell>
          <table:table-cell table:style-name="ce18" office:value-type="float" office:value="1002.362">
            <text:p>1002.362</text:p>
          </table:table-cell>
          <table:table-cell table:style-name="ce18" office:value-type="float" office:value="1128.959">
            <text:p>1128.959</text:p>
          </table:table-cell>
          <table:table-cell table:style-name="ce18" office:value-type="float" office:value="1230.919">
            <text:p>1230.919</text:p>
          </table:table-cell>
          <table:table-cell table:style-name="ce18" office:value-type="float" office:value="1113.178">
            <text:p>1113.178</text:p>
          </table:table-cell>
          <table:table-cell table:style-name="ce18" office:value-type="float" office:value="1110.955">
            <text:p>1110.955</text:p>
          </table:table-cell>
          <table:table-cell table:style-name="ce18" office:value-type="float" office:value="1235.88">
            <text:p>1235.88</text:p>
          </table:table-cell>
          <table:table-cell table:style-name="ce18" office:value-type="float" office:value="1188.867">
            <text:p>1188.867</text:p>
          </table:table-cell>
          <table:table-cell table:style-name="ce18" office:value-type="float" office:value="1270.165">
            <text:p>1270.165</text:p>
          </table:table-cell>
          <table:table-cell table:style-name="ce18" office:value-type="float" office:value="1291.924">
            <text:p>1291.924</text:p>
          </table:table-cell>
          <table:table-cell table:style-name="ce18" office:value-type="float" office:value="1100.595">
            <text:p>1100.595</text:p>
          </table:table-cell>
          <table:table-cell table:style-name="ce18" office:value-type="float" office:value="1115.857">
            <text:p>1115.857</text:p>
          </table:table-cell>
        </table:table-row>
        <table:table-row table:style-name="ro3">
          <table:table-cell table:style-name="ce11" office:value-type="string">
            <text:p><text:a xlink:href="http://stats.oecd.org/OECDStat_Metadata/ShowMetadata.ashx?Dataset=REV&amp;Coords=[COU].[DEU]&amp;ShowOnWeb=true&amp;Lang=en" xlink:type="simple">Germany</text:a>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DEU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367.462">
            <text:p>367.5 </text:p>
          </table:table-cell>
          <table:table-cell office:value-type="float" office:value="399.174">
            <text:p>399.2 </text:p>
          </table:table-cell>
          <table:table-cell office:value-type="float" office:value="329.664">
            <text:p>329.7 </text:p>
          </table:table-cell>
          <table:table-cell office:value-type="float" office:value="298.457">
            <text:p>298.5 </text:p>
          </table:table-cell>
          <table:table-cell office:value-type="float" office:value="283.999">
            <text:p>284.0 </text:p>
          </table:table-cell>
          <table:table-cell office:value-type="float" office:value="264.574">
            <text:p>264.6 </text:p>
          </table:table-cell>
          <table:table-cell office:value-type="float" office:value="268.713">
            <text:p>268.7 </text:p>
          </table:table-cell>
          <table:table-cell office:value-type="float" office:value="364.645">
            <text:p>364.6 </text:p>
          </table:table-cell>
          <table:table-cell office:value-type="float" office:value="445.583">
            <text:p>445.6 </text:p>
          </table:table-cell>
          <table:table-cell office:value-type="float" office:value="477.193">
            <text:p>477.2 </text:p>
          </table:table-cell>
          <table:table-cell office:value-type="float" office:value="478.938">
            <text:p>478.9 </text:p>
          </table:table-cell>
          <table:table-cell office:value-type="float" office:value="577.35">
            <text:p>577.4 </text:p>
          </table:table-cell>
          <table:table-cell office:value-type="float" office:value="683.588">
            <text:p>683.6 </text:p>
          </table:table-cell>
          <table:table-cell office:value-type="float" office:value="787.718">
            <text:p>787.7 </text:p>
          </table:table-cell>
          <table:table-cell office:value-type="float" office:value="733.852">
            <text:p>733.9 </text:p>
          </table:table-cell>
          <table:table-cell office:value-type="float" office:value="785.268">
            <text:p>785.3 </text:p>
          </table:table-cell>
          <table:table-cell office:value-type="float" office:value="899.358">
            <text:p>899.4 </text:p>
          </table:table-cell>
          <table:table-cell office:value-type="float" office:value="869.865">
            <text:p>869.9 </text:p>
          </table:table-cell>
          <table:table-cell office:value-type="float" office:value="785.675">
            <text:p>785.7 </text:p>
          </table:table-cell>
          <table:table-cell office:value-type="float" office:value="800.672">
            <text:p>800.7 </text:p>
          </table:table-cell>
          <table:table-cell office:value-type="float" office:value="795.503">
            <text:p>795.5 </text:p>
          </table:table-cell>
          <table:table-cell office:value-type="float" office:value="706.891">
            <text:p>706.9 </text:p>
          </table:table-cell>
          <table:table-cell office:value-type="float" office:value="683.431">
            <text:p>683.4 </text:p>
          </table:table-cell>
          <table:table-cell office:value-type="float" office:value="715.933">
            <text:p>715.9 </text:p>
          </table:table-cell>
          <table:table-cell office:value-type="float" office:value="868.088">
            <text:p>868.1 </text:p>
          </table:table-cell>
          <table:table-cell office:value-type="float" office:value="955.248">
            <text:p>955.2 </text:p>
          </table:table-cell>
          <table:table-cell office:value-type="float" office:value="968.527">
            <text:p>968.5 </text:p>
          </table:table-cell>
          <table:table-cell office:value-type="float" office:value="1036.035">
            <text:p>1,036.0 </text:p>
          </table:table-cell>
          <table:table-cell office:value-type="float" office:value="1200.351">
            <text:p>1,200.4 </text:p>
          </table:table-cell>
          <table:table-cell office:value-type="float" office:value="1326.069">
            <text:p>1,326.1 </text:p>
          </table:table-cell>
          <table:table-cell office:value-type="float" office:value="1233.156">
            <text:p>1,233.2 </text:p>
          </table:table-cell>
          <table:table-cell office:value-type="float" office:value="1196.24">
            <text:p>1,196.2 </text:p>
          </table:table-cell>
          <table:table-cell office:value-type="float" office:value="1341.915">
            <text:p>1,341.9 </text:p>
          </table:table-cell>
          <table:table-cell office:value-type="float" office:value="1290.136">
            <text:p>1,290.1 </text:p>
          </table:table-cell>
          <table:table-cell office:value-type="float" office:value="1379.046">
            <text:p>1,379.0 </text:p>
          </table:table-cell>
          <table:table-cell office:value-type="float" office:value="1431.076">
            <text:p>1,431.1 </text:p>
          </table:table-cell>
          <table:table-cell office:value-type="float" office:value="1251.707">
            <text:p>1,251.7 </text:p>
          </table:table-cell>
          <table:table-cell office:value-type="float" office:value="1305.718">
            <text:p>1,305.7 </text:p>
          </table:table-cell>
        </table:table-row>
        <table:table-row table:style-name="ro3">
          <table:table-cell office:value-type="string">
            <text:p>Greece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GRC]&amp;ShowOnWeb=true" xlink:type="simple">i</text:a></text:p>
          </table:table-cell>
          <table:table-cell table:number-columns-repeated="14" table:style-name="ce18" office:value-type="string">
            <text:p>..</text:p>
          </table:table-cell>
          <table:table-cell table:style-name="ce18" office:value-type="float" office:value="1.731">
            <text:p>1.731</text:p>
          </table:table-cell>
          <table:table-cell table:style-name="ce18" office:value-type="float" office:value="2.05">
            <text:p>2.05</text:p>
          </table:table-cell>
          <table:table-cell table:style-name="ce18" office:value-type="float" office:value="1.981">
            <text:p>1.981</text:p>
          </table:table-cell>
          <table:table-cell table:style-name="ce18" office:value-type="float" office:value="2.466">
            <text:p>2.466</text:p>
          </table:table-cell>
          <table:table-cell table:style-name="ce18" office:value-type="float" office:value="2.725">
            <text:p>2.725</text:p>
          </table:table-cell>
          <table:table-cell table:style-name="ce18" office:value-type="float" office:value="3.067">
            <text:p>3.067</text:p>
          </table:table-cell>
          <table:table-cell table:style-name="ce18" office:value-type="float" office:value="3.601">
            <text:p>3.601</text:p>
          </table:table-cell>
          <table:table-cell table:style-name="ce18" office:value-type="float" office:value="5.859">
            <text:p>5.859</text:p>
          </table:table-cell>
          <table:table-cell table:style-name="ce18" office:value-type="float" office:value="7.891">
            <text:p>7.891</text:p>
          </table:table-cell>
          <table:table-cell table:style-name="ce18" office:value-type="float" office:value="8.881">
            <text:p>8.881</text:p>
          </table:table-cell>
          <table:table-cell table:style-name="ce18" office:value-type="float" office:value="9.532">
            <text:p>9.532</text:p>
          </table:table-cell>
          <table:table-cell table:style-name="ce18" office:value-type="float" office:value="14.564">
            <text:p>14.564</text:p>
          </table:table-cell>
          <table:table-cell table:style-name="ce18" office:value-type="float" office:value="17.582">
            <text:p>17.582</text:p>
          </table:table-cell>
          <table:table-cell table:style-name="ce18" office:value-type="float" office:value="21.983">
            <text:p>21.983</text:p>
          </table:table-cell>
          <table:table-cell table:style-name="ce18" office:value-type="float" office:value="22.785">
            <text:p>22.785</text:p>
          </table:table-cell>
          <table:table-cell table:style-name="ce18" office:value-type="float" office:value="26.425">
            <text:p>26.425</text:p>
          </table:table-cell>
          <table:table-cell table:style-name="ce18" office:value-type="float" office:value="33.806">
            <text:p>33.806</text:p>
          </table:table-cell>
          <table:table-cell table:style-name="ce18" office:value-type="float" office:value="44.785">
            <text:p>44.785</text:p>
          </table:table-cell>
          <table:table-cell table:style-name="ce18" office:value-type="float" office:value="37.437">
            <text:p>37.437</text:p>
          </table:table-cell>
          <table:table-cell table:style-name="ce18" office:value-type="float" office:value="42.997">
            <text:p>42.997</text:p>
          </table:table-cell>
          <table:table-cell table:style-name="ce18" office:value-type="float" office:value="44.762">
            <text:p>44.762</text:p>
          </table:table-cell>
          <table:table-cell table:style-name="ce18" office:value-type="float" office:value="43.422">
            <text:p>43.422</text:p>
          </table:table-cell>
          <table:table-cell table:style-name="ce18" office:value-type="float" office:value="43.594">
            <text:p>43.594</text:p>
          </table:table-cell>
          <table:table-cell table:style-name="ce18" office:value-type="float" office:value="49.67">
            <text:p>49.67</text:p>
          </table:table-cell>
          <table:table-cell table:style-name="ce18" office:value-type="float" office:value="62.481">
            <text:p>62.481</text:p>
          </table:table-cell>
          <table:table-cell table:style-name="ce18" office:value-type="float" office:value="72.004">
            <text:p>72.004</text:p>
          </table:table-cell>
          <table:table-cell table:style-name="ce18" office:value-type="float" office:value="77.289">
            <text:p>77.289</text:p>
          </table:table-cell>
          <table:table-cell table:style-name="ce18" office:value-type="float" office:value="82.927">
            <text:p>82.927</text:p>
          </table:table-cell>
          <table:table-cell table:style-name="ce18" office:value-type="float" office:value="99.338">
            <text:p>99.338</text:p>
          </table:table-cell>
          <table:table-cell table:style-name="ce18" office:value-type="float" office:value="109.593">
            <text:p>109.593</text:p>
          </table:table-cell>
          <table:table-cell table:style-name="ce18" office:value-type="float" office:value="101.082">
            <text:p>101.082</text:p>
          </table:table-cell>
          <table:table-cell table:style-name="ce18" office:value-type="float" office:value="95.866">
            <text:p>95.866</text:p>
          </table:table-cell>
          <table:table-cell table:style-name="ce18" office:value-type="float" office:value="96.848">
            <text:p>96.848</text:p>
          </table:table-cell>
          <table:table-cell table:style-name="ce18" office:value-type="float" office:value="87.25">
            <text:p>87.25</text:p>
          </table:table-cell>
          <table:table-cell table:style-name="ce18" office:value-type="float" office:value="85.03">
            <text:p>85.03</text:p>
          </table:table-cell>
          <table:table-cell table:style-name="ce18" office:value-type="float" office:value="84.712">
            <text:p>84.712</text:p>
          </table:table-cell>
          <table:table-cell table:style-name="ce18" office:value-type="float" office:value="70.949">
            <text:p>70.949</text:p>
          </table:table-cell>
          <table:table-cell table:style-name="ce18" office:value-type="float" office:value="75.002">
            <text:p>75.002</text:p>
          </table:table-cell>
        </table:table-row>
        <table:table-row table:style-name="ro3">
          <table:table-cell office:value-type="string">
            <text:p>Hungary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HUN]&amp;ShowOnWeb=true" xlink:type="simple">i</text:a></text:p>
          </table:table-cell>
          <table:table-cell table:number-columns-repeated="26" office:value-type="string">
            <text:p>..</text:p>
          </table:table-cell>
          <table:table-cell office:value-type="float" office:value="15.501">
            <text:p>15.5 </text:p>
          </table:table-cell>
          <table:table-cell office:value-type="float" office:value="17.178">
            <text:p>17.2 </text:p>
          </table:table-cell>
          <table:table-cell office:value-type="float" office:value="18.14">
            <text:p>18.1 </text:p>
          </table:table-cell>
          <table:table-cell office:value-type="float" office:value="18.448">
            <text:p>18.4 </text:p>
          </table:table-cell>
          <table:table-cell office:value-type="float" office:value="18.927">
            <text:p>18.9 </text:p>
          </table:table-cell>
          <table:table-cell office:value-type="float" office:value="18.398">
            <text:p>18.4 </text:p>
          </table:table-cell>
          <table:table-cell office:value-type="float" office:value="17.867">
            <text:p>17.9 </text:p>
          </table:table-cell>
          <table:table-cell office:value-type="float" office:value="18.276">
            <text:p>18.3 </text:p>
          </table:table-cell>
          <table:table-cell office:value-type="float" office:value="18.79">
            <text:p>18.8 </text:p>
          </table:table-cell>
          <table:table-cell office:value-type="float" office:value="18.211">
            <text:p>18.2 </text:p>
          </table:table-cell>
          <table:table-cell office:value-type="float" office:value="20.239">
            <text:p>20.2 </text:p>
          </table:table-cell>
          <table:table-cell office:value-type="float" office:value="25.298">
            <text:p>25.3 </text:p>
          </table:table-cell>
          <table:table-cell office:value-type="float" office:value="31.783">
            <text:p>31.8 </text:p>
          </table:table-cell>
          <table:table-cell office:value-type="float" office:value="38.547">
            <text:p>38.5 </text:p>
          </table:table-cell>
          <table:table-cell office:value-type="float" office:value="41.308">
            <text:p>41.3 </text:p>
          </table:table-cell>
          <table:table-cell office:value-type="float" office:value="42.117">
            <text:p>42.1 </text:p>
          </table:table-cell>
          <table:table-cell office:value-type="float" office:value="55.09">
            <text:p>55.1 </text:p>
          </table:table-cell>
          <table:table-cell office:value-type="float" office:value="62.206">
            <text:p>62.2 </text:p>
          </table:table-cell>
          <table:table-cell office:value-type="float" office:value="50.931">
            <text:p>50.9 </text:p>
          </table:table-cell>
          <table:table-cell office:value-type="float" office:value="48.832">
            <text:p>48.8 </text:p>
          </table:table-cell>
          <table:table-cell office:value-type="float" office:value="51.071">
            <text:p>51.1 </text:p>
          </table:table-cell>
          <table:table-cell office:value-type="float" office:value="49.119">
            <text:p>49.1 </text:p>
          </table:table-cell>
          <table:table-cell office:value-type="float" office:value="51.303">
            <text:p>51.3 </text:p>
          </table:table-cell>
          <table:table-cell office:value-type="float" office:value="53.153">
            <text:p>53.2 </text:p>
          </table:table-cell>
          <table:table-cell office:value-type="float" office:value="47.501">
            <text:p>47.5 </text:p>
          </table:table-cell>
          <table:table-cell office:value-type="float" office:value="49.004">
            <text:p>49.0 </text:p>
          </table:table-cell>
        </table:table-row>
        <table:table-row table:style-name="ro3">
          <table:table-cell office:value-type="string">
            <text:p>Iceland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ISL]&amp;ShowOnWeb=true" xlink:type="simple">i</text:a></text:p>
          </table:table-cell>
          <table:table-cell table:style-name="ce18" office:value-type="float" office:value="0.139">
            <text:p>0.139</text:p>
          </table:table-cell>
          <table:table-cell table:number-columns-repeated="4" table:style-name="ce18" office:value-type="string">
            <text:p>..</text:p>
          </table:table-cell>
          <table:table-cell table:style-name="ce18" office:value-type="float" office:value="0.142">
            <text:p>0.142</text:p>
          </table:table-cell>
          <table:table-cell table:number-columns-repeated="4" table:style-name="ce18" office:value-type="string">
            <text:p>..</text:p>
          </table:table-cell>
          <table:table-cell table:style-name="ce18" office:value-type="float" office:value="0.416">
            <text:p>0.416</text:p>
          </table:table-cell>
          <table:table-cell table:number-columns-repeated="4" table:style-name="ce18" office:value-type="string">
            <text:p>..</text:p>
          </table:table-cell>
          <table:table-cell table:style-name="ce18" office:value-type="float" office:value="0.989">
            <text:p>0.989</text:p>
          </table:table-cell>
          <table:table-cell table:style-name="ce18" office:value-type="float" office:value="1.06">
            <text:p>1.06</text:p>
          </table:table-cell>
          <table:table-cell table:style-name="ce18" office:value-type="float" office:value="0.984">
            <text:p>0.984</text:p>
          </table:table-cell>
          <table:table-cell table:style-name="ce18" office:value-type="float" office:value="0.772">
            <text:p>0.772</text:p>
          </table:table-cell>
          <table:table-cell table:style-name="ce18" office:value-type="float" office:value="0.834">
            <text:p>0.834</text:p>
          </table:table-cell>
          <table:table-cell table:style-name="ce18" office:value-type="float" office:value="0.828">
            <text:p>0.828</text:p>
          </table:table-cell>
          <table:table-cell table:style-name="ce18" office:value-type="float" office:value="1.115">
            <text:p>1.115</text:p>
          </table:table-cell>
          <table:table-cell table:style-name="ce18" office:value-type="float" office:value="1.562">
            <text:p>1.562</text:p>
          </table:table-cell>
          <table:table-cell table:style-name="ce18" office:value-type="float" office:value="1.881">
            <text:p>1.881</text:p>
          </table:table-cell>
          <table:table-cell table:style-name="ce18" office:value-type="float" office:value="1.753">
            <text:p>1.753</text:p>
          </table:table-cell>
          <table:table-cell table:style-name="ce18" office:value-type="float" office:value="1.969">
            <text:p>1.969</text:p>
          </table:table-cell>
          <table:table-cell table:style-name="ce18" office:value-type="float" office:value="2.127">
            <text:p>2.127</text:p>
          </table:table-cell>
          <table:table-cell table:style-name="ce18" office:value-type="float" office:value="2.239">
            <text:p>2.239</text:p>
          </table:table-cell>
          <table:table-cell table:style-name="ce18" office:value-type="float" office:value="1.902">
            <text:p>1.902</text:p>
          </table:table-cell>
          <table:table-cell table:style-name="ce18" office:value-type="float" office:value="1.925">
            <text:p>1.925</text:p>
          </table:table-cell>
          <table:table-cell table:style-name="ce18" office:value-type="float" office:value="2.186">
            <text:p>2.186</text:p>
          </table:table-cell>
          <table:table-cell table:style-name="ce18" office:value-type="float" office:value="2.361">
            <text:p>2.361</text:p>
          </table:table-cell>
          <table:table-cell table:style-name="ce18" office:value-type="float" office:value="2.389">
            <text:p>2.389</text:p>
          </table:table-cell>
          <table:table-cell table:style-name="ce18" office:value-type="float" office:value="2.851">
            <text:p>2.851</text:p>
          </table:table-cell>
          <table:table-cell table:style-name="ce18" office:value-type="float" office:value="3.222">
            <text:p>3.222</text:p>
          </table:table-cell>
          <table:table-cell table:style-name="ce18" office:value-type="float" office:value="3.229">
            <text:p>3.229</text:p>
          </table:table-cell>
          <table:table-cell table:style-name="ce18" office:value-type="float" office:value="2.798">
            <text:p>2.798</text:p>
          </table:table-cell>
          <table:table-cell table:style-name="ce18" office:value-type="float" office:value="3.149">
            <text:p>3.149</text:p>
          </table:table-cell>
          <table:table-cell table:style-name="ce18" office:value-type="float" office:value="4.031">
            <text:p>4.031</text:p>
          </table:table-cell>
          <table:table-cell table:style-name="ce18" office:value-type="float" office:value="5.022">
            <text:p>5.022</text:p>
          </table:table-cell>
          <table:table-cell table:style-name="ce18" office:value-type="float" office:value="6.637">
            <text:p>6.637</text:p>
          </table:table-cell>
          <table:table-cell table:style-name="ce18" office:value-type="float" office:value="6.936">
            <text:p>6.936</text:p>
          </table:table-cell>
          <table:table-cell table:style-name="ce18" office:value-type="float" office:value="8.299">
            <text:p>8.299</text:p>
          </table:table-cell>
          <table:table-cell table:style-name="ce18" office:value-type="float" office:value="6.177">
            <text:p>6.177</text:p>
          </table:table-cell>
          <table:table-cell table:style-name="ce18" office:value-type="float" office:value="4.104">
            <text:p>4.104</text:p>
          </table:table-cell>
          <table:table-cell table:style-name="ce18" office:value-type="float" office:value="4.42">
            <text:p>4.42</text:p>
          </table:table-cell>
          <table:table-cell table:style-name="ce18" office:value-type="float" office:value="5.049">
            <text:p>5.049</text:p>
          </table:table-cell>
          <table:table-cell table:style-name="ce18" office:value-type="float" office:value="5.007">
            <text:p>5.007</text:p>
          </table:table-cell>
          <table:table-cell table:style-name="ce18" office:value-type="float" office:value="5.535">
            <text:p>5.535</text:p>
          </table:table-cell>
          <table:table-cell table:style-name="ce18" office:value-type="float" office:value="6.635">
            <text:p>6.635</text:p>
          </table:table-cell>
          <table:table-cell table:style-name="ce18" office:value-type="float" office:value="6.156">
            <text:p>6.156</text:p>
          </table:table-cell>
          <table:table-cell table:style-name="ce18" office:value-type="float" office:value="7.29">
            <text:p>7.29</text:p>
          </table:table-cell>
        </table:table-row>
        <table:table-row table:style-name="ro3">
          <table:table-cell office:value-type="string">
            <text:p>Ireland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IRL]&amp;ShowOnWeb=true" xlink:type="simple">i</text:a></text:p>
          </table:table-cell>
          <table:table-cell office:value-type="float" office:value="0.698">
            <text:p>0.7 </text:p>
          </table:table-cell>
          <table:table-cell office:value-type="float" office:value="0.794">
            <text:p>0.8 </text:p>
          </table:table-cell>
          <table:table-cell table:number-columns-repeated="2" office:value-type="float" office:value="0.868">
            <text:p>0.9 </text:p>
          </table:table-cell>
          <table:table-cell office:value-type="float" office:value="1.025">
            <text:p>1.0 </text:p>
          </table:table-cell>
          <table:table-cell office:value-type="float" office:value="1.211">
            <text:p>1.2 </text:p>
          </table:table-cell>
          <table:table-cell office:value-type="float" office:value="1.464">
            <text:p>1.5 </text:p>
          </table:table-cell>
          <table:table-cell office:value-type="float" office:value="1.732">
            <text:p>1.7 </text:p>
          </table:table-cell>
          <table:table-cell office:value-type="float" office:value="2.063">
            <text:p>2.1 </text:p>
          </table:table-cell>
          <table:table-cell office:value-type="float" office:value="2.211">
            <text:p>2.2 </text:p>
          </table:table-cell>
          <table:table-cell office:value-type="float" office:value="2.647">
            <text:p>2.6 </text:p>
          </table:table-cell>
          <table:table-cell office:value-type="float" office:value="2.923">
            <text:p>2.9 </text:p>
          </table:table-cell>
          <table:table-cell office:value-type="float" office:value="3.313">
            <text:p>3.3 </text:p>
          </table:table-cell>
          <table:table-cell office:value-type="float" office:value="4.087">
            <text:p>4.1 </text:p>
          </table:table-cell>
          <table:table-cell office:value-type="float" office:value="4.29">
            <text:p>4.3 </text:p>
          </table:table-cell>
          <table:table-cell office:value-type="float" office:value="5.623">
            <text:p>5.6 </text:p>
          </table:table-cell>
          <table:table-cell office:value-type="float" office:value="5.657">
            <text:p>5.7 </text:p>
          </table:table-cell>
          <table:table-cell office:value-type="float" office:value="6.099">
            <text:p>6.1 </text:p>
          </table:table-cell>
          <table:table-cell office:value-type="float" office:value="6.395">
            <text:p>6.4 </text:p>
          </table:table-cell>
          <table:table-cell office:value-type="float" office:value="6.42">
            <text:p>6.4 </text:p>
          </table:table-cell>
          <table:table-cell office:value-type="float" office:value="6.495">
            <text:p>6.5 </text:p>
          </table:table-cell>
          <table:table-cell office:value-type="float" office:value="9.135">
            <text:p>9.1 </text:p>
          </table:table-cell>
          <table:table-cell office:value-type="float" office:value="11.537">
            <text:p>11.5 </text:p>
          </table:table-cell>
          <table:table-cell office:value-type="float" office:value="13.278">
            <text:p>13.3 </text:p>
          </table:table-cell>
          <table:table-cell office:value-type="float" office:value="12.585">
            <text:p>12.6 </text:p>
          </table:table-cell>
          <table:table-cell office:value-type="float" office:value="15.565">
            <text:p>15.6 </text:p>
          </table:table-cell>
          <table:table-cell office:value-type="float" office:value="16.002">
            <text:p>16.0 </text:p>
          </table:table-cell>
          <table:table-cell office:value-type="float" office:value="17.984">
            <text:p>18.0 </text:p>
          </table:table-cell>
          <table:table-cell office:value-type="float" office:value="17.581">
            <text:p>17.6 </text:p>
          </table:table-cell>
          <table:table-cell office:value-type="float" office:value="19.76">
            <text:p>19.8 </text:p>
          </table:table-cell>
          <table:table-cell office:value-type="float" office:value="22.743">
            <text:p>22.7 </text:p>
          </table:table-cell>
          <table:table-cell office:value-type="float" office:value="24.388">
            <text:p>24.4 </text:p>
          </table:table-cell>
          <table:table-cell office:value-type="float" office:value="24.663">
            <text:p>24.7 </text:p>
          </table:table-cell>
          <table:table-cell office:value-type="float" office:value="27.703">
            <text:p>27.7 </text:p>
          </table:table-cell>
          <table:table-cell office:value-type="float" office:value="30.485">
            <text:p>30.5 </text:p>
          </table:table-cell>
          <table:table-cell office:value-type="float" office:value="30.723">
            <text:p>30.7 </text:p>
          </table:table-cell>
          <table:table-cell office:value-type="float" office:value="31.243">
            <text:p>31.2 </text:p>
          </table:table-cell>
          <table:table-cell office:value-type="float" office:value="34.95">
            <text:p>35.0 </text:p>
          </table:table-cell>
          <table:table-cell office:value-type="float" office:value="45.82">
            <text:p>45.8 </text:p>
          </table:table-cell>
          <table:table-cell office:value-type="float" office:value="56.145">
            <text:p>56.1 </text:p>
          </table:table-cell>
          <table:table-cell office:value-type="float" office:value="62.182">
            <text:p>62.2 </text:p>
          </table:table-cell>
          <table:table-cell office:value-type="float" office:value="71.591">
            <text:p>71.6 </text:p>
          </table:table-cell>
          <table:table-cell office:value-type="float" office:value="82.029">
            <text:p>82.0 </text:p>
          </table:table-cell>
          <table:table-cell office:value-type="float" office:value="78.092">
            <text:p>78.1 </text:p>
          </table:table-cell>
          <table:table-cell office:value-type="float" office:value="64.547">
            <text:p>64.5 </text:p>
          </table:table-cell>
          <table:table-cell office:value-type="float" office:value="59.981">
            <text:p>60.0 </text:p>
          </table:table-cell>
          <table:table-cell office:value-type="float" office:value="65.168">
            <text:p>65.2 </text:p>
          </table:table-cell>
          <table:table-cell office:value-type="float" office:value="62.029">
            <text:p>62.0 </text:p>
          </table:table-cell>
          <table:table-cell office:value-type="float" office:value="67.413">
            <text:p>67.4 </text:p>
          </table:table-cell>
          <table:table-cell office:value-type="float" office:value="73.598">
            <text:p>73.6 </text:p>
          </table:table-cell>
          <table:table-cell office:value-type="float" office:value="67.213">
            <text:p>67.2 </text:p>
          </table:table-cell>
          <table:table-cell office:value-type="float" office:value="70.183">
            <text:p>70.2 </text:p>
          </table:table-cell>
        </table:table-row>
        <table:table-row table:style-name="ro3">
          <table:table-cell table:style-name="ce11" office:value-type="string">
            <text:p><text:a xlink:href="http://stats.oecd.org/OECDStat_Metadata/ShowMetadata.ashx?Dataset=REV&amp;Coords=[COU].[ISR]&amp;ShowOnWeb=true&amp;Lang=en" xlink:type="simple">Israel</text:a>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ISR]&amp;ShowOnWeb=true" xlink:type="simple">i</text:a></text:p>
          </table:table-cell>
          <table:table-cell table:number-columns-repeated="30" table:style-name="ce18" office:value-type="string">
            <text:p>..</text:p>
          </table:table-cell>
          <table:table-cell table:style-name="ce18" office:value-type="float" office:value="35.541">
            <text:p>35.541</text:p>
          </table:table-cell>
          <table:table-cell table:style-name="ce18" office:value-type="float" office:value="38.379">
            <text:p>38.379</text:p>
          </table:table-cell>
          <table:table-cell table:style-name="ce18" office:value-type="float" office:value="40.626">
            <text:p>40.626</text:p>
          </table:table-cell>
          <table:table-cell table:style-name="ce18" office:value-type="float" office:value="39.849">
            <text:p>39.849</text:p>
          </table:table-cell>
          <table:table-cell table:style-name="ce18" office:value-type="float" office:value="40.078">
            <text:p>40.078</text:p>
          </table:table-cell>
          <table:table-cell table:style-name="ce18" office:value-type="float" office:value="46.185">
            <text:p>46.185</text:p>
          </table:table-cell>
          <table:table-cell table:style-name="ce18" office:value-type="float" office:value="45.407">
            <text:p>45.407</text:p>
          </table:table-cell>
          <table:table-cell table:style-name="ce18" office:value-type="float" office:value="41.132">
            <text:p>41.132</text:p>
          </table:table-cell>
          <table:table-cell table:style-name="ce18" office:value-type="float" office:value="42.297">
            <text:p>42.297</text:p>
          </table:table-cell>
          <table:table-cell table:style-name="ce18" office:value-type="float" office:value="45.158">
            <text:p>45.158</text:p>
          </table:table-cell>
          <table:table-cell table:style-name="ce18" office:value-type="float" office:value="48.032">
            <text:p>48.032</text:p>
          </table:table-cell>
          <table:table-cell table:style-name="ce18" office:value-type="float" office:value="52.736">
            <text:p>52.736</text:p>
          </table:table-cell>
          <table:table-cell table:style-name="ce18" office:value-type="float" office:value="61.157">
            <text:p>61.157</text:p>
          </table:table-cell>
          <table:table-cell table:style-name="ce18" office:value-type="float" office:value="69.085">
            <text:p>69.085</text:p>
          </table:table-cell>
          <table:table-cell table:style-name="ce18" office:value-type="float" office:value="61.968">
            <text:p>61.968</text:p>
          </table:table-cell>
          <table:table-cell table:style-name="ce18" office:value-type="float" office:value="71.987">
            <text:p>71.987</text:p>
          </table:table-cell>
          <table:table-cell table:style-name="ce18" office:value-type="float" office:value="80.933">
            <text:p>80.933</text:p>
          </table:table-cell>
          <table:table-cell table:style-name="ce18" office:value-type="float" office:value="77.376">
            <text:p>77.376</text:p>
          </table:table-cell>
          <table:table-cell table:style-name="ce18" office:value-type="float" office:value="90.142">
            <text:p>90.142</text:p>
          </table:table-cell>
          <table:table-cell table:style-name="ce18" office:value-type="float" office:value="96.1">
            <text:p>96.1</text:p>
          </table:table-cell>
          <table:table-cell table:style-name="ce18" office:value-type="float" office:value="93.66">
            <text:p>93.66</text:p>
          </table:table-cell>
          <table:table-cell table:style-name="ce18" office:value-type="float" office:value="99.621">
            <text:p>99.621</text:p>
          </table:table-cell>
        </table:table-row>
        <table:table-row table:style-name="ro3">
          <table:table-cell office:value-type="string">
            <text:p>Italy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ITA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58.292">
            <text:p>58.3 </text:p>
          </table:table-cell>
          <table:table-cell office:value-type="float" office:value="83.964">
            <text:p>84.0 </text:p>
          </table:table-cell>
          <table:table-cell office:value-type="float" office:value="83.734">
            <text:p>83.7 </text:p>
          </table:table-cell>
          <table:table-cell office:value-type="float" office:value="92.729">
            <text:p>92.7 </text:p>
          </table:table-cell>
          <table:table-cell office:value-type="float" office:value="104.161">
            <text:p>104.2 </text:p>
          </table:table-cell>
          <table:table-cell office:value-type="float" office:value="102.777">
            <text:p>102.8 </text:p>
          </table:table-cell>
          <table:table-cell office:value-type="float" office:value="109.328">
            <text:p>109.3 </text:p>
          </table:table-cell>
          <table:table-cell office:value-type="float" office:value="164.053">
            <text:p>164.1 </text:p>
          </table:table-cell>
          <table:table-cell office:value-type="float" office:value="211.382">
            <text:p>211.4 </text:p>
          </table:table-cell>
          <table:table-cell office:value-type="float" office:value="244.589">
            <text:p>244.6 </text:p>
          </table:table-cell>
          <table:table-cell office:value-type="float" office:value="256.963">
            <text:p>257.0 </text:p>
          </table:table-cell>
          <table:table-cell office:value-type="float" office:value="336.581">
            <text:p>336.6 </text:p>
          </table:table-cell>
          <table:table-cell office:value-type="float" office:value="361.87">
            <text:p>361.9 </text:p>
          </table:table-cell>
          <table:table-cell office:value-type="float" office:value="423.287">
            <text:p>423.3 </text:p>
          </table:table-cell>
          <table:table-cell office:value-type="float" office:value="410.655">
            <text:p>410.7 </text:p>
          </table:table-cell>
          <table:table-cell office:value-type="float" office:value="418.929">
            <text:p>418.9 </text:p>
          </table:table-cell>
          <table:table-cell office:value-type="float" office:value="496.803">
            <text:p>496.8 </text:p>
          </table:table-cell>
          <table:table-cell office:value-type="float" office:value="533.086">
            <text:p>533.1 </text:p>
          </table:table-cell>
          <table:table-cell office:value-type="float" office:value="514.666">
            <text:p>514.7 </text:p>
          </table:table-cell>
          <table:table-cell office:value-type="float" office:value="508.468">
            <text:p>508.5 </text:p>
          </table:table-cell>
          <table:table-cell office:value-type="float" office:value="510.76">
            <text:p>510.8 </text:p>
          </table:table-cell>
          <table:table-cell office:value-type="float" office:value="463.642">
            <text:p>463.6 </text:p>
          </table:table-cell>
          <table:table-cell office:value-type="float" office:value="468.744">
            <text:p>468.7 </text:p>
          </table:table-cell>
          <table:table-cell office:value-type="float" office:value="504.175">
            <text:p>504.2 </text:p>
          </table:table-cell>
          <table:table-cell office:value-type="float" office:value="629.516">
            <text:p>629.5 </text:p>
          </table:table-cell>
          <table:table-cell office:value-type="float" office:value="707.786">
            <text:p>707.8 </text:p>
          </table:table-cell>
          <table:table-cell office:value-type="float" office:value="724.831">
            <text:p>724.8 </text:p>
          </table:table-cell>
          <table:table-cell office:value-type="float" office:value="788.597">
            <text:p>788.6 </text:p>
          </table:table-cell>
          <table:table-cell office:value-type="float" office:value="918.826">
            <text:p>918.8 </text:p>
          </table:table-cell>
          <table:table-cell office:value-type="float" office:value="995.617">
            <text:p>995.6 </text:p>
          </table:table-cell>
          <table:table-cell office:value-type="float" office:value="919.318">
            <text:p>919.3 </text:p>
          </table:table-cell>
          <table:table-cell office:value-type="float" office:value="889.522">
            <text:p>889.5 </text:p>
          </table:table-cell>
          <table:table-cell office:value-type="float" office:value="954.168">
            <text:p>954.2 </text:p>
          </table:table-cell>
          <table:table-cell office:value-type="float" office:value="910.232">
            <text:p>910.2 </text:p>
          </table:table-cell>
          <table:table-cell office:value-type="float" office:value="938.313">
            <text:p>938.3 </text:p>
          </table:table-cell>
          <table:table-cell office:value-type="float" office:value="935.147">
            <text:p>935.1 </text:p>
          </table:table-cell>
          <table:table-cell office:value-type="float" office:value="790.141">
            <text:p>790.1 </text:p>
          </table:table-cell>
          <table:table-cell office:value-type="float" office:value="792.784">
            <text:p>792.8 </text:p>
          </table:table-cell>
        </table:table-row>
        <table:table-row table:style-name="ro3">
          <table:table-cell office:value-type="string">
            <text:p>Japan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JPN]&amp;ShowOnWeb=true" xlink:type="simple">i</text:a></text:p>
          </table:table-cell>
          <table:table-cell table:style-name="ce18" office:value-type="float" office:value="17.074">
            <text:p>17.074</text:p>
          </table:table-cell>
          <table:table-cell table:style-name="ce18" office:value-type="float" office:value="19.432">
            <text:p>19.432</text:p>
          </table:table-cell>
          <table:table-cell table:style-name="ce18" office:value-type="float" office:value="23.361">
            <text:p>23.361</text:p>
          </table:table-cell>
          <table:table-cell table:style-name="ce18" office:value-type="float" office:value="28.132">
            <text:p>28.132</text:p>
          </table:table-cell>
          <table:table-cell table:style-name="ce18" office:value-type="float" office:value="34.121">
            <text:p>34.121</text:p>
          </table:table-cell>
          <table:table-cell table:style-name="ce18" office:value-type="float" office:value="41.415">
            <text:p>41.415</text:p>
          </table:table-cell>
          <table:table-cell table:style-name="ce18" office:value-type="float" office:value="47.512">
            <text:p>47.512</text:p>
          </table:table-cell>
          <table:table-cell table:style-name="ce18" office:value-type="float" office:value="64.831">
            <text:p>64.831</text:p>
          </table:table-cell>
          <table:table-cell table:style-name="ce18" office:value-type="float" office:value="96.563">
            <text:p>96.563</text:p>
          </table:table-cell>
          <table:table-cell table:style-name="ce18" office:value-type="float" office:value="109.093">
            <text:p>109.093</text:p>
          </table:table-cell>
          <table:table-cell table:style-name="ce18" office:value-type="float" office:value="107.527">
            <text:p>107.527</text:p>
          </table:table-cell>
          <table:table-cell table:style-name="ce18" office:value-type="float" office:value="125.854">
            <text:p>125.854</text:p>
          </table:table-cell>
          <table:table-cell table:style-name="ce18" office:value-type="float" office:value="158.055">
            <text:p>158.055</text:p>
          </table:table-cell>
          <table:table-cell table:style-name="ce18" office:value-type="float" office:value="237.96">
            <text:p>237.96</text:p>
          </table:table-cell>
          <table:table-cell table:style-name="ce18" office:value-type="float" office:value="251.102">
            <text:p>251.102</text:p>
          </table:table-cell>
          <table:table-cell table:style-name="ce18" office:value-type="float" office:value="275.448">
            <text:p>275.448</text:p>
          </table:table-cell>
          <table:table-cell table:style-name="ce18" office:value-type="float" office:value="309.449">
            <text:p>309.449</text:p>
          </table:table-cell>
          <table:table-cell table:style-name="ce18" office:value-type="float" office:value="291.372">
            <text:p>291.372</text:p>
          </table:table-cell>
          <table:table-cell table:style-name="ce18" office:value-type="float" office:value="324.903">
            <text:p>324.903</text:p>
          </table:table-cell>
          <table:table-cell table:style-name="ce18" office:value-type="float" office:value="348.709">
            <text:p>348.709</text:p>
          </table:table-cell>
          <table:table-cell table:style-name="ce18" office:value-type="float" office:value="375.441">
            <text:p>375.441</text:p>
          </table:table-cell>
          <table:table-cell table:style-name="ce18" office:value-type="float" office:value="570.742">
            <text:p>570.742</text:p>
          </table:table-cell>
          <table:table-cell table:style-name="ce18" office:value-type="float" office:value="726.266">
            <text:p>726.266</text:p>
          </table:table-cell>
          <table:table-cell table:style-name="ce18" office:value-type="float" office:value="891.391">
            <text:p>891.391</text:p>
          </table:table-cell>
          <table:table-cell table:style-name="ce18" office:value-type="float" office:value="896.534">
            <text:p>896.534</text:p>
          </table:table-cell>
          <table:table-cell table:style-name="ce18" office:value-type="float" office:value="903.638">
            <text:p>903.638</text:p>
          </table:table-cell>
          <table:table-cell table:style-name="ce18" office:value-type="float" office:value="1007.745">
            <text:p>1007.745</text:p>
          </table:table-cell>
          <table:table-cell table:style-name="ce18" office:value-type="float" office:value="1031.995">
            <text:p>1031.995</text:p>
          </table:table-cell>
          <table:table-cell table:style-name="ce18" office:value-type="float" office:value="1173.631">
            <text:p>1173.631</text:p>
          </table:table-cell>
          <table:table-cell table:style-name="ce18" office:value-type="float" office:value="1252.06">
            <text:p>1252.06</text:p>
          </table:table-cell>
          <table:table-cell table:style-name="ce18" office:value-type="float" office:value="1418.506">
            <text:p>1418.506</text:p>
          </table:table-cell>
          <table:table-cell table:style-name="ce18" office:value-type="float" office:value="1254.49">
            <text:p>1254.49</text:p>
          </table:table-cell>
          <table:table-cell table:style-name="ce18" office:value-type="float" office:value="1153.894">
            <text:p>1153.894</text:p>
          </table:table-cell>
          <table:table-cell table:style-name="ce18" office:value-type="float" office:value="1031.554">
            <text:p>1031.554</text:p>
          </table:table-cell>
          <table:table-cell table:style-name="ce18" office:value-type="float" office:value="1154.883">
            <text:p>1154.883</text:p>
          </table:table-cell>
          <table:table-cell table:style-name="ce18" office:value-type="float" office:value="1263.376">
            <text:p>1263.376</text:p>
          </table:table-cell>
          <table:table-cell table:style-name="ce18" office:value-type="float" office:value="1108.517">
            <text:p>1108.517</text:p>
          </table:table-cell>
          <table:table-cell table:style-name="ce18" office:value-type="float" office:value="1024.071">
            <text:p>1024.071</text:p>
          </table:table-cell>
          <table:table-cell table:style-name="ce18" office:value-type="float" office:value="1095.488">
            <text:p>1095.488</text:p>
          </table:table-cell>
          <table:table-cell table:style-name="ce18" office:value-type="float" office:value="1212.579">
            <text:p>1212.579</text:p>
          </table:table-cell>
          <table:table-cell table:style-name="ce18" office:value-type="float" office:value="1252.511">
            <text:p>1252.511</text:p>
          </table:table-cell>
          <table:table-cell table:style-name="ce18" office:value-type="float" office:value="1229.048">
            <text:p>1229.048</text:p>
          </table:table-cell>
          <table:table-cell table:style-name="ce18" office:value-type="float" office:value="1241.966">
            <text:p>1241.966</text:p>
          </table:table-cell>
          <table:table-cell table:style-name="ce18" office:value-type="float" office:value="1350.452">
            <text:p>1350.452</text:p>
          </table:table-cell>
          <table:table-cell table:style-name="ce18" office:value-type="float" office:value="1365.31">
            <text:p>1365.31</text:p>
          </table:table-cell>
          <table:table-cell table:style-name="ce18" office:value-type="float" office:value="1509.609">
            <text:p>1509.609</text:p>
          </table:table-cell>
          <table:table-cell table:style-name="ce18" office:value-type="float" office:value="1702.132">
            <text:p>1702.132</text:p>
          </table:table-cell>
          <table:table-cell table:style-name="ce18" office:value-type="float" office:value="1749.052">
            <text:p>1749.052</text:p>
          </table:table-cell>
          <table:table-cell table:style-name="ce18" office:value-type="float" office:value="1500.082">
            <text:p>1500.082</text:p>
          </table:table-cell>
          <table:table-cell table:style-name="ce18" office:value-type="float" office:value="1482.193">
            <text:p>1482.193</text:p>
          </table:table-cell>
          <table:table-cell table:style-name="ce18" office:value-type="float" office:value="1351.587">
            <text:p>1351.587</text:p>
          </table:table-cell>
          <table:table-cell table:style-name="ce18" office:value-type="string">
            <text:p>..</text:p>
          </table:table-cell>
        </table:table-row>
        <table:table-row table:style-name="ro3">
          <table:table-cell office:value-type="string">
            <text:p>Korea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KOR]&amp;ShowOnWeb=true" xlink:type="simple">i</text:a></text:p>
          </table:table-cell>
          <table:table-cell table:number-columns-repeated="7" office:value-type="string">
            <text:p>..</text:p>
          </table:table-cell>
          <table:table-cell office:value-type="float" office:value="1.346">
            <text:p>1.3 </text:p>
          </table:table-cell>
          <table:table-cell office:value-type="float" office:value="1.658">
            <text:p>1.7 </text:p>
          </table:table-cell>
          <table:table-cell office:value-type="float" office:value="2.551">
            <text:p>2.6 </text:p>
          </table:table-cell>
          <table:table-cell office:value-type="float" office:value="3.233">
            <text:p>3.2 </text:p>
          </table:table-cell>
          <table:table-cell office:value-type="float" office:value="4.829">
            <text:p>4.8 </text:p>
          </table:table-cell>
          <table:table-cell office:value-type="float" office:value="6.185">
            <text:p>6.2 </text:p>
          </table:table-cell>
          <table:table-cell office:value-type="float" office:value="8.565">
            <text:p>8.6 </text:p>
          </table:table-cell>
          <table:table-cell office:value-type="float" office:value="11.233">
            <text:p>11.2 </text:p>
          </table:table-cell>
          <table:table-cell office:value-type="float" office:value="11.008">
            <text:p>11.0 </text:p>
          </table:table-cell>
          <table:table-cell office:value-type="float" office:value="12.154">
            <text:p>12.2 </text:p>
          </table:table-cell>
          <table:table-cell office:value-type="float" office:value="13.196">
            <text:p>13.2 </text:p>
          </table:table-cell>
          <table:table-cell office:value-type="float" office:value="14.957">
            <text:p>15.0 </text:p>
          </table:table-cell>
          <table:table-cell office:value-type="float" office:value="15.604">
            <text:p>15.6 </text:p>
          </table:table-cell>
          <table:table-cell office:value-type="float" office:value="15.806">
            <text:p>15.8 </text:p>
          </table:table-cell>
          <table:table-cell office:value-type="float" office:value="17.803">
            <text:p>17.8 </text:p>
          </table:table-cell>
          <table:table-cell office:value-type="float" office:value="22.827">
            <text:p>22.8 </text:p>
          </table:table-cell>
          <table:table-cell office:value-type="float" office:value="30.727">
            <text:p>30.7 </text:p>
          </table:table-cell>
          <table:table-cell office:value-type="float" office:value="39.908">
            <text:p>39.9 </text:p>
          </table:table-cell>
          <table:table-cell office:value-type="float" office:value="52.63">
            <text:p>52.6 </text:p>
          </table:table-cell>
          <table:table-cell office:value-type="float" office:value="60.4">
            <text:p>60.4 </text:p>
          </table:table-cell>
          <table:table-cell office:value-type="float" office:value="64.624">
            <text:p>64.6 </text:p>
          </table:table-cell>
          <table:table-cell office:value-type="float" office:value="72.536">
            <text:p>72.5 </text:p>
          </table:table-cell>
          <table:table-cell office:value-type="float" office:value="86.005">
            <text:p>86.0 </text:p>
          </table:table-cell>
          <table:table-cell office:value-type="float" office:value="106.305">
            <text:p>106.3 </text:p>
          </table:table-cell>
          <table:table-cell office:value-type="float" office:value="118.129">
            <text:p>118.1 </text:p>
          </table:table-cell>
          <table:table-cell office:value-type="float" office:value="108.274">
            <text:p>108.3 </text:p>
          </table:table-cell>
          <table:table-cell office:value-type="float" office:value="72.708">
            <text:p>72.7 </text:p>
          </table:table-cell>
          <table:table-cell office:value-type="float" office:value="95.862">
            <text:p>95.9 </text:p>
          </table:table-cell>
          <table:table-cell office:value-type="float" office:value="120.547">
            <text:p>120.5 </text:p>
          </table:table-cell>
          <table:table-cell office:value-type="float" office:value="116.164">
            <text:p>116.2 </text:p>
          </table:table-cell>
          <table:table-cell office:value-type="float" office:value="133.682">
            <text:p>133.7 </text:p>
          </table:table-cell>
          <table:table-cell office:value-type="float" office:value="154.62">
            <text:p>154.6 </text:p>
          </table:table-cell>
          <table:table-cell office:value-type="float" office:value="167.992">
            <text:p>168.0 </text:p>
          </table:table-cell>
          <table:table-cell office:value-type="float" office:value="202.441">
            <text:p>202.4 </text:p>
          </table:table-cell>
          <table:table-cell office:value-type="float" office:value="238.379">
            <text:p>238.4 </text:p>
          </table:table-cell>
          <table:table-cell office:value-type="float" office:value="278.198">
            <text:p>278.2 </text:p>
          </table:table-cell>
          <table:table-cell office:value-type="float" office:value="247.262">
            <text:p>247.3 </text:p>
          </table:table-cell>
          <table:table-cell office:value-type="float" office:value="214.634">
            <text:p>214.6 </text:p>
          </table:table-cell>
          <table:table-cell office:value-type="float" office:value="256.154">
            <text:p>256.2 </text:p>
          </table:table-cell>
          <table:table-cell office:value-type="float" office:value="290.72">
            <text:p>290.7 </text:p>
          </table:table-cell>
          <table:table-cell office:value-type="float" office:value="303.158">
            <text:p>303.2 </text:p>
          </table:table-cell>
          <table:table-cell office:value-type="float" office:value="317.22">
            <text:p>317.2 </text:p>
          </table:table-cell>
          <table:table-cell office:value-type="float" office:value="347.014">
            <text:p>347.0 </text:p>
          </table:table-cell>
          <table:table-cell office:value-type="float" office:value="347.879">
            <text:p>347.9 </text:p>
          </table:table-cell>
          <table:table-cell office:value-type="float" office:value="371.149">
            <text:p>371.1 </text:p>
          </table:table-cell>
        </table:table-row>
        <table:table-row table:style-name="ro3">
          <table:table-cell office:value-type="string">
            <text:p>Luxembourg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LUX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1.895">
            <text:p>1.9 </text:p>
          </table:table-cell>
          <table:table-cell office:value-type="float" office:value="2.144">
            <text:p>2.1 </text:p>
          </table:table-cell>
          <table:table-cell office:value-type="float" office:value="1.881">
            <text:p>1.9 </text:p>
          </table:table-cell>
          <table:table-cell office:value-type="float" office:value="1.91">
            <text:p>1.9 </text:p>
          </table:table-cell>
          <table:table-cell office:value-type="float" office:value="2.017">
            <text:p>2.0 </text:p>
          </table:table-cell>
          <table:table-cell office:value-type="float" office:value="1.903">
            <text:p>1.9 </text:p>
          </table:table-cell>
          <table:table-cell office:value-type="float" office:value="1.994">
            <text:p>2.0 </text:p>
          </table:table-cell>
          <table:table-cell office:value-type="float" office:value="2.695">
            <text:p>2.7 </text:p>
          </table:table-cell>
          <table:table-cell office:value-type="float" office:value="3.312">
            <text:p>3.3 </text:p>
          </table:table-cell>
          <table:table-cell office:value-type="float" office:value="3.646">
            <text:p>3.6 </text:p>
          </table:table-cell>
          <table:table-cell office:value-type="float" office:value="3.792">
            <text:p>3.8 </text:p>
          </table:table-cell>
          <table:table-cell office:value-type="float" office:value="4.66">
            <text:p>4.7 </text:p>
          </table:table-cell>
          <table:table-cell office:value-type="float" office:value="4.718">
            <text:p>4.7 </text:p>
          </table:table-cell>
          <table:table-cell office:value-type="float" office:value="5.34">
            <text:p>5.3 </text:p>
          </table:table-cell>
          <table:table-cell office:value-type="float" office:value="5.668">
            <text:p>5.7 </text:p>
          </table:table-cell>
          <table:table-cell office:value-type="float" office:value="6.258">
            <text:p>6.3 </text:p>
          </table:table-cell>
          <table:table-cell office:value-type="float" office:value="7.188">
            <text:p>7.2 </text:p>
          </table:table-cell>
          <table:table-cell office:value-type="float" office:value="7.439">
            <text:p>7.4 </text:p>
          </table:table-cell>
          <table:table-cell office:value-type="float" office:value="7.23">
            <text:p>7.2 </text:p>
          </table:table-cell>
          <table:table-cell office:value-type="float" office:value="7.591">
            <text:p>7.6 </text:p>
          </table:table-cell>
          <table:table-cell office:value-type="float" office:value="8.046">
            <text:p>8.0 </text:p>
          </table:table-cell>
          <table:table-cell office:value-type="float" office:value="7.853">
            <text:p>7.9 </text:p>
          </table:table-cell>
          <table:table-cell office:value-type="float" office:value="7.973">
            <text:p>8.0 </text:p>
          </table:table-cell>
          <table:table-cell office:value-type="float" office:value="8.833">
            <text:p>8.8 </text:p>
          </table:table-cell>
          <table:table-cell office:value-type="float" office:value="11.088">
            <text:p>11.1 </text:p>
          </table:table-cell>
          <table:table-cell office:value-type="float" office:value="12.685">
            <text:p>12.7 </text:p>
          </table:table-cell>
          <table:table-cell office:value-type="float" office:value="14.104">
            <text:p>14.1 </text:p>
          </table:table-cell>
          <table:table-cell office:value-type="float" office:value="15.159">
            <text:p>15.2 </text:p>
          </table:table-cell>
          <table:table-cell office:value-type="float" office:value="18.366">
            <text:p>18.4 </text:p>
          </table:table-cell>
          <table:table-cell office:value-type="float" office:value="20.43">
            <text:p>20.4 </text:p>
          </table:table-cell>
          <table:table-cell office:value-type="float" office:value="19.624">
            <text:p>19.6 </text:p>
          </table:table-cell>
          <table:table-cell office:value-type="float" office:value="19.9">
            <text:p>19.9 </text:p>
          </table:table-cell>
          <table:table-cell office:value-type="float" office:value="22.233">
            <text:p>22.2 </text:p>
          </table:table-cell>
          <table:table-cell office:value-type="float" office:value="21.768">
            <text:p>21.8 </text:p>
          </table:table-cell>
          <table:table-cell office:value-type="float" office:value="23.628">
            <text:p>23.6 </text:p>
          </table:table-cell>
          <table:table-cell office:value-type="float" office:value="24.813">
            <text:p>24.8 </text:p>
          </table:table-cell>
          <table:table-cell office:value-type="float" office:value="21.384">
            <text:p>21.4 </text:p>
          </table:table-cell>
          <table:table-cell office:value-type="float" office:value="22.218">
            <text:p>22.2 </text:p>
          </table:table-cell>
        </table:table-row>
        <table:table-row table:style-name="ro3">
          <table:table-cell office:value-type="string">
            <text:p>Mexico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MEX]&amp;ShowOnWeb=true" xlink:type="simple">i</text:a></text:p>
          </table:table-cell>
          <table:table-cell table:number-columns-repeated="15" table:style-name="ce18" office:value-type="string">
            <text:p>..</text:p>
          </table:table-cell>
          <table:table-cell table:style-name="ce18" office:value-type="float" office:value="33.627">
            <text:p>33.627</text:p>
          </table:table-cell>
          <table:table-cell table:style-name="ce18" office:value-type="float" office:value="41.988">
            <text:p>41.988</text:p>
          </table:table-cell>
          <table:table-cell table:style-name="ce18" office:value-type="float" office:value="32.368">
            <text:p>32.368</text:p>
          </table:table-cell>
          <table:table-cell table:style-name="ce18" office:value-type="float" office:value="22.033">
            <text:p>22.033</text:p>
          </table:table-cell>
          <table:table-cell table:style-name="ce18" office:value-type="float" office:value="28.469">
            <text:p>28.469</text:p>
          </table:table-cell>
          <table:table-cell table:style-name="ce18" office:value-type="float" office:value="26.194">
            <text:p>26.194</text:p>
          </table:table-cell>
          <table:table-cell table:style-name="ce18" office:value-type="float" office:value="21.364">
            <text:p>21.364</text:p>
          </table:table-cell>
          <table:table-cell table:style-name="ce18" office:value-type="float" office:value="25.009">
            <text:p>25.009</text:p>
          </table:table-cell>
          <table:table-cell table:style-name="ce18" office:value-type="float" office:value="30.27">
            <text:p>30.27</text:p>
          </table:table-cell>
          <table:table-cell table:style-name="ce18" office:value-type="float" office:value="37.83">
            <text:p>37.83</text:p>
          </table:table-cell>
          <table:table-cell table:style-name="ce18" office:value-type="float" office:value="35.908">
            <text:p>35.908</text:p>
          </table:table-cell>
          <table:table-cell table:style-name="ce18" office:value-type="float" office:value="43.947">
            <text:p>43.947</text:p>
          </table:table-cell>
          <table:table-cell table:style-name="ce18" office:value-type="float" office:value="53.144">
            <text:p>53.144</text:p>
          </table:table-cell>
          <table:table-cell table:style-name="ce18" office:value-type="float" office:value="60.102">
            <text:p>60.102</text:p>
          </table:table-cell>
          <table:table-cell table:style-name="ce18" office:value-type="float" office:value="63.095">
            <text:p>63.095</text:p>
          </table:table-cell>
          <table:table-cell table:style-name="ce18" office:value-type="float" office:value="36.391">
            <text:p>36.391</text:p>
          </table:table-cell>
          <table:table-cell table:style-name="ce18" office:value-type="float" office:value="40.729">
            <text:p>40.729</text:p>
          </table:table-cell>
          <table:table-cell table:style-name="ce18" office:value-type="float" office:value="52.509">
            <text:p>52.509</text:p>
          </table:table-cell>
          <table:table-cell table:style-name="ce18" office:value-type="float" office:value="57.613">
            <text:p>57.613</text:p>
          </table:table-cell>
          <table:table-cell table:style-name="ce18" office:value-type="float" office:value="70.452">
            <text:p>70.452</text:p>
          </table:table-cell>
          <table:table-cell table:style-name="ce18" office:value-type="float" office:value="85.074">
            <text:p>85.074</text:p>
          </table:table-cell>
          <table:table-cell table:style-name="ce18" office:value-type="float" office:value="96.377">
            <text:p>96.377</text:p>
          </table:table-cell>
          <table:table-cell table:style-name="ce18" office:value-type="float" office:value="101.453">
            <text:p>101.453</text:p>
          </table:table-cell>
          <table:table-cell table:style-name="ce18" office:value-type="float" office:value="96.51">
            <text:p>96.51</text:p>
          </table:table-cell>
          <table:table-cell table:style-name="ce18" office:value-type="float" office:value="94.636">
            <text:p>94.636</text:p>
          </table:table-cell>
          <table:table-cell table:style-name="ce18" office:value-type="float" office:value="104.408">
            <text:p>104.408</text:p>
          </table:table-cell>
          <table:table-cell table:style-name="ce18" office:value-type="float" office:value="117.732">
            <text:p>117.732</text:p>
          </table:table-cell>
          <table:table-cell table:style-name="ce18" office:value-type="float" office:value="131.407">
            <text:p>131.407</text:p>
          </table:table-cell>
          <table:table-cell table:style-name="ce18" office:value-type="float" office:value="144.557">
            <text:p>144.557</text:p>
          </table:table-cell>
          <table:table-cell table:style-name="ce18" office:value-type="float" office:value="116.396">
            <text:p>116.396</text:p>
          </table:table-cell>
          <table:table-cell table:style-name="ce18" office:value-type="float" office:value="140.279">
            <text:p>140.279</text:p>
          </table:table-cell>
          <table:table-cell table:style-name="ce18" office:value-type="float" office:value="155.194">
            <text:p>155.194</text:p>
          </table:table-cell>
          <table:table-cell table:style-name="ce18" office:value-type="float" office:value="155.658">
            <text:p>155.658</text:p>
          </table:table-cell>
          <table:table-cell table:style-name="ce18" office:value-type="float" office:value="173.182">
            <text:p>173.182</text:p>
          </table:table-cell>
          <table:table-cell table:style-name="ce18" office:value-type="float" office:value="184.362">
            <text:p>184.362</text:p>
          </table:table-cell>
          <table:table-cell table:style-name="ce18" office:value-type="float" office:value="186.035">
            <text:p>186.035</text:p>
          </table:table-cell>
          <table:table-cell table:style-name="ce18" office:value-type="string">
            <text:p>..</text:p>
          </table:table-cell>
        </table:table-row>
        <table:table-row table:style-name="ro3">
          <table:table-cell office:value-type="string">
            <text:p>Netherlands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NLD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88.406">
            <text:p>88.4 </text:p>
          </table:table-cell>
          <table:table-cell office:value-type="float" office:value="97.249">
            <text:p>97.2 </text:p>
          </table:table-cell>
          <table:table-cell office:value-type="float" office:value="80.524">
            <text:p>80.5 </text:p>
          </table:table-cell>
          <table:table-cell office:value-type="float" office:value="74.178">
            <text:p>74.2 </text:p>
          </table:table-cell>
          <table:table-cell office:value-type="float" office:value="71.81">
            <text:p>71.8 </text:p>
          </table:table-cell>
          <table:table-cell office:value-type="float" office:value="64.209">
            <text:p>64.2 </text:p>
          </table:table-cell>
          <table:table-cell office:value-type="float" office:value="64.43">
            <text:p>64.4 </text:p>
          </table:table-cell>
          <table:table-cell office:value-type="float" office:value="87.444">
            <text:p>87.4 </text:p>
          </table:table-cell>
          <table:table-cell office:value-type="float" office:value="109.377">
            <text:p>109.4 </text:p>
          </table:table-cell>
          <table:table-cell office:value-type="float" office:value="116.812">
            <text:p>116.8 </text:p>
          </table:table-cell>
          <table:table-cell office:value-type="float" office:value="108.64">
            <text:p>108.6 </text:p>
          </table:table-cell>
          <table:table-cell office:value-type="float" office:value="132.567">
            <text:p>132.6 </text:p>
          </table:table-cell>
          <table:table-cell office:value-type="float" office:value="143.312">
            <text:p>143.3 </text:p>
          </table:table-cell>
          <table:table-cell office:value-type="float" office:value="155.157">
            <text:p>155.2 </text:p>
          </table:table-cell>
          <table:table-cell office:value-type="float" office:value="145.136">
            <text:p>145.1 </text:p>
          </table:table-cell>
          <table:table-cell office:value-type="float" office:value="147.572">
            <text:p>147.6 </text:p>
          </table:table-cell>
          <table:table-cell office:value-type="float" office:value="160.467">
            <text:p>160.5 </text:p>
          </table:table-cell>
          <table:table-cell office:value-type="float" office:value="163.371">
            <text:p>163.4 </text:p>
          </table:table-cell>
          <table:table-cell office:value-type="float" office:value="153.905">
            <text:p>153.9 </text:p>
          </table:table-cell>
          <table:table-cell office:value-type="float" office:value="159.874">
            <text:p>159.9 </text:p>
          </table:table-cell>
          <table:table-cell office:value-type="float" office:value="166.063">
            <text:p>166.1 </text:p>
          </table:table-cell>
          <table:table-cell office:value-type="float" office:value="153.741">
            <text:p>153.7 </text:p>
          </table:table-cell>
          <table:table-cell office:value-type="float" office:value="153.685">
            <text:p>153.7 </text:p>
          </table:table-cell>
          <table:table-cell office:value-type="float" office:value="165.369">
            <text:p>165.4 </text:p>
          </table:table-cell>
          <table:table-cell office:value-type="float" office:value="201.635">
            <text:p>201.6 </text:p>
          </table:table-cell>
          <table:table-cell office:value-type="float" office:value="228.908">
            <text:p>228.9 </text:p>
          </table:table-cell>
          <table:table-cell office:value-type="float" office:value="239.717">
            <text:p>239.7 </text:p>
          </table:table-cell>
          <table:table-cell office:value-type="float" office:value="264.478">
            <text:p>264.5 </text:p>
          </table:table-cell>
          <table:table-cell office:value-type="float" office:value="302.47">
            <text:p>302.5 </text:p>
          </table:table-cell>
          <table:table-cell office:value-type="float" office:value="340.133">
            <text:p>340.1 </text:p>
          </table:table-cell>
          <table:table-cell office:value-type="float" office:value="303.294">
            <text:p>303.3 </text:p>
          </table:table-cell>
          <table:table-cell office:value-type="float" office:value="301.851">
            <text:p>301.9 </text:p>
          </table:table-cell>
          <table:table-cell office:value-type="float" office:value="320.523">
            <text:p>320.5 </text:p>
          </table:table-cell>
          <table:table-cell office:value-type="float" office:value="298.676">
            <text:p>298.7 </text:p>
          </table:table-cell>
          <table:table-cell office:value-type="float" office:value="316.592">
            <text:p>316.6 </text:p>
          </table:table-cell>
          <table:table-cell office:value-type="float" office:value="330.094">
            <text:p>330.1 </text:p>
          </table:table-cell>
          <table:table-cell office:value-type="float" office:value="283.263">
            <text:p>283.3 </text:p>
          </table:table-cell>
          <table:table-cell office:value-type="float" office:value="301.866">
            <text:p>301.9 </text:p>
          </table:table-cell>
        </table:table-row>
        <table:table-row table:style-name="ro3">
          <table:table-cell office:value-type="string">
            <text:p>New Zealand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NZL]&amp;ShowOnWeb=true" xlink:type="simple">i</text:a></text:p>
          </table:table-cell>
          <table:table-cell table:style-name="ce18" office:value-type="float" office:value="1.386">
            <text:p>1.386</text:p>
          </table:table-cell>
          <table:table-cell table:style-name="ce18" office:value-type="float" office:value="1.49">
            <text:p>1.49</text:p>
          </table:table-cell>
          <table:table-cell table:style-name="ce18" office:value-type="float" office:value="1.518">
            <text:p>1.518</text:p>
          </table:table-cell>
          <table:table-cell table:style-name="ce18" office:value-type="float" office:value="1.294">
            <text:p>1.294</text:p>
          </table:table-cell>
          <table:table-cell table:style-name="ce18" office:value-type="float" office:value="1.439">
            <text:p>1.439</text:p>
          </table:table-cell>
          <table:table-cell table:style-name="ce18" office:value-type="float" office:value="1.748">
            <text:p>1.748</text:p>
          </table:table-cell>
          <table:table-cell table:style-name="ce18" office:value-type="float" office:value="2.111">
            <text:p>2.111</text:p>
          </table:table-cell>
          <table:table-cell table:style-name="ce18" office:value-type="float" office:value="2.507">
            <text:p>2.507</text:p>
          </table:table-cell>
          <table:table-cell table:style-name="ce18" office:value-type="float" office:value="3.517">
            <text:p>3.517</text:p>
          </table:table-cell>
          <table:table-cell table:style-name="ce18" office:value-type="float" office:value="4.355">
            <text:p>4.355</text:p>
          </table:table-cell>
          <table:table-cell table:style-name="ce18" office:value-type="float" office:value="4.179">
            <text:p>4.179</text:p>
          </table:table-cell>
          <table:table-cell table:style-name="ce18" office:value-type="float" office:value="4.161">
            <text:p>4.161</text:p>
          </table:table-cell>
          <table:table-cell table:style-name="ce18" office:value-type="float" office:value="4.854">
            <text:p>4.854</text:p>
          </table:table-cell>
          <table:table-cell table:style-name="ce18" office:value-type="float" office:value="5.616">
            <text:p>5.616</text:p>
          </table:table-cell>
          <table:table-cell table:style-name="ce18" office:value-type="float" office:value="6.621">
            <text:p>6.621</text:p>
          </table:table-cell>
          <table:table-cell table:style-name="ce18" office:value-type="float" office:value="7.393">
            <text:p>7.393</text:p>
          </table:table-cell>
          <table:table-cell table:style-name="ce18" office:value-type="float" office:value="8.201">
            <text:p>8.201</text:p>
          </table:table-cell>
          <table:table-cell table:style-name="ce18" office:value-type="float" office:value="8.161">
            <text:p>8.161</text:p>
          </table:table-cell>
          <table:table-cell table:style-name="ce18" office:value-type="float" office:value="7.524">
            <text:p>7.524</text:p>
          </table:table-cell>
          <table:table-cell table:style-name="ce18" office:value-type="float" office:value="7.236">
            <text:p>7.236</text:p>
          </table:table-cell>
          <table:table-cell table:style-name="ce18" office:value-type="float" office:value="7.515">
            <text:p>7.515</text:p>
          </table:table-cell>
          <table:table-cell table:style-name="ce18" office:value-type="float" office:value="9.694">
            <text:p>9.694</text:p>
          </table:table-cell>
          <table:table-cell table:style-name="ce18" office:value-type="float" office:value="13.483">
            <text:p>13.483</text:p>
          </table:table-cell>
          <table:table-cell table:style-name="ce18" office:value-type="float" office:value="15.844">
            <text:p>15.844</text:p>
          </table:table-cell>
          <table:table-cell table:style-name="ce18" office:value-type="float" office:value="16.526">
            <text:p>16.526</text:p>
          </table:table-cell>
          <table:table-cell table:style-name="ce18" office:value-type="float" office:value="16.372">
            <text:p>16.372</text:p>
          </table:table-cell>
          <table:table-cell table:style-name="ce18" office:value-type="float" office:value="15.287">
            <text:p>15.287</text:p>
          </table:table-cell>
          <table:table-cell table:style-name="ce18" office:value-type="float" office:value="14.825">
            <text:p>14.825</text:p>
          </table:table-cell>
          <table:table-cell table:style-name="ce18" office:value-type="float" office:value="16.209">
            <text:p>16.209</text:p>
          </table:table-cell>
          <table:table-cell table:style-name="ce18" office:value-type="float" office:value="19.303">
            <text:p>19.303</text:p>
          </table:table-cell>
          <table:table-cell table:style-name="ce18" office:value-type="float" office:value="22.767">
            <text:p>22.767</text:p>
          </table:table-cell>
          <table:table-cell table:style-name="ce18" office:value-type="float" office:value="23.718">
            <text:p>23.718</text:p>
          </table:table-cell>
          <table:table-cell table:style-name="ce18" office:value-type="float" office:value="23.51">
            <text:p>23.51</text:p>
          </table:table-cell>
          <table:table-cell table:style-name="ce18" office:value-type="float" office:value="18.696">
            <text:p>18.696</text:p>
          </table:table-cell>
          <table:table-cell table:style-name="ce18" office:value-type="float" office:value="19.593">
            <text:p>19.593</text:p>
          </table:table-cell>
          <table:table-cell table:style-name="ce18" office:value-type="float" office:value="18.037">
            <text:p>18.037</text:p>
          </table:table-cell>
          <table:table-cell table:style-name="ce18" office:value-type="float" office:value="17.435">
            <text:p>17.435</text:p>
          </table:table-cell>
          <table:table-cell table:style-name="ce18" office:value-type="float" office:value="21.08">
            <text:p>21.08</text:p>
          </table:table-cell>
          <table:table-cell table:style-name="ce18" office:value-type="float" office:value="28.397">
            <text:p>28.397</text:p>
          </table:table-cell>
          <table:table-cell table:style-name="ce18" office:value-type="float" office:value="35.539">
            <text:p>35.539</text:p>
          </table:table-cell>
          <table:table-cell table:style-name="ce18" office:value-type="float" office:value="41.777">
            <text:p>41.777</text:p>
          </table:table-cell>
          <table:table-cell table:style-name="ce18" office:value-type="float" office:value="40.168">
            <text:p>40.168</text:p>
          </table:table-cell>
          <table:table-cell table:style-name="ce18" office:value-type="float" office:value="47.059">
            <text:p>47.059</text:p>
          </table:table-cell>
          <table:table-cell table:style-name="ce18" office:value-type="float" office:value="43.743">
            <text:p>43.743</text:p>
          </table:table-cell>
          <table:table-cell table:style-name="ce18" office:value-type="float" office:value="37.192">
            <text:p>37.192</text:p>
          </table:table-cell>
          <table:table-cell table:style-name="ce18" office:value-type="float" office:value="44.906">
            <text:p>44.906</text:p>
          </table:table-cell>
          <table:table-cell table:style-name="ce18" office:value-type="float" office:value="51.777">
            <text:p>51.777</text:p>
          </table:table-cell>
          <table:table-cell table:style-name="ce18" office:value-type="float" office:value="56.783">
            <text:p>56.783</text:p>
          </table:table-cell>
          <table:table-cell table:style-name="ce18" office:value-type="float" office:value="60.256">
            <text:p>60.256</text:p>
          </table:table-cell>
          <table:table-cell table:style-name="ce18" office:value-type="float" office:value="64.646">
            <text:p>64.646</text:p>
          </table:table-cell>
          <table:table-cell table:style-name="ce18" office:value-type="float" office:value="57.742">
            <text:p>57.742</text:p>
          </table:table-cell>
          <table:table-cell table:style-name="ce18" office:value-type="float" office:value="60.146">
            <text:p>60.146</text:p>
          </table:table-cell>
        </table:table-row>
        <table:table-row table:style-name="ro3">
          <table:table-cell office:value-type="string">
            <text:p>Norway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NOR]&amp;ShowOnWeb=true" xlink:type="simple">i</text:a></text:p>
          </table:table-cell>
          <table:table-cell office:value-type="float" office:value="2.355">
            <text:p>2.4 </text:p>
          </table:table-cell>
          <table:table-cell office:value-type="float" office:value="2.643">
            <text:p>2.6 </text:p>
          </table:table-cell>
          <table:table-cell office:value-type="float" office:value="3.056">
            <text:p>3.1 </text:p>
          </table:table-cell>
          <table:table-cell office:value-type="float" office:value="3.364">
            <text:p>3.4 </text:p>
          </table:table-cell>
          <table:table-cell office:value-type="float" office:value="3.802">
            <text:p>3.8 </text:p>
          </table:table-cell>
          <table:table-cell office:value-type="float" office:value="4.388">
            <text:p>4.4 </text:p>
          </table:table-cell>
          <table:table-cell office:value-type="float" office:value="5.367">
            <text:p>5.4 </text:p>
          </table:table-cell>
          <table:table-cell office:value-type="float" office:value="6.699">
            <text:p>6.7 </text:p>
          </table:table-cell>
          <table:table-cell office:value-type="float" office:value="8.818">
            <text:p>8.8 </text:p>
          </table:table-cell>
          <table:table-cell office:value-type="float" office:value="10.514">
            <text:p>10.5 </text:p>
          </table:table-cell>
          <table:table-cell office:value-type="float" office:value="12.774">
            <text:p>12.8 </text:p>
          </table:table-cell>
          <table:table-cell office:value-type="float" office:value="14.456">
            <text:p>14.5 </text:p>
          </table:table-cell>
          <table:table-cell office:value-type="float" office:value="17.006">
            <text:p>17.0 </text:p>
          </table:table-cell>
          <table:table-cell office:value-type="float" office:value="18.815">
            <text:p>18.8 </text:p>
          </table:table-cell>
          <table:table-cell office:value-type="float" office:value="21.421">
            <text:p>21.4 </text:p>
          </table:table-cell>
          <table:table-cell office:value-type="float" office:value="27.041">
            <text:p>27.0 </text:p>
          </table:table-cell>
          <table:table-cell office:value-type="float" office:value="27.613">
            <text:p>27.6 </text:p>
          </table:table-cell>
          <table:table-cell office:value-type="float" office:value="26.671">
            <text:p>26.7 </text:p>
          </table:table-cell>
          <table:table-cell office:value-type="float" office:value="25.443">
            <text:p>25.4 </text:p>
          </table:table-cell>
          <table:table-cell office:value-type="float" office:value="25.154">
            <text:p>25.2 </text:p>
          </table:table-cell>
          <table:table-cell office:value-type="float" office:value="27.399">
            <text:p>27.4 </text:p>
          </table:table-cell>
          <table:table-cell office:value-type="float" office:value="34.356">
            <text:p>34.4 </text:p>
          </table:table-cell>
          <table:table-cell office:value-type="float" office:value="39.478">
            <text:p>39.5 </text:p>
          </table:table-cell>
          <table:table-cell office:value-type="float" office:value="42.223">
            <text:p>42.2 </text:p>
          </table:table-cell>
          <table:table-cell office:value-type="float" office:value="40.795">
            <text:p>40.8 </text:p>
          </table:table-cell>
          <table:table-cell office:value-type="float" office:value="48.226">
            <text:p>48.2 </text:p>
          </table:table-cell>
          <table:table-cell office:value-type="float" office:value="49.19">
            <text:p>49.2 </text:p>
          </table:table-cell>
          <table:table-cell office:value-type="float" office:value="51.723">
            <text:p>51.7 </text:p>
          </table:table-cell>
          <table:table-cell office:value-type="float" office:value="46.61">
            <text:p>46.6 </text:p>
          </table:table-cell>
          <table:table-cell office:value-type="float" office:value="50.799">
            <text:p>50.8 </text:p>
          </table:table-cell>
          <table:table-cell office:value-type="float" office:value="60.848">
            <text:p>60.8 </text:p>
          </table:table-cell>
          <table:table-cell office:value-type="float" office:value="65.348">
            <text:p>65.3 </text:p>
          </table:table-cell>
          <table:table-cell office:value-type="float" office:value="65.673">
            <text:p>65.7 </text:p>
          </table:table-cell>
          <table:table-cell office:value-type="float" office:value="64.101">
            <text:p>64.1 </text:p>
          </table:table-cell>
          <table:table-cell office:value-type="float" office:value="67.953">
            <text:p>68.0 </text:p>
          </table:table-cell>
          <table:table-cell office:value-type="float" office:value="71.798">
            <text:p>71.8 </text:p>
          </table:table-cell>
          <table:table-cell office:value-type="float" office:value="73.271">
            <text:p>73.3 </text:p>
          </table:table-cell>
          <table:table-cell office:value-type="float" office:value="82.757">
            <text:p>82.8 </text:p>
          </table:table-cell>
          <table:table-cell office:value-type="float" office:value="95.342">
            <text:p>95.3 </text:p>
          </table:table-cell>
          <table:table-cell office:value-type="float" office:value="112.133">
            <text:p>112.1 </text:p>
          </table:table-cell>
          <table:table-cell office:value-type="float" office:value="131.531">
            <text:p>131.5 </text:p>
          </table:table-cell>
          <table:table-cell office:value-type="float" office:value="147.914">
            <text:p>147.9 </text:p>
          </table:table-cell>
          <table:table-cell office:value-type="float" office:value="168.921">
            <text:p>168.9 </text:p>
          </table:table-cell>
          <table:table-cell office:value-type="float" office:value="191.116">
            <text:p>191.1 </text:p>
          </table:table-cell>
          <table:table-cell office:value-type="float" office:value="159.252">
            <text:p>159.3 </text:p>
          </table:table-cell>
          <table:table-cell office:value-type="float" office:value="179.856">
            <text:p>179.9 </text:p>
          </table:table-cell>
          <table:table-cell office:value-type="float" office:value="209.636">
            <text:p>209.6 </text:p>
          </table:table-cell>
          <table:table-cell office:value-type="float" office:value="211.652">
            <text:p>211.7 </text:p>
          </table:table-cell>
          <table:table-cell office:value-type="float" office:value="208.652">
            <text:p>208.7 </text:p>
          </table:table-cell>
          <table:table-cell office:value-type="float" office:value="193.697">
            <text:p>193.7 </text:p>
          </table:table-cell>
          <table:table-cell office:value-type="float" office:value="148.078">
            <text:p>148.1 </text:p>
          </table:table-cell>
          <table:table-cell office:value-type="float" office:value="140.749">
            <text:p>140.7 </text:p>
          </table:table-cell>
        </table:table-row>
        <table:table-row table:style-name="ro3">
          <table:table-cell office:value-type="string">
            <text:p>Poland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POL]&amp;ShowOnWeb=true" xlink:type="simple">i</text:a></text:p>
          </table:table-cell>
          <table:table-cell table:number-columns-repeated="26" table:style-name="ce18" office:value-type="string">
            <text:p>..</text:p>
          </table:table-cell>
          <table:table-cell table:style-name="ce18" office:value-type="float" office:value="29.109">
            <text:p>29.109</text:p>
          </table:table-cell>
          <table:table-cell table:style-name="ce18" office:value-type="float" office:value="34.136">
            <text:p>34.136</text:p>
          </table:table-cell>
          <table:table-cell table:style-name="ce18" office:value-type="float" office:value="37.686">
            <text:p>37.686</text:p>
          </table:table-cell>
          <table:table-cell table:style-name="ce18" office:value-type="float" office:value="40.374">
            <text:p>40.374</text:p>
          </table:table-cell>
          <table:table-cell table:style-name="ce18" office:value-type="float" office:value="53.637">
            <text:p>53.637</text:p>
          </table:table-cell>
          <table:table-cell table:style-name="ce18" office:value-type="float" office:value="58.571">
            <text:p>58.571</text:p>
          </table:table-cell>
          <table:table-cell table:style-name="ce18" office:value-type="float" office:value="57.506">
            <text:p>57.506</text:p>
          </table:table-cell>
          <table:table-cell table:style-name="ce18" office:value-type="float" office:value="61.315">
            <text:p>61.315</text:p>
          </table:table-cell>
          <table:table-cell table:style-name="ce18" office:value-type="float" office:value="59.477">
            <text:p>59.477</text:p>
          </table:table-cell>
          <table:table-cell table:style-name="ce18" office:value-type="float" office:value="56.617">
            <text:p>56.617</text:p>
          </table:table-cell>
          <table:table-cell table:style-name="ce18" office:value-type="float" office:value="62.622">
            <text:p>62.622</text:p>
          </table:table-cell>
          <table:table-cell table:style-name="ce18" office:value-type="float" office:value="65.606">
            <text:p>65.606</text:p>
          </table:table-cell>
          <table:table-cell table:style-name="ce18" office:value-type="float" office:value="70.682">
            <text:p>70.682</text:p>
          </table:table-cell>
          <table:table-cell table:style-name="ce18" office:value-type="float" office:value="81.575">
            <text:p>81.575</text:p>
          </table:table-cell>
          <table:table-cell table:style-name="ce18" office:value-type="float" office:value="100.998">
            <text:p>100.998</text:p>
          </table:table-cell>
          <table:table-cell table:style-name="ce18" office:value-type="float" office:value="115.865">
            <text:p>115.865</text:p>
          </table:table-cell>
          <table:table-cell table:style-name="ce18" office:value-type="float" office:value="148.674">
            <text:p>148.674</text:p>
          </table:table-cell>
          <table:table-cell table:style-name="ce18" office:value-type="float" office:value="182.202">
            <text:p>182.202</text:p>
          </table:table-cell>
          <table:table-cell table:style-name="ce18" office:value-type="float" office:value="137.304">
            <text:p>137.304</text:p>
          </table:table-cell>
          <table:table-cell table:style-name="ce18" office:value-type="float" office:value="150.619">
            <text:p>150.619</text:p>
          </table:table-cell>
          <table:table-cell table:style-name="ce18" office:value-type="float" office:value="168.47">
            <text:p>168.47</text:p>
          </table:table-cell>
          <table:table-cell table:style-name="ce18" office:value-type="float" office:value="160.729">
            <text:p>160.729</text:p>
          </table:table-cell>
          <table:table-cell table:style-name="ce18" office:value-type="float" office:value="167.472">
            <text:p>167.472</text:p>
          </table:table-cell>
          <table:table-cell table:style-name="ce18" office:value-type="float" office:value="174.377">
            <text:p>174.377</text:p>
          </table:table-cell>
          <table:table-cell table:style-name="ce18" office:value-type="float" office:value="154.818">
            <text:p>154.818</text:p>
          </table:table-cell>
          <table:table-cell table:style-name="ce18" office:value-type="float" office:value="157.529">
            <text:p>157.529</text:p>
          </table:table-cell>
        </table:table-row>
        <table:table-row table:style-name="ro3">
          <table:table-cell office:value-type="string">
            <text:p>Portugal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PRT]&amp;ShowOnWeb=true" xlink:type="simple">i</text:a></text:p>
          </table:table-cell>
          <table:table-cell table:number-columns-repeated="14" office:value-type="string">
            <text:p>..</text:p>
          </table:table-cell>
          <table:table-cell office:value-type="float" office:value="1.768">
            <text:p>1.8 </text:p>
          </table:table-cell>
          <table:table-cell office:value-type="float" office:value="2.498">
            <text:p>2.5 </text:p>
          </table:table-cell>
          <table:table-cell office:value-type="float" office:value="2.53">
            <text:p>2.5 </text:p>
          </table:table-cell>
          <table:table-cell office:value-type="float" office:value="2.805">
            <text:p>2.8 </text:p>
          </table:table-cell>
          <table:table-cell office:value-type="float" office:value="3.359">
            <text:p>3.4 </text:p>
          </table:table-cell>
          <table:table-cell office:value-type="float" office:value="3.562">
            <text:p>3.6 </text:p>
          </table:table-cell>
          <table:table-cell office:value-type="float" office:value="4.206">
            <text:p>4.2 </text:p>
          </table:table-cell>
          <table:table-cell office:value-type="float" office:value="7.222">
            <text:p>7.2 </text:p>
          </table:table-cell>
          <table:table-cell office:value-type="float" office:value="9.364">
            <text:p>9.4 </text:p>
          </table:table-cell>
          <table:table-cell office:value-type="float" office:value="12.253">
            <text:p>12.3 </text:p>
          </table:table-cell>
          <table:table-cell office:value-type="float" office:value="13.774">
            <text:p>13.8 </text:p>
          </table:table-cell>
          <table:table-cell office:value-type="float" office:value="18.821">
            <text:p>18.8 </text:p>
          </table:table-cell>
          <table:table-cell office:value-type="float" office:value="21.885">
            <text:p>21.9 </text:p>
          </table:table-cell>
          <table:table-cell office:value-type="float" office:value="27.62">
            <text:p>27.6 </text:p>
          </table:table-cell>
          <table:table-cell office:value-type="float" office:value="25.021">
            <text:p>25.0 </text:p>
          </table:table-cell>
          <table:table-cell office:value-type="float" office:value="28.202">
            <text:p>28.2 </text:p>
          </table:table-cell>
          <table:table-cell office:value-type="float" office:value="34.078">
            <text:p>34.1 </text:p>
          </table:table-cell>
          <table:table-cell office:value-type="float" office:value="35.879">
            <text:p>35.9 </text:p>
          </table:table-cell>
          <table:table-cell office:value-type="float" office:value="34.709">
            <text:p>34.7 </text:p>
          </table:table-cell>
          <table:table-cell office:value-type="float" office:value="37.591">
            <text:p>37.6 </text:p>
          </table:table-cell>
          <table:table-cell office:value-type="float" office:value="39.463">
            <text:p>39.5 </text:p>
          </table:table-cell>
          <table:table-cell office:value-type="float" office:value="36.76">
            <text:p>36.8 </text:p>
          </table:table-cell>
          <table:table-cell office:value-type="float" office:value="37.491">
            <text:p>37.5 </text:p>
          </table:table-cell>
          <table:table-cell office:value-type="float" office:value="42.003">
            <text:p>42.0 </text:p>
          </table:table-cell>
          <table:table-cell office:value-type="float" office:value="51.747">
            <text:p>51.7 </text:p>
          </table:table-cell>
          <table:table-cell office:value-type="float" office:value="57.077">
            <text:p>57.1 </text:p>
          </table:table-cell>
          <table:table-cell office:value-type="float" office:value="60.745">
            <text:p>60.7 </text:p>
          </table:table-cell>
          <table:table-cell office:value-type="float" office:value="65.38">
            <text:p>65.4 </text:p>
          </table:table-cell>
          <table:table-cell office:value-type="float" office:value="76.427">
            <text:p>76.4 </text:p>
          </table:table-cell>
          <table:table-cell office:value-type="float" office:value="82.979">
            <text:p>83.0 </text:p>
          </table:table-cell>
          <table:table-cell office:value-type="float" office:value="72.914">
            <text:p>72.9 </text:p>
          </table:table-cell>
          <table:table-cell office:value-type="float" office:value="72.456">
            <text:p>72.5 </text:p>
          </table:table-cell>
          <table:table-cell office:value-type="float" office:value="79.194">
            <text:p>79.2 </text:p>
          </table:table-cell>
          <table:table-cell office:value-type="float" office:value="68.786">
            <text:p>68.8 </text:p>
          </table:table-cell>
          <table:table-cell office:value-type="float" office:value="77.015">
            <text:p>77.0 </text:p>
          </table:table-cell>
          <table:table-cell office:value-type="float" office:value="78.664">
            <text:p>78.7 </text:p>
          </table:table-cell>
          <table:table-cell office:value-type="float" office:value="68.814">
            <text:p>68.8 </text:p>
          </table:table-cell>
          <table:table-cell office:value-type="float" office:value="70.31">
            <text:p>70.3 </text:p>
          </table:table-cell>
        </table:table-row>
        <table:table-row table:style-name="ro3">
          <table:table-cell office:value-type="string">
            <text:p>Slovak Republic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SVK]&amp;ShowOnWeb=true" xlink:type="simple">i</text:a></text:p>
          </table:table-cell>
          <table:table-cell table:number-columns-repeated="30" table:style-name="ce18" office:value-type="string">
            <text:p>..</text:p>
          </table:table-cell>
          <table:table-cell table:style-name="ce18" office:value-type="float" office:value="10.181">
            <text:p>10.181</text:p>
          </table:table-cell>
          <table:table-cell table:style-name="ce18" office:value-type="float" office:value="10.767">
            <text:p>10.767</text:p>
          </table:table-cell>
          <table:table-cell table:style-name="ce18" office:value-type="float" office:value="10.09">
            <text:p>10.09</text:p>
          </table:table-cell>
          <table:table-cell table:style-name="ce18" office:value-type="float" office:value="10.753">
            <text:p>10.753</text:p>
          </table:table-cell>
          <table:table-cell table:style-name="ce18" office:value-type="float" office:value="10.59">
            <text:p>10.59</text:p>
          </table:table-cell>
          <table:table-cell table:style-name="ce18" office:value-type="float" office:value="9.793">
            <text:p>9.793</text:p>
          </table:table-cell>
          <table:table-cell table:style-name="ce18" office:value-type="float" office:value="10.044">
            <text:p>10.044</text:p>
          </table:table-cell>
          <table:table-cell table:style-name="ce18" office:value-type="float" office:value="11.526">
            <text:p>11.526</text:p>
          </table:table-cell>
          <table:table-cell table:style-name="ce18" office:value-type="float" office:value="15.219">
            <text:p>15.219</text:p>
          </table:table-cell>
          <table:table-cell table:style-name="ce18" office:value-type="float" office:value="18.046">
            <text:p>18.046</text:p>
          </table:table-cell>
          <table:table-cell table:style-name="ce18" office:value-type="float" office:value="19.589">
            <text:p>19.589</text:p>
          </table:table-cell>
          <table:table-cell table:style-name="ce18" office:value-type="float" office:value="20.7">
            <text:p>20.7</text:p>
          </table:table-cell>
          <table:table-cell table:style-name="ce18" office:value-type="float" office:value="25.212">
            <text:p>25.212</text:p>
          </table:table-cell>
          <table:table-cell table:style-name="ce18" office:value-type="float" office:value="29.084">
            <text:p>29.084</text:p>
          </table:table-cell>
          <table:table-cell table:style-name="ce18" office:value-type="float" office:value="25.676">
            <text:p>25.676</text:p>
          </table:table-cell>
          <table:table-cell table:style-name="ce18" office:value-type="float" office:value="25.128">
            <text:p>25.128</text:p>
          </table:table-cell>
          <table:table-cell table:style-name="ce18" office:value-type="float" office:value="28.107">
            <text:p>28.107</text:p>
          </table:table-cell>
          <table:table-cell table:style-name="ce18" office:value-type="float" office:value="26.481">
            <text:p>26.481</text:p>
          </table:table-cell>
          <table:table-cell table:style-name="ce18" office:value-type="float" office:value="29.77">
            <text:p>29.77</text:p>
          </table:table-cell>
          <table:table-cell table:style-name="ce18" office:value-type="float" office:value="31.42">
            <text:p>31.42</text:p>
          </table:table-cell>
          <table:table-cell table:style-name="ce18" office:value-type="float" office:value="28.201">
            <text:p>28.201</text:p>
          </table:table-cell>
          <table:table-cell table:style-name="ce18" office:value-type="float" office:value="29.307">
            <text:p>29.307</text:p>
          </table:table-cell>
        </table:table-row>
        <table:table-row table:style-name="ro3">
          <table:table-cell office:value-type="string">
            <text:p>Slovenia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SVN]&amp;ShowOnWeb=true" xlink:type="simple">i</text:a></text:p>
          </table:table-cell>
          <table:table-cell table:number-columns-repeated="30" office:value-type="string">
            <text:p>..</text:p>
          </table:table-cell>
          <table:table-cell office:value-type="float" office:value="5.276">
            <text:p>5.3 </text:p>
          </table:table-cell>
          <table:table-cell office:value-type="float" office:value="5.735">
            <text:p>5.7 </text:p>
          </table:table-cell>
          <table:table-cell office:value-type="float" office:value="5.664">
            <text:p>5.7 </text:p>
          </table:table-cell>
          <table:table-cell office:value-type="float" office:value="6.334">
            <text:p>6.3 </text:p>
          </table:table-cell>
          <table:table-cell office:value-type="float" office:value="6.837">
            <text:p>6.8 </text:p>
          </table:table-cell>
          <table:table-cell office:value-type="float" office:value="6.381">
            <text:p>6.4 </text:p>
          </table:table-cell>
          <table:table-cell office:value-type="float" office:value="6.973">
            <text:p>7.0 </text:p>
          </table:table-cell>
          <table:table-cell office:value-type="float" office:value="8.273">
            <text:p>8.3 </text:p>
          </table:table-cell>
          <table:table-cell office:value-type="float" office:value="10.826">
            <text:p>10.8 </text:p>
          </table:table-cell>
          <table:table-cell office:value-type="float" office:value="12.87">
            <text:p>12.9 </text:p>
          </table:table-cell>
          <table:table-cell office:value-type="float" office:value="13.786">
            <text:p>13.8 </text:p>
          </table:table-cell>
          <table:table-cell office:value-type="float" office:value="14.911">
            <text:p>14.9 </text:p>
          </table:table-cell>
          <table:table-cell office:value-type="float" office:value="17.837">
            <text:p>17.8 </text:p>
          </table:table-cell>
          <table:table-cell office:value-type="float" office:value="20.19">
            <text:p>20.2 </text:p>
          </table:table-cell>
          <table:table-cell office:value-type="float" office:value="18.194">
            <text:p>18.2 </text:p>
          </table:table-cell>
          <table:table-cell office:value-type="float" office:value="17.716">
            <text:p>17.7 </text:p>
          </table:table-cell>
          <table:table-cell office:value-type="float" office:value="18.713">
            <text:p>18.7 </text:p>
          </table:table-cell>
          <table:table-cell office:value-type="float" office:value="17.063">
            <text:p>17.1 </text:p>
          </table:table-cell>
          <table:table-cell office:value-type="float" office:value="17.522">
            <text:p>17.5 </text:p>
          </table:table-cell>
          <table:table-cell office:value-type="float" office:value="18.061">
            <text:p>18.1 </text:p>
          </table:table-cell>
          <table:table-cell office:value-type="float" office:value="15.646">
            <text:p>15.6 </text:p>
          </table:table-cell>
          <table:table-cell office:value-type="float" office:value="16.263">
            <text:p>16.3 </text:p>
          </table:table-cell>
        </table:table-row>
        <table:table-row table:style-name="ro3">
          <table:table-cell office:value-type="string">
            <text:p>Spain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ESP]&amp;ShowOnWeb=true" xlink:type="simple">i</text:a></text:p>
          </table:table-cell>
          <table:table-cell table:number-columns-repeated="14" table:style-name="ce18" office:value-type="string">
            <text:p>..</text:p>
          </table:table-cell>
          <table:table-cell table:style-name="ce18" office:value-type="float" office:value="25.343">
            <text:p>25.343</text:p>
          </table:table-cell>
          <table:table-cell table:style-name="ce18" office:value-type="float" office:value="30.574">
            <text:p>30.574</text:p>
          </table:table-cell>
          <table:table-cell table:style-name="ce18" office:value-type="float" office:value="28.991">
            <text:p>28.991</text:p>
          </table:table-cell>
          <table:table-cell table:style-name="ce18" office:value-type="float" office:value="29.59">
            <text:p>29.59</text:p>
          </table:table-cell>
          <table:table-cell table:style-name="ce18" office:value-type="float" office:value="33.127">
            <text:p>33.127</text:p>
          </table:table-cell>
          <table:table-cell table:style-name="ce18" office:value-type="float" office:value="33.513">
            <text:p>33.513</text:p>
          </table:table-cell>
          <table:table-cell table:style-name="ce18" office:value-type="float" office:value="37.41">
            <text:p>37.41</text:p>
          </table:table-cell>
          <table:table-cell table:style-name="ce18" office:value-type="float" office:value="58.379">
            <text:p>58.379</text:p>
          </table:table-cell>
          <table:table-cell table:style-name="ce18" office:value-type="float" office:value="81.483">
            <text:p>81.483</text:p>
          </table:table-cell>
          <table:table-cell table:style-name="ce18" office:value-type="float" office:value="93.42">
            <text:p>93.42</text:p>
          </table:table-cell>
          <table:table-cell table:style-name="ce18" office:value-type="float" office:value="103.122">
            <text:p>103.122</text:p>
          </table:table-cell>
          <table:table-cell table:style-name="ce18" office:value-type="float" office:value="131.605">
            <text:p>131.605</text:p>
          </table:table-cell>
          <table:table-cell table:style-name="ce18" office:value-type="float" office:value="141.717">
            <text:p>141.717</text:p>
          </table:table-cell>
          <table:table-cell table:style-name="ce18" office:value-type="float" office:value="164.856">
            <text:p>164.856</text:p>
          </table:table-cell>
          <table:table-cell table:style-name="ce18" office:value-type="float" office:value="149.915">
            <text:p>149.915</text:p>
          </table:table-cell>
          <table:table-cell table:style-name="ce18" office:value-type="float" office:value="161.616">
            <text:p>161.616</text:p>
          </table:table-cell>
          <table:table-cell table:style-name="ce18" office:value-type="float" office:value="187.807">
            <text:p>187.807</text:p>
          </table:table-cell>
          <table:table-cell table:style-name="ce18" office:value-type="float" office:value="196.084">
            <text:p>196.084</text:p>
          </table:table-cell>
          <table:table-cell table:style-name="ce18" office:value-type="float" office:value="187.419">
            <text:p>187.419</text:p>
          </table:table-cell>
          <table:table-cell table:style-name="ce18" office:value-type="float" office:value="201.685">
            <text:p>201.685</text:p>
          </table:table-cell>
          <table:table-cell table:style-name="ce18" office:value-type="float" office:value="209.452">
            <text:p>209.452</text:p>
          </table:table-cell>
          <table:table-cell table:style-name="ce18" office:value-type="float" office:value="197.9">
            <text:p>197.9</text:p>
          </table:table-cell>
          <table:table-cell table:style-name="ce18" office:value-type="float" office:value="205.718">
            <text:p>205.718</text:p>
          </table:table-cell>
          <table:table-cell table:style-name="ce18" office:value-type="float" office:value="234.635">
            <text:p>234.635</text:p>
          </table:table-cell>
          <table:table-cell table:style-name="ce18" office:value-type="float" office:value="300.615">
            <text:p>300.615</text:p>
          </table:table-cell>
          <table:table-cell table:style-name="ce18" office:value-type="float" office:value="364.954">
            <text:p>364.954</text:p>
          </table:table-cell>
          <table:table-cell table:style-name="ce18" office:value-type="float" office:value="406.438">
            <text:p>406.438</text:p>
          </table:table-cell>
          <table:table-cell table:style-name="ce18" office:value-type="float" office:value="454.603">
            <text:p>454.603</text:p>
          </table:table-cell>
          <table:table-cell table:style-name="ce18" office:value-type="float" office:value="537.937">
            <text:p>537.937</text:p>
          </table:table-cell>
          <table:table-cell table:style-name="ce18" office:value-type="float" office:value="523.938">
            <text:p>523.938</text:p>
          </table:table-cell>
          <table:table-cell table:style-name="ce18" office:value-type="float" office:value="445.35">
            <text:p>445.35</text:p>
          </table:table-cell>
          <table:table-cell table:style-name="ce18" office:value-type="float" office:value="446.819">
            <text:p>446.819</text:p>
          </table:table-cell>
          <table:table-cell table:style-name="ce18" office:value-type="float" office:value="464.028">
            <text:p>464.028</text:p>
          </table:table-cell>
          <table:table-cell table:style-name="ce18" office:value-type="float" office:value="430.836">
            <text:p>430.836</text:p>
          </table:table-cell>
          <table:table-cell table:style-name="ce18" office:value-type="float" office:value="451.097">
            <text:p>451.097</text:p>
          </table:table-cell>
          <table:table-cell table:style-name="ce18" office:value-type="float" office:value="464.174">
            <text:p>464.174</text:p>
          </table:table-cell>
          <table:table-cell table:style-name="ce18" office:value-type="float" office:value="403.432">
            <text:p>403.432</text:p>
          </table:table-cell>
          <table:table-cell table:style-name="ce18" office:value-type="float" office:value="412.426">
            <text:p>412.426</text:p>
          </table:table-cell>
        </table:table-row>
        <table:table-row table:style-name="ro3">
          <table:table-cell office:value-type="string">
            <text:p>Sweden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SWE]&amp;ShowOnWeb=true" xlink:type="simple">i</text:a></text:p>
          </table:table-cell>
          <table:table-cell office:value-type="float" office:value="7.755">
            <text:p>7.8 </text:p>
          </table:table-cell>
          <table:table-cell office:value-type="float" office:value="8.568">
            <text:p>8.6 </text:p>
          </table:table-cell>
          <table:table-cell office:value-type="float" office:value="9.603">
            <text:p>9.6 </text:p>
          </table:table-cell>
          <table:table-cell office:value-type="float" office:value="10.764">
            <text:p>10.8 </text:p>
          </table:table-cell>
          <table:table-cell office:value-type="float" office:value="11.988">
            <text:p>12.0 </text:p>
          </table:table-cell>
          <table:table-cell office:value-type="float" office:value="13.36">
            <text:p>13.4 </text:p>
          </table:table-cell>
          <table:table-cell office:value-type="float" office:value="14.968">
            <text:p>15.0 </text:p>
          </table:table-cell>
          <table:table-cell office:value-type="float" office:value="18.17">
            <text:p>18.2 </text:p>
          </table:table-cell>
          <table:table-cell office:value-type="float" office:value="21.679">
            <text:p>21.7 </text:p>
          </table:table-cell>
          <table:table-cell office:value-type="float" office:value="24.744">
            <text:p>24.7 </text:p>
          </table:table-cell>
          <table:table-cell office:value-type="float" office:value="31.796">
            <text:p>31.8 </text:p>
          </table:table-cell>
          <table:table-cell office:value-type="float" office:value="37.629">
            <text:p>37.6 </text:p>
          </table:table-cell>
          <table:table-cell office:value-type="float" office:value="41.671">
            <text:p>41.7 </text:p>
          </table:table-cell>
          <table:table-cell office:value-type="float" office:value="46.448">
            <text:p>46.4 </text:p>
          </table:table-cell>
          <table:table-cell office:value-type="float" office:value="53.432">
            <text:p>53.4 </text:p>
          </table:table-cell>
          <table:table-cell office:value-type="float" office:value="61.292">
            <text:p>61.3 </text:p>
          </table:table-cell>
          <table:table-cell office:value-type="float" office:value="57.594">
            <text:p>57.6 </text:p>
          </table:table-cell>
          <table:table-cell office:value-type="float" office:value="49.666">
            <text:p>49.7 </text:p>
          </table:table-cell>
          <table:table-cell office:value-type="float" office:value="46.286">
            <text:p>46.3 </text:p>
          </table:table-cell>
          <table:table-cell office:value-type="float" office:value="47.707">
            <text:p>47.7 </text:p>
          </table:table-cell>
          <table:table-cell office:value-type="float" office:value="50.391">
            <text:p>50.4 </text:p>
          </table:table-cell>
          <table:table-cell office:value-type="float" office:value="69.774">
            <text:p>69.8 </text:p>
          </table:table-cell>
          <table:table-cell office:value-type="float" office:value="89.379">
            <text:p>89.4 </text:p>
          </table:table-cell>
          <table:table-cell office:value-type="float" office:value="99.621">
            <text:p>99.6 </text:p>
          </table:table-cell>
          <table:table-cell office:value-type="float" office:value="106.042">
            <text:p>106.0 </text:p>
          </table:table-cell>
          <table:table-cell office:value-type="float" office:value="127.73">
            <text:p>127.7 </text:p>
          </table:table-cell>
          <table:table-cell office:value-type="float" office:value="128.531">
            <text:p>128.5 </text:p>
          </table:table-cell>
          <table:table-cell office:value-type="float" office:value="126.278">
            <text:p>126.3 </text:p>
          </table:table-cell>
          <table:table-cell office:value-type="float" office:value="93.104">
            <text:p>93.1 </text:p>
          </table:table-cell>
          <table:table-cell office:value-type="float" office:value="100.819">
            <text:p>100.8 </text:p>
          </table:table-cell>
          <table:table-cell office:value-type="float" office:value="120.451">
            <text:p>120.5 </text:p>
          </table:table-cell>
          <table:table-cell office:value-type="float" office:value="136.459">
            <text:p>136.5 </text:p>
          </table:table-cell>
          <table:table-cell office:value-type="float" office:value="127.804">
            <text:p>127.8 </text:p>
          </table:table-cell>
          <table:table-cell office:value-type="float" office:value="129.246">
            <text:p>129.2 </text:p>
          </table:table-cell>
          <table:table-cell office:value-type="float" office:value="132.185">
            <text:p>132.2 </text:p>
          </table:table-cell>
          <table:table-cell office:value-type="float" office:value="127.285">
            <text:p>127.3 </text:p>
          </table:table-cell>
          <table:table-cell office:value-type="float" office:value="112.258">
            <text:p>112.3 </text:p>
          </table:table-cell>
          <table:table-cell office:value-type="float" office:value="119.423">
            <text:p>119.4 </text:p>
          </table:table-cell>
          <table:table-cell office:value-type="float" office:value="150.674">
            <text:p>150.7 </text:p>
          </table:table-cell>
          <table:table-cell office:value-type="float" office:value="174.314">
            <text:p>174.3 </text:p>
          </table:table-cell>
          <table:table-cell office:value-type="float" office:value="181.321">
            <text:p>181.3 </text:p>
          </table:table-cell>
          <table:table-cell office:value-type="float" office:value="193.203">
            <text:p>193.2 </text:p>
          </table:table-cell>
          <table:table-cell office:value-type="float" office:value="219.4">
            <text:p>219.4 </text:p>
          </table:table-cell>
          <table:table-cell office:value-type="float" office:value="225.963">
            <text:p>226.0 </text:p>
          </table:table-cell>
          <table:table-cell office:value-type="float" office:value="189.44">
            <text:p>189.4 </text:p>
          </table:table-cell>
          <table:table-cell office:value-type="float" office:value="211.247">
            <text:p>211.2 </text:p>
          </table:table-cell>
          <table:table-cell office:value-type="float" office:value="239.523">
            <text:p>239.5 </text:p>
          </table:table-cell>
          <table:table-cell office:value-type="float" office:value="231.683">
            <text:p>231.7 </text:p>
          </table:table-cell>
          <table:table-cell office:value-type="float" office:value="248.395">
            <text:p>248.4 </text:p>
          </table:table-cell>
          <table:table-cell office:value-type="float" office:value="244.374">
            <text:p>244.4 </text:p>
          </table:table-cell>
          <table:table-cell office:value-type="float" office:value="214.677">
            <text:p>214.7 </text:p>
          </table:table-cell>
          <table:table-cell office:value-type="float" office:value="225.601">
            <text:p>225.6 </text:p>
          </table:table-cell>
        </table:table-row>
        <table:table-row table:style-name="ro3">
          <table:table-cell office:value-type="string">
            <text:p>Switzerland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CHE]&amp;ShowOnWeb=true" xlink:type="simple">i</text:a></text:p>
          </table:table-cell>
          <table:table-cell table:style-name="ce18" office:value-type="float" office:value="2.596">
            <text:p>2.596</text:p>
          </table:table-cell>
          <table:table-cell table:style-name="ce18" office:value-type="float" office:value="2.893">
            <text:p>2.893</text:p>
          </table:table-cell>
          <table:table-cell table:style-name="ce18" office:value-type="float" office:value="3.114">
            <text:p>3.114</text:p>
          </table:table-cell>
          <table:table-cell table:style-name="ce18" office:value-type="float" office:value="3.486">
            <text:p>3.486</text:p>
          </table:table-cell>
          <table:table-cell table:style-name="ce18" office:value-type="float" office:value="3.979">
            <text:p>3.979</text:p>
          </table:table-cell>
          <table:table-cell table:style-name="ce18" office:value-type="float" office:value="4.473">
            <text:p>4.473</text:p>
          </table:table-cell>
          <table:table-cell table:style-name="ce18" office:value-type="float" office:value="5.243">
            <text:p>5.243</text:p>
          </table:table-cell>
          <table:table-cell table:style-name="ce18" office:value-type="float" office:value="6.526">
            <text:p>6.526</text:p>
          </table:table-cell>
          <table:table-cell table:style-name="ce18" office:value-type="float" office:value="9.66">
            <text:p>9.66</text:p>
          </table:table-cell>
          <table:table-cell table:style-name="ce18" office:value-type="float" office:value="11.577">
            <text:p>11.577</text:p>
          </table:table-cell>
          <table:table-cell table:style-name="ce18" office:value-type="float" office:value="14.291">
            <text:p>14.291</text:p>
          </table:table-cell>
          <table:table-cell table:style-name="ce18" office:value-type="float" office:value="15.801">
            <text:p>15.801</text:p>
          </table:table-cell>
          <table:table-cell table:style-name="ce18" office:value-type="float" office:value="17.006">
            <text:p>17.006</text:p>
          </table:table-cell>
          <table:table-cell table:style-name="ce18" office:value-type="float" office:value="23.718">
            <text:p>23.718</text:p>
          </table:table-cell>
          <table:table-cell table:style-name="ce18" office:value-type="float" office:value="26.2">
            <text:p>26.2</text:p>
          </table:table-cell>
          <table:table-cell table:style-name="ce18" office:value-type="float" office:value="27.674">
            <text:p>27.674</text:p>
          </table:table-cell>
          <table:table-cell table:style-name="ce18" office:value-type="float" office:value="25.405">
            <text:p>25.405</text:p>
          </table:table-cell>
          <table:table-cell table:style-name="ce18" office:value-type="float" office:value="26.417">
            <text:p>26.417</text:p>
          </table:table-cell>
          <table:table-cell table:style-name="ce18" office:value-type="float" office:value="26.912">
            <text:p>26.912</text:p>
          </table:table-cell>
          <table:table-cell table:style-name="ce18" office:value-type="float" office:value="25.882">
            <text:p>25.882</text:p>
          </table:table-cell>
          <table:table-cell table:style-name="ce18" office:value-type="float" office:value="25.661">
            <text:p>25.661</text:p>
          </table:table-cell>
          <table:table-cell table:style-name="ce18" office:value-type="float" office:value="38.294">
            <text:p>38.294</text:p>
          </table:table-cell>
          <table:table-cell table:style-name="ce18" office:value-type="float" office:value="47.434">
            <text:p>47.434</text:p>
          </table:table-cell>
          <table:table-cell table:style-name="ce18" office:value-type="float" office:value="51.88">
            <text:p>51.88</text:p>
          </table:table-cell>
          <table:table-cell table:style-name="ce18" office:value-type="float" office:value="48.651">
            <text:p>48.651</text:p>
          </table:table-cell>
          <table:table-cell table:style-name="ce18" office:value-type="float" office:value="60.77">
            <text:p>60.77</text:p>
          </table:table-cell>
          <table:table-cell table:style-name="ce18" office:value-type="float" office:value="61.099">
            <text:p>61.099</text:p>
          </table:table-cell>
          <table:table-cell table:style-name="ce18" office:value-type="float" office:value="64.841">
            <text:p>64.841</text:p>
          </table:table-cell>
          <table:table-cell table:style-name="ce18" office:value-type="float" office:value="64.382">
            <text:p>64.382</text:p>
          </table:table-cell>
          <table:table-cell table:style-name="ce18" office:value-type="float" office:value="72.453">
            <text:p>72.453</text:p>
          </table:table-cell>
          <table:table-cell table:style-name="ce18" office:value-type="float" office:value="86.888">
            <text:p>86.888</text:p>
          </table:table-cell>
          <table:table-cell table:style-name="ce18" office:value-type="float" office:value="85.259">
            <text:p>85.259</text:p>
          </table:table-cell>
          <table:table-cell table:style-name="ce18" office:value-type="float" office:value="73.012">
            <text:p>73.012</text:p>
          </table:table-cell>
          <table:table-cell table:style-name="ce18" office:value-type="float" office:value="77.235">
            <text:p>77.235</text:p>
          </table:table-cell>
          <table:table-cell table:style-name="ce18" office:value-type="float" office:value="76.387">
            <text:p>76.387</text:p>
          </table:table-cell>
          <table:table-cell table:style-name="ce18" office:value-type="float" office:value="74.597">
            <text:p>74.597</text:p>
          </table:table-cell>
          <table:table-cell table:style-name="ce18" office:value-type="float" office:value="74.824">
            <text:p>74.824</text:p>
          </table:table-cell>
          <table:table-cell table:style-name="ce18" office:value-type="float" office:value="82.774">
            <text:p>82.774</text:p>
          </table:table-cell>
          <table:table-cell table:style-name="ce18" office:value-type="float" office:value="94.466">
            <text:p>94.466</text:p>
          </table:table-cell>
          <table:table-cell table:style-name="ce18" office:value-type="float" office:value="104.156">
            <text:p>104.156</text:p>
          </table:table-cell>
          <table:table-cell table:style-name="ce18" office:value-type="float" office:value="108.099">
            <text:p>108.099</text:p>
          </table:table-cell>
          <table:table-cell table:style-name="ce18" office:value-type="float" office:value="113.224">
            <text:p>113.224</text:p>
          </table:table-cell>
          <table:table-cell table:style-name="ce18" office:value-type="float" office:value="124.805">
            <text:p>124.805</text:p>
          </table:table-cell>
          <table:table-cell table:style-name="ce18" office:value-type="float" office:value="145.708">
            <text:p>145.708</text:p>
          </table:table-cell>
          <table:table-cell table:style-name="ce18" office:value-type="float" office:value="146.193">
            <text:p>146.193</text:p>
          </table:table-cell>
          <table:table-cell table:style-name="ce18" office:value-type="float" office:value="153.843">
            <text:p>153.843</text:p>
          </table:table-cell>
          <table:table-cell table:style-name="ce18" office:value-type="float" office:value="188.233">
            <text:p>188.233</text:p>
          </table:table-cell>
          <table:table-cell table:style-name="ce18" office:value-type="float" office:value="178.208">
            <text:p>178.208</text:p>
          </table:table-cell>
          <table:table-cell table:style-name="ce18" office:value-type="float" office:value="184.095">
            <text:p>184.095</text:p>
          </table:table-cell>
          <table:table-cell table:style-name="ce18" office:value-type="float" office:value="189.72">
            <text:p>189.72</text:p>
          </table:table-cell>
          <table:table-cell table:style-name="ce18" office:value-type="float" office:value="185.661">
            <text:p>185.661</text:p>
          </table:table-cell>
          <table:table-cell table:style-name="ce18" office:value-type="float" office:value="183.674">
            <text:p>183.674</text:p>
          </table:table-cell>
        </table:table-row>
        <table:table-row table:style-name="ro3">
          <table:table-cell office:value-type="string">
            <text:p>Turkey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TUR]&amp;ShowOnWeb=true" xlink:type="simple">i</text:a></text:p>
          </table:table-cell>
          <table:table-cell office:value-type="float" office:value="1.265">
            <text:p>1.3 </text:p>
          </table:table-cell>
          <table:table-cell office:value-type="float" office:value="1.518">
            <text:p>1.5 </text:p>
          </table:table-cell>
          <table:table-cell office:value-type="float" office:value="1.809">
            <text:p>1.8 </text:p>
          </table:table-cell>
          <table:table-cell office:value-type="float" office:value="1.981">
            <text:p>2.0 </text:p>
          </table:table-cell>
          <table:table-cell office:value-type="float" office:value="2.378">
            <text:p>2.4 </text:p>
          </table:table-cell>
          <table:table-cell office:value-type="float" office:value="2.236">
            <text:p>2.2 </text:p>
          </table:table-cell>
          <table:table-cell office:value-type="float" office:value="2.457">
            <text:p>2.5 </text:p>
          </table:table-cell>
          <table:table-cell office:value-type="float" office:value="3.14">
            <text:p>3.1 </text:p>
          </table:table-cell>
          <table:table-cell office:value-type="float" office:value="4.147">
            <text:p>4.1 </text:p>
          </table:table-cell>
          <table:table-cell office:value-type="float" office:value="5.251">
            <text:p>5.3 </text:p>
          </table:table-cell>
          <table:table-cell office:value-type="float" office:value="7.527">
            <text:p>7.5 </text:p>
          </table:table-cell>
          <table:table-cell office:value-type="float" office:value="8.864">
            <text:p>8.9 </text:p>
          </table:table-cell>
          <table:table-cell office:value-type="float" office:value="10.483">
            <text:p>10.5 </text:p>
          </table:table-cell>
          <table:table-cell office:value-type="float" office:value="11.295">
            <text:p>11.3 </text:p>
          </table:table-cell>
          <table:table-cell office:value-type="float" office:value="11.958">
            <text:p>12.0 </text:p>
          </table:table-cell>
          <table:table-cell office:value-type="float" office:value="12.343">
            <text:p>12.3 </text:p>
          </table:table-cell>
          <table:table-cell office:value-type="float" office:value="13.634">
            <text:p>13.6 </text:p>
          </table:table-cell>
          <table:table-cell office:value-type="float" office:value="12.017">
            <text:p>12.0 </text:p>
          </table:table-cell>
          <table:table-cell office:value-type="float" office:value="10.683">
            <text:p>10.7 </text:p>
          </table:table-cell>
          <table:table-cell office:value-type="float" office:value="8.677">
            <text:p>8.7 </text:p>
          </table:table-cell>
          <table:table-cell office:value-type="float" office:value="10.43">
            <text:p>10.4 </text:p>
          </table:table-cell>
          <table:table-cell office:value-type="float" office:value="13.385">
            <text:p>13.4 </text:p>
          </table:table-cell>
          <table:table-cell office:value-type="float" office:value="16.451">
            <text:p>16.5 </text:p>
          </table:table-cell>
          <table:table-cell office:value-type="float" office:value="16.183">
            <text:p>16.2 </text:p>
          </table:table-cell>
          <table:table-cell office:value-type="float" office:value="20.027">
            <text:p>20.0 </text:p>
          </table:table-cell>
          <table:table-cell office:value-type="float" office:value="30.2">
            <text:p>30.2 </text:p>
          </table:table-cell>
          <table:table-cell office:value-type="float" office:value="31.723">
            <text:p>31.7 </text:p>
          </table:table-cell>
          <table:table-cell office:value-type="float" office:value="35.748">
            <text:p>35.7 </text:p>
          </table:table-cell>
          <table:table-cell office:value-type="float" office:value="40.978">
            <text:p>41.0 </text:p>
          </table:table-cell>
          <table:table-cell office:value-type="float" office:value="28.892">
            <text:p>28.9 </text:p>
          </table:table-cell>
          <table:table-cell office:value-type="float" office:value="38.292">
            <text:p>38.3 </text:p>
          </table:table-cell>
          <table:table-cell office:value-type="float" office:value="46.195">
            <text:p>46.2 </text:p>
          </table:table-cell>
          <table:table-cell office:value-type="float" office:value="53.009">
            <text:p>53.0 </text:p>
          </table:table-cell>
          <table:table-cell office:value-type="float" office:value="56.899">
            <text:p>56.9 </text:p>
          </table:table-cell>
          <table:table-cell office:value-type="float" office:value="57.779">
            <text:p>57.8 </text:p>
          </table:table-cell>
          <table:table-cell office:value-type="float" office:value="64.49">
            <text:p>64.5 </text:p>
          </table:table-cell>
          <table:table-cell office:value-type="float" office:value="51.055">
            <text:p>51.1 </text:p>
          </table:table-cell>
          <table:table-cell office:value-type="float" office:value="57.049">
            <text:p>57.0 </text:p>
          </table:table-cell>
          <table:table-cell office:value-type="float" office:value="78.496">
            <text:p>78.5 </text:p>
          </table:table-cell>
          <table:table-cell office:value-type="float" office:value="94.37">
            <text:p>94.4 </text:p>
          </table:table-cell>
          <table:table-cell office:value-type="float" office:value="117.361">
            <text:p>117.4 </text:p>
          </table:table-cell>
          <table:table-cell office:value-type="float" office:value="130.06">
            <text:p>130.1 </text:p>
          </table:table-cell>
          <table:table-cell office:value-type="float" office:value="156.209">
            <text:p>156.2 </text:p>
          </table:table-cell>
          <table:table-cell office:value-type="float" office:value="177.278">
            <text:p>177.3 </text:p>
          </table:table-cell>
          <table:table-cell office:value-type="float" office:value="151.706">
            <text:p>151.7 </text:p>
          </table:table-cell>
          <table:table-cell office:value-type="float" office:value="192.048">
            <text:p>192.0 </text:p>
          </table:table-cell>
          <table:table-cell office:value-type="float" office:value="216.045">
            <text:p>216.0 </text:p>
          </table:table-cell>
          <table:table-cell office:value-type="float" office:value="218.56">
            <text:p>218.6 </text:p>
          </table:table-cell>
          <table:table-cell office:value-type="float" office:value="240.846">
            <text:p>240.8 </text:p>
          </table:table-cell>
          <table:table-cell office:value-type="float" office:value="229.588">
            <text:p>229.6 </text:p>
          </table:table-cell>
          <table:table-cell office:value-type="float" office:value="215.472">
            <text:p>215.5 </text:p>
          </table:table-cell>
          <table:table-cell office:value-type="float" office:value="218.259">
            <text:p>218.3 </text:p>
          </table:table-cell>
        </table:table-row>
        <table:table-row table:style-name="ro3">
          <table:table-cell office:value-type="string">
            <text:p>United Kingdom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GBR]&amp;ShowOnWeb=true" xlink:type="simple">i</text:a></text:p>
          </table:table-cell>
          <table:table-cell table:style-name="ce18" office:value-type="float" office:value="30.605">
            <text:p>30.605</text:p>
          </table:table-cell>
          <table:table-cell table:style-name="ce18" office:value-type="float" office:value="33.368">
            <text:p>33.368</text:p>
          </table:table-cell>
          <table:table-cell table:style-name="ce18" office:value-type="float" office:value="36.52">
            <text:p>36.52</text:p>
          </table:table-cell>
          <table:table-cell table:style-name="ce18" office:value-type="float" office:value="35.848">
            <text:p>35.848</text:p>
          </table:table-cell>
          <table:table-cell table:style-name="ce18" office:value-type="float" office:value="40.478">
            <text:p>40.478</text:p>
          </table:table-cell>
          <table:table-cell table:style-name="ce18" office:value-type="float" office:value="45.715">
            <text:p>45.715</text:p>
          </table:table-cell>
          <table:table-cell table:style-name="ce18" office:value-type="float" office:value="49.279">
            <text:p>49.279</text:p>
          </table:table-cell>
          <table:table-cell table:style-name="ce18" office:value-type="float" office:value="53.633">
            <text:p>53.633</text:p>
          </table:table-cell>
          <table:table-cell table:style-name="ce18" office:value-type="float" office:value="57.131">
            <text:p>57.131</text:p>
          </table:table-cell>
          <table:table-cell table:style-name="ce18" office:value-type="float" office:value="67.593">
            <text:p>67.593</text:p>
          </table:table-cell>
          <table:table-cell table:style-name="ce18" office:value-type="float" office:value="82.659">
            <text:p>82.659</text:p>
          </table:table-cell>
          <table:table-cell table:style-name="ce18" office:value-type="float" office:value="78.957">
            <text:p>78.957</text:p>
          </table:table-cell>
          <table:table-cell table:style-name="ce18" office:value-type="float" office:value="87.896">
            <text:p>87.896</text:p>
          </table:table-cell>
          <table:table-cell table:style-name="ce18" office:value-type="float" office:value="106.212">
            <text:p>106.212</text:p>
          </table:table-cell>
          <table:table-cell table:style-name="ce18" office:value-type="float" office:value="134.77">
            <text:p>134.77</text:p>
          </table:table-cell>
          <table:table-cell table:style-name="ce18" office:value-type="float" office:value="188.624">
            <text:p>188.624</text:p>
          </table:table-cell>
          <table:table-cell table:style-name="ce18" office:value-type="float" office:value="186.6">
            <text:p>186.6</text:p>
          </table:table-cell>
          <table:table-cell table:style-name="ce18" office:value-type="float" office:value="189.01">
            <text:p>189.01</text:p>
          </table:table-cell>
          <table:table-cell table:style-name="ce18" office:value-type="float" office:value="171.79">
            <text:p>171.79</text:p>
          </table:table-cell>
          <table:table-cell table:style-name="ce18" office:value-type="float" office:value="162.448">
            <text:p>162.448</text:p>
          </table:table-cell>
          <table:table-cell table:style-name="ce18" office:value-type="float" office:value="171.56">
            <text:p>171.56</text:p>
          </table:table-cell>
          <table:table-cell table:style-name="ce18" office:value-type="float" office:value="213.619">
            <text:p>213.619</text:p>
          </table:table-cell>
          <table:table-cell table:style-name="ce18" office:value-type="float" office:value="253.264">
            <text:p>253.264</text:p>
          </table:table-cell>
          <table:table-cell table:style-name="ce18" office:value-type="float" office:value="307.902">
            <text:p>307.902</text:p>
          </table:table-cell>
          <table:table-cell table:style-name="ce18" office:value-type="float" office:value="305.832">
            <text:p>305.832</text:p>
          </table:table-cell>
          <table:table-cell table:style-name="ce18" office:value-type="float" office:value="359.508">
            <text:p>359.508</text:p>
          </table:table-cell>
          <table:table-cell table:style-name="ce18" office:value-type="float" office:value="362.24">
            <text:p>362.24</text:p>
          </table:table-cell>
          <table:table-cell table:style-name="ce18" office:value-type="float" office:value="364.56">
            <text:p>364.56</text:p>
          </table:table-cell>
          <table:table-cell table:style-name="ce18" office:value-type="float" office:value="317.54">
            <text:p>317.54</text:p>
          </table:table-cell>
          <table:table-cell table:style-name="ce18" office:value-type="float" office:value="349.229">
            <text:p>349.229</text:p>
          </table:table-cell>
          <table:table-cell table:style-name="ce18" office:value-type="float" office:value="393.874">
            <text:p>393.874</text:p>
          </table:table-cell>
          <table:table-cell table:style-name="ce18" office:value-type="float" office:value="413.227">
            <text:p>413.227</text:p>
          </table:table-cell>
          <table:table-cell table:style-name="ce18" office:value-type="float" office:value="465.722">
            <text:p>465.722</text:p>
          </table:table-cell>
          <table:table-cell table:style-name="ce18" office:value-type="float" office:value="516.717">
            <text:p>516.717</text:p>
          </table:table-cell>
          <table:table-cell table:style-name="ce18" office:value-type="float" office:value="537.528">
            <text:p>537.528</text:p>
          </table:table-cell>
          <table:table-cell table:style-name="ce18" office:value-type="float" office:value="542.794">
            <text:p>542.794</text:p>
          </table:table-cell>
          <table:table-cell table:style-name="ce18" office:value-type="float" office:value="529.918">
            <text:p>529.918</text:p>
          </table:table-cell>
          <table:table-cell table:style-name="ce18" office:value-type="float" office:value="559.612">
            <text:p>559.612</text:p>
          </table:table-cell>
          <table:table-cell table:style-name="ce18" office:value-type="float" office:value="639.31">
            <text:p>639.31</text:p>
          </table:table-cell>
          <table:table-cell table:style-name="ce18" office:value-type="float" office:value="776.248">
            <text:p>776.248</text:p>
          </table:table-cell>
          <table:table-cell table:style-name="ce18" office:value-type="float" office:value="824.686">
            <text:p>824.686</text:p>
          </table:table-cell>
          <table:table-cell table:style-name="ce18" office:value-type="float" office:value="887.58">
            <text:p>887.58</text:p>
          </table:table-cell>
          <table:table-cell table:style-name="ce18" office:value-type="float" office:value="1016.694">
            <text:p>1016.694</text:p>
          </table:table-cell>
          <table:table-cell table:style-name="ce18" office:value-type="float" office:value="935.181">
            <text:p>935.181</text:p>
          </table:table-cell>
          <table:table-cell table:style-name="ce18" office:value-type="float" office:value="748.747">
            <text:p>748.747</text:p>
          </table:table-cell>
          <table:table-cell table:style-name="ce18" office:value-type="float" office:value="791.535">
            <text:p>791.535</text:p>
          </table:table-cell>
          <table:table-cell table:style-name="ce18" office:value-type="float" office:value="874.798">
            <text:p>874.798</text:p>
          </table:table-cell>
          <table:table-cell table:style-name="ce18" office:value-type="float" office:value="869.414">
            <text:p>869.414</text:p>
          </table:table-cell>
          <table:table-cell table:style-name="ce18" office:value-type="float" office:value="885.74">
            <text:p>885.74</text:p>
          </table:table-cell>
          <table:table-cell table:style-name="ce18" office:value-type="float" office:value="965.475">
            <text:p>965.475</text:p>
          </table:table-cell>
          <table:table-cell table:style-name="ce18" office:value-type="float" office:value="930.77">
            <text:p>930.77</text:p>
          </table:table-cell>
          <table:table-cell table:style-name="ce18" office:value-type="float" office:value="869.358">
            <text:p>869.358</text:p>
          </table:table-cell>
        </table:table-row>
        <table:table-row table:style-name="ro3">
          <table:table-cell office:value-type="string">
            <text:p>United States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USA]&amp;ShowOnWeb=true" xlink:type="simple">i</text:a></text:p>
          </table:table-cell>
          <table:table-cell office:value-type="float" office:value="167.022">
            <text:p>167.0 </text:p>
          </table:table-cell>
          <table:table-cell office:value-type="float" office:value="186.065">
            <text:p>186.1 </text:p>
          </table:table-cell>
          <table:table-cell office:value-type="float" office:value="208.577">
            <text:p>208.6 </text:p>
          </table:table-cell>
          <table:table-cell office:value-type="float" office:value="218.623">
            <text:p>218.6 </text:p>
          </table:table-cell>
          <table:table-cell office:value-type="float" office:value="261.468">
            <text:p>261.5 </text:p>
          </table:table-cell>
          <table:table-cell office:value-type="float" office:value="276.727">
            <text:p>276.7 </text:p>
          </table:table-cell>
          <table:table-cell office:value-type="float" office:value="278.738">
            <text:p>278.7 </text:p>
          </table:table-cell>
          <table:table-cell office:value-type="float" office:value="313.091">
            <text:p>313.1 </text:p>
          </table:table-cell>
          <table:table-cell office:value-type="float" office:value="348.794">
            <text:p>348.8 </text:p>
          </table:table-cell>
          <table:table-cell office:value-type="float" office:value="389.542">
            <text:p>389.5 </text:p>
          </table:table-cell>
          <table:table-cell office:value-type="float" office:value="415.386">
            <text:p>415.4 </text:p>
          </table:table-cell>
          <table:table-cell office:value-type="float" office:value="450.017">
            <text:p>450.0 </text:p>
          </table:table-cell>
          <table:table-cell office:value-type="float" office:value="525.97">
            <text:p>526.0 </text:p>
          </table:table-cell>
          <table:table-cell office:value-type="float" office:value="588.261">
            <text:p>588.3 </text:p>
          </table:table-cell>
          <table:table-cell office:value-type="float" office:value="662.519">
            <text:p>662.5 </text:p>
          </table:table-cell>
          <table:table-cell office:value-type="float" office:value="730.672">
            <text:p>730.7 </text:p>
          </table:table-cell>
          <table:table-cell office:value-type="float" office:value="832.93">
            <text:p>832.9 </text:p>
          </table:table-cell>
          <table:table-cell office:value-type="float" office:value="871.205">
            <text:p>871.2 </text:p>
          </table:table-cell>
          <table:table-cell office:value-type="float" office:value="872.628">
            <text:p>872.6 </text:p>
          </table:table-cell>
          <table:table-cell office:value-type="float" office:value="973.472">
            <text:p>973.5 </text:p>
          </table:table-cell>
          <table:table-cell office:value-type="float" office:value="1069.914">
            <text:p>1,069.9 </text:p>
          </table:table-cell>
          <table:table-cell office:value-type="float" office:value="1127.958">
            <text:p>1,128.0 </text:p>
          </table:table-cell>
          <table:table-cell office:value-type="float" office:value="1247.323">
            <text:p>1,247.3 </text:p>
          </table:table-cell>
          <table:table-cell office:value-type="float" office:value="1334.154">
            <text:p>1,334.2 </text:p>
          </table:table-cell>
          <table:table-cell office:value-type="float" office:value="1447.778">
            <text:p>1,447.8 </text:p>
          </table:table-cell>
          <table:table-cell office:value-type="float" office:value="1552.413">
            <text:p>1,552.4 </text:p>
          </table:table-cell>
          <table:table-cell office:value-type="float" office:value="1592.211">
            <text:p>1,592.2 </text:p>
          </table:table-cell>
          <table:table-cell office:value-type="float" office:value="1678.736">
            <text:p>1,678.7 </text:p>
          </table:table-cell>
          <table:table-cell office:value-type="float" office:value="1779.819">
            <text:p>1,779.8 </text:p>
          </table:table-cell>
          <table:table-cell office:value-type="float" office:value="1915.493">
            <text:p>1,915.5 </text:p>
          </table:table-cell>
          <table:table-cell office:value-type="float" office:value="2028.327">
            <text:p>2,028.3 </text:p>
          </table:table-cell>
          <table:table-cell office:value-type="float" office:value="2183.33">
            <text:p>2,183.3 </text:p>
          </table:table-cell>
          <table:table-cell office:value-type="float" office:value="2357.49">
            <text:p>2,357.5 </text:p>
          </table:table-cell>
          <table:table-cell office:value-type="float" office:value="2525.496">
            <text:p>2,525.5 </text:p>
          </table:table-cell>
          <table:table-cell office:value-type="float" office:value="2690.195">
            <text:p>2,690.2 </text:p>
          </table:table-cell>
          <table:table-cell office:value-type="float" office:value="2900.519">
            <text:p>2,900.5 </text:p>
          </table:table-cell>
          <table:table-cell office:value-type="float" office:value="2884.73">
            <text:p>2,884.7 </text:p>
          </table:table-cell>
          <table:table-cell office:value-type="float" office:value="2738">
            <text:p>2,738.0 </text:p>
          </table:table-cell>
          <table:table-cell office:value-type="float" office:value="2808.509">
            <text:p>2,808.5 </text:p>
          </table:table-cell>
          <table:table-cell office:value-type="float" office:value="3022.448">
            <text:p>3,022.4 </text:p>
          </table:table-cell>
          <table:table-cell office:value-type="float" office:value="3395.584">
            <text:p>3,395.6 </text:p>
          </table:table-cell>
          <table:table-cell office:value-type="float" office:value="3694.332">
            <text:p>3,694.3 </text:p>
          </table:table-cell>
          <table:table-cell office:value-type="float" office:value="3867.405">
            <text:p>3,867.4 </text:p>
          </table:table-cell>
          <table:table-cell office:value-type="float" office:value="3781.222">
            <text:p>3,781.2 </text:p>
          </table:table-cell>
          <table:table-cell office:value-type="float" office:value="3318.696">
            <text:p>3,318.7 </text:p>
          </table:table-cell>
          <table:table-cell office:value-type="float" office:value="3515.773">
            <text:p>3,515.8 </text:p>
          </table:table-cell>
          <table:table-cell office:value-type="float" office:value="3708.707">
            <text:p>3,708.7 </text:p>
          </table:table-cell>
          <table:table-cell office:value-type="float" office:value="3888.47">
            <text:p>3,888.5 </text:p>
          </table:table-cell>
          <table:table-cell office:value-type="float" office:value="4281.928">
            <text:p>4,281.9 </text:p>
          </table:table-cell>
          <table:table-cell office:value-type="float" office:value="4518.356">
            <text:p>4,518.4 </text:p>
          </table:table-cell>
          <table:table-cell office:value-type="float" office:value="4752.409">
            <text:p>4,752.4 </text:p>
          </table:table-cell>
          <table:table-cell office:value-type="float" office:value="4846.313">
            <text:p>4,846.3 </text:p>
          </table:table-cell>
        </table:table-row>
        <table:table-row table:style-name="ro3">
          <table:table-cell table:style-name="ce11" office:value-type="string">
            <text:p><text:a xlink:href="http://stats.oecd.org/OECDStat_Metadata/ShowMetadata.ashx?Dataset=REV&amp;Coords=[COU].[OAVG]&amp;ShowOnWeb=true&amp;Lang=en" xlink:type="simple">OECD - Average</text:a></text:p>
          </table:table-cell>
          <table:table-cell office:value-type="string">
            <text:p>US Dollar, Millions</text:p>
          </table:table-cell>
          <table:table-cell office:value-type="string">
            <text:p><text:a xlink:href="http://stats.oecd.org/OECDStat_Metadata/ShowMetadata.ashx?Dataset=REV&amp;Coords=[GOV].[NES],[TAX].[TOTALTAX],[VAR].[TAXUSD],[COU].[OAVG]&amp;ShowOnWeb=true" xlink:type="simple">i</text:a></text:p>
          </table:table-cell>
          <table:table-cell table:number-columns-repeated="14" table:style-name="ce18" office:value-type="string">
            <text:p>..</text:p>
          </table:table-cell>
          <table:table-cell table:style-name="ce18" office:value-type="float" office:value="90.757">
            <text:p>90.757</text:p>
          </table:table-cell>
          <table:table-cell table:style-name="ce18" office:value-type="float" office:value="96.868">
            <text:p>96.868</text:p>
          </table:table-cell>
          <table:table-cell table:style-name="ce18" office:value-type="float" office:value="98.192">
            <text:p>98.192</text:p>
          </table:table-cell>
          <table:table-cell table:style-name="ce18" office:value-type="float" office:value="97.317">
            <text:p>97.317</text:p>
          </table:table-cell>
          <table:table-cell table:style-name="ce18" office:value-type="float" office:value="97.842">
            <text:p>97.842</text:p>
          </table:table-cell>
          <table:table-cell table:style-name="ce18" office:value-type="float" office:value="101.632">
            <text:p>101.632</text:p>
          </table:table-cell>
          <table:table-cell table:style-name="ce18" office:value-type="float" office:value="107.879">
            <text:p>107.879</text:p>
          </table:table-cell>
          <table:table-cell table:style-name="ce18" office:value-type="float" office:value="134.438">
            <text:p>134.438</text:p>
          </table:table-cell>
          <table:table-cell table:style-name="ce18" office:value-type="float" office:value="161.394">
            <text:p>161.394</text:p>
          </table:table-cell>
          <table:table-cell table:style-name="ce18" office:value-type="float" office:value="181.569">
            <text:p>181.569</text:p>
          </table:table-cell>
          <table:table-cell table:style-name="ce18" office:value-type="float" office:value="188.624">
            <text:p>188.624</text:p>
          </table:table-cell>
          <table:table-cell table:style-name="ce18" office:value-type="float" office:value="205.432">
            <text:p>205.432</text:p>
          </table:table-cell>
          <table:table-cell table:style-name="ce18" office:value-type="float" office:value="204.717">
            <text:p>204.717</text:p>
          </table:table-cell>
          <table:table-cell table:style-name="ce18" office:value-type="float" office:value="218.932">
            <text:p>218.932</text:p>
          </table:table-cell>
          <table:table-cell table:style-name="ce18" office:value-type="float" office:value="213.131">
            <text:p>213.131</text:p>
          </table:table-cell>
          <table:table-cell table:style-name="ce18" office:value-type="float" office:value="227.488">
            <text:p>227.488</text:p>
          </table:table-cell>
          <table:table-cell table:style-name="ce18" office:value-type="float" office:value="219.059">
            <text:p>219.059</text:p>
          </table:table-cell>
          <table:table-cell table:style-name="ce18" office:value-type="float" office:value="223.352">
            <text:p>223.352</text:p>
          </table:table-cell>
          <table:table-cell table:style-name="ce18" office:value-type="float" office:value="221.199">
            <text:p>221.199</text:p>
          </table:table-cell>
          <table:table-cell table:style-name="ce18" office:value-type="float" office:value="224.876">
            <text:p>224.876</text:p>
          </table:table-cell>
          <table:table-cell table:style-name="ce18" office:value-type="float" office:value="236.28">
            <text:p>236.28</text:p>
          </table:table-cell>
          <table:table-cell table:style-name="ce18" office:value-type="float" office:value="239.59">
            <text:p>239.59</text:p>
          </table:table-cell>
          <table:table-cell table:style-name="ce18" office:value-type="float" office:value="233.157">
            <text:p>233.157</text:p>
          </table:table-cell>
          <table:table-cell table:style-name="ce18" office:value-type="float" office:value="235.307">
            <text:p>235.307</text:p>
          </table:table-cell>
          <table:table-cell table:style-name="ce18" office:value-type="float" office:value="265.747">
            <text:p>265.747</text:p>
          </table:table-cell>
          <table:table-cell table:style-name="ce18" office:value-type="float" office:value="298.337">
            <text:p>298.337</text:p>
          </table:table-cell>
          <table:table-cell table:style-name="ce18" office:value-type="float" office:value="322.506">
            <text:p>322.506</text:p>
          </table:table-cell>
          <table:table-cell table:style-name="ce18" office:value-type="float" office:value="346.615">
            <text:p>346.615</text:p>
          </table:table-cell>
          <table:table-cell table:style-name="ce18" office:value-type="float" office:value="383.847">
            <text:p>383.847</text:p>
          </table:table-cell>
          <table:table-cell table:style-name="ce18" office:value-type="float" office:value="397.079">
            <text:p>397.079</text:p>
          </table:table-cell>
          <table:table-cell table:style-name="ce18" office:value-type="float" office:value="355.728">
            <text:p>355.728</text:p>
          </table:table-cell>
          <table:table-cell table:style-name="ce18" office:value-type="float" office:value="373.517">
            <text:p>373.517</text:p>
          </table:table-cell>
          <table:table-cell table:style-name="ce18" office:value-type="float" office:value="409.748">
            <text:p>409.748</text:p>
          </table:table-cell>
          <table:table-cell table:style-name="ce18" office:value-type="float" office:value="409.938">
            <text:p>409.938</text:p>
          </table:table-cell>
          <table:table-cell table:style-name="ce18" office:value-type="float" office:value="425.75">
            <text:p>425.75</text:p>
          </table:table-cell>
          <table:table-cell table:style-name="ce18" office:value-type="float" office:value="438.036">
            <text:p>438.036</text:p>
          </table:table-cell>
          <table:table-cell table:style-name="ce18" office:value-type="float" office:value="410.782">
            <text:p>410.782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table:style-name="ce12" office:value-type="string">
            <text:p><text:a xlink:href="http://stats.oecd.org/" xlink:type="simple">Data extracted on 14 Apr 2018 12:33 UTC (GMT) from OECD.Stat</text:a></text:p>
          </table:table-cell>
          <table:table-cell table:style-name="Normal" table:number-columns-repeated="54"/>
        </table:table-row>
      </table:table>
      <table:table table:name="Sheet3" table:style-name="ta1">
        <table:table-column table:style-name="co6" table:default-cell-style-name="ce10"/>
        <table:table-column table:style-name="co6" table:default-cell-style-name="ce13"/>
        <table:table-column table:style-name="co7" table:number-columns-repeated="15" table:default-cell-style-name="ce22"/>
        <table:table-row table:style-name="ro1">
          <table:table-cell table:style-name="ce5" table:formula="of:=dotstatquery([.B1])" office:value-type="float" office:value="0">
            <text:p>#NAME?</text:p>
          </table:table-cell>
          <table:table-cell table:style-name="ce5" office:value-type="string">
            <text:p>&lt;?xml version="1.0" encoding="utf-16"?&gt;&lt;WebTableParameter xmlns:xsd="http://www.w3.org/2001/XMLSchema" xmlns:xsi="http://www.w3.org/2001/XMLSchema-instance" xmlns="http://stats.oecd.org/OECDStatWS/2004/03/01/"&gt;&lt;DataTable Code="POP_FIVE_HIST" HasMetadata="true"&gt;&lt;Name LocaleIsoCode="en"&gt;Population&lt;/Name&gt;&lt;Name LocaleIsoCode="fr"&gt;Population&lt;/Name&gt;&lt;Dimension Code="LOCATION" HasMetadata="false" CommonCode="LOCATION" Display="labels"&gt;&lt;Name LocaleIsoCode="en"&gt;Country&lt;/Name&gt;&lt;Name LocaleIsoCode="fr"&gt;Pays&lt;/Name&gt;&lt;Member Code="AUS" HasMetadata="false" HasOnlyUnitMetadata="false" HasChild="0"&gt;&lt;Name LocaleIsoCode="en"&gt;Australia&lt;/Name&gt;&lt;Name LocaleIsoCode="fr"&gt;Australie&lt;/Name&gt;&lt;/Member&gt;&lt;Member Code="AUT" HasMetadata="false" HasOnlyUnitMetadata="false" HasChild="0"&gt;&lt;Name LocaleIsoCode="en"&gt;Austria&lt;/Name&gt;&lt;Name LocaleIsoCode="fr"&gt;Autriche&lt;/Name&gt;&lt;/Member&gt;&lt;Member Code="BEL" HasMetadata="false" HasOnlyUnitMetadata="false" HasChild="0"&gt;&lt;Name LocaleIsoCode="en"&gt;Belgium&lt;/Name&gt;&lt;Name LocaleIsoCode="fr"&gt;Belgique&lt;/Name&gt;&lt;/Member&gt;&lt;Member Code="CAN" HasMetadata="false" HasOnlyUnitMetadata="false" HasChild="0"&gt;&lt;Name LocaleIsoCode="en"&gt;Canada&lt;/Name&gt;&lt;Name LocaleIsoCode="fr"&gt;Canada&lt;/Name&gt;&lt;/Member&gt;&lt;Member Code="CHL" HasMetadata="false" HasOnlyUnitMetadata="false" HasChild="0"&gt;&lt;Name LocaleIsoCode="en"&gt;Chile&lt;/Name&gt;&lt;Name LocaleIsoCode="fr"&gt;Chili&lt;/Name&gt;&lt;/Member&gt;&lt;Member Code="CZE" HasMetadata="false" HasOnlyUnitMetadata="false" HasChild="0"&gt;&lt;Name LocaleIsoCode="en"&gt;Czech Republic&lt;/Name&gt;&lt;Name LocaleIsoCode="fr"&gt;République tchèque&lt;/Name&gt;&lt;/Member&gt;&lt;Member Code="DNK" HasMetadata="false" HasOnlyUnitMetadata="false" HasChild="0"&gt;&lt;Name LocaleIsoCode="en"&gt;Denmark&lt;/Name&gt;&lt;Name LocaleIsoCode="fr"&gt;Danemark&lt;/Name&gt;&lt;/Member&gt;&lt;Member Code="EST" HasMetadata="false" HasOnlyUnitMetadata="false" HasChild="0"&gt;&lt;Name LocaleIsoCode="en"&gt;Estonia&lt;/Name&gt;&lt;Name LocaleIsoCode="fr"&gt;Estonie&lt;/Name&gt;&lt;/Member&gt;&lt;Member Code="FIN" HasMetadata="false" HasOnlyUnitMetadata="false" HasChild="0"&gt;&lt;Name LocaleIsoCode="en"&gt;Finland&lt;/Name&gt;&lt;Name LocaleIsoCode="fr"&gt;Finlande&lt;/Name&gt;&lt;/Member&gt;&lt;Member Code="FRA" HasMetadata="false" HasOnlyUnitMetadata="false" HasChild="0"&gt;&lt;Name LocaleIsoCode="en"&gt;France&lt;/Name&gt;&lt;Name LocaleIsoCode="fr"&gt;France&lt;/Name&gt;&lt;/Member&gt;&lt;Member Code="DEU" HasMetadata="true" HasOnlyUnitMetadata="false" HasChild="0"&gt;&lt;Name LocaleIsoCode="en"&gt;Germany&lt;/Name&gt;&lt;Name LocaleIsoCode="fr"&gt;Allemagne&lt;/Name&gt;&lt;/Member&gt;&lt;Member Code="GRC" HasMetadata="false" HasOnlyUnitMetadata="false" HasChild="0"&gt;&lt;Name LocaleIsoCode="en"&gt;Greece&lt;/Name&gt;&lt;Name LocaleIsoCode="fr"&gt;Grèce&lt;/Name&gt;&lt;/Member&gt;&lt;Member Code="HUN" HasMetadata="false" HasOnlyUnitMetadata="false" HasChild="0"&gt;&lt;Name LocaleIsoCode="en"&gt;Hungary&lt;/Name&gt;&lt;Name LocaleIsoCode="fr"&gt;Hongrie&lt;/Name&gt;&lt;/Member&gt;&lt;Member Code="ISL" HasMetadata="false" HasOnlyUnitMetadata="false" HasChild="0"&gt;&lt;Name LocaleIsoCode="en"&gt;Iceland&lt;/Name&gt;&lt;Name LocaleIsoCode="fr"&gt;Islande&lt;/Name&gt;&lt;/Member&gt;&lt;Member Code="IRL" HasMetadata="false" HasOnlyUnitMetadata="false" HasChild="0"&gt;&lt;Name LocaleIsoCode="en"&gt;Ireland&lt;/Name&gt;&lt;Name LocaleIsoCode="fr"&gt;Irlande&lt;/Name&gt;&lt;/Member&gt;&lt;Member Code="ISR" HasMetadata="true" HasOnlyUnitMetadata="false" HasChild="0"&gt;&lt;Name LocaleIsoCode="en"&gt;Israel&lt;/Name&gt;&lt;Name LocaleIsoCode="fr"&gt;Israël&lt;/Name&gt;&lt;/Member&gt;&lt;Member Code="ITA" HasMetadata="false" HasOnlyUnitMetadata="false" HasChild="0"&gt;&lt;Name LocaleIsoCode="en"&gt;Italy&lt;/Name&gt;&lt;Name LocaleIsoCode="fr"&gt;Italie&lt;/Name&gt;&lt;/Member&gt;&lt;Member Code="JPN" HasMetadata="false" HasOnlyUnitMetadata="false" HasChild="0"&gt;&lt;Name LocaleIsoCode="en"&gt;Japan&lt;/Name&gt;&lt;Name LocaleIsoCode="fr"&gt;Japon&lt;/Name&gt;&lt;/Member&gt;&lt;Member Code="KOR" HasMetadata="false" HasOnlyUnitMetadata="false" HasChild="0"&gt;&lt;Name LocaleIsoCode="en"&gt;Korea&lt;/Name&gt;&lt;Name LocaleIsoCode="fr"&gt;Corée&lt;/Name&gt;&lt;/Member&gt;&lt;Member Code="LUX" HasMetadata="false" HasOnlyUnitMetadata="false" HasChild="0"&gt;&lt;Name LocaleIsoCode="en"&gt;Luxembourg&lt;/Name&gt;&lt;Name LocaleIsoCode="fr"&gt;Luxembourg&lt;/Name&gt;&lt;/Member&gt;&lt;Member Code="MEX" HasMetadata="false" HasOnlyUnitMetadata="false" HasChild="0"&gt;&lt;Name LocaleIsoCode="en"&gt;Mexico&lt;/Name&gt;&lt;Name LocaleIsoCode="fr"&gt;Mexique&lt;/Name&gt;&lt;/Member&gt;&lt;Member Code="NLD" HasMetadata="false" HasOnlyUnitMetadata="false" HasChild="0"&gt;&lt;Name LocaleIsoCode="en"&gt;Netherlands&lt;/Name&gt;&lt;Name LocaleIsoCode="fr"&gt;Pays-Bas&lt;/Name&gt;&lt;/Member&gt;&lt;Member Code="NZL" HasMetadata="false" HasOnlyUnitMetadata="false" HasChild="0"&gt;&lt;Name LocaleIsoCode="en"&gt;New Zealand&lt;/Name&gt;&lt;Name LocaleIsoCode="fr"&gt;Nouvelle-Zélande&lt;/Name&gt;&lt;/Member&gt;&lt;Member Code="NOR" HasMetadata="false" HasOnlyUnitMetadata="false" HasChild="0"&gt;&lt;Name LocaleIsoCode="en"&gt;Norway&lt;/Name&gt;&lt;Name LocaleIsoCode="fr"&gt;Norvège&lt;/Name&gt;&lt;/Member&gt;&lt;Member Code="POL" HasMetadata="false" HasOnlyUnitMetadata="false" HasChild="0"&gt;&lt;Name LocaleIsoCode="en"&gt;Poland&lt;/Name&gt;&lt;Name LocaleIsoCode="fr"&gt;Pologne&lt;/Name&gt;&lt;/Member&gt;&lt;Member Code="PRT" HasMetadata="false" HasOnlyUnitMetadata="false" HasChild="0"&gt;&lt;Name LocaleIsoCode="en"&gt;Portugal&lt;/Name&gt;&lt;Name LocaleIsoCode="fr"&gt;Portugal&lt;/Name&gt;&lt;/Member&gt;&lt;Member Code="SVK" HasMetadata="false" HasOnlyUnitMetadata="false" HasChild="0"&gt;&lt;Name LocaleIsoCode="en"&gt;Slovak Republic&lt;/Name&gt;&lt;Name LocaleIsoCode="fr"&gt;République slovaque&lt;/Name&gt;&lt;/Member&gt;&lt;Member Code="SVN" HasMetadata="false" HasOnlyUnitMetadata="false" HasChild="0"&gt;&lt;Name LocaleIsoCode="en"&gt;Slovenia&lt;/Name&gt;&lt;Name LocaleIsoCode="fr"&gt;Slovénie&lt;/Name&gt;&lt;/Member&gt;&lt;Member Code="ESP" HasMetadata="false" HasOnlyUnitMetadata="false" HasChild="0"&gt;&lt;Name LocaleIsoCode="en"&gt;Spain&lt;/Name&gt;&lt;Name LocaleIsoCode="fr"&gt;Espagne&lt;/Name&gt;&lt;/Member&gt;&lt;Member Code="SWE" HasMetadata="false" HasOnlyUnitMetadata="false" HasChild="0"&gt;&lt;Name LocaleIsoCode="en"&gt;Sweden&lt;/Name&gt;&lt;Name LocaleIsoCode="fr"&gt;Suède&lt;/Name&gt;&lt;/Member&gt;&lt;Member Code="CHE" HasMetadata="false" HasOnlyUnitMetadata="false" HasChild="0"&gt;&lt;Name LocaleIsoCode="en"&gt;Switzerland&lt;/Name&gt;&lt;Name LocaleIsoCode="fr"&gt;Suisse&lt;/Name&gt;&lt;/Member&gt;&lt;Member Code="TUR" HasMetadata="false" HasOnlyUnitMetadata="false" HasChild="0"&gt;&lt;Name LocaleIsoCode="en"&gt;Turkey&lt;/Name&gt;&lt;Name LocaleIsoCode="fr"&gt;Turquie&lt;/Name&gt;&lt;/Member&gt;&lt;Member Code="GBR" HasMetadata="false" HasOnlyUnitMetadata="false" HasChild="0"&gt;&lt;Name LocaleIsoCode="en"&gt;United Kingdom&lt;/Name&gt;&lt;Name LocaleIsoCode="fr"&gt;Royaume-Uni&lt;/Name&gt;&lt;/Member&gt;&lt;Member Code="USA" HasMetadata="false" HasOnlyUnitMetadata="false" HasChild="0"&gt;&lt;Name LocaleIsoCode="en"&gt;United States&lt;/Name&gt;&lt;Name LocaleIsoCode="fr"&gt;États-Unis&lt;/Name&gt;&lt;/Member&gt;&lt;Member Code="G-7" HasMetadata="false" HasOnlyUnitMetadata="false" HasChild="0"&gt;&lt;Name LocaleIsoCode="en"&gt;G7&lt;/Name&gt;&lt;Name LocaleIsoCode="fr"&gt;G7&lt;/Name&gt;&lt;/Member&gt;&lt;Member Code="OECD" HasMetadata="false" HasOnlyUnitMetadata="false" HasChild="0"&gt;&lt;Name LocaleIsoCode="en"&gt;OECD - Total&lt;/Name&gt;&lt;Name LocaleIsoCode="fr"&gt;OCDE - Total&lt;/Name&gt;&lt;/Member&gt;&lt;Member Code="WLD" HasMetadata="false" HasOnlyUnitMetadata="false" HasChild="0"&gt;&lt;Name LocaleIsoCode="en"&gt;World&lt;/Name&gt;&lt;Name LocaleIsoCode="fr"&gt;Monde&lt;/Name&gt;&lt;/Member&gt;&lt;Member Code="BRA" HasMetadata="false" HasOnlyUnitMetadata="false" HasChild="0"&gt;&lt;Name LocaleIsoCode="en"&gt;Brazil&lt;/Name&gt;&lt;Name LocaleIsoCode="fr"&gt;Brésil&lt;/Name&gt;&lt;/Member&gt;&lt;Member Code="CHN" HasMetadata="false" HasOnlyUnitMetadata="false" HasChild="0"&gt;&lt;Name LocaleIsoCode="en"&gt;China (People's Republic of)&lt;/Name&gt;&lt;Name LocaleIsoCode="fr"&gt;Chine (République populaire de)&lt;/Name&gt;&lt;/Member&gt;&lt;Member Code="COL" HasMetadata="false" HasOnlyUnitMetadata="false" HasChild="0"&gt;&lt;Name LocaleIsoCode="en"&gt;Colombia&lt;/Name&gt;&lt;Name LocaleIsoCode="fr"&gt;Colombie&lt;/Name&gt;&lt;/Member&gt;&lt;Member Code="IND" HasMetadata="false" HasOnlyUnitMetadata="false" HasChild="0"&gt;&lt;Name LocaleIsoCode="en"&gt;India&lt;/Name&gt;&lt;Name LocaleIsoCode="fr"&gt;Inde&lt;/Name&gt;&lt;/Member&gt;&lt;Member Code="IDN" HasMetadata="false" HasOnlyUnitMetadata="false" HasChild="0"&gt;&lt;Name LocaleIsoCode="en"&gt;Indonesia&lt;/Name&gt;&lt;Name LocaleIsoCode="fr"&gt;Indonésie&lt;/Name&gt;&lt;/Member&gt;&lt;Member Code="RUS" HasMetadata="false" HasOnlyUnitMetadata="false" HasChild="0"&gt;&lt;Name LocaleIsoCode="en"&gt;Russia&lt;/Name&gt;&lt;Name LocaleIsoCode="fr"&gt;Russie&lt;/Name&gt;&lt;/Member&gt;&lt;Member Code="ZAF" HasMetadata="false" HasOnlyUnitMetadata="false" HasChild="0"&gt;&lt;Name LocaleIsoCode="en"&gt;South Africa&lt;/Name&gt;&lt;Name LocaleIsoCode="fr"&gt;Afrique du Sud&lt;/Name&gt;&lt;/Member&gt;&lt;/Dimension&gt;&lt;Dimension Code="SUBJECT" HasMetadata="false" Display="labels"&gt;&lt;Name LocaleIsoCode="en"&gt;Subject&lt;/Name&gt;&lt;Name LocaleIsoCode="fr"&gt;Sujet&lt;/Name&gt;&lt;Member Code="YP" HasMetadata="true" HasOnlyUnitMetadata="false" HasChild="1"&gt;&lt;Name LocaleIsoCode="en"&gt;Population&lt;/Name&gt;&lt;Name LocaleIsoCode="fr"&gt;Population&lt;/Name&gt;&lt;ChildMember Code="YP9901L1_ST" HasMetadata="true" HasOnlyUnitMetadata="false" HasChild="0"&gt;&lt;Name LocaleIsoCode="en"&gt;Population (hist5) <text:s/>00-04&lt;/Name&gt;&lt;Name LocaleIsoCode="fr"&gt;Population (hist5) <text:s/>00-04&lt;/Name&gt;&lt;/ChildMember&gt;&lt;ChildMember Code="YP9902L1_ST" HasMetadata="true" HasOnlyUnitMetadata="false" HasChild="0"&gt;&lt;Name LocaleIsoCode="en"&gt;Population (hist5) <text:s/>05-09&lt;/Name&gt;&lt;Name LocaleIsoCode="fr"&gt;Population (hist5) <text:s/>05-09&lt;/Name&gt;&lt;/ChildMember&gt;&lt;ChildMember Code="YP9903L1_ST" HasMetadata="true" HasOnlyUnitMetadata="false" HasChild="0"&gt;&lt;Name LocaleIsoCode="en"&gt;Population (hist5) <text:s/>10-14&lt;/Name&gt;&lt;Name LocaleIsoCode="fr"&gt;Population (hist5) <text:s/>10-14&lt;/Name&gt;&lt;/ChildMember&gt;&lt;ChildMember Code="YP9904L1_ST" HasMetadata="true" HasOnlyUnitMetadata="false" HasChild="0"&gt;&lt;Name LocaleIsoCode="en"&gt;Population (hist5) <text:s/>15-19&lt;/Name&gt;&lt;Name LocaleIsoCode="fr"&gt;Population (hist5) <text:s/>15-19&lt;/Name&gt;&lt;/ChildMember&gt;&lt;ChildMember Code="YP9905L1_ST" HasMetadata="true" HasOnlyUnitMetadata="false" HasChild="0"&gt;&lt;Name LocaleIsoCode="en"&gt;Population (hist5) <text:s/>20-24&lt;/Name&gt;&lt;Name LocaleIsoCode="fr"&gt;Population (hist5) <text:s/>20-24&lt;/Name&gt;&lt;/ChildMember&gt;&lt;ChildMember Code="YP9906L1_ST" HasMetadata="true" HasOnlyUnitMetadata="false" HasChild="0"&gt;&lt;Name LocaleIsoCode="en"&gt;Population (hist5) <text:s/>25-29&lt;/Name&gt;&lt;Name LocaleIsoCode="fr"&gt;Population (hist5) <text:s/>25-29&lt;/Name&gt;&lt;/ChildMember&gt;&lt;ChildMember Code="YP9907L1_ST" HasMetadata="true" HasOnlyUnitMetadata="false" HasChild="0"&gt;&lt;Name LocaleIsoCode="en"&gt;Population (hist5) <text:s/>30-34&lt;/Name&gt;&lt;Name LocaleIsoCode="fr"&gt;Population (hist5) <text:s/>30-34&lt;/Name&gt;&lt;/ChildMember&gt;&lt;ChildMember Code="YP9908L1_ST" HasMetadata="true" HasOnlyUnitMetadata="false" HasChild="0"&gt;&lt;Name LocaleIsoCode="en"&gt;Population (hist5) <text:s/>35-39&lt;/Name&gt;&lt;Name LocaleIsoCode="fr"&gt;Population (hist5) <text:s/>35-39&lt;/Name&gt;&lt;/ChildMember&gt;&lt;ChildMember Code="YP9909L1_ST" HasMetadata="true" HasOnlyUnitMetadata="false" HasChild="0"&gt;&lt;Name LocaleIsoCode="en"&gt;Population (hist5) <text:s/>40-44&lt;/Name&gt;&lt;Name LocaleIsoCode="fr"&gt;Population (hist5) <text:s/>40-44&lt;/Name&gt;&lt;/ChildMember&gt;&lt;ChildMember Code="YP9910L1_ST" HasMetadata="true" HasOnlyUnitMetadata="false" HasChild="0"&gt;&lt;Name LocaleIsoCode="en"&gt;Population (hist5) <text:s/>45-49&lt;/Name&gt;&lt;Name LocaleIsoCode="fr"&gt;Population (hist5) <text:s/>45-49&lt;/Name&gt;&lt;/ChildMember&gt;&lt;ChildMember Code="YP9911L1_ST" HasMetadata="true" HasOnlyUnitMetadata="false" HasChild="0"&gt;&lt;Name LocaleIsoCode="en"&gt;Population (hist5) <text:s/>50-54&lt;/Name&gt;&lt;Name LocaleIsoCode="fr"&gt;Population (hist5) <text:s/>50-54&lt;/Name&gt;&lt;/ChildMember&gt;&lt;ChildMember Code="YP9912L1_ST" HasMetadata="true" HasOnlyUnitMetadata="false" HasChild="0"&gt;&lt;Name LocaleIsoCode="en"&gt;Population (hist5) <text:s/>55-59&lt;/Name&gt;&lt;Name LocaleIsoCode="fr"&gt;Population (hist5) <text:s/>55-59&lt;/Name&gt;&lt;/ChildMember&gt;&lt;ChildMember Code="YP9913L1_ST" HasMetadata="true" HasOnlyUnitMetadata="false" HasChild="0"&gt;&lt;Name LocaleIsoCode="en"&gt;Population (hist5) <text:s/>60-64&lt;/Name&gt;&lt;Name LocaleIsoCode="fr"&gt;Population (hist5) <text:s/>60-64&lt;/Name&gt;&lt;/ChildMember&gt;&lt;ChildMember Code="YP9914L1_ST" HasMetadata="true" HasOnlyUnitMetadata="false" HasChild="0"&gt;&lt;Name LocaleIsoCode="en"&gt;Population (hist5) <text:s/>65-69&lt;/Name&gt;&lt;Name LocaleIsoCode="fr"&gt;Population (hist5) <text:s/>65-69&lt;/Name&gt;&lt;/ChildMember&gt;&lt;ChildMember Code="YP9915L1_ST" HasMetadata="true" HasOnlyUnitMetadata="false" HasChild="0"&gt;&lt;Name LocaleIsoCode="en"&gt;Population (hist5) <text:s/>70-74&lt;/Name&gt;&lt;Name LocaleIsoCode="fr"&gt;Population (hist5) <text:s/>70-74&lt;/Name&gt;&lt;/ChildMember&gt;&lt;ChildMember Code="YP9916L1_ST" HasMetadata="true" HasOnlyUnitMetadata="false" HasChild="0"&gt;&lt;Name LocaleIsoCode="en"&gt;Population (hist5) <text:s/>75-79&lt;/Name&gt;&lt;Name LocaleIsoCode="fr"&gt;Population (hist5) <text:s/>75-79&lt;/Name&gt;&lt;/ChildMember&gt;&lt;ChildMember Code="YP9917L1_ST" HasMetadata="true" HasOnlyUnitMetadata="false" HasChild="0"&gt;&lt;Name LocaleIsoCode="en"&gt;Population (hist5) <text:s/>80-84&lt;/Name&gt;&lt;Name LocaleIsoCode="fr"&gt;Population (hist5) <text:s/>80-84&lt;/Name&gt;&lt;/ChildMember&gt;&lt;ChildMember Code="YP9920L1_ST" HasMetadata="true" HasOnlyUnitMetadata="false" HasChild="0"&gt;&lt;Name LocaleIsoCode="en"&gt;Population (hist5) <text:s/>85+&lt;/Name&gt;&lt;Name LocaleIsoCode="fr"&gt;Population (hist5) <text:s/>85+&lt;/Name&gt;&lt;/ChildMember&gt;&lt;ChildMember Code="YP99TLL1_ST" HasMetadata="true" HasOnlyUnitMetadata="false" HasChild="0" IsDisplayed="true"&gt;&lt;Name LocaleIsoCode="en"&gt;Population (hist5) All ages&lt;/Name&gt;&lt;Name LocaleIsoCode="fr"&gt;Population (hist5) tous les âges&lt;/Name&gt;&lt;/ChildMember&gt;&lt;ChildMember Code="YPTTTLL1_GY" HasMetadata="true" HasOnlyUnitMetadata="false" HasChild="0"&gt;&lt;Name LocaleIsoCode="en"&gt;Population (hist5) All ages, growth rate&lt;/Name&gt;&lt;Name LocaleIsoCode="fr"&gt;Population (hist5) tous les âges, taux de croissance&lt;/Name&gt;&lt;/ChildMember&gt;&lt;ChildMember Code="YPTTDRY1_ST" HasMetadata="true" HasOnlyUnitMetadata="false" HasChild="0"&gt;&lt;Name LocaleIsoCode="en"&gt;Youth (-15) Dependency Ratio (15-64)&lt;/Name&gt;&lt;Name LocaleIsoCode="fr"&gt;Ratio de dépendance des jeunes (-15) <text:s/>par rapport aux (15-64)&lt;/Name&gt;&lt;/ChildMember&gt;&lt;ChildMember Code="YPTTDRY2_ST" HasMetadata="true" HasOnlyUnitMetadata="false" HasChild="0"&gt;&lt;Name LocaleIsoCode="en"&gt;Youth (-20) Dependency Ratio (20-64)&lt;/Name&gt;&lt;Name LocaleIsoCode="fr"&gt;Ratio de dépendance des jeunes (-20) <text:s/>par rapport aux (20-64)&lt;/Name&gt;&lt;/ChildMember&gt;&lt;ChildMember Code="YPTTDRY4_ST" HasMetadata="true" HasOnlyUnitMetadata="false" HasChild="0"&gt;&lt;Name LocaleIsoCode="en"&gt;Youth (-20) Dependency Ratio (All ages)&lt;/Name&gt;&lt;Name LocaleIsoCode="fr"&gt;Ratio de dépendance des jeunes (-20) <text:s/>par rapport à la population totale&lt;/Name&gt;&lt;/ChildMember&gt;&lt;ChildMember Code="YPTTDRO1_ST" HasMetadata="true" HasOnlyUnitMetadata="false" HasChild="0"&gt;&lt;Name LocaleIsoCode="en"&gt;Old (+65) Dependency Ratio (15-64)&lt;/Name&gt;&lt;Name LocaleIsoCode="fr"&gt;Ratio de dépendance personnes âgées (+65) <text:s/>par rapport aux (15-64)&lt;/Name&gt;&lt;/ChildMember&gt;&lt;ChildMember Code="YPTTDRO2_ST" HasMetadata="true" HasOnlyUnitMetadata="false" HasChild="0"&gt;&lt;Name LocaleIsoCode="en"&gt;Old (+65) Dependency Ratio (20-64)&lt;/Name&gt;&lt;Name LocaleIsoCode="fr"&gt;Ratio de dépendance personnes âgées (+65) <text:s/>par rapport aux (20-64)&lt;/Name&gt;&lt;/ChildMember&gt;&lt;ChildMember Code="YPTTDRT1_ST" HasMetadata="true" HasOnlyUnitMetadata="false" HasChild="0"&gt;&lt;Name LocaleIsoCode="en"&gt;Age (-15 &amp;amp; +65) Dependency Ratio (15-64)&lt;/Name&gt;&lt;Name LocaleIsoCode="fr"&gt;Ratio de dépendance <text:s/>(-15 &amp;amp; +65) par rapport aux (15-64)&lt;/Name&gt;&lt;/ChildMember&gt;&lt;ChildMember Code="YPTTDRT2_ST" HasMetadata="true" HasOnlyUnitMetadata="false" HasChild="0"&gt;&lt;Name LocaleIsoCode="en"&gt;Age (-20 &amp;amp; +65) Dependency Ratio (20-64)&lt;/Name&gt;&lt;Name LocaleIsoCode="fr"&gt;Ratio de dépendance <text:s/>(-20 &amp;amp; +65) par rapport aux (20-64)&lt;/Name&gt;&lt;/ChildMember&gt;&lt;ChildMember Code="YPTTDRT3_ST" HasMetadata="true" HasOnlyUnitMetadata="false" HasChild="0"&gt;&lt;Name LocaleIsoCode="en"&gt;Age (-15 &amp;amp; +65) Dependency Ratio (All ages)&lt;/Name&gt;&lt;Name LocaleIsoCode="fr"&gt;Ratio de dépendance <text:s/>(-15 &amp;amp; +65) par rapport à la population totale&lt;/Name&gt;&lt;/ChildMember&gt;&lt;ChildMember Code="YPTTDRT4_ST" HasMetadata="true" HasOnlyUnitMetadata="false" HasChild="0"&gt;&lt;Name LocaleIsoCode="en"&gt;Age (-20 &amp;amp; +65) Dependency Ratio (All ages)&lt;/Name&gt;&lt;Name LocaleIsoCode="fr"&gt;Ratio de dépendance <text:s/>(-20 &amp;amp; +65) par rapport à la population totale&lt;/Name&gt;&lt;/ChildMember&gt;&lt;ChildMember Code="YPTT21PP_ST" HasMetadata="true" HasOnlyUnitMetadata="false" HasChild="0"&gt;&lt;Name LocaleIsoCode="en"&gt;Share (80+) in all ages population&lt;/Name&gt;&lt;Name LocaleIsoCode="fr"&gt;Part des (80+) dans la population totale &lt;/Name&gt;&lt;/ChildMember&gt;&lt;ChildMember Code="YPTTDRW1_ST" HasMetadata="true" HasOnlyUnitMetadata="false" HasChild="0"&gt;&lt;Name LocaleIsoCode="en"&gt;Working Age (15-64) per Pension Age (+65)&lt;/Name&gt;&lt;Name LocaleIsoCode="fr"&gt;Personnes âge actif (15-64) à celles en âge de la retraite( 65+)&lt;/Name&gt;&lt;/ChildMember&gt;&lt;ChildMember Code="YPTTDRW2_ST" HasMetadata="true" HasOnlyUnitMetadata="false" HasChild="0"&gt;&lt;Name LocaleIsoCode="en"&gt;Working Age (20-64) per Pension Age (+65)&lt;/Name&gt;&lt;Name LocaleIsoCode="fr"&gt;Personnes âge actif (20-64) à celles en âge de la retraite( 65+)&lt;/Name&gt;&lt;/ChildMember&gt;&lt;/Member&gt;&lt;/Dimension&gt;&lt;Dimension Code="SEX" HasMetadata="false" Display="labels"&gt;&lt;Name LocaleIsoCode="en"&gt;Sex&lt;/Name&gt;&lt;Name LocaleIsoCode="fr"&gt;Sexe&lt;/Name&gt;&lt;Member Code="FE" HasMetadata="false" HasChild="0"&gt;&lt;Name LocaleIsoCode="en"&gt;Females&lt;/Name&gt;&lt;Name LocaleIsoCode="fr"&gt;femmes&lt;/Name&gt;&lt;/Member&gt;&lt;Member Code="MA" HasMetadata="false" HasChild="0"&gt;&lt;Name </text:p>
            <text:p>ocaleIsoCode="en"&gt;Males&lt;/Name&gt;&lt;Name LocaleIsoCode="fr"&gt;hommes&lt;/Name&gt;&lt;/Member&gt;&lt;Member Code="TT" HasMetadata="false" HasChild="0" IsDisplayed="true"&gt;&lt;Name LocaleIsoCode="en"&gt;All persons&lt;/Name&gt;&lt;Name LocaleIsoCode="fr"&gt;Ensemble des personnes&lt;/Name&gt;&lt;/Member&gt;&lt;/Dimension&gt;&lt;Dimension Code="FREQUENCY" HasMetadata="false" CommonCode="FREQUENCY" Display="labels"&gt;&lt;Name LocaleIsoCode="en"&gt;Frequency&lt;/Name&gt;&lt;Name LocaleIsoCode="fr"&gt;Fréquence&lt;/Name&gt;&lt;Member Code="A" HasMetadata="false"&gt;&lt;Name LocaleIsoCode="en"&gt;Annual&lt;/Name&gt;&lt;Name LocaleIsoCode="fr"&gt;Annuelle&lt;/Name&gt;&lt;/Member&gt;&lt;/Dimension&gt;&lt;Dimension Code="TIME" HasMetadata="false" CommonCode="TIME" Display="labels"&gt;&lt;Name LocaleIsoCode="en"&gt;Time&lt;/Name&gt;&lt;Name LocaleIsoCode="fr"&gt;Temps&lt;/Name&gt;&lt;Member Code="2000" HasMetadata="false"&gt;&lt;Name LocaleIsoCode="en"&gt;2000&lt;/Name&gt;&lt;Name LocaleIsoCode="fr"&gt;2000&lt;/Name&gt;&lt;/Member&gt;&lt;Member Code="2001" HasMetadata="false"&gt;&lt;Name LocaleIsoCode="en"&gt;2001&lt;/Name&gt;&lt;Name LocaleIsoCode="fr"&gt;2001&lt;/Name&gt;&lt;/Member&gt;&lt;Member Code="2002" HasMetadata="false"&gt;&lt;Name LocaleIsoCode="en"&gt;2002&lt;/Name&gt;&lt;Name LocaleIsoCode="fr"&gt;2002&lt;/Name&gt;&lt;/Member&gt;&lt;Member Code="2003" HasMetadata="false"&gt;&lt;Name LocaleIsoCode="en"&gt;2003&lt;/Name&gt;&lt;Name LocaleIsoCode="fr"&gt;2003&lt;/Name&gt;&lt;/Member&gt;&lt;Member Code="2004" HasMetadata="false"&gt;&lt;Name LocaleIsoCode="en"&gt;2004&lt;/Name&gt;&lt;Name LocaleIsoCode="fr"&gt;2004&lt;/Name&gt;&lt;/Member&gt;&lt;Member Code="2005" HasMetadata="false"&gt;&lt;Name LocaleIsoCode="en"&gt;2005&lt;/Name&gt;&lt;Name LocaleIsoCode="fr"&gt;2005&lt;/Name&gt;&lt;/Member&gt;&lt;Member Code="2006" HasMetadata="false"&gt;&lt;Name LocaleIsoCode="en"&gt;2006&lt;/Name&gt;&lt;Name LocaleIsoCode="fr"&gt;2006&lt;/Name&gt;&lt;/Member&gt;&lt;Member Code="2007" HasMetadata="false"&gt;&lt;Name LocaleIsoCode="en"&gt;2007&lt;/Name&gt;&lt;Name LocaleIsoCode="fr"&gt;2007&lt;/Name&gt;&lt;/Member&gt;&lt;Member Code="2008" HasMetadata="false"&gt;&lt;Name LocaleIsoCode="en"&gt;2008&lt;/Name&gt;&lt;Name LocaleIsoCode="fr"&gt;2008&lt;/Name&gt;&lt;/Member&gt;&lt;Member Code="2009" HasMetadata="false"&gt;&lt;Name LocaleIsoCode="en"&gt;2009&lt;/Name&gt;&lt;Name LocaleIsoCode="fr"&gt;2009&lt;/Name&gt;&lt;/Member&gt;&lt;Member Code="2010" HasMetadata="false"&gt;&lt;Name LocaleIsoCode="en"&gt;2010&lt;/Name&gt;&lt;Name LocaleIsoCode="fr"&gt;2010&lt;/Name&gt;&lt;/Member&gt;&lt;Member Code="2011" HasMetadata="false"&gt;&lt;Name LocaleIsoCode="en"&gt;2011&lt;/Name&gt;&lt;Name LocaleIsoCode="fr"&gt;2011&lt;/Name&gt;&lt;/Member&gt;&lt;Member Code="2012" HasMetadata="false"&gt;&lt;Name LocaleIsoCode="en"&gt;2012&lt;/Name&gt;&lt;Name LocaleIsoCode="fr"&gt;2012&lt;/Name&gt;&lt;/Member&gt;&lt;Member Code="2013" HasMetadata="false"&gt;&lt;Name LocaleIsoCode="en"&gt;2013&lt;/Name&gt;&lt;Name LocaleIsoCode="fr"&gt;2013&lt;/Name&gt;&lt;/Member&gt;&lt;Member Code="2014" HasMetadata="false"&gt;&lt;Name LocaleIsoCode="en"&gt;2014&lt;/Name&gt;&lt;Name LocaleIsoCode="fr"&gt;2014&lt;/Name&gt;&lt;/Member&gt;&lt;/Dimension&gt;&lt;WBOSInformations&gt;&lt;TimeDimension WebTreeWasUsed="false"&gt;&lt;StartCodes Annual="2000" /&gt;&lt;/TimeDimension&gt;&lt;/WBOSInformations&gt;&lt;Tabulation Axis="horizontal"&gt;&lt;Dimension Code="TIME" CommonCode="TIME" /&gt;&lt;/Tabulation&gt;&lt;Tabulation Axis="vertical"&gt;&lt;Dimension Code="LOCATION" CommonCode="LOCATION" /&gt;&lt;/Tabulation&gt;&lt;Tabulation Axis="page"&gt;&lt;Dimension Code="SUBJECT" /&gt;&lt;Dimension Code="SEX" /&gt;&lt;Dimension Code="FREQUENCY" CommonCode="FREQUENCY" /&gt;&lt;/Tabulation&gt;&lt;Formatting&gt;&lt;Labels LocaleIsoCode="en" /&gt;&lt;Power&gt;0&lt;/Power&gt;&lt;Decimals&gt;-1&lt;/Decimals&gt;&lt;SkipEmptyLines&gt;true&lt;/SkipEmptyLines&gt;&lt;SkipEmptyCols&gt;false&lt;/SkipEmptyCols&gt;&lt;SkipLineHierarchy&gt;false&lt;/SkipLineHierarchy&gt;&lt;SkipColHierarchy&gt;false&lt;/SkipColHierarchy&gt;&lt;Page&gt;1&lt;/Page&gt;&lt;/Formatting&gt;&lt;/DataTable&gt;&lt;Format&gt;&lt;ShowEmptyAxes&gt;true&lt;/ShowEmptyAxes&gt;&lt;TimeStamp&gt;false&lt;/TimeStamp&gt;&lt;Page&gt;1&lt;/Page&gt;&lt;EnableSort&gt;true&lt;/EnableSort&gt;&lt;IncludeFlagColumn&gt;false&lt;/IncludeFlagColumn&gt;&lt;IncludeTimeSeriesId&gt;false&lt;/IncludeTimeSeriesId&gt;&lt;DoBarChart&gt;false&lt;/DoBarChart&gt;&lt;FreezePanes&gt;true&lt;/FreezePanes&gt;&lt;MaxBarChartLen&gt;65&lt;/MaxBarChartLen&gt;&lt;/Format&gt;&lt;Query&gt;&lt;AbsoluteUri&gt;http://stats.oecd.org//View.aspx?QueryId=&amp;amp;QueryType=Public&amp;amp;Lang=en&lt;/AbsoluteUri&gt;&lt;/Query&gt;&lt;/WebTableParameter&gt;</text:p>
          </table:table-cell>
          <table:table-cell table:style-name="Normal" table:number-columns-repeated="15"/>
        </table:table-row>
        <table:table-row table:style-name="ro2">
          <table:table-cell table:style-name="ce6" office:value-type="string">
            <text:p><text:a xlink:href="http://stats.oecd.org/OECDStat_Metadata/ShowMetadata.ashx?Dataset=POP_FIVE_HIST&amp;ShowOnWeb=true&amp;Lang=en" xlink:type="simple">Dataset: Population</text:a></text:p>
          </table:table-cell>
          <table:table-cell table:style-name="Normal" table:number-columns-repeated="16"/>
        </table:table-row>
        <table:table-row table:style-name="ro1">
          <table:table-cell table:style-name="ce19" office:value-type="string" table:number-columns-spanned="2" table:number-rows-spanned="1">
            <text:p>Subject</text:p>
          </table:table-cell>
          <table:covered-table-cell table:style-name="Normal"/>
          <table:table-cell table:style-name="ce15" office:value-type="string" table:number-columns-spanned="15" table:number-rows-spanned="1">
            <text:p><text:a xlink:href="http://stats.oecd.org/OECDStat_Metadata/ShowMetadata.ashx?Dataset=POP_FIVE_HIST&amp;Coords=[SUBJECT].[YP99TLL1_ST]&amp;ShowOnWeb=true&amp;Lang=en" xlink:type="simple">Population (hist5) All ages</text:a>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table:number-columns-spanned="2" table:number-rows-spanned="1">
            <text:p>Sex</text:p>
          </table:table-cell>
          <table:covered-table-cell table:style-name="Normal"/>
          <table:table-cell table:style-name="ce14" office:value-type="string" table:number-columns-spanned="15" table:number-rows-spanned="1">
            <text:p>All persons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table:number-columns-spanned="2" table:number-rows-spanned="1">
            <text:p>Frequency</text:p>
          </table:table-cell>
          <table:covered-table-cell table:style-name="Normal"/>
          <table:table-cell table:style-name="ce14" office:value-type="string" table:number-columns-spanned="15" table:number-rows-spanned="1">
            <text:p>Annual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table:number-columns-spanned="2" table:number-rows-spanned="1">
            <text:p>Unit</text:p>
          </table:table-cell>
          <table:covered-table-cell table:style-name="Normal"/>
          <table:table-cell table:style-name="ce14" office:value-type="string" table:number-columns-spanned="15" table:number-rows-spanned="1">
            <text:p>Persons</text:p>
          </table:table-cell>
          <table:covered-table-cell table:number-columns-repeated="14" table:style-name="Normal"/>
        </table:table-row>
        <table:table-row table:style-name="ro1">
          <table:table-cell table:style-name="ce8" office:value-type="string" table:number-columns-spanned="2" table:number-rows-spanned="1">
            <text:p>Time</text:p>
          </table:table-cell>
          <table:covered-table-cell table:style-name="Normal"/>
          <table:table-cell table:style-name="ce16" office:value-type="string">
            <text:p>2000</text:p>
          </table:table-cell>
          <table:table-cell table:style-name="ce16" office:value-type="string">
            <text:p>2001</text:p>
          </table:table-cell>
          <table:table-cell table:style-name="ce16" office:value-type="string">
            <text:p>2002</text:p>
          </table:table-cell>
          <table:table-cell table:style-name="ce16" office:value-type="string">
            <text:p>2003</text:p>
          </table:table-cell>
          <table:table-cell table:style-name="ce16" office:value-type="string">
            <text:p>2004</text:p>
          </table:table-cell>
          <table:table-cell table:style-name="ce16" office:value-type="string">
            <text:p>2005</text:p>
          </table:table-cell>
          <table:table-cell table:style-name="ce16" office:value-type="string">
            <text:p>2006</text:p>
          </table:table-cell>
          <table:table-cell table:style-name="ce16" office:value-type="string">
            <text:p>2007</text:p>
          </table:table-cell>
          <table:table-cell table:style-name="ce16" office:value-type="string">
            <text:p>2008</text:p>
          </table:table-cell>
          <table:table-cell table:style-name="ce16" office:value-type="string">
            <text:p>2009</text:p>
          </table:table-cell>
          <table:table-cell table:style-name="ce16" office:value-type="string">
            <text:p>2010</text:p>
          </table:table-cell>
          <table:table-cell table:style-name="ce16" office:value-type="string">
            <text:p>2011</text:p>
          </table:table-cell>
          <table:table-cell table:style-name="ce16" office:value-type="string">
            <text:p>2012</text:p>
          </table:table-cell>
          <table:table-cell table:style-name="ce16" office:value-type="string">
            <text:p>2013</text:p>
          </table:table-cell>
          <table:table-cell table:style-name="ce16" office:value-type="string">
            <text:p>2014</text:p>
          </table:table-cell>
        </table:table-row>
        <table:table-row table:style-name="ro1">
          <table:table-cell table:style-name="ce9" office:value-type="string">
            <text:p>Country</text:p>
          </table:table-cell>
          <table:table-cell/>
          <table:table-cell table:style-name="ce13" table:number-columns-repeated="15"/>
        </table:table-row>
        <table:table-row table:style-name="ro1">
          <table:table-cell office:value-type="string">
            <text:p>Australia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AUS%5D]&amp;ShowOnWeb=true&amp;Lang=en" xlink:type="simple">i</text:a></text:p>
          </table:table-cell>
          <table:table-cell office:value-type="float" office:value="19029000">
            <text:p>19029000</text:p>
          </table:table-cell>
          <table:table-cell office:value-type="float" office:value="19275000">
            <text:p>19275000</text:p>
          </table:table-cell>
          <table:table-cell office:value-type="float" office:value="19495000">
            <text:p>19495000</text:p>
          </table:table-cell>
          <table:table-cell office:value-type="float" office:value="19721000">
            <text:p>19721000</text:p>
          </table:table-cell>
          <table:table-cell office:value-type="float" office:value="19933000">
            <text:p>19933000</text:p>
          </table:table-cell>
          <table:table-cell office:value-type="float" office:value="20177000">
            <text:p>20177000</text:p>
          </table:table-cell>
          <table:table-cell office:value-type="float" office:value="20451000">
            <text:p>20451000</text:p>
          </table:table-cell>
          <table:table-cell office:value-type="float" office:value="20828000">
            <text:p>20828000</text:p>
          </table:table-cell>
          <table:table-cell office:value-type="float" office:value="21249000">
            <text:p>21249000</text:p>
          </table:table-cell>
          <table:table-cell office:value-type="float" office:value="21692000">
            <text:p>21692000</text:p>
          </table:table-cell>
          <table:table-cell office:value-type="float" office:value="22032000">
            <text:p>22032000</text:p>
          </table:table-cell>
          <table:table-cell office:value-type="float" office:value="22340000">
            <text:p>22340000</text:p>
          </table:table-cell>
          <table:table-cell office:value-type="float" office:value="22728000">
            <text:p>22728000</text:p>
          </table:table-cell>
          <table:table-cell office:value-type="float" office:value="23126000">
            <text:p>23126000</text:p>
          </table:table-cell>
          <table:table-cell office:value-type="float" office:value="23491000">
            <office:annotation draw:style-name="gr1" draw:text-style-name="P1" svg:width="2.899cm" svg:height="0.596cm" svg:x="38.982cm" svg:y="2.112cm" draw:caption-point-x="-3.044cm" draw:caption-point-y="1.524cm">
              <dc:creator>MyOECD</dc:creator>
              <dc:date>1899-12-30T00:00:00</dc:date>
              <text:p text:style-name="P1"><text:span text:style-name="T1">B: Break </text:span></text:p>
            </office:annotation>
            <text:p>2349100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AUT%5D]&amp;ShowOnWeb=true&amp;Lang=en" xlink:type="simple">i</text:a></text:p>
          </table:table-cell>
          <table:table-cell table:style-name="ce18" office:value-type="float" office:value="8011566">
            <text:p>8011566</text:p>
          </table:table-cell>
          <table:table-cell table:style-name="ce18" office:value-type="float" office:value="8042293">
            <text:p>8042293</text:p>
          </table:table-cell>
          <table:table-cell table:style-name="ce18" office:value-type="float" office:value="8082121">
            <text:p>8082121</text:p>
          </table:table-cell>
          <table:table-cell table:style-name="ce18" office:value-type="float" office:value="8118245">
            <text:p>8118245</text:p>
          </table:table-cell>
          <table:table-cell table:style-name="ce18" office:value-type="float" office:value="8169441">
            <text:p>8169441</text:p>
          </table:table-cell>
          <table:table-cell table:style-name="ce18" office:value-type="float" office:value="8225278">
            <text:p>8225278</text:p>
          </table:table-cell>
          <table:table-cell table:style-name="ce18" office:value-type="float" office:value="8267948">
            <text:p>8267948</text:p>
          </table:table-cell>
          <table:table-cell table:style-name="ce18" office:value-type="float" office:value="8295189">
            <text:p>8295189</text:p>
          </table:table-cell>
          <table:table-cell table:style-name="ce18" office:value-type="float" office:value="8321541">
            <text:p>8321541</text:p>
          </table:table-cell>
          <table:table-cell table:style-name="ce18" office:value-type="float" office:value="8341483">
            <text:p>8341483</text:p>
          </table:table-cell>
          <table:table-cell table:style-name="ce18" office:value-type="float" office:value="8361069">
            <text:p>8361069</text:p>
          </table:table-cell>
          <table:table-cell table:style-name="ce18" office:value-type="float" office:value="8388534">
            <text:p>8388534</text:p>
          </table:table-cell>
          <table:table-cell table:style-name="ce18" office:value-type="float" office:value="8426311">
            <text:p>8426311</text:p>
          </table:table-cell>
          <table:table-cell table:style-name="ce18" office:value-type="float" office:value="8468570">
            <office:annotation draw:style-name="gr1" draw:text-style-name="P1" svg:width="2.899cm" svg:height="0.596cm" svg:x="36.724cm" svg:y="2.564cm" draw:caption-point-x="-2.882cm" draw:caption-point-y="1.524cm">
              <dc:creator>MyOECD</dc:creator>
              <dc:date>1899-12-30T00:00:00</dc:date>
              <text:p text:style-name="P1"><text:span text:style-name="T1">B: Break </text:span></text:p>
            </office:annotation>
            <text:p>846857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BEL%5D]&amp;ShowOnWeb=true&amp;Lang=en" xlink:type="simple">i</text:a></text:p>
          </table:table-cell>
          <table:table-cell office:value-type="float" office:value="10251250">
            <text:p>10251250</text:p>
          </table:table-cell>
          <table:table-cell office:value-type="float" office:value="10286570">
            <text:p>10286570</text:p>
          </table:table-cell>
          <table:table-cell office:value-type="float" office:value="10332780">
            <text:p>10332780</text:p>
          </table:table-cell>
          <table:table-cell office:value-type="float" office:value="10376130">
            <text:p>10376130</text:p>
          </table:table-cell>
          <table:table-cell office:value-type="float" office:value="10421140">
            <text:p>10421140</text:p>
          </table:table-cell>
          <table:table-cell office:value-type="float" office:value="10478620">
            <text:p>10478620</text:p>
          </table:table-cell>
          <table:table-cell office:value-type="float" office:value="10547960">
            <text:p>10547960</text:p>
          </table:table-cell>
          <table:table-cell office:value-type="float" office:value="10625700">
            <text:p>10625700</text:p>
          </table:table-cell>
          <table:table-cell office:value-type="float" office:value="10709970">
            <text:p>10709970</text:p>
          </table:table-cell>
          <table:table-cell office:value-type="float" office:value="10796490">
            <text:p>10796490</text:p>
          </table:table-cell>
          <table:table-cell office:value-type="float" office:value="10920270">
            <text:p>10920270</text:p>
          </table:table-cell>
          <table:table-cell office:value-type="float" office:value="11047740">
            <text:p>11047740</text:p>
          </table:table-cell>
          <table:table-cell office:value-type="float" office:value="11128250">
            <office:annotation draw:style-name="gr1" draw:text-style-name="P1" svg:width="2.899cm" svg:height="0.596cm" svg:x="34.466cm" svg:y="3.015cm" draw:caption-point-x="-2.719cm" draw:caption-point-y="1.524cm">
              <dc:creator>MyOECD</dc:creator>
              <dc:date>1899-12-30T00:00:00</dc:date>
              <text:p text:style-name="P1"><text:span text:style-name="T1">B: Break </text:span></text:p>
            </office:annotation>
            <text:p>11128250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CAN%5D]&amp;ShowOnWeb=true&amp;Lang=en" xlink:type="simple">i</text:a></text:p>
          </table:table-cell>
          <table:table-cell table:style-name="ce18" office:value-type="float" office:value="30685730">
            <text:p>30685730</text:p>
          </table:table-cell>
          <table:table-cell table:style-name="ce18" office:value-type="float" office:value="31019020">
            <text:p>31019020</text:p>
          </table:table-cell>
          <table:table-cell table:style-name="ce18" office:value-type="float" office:value="31353660">
            <text:p>31353660</text:p>
          </table:table-cell>
          <table:table-cell table:style-name="ce18" office:value-type="float" office:value="31639670">
            <text:p>31639670</text:p>
          </table:table-cell>
          <table:table-cell table:style-name="ce18" office:value-type="float" office:value="31940680">
            <text:p>31940680</text:p>
          </table:table-cell>
          <table:table-cell table:style-name="ce18" office:value-type="float" office:value="32245210">
            <text:p>32245210</text:p>
          </table:table-cell>
          <table:table-cell table:style-name="ce18" office:value-type="float" office:value="32576070">
            <text:p>32576070</text:p>
          </table:table-cell>
          <table:table-cell table:style-name="ce18" office:value-type="float" office:value="32927520">
            <text:p>32927520</text:p>
          </table:table-cell>
          <table:table-cell table:style-name="ce18" office:value-type="float" office:value="33317660">
            <text:p>33317660</text:p>
          </table:table-cell>
          <table:table-cell table:style-name="ce18" office:value-type="float" office:value="33726920">
            <text:p>33726920</text:p>
          </table:table-cell>
          <table:table-cell table:style-name="ce18" office:value-type="float" office:value="34126550">
            <text:p>34126550</text:p>
          </table:table-cell>
          <table:table-cell table:style-name="ce18" office:value-type="float" office:value="34483980">
            <text:p>34483980</text:p>
          </table:table-cell>
          <table:table-cell table:style-name="ce18" office:value-type="float" office:value="34880490">
            <office:annotation draw:style-name="gr1" draw:text-style-name="P1" svg:width="2.899cm" svg:height="0.596cm" svg:x="34.466cm" svg:y="3.467cm" draw:caption-point-x="-2.719cm" draw:caption-point-y="1.524cm">
              <dc:creator>MyOECD</dc:creator>
              <dc:date>1899-12-30T00:00:00</dc:date>
              <text:p text:style-name="P1"><text:span text:style-name="T1">B: Break </text:span></text:p>
            </office:annotation>
            <text:p>34880490</text:p>
          </table:table-cell>
          <table:table-cell table:number-columns-repeated="2" table:style-name="ce18" office:value-type="string">
            <text:p>..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CHL%5D]&amp;ShowOnWeb=true&amp;Lang=en" xlink:type="simple">i</text:a></text:p>
          </table:table-cell>
          <table:table-cell office:value-type="float" office:value="15397780">
            <text:p>15397780</text:p>
          </table:table-cell>
          <table:table-cell office:value-type="float" office:value="15571680">
            <text:p>15571680</text:p>
          </table:table-cell>
          <table:table-cell office:value-type="float" office:value="15745580">
            <text:p>15745580</text:p>
          </table:table-cell>
          <table:table-cell office:value-type="float" office:value="15919480">
            <text:p>15919480</text:p>
          </table:table-cell>
          <table:table-cell office:value-type="float" office:value="16093380">
            <text:p>16093380</text:p>
          </table:table-cell>
          <table:table-cell office:value-type="float" office:value="16267280">
            <text:p>16267280</text:p>
          </table:table-cell>
          <table:table-cell office:value-type="float" office:value="16432670">
            <text:p>16432670</text:p>
          </table:table-cell>
          <table:table-cell office:value-type="float" office:value="16598070">
            <text:p>16598070</text:p>
          </table:table-cell>
          <table:table-cell office:value-type="float" office:value="16763470">
            <text:p>16763470</text:p>
          </table:table-cell>
          <table:table-cell office:value-type="float" office:value="16928870">
            <text:p>16928870</text:p>
          </table:table-cell>
          <table:table-cell office:value-type="float" office:value="17094280">
            <text:p>17094280</text:p>
          </table:table-cell>
          <table:table-cell office:value-type="float" office:value="17248450">
            <text:p>17248450</text:p>
          </table:table-cell>
          <table:table-cell office:value-type="float" office:value="17402630">
            <text:p>17402630</text:p>
          </table:table-cell>
          <table:table-cell office:value-type="float" office:value="17556820">
            <text:p>17556820</text:p>
          </table:table-cell>
          <table:table-cell office:value-type="string">
            <text:p>..</text:p>
          </table:table-cell>
        </table:table-row>
        <table:table-row table:style-name="ro3">
          <table:table-cell office:value-type="string">
            <text:p>Czech Republic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CZE%5D]&amp;ShowOnWeb=true&amp;Lang=en" xlink:type="simple">i</text:a></text:p>
          </table:table-cell>
          <table:table-cell table:style-name="ce18" office:value-type="float" office:value="10272500">
            <text:p>10272500</text:p>
          </table:table-cell>
          <table:table-cell table:style-name="ce18" office:value-type="float" office:value="10224190">
            <text:p>10224190</text:p>
          </table:table-cell>
          <table:table-cell table:style-name="ce18" office:value-type="float" office:value="10200770">
            <text:p>10200770</text:p>
          </table:table-cell>
          <table:table-cell table:style-name="ce18" office:value-type="float" office:value="10201650">
            <text:p>10201650</text:p>
          </table:table-cell>
          <table:table-cell table:style-name="ce18" office:value-type="float" office:value="10206920">
            <text:p>10206920</text:p>
          </table:table-cell>
          <table:table-cell table:style-name="ce18" office:value-type="float" office:value="10234090">
            <text:p>10234090</text:p>
          </table:table-cell>
          <table:table-cell table:style-name="ce18" office:value-type="float" office:value="10266650">
            <text:p>10266650</text:p>
          </table:table-cell>
          <table:table-cell table:style-name="ce18" office:value-type="float" office:value="10322690">
            <text:p>10322690</text:p>
          </table:table-cell>
          <table:table-cell table:style-name="ce18" office:value-type="float" office:value="10429690">
            <text:p>10429690</text:p>
          </table:table-cell>
          <table:table-cell table:style-name="ce18" office:value-type="float" office:value="10491490">
            <text:p>10491490</text:p>
          </table:table-cell>
          <table:table-cell table:style-name="ce18" office:value-type="float" office:value="10517250">
            <text:p>10517250</text:p>
          </table:table-cell>
          <table:table-cell table:style-name="ce18" office:value-type="float" office:value="10496670">
            <text:p>10496670</text:p>
          </table:table-cell>
          <table:table-cell table:style-name="ce18" office:value-type="float" office:value="10509290">
            <text:p>10509290</text:p>
          </table:table-cell>
          <table:table-cell table:style-name="ce18" office:value-type="float" office:value="10510720">
            <text:p>10510720</text:p>
          </table:table-cell>
          <table:table-cell table:style-name="ce18" office:value-type="float" office:value="10524780">
            <office:annotation draw:style-name="gr1" draw:text-style-name="P1" svg:width="2.899cm" svg:height="0.596cm" svg:x="38.982cm" svg:y="4.37cm" draw:caption-point-x="-3.044cm" draw:caption-point-y="1.524cm">
              <dc:creator>MyOECD</dc:creator>
              <dc:date>1899-12-30T00:00:00</dc:date>
              <text:p text:style-name="P1"><text:span text:style-name="T1">B: Break </text:span></text:p>
            </office:annotation>
            <text:p>10524780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DNK%5D]&amp;ShowOnWeb=true&amp;Lang=en" xlink:type="simple">i</text:a></text:p>
          </table:table-cell>
          <table:table-cell office:value-type="float" office:value="5339616">
            <text:p>5339616</text:p>
          </table:table-cell>
          <table:table-cell office:value-type="float" office:value="5358783">
            <text:p>5358783</text:p>
          </table:table-cell>
          <table:table-cell office:value-type="float" office:value="5375931">
            <text:p>5375931</text:p>
          </table:table-cell>
          <table:table-cell office:value-type="float" office:value="5390574">
            <text:p>5390574</text:p>
          </table:table-cell>
          <table:table-cell office:value-type="float" office:value="5404523">
            <text:p>5404523</text:p>
          </table:table-cell>
          <table:table-cell office:value-type="float" office:value="5419432">
            <text:p>5419432</text:p>
          </table:table-cell>
          <table:table-cell office:value-type="float" office:value="5437272">
            <text:p>5437272</text:p>
          </table:table-cell>
          <table:table-cell office:value-type="float" office:value="5461438">
            <text:p>5461438</text:p>
          </table:table-cell>
          <table:table-cell office:value-type="float" office:value="5493621">
            <text:p>5493621</text:p>
          </table:table-cell>
          <table:table-cell office:value-type="float" office:value="5523095">
            <text:p>5523095</text:p>
          </table:table-cell>
          <table:table-cell office:value-type="float" office:value="5547683">
            <text:p>5547683</text:p>
          </table:table-cell>
          <table:table-cell office:value-type="float" office:value="5570572">
            <text:p>5570572</text:p>
          </table:table-cell>
          <table:table-cell office:value-type="float" office:value="5591572">
            <text:p>5591572</text:p>
          </table:table-cell>
          <table:table-cell office:value-type="float" office:value="5614932">
            <office:annotation draw:style-name="gr1" draw:text-style-name="P1" svg:width="2.899cm" svg:height="0.596cm" svg:x="36.724cm" svg:y="4.821cm" draw:caption-point-x="-2.882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5614932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EST%5D]&amp;ShowOnWeb=true&amp;Lang=en" xlink:type="simple">i</text:a></text:p>
          </table:table-cell>
          <table:table-cell table:style-name="ce18" office:value-type="float" office:value="1379342">
            <text:p>1379342</text:p>
          </table:table-cell>
          <table:table-cell table:style-name="ce18" office:value-type="float" office:value="1373510">
            <text:p>1373510</text:p>
          </table:table-cell>
          <table:table-cell table:style-name="ce18" office:value-type="float" office:value="1367507">
            <text:p>1367507</text:p>
          </table:table-cell>
          <table:table-cell table:style-name="ce18" office:value-type="float" office:value="1361564">
            <text:p>1361564</text:p>
          </table:table-cell>
          <table:table-cell table:style-name="ce18" office:value-type="float" office:value="1356152">
            <text:p>1356152</text:p>
          </table:table-cell>
          <table:table-cell table:style-name="ce18" office:value-type="float" office:value="1351231">
            <text:p>1351231</text:p>
          </table:table-cell>
          <table:table-cell table:style-name="ce18" office:value-type="float" office:value="1346034">
            <text:p>1346034</text:p>
          </table:table-cell>
          <table:table-cell table:style-name="ce18" office:value-type="float" office:value="1342330">
            <text:p>1342330</text:p>
          </table:table-cell>
          <table:table-cell table:style-name="ce18" office:value-type="float" office:value="1340264">
            <text:p>1340264</text:p>
          </table:table-cell>
          <table:table-cell table:style-name="ce18" office:value-type="float" office:value="1338497">
            <text:p>1338497</text:p>
          </table:table-cell>
          <table:table-cell table:style-name="ce18" office:value-type="float" office:value="1336886">
            <text:p>1336886</text:p>
          </table:table-cell>
          <table:table-cell table:style-name="ce18" office:value-type="float" office:value="1334947">
            <text:p>1334947</text:p>
          </table:table-cell>
          <table:table-cell table:style-name="ce18" office:value-type="float" office:value="1329301">
            <text:p>1329301</text:p>
          </table:table-cell>
          <table:table-cell table:style-name="ce18" office:value-type="float" office:value="1320174">
            <office:annotation draw:style-name="gr1" draw:text-style-name="P1" svg:width="2.899cm" svg:height="0.596cm" svg:x="36.724cm" svg:y="5.273cm" draw:caption-point-x="-2.882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1320174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FIN%5D]&amp;ShowOnWeb=true&amp;Lang=en" xlink:type="simple">i</text:a></text:p>
          </table:table-cell>
          <table:table-cell office:value-type="float" office:value="5175000">
            <text:p>5175000</text:p>
          </table:table-cell>
          <table:table-cell office:value-type="float" office:value="5187000">
            <text:p>5187000</text:p>
          </table:table-cell>
          <table:table-cell office:value-type="float" office:value="5200000">
            <text:p>5200000</text:p>
          </table:table-cell>
          <table:table-cell office:value-type="float" office:value="5211000">
            <text:p>5211000</text:p>
          </table:table-cell>
          <table:table-cell office:value-type="float" office:value="5227000">
            <text:p>5227000</text:p>
          </table:table-cell>
          <table:table-cell office:value-type="float" office:value="5248000">
            <text:p>5248000</text:p>
          </table:table-cell>
          <table:table-cell office:value-type="float" office:value="5267000">
            <text:p>5267000</text:p>
          </table:table-cell>
          <table:table-cell office:value-type="float" office:value="5290000">
            <text:p>5290000</text:p>
          </table:table-cell>
          <table:table-cell office:value-type="float" office:value="5313000">
            <text:p>5313000</text:p>
          </table:table-cell>
          <table:table-cell office:value-type="float" office:value="5338000">
            <text:p>5338000</text:p>
          </table:table-cell>
          <table:table-cell office:value-type="float" office:value="5362000">
            <text:p>5362000</text:p>
          </table:table-cell>
          <table:table-cell office:value-type="float" office:value="5386000">
            <text:p>5386000</text:p>
          </table:table-cell>
          <table:table-cell office:value-type="float" office:value="5413000">
            <text:p>5413000</text:p>
          </table:table-cell>
          <table:table-cell office:value-type="float" office:value="5440000">
            <office:annotation draw:style-name="gr1" draw:text-style-name="P1" svg:width="2.899cm" svg:height="0.596cm" svg:x="36.724cm" svg:y="5.724cm" draw:caption-point-x="-2.882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54400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FRA%5D]&amp;ShowOnWeb=true&amp;Lang=en" xlink:type="simple">i</text:a></text:p>
          </table:table-cell>
          <table:table-cell table:style-name="ce18" office:value-type="float" office:value="59062380">
            <text:p>59062380</text:p>
          </table:table-cell>
          <table:table-cell table:style-name="ce18" office:value-type="float" office:value="59476240">
            <text:p>59476240</text:p>
          </table:table-cell>
          <table:table-cell table:style-name="ce18" office:value-type="float" office:value="59893870">
            <text:p>59893870</text:p>
          </table:table-cell>
          <table:table-cell table:style-name="ce18" office:value-type="float" office:value="60303630">
            <text:p>60303630</text:p>
          </table:table-cell>
          <table:table-cell table:style-name="ce18" office:value-type="float" office:value="60734340">
            <text:p>60734340</text:p>
          </table:table-cell>
          <table:table-cell table:style-name="ce18" office:value-type="float" office:value="61181500">
            <text:p>61181500</text:p>
          </table:table-cell>
          <table:table-cell table:style-name="ce18" office:value-type="float" office:value="61597480">
            <text:p>61597480</text:p>
          </table:table-cell>
          <table:table-cell table:style-name="ce18" office:value-type="float" office:value="61965050">
            <text:p>61965050</text:p>
          </table:table-cell>
          <table:table-cell table:style-name="ce18" office:value-type="float" office:value="62300290">
            <text:p>62300290</text:p>
          </table:table-cell>
          <table:table-cell table:style-name="ce18" office:value-type="float" office:value="62615470">
            <text:p>62615470</text:p>
          </table:table-cell>
          <table:table-cell table:style-name="ce18" office:value-type="float" office:value="62917790">
            <text:p>62917790</text:p>
          </table:table-cell>
          <table:table-cell table:style-name="ce18" office:value-type="float" office:value="63223160">
            <text:p>63223160</text:p>
          </table:table-cell>
          <table:table-cell table:style-name="ce18" office:value-type="float" office:value="63514000">
            <text:p>63514000</text:p>
          </table:table-cell>
          <table:table-cell table:style-name="ce18" office:value-type="float" office:value="63786140">
            <text:p>63786140</text:p>
          </table:table-cell>
          <table:table-cell table:style-name="ce18" office:value-type="float" office:value="64062250">
            <office:annotation draw:style-name="gr1" draw:text-style-name="P1" svg:width="2.899cm" svg:height="0.596cm" svg:x="38.982cm" svg:y="6.176cm" draw:caption-point-x="-3.044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64062250</text:p>
          </table:table-cell>
        </table:table-row>
        <table:table-row table:style-name="ro1">
          <table:table-cell table:style-name="ce11" office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DEU%5D]&amp;ShowOnWeb=true&amp;Lang=en" xlink:type="simple">i</text:a></text:p>
          </table:table-cell>
          <table:table-cell office:value-type="float" office:value="82211500">
            <text:p>82211500</text:p>
          </table:table-cell>
          <table:table-cell office:value-type="float" office:value="82349930">
            <text:p>82349930</text:p>
          </table:table-cell>
          <table:table-cell office:value-type="float" office:value="82488500">
            <text:p>82488500</text:p>
          </table:table-cell>
          <table:table-cell office:value-type="float" office:value="82534180">
            <text:p>82534180</text:p>
          </table:table-cell>
          <table:table-cell office:value-type="float" office:value="82516260">
            <text:p>82516260</text:p>
          </table:table-cell>
          <table:table-cell office:value-type="float" office:value="82469420">
            <text:p>82469420</text:p>
          </table:table-cell>
          <table:table-cell office:value-type="float" office:value="82376450">
            <text:p>82376450</text:p>
          </table:table-cell>
          <table:table-cell office:value-type="float" office:value="82266370">
            <text:p>82266370</text:p>
          </table:table-cell>
          <table:table-cell office:value-type="float" office:value="82110100">
            <text:p>82110100</text:p>
          </table:table-cell>
          <table:table-cell office:value-type="float" office:value="81902300">
            <text:p>81902300</text:p>
          </table:table-cell>
          <table:table-cell office:value-type="float" office:value="81776930">
            <text:p>81776930</text:p>
          </table:table-cell>
          <table:table-cell office:value-type="float" office:value="81039750">
            <text:p>81039750</text:p>
          </table:table-cell>
          <table:table-cell office:value-type="float" office:value="80425820">
            <text:p>80425820</text:p>
          </table:table-cell>
          <table:table-cell office:value-type="float" office:value="80645610">
            <office:annotation draw:style-name="gr1" draw:text-style-name="P1" svg:width="2.899cm" svg:height="0.596cm" svg:x="36.724cm" svg:y="6.628cm" draw:caption-point-x="-2.882cm" draw:caption-point-y="1.855cm">
              <dc:creator>MyOECD</dc:creator>
              <dc:date>1899-12-30T00:00:00</dc:date>
              <text:p text:style-name="P1"><text:span text:style-name="T1">B: Break </text:span></text:p>
            </office:annotation>
            <text:p>8064561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GRC%5D]&amp;ShowOnWeb=true&amp;Lang=en" xlink:type="simple">i</text:a></text:p>
          </table:table-cell>
          <table:table-cell table:style-name="ce18" office:value-type="float" office:value="10917480">
            <text:p>10917480</text:p>
          </table:table-cell>
          <table:table-cell table:style-name="ce18" office:value-type="float" office:value="10950000">
            <text:p>10950000</text:p>
          </table:table-cell>
          <table:table-cell table:style-name="ce18" office:value-type="float" office:value="10983000">
            <text:p>10983000</text:p>
          </table:table-cell>
          <table:table-cell table:style-name="ce18" office:value-type="float" office:value="11016000">
            <text:p>11016000</text:p>
          </table:table-cell>
          <table:table-cell table:style-name="ce18" office:value-type="float" office:value="11057000">
            <text:p>11057000</text:p>
          </table:table-cell>
          <table:table-cell table:style-name="ce18" office:value-type="float" office:value="11093000">
            <text:p>11093000</text:p>
          </table:table-cell>
          <table:table-cell table:style-name="ce18" office:value-type="float" office:value="11131000">
            <text:p>11131000</text:p>
          </table:table-cell>
          <table:table-cell table:style-name="ce18" office:value-type="float" office:value="11163000">
            <text:p>11163000</text:p>
          </table:table-cell>
          <table:table-cell table:style-name="ce18" office:value-type="float" office:value="11186000">
            <text:p>11186000</text:p>
          </table:table-cell>
          <table:table-cell table:style-name="ce18" office:value-type="float" office:value="11185000">
            <text:p>11185000</text:p>
          </table:table-cell>
          <table:table-cell table:style-name="ce18" office:value-type="float" office:value="11153000">
            <text:p>11153000</text:p>
          </table:table-cell>
          <table:table-cell table:style-name="ce18" office:value-type="float" office:value="11124000">
            <text:p>11124000</text:p>
          </table:table-cell>
          <table:table-cell table:style-name="ce18" office:value-type="float" office:value="11090000">
            <office:annotation draw:style-name="gr1" draw:text-style-name="P1" svg:width="2.899cm" svg:height="0.596cm" svg:x="34.466cm" svg:y="7.079cm" draw:caption-point-x="-2.719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11090000</text:p>
          </table:table-cell>
          <table:table-cell table:number-columns-repeated="2" table:style-name="ce18" office:value-type="string">
            <text:p>..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HUN%5D]&amp;ShowOnWeb=true&amp;Lang=en" xlink:type="simple">i</text:a></text:p>
          </table:table-cell>
          <table:table-cell office:value-type="float" office:value="10210970">
            <text:p>10210970</text:p>
          </table:table-cell>
          <table:table-cell office:value-type="float" office:value="10187580">
            <text:p>10187580</text:p>
          </table:table-cell>
          <table:table-cell office:value-type="float" office:value="10158610">
            <text:p>10158610</text:p>
          </table:table-cell>
          <table:table-cell office:value-type="float" office:value="10129550">
            <text:p>10129550</text:p>
          </table:table-cell>
          <table:table-cell office:value-type="float" office:value="10107150">
            <text:p>10107150</text:p>
          </table:table-cell>
          <table:table-cell office:value-type="float" office:value="10087070">
            <text:p>10087070</text:p>
          </table:table-cell>
          <table:table-cell office:value-type="float" office:value="10071370">
            <text:p>10071370</text:p>
          </table:table-cell>
          <table:table-cell office:value-type="float" office:value="10055780">
            <text:p>10055780</text:p>
          </table:table-cell>
          <table:table-cell office:value-type="float" office:value="10038190">
            <text:p>10038190</text:p>
          </table:table-cell>
          <table:table-cell office:value-type="float" office:value="10022650">
            <text:p>10022650</text:p>
          </table:table-cell>
          <table:table-cell office:value-type="float" office:value="10000020">
            <text:p>10000020</text:p>
          </table:table-cell>
          <table:table-cell office:value-type="float" office:value="9958823">
            <text:p>9958823</text:p>
          </table:table-cell>
          <table:table-cell office:value-type="float" office:value="9920361">
            <text:p>9920361</text:p>
          </table:table-cell>
          <table:table-cell office:value-type="float" office:value="9886774">
            <office:annotation draw:style-name="gr1" draw:text-style-name="P1" svg:width="2.899cm" svg:height="0.596cm" svg:x="36.724cm" svg:y="7.531cm" draw:caption-point-x="-2.882cm" draw:caption-point-y="1.855cm">
              <dc:creator>MyOECD</dc:creator>
              <dc:date>1899-12-30T00:00:00</dc:date>
              <text:p text:style-name="P1"><text:span text:style-name="T1">B: Break </text:span></text:p>
            </office:annotation>
            <text:p>9886774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ISL%5D]&amp;ShowOnWeb=true&amp;Lang=en" xlink:type="simple">i</text:a></text:p>
          </table:table-cell>
          <table:table-cell table:style-name="ce18" office:value-type="float" office:value="281154">
            <text:p>281154</text:p>
          </table:table-cell>
          <table:table-cell table:style-name="ce18" office:value-type="float" office:value="285054">
            <text:p>285054</text:p>
          </table:table-cell>
          <table:table-cell table:style-name="ce18" office:value-type="float" office:value="287559">
            <text:p>287559</text:p>
          </table:table-cell>
          <table:table-cell table:style-name="ce18" office:value-type="float" office:value="289272">
            <text:p>289272</text:p>
          </table:table-cell>
          <table:table-cell table:style-name="ce18" office:value-type="float" office:value="292587">
            <text:p>292587</text:p>
          </table:table-cell>
          <table:table-cell table:style-name="ce18" office:value-type="float" office:value="295864">
            <text:p>295864</text:p>
          </table:table-cell>
          <table:table-cell table:style-name="ce18" office:value-type="float" office:value="304334">
            <text:p>304334</text:p>
          </table:table-cell>
          <table:table-cell table:style-name="ce18" office:value-type="float" office:value="311396">
            <text:p>311396</text:p>
          </table:table-cell>
          <table:table-cell table:style-name="ce18" office:value-type="float" office:value="319355">
            <text:p>319355</text:p>
          </table:table-cell>
          <table:table-cell table:style-name="ce18" office:value-type="float" office:value="319246">
            <text:p>319246</text:p>
          </table:table-cell>
          <table:table-cell table:style-name="ce18" office:value-type="float" office:value="318006">
            <text:p>318006</text:p>
          </table:table-cell>
          <table:table-cell table:style-name="ce18" office:value-type="float" office:value="319013.5">
            <office:annotation draw:style-name="gr1" draw:text-style-name="P1" svg:width="2.899cm" svg:height="0.596cm" svg:x="32.208cm" svg:y="7.982cm" draw:caption-point-x="-2.557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number-columns-repeated="3" table:style-name="ce18" office:value-type="string">
            <text:p>..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IRL%5D]&amp;ShowOnWeb=true&amp;Lang=en" xlink:type="simple">i</text:a></text:p>
          </table:table-cell>
          <table:table-cell office:value-type="float" office:value="3789500">
            <text:p>3789500</text:p>
          </table:table-cell>
          <table:table-cell office:value-type="float" office:value="3847200">
            <text:p>3847200</text:p>
          </table:table-cell>
          <table:table-cell office:value-type="float" office:value="3917200">
            <text:p>3917200</text:p>
          </table:table-cell>
          <table:table-cell office:value-type="float" office:value="3979900">
            <text:p>3979900</text:p>
          </table:table-cell>
          <table:table-cell office:value-type="float" office:value="4045200">
            <text:p>4045200</text:p>
          </table:table-cell>
          <table:table-cell office:value-type="float" office:value="4133800">
            <text:p>4133800</text:p>
          </table:table-cell>
          <table:table-cell office:value-type="float" office:value="4232900">
            <text:p>4232900</text:p>
          </table:table-cell>
          <table:table-cell office:value-type="float" office:value="4375800">
            <text:p>4375800</text:p>
          </table:table-cell>
          <table:table-cell office:value-type="float" office:value="4485100">
            <text:p>4485100</text:p>
          </table:table-cell>
          <table:table-cell office:value-type="float" office:value="4533400">
            <text:p>4533400</text:p>
          </table:table-cell>
          <table:table-cell office:value-type="float" office:value="4554800">
            <text:p>4554800</text:p>
          </table:table-cell>
          <table:table-cell office:value-type="float" office:value="4574900">
            <text:p>4574900</text:p>
          </table:table-cell>
          <table:table-cell office:value-type="float" office:value="4585400">
            <text:p>4585400</text:p>
          </table:table-cell>
          <table:table-cell office:value-type="float" office:value="4593100">
            <text:p>4593100</text:p>
          </table:table-cell>
          <table:table-cell office:value-type="float" office:value="4609600">
            <office:annotation draw:style-name="gr1" draw:text-style-name="P1" svg:width="2.899cm" svg:height="0.596cm" svg:x="38.982cm" svg:y="8.434cm" draw:caption-point-x="-3.044cm" draw:caption-point-y="1.855cm">
              <dc:creator>MyOECD</dc:creator>
              <dc:date>1899-12-30T00:00:00</dc:date>
              <text:p text:style-name="P1"><text:span text:style-name="T1">B: Break </text:span></text:p>
            </office:annotation>
            <text:p>4609600</text:p>
          </table:table-cell>
        </table:table-row>
        <table:table-row table:style-name="ro1">
          <table:table-cell table:style-name="ce11" office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/>
          <table:table-cell table:style-name="ce18" office:value-type="float" office:value="6289200">
            <text:p>6289200</text:p>
          </table:table-cell>
          <table:table-cell table:style-name="ce18" office:value-type="float" office:value="6439000">
            <text:p>6439000</text:p>
          </table:table-cell>
          <table:table-cell table:style-name="ce18" office:value-type="float" office:value="6570000">
            <text:p>6570000</text:p>
          </table:table-cell>
          <table:table-cell table:style-name="ce18" office:value-type="float" office:value="6689700">
            <text:p>6689700</text:p>
          </table:table-cell>
          <table:table-cell table:style-name="ce18" office:value-type="float" office:value="6809000">
            <text:p>6809000</text:p>
          </table:table-cell>
          <table:table-cell table:style-name="ce18" office:value-type="float" office:value="6930100">
            <text:p>6930100</text:p>
          </table:table-cell>
          <table:table-cell table:style-name="ce18" office:value-type="float" office:value="7053700">
            <text:p>7053700</text:p>
          </table:table-cell>
          <table:table-cell table:style-name="ce18" office:value-type="float" office:value="7180100">
            <text:p>7180100</text:p>
          </table:table-cell>
          <table:table-cell table:style-name="ce18" office:value-type="float" office:value="7308800">
            <text:p>7308800</text:p>
          </table:table-cell>
          <table:table-cell table:style-name="ce18" office:value-type="float" office:value="7485600">
            <text:p>7485600</text:p>
          </table:table-cell>
          <table:table-cell table:style-name="ce18" office:value-type="float" office:value="7623600">
            <text:p>7623600</text:p>
          </table:table-cell>
          <table:table-cell table:style-name="ce18" office:value-type="float" office:value="7765800">
            <text:p>7765800</text:p>
          </table:table-cell>
          <table:table-cell table:style-name="ce18" office:value-type="float" office:value="7910500">
            <text:p>7910500</text:p>
          </table:table-cell>
          <table:table-cell table:style-name="ce18" office:value-type="float" office:value="8059456">
            <office:annotation draw:style-name="gr1" draw:text-style-name="P1" svg:width="2.899cm" svg:height="0.596cm" svg:x="36.724cm" svg:y="8.885cm" draw:caption-point-x="-2.882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8059456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ITA%5D]&amp;ShowOnWeb=true&amp;Lang=en" xlink:type="simple">i</text:a></text:p>
          </table:table-cell>
          <table:table-cell office:value-type="float" office:value="56942110">
            <text:p>56942110</text:p>
          </table:table-cell>
          <table:table-cell office:value-type="float" office:value="56977220">
            <text:p>56977220</text:p>
          </table:table-cell>
          <table:table-cell office:value-type="float" office:value="57157410">
            <text:p>57157410</text:p>
          </table:table-cell>
          <table:table-cell office:value-type="float" office:value="57604660">
            <text:p>57604660</text:p>
          </table:table-cell>
          <table:table-cell office:value-type="float" office:value="58175310">
            <text:p>58175310</text:p>
          </table:table-cell>
          <table:table-cell office:value-type="float" office:value="58607040">
            <text:p>58607040</text:p>
          </table:table-cell>
          <table:table-cell office:value-type="float" office:value="58941500">
            <text:p>58941500</text:p>
          </table:table-cell>
          <table:table-cell office:value-type="float" office:value="59375290">
            <text:p>59375290</text:p>
          </table:table-cell>
          <table:table-cell office:value-type="float" office:value="59832180">
            <text:p>59832180</text:p>
          </table:table-cell>
          <table:table-cell office:value-type="float" office:value="60192700">
            <text:p>60192700</text:p>
          </table:table-cell>
          <table:table-cell office:value-type="float" office:value="60483380">
            <office:annotation draw:style-name="gr1" draw:text-style-name="P1" svg:width="2.899cm" svg:height="0.596cm" svg:x="29.951cm" svg:y="9.337cm" draw:caption-point-x="-2.395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60483380</text:p>
          </table:table-cell>
          <table:table-cell office:value-type="float" office:value="60626440">
            <text:p>60626440</text:p>
          </table:table-cell>
          <table:table-cell office:value-type="float" office:value="60916200">
            <text:p>60916200</text:p>
          </table:table-cell>
          <table:table-cell office:value-type="float" office:value="61178360">
            <text:p>6117836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JPN%5D]&amp;ShowOnWeb=true&amp;Lang=en" xlink:type="simple">i</text:a></text:p>
          </table:table-cell>
          <table:table-cell table:style-name="ce18" office:value-type="float" office:value="126926000">
            <text:p>126926000</text:p>
          </table:table-cell>
          <table:table-cell table:style-name="ce18" office:value-type="float" office:value="127291000">
            <text:p>127291000</text:p>
          </table:table-cell>
          <table:table-cell table:style-name="ce18" office:value-type="float" office:value="127435000">
            <text:p>127435000</text:p>
          </table:table-cell>
          <table:table-cell table:style-name="ce18" office:value-type="float" office:value="127619000">
            <text:p>127619000</text:p>
          </table:table-cell>
          <table:table-cell table:style-name="ce18" office:value-type="float" office:value="127687000">
            <text:p>127687000</text:p>
          </table:table-cell>
          <table:table-cell table:style-name="ce18" office:value-type="float" office:value="127768000">
            <text:p>127768000</text:p>
          </table:table-cell>
          <table:table-cell table:style-name="ce18" office:value-type="float" office:value="127770000">
            <text:p>127770000</text:p>
          </table:table-cell>
          <table:table-cell table:style-name="ce18" office:value-type="float" office:value="127771000">
            <text:p>127771000</text:p>
          </table:table-cell>
          <table:table-cell table:style-name="ce18" office:value-type="float" office:value="127692000">
            <text:p>127692000</text:p>
          </table:table-cell>
          <table:table-cell table:style-name="ce18" office:value-type="float" office:value="127510000">
            <text:p>127510000</text:p>
          </table:table-cell>
          <table:table-cell table:style-name="ce18" office:value-type="float" office:value="128057000">
            <text:p>128057000</text:p>
          </table:table-cell>
          <table:table-cell table:style-name="ce18" office:value-type="float" office:value="127799000">
            <text:p>127799000</text:p>
          </table:table-cell>
          <table:table-cell table:style-name="ce18" office:value-type="float" office:value="127515000">
            <text:p>127515000</text:p>
          </table:table-cell>
          <table:table-cell table:style-name="ce18" office:value-type="float" office:value="127298000">
            <office:annotation draw:style-name="gr1" draw:text-style-name="P1" svg:width="2.899cm" svg:height="0.596cm" svg:x="36.724cm" svg:y="9.788cm" draw:caption-point-x="-2.882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12729800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KOR%5D]&amp;ShowOnWeb=true&amp;Lang=en" xlink:type="simple">i</text:a></text:p>
          </table:table-cell>
          <table:table-cell office:value-type="float" office:value="47008110">
            <text:p>47008110</text:p>
          </table:table-cell>
          <table:table-cell office:value-type="float" office:value="47357360">
            <text:p>47357360</text:p>
          </table:table-cell>
          <table:table-cell office:value-type="float" office:value="47622180">
            <text:p>47622180</text:p>
          </table:table-cell>
          <table:table-cell office:value-type="float" office:value="47859310">
            <text:p>47859310</text:p>
          </table:table-cell>
          <table:table-cell office:value-type="float" office:value="48039420">
            <text:p>48039420</text:p>
          </table:table-cell>
          <table:table-cell office:value-type="float" office:value="48138080">
            <text:p>48138080</text:p>
          </table:table-cell>
          <table:table-cell office:value-type="float" office:value="48371940">
            <text:p>48371940</text:p>
          </table:table-cell>
          <table:table-cell office:value-type="float" office:value="48597650">
            <text:p>48597650</text:p>
          </table:table-cell>
          <table:table-cell office:value-type="float" office:value="48948700">
            <text:p>48948700</text:p>
          </table:table-cell>
          <table:table-cell office:value-type="float" office:value="49182040">
            <text:p>49182040</text:p>
          </table:table-cell>
          <table:table-cell office:value-type="float" office:value="49410370">
            <text:p>49410370</text:p>
          </table:table-cell>
          <table:table-cell office:value-type="float" office:value="49779440">
            <text:p>49779440</text:p>
          </table:table-cell>
          <table:table-cell office:value-type="float" office:value="50004440">
            <text:p>50004440</text:p>
          </table:table-cell>
          <table:table-cell office:value-type="float" office:value="50219670">
            <text:p>50219670</text:p>
          </table:table-cell>
          <table:table-cell office:value-type="float" office:value="50423960">
            <office:annotation draw:style-name="gr1" draw:text-style-name="P1" svg:width="2.899cm" svg:height="0.596cm" svg:x="38.982cm" svg:y="10.24cm" draw:caption-point-x="-3.044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50423960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LUX%5D]&amp;ShowOnWeb=true&amp;Lang=en" xlink:type="simple">i</text:a></text:p>
          </table:table-cell>
          <table:table-cell table:style-name="ce18" office:value-type="float" office:value="436300">
            <text:p>436300</text:p>
          </table:table-cell>
          <table:table-cell table:style-name="ce18" office:value-type="float" office:value="441525">
            <text:p>441525</text:p>
          </table:table-cell>
          <table:table-cell table:style-name="ce18" office:value-type="float" office:value="446175">
            <text:p>446175</text:p>
          </table:table-cell>
          <table:table-cell table:style-name="ce18" office:value-type="float" office:value="451630">
            <text:p>451630</text:p>
          </table:table-cell>
          <table:table-cell table:style-name="ce18" office:value-type="float" office:value="458095">
            <text:p>458095</text:p>
          </table:table-cell>
          <table:table-cell table:style-name="ce18" office:value-type="float" office:value="465158">
            <text:p>465158</text:p>
          </table:table-cell>
          <table:table-cell table:style-name="ce18" office:value-type="float" office:value="472636">
            <text:p>472636</text:p>
          </table:table-cell>
          <table:table-cell table:style-name="ce18" office:value-type="float" office:value="479993">
            <text:p>479993</text:p>
          </table:table-cell>
          <table:table-cell table:style-name="ce18" office:value-type="float" office:value="488649">
            <text:p>488649</text:p>
          </table:table-cell>
          <table:table-cell table:style-name="ce18" office:value-type="float" office:value="497783">
            <text:p>497783</text:p>
          </table:table-cell>
          <table:table-cell table:style-name="ce18" office:value-type="float" office:value="506953">
            <text:p>506953</text:p>
          </table:table-cell>
          <table:table-cell table:style-name="ce18" office:value-type="float" office:value="518346">
            <text:p>518346</text:p>
          </table:table-cell>
          <table:table-cell table:style-name="ce18" office:value-type="float" office:value="530946">
            <office:annotation draw:style-name="gr1" draw:text-style-name="P1" svg:width="2.899cm" svg:height="0.596cm" svg:x="34.466cm" svg:y="10.692cm" draw:caption-point-x="-2.719cm" draw:caption-point-y="1.855cm">
              <dc:creator>MyOECD</dc:creator>
              <dc:date>1899-12-30T00:00:00</dc:date>
              <text:p text:style-name="P1"><text:span text:style-name="T1">B: Break </text:span></text:p>
            </office:annotation>
            <text:p>530946</text:p>
          </table:table-cell>
          <table:table-cell table:number-columns-repeated="2" table:style-name="ce18" office:value-type="string">
            <text:p>..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MEX%5D]&amp;ShowOnWeb=true&amp;Lang=en" xlink:type="simple">i</text:a></text:p>
          </table:table-cell>
          <table:table-cell office:value-type="float" office:value="100895800">
            <text:p>100895800</text:p>
          </table:table-cell>
          <table:table-cell office:value-type="float" office:value="102122300">
            <text:p>102122300</text:p>
          </table:table-cell>
          <table:table-cell office:value-type="float" office:value="103417900">
            <text:p>103417900</text:p>
          </table:table-cell>
          <table:table-cell office:value-type="float" office:value="104719900">
            <text:p>104719900</text:p>
          </table:table-cell>
          <table:table-cell office:value-type="float" office:value="105951600">
            <text:p>105951600</text:p>
          </table:table-cell>
          <table:table-cell office:value-type="float" office:value="107151000">
            <text:p>107151000</text:p>
          </table:table-cell>
          <table:table-cell office:value-type="float" office:value="108408800">
            <text:p>108408800</text:p>
          </table:table-cell>
          <table:table-cell office:value-type="float" office:value="109787400">
            <text:p>109787400</text:p>
          </table:table-cell>
          <table:table-cell office:value-type="float" office:value="111299000">
            <text:p>111299000</text:p>
          </table:table-cell>
          <table:table-cell office:value-type="float" office:value="112852600">
            <text:p>112852600</text:p>
          </table:table-cell>
          <table:table-cell office:value-type="float" office:value="114255600">
            <text:p>114255600</text:p>
          </table:table-cell>
          <table:table-cell office:value-type="float" office:value="115682900">
            <text:p>115682900</text:p>
          </table:table-cell>
          <table:table-cell office:value-type="float" office:value="117053800">
            <text:p>117053800</text:p>
          </table:table-cell>
          <table:table-cell office:value-type="float" office:value="118395100">
            <text:p>1183951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NLD%5D]&amp;ShowOnWeb=true&amp;Lang=en" xlink:type="simple">i</text:a></text:p>
          </table:table-cell>
          <table:table-cell table:style-name="ce18" office:value-type="float" office:value="15925510">
            <text:p>15925510</text:p>
          </table:table-cell>
          <table:table-cell table:style-name="ce18" office:value-type="float" office:value="16046180">
            <text:p>16046180</text:p>
          </table:table-cell>
          <table:table-cell table:style-name="ce18" office:value-type="float" office:value="16148930">
            <text:p>16148930</text:p>
          </table:table-cell>
          <table:table-cell table:style-name="ce18" office:value-type="float" office:value="16225300">
            <text:p>16225300</text:p>
          </table:table-cell>
          <table:table-cell table:style-name="ce18" office:value-type="float" office:value="16281780">
            <text:p>16281780</text:p>
          </table:table-cell>
          <table:table-cell table:style-name="ce18" office:value-type="float" office:value="16319870">
            <text:p>16319870</text:p>
          </table:table-cell>
          <table:table-cell table:style-name="ce18" office:value-type="float" office:value="16346100">
            <text:p>16346100</text:p>
          </table:table-cell>
          <table:table-cell table:style-name="ce18" office:value-type="float" office:value="16381700">
            <text:p>16381700</text:p>
          </table:table-cell>
          <table:table-cell table:style-name="ce18" office:value-type="float" office:value="16445590">
            <text:p>16445590</text:p>
          </table:table-cell>
          <table:table-cell table:style-name="ce18" office:value-type="float" office:value="16530390">
            <text:p>16530390</text:p>
          </table:table-cell>
          <table:table-cell table:style-name="ce18" office:value-type="float" office:value="16615390">
            <text:p>16615390</text:p>
          </table:table-cell>
          <table:table-cell table:style-name="ce18" office:value-type="float" office:value="16693070">
            <text:p>16693070</text:p>
          </table:table-cell>
          <table:table-cell table:style-name="ce18" office:value-type="float" office:value="16754960">
            <text:p>16754960</text:p>
          </table:table-cell>
          <table:table-cell table:style-name="ce18" office:value-type="float" office:value="16804430">
            <office:annotation draw:style-name="gr1" draw:text-style-name="P1" svg:width="2.899cm" svg:height="0.596cm" svg:x="36.724cm" svg:y="11.595cm" draw:caption-point-x="-2.882cm" draw:caption-point-y="1.855cm">
              <dc:creator>MyOECD</dc:creator>
              <dc:date>1899-12-30T00:00:00</dc:date>
              <text:p text:style-name="P1"><text:span text:style-name="T1">B: Break </text:span></text:p>
            </office:annotation>
            <text:p>1680443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NZL%5D]&amp;ShowOnWeb=true&amp;Lang=en" xlink:type="simple">i</text:a></text:p>
          </table:table-cell>
          <table:table-cell office:value-type="float" office:value="3857700">
            <text:p>3857700</text:p>
          </table:table-cell>
          <table:table-cell office:value-type="float" office:value="3880500">
            <text:p>3880500</text:p>
          </table:table-cell>
          <table:table-cell office:value-type="float" office:value="3948500">
            <text:p>3948500</text:p>
          </table:table-cell>
          <table:table-cell office:value-type="float" office:value="4027200">
            <text:p>4027200</text:p>
          </table:table-cell>
          <table:table-cell office:value-type="float" office:value="4087500">
            <text:p>4087500</text:p>
          </table:table-cell>
          <table:table-cell office:value-type="float" office:value="4133900">
            <text:p>4133900</text:p>
          </table:table-cell>
          <table:table-cell office:value-type="float" office:value="4184600">
            <text:p>4184600</text:p>
          </table:table-cell>
          <table:table-cell office:value-type="float" office:value="4223800">
            <text:p>4223800</text:p>
          </table:table-cell>
          <table:table-cell office:value-type="float" office:value="4259800">
            <text:p>4259800</text:p>
          </table:table-cell>
          <table:table-cell office:value-type="float" office:value="4302600">
            <text:p>4302600</text:p>
          </table:table-cell>
          <table:table-cell office:value-type="float" office:value="4350700">
            <text:p>4350700</text:p>
          </table:table-cell>
          <table:table-cell office:value-type="float" office:value="4384000">
            <text:p>4384000</text:p>
          </table:table-cell>
          <table:table-cell office:value-type="float" office:value="4408100">
            <text:p>4408100</text:p>
          </table:table-cell>
          <table:table-cell office:value-type="float" office:value="4442100">
            <text:p>4442100</text:p>
          </table:table-cell>
          <table:table-cell office:value-type="float" office:value="4509700">
            <office:annotation draw:style-name="gr1" draw:text-style-name="P1" svg:width="2.899cm" svg:height="0.596cm" svg:x="38.982cm" svg:y="12.046cm" draw:caption-point-x="-3.044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4509700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NOR%5D]&amp;ShowOnWeb=true&amp;Lang=en" xlink:type="simple">i</text:a></text:p>
          </table:table-cell>
          <table:table-cell table:style-name="ce18" office:value-type="float" office:value="4490966">
            <text:p>4490966</text:p>
          </table:table-cell>
          <table:table-cell table:style-name="ce18" office:value-type="float" office:value="4513751">
            <text:p>4513751</text:p>
          </table:table-cell>
          <table:table-cell table:style-name="ce18" office:value-type="float" office:value="4538159">
            <text:p>4538159</text:p>
          </table:table-cell>
          <table:table-cell table:style-name="ce18" office:value-type="float" office:value="4564854">
            <text:p>4564854</text:p>
          </table:table-cell>
          <table:table-cell table:style-name="ce18" office:value-type="float" office:value="4591910">
            <text:p>4591910</text:p>
          </table:table-cell>
          <table:table-cell table:style-name="ce18" office:value-type="float" office:value="4623291">
            <text:p>4623291</text:p>
          </table:table-cell>
          <table:table-cell table:style-name="ce18" office:value-type="float" office:value="4660676">
            <text:p>4660676</text:p>
          </table:table-cell>
          <table:table-cell table:style-name="ce18" office:value-type="float" office:value="4709152">
            <text:p>4709152</text:p>
          </table:table-cell>
          <table:table-cell table:style-name="ce18" office:value-type="float" office:value="4768211">
            <text:p>4768211</text:p>
          </table:table-cell>
          <table:table-cell table:style-name="ce18" office:value-type="float" office:value="4828725">
            <text:p>4828725</text:p>
          </table:table-cell>
          <table:table-cell table:style-name="ce18" office:value-type="float" office:value="4889252">
            <text:p>4889252</text:p>
          </table:table-cell>
          <table:table-cell table:style-name="ce18" office:value-type="float" office:value="4953000">
            <text:p>4953000</text:p>
          </table:table-cell>
          <table:table-cell table:style-name="ce18" office:value-type="float" office:value="5019000">
            <text:p>5019000</text:p>
          </table:table-cell>
          <table:table-cell table:style-name="ce18" office:value-type="float" office:value="5080000">
            <text:p>5080000</text:p>
          </table:table-cell>
          <table:table-cell table:style-name="ce18" office:value-type="float" office:value="5137000">
            <office:annotation draw:style-name="gr1" draw:text-style-name="P1" svg:width="2.899cm" svg:height="0.596cm" svg:x="38.982cm" svg:y="12.498cm" draw:caption-point-x="-3.044cm" draw:caption-point-y="1.855cm">
              <dc:creator>MyOECD</dc:creator>
              <dc:date>1899-12-30T00:00:00</dc:date>
              <text:p text:style-name="P1"><text:span text:style-name="T1">B: Break </text:span></text:p>
            </office:annotation>
            <text:p>5137000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POL%5D]&amp;ShowOnWeb=true&amp;Lang=en" xlink:type="simple">i</text:a></text:p>
          </table:table-cell>
          <table:table-cell office:value-type="float" office:value="38255940">
            <text:p>38255940</text:p>
          </table:table-cell>
          <table:table-cell office:value-type="float" office:value="38250790">
            <text:p>38250790</text:p>
          </table:table-cell>
          <table:table-cell office:value-type="float" office:value="38232300">
            <text:p>38232300</text:p>
          </table:table-cell>
          <table:table-cell office:value-type="float" office:value="38195180">
            <text:p>38195180</text:p>
          </table:table-cell>
          <table:table-cell office:value-type="float" office:value="38180250">
            <text:p>38180250</text:p>
          </table:table-cell>
          <table:table-cell office:value-type="float" office:value="38161310">
            <text:p>38161310</text:p>
          </table:table-cell>
          <table:table-cell office:value-type="float" office:value="38132280">
            <text:p>38132280</text:p>
          </table:table-cell>
          <table:table-cell office:value-type="float" office:value="38115970">
            <text:p>38115970</text:p>
          </table:table-cell>
          <table:table-cell office:value-type="float" office:value="38115910">
            <text:p>38115910</text:p>
          </table:table-cell>
          <table:table-cell office:value-type="float" office:value="38153390">
            <text:p>38153390</text:p>
          </table:table-cell>
          <table:table-cell office:value-type="float" office:value="38516690">
            <text:p>38516690</text:p>
          </table:table-cell>
          <table:table-cell office:value-type="float" office:value="38525670">
            <text:p>38525670</text:p>
          </table:table-cell>
          <table:table-cell office:value-type="float" office:value="38533790">
            <office:annotation draw:style-name="gr1" draw:text-style-name="P1" svg:width="2.899cm" svg:height="0.596cm" svg:x="34.466cm" svg:y="12.949cm" draw:caption-point-x="-2.719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38533790</text:p>
          </table:table-cell>
          <table:table-cell table:number-columns-repeated="2" office:value-type="string">
            <text:p>..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PRT%5D]&amp;ShowOnWeb=true&amp;Lang=en" xlink:type="simple">i</text:a></text:p>
          </table:table-cell>
          <table:table-cell table:style-name="ce18" office:value-type="float" office:value="10289900">
            <text:p>10289900</text:p>
          </table:table-cell>
          <table:table-cell table:style-name="ce18" office:value-type="float" office:value="10362720">
            <text:p>10362720</text:p>
          </table:table-cell>
          <table:table-cell table:style-name="ce18" office:value-type="float" office:value="10419630">
            <text:p>10419630</text:p>
          </table:table-cell>
          <table:table-cell table:style-name="ce18" office:value-type="float" office:value="10458820">
            <text:p>10458820</text:p>
          </table:table-cell>
          <table:table-cell table:style-name="ce18" office:value-type="float" office:value="10483860">
            <text:p>10483860</text:p>
          </table:table-cell>
          <table:table-cell table:style-name="ce18" office:value-type="float" office:value="10503330">
            <text:p>10503330</text:p>
          </table:table-cell>
          <table:table-cell table:style-name="ce18" office:value-type="float" office:value="10522290">
            <text:p>10522290</text:p>
          </table:table-cell>
          <table:table-cell table:style-name="ce18" office:value-type="float" office:value="10542960">
            <text:p>10542960</text:p>
          </table:table-cell>
          <table:table-cell table:style-name="ce18" office:value-type="float" office:value="10558180">
            <text:p>10558180</text:p>
          </table:table-cell>
          <table:table-cell table:style-name="ce18" office:value-type="float" office:value="10568250">
            <text:p>10568250</text:p>
          </table:table-cell>
          <table:table-cell table:style-name="ce18" office:value-type="float" office:value="10573100">
            <text:p>10573100</text:p>
          </table:table-cell>
          <table:table-cell table:style-name="ce18" office:value-type="float" office:value="10557560">
            <text:p>10557560</text:p>
          </table:table-cell>
          <table:table-cell table:style-name="ce18" office:value-type="float" office:value="10514840">
            <text:p>10514840</text:p>
          </table:table-cell>
          <table:table-cell table:style-name="ce18" office:value-type="float" office:value="10457300">
            <office:annotation draw:style-name="gr1" draw:text-style-name="P1" svg:width="2.899cm" svg:height="0.596cm" svg:x="36.724cm" svg:y="13.401cm" draw:caption-point-x="-2.882cm" draw:caption-point-y="1.856cm">
              <dc:creator>MyOECD</dc:creator>
              <dc:date>1899-12-30T00:00:00</dc:date>
              <text:p text:style-name="P1"><text:span text:style-name="T1">B: Break </text:span></text:p>
            </office:annotation>
            <text:p>10457300</text:p>
          </table:table-cell>
          <table:table-cell table:style-name="ce18" office:value-type="string">
            <text:p>..</text:p>
          </table:table-cell>
        </table:table-row>
        <table:table-row table:style-name="ro3">
          <table:table-cell office:value-type="string">
            <text:p>Slovak Republic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SVK%5D]&amp;ShowOnWeb=true&amp;Lang=en" xlink:type="simple">i</text:a></text:p>
          </table:table-cell>
          <table:table-cell office:value-type="float" office:value="5388720">
            <text:p>5388720</text:p>
          </table:table-cell>
          <table:table-cell office:value-type="float" office:value="5378867">
            <text:p>5378867</text:p>
          </table:table-cell>
          <table:table-cell office:value-type="float" office:value="5376912">
            <text:p>5376912</text:p>
          </table:table-cell>
          <table:table-cell office:value-type="float" office:value="5373374">
            <text:p>5373374</text:p>
          </table:table-cell>
          <table:table-cell office:value-type="float" office:value="5372280">
            <text:p>5372280</text:p>
          </table:table-cell>
          <table:table-cell office:value-type="float" office:value="5372806">
            <text:p>5372806</text:p>
          </table:table-cell>
          <table:table-cell office:value-type="float" office:value="5373054">
            <text:p>5373054</text:p>
          </table:table-cell>
          <table:table-cell office:value-type="float" office:value="5374622">
            <text:p>5374622</text:p>
          </table:table-cell>
          <table:table-cell office:value-type="float" office:value="5379232">
            <text:p>5379232</text:p>
          </table:table-cell>
          <table:table-cell office:value-type="float" office:value="5386405">
            <text:p>5386405</text:p>
          </table:table-cell>
          <table:table-cell office:value-type="float" office:value="5391428">
            <text:p>5391428</text:p>
          </table:table-cell>
          <table:table-cell office:value-type="float" office:value="5398384">
            <text:p>5398384</text:p>
          </table:table-cell>
          <table:table-cell office:value-type="float" office:value="5407579">
            <text:p>5407579</text:p>
          </table:table-cell>
          <table:table-cell office:value-type="float" office:value="5415949">
            <text:p>5415949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lovenia</text:p>
          </table:table-cell>
          <table:table-cell/>
          <table:table-cell table:style-name="ce18" office:value-type="float" office:value="1990272">
            <text:p>1990272</text:p>
          </table:table-cell>
          <table:table-cell table:style-name="ce18" office:value-type="float" office:value="1992035">
            <text:p>1992035</text:p>
          </table:table-cell>
          <table:table-cell table:style-name="ce18" office:value-type="float" office:value="1995718">
            <text:p>1995718</text:p>
          </table:table-cell>
          <table:table-cell table:style-name="ce18" office:value-type="float" office:value="1996773">
            <text:p>1996773</text:p>
          </table:table-cell>
          <table:table-cell table:style-name="ce18" office:value-type="float" office:value="1997004">
            <text:p>1997004</text:p>
          </table:table-cell>
          <table:table-cell table:style-name="ce18" office:value-type="float" office:value="2001114">
            <text:p>2001114</text:p>
          </table:table-cell>
          <table:table-cell table:style-name="ce18" office:value-type="float" office:value="2008516">
            <text:p>2008516</text:p>
          </table:table-cell>
          <table:table-cell table:style-name="ce18" office:value-type="float" office:value="2019406">
            <text:p>2019406</text:p>
          </table:table-cell>
          <table:table-cell table:style-name="ce18" office:value-type="float" office:value="2022629">
            <text:p>2022629</text:p>
          </table:table-cell>
          <table:table-cell table:style-name="ce18" office:value-type="float" office:value="2042335">
            <text:p>2042335</text:p>
          </table:table-cell>
          <table:table-cell table:style-name="ce18" office:value-type="float" office:value="2049261">
            <text:p>2049261</text:p>
          </table:table-cell>
          <table:table-cell table:style-name="ce18" office:value-type="float" office:value="2052496">
            <text:p>2052496</text:p>
          </table:table-cell>
          <table:table-cell table:style-name="ce18" office:value-type="float" office:value="2056262">
            <text:p>2056262</text:p>
          </table:table-cell>
          <table:table-cell table:style-name="ce18" office:value-type="float" office:value="2059114">
            <text:p>2059114</text:p>
          </table:table-cell>
          <table:table-cell table:style-name="ce18" office:value-type="float" office:value="2061623">
            <office:annotation draw:style-name="gr1" draw:text-style-name="P1" svg:width="2.899cm" svg:height="0.596cm" svg:x="38.982cm" svg:y="14.304cm" draw:caption-point-x="-3.044cm" draw:caption-point-y="2.187cm">
              <dc:creator>MyOECD</dc:creator>
              <dc:date>1899-12-30T00:00:00</dc:date>
              <text:p text:style-name="P1"><text:span text:style-name="T1">B: Break </text:span></text:p>
            </office:annotation>
            <text:p>2061623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ESP%5D]&amp;ShowOnWeb=true&amp;Lang=en" xlink:type="simple">i</text:a></text:p>
          </table:table-cell>
          <table:table-cell office:value-type="float" office:value="40554390">
            <text:p>40554390</text:p>
          </table:table-cell>
          <table:table-cell office:value-type="float" office:value="40766050">
            <text:p>40766050</text:p>
          </table:table-cell>
          <table:table-cell office:value-type="float" office:value="41423520">
            <text:p>41423520</text:p>
          </table:table-cell>
          <table:table-cell office:value-type="float" office:value="42196230">
            <text:p>42196230</text:p>
          </table:table-cell>
          <table:table-cell office:value-type="float" office:value="42859170">
            <text:p>42859170</text:p>
          </table:table-cell>
          <table:table-cell office:value-type="float" office:value="43662610">
            <text:p>43662610</text:p>
          </table:table-cell>
          <table:table-cell office:value-type="float" office:value="44360520">
            <text:p>44360520</text:p>
          </table:table-cell>
          <table:table-cell office:value-type="float" office:value="45236000">
            <text:p>45236000</text:p>
          </table:table-cell>
          <table:table-cell office:value-type="float" office:value="45983170">
            <text:p>45983170</text:p>
          </table:table-cell>
          <table:table-cell office:value-type="float" office:value="46367550">
            <text:p>46367550</text:p>
          </table:table-cell>
          <table:table-cell office:value-type="float" office:value="46562480">
            <text:p>46562480</text:p>
          </table:table-cell>
          <table:table-cell office:value-type="float" office:value="46736260">
            <text:p>46736260</text:p>
          </table:table-cell>
          <table:table-cell office:value-type="float" office:value="46766400">
            <text:p>46766400</text:p>
          </table:table-cell>
          <table:table-cell office:value-type="float" office:value="46593240">
            <text:p>46593240</text:p>
          </table:table-cell>
          <table:table-cell office:value-type="float" office:value="46464050">
            <office:annotation draw:style-name="gr1" draw:text-style-name="P1" svg:width="2.899cm" svg:height="0.596cm" svg:x="38.982cm" svg:y="14.756cm" draw:caption-point-x="-3.044cm" draw:caption-point-y="2.187cm">
              <dc:creator>MyOECD</dc:creator>
              <dc:date>1899-12-30T00:00:00</dc:date>
              <text:p text:style-name="P1"><text:span text:style-name="T1">B: Break </text:span></text:p>
            </office:annotation>
            <text:p>46464050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SWE%5D]&amp;ShowOnWeb=true&amp;Lang=en" xlink:type="simple">i</text:a></text:p>
          </table:table-cell>
          <table:table-cell table:style-name="ce18" office:value-type="float" office:value="8872109">
            <text:p>8872109</text:p>
          </table:table-cell>
          <table:table-cell table:style-name="ce18" office:value-type="float" office:value="8895960">
            <text:p>8895960</text:p>
          </table:table-cell>
          <table:table-cell table:style-name="ce18" office:value-type="float" office:value="8924958">
            <text:p>8924958</text:p>
          </table:table-cell>
          <table:table-cell table:style-name="ce18" office:value-type="float" office:value="8958229">
            <text:p>8958229</text:p>
          </table:table-cell>
          <table:table-cell table:style-name="ce18" office:value-type="float" office:value="8993531">
            <text:p>8993531</text:p>
          </table:table-cell>
          <table:table-cell table:style-name="ce18" office:value-type="float" office:value="9029572">
            <text:p>9029572</text:p>
          </table:table-cell>
          <table:table-cell table:style-name="ce18" office:value-type="float" office:value="9080504">
            <text:p>9080504</text:p>
          </table:table-cell>
          <table:table-cell table:style-name="ce18" office:value-type="float" office:value="9148092">
            <text:p>9148092</text:p>
          </table:table-cell>
          <table:table-cell table:style-name="ce18" office:value-type="float" office:value="9219637">
            <text:p>9219637</text:p>
          </table:table-cell>
          <table:table-cell table:style-name="ce18" office:value-type="float" office:value="9298514">
            <text:p>9298514</text:p>
          </table:table-cell>
          <table:table-cell table:style-name="ce18" office:value-type="float" office:value="9378126">
            <text:p>9378126</text:p>
          </table:table-cell>
          <table:table-cell table:style-name="ce18" office:value-type="float" office:value="9449212">
            <text:p>9449212</text:p>
          </table:table-cell>
          <table:table-cell table:style-name="ce18" office:value-type="float" office:value="9519374">
            <text:p>9519374</text:p>
          </table:table-cell>
          <table:table-cell table:style-name="ce18" office:value-type="float" office:value="9609000">
            <office:annotation draw:style-name="gr1" draw:text-style-name="P1" svg:width="2.899cm" svg:height="0.596cm" svg:x="36.724cm" svg:y="15.207cm" draw:caption-point-x="-2.882cm" draw:caption-point-y="2.187cm">
              <dc:creator>MyOECD</dc:creator>
              <dc:date>1899-12-30T00:00:00</dc:date>
              <text:p text:style-name="P1"><text:span text:style-name="T1">B: Break </text:span></text:p>
            </office:annotation>
            <text:p>960900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CHE%5D]&amp;ShowOnWeb=true&amp;Lang=en" xlink:type="simple">i</text:a></text:p>
          </table:table-cell>
          <table:table-cell office:value-type="float" office:value="7184250">
            <text:p>7184250</text:p>
          </table:table-cell>
          <table:table-cell office:value-type="float" office:value="7226647">
            <text:p>7226647</text:p>
          </table:table-cell>
          <table:table-cell office:value-type="float" office:value="7284754">
            <text:p>7284754</text:p>
          </table:table-cell>
          <table:table-cell office:value-type="float" office:value="7339002">
            <text:p>7339002</text:p>
          </table:table-cell>
          <table:table-cell office:value-type="float" office:value="7389626">
            <text:p>7389626</text:p>
          </table:table-cell>
          <table:table-cell office:value-type="float" office:value="7437116">
            <text:p>7437116</text:p>
          </table:table-cell>
          <table:table-cell office:value-type="float" office:value="7483935">
            <text:p>7483935</text:p>
          </table:table-cell>
          <table:table-cell office:value-type="float" office:value="7551117">
            <text:p>7551117</text:p>
          </table:table-cell>
          <table:table-cell office:value-type="float" office:value="7647676">
            <text:p>7647676</text:p>
          </table:table-cell>
          <table:table-cell office:value-type="float" office:value="7744000">
            <text:p>7744000</text:p>
          </table:table-cell>
          <table:table-cell office:value-type="float" office:value="7827970">
            <text:p>7827970</text:p>
          </table:table-cell>
          <table:table-cell office:value-type="float" office:value="7912398">
            <office:annotation draw:style-name="gr1" draw:text-style-name="P1" svg:width="2.899cm" svg:height="0.596cm" svg:x="32.208cm" svg:y="15.659cm" draw:caption-point-x="-2.557cm" draw:caption-point-y="2.187cm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number-columns-repeated="3" office:value-type="string">
            <text:p>..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TUR%5D]&amp;ShowOnWeb=true&amp;Lang=en" xlink:type="simple">i</text:a></text:p>
          </table:table-cell>
          <table:table-cell table:style-name="ce18" office:value-type="float" office:value="64268750">
            <text:p>64268750</text:p>
          </table:table-cell>
          <table:table-cell table:style-name="ce18" office:value-type="float" office:value="65166330">
            <text:p>65166330</text:p>
          </table:table-cell>
          <table:table-cell table:style-name="ce18" office:value-type="float" office:value="66002500">
            <text:p>66002500</text:p>
          </table:table-cell>
          <table:table-cell table:style-name="ce18" office:value-type="float" office:value="66794550">
            <text:p>66794550</text:p>
          </table:table-cell>
          <table:table-cell table:style-name="ce18" office:value-type="float" office:value="67598740">
            <text:p>67598740</text:p>
          </table:table-cell>
          <table:table-cell table:style-name="ce18" office:value-type="float" office:value="68435380">
            <text:p>68435380</text:p>
          </table:table-cell>
          <table:table-cell table:style-name="ce18" office:value-type="float" office:value="69295260">
            <text:p>69295260</text:p>
          </table:table-cell>
          <table:table-cell table:style-name="ce18" office:value-type="float" office:value="70158110">
            <text:p>70158110</text:p>
          </table:table-cell>
          <table:table-cell table:style-name="ce18" office:value-type="float" office:value="71051680">
            <text:p>71051680</text:p>
          </table:table-cell>
          <table:table-cell table:style-name="ce18" office:value-type="float" office:value="72039210">
            <text:p>72039210</text:p>
          </table:table-cell>
          <table:table-cell table:style-name="ce18" office:value-type="float" office:value="73142150">
            <text:p>73142150</text:p>
          </table:table-cell>
          <table:table-cell table:style-name="ce18" office:value-type="float" office:value="74223630">
            <text:p>74223630</text:p>
          </table:table-cell>
          <table:table-cell table:style-name="ce18" office:value-type="float" office:value="75175820">
            <text:p>75175820</text:p>
          </table:table-cell>
          <table:table-cell table:style-name="ce18" office:value-type="float" office:value="76054620">
            <text:p>76054620</text:p>
          </table:table-cell>
          <table:table-cell table:style-name="ce18" office:value-type="string">
            <text:p>..</text:p>
          </table:table-cell>
        </table:table-row>
        <table:table-row table:style-name="ro3">
          <table:table-cell office:value-type="string">
            <text:p>United Kingdom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GBR%5D]&amp;ShowOnWeb=true&amp;Lang=en" xlink:type="simple">i</text:a></text:p>
          </table:table-cell>
          <table:table-cell office:value-type="float" office:value="58886000">
            <text:p>58886000</text:p>
          </table:table-cell>
          <table:table-cell office:value-type="float" office:value="59113000">
            <office:annotation draw:style-name="gr1" draw:text-style-name="P1" svg:width="2.899cm" svg:height="0.596cm" svg:x="9.631cm" svg:y="16.562cm" draw:caption-point-x="-0.935cm" draw:caption-point-y="2.187cm">
              <dc:creator>MyOECD</dc:creator>
              <dc:date>1899-12-30T00:00:00</dc:date>
              <text:p text:style-name="P1"><text:span text:style-name="T1">B: Break </text:span></text:p>
            </office:annotation>
            <text:p>59113000</text:p>
          </table:table-cell>
          <table:table-cell office:value-type="float" office:value="58569630">
            <text:p>58569630</text:p>
          </table:table-cell>
          <table:table-cell office:value-type="float" office:value="58838950">
            <text:p>58838950</text:p>
          </table:table-cell>
          <table:table-cell office:value-type="float" office:value="59149120">
            <text:p>59149120</text:p>
          </table:table-cell>
          <table:table-cell office:value-type="float" office:value="59591040">
            <text:p>59591040</text:p>
          </table:table-cell>
          <table:table-cell office:value-type="float" office:value="60002570">
            <text:p>60002570</text:p>
          </table:table-cell>
          <table:table-cell office:value-type="float" office:value="60481820">
            <text:p>60481820</text:p>
          </table:table-cell>
          <table:table-cell office:value-type="float" office:value="60982380">
            <text:p>60982380</text:p>
          </table:table-cell>
          <table:table-cell office:value-type="float" office:value="61423720">
            <text:p>61423720</text:p>
          </table:table-cell>
          <table:table-cell office:value-type="float" office:value="61914640">
            <text:p>61914640</text:p>
          </table:table-cell>
          <table:table-cell office:value-type="float" office:value="62435200">
            <text:p>62435200</text:p>
          </table:table-cell>
          <table:table-cell office:value-type="float" office:value="62858800">
            <text:p>62858800</text:p>
          </table:table-cell>
          <table:table-cell office:value-type="float" office:value="63237940">
            <text:p>63237940</text:p>
          </table:table-cell>
          <table:table-cell office:value-type="float" office:value="63650010">
            <office:annotation draw:style-name="gr1" draw:text-style-name="P1" svg:width="2.899cm" svg:height="0.596cm" svg:x="38.982cm" svg:y="16.562cm" draw:caption-point-x="-3.044cm" draw:caption-point-y="2.187cm">
              <dc:creator>MyOECD</dc:creator>
              <dc:date>1899-12-30T00:00:00</dc:date>
              <text:p text:style-name="P1"><text:span text:style-name="T1">B: Break </text:span></text:p>
            </office:annotation>
            <text:p>63650010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<text:a xlink:href="http://stats.oecd.org/OECDStat_Metadata/ShowMetadata.ashx?Dataset=POP_FIVE_HIST&amp;Coords=[%5BSUBJECT%5D.%5BYP99TLL1_ST%5D%2C%5BSEX%5D.%5BTT%5D%2C%5BFREQUENCY%5D.%5BA%5D%2C%5BLOCATION%5D.%5BUSA%5D]&amp;ShowOnWeb=true&amp;Lang=en" xlink:type="simple">i</text:a></text:p>
          </table:table-cell>
          <table:table-cell table:style-name="ce18" office:value-type="float" office:value="282162400">
            <text:p>282162400</text:p>
          </table:table-cell>
          <table:table-cell table:style-name="ce18" office:value-type="float" office:value="284969000">
            <text:p>284969000</text:p>
          </table:table-cell>
          <table:table-cell table:style-name="ce18" office:value-type="float" office:value="287625200">
            <text:p>287625200</text:p>
          </table:table-cell>
          <table:table-cell table:style-name="ce18" office:value-type="float" office:value="290107900">
            <text:p>290107900</text:p>
          </table:table-cell>
          <table:table-cell table:style-name="ce18" office:value-type="float" office:value="292805300">
            <text:p>292805300</text:p>
          </table:table-cell>
          <table:table-cell table:style-name="ce18" office:value-type="float" office:value="295516600">
            <text:p>295516600</text:p>
          </table:table-cell>
          <table:table-cell table:style-name="ce18" office:value-type="float" office:value="298379900">
            <text:p>298379900</text:p>
          </table:table-cell>
          <table:table-cell table:style-name="ce18" office:value-type="float" office:value="301231200">
            <text:p>301231200</text:p>
          </table:table-cell>
          <table:table-cell table:style-name="ce18" office:value-type="float" office:value="304094000">
            <text:p>304094000</text:p>
          </table:table-cell>
          <table:table-cell table:style-name="ce18" office:value-type="float" office:value="306771500">
            <text:p>306771500</text:p>
          </table:table-cell>
          <table:table-cell table:style-name="ce18" office:value-type="float" office:value="309347100">
            <text:p>309347100</text:p>
          </table:table-cell>
          <table:table-cell table:style-name="ce18" office:value-type="float" office:value="311721600">
            <text:p>311721600</text:p>
          </table:table-cell>
          <table:table-cell table:style-name="ce18" office:value-type="float" office:value="314112100">
            <text:p>314112100</text:p>
          </table:table-cell>
          <table:table-cell table:style-name="ce18" office:value-type="float" office:value="316497500">
            <text:p>316497500</text:p>
          </table:table-cell>
          <table:table-cell table:style-name="ce18" office:value-type="float" office:value="318857100">
            <office:annotation draw:style-name="gr1" draw:text-style-name="P1" svg:width="2.899cm" svg:height="0.596cm" svg:x="38.982cm" svg:y="17.013cm" draw:caption-point-x="-3.044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318857100</text:p>
          </table:table-cell>
        </table:table-row>
        <table:table-row table:style-name="ro1">
          <table:table-cell office:value-type="string">
            <text:p>G7</text:p>
          </table:table-cell>
          <table:table-cell/>
          <table:table-cell office:value-type="float" office:value="696876200">
            <text:p>696876200</text:p>
          </table:table-cell>
          <table:table-cell office:value-type="float" office:value="701195300">
            <office:annotation draw:style-name="gr1" draw:text-style-name="P1" svg:width="2.899cm" svg:height="0.596cm" svg:x="9.631cm" svg:y="17.465cm" draw:caption-point-x="-0.935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701195300</text:p>
          </table:table-cell>
          <table:table-cell office:value-type="float" office:value="704523300">
            <text:p>704523300</text:p>
          </table:table-cell>
          <table:table-cell office:value-type="float" office:value="708648000">
            <text:p>708648000</text:p>
          </table:table-cell>
          <table:table-cell office:value-type="float" office:value="713008000">
            <text:p>713008000</text:p>
          </table:table-cell>
          <table:table-cell office:value-type="float" office:value="717378800">
            <text:p>717378800</text:p>
          </table:table-cell>
          <table:table-cell office:value-type="float" office:value="721644000">
            <text:p>721644000</text:p>
          </table:table-cell>
          <table:table-cell office:value-type="float" office:value="726018200">
            <text:p>726018200</text:p>
          </table:table-cell>
          <table:table-cell office:value-type="float" office:value="730328600">
            <text:p>730328600</text:p>
          </table:table-cell>
          <table:table-cell office:value-type="float" office:value="734142700">
            <text:p>734142700</text:p>
          </table:table-cell>
          <table:table-cell office:value-type="float" office:value="738623400">
            <office:annotation draw:style-name="gr1" draw:text-style-name="P1" svg:width="2.899cm" svg:height="0.596cm" svg:x="29.951cm" svg:y="17.465cm" draw:caption-point-x="-2.395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738623400</text:p>
          </table:table-cell>
          <table:table-cell office:value-type="float" office:value="741329200">
            <text:p>741329200</text:p>
          </table:table-cell>
          <table:table-cell office:value-type="float" office:value="744222400">
            <office:annotation draw:style-name="gr1" draw:text-style-name="P1" svg:width="2.899cm" svg:height="0.596cm" svg:x="34.466cm" svg:y="17.465cm" draw:caption-point-x="-2.719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744222400</text:p>
          </table:table-cell>
          <table:table-cell office:value-type="float" office:value="747961100">
            <text:p>7479611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OECD - Total</text:p>
          </table:table-cell>
          <table:table-cell/>
          <table:table-cell table:style-name="ce18" office:value-type="float" office:value="1152639000">
            <text:p>1152639000</text:p>
          </table:table-cell>
          <table:table-cell table:style-name="ce18" office:value-type="float" office:value="1160624000">
            <office:annotation draw:style-name="gr1" draw:text-style-name="P1" svg:width="2.899cm" svg:height="0.596cm" svg:x="9.631cm" svg:y="17.916cm" draw:caption-point-x="-0.935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1160624000</text:p>
          </table:table-cell>
          <table:table-cell table:style-name="ce18" office:value-type="float" office:value="1168022000">
            <text:p>1168022000</text:p>
          </table:table-cell>
          <table:table-cell table:style-name="ce18" office:value-type="float" office:value="1176212000">
            <text:p>1176212000</text:p>
          </table:table-cell>
          <table:table-cell table:style-name="ce18" office:value-type="float" office:value="1184415000">
            <text:p>1184415000</text:p>
          </table:table-cell>
          <table:table-cell table:style-name="ce18" office:value-type="float" office:value="1192754000">
            <text:p>1192754000</text:p>
          </table:table-cell>
          <table:table-cell table:style-name="ce18" office:value-type="float" office:value="1201155000">
            <text:p>1201155000</text:p>
          </table:table-cell>
          <table:table-cell table:style-name="ce18" office:value-type="float" office:value="1210194000">
            <text:p>1210194000</text:p>
          </table:table-cell>
          <table:table-cell table:style-name="ce18" office:value-type="float" office:value="1219475000">
            <text:p>1219475000</text:p>
          </table:table-cell>
          <table:table-cell table:style-name="ce18" office:value-type="float" office:value="1227932000">
            <text:p>1227932000</text:p>
          </table:table-cell>
          <table:table-cell table:style-name="ce18" office:value-type="float" office:value="1236914000">
            <office:annotation draw:style-name="gr1" draw:text-style-name="P1" svg:width="2.899cm" svg:height="0.596cm" svg:x="29.951cm" svg:y="17.916cm" draw:caption-point-x="-2.395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1236914000</text:p>
          </table:table-cell>
          <table:table-cell table:style-name="ce18" office:value-type="float" office:value="1243751000">
            <office:annotation draw:style-name="gr1" draw:text-style-name="P1" svg:width="2.899cm" svg:height="0.596cm" svg:x="32.208cm" svg:y="17.916cm" draw:caption-point-x="-2.557cm" draw:caption-point-y="2.519cm">
              <dc:creator>MyOECD</dc:creator>
              <dc:date>1899-12-30T00:00:00</dc:date>
              <text:p text:style-name="P1"><text:span text:style-name="T1">B: Break </text:span></text:p>
            </office:annotation>
            <text:p>1243751000</text:p>
          </table:table-cell>
          <table:table-cell table:style-name="ce18" office:value-type="float" office:value="1250277000">
            <text:p>1250277000</text:p>
          </table:table-cell>
          <table:table-cell table:style-name="ce18" office:value-type="float" office:value="1257114000">
            <text:p>125711400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World</text:p>
          </table:table-cell>
          <table:table-cell/>
          <table:table-cell office:value-type="float" office:value="6127700000">
            <text:p>6127700000</text:p>
          </table:table-cell>
          <table:table-cell office:value-type="float" office:value="6204147000">
            <text:p>6204147000</text:p>
          </table:table-cell>
          <table:table-cell office:value-type="float" office:value="6280854000">
            <text:p>6280854000</text:p>
          </table:table-cell>
          <table:table-cell office:value-type="float" office:value="6357992000">
            <text:p>6357992000</text:p>
          </table:table-cell>
          <table:table-cell office:value-type="float" office:value="6435705000">
            <text:p>6435705000</text:p>
          </table:table-cell>
          <table:table-cell office:value-type="float" office:value="6514095000">
            <text:p>6514095000</text:p>
          </table:table-cell>
          <table:table-cell office:value-type="float" office:value="6593228000">
            <text:p>6593228000</text:p>
          </table:table-cell>
          <table:table-cell office:value-type="float" office:value="6673106000">
            <text:p>6673106000</text:p>
          </table:table-cell>
          <table:table-cell office:value-type="float" office:value="6753649000">
            <text:p>6753649000</text:p>
          </table:table-cell>
          <table:table-cell office:value-type="float" office:value="6834722000">
            <text:p>6834722000</text:p>
          </table:table-cell>
          <table:table-cell office:value-type="float" office:value="6916184000">
            <text:p>6916184000</text:p>
          </table:table-cell>
          <table:table-cell office:value-type="float" office:value="6997999000">
            <text:p>6997999000</text:p>
          </table:table-cell>
          <table:table-cell office:value-type="float" office:value="7080072000">
            <text:p>7080072000</text:p>
          </table:table-cell>
          <table:table-cell office:value-type="float" office:value="7162120000">
            <text:p>71621200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razil</text:p>
          </table:table-cell>
          <table:table-cell/>
          <table:table-cell table:style-name="ce18" office:value-type="float" office:value="171279900">
            <text:p>171279900</text:p>
          </table:table-cell>
          <table:table-cell table:style-name="ce18" office:value-type="float" office:value="173808000">
            <text:p>173808000</text:p>
          </table:table-cell>
          <table:table-cell table:style-name="ce18" office:value-type="float" office:value="176303900">
            <text:p>176303900</text:p>
          </table:table-cell>
          <table:table-cell table:style-name="ce18" office:value-type="float" office:value="178741400">
            <text:p>178741400</text:p>
          </table:table-cell>
          <table:table-cell table:style-name="ce18" office:value-type="float" office:value="181105600">
            <text:p>181105600</text:p>
          </table:table-cell>
          <table:table-cell table:style-name="ce18" office:value-type="float" office:value="183383200">
            <text:p>183383200</text:p>
          </table:table-cell>
          <table:table-cell table:style-name="ce18" office:value-type="float" office:value="185564200">
            <text:p>185564200</text:p>
          </table:table-cell>
          <table:table-cell table:style-name="ce18" office:value-type="float" office:value="187641700">
            <text:p>187641700</text:p>
          </table:table-cell>
          <table:table-cell table:style-name="ce18" office:value-type="float" office:value="189612800">
            <text:p>189612800</text:p>
          </table:table-cell>
          <table:table-cell table:style-name="ce18" office:value-type="float" office:value="191480600">
            <text:p>191480600</text:p>
          </table:table-cell>
          <table:table-cell table:style-name="ce18" office:value-type="float" office:value="193252600">
            <text:p>193252600</text:p>
          </table:table-cell>
          <table:table-cell table:style-name="ce18" office:value-type="float" office:value="194932700">
            <text:p>194932700</text:p>
          </table:table-cell>
          <table:table-cell table:style-name="ce18" office:value-type="float" office:value="196526300">
            <text:p>196526300</text:p>
          </table:table-cell>
          <table:table-cell table:number-columns-repeated="2" table:style-name="ce18" office:value-type="string">
            <text:p>..</text:p>
          </table:table-cell>
        </table:table-row>
        <table:table-row table:style-name="ro4">
          <table:table-cell office:value-type="string">
            <text:p>China (People's Republic of)</text:p>
          </table:table-cell>
          <table:table-cell/>
          <table:table-cell office:value-type="float" office:value="1280429000">
            <text:p>1280429000</text:p>
          </table:table-cell>
          <table:table-cell office:value-type="float" office:value="1287890000">
            <text:p>1287890000</text:p>
          </table:table-cell>
          <table:table-cell office:value-type="float" office:value="1295322000">
            <text:p>1295322000</text:p>
          </table:table-cell>
          <table:table-cell office:value-type="float" office:value="1302810000">
            <text:p>1302810000</text:p>
          </table:table-cell>
          <table:table-cell office:value-type="float" office:value="1310414000">
            <text:p>1310414000</text:p>
          </table:table-cell>
          <table:table-cell office:value-type="float" office:value="1318177000">
            <text:p>1318177000</text:p>
          </table:table-cell>
          <table:table-cell office:value-type="float" office:value="1326146000">
            <text:p>1326146000</text:p>
          </table:table-cell>
          <table:table-cell office:value-type="float" office:value="1334344000">
            <text:p>1334344000</text:p>
          </table:table-cell>
          <table:table-cell office:value-type="float" office:value="1342733000">
            <text:p>1342733000</text:p>
          </table:table-cell>
          <table:table-cell office:value-type="float" office:value="1351248000">
            <text:p>1351248000</text:p>
          </table:table-cell>
          <table:table-cell office:value-type="float" office:value="1359821000">
            <text:p>1359821000</text:p>
          </table:table-cell>
          <table:table-cell office:value-type="float" office:value="1368440000">
            <text:p>1368440000</text:p>
          </table:table-cell>
          <table:table-cell office:value-type="float" office:value="1377065000">
            <text:p>1377065000</text:p>
          </table:table-cell>
          <table:table-cell office:value-type="float" office:value="1385567000">
            <text:p>13855670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olombia</text:p>
          </table:table-cell>
          <table:table-cell/>
          <table:table-cell table:style-name="ce18" office:value-type="float" office:value="40295560">
            <text:p>40295560</text:p>
          </table:table-cell>
          <table:table-cell table:style-name="ce18" office:value-type="float" office:value="40813540">
            <text:p>40813540</text:p>
          </table:table-cell>
          <table:table-cell table:style-name="ce18" office:value-type="float" office:value="41328820">
            <text:p>41328820</text:p>
          </table:table-cell>
          <table:table-cell table:style-name="ce18" office:value-type="float" office:value="41848960">
            <text:p>41848960</text:p>
          </table:table-cell>
          <table:table-cell table:style-name="ce18" office:value-type="float" office:value="42368490">
            <text:p>42368490</text:p>
          </table:table-cell>
          <table:table-cell table:style-name="ce18" office:value-type="float" office:value="42888590">
            <text:p>42888590</text:p>
          </table:table-cell>
          <table:table-cell table:style-name="ce18" office:value-type="float" office:value="43405960">
            <text:p>43405960</text:p>
          </table:table-cell>
          <table:table-cell table:style-name="ce18" office:value-type="float" office:value="43926930">
            <text:p>43926930</text:p>
          </table:table-cell>
          <table:table-cell table:style-name="ce18" office:value-type="float" office:value="44451150">
            <text:p>44451150</text:p>
          </table:table-cell>
          <table:table-cell table:style-name="ce18" office:value-type="float" office:value="44978830">
            <text:p>44978830</text:p>
          </table:table-cell>
          <table:table-cell table:style-name="ce18" office:value-type="float" office:value="45509580">
            <text:p>45509580</text:p>
          </table:table-cell>
          <table:table-cell table:style-name="ce18" office:value-type="float" office:value="46044600">
            <text:p>46044600</text:p>
          </table:table-cell>
          <table:table-cell table:style-name="ce18" office:value-type="float" office:value="46581820">
            <text:p>46581820</text:p>
          </table:table-cell>
          <table:table-cell table:style-name="ce18" office:value-type="float" office:value="47121090">
            <text:p>4712109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India</text:p>
          </table:table-cell>
          <table:table-cell/>
          <table:table-cell office:value-type="float" office:value="1042262000">
            <text:p>1042262000</text:p>
          </table:table-cell>
          <table:table-cell office:value-type="float" office:value="1059501000">
            <text:p>1059501000</text:p>
          </table:table-cell>
          <table:table-cell office:value-type="float" office:value="1076706000">
            <text:p>1076706000</text:p>
          </table:table-cell>
          <table:table-cell office:value-type="float" office:value="1093787000">
            <text:p>1093787000</text:p>
          </table:table-cell>
          <table:table-cell office:value-type="float" office:value="1110626000">
            <text:p>1110626000</text:p>
          </table:table-cell>
          <table:table-cell office:value-type="float" office:value="1127144000">
            <text:p>1127144000</text:p>
          </table:table-cell>
          <table:table-cell office:value-type="float" office:value="1143289000">
            <text:p>1143289000</text:p>
          </table:table-cell>
          <table:table-cell office:value-type="float" office:value="1159095000">
            <text:p>1159095000</text:p>
          </table:table-cell>
          <table:table-cell office:value-type="float" office:value="1174662000">
            <text:p>1174662000</text:p>
          </table:table-cell>
          <table:table-cell office:value-type="float" office:value="1190138000">
            <text:p>1190138000</text:p>
          </table:table-cell>
          <table:table-cell office:value-type="float" office:value="1205625000">
            <text:p>1205625000</text:p>
          </table:table-cell>
          <table:table-cell office:value-type="float" office:value="1221156000">
            <text:p>1221156000</text:p>
          </table:table-cell>
          <table:table-cell office:value-type="float" office:value="1236687000">
            <text:p>1236687000</text:p>
          </table:table-cell>
          <table:table-cell office:value-type="float" office:value="1252140000">
            <text:p>12521400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ndonesia</text:p>
          </table:table-cell>
          <table:table-cell/>
          <table:table-cell table:style-name="ce18" office:value-type="float" office:value="208938700">
            <text:p>208938700</text:p>
          </table:table-cell>
          <table:table-cell table:style-name="ce18" office:value-type="float" office:value="211970400">
            <text:p>211970400</text:p>
          </table:table-cell>
          <table:table-cell table:style-name="ce18" office:value-type="float" office:value="215038300">
            <text:p>215038300</text:p>
          </table:table-cell>
          <table:table-cell table:style-name="ce18" office:value-type="float" office:value="218145600">
            <text:p>218145600</text:p>
          </table:table-cell>
          <table:table-cell table:style-name="ce18" office:value-type="float" office:value="221293800">
            <text:p>221293800</text:p>
          </table:table-cell>
          <table:table-cell table:style-name="ce18" office:value-type="float" office:value="224480900">
            <text:p>224480900</text:p>
          </table:table-cell>
          <table:table-cell table:style-name="ce18" office:value-type="float" office:value="227709800">
            <text:p>227709800</text:p>
          </table:table-cell>
          <table:table-cell table:style-name="ce18" office:value-type="float" office:value="230972800">
            <text:p>230972800</text:p>
          </table:table-cell>
          <table:table-cell table:style-name="ce18" office:value-type="float" office:value="234243500">
            <text:p>234243500</text:p>
          </table:table-cell>
          <table:table-cell table:style-name="ce18" office:value-type="float" office:value="237486900">
            <text:p>237486900</text:p>
          </table:table-cell>
          <table:table-cell table:style-name="ce18" office:value-type="float" office:value="240676500">
            <text:p>240676500</text:p>
          </table:table-cell>
          <table:table-cell table:style-name="ce18" office:value-type="float" office:value="243801600">
            <text:p>243801600</text:p>
          </table:table-cell>
          <table:table-cell table:style-name="ce18" office:value-type="float" office:value="246864200">
            <text:p>246864200</text:p>
          </table:table-cell>
          <table:table-cell table:style-name="ce18" office:value-type="float" office:value="249865600">
            <text:p>249865600</text:p>
          </table:table-cell>
          <table:table-cell table:style-name="ce18" office:value-type="string">
            <text:p>..</text:p>
          </table:table-cell>
        </table:table-row>
        <table:table-row table:style-name="ro1">
          <table:table-cell office:value-type="string">
            <text:p>Russia</text:p>
          </table:table-cell>
          <table:table-cell/>
          <table:table-cell office:value-type="float" office:value="146597000">
            <text:p>146597000</text:p>
          </table:table-cell>
          <table:table-cell office:value-type="float" office:value="145976000">
            <text:p>145976000</text:p>
          </table:table-cell>
          <table:table-cell office:value-type="float" office:value="145306000">
            <text:p>145306000</text:p>
          </table:table-cell>
          <table:table-cell office:value-type="float" office:value="144649000">
            <text:p>144649000</text:p>
          </table:table-cell>
          <table:table-cell office:value-type="float" office:value="144067000">
            <text:p>144067000</text:p>
          </table:table-cell>
          <table:table-cell office:value-type="float" office:value="143519000">
            <text:p>143519000</text:p>
          </table:table-cell>
          <table:table-cell office:value-type="float" office:value="143050000">
            <text:p>143050000</text:p>
          </table:table-cell>
          <table:table-cell office:value-type="float" office:value="142805000">
            <text:p>142805000</text:p>
          </table:table-cell>
          <table:table-cell office:value-type="float" office:value="142742000">
            <text:p>142742000</text:p>
          </table:table-cell>
          <table:table-cell office:value-type="float" office:value="142785000">
            <text:p>142785000</text:p>
          </table:table-cell>
          <table:table-cell office:value-type="float" office:value="142849000">
            <text:p>142849000</text:p>
          </table:table-cell>
          <table:table-cell office:value-type="float" office:value="142961000">
            <text:p>142961000</text:p>
          </table:table-cell>
          <table:table-cell office:value-type="float" office:value="143207000">
            <text:p>143207000</text:p>
          </table:table-cell>
          <table:table-cell office:value-type="float" office:value="143507000">
            <text:p>143507000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uth Africa</text:p>
          </table:table-cell>
          <table:table-cell/>
          <table:table-cell table:style-name="ce18" office:value-type="float" office:value="44846290">
            <text:p>44846290</text:p>
          </table:table-cell>
          <table:table-cell table:style-name="ce18" office:value-type="float" office:value="45513220">
            <text:p>45513220</text:p>
          </table:table-cell>
          <table:table-cell table:style-name="ce18" office:value-type="float" office:value="46187790">
            <text:p>46187790</text:p>
          </table:table-cell>
          <table:table-cell table:style-name="ce18" office:value-type="float" office:value="46869030">
            <text:p>46869030</text:p>
          </table:table-cell>
          <table:table-cell table:style-name="ce18" office:value-type="float" office:value="47553020">
            <text:p>47553020</text:p>
          </table:table-cell>
          <table:table-cell table:style-name="ce18" office:value-type="float" office:value="48235290">
            <text:p>48235290</text:p>
          </table:table-cell>
          <table:table-cell table:style-name="ce18" office:value-type="float" office:value="48919360">
            <text:p>48919360</text:p>
          </table:table-cell>
          <table:table-cell table:style-name="ce18" office:value-type="float" office:value="49602780">
            <text:p>49602780</text:p>
          </table:table-cell>
          <table:table-cell table:style-name="ce18" office:value-type="float" office:value="50267490">
            <text:p>50267490</text:p>
          </table:table-cell>
          <table:table-cell table:style-name="ce18" office:value-type="float" office:value="50889540">
            <text:p>50889540</text:p>
          </table:table-cell>
          <table:table-cell table:style-name="ce18" office:value-type="float" office:value="51452350">
            <text:p>51452350</text:p>
          </table:table-cell>
          <table:table-cell table:style-name="ce18" office:value-type="float" office:value="51949040">
            <text:p>51949040</text:p>
          </table:table-cell>
          <table:table-cell table:style-name="ce18" office:value-type="float" office:value="52385920">
            <text:p>52385920</text:p>
          </table:table-cell>
          <table:table-cell table:number-columns-repeated="2" table:style-name="ce18" office:value-type="string">
            <text:p>..</text:p>
          </table:table-cell>
        </table:table-row>
        <table:table-row table:style-name="ro1">
          <table:table-cell table:style-name="ce12" office:value-type="string">
            <text:p><text:a xlink:href="http://stats.oecd.org/index.aspx?DatasetCode=POP_FIVE_HIST" xlink:type="simple">Data extracted on 14 Apr 2018 13:28 UTC (GMT) from OECD.Stat</text:a></text:p>
          </table:table-cell>
          <table:table-cell table:style-name="Normal" table:number-columns-repeated="16"/>
        </table:table-row>
        <table:table-row table:style-name="ro1">
          <table:table-cell table:style-name="ce20" office:value-type="string">
            <text:p>Legend:</text:p>
          </table:table-cell>
          <table:table-cell table:style-name="Normal" table:number-columns-repeated="16"/>
        </table:table-row>
        <table:table-row table:style-name="ro1">
          <table:table-cell table:style-name="ce21" office:value-type="string">
            <text:p>B:</text:p>
          </table:table-cell>
          <table:table-cell table:style-name="ce20" office:value-type="string">
            <text:p>Break</text:p>
          </table:table-cell>
          <table:table-cell table:style-name="Normal" table:number-columns-repeated="15"/>
        </table:table-row>
      </table:table>
      <table:table table:name="Sheet5" table:style-name="ta1">
        <office:forms form:automatic-focus="false" form:apply-design-mode="false"/>
        <table:table-column table:style-name="co8" table:default-cell-style-name="ce31"/>
        <table:table-column table:style-name="co9" table:number-columns-repeated="1023" table:default-cell-style-name="ce31"/>
        <table:table-row table:style-name="ro1">
          <table:table-cell table:style-name="ce23" office:value-type="string">
            <text:p><text:a xlink:href="http://dx.doi.org/10.1787/migr_outlook-2017-en" xlink:type="simple">International Migration Outlook 2017 - © OECD 2017</text:a></text:p>
          </table:table-cell>
          <table:table-cell table:style-name="ce24" table:number-columns-repeated="1023"/>
        </table:table-row>
        <table:table-row table:style-name="ro1">
          <table:table-cell table:style-name="ce24" office:value-type="string">
            <text:p>Statistical Annex</text:p>
          </table:table-cell>
          <table:table-cell table:style-name="ce24" office:value-type="string">
            <text:p>Table A.3. <text:s/>Inflows of asylum seekers into OECD countries and Russia</text:p>
          </table:table-cell>
          <table:table-cell table:style-name="ce24" table:number-columns-repeated="1022"/>
        </table:table-row>
        <table:table-row table:style-name="ro1">
          <table:table-cell table:style-name="ce24" office:value-type="string">
            <text:p>Version 2 - Last updated: 08-Jun-2017</text:p>
          </table:table-cell>
          <table:table-cell table:style-name="Default"/>
          <table:table-cell table:style-name="ce24" table:number-columns-repeated="1022"/>
        </table:table-row>
        <table:table-row table:style-name="ro1">
          <table:table-cell table:style-name="ce23" office:value-type="string">
            <text:p><text:a xlink:href="http://oe.cd/disclaimer" xlink:type="simple">Disclaimer: http://oe.cd/disclaimer</text:a></text:p>
          </table:table-cell>
          <table:table-cell table:style-name="Default"/>
          <table:table-cell table:style-name="ce24" table:number-columns-repeated="1022"/>
        </table:table-row>
        <table:table-row table:style-name="ro1">
          <table:table-cell table:style-name="Default" table:number-columns-repeated="2"/>
          <table:table-cell table:style-name="ce24" table:number-columns-repeated="1022"/>
        </table:table-row>
        <table:table-row table:style-name="ro1">
          <table:table-cell table:style-name="ce25" office:value-type="string" table:number-columns-spanned="14" table:number-rows-spanned="1">
            <text:p>Table A.3. <text:s/><text:span text:style-name="T2">New asylum requests into OECD countries and Russia</text:span></text:p>
          </table:table-cell>
          <table:covered-table-cell table:number-columns-repeated="13" table:style-name="ce32"/>
          <table:table-cell table:style-name="ce39" table:number-columns-repeated="1010"/>
        </table:table-row>
        <table:table-row table:style-name="ro1">
          <table:table-cell table:style-name="Default" table:number-columns-repeated="14"/>
          <table:table-cell table:style-name="ce39" table:number-columns-repeated="1010"/>
        </table:table-row>
        <table:table-row table:style-name="ro1">
          <table:table-cell table:style-name="ce26"/>
          <table:table-cell table:style-name="ce33" office:value-type="float" office:value="2004">
            <text:p>2004</text:p>
          </table:table-cell>
          <table:table-cell table:style-name="ce37" office:value-type="float" office:value="2005">
            <text:p>2005</text:p>
          </table:table-cell>
          <table:table-cell table:style-name="ce37" office:value-type="float" office:value="2006">
            <text:p>2006</text:p>
          </table:table-cell>
          <table:table-cell table:style-name="ce33" office:value-type="float" office:value="2007">
            <text:p>2007</text:p>
          </table:table-cell>
          <table:table-cell table:style-name="ce37" office:value-type="float" office:value="2008">
            <text:p>2008</text:p>
          </table:table-cell>
          <table:table-cell table:style-name="ce37" office:value-type="float" office:value="2009">
            <text:p>2009</text:p>
          </table:table-cell>
          <table:table-cell table:style-name="ce33" office:value-type="float" office:value="2010">
            <text:p>2010</text:p>
          </table:table-cell>
          <table:table-cell table:style-name="ce37" office:value-type="float" office:value="2011">
            <text:p>2011</text:p>
          </table:table-cell>
          <table:table-cell table:style-name="ce37" office:value-type="float" office:value="2012">
            <text:p>2012</text:p>
          </table:table-cell>
          <table:table-cell table:style-name="ce37" office:value-type="float" office:value="2013">
            <text:p>2013</text:p>
          </table:table-cell>
          <table:table-cell table:style-name="ce37" office:value-type="float" office:value="2014">
            <text:p>2014</text:p>
          </table:table-cell>
          <table:table-cell table:style-name="ce37" office:value-type="float" office:value="2015">
            <text:p>2015</text:p>
          </table:table-cell>
          <table:table-cell table:style-name="ce37" office:value-type="float" office:value="2016">
            <text:p>2016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Australia</text:p>
          </table:table-cell>
          <table:table-cell table:number-columns-repeated="2" table:style-name="ce34" office:value-type="float" office:value="3200">
            <text:p><text:s/>3 200</text:p>
          </table:table-cell>
          <table:table-cell table:style-name="ce34" office:value-type="float" office:value="3520">
            <text:p><text:s/>3 520</text:p>
          </table:table-cell>
          <table:table-cell table:style-name="ce34" office:value-type="float" office:value="3980">
            <text:p><text:s/>3 980</text:p>
          </table:table-cell>
          <table:table-cell table:style-name="ce34" office:value-type="float" office:value="4770">
            <text:p><text:s/>4 770</text:p>
          </table:table-cell>
          <table:table-cell table:style-name="ce34" office:value-type="float" office:value="6210">
            <text:p><text:s/>6 210</text:p>
          </table:table-cell>
          <table:table-cell table:style-name="ce34" office:value-type="float" office:value="8250">
            <text:p><text:s/>8 250</text:p>
          </table:table-cell>
          <table:table-cell table:style-name="ce34" office:value-type="float" office:value="11510">
            <text:p><text:s/>11 510</text:p>
          </table:table-cell>
          <table:table-cell table:style-name="ce34" office:value-type="float" office:value="15790">
            <text:p><text:s/>15 790</text:p>
          </table:table-cell>
          <table:table-cell table:style-name="ce34" office:value-type="float" office:value="11740">
            <text:p><text:s/>11 740</text:p>
          </table:table-cell>
          <table:table-cell table:style-name="ce34" office:value-type="float" office:value="8960">
            <text:p><text:s/>8 960</text:p>
          </table:table-cell>
          <table:table-cell table:style-name="ce34" office:value-type="float" office:value="12360">
            <text:p><text:s/>12 360</text:p>
          </table:table-cell>
          <table:table-cell table:style-name="ce34" office:value-type="float" office:value="27630">
            <text:p><text:s/>27 63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Austria</text:p>
          </table:table-cell>
          <table:table-cell table:style-name="ce35" office:value-type="float" office:value="24630">
            <text:p><text:s/>24 630</text:p>
          </table:table-cell>
          <table:table-cell table:style-name="ce35" office:value-type="float" office:value="22460">
            <text:p><text:s/>22 460</text:p>
          </table:table-cell>
          <table:table-cell table:style-name="ce35" office:value-type="float" office:value="13350">
            <text:p><text:s/>13 350</text:p>
          </table:table-cell>
          <table:table-cell table:style-name="ce35" office:value-type="float" office:value="11920">
            <text:p><text:s/>11 920</text:p>
          </table:table-cell>
          <table:table-cell table:style-name="ce35" office:value-type="float" office:value="12840">
            <text:p><text:s/>12 840</text:p>
          </table:table-cell>
          <table:table-cell table:style-name="ce35" office:value-type="float" office:value="15820">
            <text:p><text:s/>15 820</text:p>
          </table:table-cell>
          <table:table-cell table:style-name="ce35" office:value-type="float" office:value="11010">
            <text:p><text:s/>11 010</text:p>
          </table:table-cell>
          <table:table-cell table:style-name="ce35" office:value-type="float" office:value="14420">
            <text:p><text:s/>14 420</text:p>
          </table:table-cell>
          <table:table-cell table:style-name="ce35" office:value-type="float" office:value="17410">
            <text:p><text:s/>17 410</text:p>
          </table:table-cell>
          <table:table-cell table:style-name="ce35" office:value-type="float" office:value="17500">
            <text:p><text:s/>17 500</text:p>
          </table:table-cell>
          <table:table-cell table:style-name="ce35" office:value-type="float" office:value="28060">
            <text:p><text:s/>28 060</text:p>
          </table:table-cell>
          <table:table-cell table:style-name="ce35" office:value-type="float" office:value="85620">
            <text:p><text:s/>85 620</text:p>
          </table:table-cell>
          <table:table-cell table:style-name="ce35" office:value-type="float" office:value="39950">
            <text:p><text:s/>39 95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Belgium</text:p>
          </table:table-cell>
          <table:table-cell table:style-name="ce34" office:value-type="float" office:value="15360">
            <text:p><text:s/>15 360</text:p>
          </table:table-cell>
          <table:table-cell table:style-name="ce34" office:value-type="float" office:value="15960">
            <text:p><text:s/>15 960</text:p>
          </table:table-cell>
          <table:table-cell table:style-name="ce34" office:value-type="float" office:value="11590">
            <text:p><text:s/>11 590</text:p>
          </table:table-cell>
          <table:table-cell table:style-name="ce34" office:value-type="float" office:value="11120">
            <text:p><text:s/>11 120</text:p>
          </table:table-cell>
          <table:table-cell table:style-name="ce34" office:value-type="float" office:value="12250">
            <text:p><text:s/>12 250</text:p>
          </table:table-cell>
          <table:table-cell table:style-name="ce34" office:value-type="float" office:value="17190">
            <text:p><text:s/>17 190</text:p>
          </table:table-cell>
          <table:table-cell table:style-name="ce34" office:value-type="float" office:value="21760">
            <text:p><text:s/>21 760</text:p>
          </table:table-cell>
          <table:table-cell table:style-name="ce34" office:value-type="float" office:value="26000">
            <text:p><text:s/>26 000</text:p>
          </table:table-cell>
          <table:table-cell table:style-name="ce34" office:value-type="float" office:value="18530">
            <text:p><text:s/>18 530</text:p>
          </table:table-cell>
          <table:table-cell table:style-name="ce34" office:value-type="float" office:value="12500">
            <text:p><text:s/>12 500</text:p>
          </table:table-cell>
          <table:table-cell table:style-name="ce34" office:value-type="float" office:value="13870">
            <text:p><text:s/>13 870</text:p>
          </table:table-cell>
          <table:table-cell table:style-name="ce34" office:value-type="float" office:value="38700">
            <text:p><text:s/>38 700</text:p>
          </table:table-cell>
          <table:table-cell table:style-name="ce34" office:value-type="float" office:value="14670">
            <text:p><text:s/>14 67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Canada</text:p>
          </table:table-cell>
          <table:table-cell table:style-name="ce35" office:value-type="float" office:value="25750">
            <text:p><text:s/>25 750</text:p>
          </table:table-cell>
          <table:table-cell table:style-name="ce35" office:value-type="float" office:value="20790">
            <text:p><text:s/>20 790</text:p>
          </table:table-cell>
          <table:table-cell table:style-name="ce35" office:value-type="float" office:value="22870">
            <text:p><text:s/>22 870</text:p>
          </table:table-cell>
          <table:table-cell table:style-name="ce35" office:value-type="float" office:value="28340">
            <text:p><text:s/>28 340</text:p>
          </table:table-cell>
          <table:table-cell table:style-name="ce35" office:value-type="float" office:value="34800">
            <text:p><text:s/>34 800</text:p>
          </table:table-cell>
          <table:table-cell table:style-name="ce35" office:value-type="float" office:value="33970">
            <text:p><text:s/>33 970</text:p>
          </table:table-cell>
          <table:table-cell table:style-name="ce35" office:value-type="float" office:value="22540">
            <text:p><text:s/>22 540</text:p>
          </table:table-cell>
          <table:table-cell table:style-name="ce35" office:value-type="float" office:value="24990">
            <text:p><text:s/>24 990</text:p>
          </table:table-cell>
          <table:table-cell table:style-name="ce35" office:value-type="float" office:value="20220">
            <text:p><text:s/>20 220</text:p>
          </table:table-cell>
          <table:table-cell table:style-name="ce35" office:value-type="float" office:value="10360">
            <text:p><text:s/>10 360</text:p>
          </table:table-cell>
          <table:table-cell table:style-name="ce35" office:value-type="float" office:value="13450">
            <text:p><text:s/>13 450</text:p>
          </table:table-cell>
          <table:table-cell table:style-name="ce35" office:value-type="float" office:value="16070">
            <text:p><text:s/>16 070</text:p>
          </table:table-cell>
          <table:table-cell table:style-name="ce35" office:value-type="float" office:value="23830">
            <text:p><text:s/>23 83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Chile</text:p>
          </table:table-cell>
          <table:table-cell table:style-name="ce34" office:value-type="float" office:value="200">
            <text:p><text:s text:c="2"/>200</text:p>
          </table:table-cell>
          <table:table-cell table:style-name="ce34" office:value-type="float" office:value="380">
            <text:p><text:s text:c="2"/>380</text:p>
          </table:table-cell>
          <table:table-cell table:style-name="ce34" office:value-type="float" office:value="570">
            <text:p><text:s text:c="2"/>570</text:p>
          </table:table-cell>
          <table:table-cell table:style-name="ce34" office:value-type="float" office:value="760">
            <text:p><text:s text:c="2"/>760</text:p>
          </table:table-cell>
          <table:table-cell table:style-name="ce34" office:value-type="float" office:value="870">
            <text:p><text:s text:c="2"/>870</text:p>
          </table:table-cell>
          <table:table-cell table:style-name="ce34" office:value-type="string">
            <text:p>..</text:p>
          </table:table-cell>
          <table:table-cell table:style-name="ce34" office:value-type="float" office:value="260">
            <text:p><text:s text:c="2"/>260</text:p>
          </table:table-cell>
          <table:table-cell table:style-name="ce34" office:value-type="float" office:value="310">
            <text:p><text:s text:c="2"/>310</text:p>
          </table:table-cell>
          <table:table-cell table:style-name="ce34" office:value-type="float" office:value="170">
            <text:p><text:s text:c="2"/>170</text:p>
          </table:table-cell>
          <table:table-cell table:style-name="ce34" office:value-type="float" office:value="250">
            <text:p><text:s text:c="2"/>250</text:p>
          </table:table-cell>
          <table:table-cell table:style-name="ce38" office:value-type="float" office:value="280">
            <text:p><text:s text:c="2"/>280</text:p>
          </table:table-cell>
          <table:table-cell table:style-name="ce38" office:value-type="float" office:value="630">
            <text:p><text:s text:c="2"/>630</text:p>
          </table:table-cell>
          <table:table-cell table:style-name="ce38" office:value-type="float" office:value="2300">
            <text:p><text:s/>2 30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Czech Republic</text:p>
          </table:table-cell>
          <table:table-cell table:style-name="ce35" office:value-type="float" office:value="5460">
            <text:p><text:s/>5 460</text:p>
          </table:table-cell>
          <table:table-cell table:style-name="ce35" office:value-type="float" office:value="4160">
            <text:p><text:s/>4 160</text:p>
          </table:table-cell>
          <table:table-cell table:style-name="ce35" office:value-type="float" office:value="3020">
            <text:p><text:s/>3 020</text:p>
          </table:table-cell>
          <table:table-cell table:style-name="ce35" office:value-type="float" office:value="1880">
            <text:p><text:s/>1 880</text:p>
          </table:table-cell>
          <table:table-cell table:style-name="ce35" office:value-type="float" office:value="1710">
            <text:p><text:s/>1 710</text:p>
          </table:table-cell>
          <table:table-cell table:style-name="ce35" office:value-type="float" office:value="1360">
            <text:p><text:s/>1 360</text:p>
          </table:table-cell>
          <table:table-cell table:style-name="ce35" office:value-type="float" office:value="980">
            <text:p><text:s text:c="2"/>980</text:p>
          </table:table-cell>
          <table:table-cell table:style-name="ce35" office:value-type="float" office:value="760">
            <text:p><text:s text:c="2"/>760</text:p>
          </table:table-cell>
          <table:table-cell table:style-name="ce35" office:value-type="float" office:value="750">
            <text:p><text:s text:c="2"/>750</text:p>
          </table:table-cell>
          <table:table-cell table:style-name="ce35" office:value-type="float" office:value="500">
            <text:p><text:s text:c="2"/>500</text:p>
          </table:table-cell>
          <table:table-cell table:style-name="ce35" office:value-type="float" office:value="920">
            <text:p><text:s text:c="2"/>920</text:p>
          </table:table-cell>
          <table:table-cell table:style-name="ce35" office:value-type="float" office:value="1250">
            <text:p><text:s/>1 250</text:p>
          </table:table-cell>
          <table:table-cell table:style-name="ce35" office:value-type="float" office:value="1210">
            <text:p><text:s/>1 21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Denmark</text:p>
          </table:table-cell>
          <table:table-cell table:style-name="ce34" office:value-type="float" office:value="3240">
            <text:p><text:s/>3 240</text:p>
          </table:table-cell>
          <table:table-cell table:style-name="ce34" office:value-type="float" office:value="2260">
            <text:p><text:s/>2 260</text:p>
          </table:table-cell>
          <table:table-cell table:style-name="ce34" office:value-type="float" office:value="1920">
            <text:p><text:s/>1 920</text:p>
          </table:table-cell>
          <table:table-cell table:style-name="ce34" office:value-type="float" office:value="1850">
            <text:p><text:s/>1 850</text:p>
          </table:table-cell>
          <table:table-cell table:style-name="ce34" office:value-type="float" office:value="2360">
            <text:p><text:s/>2 360</text:p>
          </table:table-cell>
          <table:table-cell table:style-name="ce34" office:value-type="float" office:value="3820">
            <text:p><text:s/>3 820</text:p>
          </table:table-cell>
          <table:table-cell table:style-name="ce34" office:value-type="float" office:value="4970">
            <text:p><text:s/>4 970</text:p>
          </table:table-cell>
          <table:table-cell table:style-name="ce34" office:value-type="float" office:value="3810">
            <text:p><text:s/>3 810</text:p>
          </table:table-cell>
          <table:table-cell table:style-name="ce34" office:value-type="float" office:value="6190">
            <text:p><text:s/>6 190</text:p>
          </table:table-cell>
          <table:table-cell table:style-name="ce34" office:value-type="float" office:value="7560">
            <text:p><text:s/>7 560</text:p>
          </table:table-cell>
          <table:table-cell table:style-name="ce34" office:value-type="float" office:value="14820">
            <text:p><text:s/>14 820</text:p>
          </table:table-cell>
          <table:table-cell table:style-name="ce34" office:value-type="float" office:value="21230">
            <text:p><text:s/>21 230</text:p>
          </table:table-cell>
          <table:table-cell table:style-name="ce34" office:value-type="float" office:value="6240">
            <text:p><text:s/>6 24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Estonia</text:p>
          </table:table-cell>
          <table:table-cell table:number-columns-repeated="5" table:style-name="ce35" office:value-type="float" office:value="10">
            <text:p><text:s text:c="2"/>10</text:p>
          </table:table-cell>
          <table:table-cell table:style-name="ce35" office:value-type="float" office:value="40">
            <text:p><text:s text:c="2"/>40</text:p>
          </table:table-cell>
          <table:table-cell table:style-name="ce35" office:value-type="float" office:value="30">
            <text:p><text:s text:c="2"/>30</text:p>
          </table:table-cell>
          <table:table-cell table:style-name="ce35" office:value-type="float" office:value="70">
            <text:p><text:s text:c="2"/>70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100">
            <text:p><text:s text:c="2"/>100</text:p>
          </table:table-cell>
          <table:table-cell table:style-name="ce35" office:value-type="float" office:value="150">
            <text:p><text:s text:c="2"/>150</text:p>
          </table:table-cell>
          <table:table-cell table:style-name="ce35" office:value-type="float" office:value="230">
            <text:p><text:s text:c="2"/>230</text:p>
          </table:table-cell>
          <table:table-cell table:style-name="ce35" office:value-type="float" office:value="70">
            <text:p><text:s text:c="2"/>7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Finland</text:p>
          </table:table-cell>
          <table:table-cell table:style-name="ce34" office:value-type="float" office:value="3860">
            <text:p><text:s/>3 860</text:p>
          </table:table-cell>
          <table:table-cell table:style-name="ce34" office:value-type="float" office:value="3570">
            <text:p><text:s/>3 570</text:p>
          </table:table-cell>
          <table:table-cell table:style-name="ce34" office:value-type="float" office:value="2330">
            <text:p><text:s/>2 330</text:p>
          </table:table-cell>
          <table:table-cell table:style-name="ce34" office:value-type="float" office:value="1430">
            <text:p><text:s/>1 430</text:p>
          </table:table-cell>
          <table:table-cell table:style-name="ce34" office:value-type="float" office:value="4020">
            <text:p><text:s/>4 020</text:p>
          </table:table-cell>
          <table:table-cell table:style-name="ce34" office:value-type="float" office:value="5910">
            <text:p><text:s/>5 910</text:p>
          </table:table-cell>
          <table:table-cell table:style-name="ce34" office:value-type="float" office:value="4020">
            <text:p><text:s/>4 020</text:p>
          </table:table-cell>
          <table:table-cell table:style-name="ce34" office:value-type="float" office:value="3090">
            <text:p><text:s/>3 090</text:p>
          </table:table-cell>
          <table:table-cell table:style-name="ce34" office:value-type="float" office:value="2920">
            <text:p><text:s/>2 920</text:p>
          </table:table-cell>
          <table:table-cell table:style-name="ce34" office:value-type="float" office:value="3020">
            <text:p><text:s/>3 020</text:p>
          </table:table-cell>
          <table:table-cell table:style-name="ce34" office:value-type="float" office:value="3520">
            <text:p><text:s/>3 520</text:p>
          </table:table-cell>
          <table:table-cell table:style-name="ce34" office:value-type="float" office:value="32270">
            <text:p><text:s/>32 270</text:p>
          </table:table-cell>
          <table:table-cell table:style-name="ce34" office:value-type="float" office:value="5320">
            <text:p><text:s/>5 32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France</text:p>
          </table:table-cell>
          <table:table-cell table:style-name="ce35" office:value-type="float" office:value="58550">
            <text:p><text:s/>58 550</text:p>
          </table:table-cell>
          <table:table-cell table:style-name="ce35" office:value-type="float" office:value="49730">
            <text:p><text:s/>49 730</text:p>
          </table:table-cell>
          <table:table-cell table:style-name="ce35" office:value-type="float" office:value="30750">
            <text:p><text:s/>30 750</text:p>
          </table:table-cell>
          <table:table-cell table:style-name="ce35" office:value-type="float" office:value="29390">
            <text:p><text:s/>29 390</text:p>
          </table:table-cell>
          <table:table-cell table:style-name="ce35" office:value-type="float" office:value="35400">
            <text:p><text:s/>35 400</text:p>
          </table:table-cell>
          <table:table-cell table:style-name="ce35" office:value-type="float" office:value="42120">
            <text:p><text:s/>42 120</text:p>
          </table:table-cell>
          <table:table-cell table:style-name="ce35" office:value-type="float" office:value="48070">
            <text:p><text:s/>48 070</text:p>
          </table:table-cell>
          <table:table-cell table:style-name="ce35" office:value-type="float" office:value="52150">
            <text:p><text:s/>52 150</text:p>
          </table:table-cell>
          <table:table-cell table:style-name="ce35" office:value-type="float" office:value="55070">
            <text:p><text:s/>55 070</text:p>
          </table:table-cell>
          <table:table-cell table:style-name="ce35" office:value-type="float" office:value="60230">
            <text:p><text:s/>60 230</text:p>
          </table:table-cell>
          <table:table-cell table:style-name="ce35" office:value-type="float" office:value="59030">
            <text:p><text:s/>59 030</text:p>
          </table:table-cell>
          <table:table-cell table:style-name="ce35" office:value-type="float" office:value="74300">
            <text:p><text:s/>74 300</text:p>
          </table:table-cell>
          <table:table-cell table:style-name="ce35" office:value-type="float" office:value="77890">
            <text:p><text:s/>77 89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Germany</text:p>
          </table:table-cell>
          <table:table-cell table:style-name="ce34" office:value-type="float" office:value="35610">
            <text:p><text:s/>35 610</text:p>
          </table:table-cell>
          <table:table-cell table:style-name="ce34" office:value-type="float" office:value="28910">
            <text:p><text:s/>28 910</text:p>
          </table:table-cell>
          <table:table-cell table:style-name="ce34" office:value-type="float" office:value="21030">
            <text:p><text:s/>21 030</text:p>
          </table:table-cell>
          <table:table-cell table:style-name="ce34" office:value-type="float" office:value="19160">
            <text:p><text:s/>19 160</text:p>
          </table:table-cell>
          <table:table-cell table:style-name="ce34" office:value-type="float" office:value="22090">
            <text:p><text:s/>22 090</text:p>
          </table:table-cell>
          <table:table-cell table:style-name="ce34" office:value-type="float" office:value="27650">
            <text:p><text:s/>27 650</text:p>
          </table:table-cell>
          <table:table-cell table:style-name="ce34" office:value-type="float" office:value="41330">
            <text:p><text:s/>41 330</text:p>
          </table:table-cell>
          <table:table-cell table:style-name="ce34" office:value-type="float" office:value="45740">
            <text:p><text:s/>45 740</text:p>
          </table:table-cell>
          <table:table-cell table:style-name="ce34" office:value-type="float" office:value="64540">
            <text:p><text:s/>64 540</text:p>
          </table:table-cell>
          <table:table-cell table:style-name="ce34" office:value-type="float" office:value="109580">
            <text:p><text:s/>109 580</text:p>
          </table:table-cell>
          <table:table-cell table:style-name="ce34" office:value-type="float" office:value="173070">
            <text:p><text:s/>173 070</text:p>
          </table:table-cell>
          <table:table-cell table:style-name="ce34" office:value-type="float" office:value="441900">
            <text:p><text:s/>441 900</text:p>
          </table:table-cell>
          <table:table-cell table:style-name="ce34" office:value-type="float" office:value="722360">
            <text:p><text:s/>722 36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Greece</text:p>
          </table:table-cell>
          <table:table-cell table:style-name="ce35" office:value-type="float" office:value="4470">
            <text:p><text:s/>4 470</text:p>
          </table:table-cell>
          <table:table-cell table:style-name="ce35" office:value-type="float" office:value="9050">
            <text:p><text:s/>9 050</text:p>
          </table:table-cell>
          <table:table-cell table:style-name="ce35" office:value-type="float" office:value="12270">
            <text:p><text:s/>12 270</text:p>
          </table:table-cell>
          <table:table-cell table:style-name="ce35" office:value-type="float" office:value="25110">
            <text:p><text:s/>25 110</text:p>
          </table:table-cell>
          <table:table-cell table:style-name="ce35" office:value-type="float" office:value="19880">
            <text:p><text:s/>19 880</text:p>
          </table:table-cell>
          <table:table-cell table:style-name="ce35" office:value-type="float" office:value="15930">
            <text:p><text:s/>15 930</text:p>
          </table:table-cell>
          <table:table-cell table:style-name="ce35" office:value-type="float" office:value="10270">
            <text:p><text:s/>10 270</text:p>
          </table:table-cell>
          <table:table-cell table:style-name="ce35" office:value-type="float" office:value="9310">
            <text:p><text:s/>9 310</text:p>
          </table:table-cell>
          <table:table-cell table:style-name="ce35" office:value-type="float" office:value="9580">
            <text:p><text:s/>9 580</text:p>
          </table:table-cell>
          <table:table-cell table:style-name="ce35" office:value-type="float" office:value="8220">
            <text:p><text:s/>8 220</text:p>
          </table:table-cell>
          <table:table-cell table:style-name="ce35" office:value-type="float" office:value="9450">
            <text:p><text:s/>9 450</text:p>
          </table:table-cell>
          <table:table-cell table:style-name="ce35" office:value-type="float" office:value="11370">
            <text:p><text:s/>11 370</text:p>
          </table:table-cell>
          <table:table-cell table:style-name="ce35" office:value-type="float" office:value="49850">
            <text:p><text:s/>49 85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Hungary</text:p>
          </table:table-cell>
          <table:table-cell table:style-name="ce34" office:value-type="float" office:value="1600">
            <text:p><text:s/>1 600</text:p>
          </table:table-cell>
          <table:table-cell table:style-name="ce34" office:value-type="float" office:value="1610">
            <text:p><text:s/>1 610</text:p>
          </table:table-cell>
          <table:table-cell table:style-name="ce34" office:value-type="float" office:value="2120">
            <text:p><text:s/>2 120</text:p>
          </table:table-cell>
          <table:table-cell table:style-name="ce34" office:value-type="float" office:value="3430">
            <text:p><text:s/>3 430</text:p>
          </table:table-cell>
          <table:table-cell table:style-name="ce34" office:value-type="float" office:value="3120">
            <text:p><text:s/>3 120</text:p>
          </table:table-cell>
          <table:table-cell table:style-name="ce34" office:value-type="float" office:value="4670">
            <text:p><text:s/>4 670</text:p>
          </table:table-cell>
          <table:table-cell table:style-name="ce34" office:value-type="float" office:value="2100">
            <text:p><text:s/>2 100</text:p>
          </table:table-cell>
          <table:table-cell table:style-name="ce34" office:value-type="float" office:value="1690">
            <text:p><text:s/>1 690</text:p>
          </table:table-cell>
          <table:table-cell table:style-name="ce34" office:value-type="float" office:value="2160">
            <text:p><text:s/>2 160</text:p>
          </table:table-cell>
          <table:table-cell table:style-name="ce34" office:value-type="float" office:value="18570">
            <text:p><text:s/>18 570</text:p>
          </table:table-cell>
          <table:table-cell table:style-name="ce34" office:value-type="float" office:value="41370">
            <text:p><text:s/>41 370</text:p>
          </table:table-cell>
          <table:table-cell table:style-name="ce34" office:value-type="float" office:value="174430">
            <text:p><text:s/>174 430</text:p>
          </table:table-cell>
          <table:table-cell table:style-name="ce34" office:value-type="float" office:value="28070">
            <text:p><text:s/>28 07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Iceland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90">
            <text:p><text:s text:c="2"/>90</text:p>
          </table:table-cell>
          <table:table-cell table:number-columns-repeated="2" table:style-name="ce35" office:value-type="float" office:value="40">
            <text:p><text:s text:c="2"/>40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40">
            <text:p><text:s text:c="2"/>40</text:p>
          </table:table-cell>
          <table:table-cell table:style-name="ce35" office:value-type="float" office:value="50">
            <text:p><text:s text:c="2"/>50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110">
            <text:p><text:s text:c="2"/>110</text:p>
          </table:table-cell>
          <table:table-cell table:style-name="ce35" office:value-type="float" office:value="170">
            <text:p><text:s text:c="2"/>170</text:p>
          </table:table-cell>
          <table:table-cell table:style-name="ce35" office:value-type="float" office:value="160">
            <text:p><text:s text:c="2"/>160</text:p>
          </table:table-cell>
          <table:table-cell table:style-name="ce35" office:value-type="float" office:value="360">
            <text:p><text:s text:c="2"/>360</text:p>
          </table:table-cell>
          <table:table-cell table:style-name="ce35" office:value-type="float" office:value="1130">
            <text:p><text:s/>1 13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Ireland</text:p>
          </table:table-cell>
          <table:table-cell table:style-name="ce34" office:value-type="float" office:value="4770">
            <text:p><text:s/>4 770</text:p>
          </table:table-cell>
          <table:table-cell table:style-name="ce34" office:value-type="float" office:value="4320">
            <text:p><text:s/>4 320</text:p>
          </table:table-cell>
          <table:table-cell table:style-name="ce34" office:value-type="float" office:value="4310">
            <text:p><text:s/>4 310</text:p>
          </table:table-cell>
          <table:table-cell table:style-name="ce34" office:value-type="float" office:value="3990">
            <text:p><text:s/>3 990</text:p>
          </table:table-cell>
          <table:table-cell table:style-name="ce34" office:value-type="float" office:value="3870">
            <text:p><text:s/>3 870</text:p>
          </table:table-cell>
          <table:table-cell table:style-name="ce34" office:value-type="float" office:value="2690">
            <text:p><text:s/>2 690</text:p>
          </table:table-cell>
          <table:table-cell table:style-name="ce34" office:value-type="float" office:value="1940">
            <text:p><text:s/>1 940</text:p>
          </table:table-cell>
          <table:table-cell table:style-name="ce34" office:value-type="float" office:value="1420">
            <text:p><text:s/>1 420</text:p>
          </table:table-cell>
          <table:table-cell table:style-name="ce34" office:value-type="float" office:value="1100">
            <text:p><text:s/>1 100</text:p>
          </table:table-cell>
          <table:table-cell table:style-name="ce34" office:value-type="float" office:value="950">
            <text:p><text:s text:c="2"/>950</text:p>
          </table:table-cell>
          <table:table-cell table:style-name="ce34" office:value-type="float" office:value="1440">
            <text:p><text:s/>1 440</text:p>
          </table:table-cell>
          <table:table-cell table:style-name="ce34" office:value-type="float" office:value="3280">
            <text:p><text:s/>3 280</text:p>
          </table:table-cell>
          <table:table-cell table:style-name="ce34" office:value-type="float" office:value="2240">
            <text:p><text:s/>2 24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Israel</text:p>
          </table:table-cell>
          <table:table-cell table:style-name="ce35" office:value-type="string">
            <text:p>..</text:p>
          </table:table-cell>
          <table:table-cell table:style-name="ce35" office:value-type="float" office:value="940">
            <text:p><text:s text:c="2"/>940</text:p>
          </table:table-cell>
          <table:table-cell table:style-name="ce35" office:value-type="float" office:value="860">
            <text:p><text:s text:c="2"/>860</text:p>
          </table:table-cell>
          <table:table-cell table:style-name="ce35" office:value-type="float" office:value="5760">
            <text:p><text:s/>5 760</text:p>
          </table:table-cell>
          <table:table-cell table:style-name="ce35" office:value-type="float" office:value="4630">
            <text:p><text:s/>4 630</text:p>
          </table:table-cell>
          <table:table-cell table:style-name="ce35" office:value-type="float" office:value="4140">
            <text:p><text:s/>4 140</text:p>
          </table:table-cell>
          <table:table-cell table:style-name="ce35" office:value-type="float" office:value="5580">
            <text:p><text:s/>5 580</text:p>
          </table:table-cell>
          <table:table-cell table:style-name="ce35" office:value-type="float" office:value="6460">
            <text:p><text:s/>6 460</text:p>
          </table:table-cell>
          <table:table-cell table:style-name="ce35" office:value-type="float" office:value="5700">
            <text:p><text:s/>5 700</text:p>
          </table:table-cell>
          <table:table-cell table:style-name="ce35" office:value-type="float" office:value="4760">
            <text:p><text:s/>4 760</text:p>
          </table:table-cell>
          <table:table-cell table:style-name="ce35" office:value-type="float" office:value="5560">
            <text:p><text:s/>5 560</text:p>
          </table:table-cell>
          <table:table-cell table:style-name="ce35" office:value-type="float" office:value="5010">
            <text:p><text:s/>5 010</text:p>
          </table:table-cell>
          <table:table-cell table:style-name="ce35" office:value-type="float" office:value="8150">
            <text:p><text:s/>8 15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Italy</text:p>
          </table:table-cell>
          <table:table-cell table:style-name="ce34" office:value-type="float" office:value="9720">
            <text:p><text:s/>9 720</text:p>
          </table:table-cell>
          <table:table-cell table:style-name="ce34" office:value-type="float" office:value="9550">
            <text:p><text:s/>9 550</text:p>
          </table:table-cell>
          <table:table-cell table:style-name="ce34" office:value-type="float" office:value="10350">
            <text:p><text:s/>10 350</text:p>
          </table:table-cell>
          <table:table-cell table:style-name="ce34" office:value-type="float" office:value="14050">
            <text:p><text:s/>14 050</text:p>
          </table:table-cell>
          <table:table-cell table:style-name="ce34" office:value-type="float" office:value="30320">
            <text:p><text:s/>30 320</text:p>
          </table:table-cell>
          <table:table-cell table:style-name="ce34" office:value-type="float" office:value="17600">
            <text:p><text:s/>17 600</text:p>
          </table:table-cell>
          <table:table-cell table:style-name="ce34" office:value-type="float" office:value="10050">
            <text:p><text:s/>10 050</text:p>
          </table:table-cell>
          <table:table-cell table:style-name="ce34" office:value-type="float" office:value="34120">
            <text:p><text:s/>34 120</text:p>
          </table:table-cell>
          <table:table-cell table:style-name="ce34" office:value-type="float" office:value="17350">
            <text:p><text:s/>17 350</text:p>
          </table:table-cell>
          <table:table-cell table:style-name="ce34" office:value-type="float" office:value="25720">
            <text:p><text:s/>25 720</text:p>
          </table:table-cell>
          <table:table-cell table:style-name="ce34" office:value-type="float" office:value="63660">
            <text:p><text:s/>63 660</text:p>
          </table:table-cell>
          <table:table-cell table:style-name="ce34" office:value-type="float" office:value="83240">
            <text:p><text:s/>83 240</text:p>
          </table:table-cell>
          <table:table-cell table:style-name="ce34" office:value-type="float" office:value="122120">
            <text:p><text:s/>122 12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Japan</text:p>
          </table:table-cell>
          <table:table-cell table:style-name="ce35" office:value-type="float" office:value="430">
            <text:p><text:s text:c="2"/>430</text:p>
          </table:table-cell>
          <table:table-cell table:style-name="ce35" office:value-type="float" office:value="380">
            <text:p><text:s text:c="2"/>380</text:p>
          </table:table-cell>
          <table:table-cell table:style-name="ce35" office:value-type="float" office:value="950">
            <text:p><text:s text:c="2"/>950</text:p>
          </table:table-cell>
          <table:table-cell table:style-name="ce35" office:value-type="float" office:value="820">
            <text:p><text:s text:c="2"/>820</text:p>
          </table:table-cell>
          <table:table-cell table:style-name="ce35" office:value-type="float" office:value="1600">
            <text:p><text:s/>1 600</text:p>
          </table:table-cell>
          <table:table-cell table:style-name="ce35" office:value-type="float" office:value="1390">
            <text:p><text:s/>1 390</text:p>
          </table:table-cell>
          <table:table-cell table:style-name="ce35" office:value-type="float" office:value="1200">
            <text:p><text:s/>1 200</text:p>
          </table:table-cell>
          <table:table-cell table:style-name="ce35" office:value-type="float" office:value="1870">
            <text:p><text:s/>1 870</text:p>
          </table:table-cell>
          <table:table-cell table:style-name="ce35" office:value-type="float" office:value="2550">
            <text:p><text:s/>2 550</text:p>
          </table:table-cell>
          <table:table-cell table:style-name="ce35" office:value-type="float" office:value="3260">
            <text:p><text:s/>3 260</text:p>
          </table:table-cell>
          <table:table-cell table:style-name="ce35" office:value-type="float" office:value="5000">
            <text:p><text:s/>5 000</text:p>
          </table:table-cell>
          <table:table-cell table:style-name="ce35" office:value-type="float" office:value="7580">
            <text:p><text:s/>7 580</text:p>
          </table:table-cell>
          <table:table-cell table:style-name="ce35" office:value-type="float" office:value="10900">
            <text:p><text:s/>10 90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Korea</text:p>
          </table:table-cell>
          <table:table-cell table:style-name="ce34" office:value-type="float" office:value="150">
            <text:p><text:s text:c="2"/>150</text:p>
          </table:table-cell>
          <table:table-cell table:style-name="ce34" office:value-type="float" office:value="410">
            <text:p><text:s text:c="2"/>410</text:p>
          </table:table-cell>
          <table:table-cell table:style-name="ce34" office:value-type="float" office:value="280">
            <text:p><text:s text:c="2"/>280</text:p>
          </table:table-cell>
          <table:table-cell table:style-name="ce34" office:value-type="float" office:value="720">
            <text:p><text:s text:c="2"/>720</text:p>
          </table:table-cell>
          <table:table-cell table:style-name="ce34" office:value-type="float" office:value="360">
            <text:p><text:s text:c="2"/>360</text:p>
          </table:table-cell>
          <table:table-cell table:style-name="ce34" office:value-type="float" office:value="320">
            <text:p><text:s text:c="2"/>320</text:p>
          </table:table-cell>
          <table:table-cell table:style-name="ce34" office:value-type="float" office:value="430">
            <text:p><text:s text:c="2"/>430</text:p>
          </table:table-cell>
          <table:table-cell table:style-name="ce34" office:value-type="float" office:value="1010">
            <text:p><text:s/>1 010</text:p>
          </table:table-cell>
          <table:table-cell table:style-name="ce34" office:value-type="float" office:value="1140">
            <text:p><text:s/>1 140</text:p>
          </table:table-cell>
          <table:table-cell table:style-name="ce34" office:value-type="float" office:value="1570">
            <text:p><text:s/>1 570</text:p>
          </table:table-cell>
          <table:table-cell table:style-name="ce34" office:value-type="float" office:value="2900">
            <text:p><text:s/>2 900</text:p>
          </table:table-cell>
          <table:table-cell table:style-name="ce34" office:value-type="float" office:value="5710">
            <text:p><text:s/>5 710</text:p>
          </table:table-cell>
          <table:table-cell table:style-name="ce34" office:value-type="float" office:value="7540">
            <text:p><text:s/>7 54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Luxembourg</text:p>
          </table:table-cell>
          <table:table-cell table:style-name="ce34" office:value-type="float" office:value="1580">
            <text:p><text:s/>1 580</text:p>
          </table:table-cell>
          <table:table-cell table:style-name="ce34" office:value-type="float" office:value="800">
            <text:p><text:s text:c="2"/>800</text:p>
          </table:table-cell>
          <table:table-cell table:style-name="ce34" office:value-type="float" office:value="520">
            <text:p><text:s text:c="2"/>520</text:p>
          </table:table-cell>
          <table:table-cell table:style-name="ce34" office:value-type="float" office:value="430">
            <text:p><text:s text:c="2"/>430</text:p>
          </table:table-cell>
          <table:table-cell table:style-name="ce34" office:value-type="float" office:value="460">
            <text:p><text:s text:c="2"/>460</text:p>
          </table:table-cell>
          <table:table-cell table:style-name="ce34" office:value-type="float" office:value="480">
            <text:p><text:s text:c="2"/>480</text:p>
          </table:table-cell>
          <table:table-cell table:style-name="ce34" office:value-type="float" office:value="740">
            <text:p><text:s text:c="2"/>740</text:p>
          </table:table-cell>
          <table:table-cell table:style-name="ce34" office:value-type="float" office:value="2080">
            <text:p><text:s/>2 080</text:p>
          </table:table-cell>
          <table:table-cell table:style-name="ce34" office:value-type="float" office:value="2000">
            <text:p><text:s/>2 000</text:p>
          </table:table-cell>
          <table:table-cell table:style-name="ce34" office:value-type="float" office:value="990">
            <text:p><text:s text:c="2"/>990</text:p>
          </table:table-cell>
          <table:table-cell table:style-name="ce34" office:value-type="float" office:value="970">
            <text:p><text:s text:c="2"/>970</text:p>
          </table:table-cell>
          <table:table-cell table:style-name="ce34" office:value-type="float" office:value="2300">
            <text:p><text:s/>2 300</text:p>
          </table:table-cell>
          <table:table-cell table:style-name="ce34" office:value-type="float" office:value="1940">
            <text:p><text:s/>1 94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Mexico</text:p>
          </table:table-cell>
          <table:table-cell table:style-name="ce35" office:value-type="float" office:value="400">
            <text:p><text:s text:c="2"/>400</text:p>
          </table:table-cell>
          <table:table-cell table:style-name="ce35" office:value-type="float" office:value="690">
            <text:p><text:s text:c="2"/>690</text:p>
          </table:table-cell>
          <table:table-cell table:style-name="ce35" office:value-type="float" office:value="480">
            <text:p><text:s text:c="2"/>480</text:p>
          </table:table-cell>
          <table:table-cell table:style-name="ce35" office:value-type="float" office:value="370">
            <text:p><text:s text:c="2"/>370</text:p>
          </table:table-cell>
          <table:table-cell table:style-name="ce35" office:value-type="float" office:value="320">
            <text:p><text:s text:c="2"/>320</text:p>
          </table:table-cell>
          <table:table-cell table:style-name="ce35" office:value-type="float" office:value="680">
            <text:p><text:s text:c="2"/>680</text:p>
          </table:table-cell>
          <table:table-cell table:style-name="ce35" office:value-type="float" office:value="1040">
            <text:p><text:s/>1 040</text:p>
          </table:table-cell>
          <table:table-cell table:style-name="ce35" office:value-type="float" office:value="750">
            <text:p><text:s text:c="2"/>750</text:p>
          </table:table-cell>
          <table:table-cell table:style-name="ce35" office:value-type="float" office:value="810">
            <text:p><text:s text:c="2"/>810</text:p>
          </table:table-cell>
          <table:table-cell table:style-name="ce35" office:value-type="float" office:value="1300">
            <text:p><text:s/>1 300</text:p>
          </table:table-cell>
          <table:table-cell table:style-name="ce35" office:value-type="float" office:value="1520">
            <text:p><text:s/>1 520</text:p>
          </table:table-cell>
          <table:table-cell table:style-name="ce35" office:value-type="float" office:value="3420">
            <text:p><text:s/>3 420</text:p>
          </table:table-cell>
          <table:table-cell table:style-name="ce35" office:value-type="float" office:value="8780">
            <text:p><text:s/>8 78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Netherlands</text:p>
          </table:table-cell>
          <table:table-cell table:style-name="ce34" office:value-type="float" office:value="9780">
            <text:p><text:s/>9 780</text:p>
          </table:table-cell>
          <table:table-cell table:style-name="ce34" office:value-type="float" office:value="12350">
            <text:p><text:s/>12 350</text:p>
          </table:table-cell>
          <table:table-cell table:style-name="ce34" office:value-type="float" office:value="14470">
            <text:p><text:s/>14 470</text:p>
          </table:table-cell>
          <table:table-cell table:style-name="ce34" office:value-type="float" office:value="7100">
            <text:p><text:s/>7 100</text:p>
          </table:table-cell>
          <table:table-cell table:style-name="ce34" office:value-type="float" office:value="13400">
            <text:p><text:s/>13 400</text:p>
          </table:table-cell>
          <table:table-cell table:style-name="ce34" office:value-type="float" office:value="14910">
            <text:p><text:s/>14 910</text:p>
          </table:table-cell>
          <table:table-cell table:style-name="ce34" office:value-type="float" office:value="13330">
            <text:p><text:s/>13 330</text:p>
          </table:table-cell>
          <table:table-cell table:style-name="ce34" office:value-type="float" office:value="11590">
            <text:p><text:s/>11 590</text:p>
          </table:table-cell>
          <table:table-cell table:style-name="ce34" office:value-type="float" office:value="9660">
            <text:p><text:s/>9 660</text:p>
          </table:table-cell>
          <table:table-cell table:style-name="ce34" office:value-type="float" office:value="14400">
            <text:p><text:s/>14 400</text:p>
          </table:table-cell>
          <table:table-cell table:style-name="ce34" office:value-type="float" office:value="23850">
            <text:p><text:s/>23 850</text:p>
          </table:table-cell>
          <table:table-cell table:style-name="ce34" office:value-type="float" office:value="43100">
            <text:p><text:s/>43 100</text:p>
          </table:table-cell>
          <table:table-cell table:style-name="ce34" office:value-type="float" office:value="18410">
            <text:p><text:s/>18 41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New Zealand</text:p>
          </table:table-cell>
          <table:table-cell table:style-name="ce35" office:value-type="float" office:value="580">
            <text:p><text:s text:c="2"/>580</text:p>
          </table:table-cell>
          <table:table-cell table:style-name="ce35" office:value-type="float" office:value="350">
            <text:p><text:s text:c="2"/>350</text:p>
          </table:table-cell>
          <table:table-cell table:style-name="ce35" office:value-type="float" office:value="280">
            <text:p><text:s text:c="2"/>280</text:p>
          </table:table-cell>
          <table:table-cell table:number-columns-repeated="2" table:style-name="ce35" office:value-type="float" office:value="250">
            <text:p><text:s text:c="2"/>250</text:p>
          </table:table-cell>
          <table:table-cell table:number-columns-repeated="2" table:style-name="ce35" office:value-type="float" office:value="340">
            <text:p><text:s text:c="2"/>340</text:p>
          </table:table-cell>
          <table:table-cell table:style-name="ce35" office:value-type="float" office:value="310">
            <text:p><text:s text:c="2"/>310</text:p>
          </table:table-cell>
          <table:table-cell table:style-name="ce35" office:value-type="float" office:value="320">
            <text:p><text:s text:c="2"/>320</text:p>
          </table:table-cell>
          <table:table-cell table:number-columns-repeated="2" table:style-name="ce35" office:value-type="float" office:value="290">
            <text:p><text:s text:c="2"/>290</text:p>
          </table:table-cell>
          <table:table-cell table:style-name="ce35" office:value-type="float" office:value="350">
            <text:p><text:s text:c="2"/>350</text:p>
          </table:table-cell>
          <table:table-cell table:style-name="ce35" office:value-type="float" office:value="390">
            <text:p><text:s text:c="2"/>39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Norway</text:p>
          </table:table-cell>
          <table:table-cell table:style-name="ce34" office:value-type="float" office:value="7950">
            <text:p><text:s/>7 950</text:p>
          </table:table-cell>
          <table:table-cell table:style-name="ce34" office:value-type="float" office:value="5400">
            <text:p><text:s/>5 400</text:p>
          </table:table-cell>
          <table:table-cell table:style-name="ce34" office:value-type="float" office:value="5320">
            <text:p><text:s/>5 320</text:p>
          </table:table-cell>
          <table:table-cell table:style-name="ce34" office:value-type="float" office:value="6530">
            <text:p><text:s/>6 530</text:p>
          </table:table-cell>
          <table:table-cell table:style-name="ce34" office:value-type="float" office:value="14430">
            <text:p><text:s/>14 430</text:p>
          </table:table-cell>
          <table:table-cell table:style-name="ce34" office:value-type="float" office:value="17230">
            <text:p><text:s/>17 230</text:p>
          </table:table-cell>
          <table:table-cell table:style-name="ce34" office:value-type="float" office:value="10060">
            <text:p><text:s/>10 060</text:p>
          </table:table-cell>
          <table:table-cell table:style-name="ce34" office:value-type="float" office:value="9050">
            <text:p><text:s/>9 050</text:p>
          </table:table-cell>
          <table:table-cell table:style-name="ce34" office:value-type="float" office:value="9790">
            <text:p><text:s/>9 790</text:p>
          </table:table-cell>
          <table:table-cell table:style-name="ce34" office:value-type="float" office:value="11470">
            <text:p><text:s/>11 470</text:p>
          </table:table-cell>
          <table:table-cell table:style-name="ce34" office:value-type="float" office:value="12640">
            <text:p><text:s/>12 640</text:p>
          </table:table-cell>
          <table:table-cell table:style-name="ce34" office:value-type="float" office:value="30520">
            <text:p><text:s/>30 520</text:p>
          </table:table-cell>
          <table:table-cell table:style-name="ce34" office:value-type="float" office:value="3200">
            <text:p><text:s/>3 20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Poland</text:p>
          </table:table-cell>
          <table:table-cell table:style-name="ce35" office:value-type="float" office:value="8080">
            <text:p><text:s/>8 080</text:p>
          </table:table-cell>
          <table:table-cell table:style-name="ce35" office:value-type="float" office:value="6860">
            <text:p><text:s/>6 860</text:p>
          </table:table-cell>
          <table:table-cell table:style-name="ce35" office:value-type="float" office:value="4430">
            <text:p><text:s/>4 430</text:p>
          </table:table-cell>
          <table:table-cell table:style-name="ce35" office:value-type="float" office:value="7210">
            <text:p><text:s/>7 210</text:p>
          </table:table-cell>
          <table:table-cell table:style-name="ce35" office:value-type="float" office:value="7200">
            <text:p><text:s/>7 200</text:p>
          </table:table-cell>
          <table:table-cell table:style-name="ce35" office:value-type="float" office:value="10590">
            <text:p><text:s/>10 590</text:p>
          </table:table-cell>
          <table:table-cell table:style-name="ce35" office:value-type="float" office:value="6530">
            <text:p><text:s/>6 530</text:p>
          </table:table-cell>
          <table:table-cell table:style-name="ce35" office:value-type="float" office:value="5090">
            <text:p><text:s/>5 090</text:p>
          </table:table-cell>
          <table:table-cell table:style-name="ce35" office:value-type="float" office:value="9170">
            <text:p><text:s/>9 170</text:p>
          </table:table-cell>
          <table:table-cell table:style-name="ce35" office:value-type="float" office:value="13760">
            <text:p><text:s/>13 760</text:p>
          </table:table-cell>
          <table:table-cell table:style-name="ce35" office:value-type="float" office:value="6810">
            <text:p><text:s/>6 810</text:p>
          </table:table-cell>
          <table:table-cell table:style-name="ce35" office:value-type="float" office:value="10250">
            <text:p><text:s/>10 250</text:p>
          </table:table-cell>
          <table:table-cell table:style-name="ce35" office:value-type="float" office:value="9840">
            <text:p><text:s/>9 84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Portugal</text:p>
          </table:table-cell>
          <table:table-cell table:number-columns-repeated="2" table:style-name="ce34" office:value-type="float" office:value="110">
            <text:p><text:s text:c="2"/>110</text:p>
          </table:table-cell>
          <table:table-cell table:style-name="ce34" office:value-type="float" office:value="130">
            <text:p><text:s text:c="2"/>130</text:p>
          </table:table-cell>
          <table:table-cell table:style-name="ce34" office:value-type="float" office:value="220">
            <text:p><text:s text:c="2"/>220</text:p>
          </table:table-cell>
          <table:table-cell table:style-name="ce34" office:value-type="float" office:value="160">
            <text:p><text:s text:c="2"/>160</text:p>
          </table:table-cell>
          <table:table-cell table:style-name="ce34" office:value-type="float" office:value="140">
            <text:p><text:s text:c="2"/>140</text:p>
          </table:table-cell>
          <table:table-cell table:style-name="ce34" office:value-type="float" office:value="160">
            <text:p><text:s text:c="2"/>160</text:p>
          </table:table-cell>
          <table:table-cell table:style-name="ce34" office:value-type="float" office:value="280">
            <text:p><text:s text:c="2"/>280</text:p>
          </table:table-cell>
          <table:table-cell table:style-name="ce34" office:value-type="float" office:value="300">
            <text:p><text:s text:c="2"/>300</text:p>
          </table:table-cell>
          <table:table-cell table:style-name="ce34" office:value-type="float" office:value="510">
            <text:p><text:s text:c="2"/>510</text:p>
          </table:table-cell>
          <table:table-cell table:style-name="ce34" office:value-type="float" office:value="440">
            <text:p><text:s text:c="2"/>440</text:p>
          </table:table-cell>
          <table:table-cell table:style-name="ce34" office:value-type="float" office:value="900">
            <text:p><text:s text:c="2"/>900</text:p>
          </table:table-cell>
          <table:table-cell table:style-name="ce34" office:value-type="float" office:value="1460">
            <text:p><text:s/>1 46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Slovak Republic</text:p>
          </table:table-cell>
          <table:table-cell table:style-name="ce34" office:value-type="float" office:value="11400">
            <text:p><text:s/>11 400</text:p>
          </table:table-cell>
          <table:table-cell table:style-name="ce34" office:value-type="float" office:value="3550">
            <text:p><text:s/>3 550</text:p>
          </table:table-cell>
          <table:table-cell table:style-name="ce34" office:value-type="float" office:value="2870">
            <text:p><text:s/>2 870</text:p>
          </table:table-cell>
          <table:table-cell table:style-name="ce34" office:value-type="float" office:value="2640">
            <text:p><text:s/>2 640</text:p>
          </table:table-cell>
          <table:table-cell table:style-name="ce34" office:value-type="float" office:value="910">
            <text:p><text:s text:c="2"/>910</text:p>
          </table:table-cell>
          <table:table-cell table:style-name="ce34" office:value-type="float" office:value="820">
            <text:p><text:s text:c="2"/>820</text:p>
          </table:table-cell>
          <table:table-cell table:style-name="ce34" office:value-type="float" office:value="540">
            <text:p><text:s text:c="2"/>540</text:p>
          </table:table-cell>
          <table:table-cell table:style-name="ce34" office:value-type="float" office:value="490">
            <text:p><text:s text:c="2"/>490</text:p>
          </table:table-cell>
          <table:table-cell table:style-name="ce34" office:value-type="float" office:value="730">
            <text:p><text:s text:c="2"/>730</text:p>
          </table:table-cell>
          <table:table-cell table:style-name="ce34" office:value-type="float" office:value="280">
            <text:p><text:s text:c="2"/>280</text:p>
          </table:table-cell>
          <table:table-cell table:style-name="ce34" office:value-type="float" office:value="230">
            <text:p><text:s text:c="2"/>230</text:p>
          </table:table-cell>
          <table:table-cell table:style-name="ce34" office:value-type="float" office:value="270">
            <text:p><text:s text:c="2"/>270</text:p>
          </table:table-cell>
          <table:table-cell table:style-name="ce34" office:value-type="float" office:value="100">
            <text:p><text:s text:c="2"/>10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Slovenia</text:p>
          </table:table-cell>
          <table:table-cell table:style-name="ce35" office:value-type="float" office:value="1170">
            <text:p><text:s/>1 170</text:p>
          </table:table-cell>
          <table:table-cell table:style-name="ce35" office:value-type="float" office:value="1600">
            <text:p><text:s/>1 600</text:p>
          </table:table-cell>
          <table:table-cell table:style-name="ce35" office:value-type="float" office:value="520">
            <text:p><text:s text:c="2"/>520</text:p>
          </table:table-cell>
          <table:table-cell table:style-name="ce35" office:value-type="float" office:value="430">
            <text:p><text:s text:c="2"/>430</text:p>
          </table:table-cell>
          <table:table-cell table:style-name="ce35" office:value-type="float" office:value="240">
            <text:p><text:s text:c="2"/>240</text:p>
          </table:table-cell>
          <table:table-cell table:style-name="ce35" office:value-type="float" office:value="180">
            <text:p><text:s text:c="2"/>180</text:p>
          </table:table-cell>
          <table:table-cell table:style-name="ce35" office:value-type="float" office:value="250">
            <text:p><text:s text:c="2"/>250</text:p>
          </table:table-cell>
          <table:table-cell table:style-name="ce35" office:value-type="float" office:value="370">
            <text:p><text:s text:c="2"/>370</text:p>
          </table:table-cell>
          <table:table-cell table:style-name="ce35" office:value-type="float" office:value="310">
            <text:p><text:s text:c="2"/>310</text:p>
          </table:table-cell>
          <table:table-cell table:style-name="ce35" office:value-type="float" office:value="240">
            <text:p><text:s text:c="2"/>240</text:p>
          </table:table-cell>
          <table:table-cell table:style-name="ce35" office:value-type="float" office:value="360">
            <text:p><text:s text:c="2"/>360</text:p>
          </table:table-cell>
          <table:table-cell table:style-name="ce35" office:value-type="float" office:value="260">
            <text:p><text:s text:c="2"/>260</text:p>
          </table:table-cell>
          <table:table-cell table:style-name="ce35" office:value-type="float" office:value="1260">
            <text:p><text:s/>1 26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Spain</text:p>
          </table:table-cell>
          <table:table-cell table:style-name="ce34" office:value-type="float" office:value="5540">
            <text:p><text:s/>5 540</text:p>
          </table:table-cell>
          <table:table-cell table:style-name="ce34" office:value-type="float" office:value="5250">
            <text:p><text:s/>5 250</text:p>
          </table:table-cell>
          <table:table-cell table:style-name="ce34" office:value-type="float" office:value="5300">
            <text:p><text:s/>5 300</text:p>
          </table:table-cell>
          <table:table-cell table:style-name="ce34" office:value-type="float" office:value="7660">
            <text:p><text:s/>7 660</text:p>
          </table:table-cell>
          <table:table-cell table:style-name="ce34" office:value-type="float" office:value="4520">
            <text:p><text:s/>4 520</text:p>
          </table:table-cell>
          <table:table-cell table:style-name="ce34" office:value-type="float" office:value="3010">
            <text:p><text:s/>3 010</text:p>
          </table:table-cell>
          <table:table-cell table:style-name="ce34" office:value-type="float" office:value="2740">
            <text:p><text:s/>2 740</text:p>
          </table:table-cell>
          <table:table-cell table:style-name="ce34" office:value-type="float" office:value="3410">
            <text:p><text:s/>3 410</text:p>
          </table:table-cell>
          <table:table-cell table:style-name="ce34" office:value-type="float" office:value="2580">
            <text:p><text:s/>2 580</text:p>
          </table:table-cell>
          <table:table-cell table:style-name="ce34" office:value-type="float" office:value="4510">
            <text:p><text:s/>4 510</text:p>
          </table:table-cell>
          <table:table-cell table:style-name="ce34" office:value-type="float" office:value="5900">
            <text:p><text:s/>5 900</text:p>
          </table:table-cell>
          <table:table-cell table:style-name="ce34" office:value-type="float" office:value="13370">
            <text:p><text:s/>13 370</text:p>
          </table:table-cell>
          <table:table-cell table:style-name="ce34" office:value-type="float" office:value="16270">
            <text:p><text:s/>16 27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Sweden</text:p>
          </table:table-cell>
          <table:table-cell table:style-name="ce35" office:value-type="float" office:value="23160">
            <text:p><text:s/>23 160</text:p>
          </table:table-cell>
          <table:table-cell table:style-name="ce35" office:value-type="float" office:value="17530">
            <text:p><text:s/>17 530</text:p>
          </table:table-cell>
          <table:table-cell table:style-name="ce35" office:value-type="float" office:value="24320">
            <text:p><text:s/>24 320</text:p>
          </table:table-cell>
          <table:table-cell table:style-name="ce35" office:value-type="float" office:value="36370">
            <text:p><text:s/>36 370</text:p>
          </table:table-cell>
          <table:table-cell table:style-name="ce35" office:value-type="float" office:value="24350">
            <text:p><text:s/>24 350</text:p>
          </table:table-cell>
          <table:table-cell table:style-name="ce35" office:value-type="float" office:value="24190">
            <text:p><text:s/>24 190</text:p>
          </table:table-cell>
          <table:table-cell table:style-name="ce35" office:value-type="float" office:value="31820">
            <text:p><text:s/>31 820</text:p>
          </table:table-cell>
          <table:table-cell table:style-name="ce35" office:value-type="float" office:value="29650">
            <text:p><text:s/>29 650</text:p>
          </table:table-cell>
          <table:table-cell table:style-name="ce35" office:value-type="float" office:value="43880">
            <text:p><text:s/>43 880</text:p>
          </table:table-cell>
          <table:table-cell table:style-name="ce35" office:value-type="float" office:value="54260">
            <text:p><text:s/>54 260</text:p>
          </table:table-cell>
          <table:table-cell table:style-name="ce35" office:value-type="float" office:value="75090">
            <text:p><text:s/>75 090</text:p>
          </table:table-cell>
          <table:table-cell table:style-name="ce35" office:value-type="float" office:value="156460">
            <text:p><text:s/>156 460</text:p>
          </table:table-cell>
          <table:table-cell table:style-name="ce35" office:value-type="float" office:value="22410">
            <text:p><text:s/>22 41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Switzerland</text:p>
          </table:table-cell>
          <table:table-cell table:style-name="ce34" office:value-type="float" office:value="14250">
            <text:p><text:s/>14 250</text:p>
          </table:table-cell>
          <table:table-cell table:style-name="ce34" office:value-type="float" office:value="10060">
            <text:p><text:s/>10 060</text:p>
          </table:table-cell>
          <table:table-cell table:style-name="ce34" office:value-type="float" office:value="10540">
            <text:p><text:s/>10 540</text:p>
          </table:table-cell>
          <table:table-cell table:style-name="ce34" office:value-type="float" office:value="10390">
            <text:p><text:s/>10 390</text:p>
          </table:table-cell>
          <table:table-cell table:style-name="ce34" office:value-type="float" office:value="16610">
            <text:p><text:s/>16 610</text:p>
          </table:table-cell>
          <table:table-cell table:style-name="ce34" office:value-type="float" office:value="16010">
            <text:p><text:s/>16 010</text:p>
          </table:table-cell>
          <table:table-cell table:style-name="ce34" office:value-type="float" office:value="13520">
            <text:p><text:s/>13 520</text:p>
          </table:table-cell>
          <table:table-cell table:style-name="ce34" office:value-type="float" office:value="19440">
            <text:p><text:s/>19 440</text:p>
          </table:table-cell>
          <table:table-cell table:style-name="ce34" office:value-type="float" office:value="25950">
            <text:p><text:s/>25 950</text:p>
          </table:table-cell>
          <table:table-cell table:style-name="ce34" office:value-type="float" office:value="19440">
            <text:p><text:s/>19 440</text:p>
          </table:table-cell>
          <table:table-cell table:style-name="ce34" office:value-type="float" office:value="22110">
            <text:p><text:s/>22 110</text:p>
          </table:table-cell>
          <table:table-cell table:style-name="ce34" office:value-type="float" office:value="38120">
            <text:p><text:s/>38 120</text:p>
          </table:table-cell>
          <table:table-cell table:style-name="ce34" office:value-type="float" office:value="25870">
            <text:p><text:s/>25 87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Turkey</text:p>
          </table:table-cell>
          <table:table-cell table:style-name="ce35" office:value-type="float" office:value="3910">
            <text:p><text:s/>3 910</text:p>
          </table:table-cell>
          <table:table-cell table:style-name="ce35" office:value-type="float" office:value="3920">
            <text:p><text:s/>3 920</text:p>
          </table:table-cell>
          <table:table-cell table:style-name="ce35" office:value-type="float" office:value="4550">
            <text:p><text:s/>4 550</text:p>
          </table:table-cell>
          <table:table-cell table:style-name="ce35" office:value-type="float" office:value="7650">
            <text:p><text:s/>7 650</text:p>
          </table:table-cell>
          <table:table-cell table:style-name="ce35" office:value-type="float" office:value="12980">
            <text:p><text:s/>12 980</text:p>
          </table:table-cell>
          <table:table-cell table:style-name="ce35" office:value-type="float" office:value="7830">
            <text:p><text:s/>7 830</text:p>
          </table:table-cell>
          <table:table-cell table:style-name="ce35" office:value-type="float" office:value="9230">
            <text:p><text:s/>9 230</text:p>
          </table:table-cell>
          <table:table-cell table:style-name="ce35" office:value-type="float" office:value="16020">
            <text:p><text:s/>16 020</text:p>
          </table:table-cell>
          <table:table-cell table:style-name="ce35" office:value-type="float" office:value="26470">
            <text:p><text:s/>26 470</text:p>
          </table:table-cell>
          <table:table-cell table:style-name="ce35" office:value-type="float" office:value="44810">
            <text:p><text:s/>44 810</text:p>
          </table:table-cell>
          <table:table-cell table:style-name="ce35" office:value-type="float" office:value="87820">
            <text:p><text:s/>87 820</text:p>
          </table:table-cell>
          <table:table-cell table:style-name="ce35" office:value-type="float" office:value="133590">
            <text:p><text:s/>133 590</text:p>
          </table:table-cell>
          <table:table-cell table:style-name="ce35" office:value-type="float" office:value="77850">
            <text:p><text:s/>77 850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United Kingdom</text:p>
          </table:table-cell>
          <table:table-cell table:style-name="ce34" office:value-type="float" office:value="40630">
            <text:p><text:s/>40 630</text:p>
          </table:table-cell>
          <table:table-cell table:style-name="ce34" office:value-type="float" office:value="30840">
            <text:p><text:s/>30 840</text:p>
          </table:table-cell>
          <table:table-cell table:style-name="ce34" office:value-type="float" office:value="28320">
            <text:p><text:s/>28 320</text:p>
          </table:table-cell>
          <table:table-cell table:style-name="ce34" office:value-type="float" office:value="28300">
            <text:p><text:s/>28 300</text:p>
          </table:table-cell>
          <table:table-cell table:style-name="ce34" office:value-type="float" office:value="31320">
            <text:p><text:s/>31 320</text:p>
          </table:table-cell>
          <table:table-cell table:style-name="ce34" office:value-type="float" office:value="30680">
            <text:p><text:s/>30 680</text:p>
          </table:table-cell>
          <table:table-cell table:style-name="ce34" office:value-type="float" office:value="22640">
            <text:p><text:s/>22 640</text:p>
          </table:table-cell>
          <table:table-cell table:style-name="ce34" office:value-type="float" office:value="25900">
            <text:p><text:s/>25 900</text:p>
          </table:table-cell>
          <table:table-cell table:style-name="ce34" office:value-type="float" office:value="27980">
            <text:p><text:s/>27 980</text:p>
          </table:table-cell>
          <table:table-cell table:style-name="ce34" office:value-type="float" office:value="29400">
            <text:p><text:s/>29 400</text:p>
          </table:table-cell>
          <table:table-cell table:style-name="ce34" office:value-type="float" office:value="31260">
            <text:p><text:s/>31 260</text:p>
          </table:table-cell>
          <table:table-cell table:style-name="ce34" office:value-type="float" office:value="39970">
            <text:p><text:s/>39 970</text:p>
          </table:table-cell>
          <table:table-cell table:style-name="ce34" office:value-type="float" office:value="38380">
            <text:p><text:s/>38 380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United States</text:p>
          </table:table-cell>
          <table:table-cell table:style-name="ce35" office:value-type="float" office:value="44970">
            <text:p><text:s/>44 970</text:p>
          </table:table-cell>
          <table:table-cell table:style-name="ce35" office:value-type="float" office:value="39240">
            <text:p><text:s/>39 240</text:p>
          </table:table-cell>
          <table:table-cell table:style-name="ce35" office:value-type="float" office:value="41100">
            <text:p><text:s/>41 100</text:p>
          </table:table-cell>
          <table:table-cell table:style-name="ce35" office:value-type="float" office:value="40450">
            <text:p><text:s/>40 450</text:p>
          </table:table-cell>
          <table:table-cell table:style-name="ce35" office:value-type="float" office:value="39360">
            <text:p><text:s/>39 360</text:p>
          </table:table-cell>
          <table:table-cell table:style-name="ce35" office:value-type="float" office:value="38080">
            <text:p><text:s/>38 080</text:p>
          </table:table-cell>
          <table:table-cell table:style-name="ce35" office:value-type="float" office:value="42970">
            <text:p><text:s/>42 970</text:p>
          </table:table-cell>
          <table:table-cell table:style-name="ce35" office:value-type="float" office:value="60590">
            <text:p><text:s/>60 590</text:p>
          </table:table-cell>
          <table:table-cell table:style-name="ce35" office:value-type="float" office:value="66100">
            <text:p><text:s/>66 100</text:p>
          </table:table-cell>
          <table:table-cell table:style-name="ce35" office:value-type="float" office:value="68240">
            <text:p><text:s/>68 240</text:p>
          </table:table-cell>
          <table:table-cell table:style-name="ce35" office:value-type="float" office:value="121160">
            <text:p><text:s/>121 160</text:p>
          </table:table-cell>
          <table:table-cell table:style-name="ce35" office:value-type="float" office:value="172740">
            <text:p><text:s/>172 740</text:p>
          </table:table-cell>
          <table:table-cell table:style-name="ce35" office:value-type="float" office:value="261970">
            <text:p><text:s/>261 970</text:p>
          </table:table-cell>
          <table:table-cell table:number-columns-repeated="1010"/>
        </table:table-row>
        <table:table-row table:style-name="ro1">
          <table:table-cell table:style-name="ce28"/>
          <table:table-cell table:style-name="ce35" table:number-columns-repeated="13"/>
          <table:table-cell table:number-columns-repeated="1010"/>
        </table:table-row>
        <table:table-row table:style-name="ro1">
          <table:table-cell table:style-name="ce29" office:value-type="string">
            <text:p>OECD</text:p>
          </table:table-cell>
          <table:table-cell table:style-name="ce36" office:value-type="float" office:value="370600">
            <text:p><text:s/>370 600</text:p>
          </table:table-cell>
          <table:table-cell table:style-name="ce36" office:value-type="float" office:value="316330">
            <text:p><text:s/>316 330</text:p>
          </table:table-cell>
          <table:table-cell table:style-name="ce36" office:value-type="float" office:value="285290">
            <text:p><text:s/>285 290</text:p>
          </table:table-cell>
          <table:table-cell table:style-name="ce36" office:value-type="float" office:value="319760">
            <text:p><text:s/>319 760</text:p>
          </table:table-cell>
          <table:table-cell table:style-name="ce36" office:value-type="float" office:value="361490">
            <text:p><text:s/>361 490</text:p>
          </table:table-cell>
          <table:table-cell table:style-name="ce36" office:value-type="float" office:value="366040">
            <text:p><text:s/>366 040</text:p>
          </table:table-cell>
          <table:table-cell table:style-name="ce36" office:value-type="float" office:value="350750">
            <text:p><text:s/>350 750</text:p>
          </table:table-cell>
          <table:table-cell table:style-name="ce36" office:value-type="float" office:value="424165">
            <text:p><text:s/>424 165</text:p>
          </table:table-cell>
          <table:table-cell table:style-name="ce36" office:value-type="float" office:value="467599">
            <text:p><text:s/>467 599</text:p>
          </table:table-cell>
          <table:table-cell table:style-name="ce36" office:value-type="float" office:value="560645">
            <text:p><text:s/>560 645</text:p>
          </table:table-cell>
          <table:table-cell table:style-name="ce36" office:value-type="float" office:value="836484">
            <text:p><text:s/>836 484</text:p>
          </table:table-cell>
          <table:table-cell table:style-name="ce36" office:value-type="float" office:value="1661490">
            <text:p>1 661 490</text:p>
          </table:table-cell>
          <table:table-cell table:style-name="ce36" office:value-type="float" office:value="1639940">
            <text:p>1 639 940</text:p>
          </table:table-cell>
          <table:table-cell table:number-columns-repeated="101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>
            <text:p><text:span text:style-name="T3">Notes:</text:span><text:span text:style-name="T4"> For details on definitions and sources, refer to the metadata at the end of the Tables B.3. </text:span></text:p>
          </table:table-cell>
          <table:table-cell table:number-columns-repeated="1023"/>
        </table:table-row>
        <table:table-row table:style-name="ro1">
          <table:table-cell table:style-name="ce30" office:value-type="string">
            <text:p>Information on data for Israel: http://dx.doi.org/10.1787/888932315602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8" table:default-cell-style-name="Default"/>
        <table:table-row table:style-name="ro5">
          <table:table-cell office:value-type="string">
            <text:p>Koenigsteiner Schluesse fuer OECD-Staaten</text:p>
          </table:table-cell>
          <table:table-cell table:number-columns-repeated="35"/>
        </table:table-row>
        <table:table-row table:style-name="ro5">
          <table:table-cell office:value-type="string">
            <text:p>Quelle: <text:a xlink:href="https://stats.oecd.org/" xlink:type="simple">https://stats.oecd.org/</text:a></text:p>
          </table:table-cell>
          <table:table-cell table:number-columns-repeated="35"/>
        </table:table-row>
        <table:table-row table:style-name="ro6" table:number-rows-repeated="6">
          <table:table-cell table:number-columns-repeated="36"/>
        </table:table-row>
        <table:table-row table:style-name="ro6">
          <table:table-cell/>
          <table:table-cell table:number-columns-repeated="2" table:style-name="ce16" office:value-type="string">
            <text:p>2011</text:p>
          </table:table-cell>
          <table:table-cell table:number-columns-repeated="3"/>
          <table:table-cell table:style-name="ce37" office:value-type="float" office:value="2016">
            <text:p>2016</text:p>
          </table:table-cell>
          <table:table-cell table:style-name="ce37"/>
          <table:table-cell/>
          <table:table-cell office:value-type="string">
            <text:p>New asylum requests</text:p>
          </table:table-cell>
          <table:table-cell table:number-columns-repeated="13"/>
          <table:table-cell office:value-type="string">
            <text:p>Percentage of new asylum requests</text:p>
          </table:table-cell>
          <table:table-cell table:number-columns-repeated="12"/>
        </table:table-row>
        <table:table-row table:style-name="ro5">
          <table:table-cell table:style-name="ce9" office:value-type="string">
            <text:p>Country</text:p>
          </table:table-cell>
          <table:table-cell table:style-name="ce13" office:value-type="string">
            <text:p>Total tax revenue / million USD</text:p>
          </table:table-cell>
          <table:table-cell table:style-name="ce13" office:value-type="string">
            <text:p>Population</text:p>
          </table:table-cell>
          <table:table-cell office:value-type="string">
            <text:p>Percent of tax revenue</text:p>
          </table:table-cell>
          <table:table-cell office:value-type="string">
            <text:p>Percent of population</text:p>
          </table:table-cell>
          <table:table-cell office:value-type="string">
            <text:p>Prozent nach Koenigsteiner Schluessel</text:p>
          </table:table-cell>
          <table:table-cell office:value-type="string">
            <text:p>New asylum requests</text:p>
          </table:table-cell>
          <table:table-cell office:value-type="string">
            <text:p>Percentage of new asylum requests</text:p>
          </table:table-cell>
          <table:table-cell/>
          <table:table-cell table:style-name="ce33" office:value-type="float" office:value="2004">
            <text:p>2004</text:p>
          </table:table-cell>
          <table:table-cell table:style-name="ce37" office:value-type="float" office:value="2005">
            <text:p>2005</text:p>
          </table:table-cell>
          <table:table-cell table:style-name="ce37" office:value-type="float" office:value="2006">
            <text:p>2006</text:p>
          </table:table-cell>
          <table:table-cell table:style-name="ce33" office:value-type="float" office:value="2007">
            <text:p>2007</text:p>
          </table:table-cell>
          <table:table-cell table:style-name="ce37" office:value-type="float" office:value="2008">
            <text:p>2008</text:p>
          </table:table-cell>
          <table:table-cell table:style-name="ce37" office:value-type="float" office:value="2009">
            <text:p>2009</text:p>
          </table:table-cell>
          <table:table-cell table:style-name="ce33" office:value-type="float" office:value="2010">
            <text:p>2010</text:p>
          </table:table-cell>
          <table:table-cell table:style-name="ce37" office:value-type="float" office:value="2011">
            <text:p>2011</text:p>
          </table:table-cell>
          <table:table-cell table:style-name="ce37" office:value-type="float" office:value="2012">
            <text:p>2012</text:p>
          </table:table-cell>
          <table:table-cell table:style-name="ce37" office:value-type="float" office:value="2013">
            <text:p>2013</text:p>
          </table:table-cell>
          <table:table-cell table:style-name="ce37" office:value-type="float" office:value="2014">
            <text:p>2014</text:p>
          </table:table-cell>
          <table:table-cell table:style-name="ce37" office:value-type="float" office:value="2015">
            <text:p>2015</text:p>
          </table:table-cell>
          <table:table-cell table:style-name="ce37" office:value-type="float" office:value="2016">
            <text:p>2016</text:p>
          </table:table-cell>
          <table:table-cell table:style-name="ce37"/>
          <table:table-cell table:style-name="ce33" office:value-type="float" office:value="2004">
            <text:p>2004</text:p>
          </table:table-cell>
          <table:table-cell table:style-name="ce37" office:value-type="float" office:value="2005">
            <text:p>2005</text:p>
          </table:table-cell>
          <table:table-cell table:style-name="ce37" office:value-type="float" office:value="2006">
            <text:p>2006</text:p>
          </table:table-cell>
          <table:table-cell table:style-name="ce33" office:value-type="float" office:value="2007">
            <text:p>2007</text:p>
          </table:table-cell>
          <table:table-cell table:style-name="ce37" office:value-type="float" office:value="2008">
            <text:p>2008</text:p>
          </table:table-cell>
          <table:table-cell table:style-name="ce37" office:value-type="float" office:value="2009">
            <text:p>2009</text:p>
          </table:table-cell>
          <table:table-cell table:style-name="ce33" office:value-type="float" office:value="2010">
            <text:p>2010</text:p>
          </table:table-cell>
          <table:table-cell table:style-name="ce37" office:value-type="float" office:value="2011">
            <text:p>2011</text:p>
          </table:table-cell>
          <table:table-cell table:style-name="ce37" office:value-type="float" office:value="2012">
            <text:p>2012</text:p>
          </table:table-cell>
          <table:table-cell table:style-name="ce37" office:value-type="float" office:value="2013">
            <text:p>2013</text:p>
          </table:table-cell>
          <table:table-cell table:style-name="ce37" office:value-type="float" office:value="2014">
            <text:p>2014</text:p>
          </table:table-cell>
          <table:table-cell table:style-name="ce37" office:value-type="float" office:value="2015">
            <text:p>2015</text:p>
          </table:table-cell>
          <table:table-cell table:style-name="ce37" office:value-type="float" office:value="2016">
            <text:p>2016</text:p>
          </table:table-cell>
        </table:table-row>
        <table:table-row table:style-name="ro6">
          <table:table-cell table:style-name="ce10" office:value-type="string">
            <text:p>Australia</text:p>
          </table:table-cell>
          <table:table-cell table:style-name="ce17" office:value-type="float" office:value="401.096">
            <text:p>401.1 </text:p>
          </table:table-cell>
          <table:table-cell table:style-name="ce22" office:value-type="float" office:value="22340000">
            <text:p>22340000</text:p>
          </table:table-cell>
          <table:table-cell table:style-name="ce4" table:formula="of:=[.B11]/[.$B$45]" office:value-type="percentage" office:value="0.0279833624658088">
            <text:p>2.80%</text:p>
          </table:table-cell>
          <table:table-cell table:style-name="ce4" table:formula="of:=[.C11]/[.$C$45]" office:value-type="percentage" office:value="0.0179617953906512">
            <text:p>1.80%</text:p>
          </table:table-cell>
          <table:table-cell table:style-name="ce4" table:formula="of:=2*[.D11]/3+[.E11]/3" office:value-type="percentage" office:value="0.024642840107423">
            <text:p>2.46%</text:p>
          </table:table-cell>
          <table:table-cell table:style-name="ce34" office:value-type="float" office:value="27630">
            <text:p><text:s/>27 630</text:p>
          </table:table-cell>
          <table:table-cell table:style-name="ce40" table:formula="of:=[.G11]/[.$G$45]" office:value-type="percentage" office:value="0.0168516711393023">
            <text:p>1.69%</text:p>
          </table:table-cell>
          <table:table-cell table:style-name="ce27" office:value-type="string">
            <text:p>Australia</text:p>
          </table:table-cell>
          <table:table-cell table:number-columns-repeated="2" table:style-name="ce34" office:value-type="float" office:value="3200">
            <text:p><text:s/>3 200</text:p>
          </table:table-cell>
          <table:table-cell table:style-name="ce34" office:value-type="float" office:value="3520">
            <text:p><text:s/>3 520</text:p>
          </table:table-cell>
          <table:table-cell table:style-name="ce34" office:value-type="float" office:value="3980">
            <text:p><text:s/>3 980</text:p>
          </table:table-cell>
          <table:table-cell table:style-name="ce34" office:value-type="float" office:value="4770">
            <text:p><text:s/>4 770</text:p>
          </table:table-cell>
          <table:table-cell table:style-name="ce34" office:value-type="float" office:value="6210">
            <text:p><text:s/>6 210</text:p>
          </table:table-cell>
          <table:table-cell table:style-name="ce34" office:value-type="float" office:value="8250">
            <text:p><text:s/>8 250</text:p>
          </table:table-cell>
          <table:table-cell table:style-name="ce34" office:value-type="float" office:value="11510">
            <text:p><text:s/>11 510</text:p>
          </table:table-cell>
          <table:table-cell table:style-name="ce34" office:value-type="float" office:value="15790">
            <text:p><text:s/>15 790</text:p>
          </table:table-cell>
          <table:table-cell table:style-name="ce34" office:value-type="float" office:value="11740">
            <text:p><text:s/>11 740</text:p>
          </table:table-cell>
          <table:table-cell table:style-name="ce34" office:value-type="float" office:value="8960">
            <text:p><text:s/>8 960</text:p>
          </table:table-cell>
          <table:table-cell table:style-name="ce34" office:value-type="float" office:value="12360">
            <text:p><text:s/>12 360</text:p>
          </table:table-cell>
          <table:table-cell table:style-name="ce34" office:value-type="float" office:value="27630">
            <text:p><text:s/>27 630</text:p>
          </table:table-cell>
          <table:table-cell table:style-name="ce27" office:value-type="string">
            <text:p>Australia</text:p>
          </table:table-cell>
          <table:table-cell table:style-name="ce4" table:formula="of:=[.J11]/[.J$45]" office:value-type="percentage" office:value="0.00863464651915812">
            <text:p>0.86%</text:p>
          </table:table-cell>
          <table:table-cell table:style-name="ce4" table:formula="of:=[.K11]/[.K$45]" office:value-type="percentage" office:value="0.0101160180823823">
            <text:p>1.01%</text:p>
          </table:table-cell>
          <table:table-cell table:style-name="ce4" table:formula="of:=[.L11]/[.L$45]" office:value-type="percentage" office:value="0.012338322408777">
            <text:p>1.23%</text:p>
          </table:table-cell>
          <table:table-cell table:style-name="ce4" table:formula="of:=[.M11]/[.M$45]" office:value-type="percentage" office:value="0.0124468351263448">
            <text:p>1.24%</text:p>
          </table:table-cell>
          <table:table-cell table:style-name="ce4" table:formula="of:=[.N11]/[.N$45]" office:value-type="percentage" office:value="0.0131953857644748">
            <text:p>1.32%</text:p>
          </table:table-cell>
          <table:table-cell table:style-name="ce4" table:formula="of:=[.O11]/[.O$45]" office:value-type="percentage" office:value="0.016965358977161">
            <text:p>1.70%</text:p>
          </table:table-cell>
          <table:table-cell table:style-name="ce4" table:formula="of:=[.P11]/[.P$45]" office:value-type="percentage" office:value="0.0235210263720599">
            <text:p>2.35%</text:p>
          </table:table-cell>
          <table:table-cell table:style-name="ce4" table:formula="of:=[.Q11]/[.Q$45]" office:value-type="percentage" office:value="0.0271571148809664">
            <text:p>2.72%</text:p>
          </table:table-cell>
          <table:table-cell table:style-name="ce4" table:formula="of:=[.R11]/[.R$45]" office:value-type="percentage" office:value="0.033781904537772">
            <text:p>3.38%</text:p>
          </table:table-cell>
          <table:table-cell table:style-name="ce4" table:formula="of:=[.S11]/[.S$45]" office:value-type="percentage" office:value="0.0209470791849552">
            <text:p>2.09%</text:p>
          </table:table-cell>
          <table:table-cell table:style-name="ce4" table:formula="of:=[.T11]/[.T$45]" office:value-type="percentage" office:value="0.0107161651437593">
            <text:p>1.07%</text:p>
          </table:table-cell>
          <table:table-cell table:style-name="ce4" table:formula="of:=[.U11]/[.U$45]" office:value-type="percentage" office:value="0.00744058368850683">
            <text:p>0.74%</text:p>
          </table:table-cell>
          <table:table-cell table:style-name="ce4" table:formula="of:=[.V11]/[.V$45]" office:value-type="percentage" office:value="0.0168516711393023">
            <text:p>1.69%</text:p>
          </table:table-cell>
        </table:table-row>
        <table:table-row table:style-name="ro6">
          <table:table-cell table:style-name="ce10" office:value-type="string">
            <text:p>Austria</text:p>
          </table:table-cell>
          <table:table-cell table:style-name="ce18" office:value-type="float" office:value="177.319">
            <text:p>177.319</text:p>
          </table:table-cell>
          <table:table-cell table:style-name="ce18" office:value-type="float" office:value="8388534">
            <text:p>8388534</text:p>
          </table:table-cell>
          <table:table-cell table:style-name="ce4" table:formula="of:=[.B12]/[.$B$45]" office:value-type="percentage" office:value="0.0123710579239752">
            <text:p>1.24%</text:p>
          </table:table-cell>
          <table:table-cell table:style-name="ce4" table:formula="of:=[.C12]/[.$C$45]" office:value-type="percentage" office:value="0.00674454482253899">
            <text:p>0.67%</text:p>
          </table:table-cell>
          <table:table-cell table:style-name="ce4" table:formula="of:=2*[.D12]/3+[.E12]/3" office:value-type="percentage" office:value="0.0104955535568298">
            <text:p>1.05%</text:p>
          </table:table-cell>
          <table:table-cell table:style-name="ce35" office:value-type="float" office:value="39950">
            <text:p><text:s/>39 950</text:p>
          </table:table-cell>
          <table:table-cell table:style-name="ce40" table:formula="of:=[.G12]/[.$G$45]" office:value-type="percentage" office:value="0.0243656989509636">
            <text:p>2.44%</text:p>
          </table:table-cell>
          <table:table-cell table:style-name="ce28" office:value-type="string">
            <text:p>Austria</text:p>
          </table:table-cell>
          <table:table-cell table:style-name="ce35" office:value-type="float" office:value="24630">
            <text:p><text:s/>24 630</text:p>
          </table:table-cell>
          <table:table-cell table:style-name="ce35" office:value-type="float" office:value="22460">
            <text:p><text:s/>22 460</text:p>
          </table:table-cell>
          <table:table-cell table:style-name="ce35" office:value-type="float" office:value="13350">
            <text:p><text:s/>13 350</text:p>
          </table:table-cell>
          <table:table-cell table:style-name="ce35" office:value-type="float" office:value="11920">
            <text:p><text:s/>11 920</text:p>
          </table:table-cell>
          <table:table-cell table:style-name="ce35" office:value-type="float" office:value="12840">
            <text:p><text:s/>12 840</text:p>
          </table:table-cell>
          <table:table-cell table:style-name="ce35" office:value-type="float" office:value="15820">
            <text:p><text:s/>15 820</text:p>
          </table:table-cell>
          <table:table-cell table:style-name="ce35" office:value-type="float" office:value="11010">
            <text:p><text:s/>11 010</text:p>
          </table:table-cell>
          <table:table-cell table:style-name="ce35" office:value-type="float" office:value="14420">
            <text:p><text:s/>14 420</text:p>
          </table:table-cell>
          <table:table-cell table:style-name="ce35" office:value-type="float" office:value="17410">
            <text:p><text:s/>17 410</text:p>
          </table:table-cell>
          <table:table-cell table:style-name="ce35" office:value-type="float" office:value="17500">
            <text:p><text:s/>17 500</text:p>
          </table:table-cell>
          <table:table-cell table:style-name="ce35" office:value-type="float" office:value="28060">
            <text:p><text:s/>28 060</text:p>
          </table:table-cell>
          <table:table-cell table:style-name="ce35" office:value-type="float" office:value="85620">
            <text:p><text:s/>85 620</text:p>
          </table:table-cell>
          <table:table-cell table:style-name="ce35" office:value-type="float" office:value="39950">
            <text:p><text:s/>39 950</text:p>
          </table:table-cell>
          <table:table-cell table:style-name="ce28" office:value-type="string">
            <text:p>Austria</text:p>
          </table:table-cell>
          <table:table-cell table:style-name="ce4" table:formula="of:=[.J12]/[.J$45]" office:value-type="percentage" office:value="0.0664597949271452">
            <text:p>6.65%</text:p>
          </table:table-cell>
          <table:table-cell table:style-name="ce4" table:formula="of:=[.K12]/[.K$45]" office:value-type="percentage" office:value="0.0710018019157209">
            <text:p>7.10%</text:p>
          </table:table-cell>
          <table:table-cell table:style-name="ce4" table:formula="of:=[.L12]/[.L$45]" office:value-type="percentage" office:value="0.0467944898173788">
            <text:p>4.68%</text:p>
          </table:table-cell>
          <table:table-cell table:style-name="ce4" table:formula="of:=[.M12]/[.M$45]" office:value-type="percentage" office:value="0.0372779584688516">
            <text:p>3.73%</text:p>
          </table:table-cell>
          <table:table-cell table:style-name="ce4" table:formula="of:=[.N12]/[.N$45]" office:value-type="percentage" office:value="0.0355196547622341">
            <text:p>3.55%</text:p>
          </table:table-cell>
          <table:table-cell table:style-name="ce4" table:formula="of:=[.O12]/[.O$45]" office:value-type="percentage" office:value="0.0432193202928642">
            <text:p>4.32%</text:p>
          </table:table-cell>
          <table:table-cell table:style-name="ce4" table:formula="of:=[.P12]/[.P$45]" office:value-type="percentage" office:value="0.0313898788310763">
            <text:p>3.14%</text:p>
          </table:table-cell>
          <table:table-cell table:style-name="ce4" table:formula="of:=[.Q12]/[.Q$45]" office:value-type="percentage" office:value="0.0340230752896208">
            <text:p>3.40%</text:p>
          </table:table-cell>
          <table:table-cell table:style-name="ce4" table:formula="of:=[.R12]/[.R$45]" office:value-type="percentage" office:value="0.0372478124130849">
            <text:p>3.72%</text:p>
          </table:table-cell>
          <table:table-cell table:style-name="ce4" table:formula="of:=[.S12]/[.S$45]" office:value-type="percentage" office:value="0.0312243514256147">
            <text:p>3.12%</text:p>
          </table:table-cell>
          <table:table-cell table:style-name="ce4" table:formula="of:=[.T12]/[.T$45]" office:value-type="percentage" office:value="0.0335597761086925">
            <text:p>3.36%</text:p>
          </table:table-cell>
          <table:table-cell table:style-name="ce4" table:formula="of:=[.U12]/[.U$45]" office:value-type="percentage" office:value="0.051542295745142">
            <text:p>5.15%</text:p>
          </table:table-cell>
          <table:table-cell table:style-name="ce4" table:formula="of:=[.V12]/[.V$45]" office:value-type="percentage" office:value="0.0243656989509636">
            <text:p>2.44%</text:p>
          </table:table-cell>
        </table:table-row>
        <table:table-row table:style-name="ro6">
          <table:table-cell table:style-name="ce10" office:value-type="string">
            <text:p>Belgium</text:p>
          </table:table-cell>
          <table:table-cell table:style-name="ce17" office:value-type="float" office:value="227.421">
            <text:p>227.4 </text:p>
          </table:table-cell>
          <table:table-cell table:style-name="ce22" office:value-type="float" office:value="11047740">
            <text:p>11047740</text:p>
          </table:table-cell>
          <table:table-cell table:style-name="ce4" table:formula="of:=[.B13]/[.$B$45]" office:value-type="percentage" office:value="0.0158665363786642">
            <text:p>1.59%</text:p>
          </table:table-cell>
          <table:table-cell table:style-name="ce4" table:formula="of:=[.C13]/[.$C$45]" office:value-type="percentage" office:value="0.0088825982725655">
            <text:p>0.89%</text:p>
          </table:table-cell>
          <table:table-cell table:style-name="ce4" table:formula="of:=2*[.D13]/3+[.E13]/3" office:value-type="percentage" office:value="0.0135385570099647">
            <text:p>1.35%</text:p>
          </table:table-cell>
          <table:table-cell table:style-name="ce34" office:value-type="float" office:value="14670">
            <text:p><text:s/>14 670</text:p>
          </table:table-cell>
          <table:table-cell table:style-name="ce40" table:formula="of:=[.G13]/[.$G$45]" office:value-type="percentage" office:value="0.0089473042205416">
            <text:p>0.89%</text:p>
          </table:table-cell>
          <table:table-cell table:style-name="ce27" office:value-type="string">
            <text:p>Belgium</text:p>
          </table:table-cell>
          <table:table-cell table:style-name="ce34" office:value-type="float" office:value="15360">
            <text:p><text:s/>15 360</text:p>
          </table:table-cell>
          <table:table-cell table:style-name="ce34" office:value-type="float" office:value="15960">
            <text:p><text:s/>15 960</text:p>
          </table:table-cell>
          <table:table-cell table:style-name="ce34" office:value-type="float" office:value="11590">
            <text:p><text:s/>11 590</text:p>
          </table:table-cell>
          <table:table-cell table:style-name="ce34" office:value-type="float" office:value="11120">
            <text:p><text:s/>11 120</text:p>
          </table:table-cell>
          <table:table-cell table:style-name="ce34" office:value-type="float" office:value="12250">
            <text:p><text:s/>12 250</text:p>
          </table:table-cell>
          <table:table-cell table:style-name="ce34" office:value-type="float" office:value="17190">
            <text:p><text:s/>17 190</text:p>
          </table:table-cell>
          <table:table-cell table:style-name="ce34" office:value-type="float" office:value="21760">
            <text:p><text:s/>21 760</text:p>
          </table:table-cell>
          <table:table-cell table:style-name="ce34" office:value-type="float" office:value="26000">
            <text:p><text:s/>26 000</text:p>
          </table:table-cell>
          <table:table-cell table:style-name="ce34" office:value-type="float" office:value="18530">
            <text:p><text:s/>18 530</text:p>
          </table:table-cell>
          <table:table-cell table:style-name="ce34" office:value-type="float" office:value="12500">
            <text:p><text:s/>12 500</text:p>
          </table:table-cell>
          <table:table-cell table:style-name="ce34" office:value-type="float" office:value="13870">
            <text:p><text:s/>13 870</text:p>
          </table:table-cell>
          <table:table-cell table:style-name="ce34" office:value-type="float" office:value="38700">
            <text:p><text:s/>38 700</text:p>
          </table:table-cell>
          <table:table-cell table:style-name="ce34" office:value-type="float" office:value="14670">
            <text:p><text:s/>14 670</text:p>
          </table:table-cell>
          <table:table-cell table:style-name="ce27" office:value-type="string">
            <text:p>Belgium</text:p>
          </table:table-cell>
          <table:table-cell table:style-name="ce4" table:formula="of:=[.J13]/[.J$45]" office:value-type="percentage" office:value="0.041446303291959">
            <text:p>4.14%</text:p>
          </table:table-cell>
          <table:table-cell table:style-name="ce4" table:formula="of:=[.K13]/[.K$45]" office:value-type="percentage" office:value="0.0504536401858818">
            <text:p>5.05%</text:p>
          </table:table-cell>
          <table:table-cell table:style-name="ce4" table:formula="of:=[.L13]/[.L$45]" office:value-type="percentage" office:value="0.0406253286129903">
            <text:p>4.06%</text:p>
          </table:table-cell>
          <table:table-cell table:style-name="ce4" table:formula="of:=[.M13]/[.M$45]" office:value-type="percentage" office:value="0.0347760820615462">
            <text:p>3.48%</text:p>
          </table:table-cell>
          <table:table-cell table:style-name="ce4" table:formula="of:=[.N13]/[.N$45]" office:value-type="percentage" office:value="0.0338875210932529">
            <text:p>3.39%</text:p>
          </table:table-cell>
          <table:table-cell table:style-name="ce4" table:formula="of:=[.O13]/[.O$45]" office:value-type="percentage" office:value="0.0469620806469238">
            <text:p>4.70%</text:p>
          </table:table-cell>
          <table:table-cell table:style-name="ce4" table:formula="of:=[.P13]/[.P$45]" office:value-type="percentage" office:value="0.0620384889522452">
            <text:p>6.20%</text:p>
          </table:table-cell>
          <table:table-cell table:style-name="ce4" table:formula="of:=[.Q13]/[.Q$45]" office:value-type="percentage" office:value="0.0613453507302456">
            <text:p>6.13%</text:p>
          </table:table-cell>
          <table:table-cell table:style-name="ce4" table:formula="of:=[.R13]/[.R$45]" office:value-type="percentage" office:value="0.0396439956355234">
            <text:p>3.96%</text:p>
          </table:table-cell>
          <table:table-cell table:style-name="ce4" table:formula="of:=[.S13]/[.S$45]" office:value-type="percentage" office:value="0.0223031081611533">
            <text:p>2.23%</text:p>
          </table:table-cell>
          <table:table-cell table:style-name="ce4" table:formula="of:=[.T13]/[.T$45]" office:value-type="percentage" office:value="0.0165885279624934">
            <text:p>1.66%</text:p>
          </table:table-cell>
          <table:table-cell table:style-name="ce4" table:formula="of:=[.U13]/[.U$45]" office:value-type="percentage" office:value="0.023296973199451">
            <text:p>2.33%</text:p>
          </table:table-cell>
          <table:table-cell table:style-name="ce4" table:formula="of:=[.V13]/[.V$45]" office:value-type="percentage" office:value="0.0089473042205416">
            <text:p>0.89%</text:p>
          </table:table-cell>
        </table:table-row>
        <table:table-row table:style-name="ro6">
          <table:table-cell table:style-name="ce10" office:value-type="string">
            <text:p>Canada</text:p>
          </table:table-cell>
          <table:table-cell table:style-name="ce18" office:value-type="float" office:value="552.47">
            <text:p>552.47</text:p>
          </table:table-cell>
          <table:table-cell table:style-name="ce18" office:value-type="float" office:value="34483980">
            <text:p>34483980</text:p>
          </table:table-cell>
          <table:table-cell table:style-name="ce4" table:formula="of:=[.B14]/[.$B$45]" office:value-type="percentage" office:value="0.0385443092463784">
            <text:p>3.85%</text:p>
          </table:table-cell>
          <table:table-cell table:style-name="ce4" table:formula="of:=[.C14]/[.$C$45]" office:value-type="percentage" office:value="0.0277257919881517">
            <text:p>2.77%</text:p>
          </table:table-cell>
          <table:table-cell table:style-name="ce4" table:formula="of:=2*[.D14]/3+[.E14]/3" office:value-type="percentage" office:value="0.0349381368269695">
            <text:p>3.49%</text:p>
          </table:table-cell>
          <table:table-cell table:style-name="ce35" office:value-type="float" office:value="23830">
            <text:p><text:s/>23 830</text:p>
          </table:table-cell>
          <table:table-cell table:style-name="ce40" table:formula="of:=[.G14]/[.$G$45]" office:value-type="percentage" office:value="0.0145340326909002">
            <text:p>1.45%</text:p>
          </table:table-cell>
          <table:table-cell table:style-name="ce28" office:value-type="string">
            <text:p>Canada</text:p>
          </table:table-cell>
          <table:table-cell table:style-name="ce35" office:value-type="float" office:value="25750">
            <text:p><text:s/>25 750</text:p>
          </table:table-cell>
          <table:table-cell table:style-name="ce35" office:value-type="float" office:value="20790">
            <text:p><text:s/>20 790</text:p>
          </table:table-cell>
          <table:table-cell table:style-name="ce35" office:value-type="float" office:value="22870">
            <text:p><text:s/>22 870</text:p>
          </table:table-cell>
          <table:table-cell table:style-name="ce35" office:value-type="float" office:value="28340">
            <text:p><text:s/>28 340</text:p>
          </table:table-cell>
          <table:table-cell table:style-name="ce35" office:value-type="float" office:value="34800">
            <text:p><text:s/>34 800</text:p>
          </table:table-cell>
          <table:table-cell table:style-name="ce35" office:value-type="float" office:value="33970">
            <text:p><text:s/>33 970</text:p>
          </table:table-cell>
          <table:table-cell table:style-name="ce35" office:value-type="float" office:value="22540">
            <text:p><text:s/>22 540</text:p>
          </table:table-cell>
          <table:table-cell table:style-name="ce35" office:value-type="float" office:value="24990">
            <text:p><text:s/>24 990</text:p>
          </table:table-cell>
          <table:table-cell table:style-name="ce35" office:value-type="float" office:value="20220">
            <text:p><text:s/>20 220</text:p>
          </table:table-cell>
          <table:table-cell table:style-name="ce35" office:value-type="float" office:value="10360">
            <text:p><text:s/>10 360</text:p>
          </table:table-cell>
          <table:table-cell table:style-name="ce35" office:value-type="float" office:value="13450">
            <text:p><text:s/>13 450</text:p>
          </table:table-cell>
          <table:table-cell table:style-name="ce35" office:value-type="float" office:value="16070">
            <text:p><text:s/>16 070</text:p>
          </table:table-cell>
          <table:table-cell table:style-name="ce35" office:value-type="float" office:value="23830">
            <text:p><text:s/>23 830</text:p>
          </table:table-cell>
          <table:table-cell table:style-name="ce28" office:value-type="string">
            <text:p>Canada</text:p>
          </table:table-cell>
          <table:table-cell table:style-name="ce4" table:formula="of:=[.J14]/[.J$45]" office:value-type="percentage" office:value="0.0694819212088505">
            <text:p>6.95%</text:p>
          </table:table-cell>
          <table:table-cell table:style-name="ce4" table:formula="of:=[.K14]/[.K$45]" office:value-type="percentage" office:value="0.0657225049789777">
            <text:p>6.57%</text:p>
          </table:table-cell>
          <table:table-cell table:style-name="ce4" table:formula="of:=[.L14]/[.L$45]" office:value-type="percentage" office:value="0.0801640436047531">
            <text:p>8.02%</text:p>
          </table:table-cell>
          <table:table-cell table:style-name="ce4" table:formula="of:=[.M14]/[.M$45]" office:value-type="percentage" office:value="0.0886289717287966">
            <text:p>8.86%</text:p>
          </table:table-cell>
          <table:table-cell table:style-name="ce4" table:formula="of:=[.N14]/[.N$45]" office:value-type="percentage" office:value="0.0962682231873634">
            <text:p>9.63%</text:p>
          </table:table-cell>
          <table:table-cell table:style-name="ce4" table:formula="of:=[.O14]/[.O$45]" office:value-type="percentage" office:value="0.0928040651294941">
            <text:p>9.28%</text:p>
          </table:table-cell>
          <table:table-cell table:style-name="ce4" table:formula="of:=[.P14]/[.P$45]" office:value-type="percentage" office:value="0.0642622950819672">
            <text:p>6.43%</text:p>
          </table:table-cell>
          <table:table-cell table:style-name="ce4" table:formula="of:=[.Q14]/[.Q$45]" office:value-type="percentage" office:value="0.0589623197980322">
            <text:p>5.90%</text:p>
          </table:table-cell>
          <table:table-cell table:style-name="ce4" table:formula="of:=[.R14]/[.R$45]" office:value-type="percentage" office:value="0.0432596649622387">
            <text:p>4.33%</text:p>
          </table:table-cell>
          <table:table-cell table:style-name="ce4" table:formula="of:=[.S14]/[.S$45]" office:value-type="percentage" office:value="0.0184848160439639">
            <text:p>1.85%</text:p>
          </table:table-cell>
          <table:table-cell table:style-name="ce4" table:formula="of:=[.T14]/[.T$45]" office:value-type="percentage" office:value="0.0160862077213797">
            <text:p>1.61%</text:p>
          </table:table-cell>
          <table:table-cell table:style-name="ce4" table:formula="of:=[.U14]/[.U$45]" office:value-type="percentage" office:value="0.009673962773002">
            <text:p>0.97%</text:p>
          </table:table-cell>
          <table:table-cell table:style-name="ce4" table:formula="of:=[.V14]/[.V$45]" office:value-type="percentage" office:value="0.0145340326909002">
            <text:p>1.45%</text:p>
          </table:table-cell>
        </table:table-row>
        <table:table-row table:style-name="ro6">
          <table:table-cell table:style-name="ce10" office:value-type="string">
            <text:p>Chile</text:p>
          </table:table-cell>
          <table:table-cell table:style-name="ce17" office:value-type="float" office:value="53.292">
            <text:p>53.3 </text:p>
          </table:table-cell>
          <table:table-cell table:style-name="ce22" office:value-type="float" office:value="17248450">
            <text:p>17248450</text:p>
          </table:table-cell>
          <table:table-cell table:style-name="ce4" table:formula="of:=[.B15]/[.$B$45]" office:value-type="percentage" office:value="0.00371803596278169">
            <text:p>0.37%</text:p>
          </table:table-cell>
          <table:table-cell table:style-name="ce4" table:formula="of:=[.C15]/[.$C$45]" office:value-type="percentage" office:value="0.0138680899599766">
            <text:p>1.39%</text:p>
          </table:table-cell>
          <table:table-cell table:style-name="ce4" table:formula="of:=2*[.D15]/3+[.E15]/3" office:value-type="percentage" office:value="0.00710138729518">
            <text:p>0.71%</text:p>
          </table:table-cell>
          <table:table-cell table:style-name="ce38" office:value-type="float" office:value="2300">
            <text:p><text:s/>2 300</text:p>
          </table:table-cell>
          <table:table-cell table:style-name="ce40" table:formula="of:=[.G15]/[.$G$45]" office:value-type="percentage" office:value="0.00140278116613808">
            <text:p>0.14%</text:p>
          </table:table-cell>
          <table:table-cell table:style-name="ce27" office:value-type="string">
            <text:p>Chile</text:p>
          </table:table-cell>
          <table:table-cell table:style-name="ce34" office:value-type="float" office:value="200">
            <text:p><text:s text:c="2"/>200</text:p>
          </table:table-cell>
          <table:table-cell table:style-name="ce34" office:value-type="float" office:value="380">
            <text:p><text:s text:c="2"/>380</text:p>
          </table:table-cell>
          <table:table-cell table:style-name="ce34" office:value-type="float" office:value="570">
            <text:p><text:s text:c="2"/>570</text:p>
          </table:table-cell>
          <table:table-cell table:style-name="ce34" office:value-type="float" office:value="760">
            <text:p><text:s text:c="2"/>760</text:p>
          </table:table-cell>
          <table:table-cell table:style-name="ce34" office:value-type="float" office:value="870">
            <text:p><text:s text:c="2"/>870</text:p>
          </table:table-cell>
          <table:table-cell table:style-name="ce34" office:value-type="string">
            <text:p>..</text:p>
          </table:table-cell>
          <table:table-cell table:style-name="ce34" office:value-type="float" office:value="260">
            <text:p><text:s text:c="2"/>260</text:p>
          </table:table-cell>
          <table:table-cell table:style-name="ce34" office:value-type="float" office:value="310">
            <text:p><text:s text:c="2"/>310</text:p>
          </table:table-cell>
          <table:table-cell table:style-name="ce34" office:value-type="float" office:value="170">
            <text:p><text:s text:c="2"/>170</text:p>
          </table:table-cell>
          <table:table-cell table:style-name="ce34" office:value-type="float" office:value="250">
            <text:p><text:s text:c="2"/>250</text:p>
          </table:table-cell>
          <table:table-cell table:style-name="ce38" office:value-type="float" office:value="280">
            <text:p><text:s text:c="2"/>280</text:p>
          </table:table-cell>
          <table:table-cell table:style-name="ce38" office:value-type="float" office:value="630">
            <text:p><text:s text:c="2"/>630</text:p>
          </table:table-cell>
          <table:table-cell table:style-name="ce38" office:value-type="float" office:value="2300">
            <text:p><text:s/>2 300</text:p>
          </table:table-cell>
          <table:table-cell table:style-name="ce27" office:value-type="string">
            <text:p>Chile</text:p>
          </table:table-cell>
          <table:table-cell table:style-name="ce4" table:formula="of:=[.J15]/[.J$45]" office:value-type="percentage" office:value="0.000539665407447383">
            <text:p>0.05%</text:p>
          </table:table-cell>
          <table:table-cell table:style-name="ce4" table:formula="of:=[.K15]/[.K$45]" office:value-type="percentage" office:value="0.0012012771472829">
            <text:p>0.12%</text:p>
          </table:table-cell>
          <table:table-cell table:style-name="ce4" table:formula="of:=[.L15]/[.L$45]" office:value-type="percentage" office:value="0.00199796698096674">
            <text:p>0.20%</text:p>
          </table:table-cell>
          <table:table-cell table:style-name="ce4" table:formula="of:=[.M15]/[.M$45]" office:value-type="percentage" office:value="0.00237678258694021">
            <text:p>0.24%</text:p>
          </table:table-cell>
          <table:table-cell table:style-name="ce4" table:formula="of:=[.N15]/[.N$45]" office:value-type="percentage" office:value="0.00240670557968409">
            <text:p>0.24%</text:p>
          </table:table-cell>
          <table:table-cell table:style-name="ce4" table:formula="of:=[.O15]/[.O$45]" office:value-type="percentage" office:value="0">
            <text:p>#WERT!</text:p>
          </table:table-cell>
          <table:table-cell table:style-name="ce4" table:formula="of:=[.P15]/[.P$45]" office:value-type="percentage" office:value="0.000741268709907341">
            <text:p>0.07%</text:p>
          </table:table-cell>
          <table:table-cell table:style-name="ce4" table:formula="of:=[.Q15]/[.Q$45]" office:value-type="percentage" office:value="0.000731425335629852">
            <text:p>0.07%</text:p>
          </table:table-cell>
          <table:table-cell table:style-name="ce4" table:formula="of:=[.R15]/[.R$45]" office:value-type="percentage" office:value="0.000363706381977279">
            <text:p>0.04%</text:p>
          </table:table-cell>
          <table:table-cell table:style-name="ce4" table:formula="of:=[.S15]/[.S$45]" office:value-type="percentage" office:value="0.000446062163223067">
            <text:p>0.04%</text:p>
          </table:table-cell>
          <table:table-cell table:style-name="ce4" table:formula="of:=[.T15]/[.T$45]" office:value-type="percentage" office:value="0.000334880160742477">
            <text:p>0.03%</text:p>
          </table:table-cell>
          <table:table-cell table:style-name="ce4" table:formula="of:=[.U15]/[.U$45]" office:value-type="percentage" office:value="0.000379253052084086">
            <text:p>0.04%</text:p>
          </table:table-cell>
          <table:table-cell table:style-name="ce4" table:formula="of:=[.V15]/[.V$45]" office:value-type="percentage" office:value="0.00140278116613808">
            <text:p>0.14%</text:p>
          </table:table-cell>
        </table:table-row>
        <table:table-row table:style-name="ro7">
          <table:table-cell table:style-name="ce10" office:value-type="string">
            <text:p>Czech Republic</text:p>
          </table:table-cell>
          <table:table-cell table:style-name="ce18" office:value-type="float" office:value="75.914">
            <text:p>75.914</text:p>
          </table:table-cell>
          <table:table-cell table:style-name="ce18" office:value-type="float" office:value="10496670">
            <text:p>10496670</text:p>
          </table:table-cell>
          <table:table-cell table:style-name="ce4" table:formula="of:=[.B16]/[.$B$45]" office:value-type="percentage" office:value="0.00529631055465377">
            <text:p>0.53%</text:p>
          </table:table-cell>
          <table:table-cell table:style-name="ce4" table:formula="of:=[.C16]/[.$C$45]" office:value-type="percentage" office:value="0.00843952725260461">
            <text:p>0.84%</text:p>
          </table:table-cell>
          <table:table-cell table:style-name="ce4" table:formula="of:=2*[.D16]/3+[.E16]/3" office:value-type="percentage" office:value="0.00634404945397072">
            <text:p>0.63%</text:p>
          </table:table-cell>
          <table:table-cell table:style-name="ce35" office:value-type="float" office:value="1210">
            <text:p><text:s/>1 210</text:p>
          </table:table-cell>
          <table:table-cell table:style-name="ce40" table:formula="of:=[.G16]/[.$G$45]" office:value-type="percentage" office:value="0.0007379848743596">
            <text:p>0.07%</text:p>
          </table:table-cell>
          <table:table-cell table:style-name="ce28" office:value-type="string">
            <text:p>Czech Republic</text:p>
          </table:table-cell>
          <table:table-cell table:style-name="ce35" office:value-type="float" office:value="5460">
            <text:p><text:s/>5 460</text:p>
          </table:table-cell>
          <table:table-cell table:style-name="ce35" office:value-type="float" office:value="4160">
            <text:p><text:s/>4 160</text:p>
          </table:table-cell>
          <table:table-cell table:style-name="ce35" office:value-type="float" office:value="3020">
            <text:p><text:s/>3 020</text:p>
          </table:table-cell>
          <table:table-cell table:style-name="ce35" office:value-type="float" office:value="1880">
            <text:p><text:s/>1 880</text:p>
          </table:table-cell>
          <table:table-cell table:style-name="ce35" office:value-type="float" office:value="1710">
            <text:p><text:s/>1 710</text:p>
          </table:table-cell>
          <table:table-cell table:style-name="ce35" office:value-type="float" office:value="1360">
            <text:p><text:s/>1 360</text:p>
          </table:table-cell>
          <table:table-cell table:style-name="ce35" office:value-type="float" office:value="980">
            <text:p><text:s text:c="2"/>980</text:p>
          </table:table-cell>
          <table:table-cell table:style-name="ce35" office:value-type="float" office:value="760">
            <text:p><text:s text:c="2"/>760</text:p>
          </table:table-cell>
          <table:table-cell table:style-name="ce35" office:value-type="float" office:value="750">
            <text:p><text:s text:c="2"/>750</text:p>
          </table:table-cell>
          <table:table-cell table:style-name="ce35" office:value-type="float" office:value="500">
            <text:p><text:s text:c="2"/>500</text:p>
          </table:table-cell>
          <table:table-cell table:style-name="ce35" office:value-type="float" office:value="920">
            <text:p><text:s text:c="2"/>920</text:p>
          </table:table-cell>
          <table:table-cell table:style-name="ce35" office:value-type="float" office:value="1250">
            <text:p><text:s/>1 250</text:p>
          </table:table-cell>
          <table:table-cell table:style-name="ce35" office:value-type="float" office:value="1210">
            <text:p><text:s/>1 210</text:p>
          </table:table-cell>
          <table:table-cell table:style-name="ce28" office:value-type="string">
            <text:p>Czech Republic</text:p>
          </table:table-cell>
          <table:table-cell table:style-name="ce4" table:formula="of:=[.J16]/[.J$45]" office:value-type="percentage" office:value="0.0147328656233135">
            <text:p>1.47%</text:p>
          </table:table-cell>
          <table:table-cell table:style-name="ce4" table:formula="of:=[.K16]/[.K$45]" office:value-type="percentage" office:value="0.013150823507097">
            <text:p>1.32%</text:p>
          </table:table-cell>
          <table:table-cell table:style-name="ce4" table:formula="of:=[.L16]/[.L$45]" office:value-type="percentage" office:value="0.0105857197938939">
            <text:p>1.06%</text:p>
          </table:table-cell>
          <table:table-cell table:style-name="ce4" table:formula="of:=[.M16]/[.M$45]" office:value-type="percentage" office:value="0.00587940955716788">
            <text:p>0.59%</text:p>
          </table:table-cell>
          <table:table-cell table:style-name="ce4" table:formula="of:=[.N16]/[.N$45]" office:value-type="percentage" office:value="0.00473042131179286">
            <text:p>0.47%</text:p>
          </table:table-cell>
          <table:table-cell table:style-name="ce4" table:formula="of:=[.O16]/[.O$45]" office:value-type="percentage" office:value="0.00371544093541689">
            <text:p>0.37%</text:p>
          </table:table-cell>
          <table:table-cell table:style-name="ce4" table:formula="of:=[.P16]/[.P$45]" office:value-type="percentage" office:value="0.00279401282965075">
            <text:p>0.28%</text:p>
          </table:table-cell>
          <table:table-cell table:style-name="ce4" table:formula="of:=[.Q16]/[.Q$45]" office:value-type="percentage" office:value="0.00179317179057641">
            <text:p>0.18%</text:p>
          </table:table-cell>
          <table:table-cell table:style-name="ce4" table:formula="of:=[.R16]/[.R$45]" office:value-type="percentage" office:value="0.00160458697931153">
            <text:p>0.16%</text:p>
          </table:table-cell>
          <table:table-cell table:style-name="ce4" table:formula="of:=[.S16]/[.S$45]" office:value-type="percentage" office:value="0.000892124326446134">
            <text:p>0.09%</text:p>
          </table:table-cell>
          <table:table-cell table:style-name="ce4" table:formula="of:=[.T16]/[.T$45]" office:value-type="percentage" office:value="0.00110032052815385">
            <text:p>0.11%</text:p>
          </table:table-cell>
          <table:table-cell table:style-name="ce4" table:formula="of:=[.U16]/[.U$45]" office:value-type="percentage" office:value="0.000752486214452551">
            <text:p>0.08%</text:p>
          </table:table-cell>
          <table:table-cell table:style-name="ce4" table:formula="of:=[.V16]/[.V$45]" office:value-type="percentage" office:value="0.0007379848743596">
            <text:p>0.07%</text:p>
          </table:table-cell>
        </table:table-row>
        <table:table-row table:style-name="ro6">
          <table:table-cell table:style-name="ce10" office:value-type="string">
            <text:p>Denmark</text:p>
          </table:table-cell>
          <table:table-cell table:style-name="ce17" office:value-type="float" office:value="154.429">
            <text:p>154.4 </text:p>
          </table:table-cell>
          <table:table-cell table:style-name="ce22" office:value-type="float" office:value="5570572">
            <text:p>5570572</text:p>
          </table:table-cell>
          <table:table-cell table:style-name="ce4" table:formula="of:=[.B17]/[.$B$45]" office:value-type="percentage" office:value="0.0107740857107336">
            <text:p>1.08%</text:p>
          </table:table-cell>
          <table:table-cell table:style-name="ce4" table:formula="of:=[.C17]/[.$C$45]" office:value-type="percentage" office:value="0.00447884845447139">
            <text:p>0.45%</text:p>
          </table:table-cell>
          <table:table-cell table:style-name="ce4" table:formula="of:=2*[.D17]/3+[.E17]/3" office:value-type="percentage" office:value="0.00867567329197951">
            <text:p>0.87%</text:p>
          </table:table-cell>
          <table:table-cell table:style-name="ce34" office:value-type="float" office:value="6240">
            <text:p><text:s/>6 240</text:p>
          </table:table-cell>
          <table:table-cell table:style-name="ce40" table:formula="of:=[.G17]/[.$G$45]" office:value-type="percentage" office:value="0.0038058062942181">
            <text:p>0.38%</text:p>
          </table:table-cell>
          <table:table-cell table:style-name="ce27" office:value-type="string">
            <text:p>Denmark</text:p>
          </table:table-cell>
          <table:table-cell table:style-name="ce34" office:value-type="float" office:value="3240">
            <text:p><text:s/>3 240</text:p>
          </table:table-cell>
          <table:table-cell table:style-name="ce34" office:value-type="float" office:value="2260">
            <text:p><text:s/>2 260</text:p>
          </table:table-cell>
          <table:table-cell table:style-name="ce34" office:value-type="float" office:value="1920">
            <text:p><text:s/>1 920</text:p>
          </table:table-cell>
          <table:table-cell table:style-name="ce34" office:value-type="float" office:value="1850">
            <text:p><text:s/>1 850</text:p>
          </table:table-cell>
          <table:table-cell table:style-name="ce34" office:value-type="float" office:value="2360">
            <text:p><text:s/>2 360</text:p>
          </table:table-cell>
          <table:table-cell table:style-name="ce34" office:value-type="float" office:value="3820">
            <text:p><text:s/>3 820</text:p>
          </table:table-cell>
          <table:table-cell table:style-name="ce34" office:value-type="float" office:value="4970">
            <text:p><text:s/>4 970</text:p>
          </table:table-cell>
          <table:table-cell table:style-name="ce34" office:value-type="float" office:value="3810">
            <text:p><text:s/>3 810</text:p>
          </table:table-cell>
          <table:table-cell table:style-name="ce34" office:value-type="float" office:value="6190">
            <text:p><text:s/>6 190</text:p>
          </table:table-cell>
          <table:table-cell table:style-name="ce34" office:value-type="float" office:value="7560">
            <text:p><text:s/>7 560</text:p>
          </table:table-cell>
          <table:table-cell table:style-name="ce34" office:value-type="float" office:value="14820">
            <text:p><text:s/>14 820</text:p>
          </table:table-cell>
          <table:table-cell table:style-name="ce34" office:value-type="float" office:value="21230">
            <text:p><text:s/>21 230</text:p>
          </table:table-cell>
          <table:table-cell table:style-name="ce34" office:value-type="float" office:value="6240">
            <text:p><text:s/>6 240</text:p>
          </table:table-cell>
          <table:table-cell table:style-name="ce27" office:value-type="string">
            <text:p>Denmark</text:p>
          </table:table-cell>
          <table:table-cell table:style-name="ce4" table:formula="of:=[.J17]/[.J$45]" office:value-type="percentage" office:value="0.0087425796006476">
            <text:p>0.87%</text:p>
          </table:table-cell>
          <table:table-cell table:style-name="ce4" table:formula="of:=[.K17]/[.K$45]" office:value-type="percentage" office:value="0.00714443777068252">
            <text:p>0.71%</text:p>
          </table:table-cell>
          <table:table-cell table:style-name="ce4" table:formula="of:=[.L17]/[.L$45]" office:value-type="percentage" office:value="0.00672999404115111">
            <text:p>0.67%</text:p>
          </table:table-cell>
          <table:table-cell table:style-name="ce4" table:formula="of:=[.M17]/[.M$45]" office:value-type="percentage" office:value="0.00578558919189392">
            <text:p>0.58%</text:p>
          </table:table-cell>
          <table:table-cell table:style-name="ce4" table:formula="of:=[.N17]/[.N$45]" office:value-type="percentage" office:value="0.00652853467592465">
            <text:p>0.65%</text:p>
          </table:table-cell>
          <table:table-cell table:style-name="ce4" table:formula="of:=[.O17]/[.O$45]" office:value-type="percentage" office:value="0.0104360179215386">
            <text:p>1.04%</text:p>
          </table:table-cell>
          <table:table-cell table:style-name="ce4" table:formula="of:=[.P17]/[.P$45]" office:value-type="percentage" office:value="0.0141696364932288">
            <text:p>1.42%</text:p>
          </table:table-cell>
          <table:table-cell table:style-name="ce4" table:formula="of:=[.Q17]/[.Q$45]" office:value-type="percentage" office:value="0.00898945331854753">
            <text:p>0.90%</text:p>
          </table:table-cell>
          <table:table-cell table:style-name="ce4" table:formula="of:=[.R17]/[.R$45]" office:value-type="percentage" office:value="0.0132431912025845">
            <text:p>1.32%</text:p>
          </table:table-cell>
          <table:table-cell table:style-name="ce4" table:formula="of:=[.S17]/[.S$45]" office:value-type="percentage" office:value="0.0134889198158655">
            <text:p>1.35%</text:p>
          </table:table-cell>
          <table:table-cell table:style-name="ce4" table:formula="of:=[.T17]/[.T$45]" office:value-type="percentage" office:value="0.0177247285078697">
            <text:p>1.77%</text:p>
          </table:table-cell>
          <table:table-cell table:style-name="ce4" table:formula="of:=[.U17]/[.U$45]" office:value-type="percentage" office:value="0.0127802258662621">
            <text:p>1.28%</text:p>
          </table:table-cell>
          <table:table-cell table:style-name="ce4" table:formula="of:=[.V17]/[.V$45]" office:value-type="percentage" office:value="0.0038058062942181">
            <text:p>0.38%</text:p>
          </table:table-cell>
        </table:table-row>
        <table:table-row table:style-name="ro6">
          <table:table-cell table:style-name="ce10" office:value-type="string">
            <text:p>Estonia</text:p>
          </table:table-cell>
          <table:table-cell table:style-name="ce18" office:value-type="float" office:value="7.303">
            <text:p>7.303</text:p>
          </table:table-cell>
          <table:table-cell table:style-name="ce18" office:value-type="float" office:value="1334947">
            <text:p>1334947</text:p>
          </table:table-cell>
          <table:table-cell table:style-name="ce4" table:formula="of:=[.B18]/[.$B$45]" office:value-type="percentage" office:value="0.000509510182319948">
            <text:p>0.05%</text:p>
          </table:table-cell>
          <table:table-cell table:style-name="ce4" table:formula="of:=[.C18]/[.$C$45]" office:value-type="percentage" office:value="0.001073323405164">
            <text:p>0.11%</text:p>
          </table:table-cell>
          <table:table-cell table:style-name="ce4" table:formula="of:=2*[.D18]/3+[.E18]/3" office:value-type="percentage" office:value="0.000697447923267964">
            <text:p>0.07%</text:p>
          </table:table-cell>
          <table:table-cell table:style-name="ce35" office:value-type="float" office:value="70">
            <text:p><text:s text:c="2"/>70</text:p>
          </table:table-cell>
          <table:table-cell table:style-name="ce40" table:formula="of:=[.G18]/[.$G$45]" office:value-type="percentage" office:value="0.0000426933398389851">
            <text:p>0.00%</text:p>
          </table:table-cell>
          <table:table-cell table:style-name="ce28" office:value-type="string">
            <text:p>Estonia</text:p>
          </table:table-cell>
          <table:table-cell table:number-columns-repeated="5" table:style-name="ce35" office:value-type="float" office:value="10">
            <text:p><text:s text:c="2"/>10</text:p>
          </table:table-cell>
          <table:table-cell table:style-name="ce35" office:value-type="float" office:value="40">
            <text:p><text:s text:c="2"/>40</text:p>
          </table:table-cell>
          <table:table-cell table:style-name="ce35" office:value-type="float" office:value="30">
            <text:p><text:s text:c="2"/>30</text:p>
          </table:table-cell>
          <table:table-cell table:style-name="ce35" office:value-type="float" office:value="70">
            <text:p><text:s text:c="2"/>70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100">
            <text:p><text:s text:c="2"/>100</text:p>
          </table:table-cell>
          <table:table-cell table:style-name="ce35" office:value-type="float" office:value="150">
            <text:p><text:s text:c="2"/>150</text:p>
          </table:table-cell>
          <table:table-cell table:style-name="ce35" office:value-type="float" office:value="230">
            <text:p><text:s text:c="2"/>230</text:p>
          </table:table-cell>
          <table:table-cell table:style-name="ce35" office:value-type="float" office:value="70">
            <text:p><text:s text:c="2"/>70</text:p>
          </table:table-cell>
          <table:table-cell table:style-name="ce28" office:value-type="string">
            <text:p>Estonia</text:p>
          </table:table-cell>
          <table:table-cell table:style-name="ce4" table:formula="of:=[.J18]/[.J$45]" office:value-type="percentage" office:value="0.0000269832703723691">
            <text:p>0.00%</text:p>
          </table:table-cell>
          <table:table-cell table:style-name="ce4" table:formula="of:=[.K18]/[.K$45]" office:value-type="percentage" office:value="0.0000316125565074448">
            <text:p>0.00%</text:p>
          </table:table-cell>
          <table:table-cell table:style-name="ce4" table:formula="of:=[.L18]/[.L$45]" office:value-type="percentage" office:value="0.000035052052297662">
            <text:p>0.00%</text:p>
          </table:table-cell>
          <table:table-cell table:style-name="ce4" table:formula="of:=[.M18]/[.M$45]" office:value-type="percentage" office:value="0.0000312734550913185">
            <text:p>0.00%</text:p>
          </table:table-cell>
          <table:table-cell table:style-name="ce4" table:formula="of:=[.N18]/[.N$45]" office:value-type="percentage" office:value="0.0000276632825251044">
            <text:p>0.00%</text:p>
          </table:table-cell>
          <table:table-cell table:style-name="ce4" table:formula="of:=[.O18]/[.O$45]" office:value-type="percentage" office:value="0.000109277674571085">
            <text:p>0.01%</text:p>
          </table:table-cell>
          <table:table-cell table:style-name="ce4" table:formula="of:=[.P18]/[.P$45]" office:value-type="percentage" office:value="0.0000855310049893086">
            <text:p>0.01%</text:p>
          </table:table-cell>
          <table:table-cell table:style-name="ce4" table:formula="of:=[.Q18]/[.Q$45]" office:value-type="percentage" office:value="0.000165160559658354">
            <text:p>0.02%</text:p>
          </table:table-cell>
          <table:table-cell table:style-name="ce4" table:formula="of:=[.R18]/[.R$45]" office:value-type="percentage" office:value="0.000171155944459896">
            <text:p>0.02%</text:p>
          </table:table-cell>
          <table:table-cell table:style-name="ce4" table:formula="of:=[.S18]/[.S$45]" office:value-type="percentage" office:value="0.000178424865289227">
            <text:p>0.02%</text:p>
          </table:table-cell>
          <table:table-cell table:style-name="ce4" table:formula="of:=[.T18]/[.T$45]" office:value-type="percentage" office:value="0.000179400086112041">
            <text:p>0.02%</text:p>
          </table:table-cell>
          <table:table-cell table:style-name="ce4" table:formula="of:=[.U18]/[.U$45]" office:value-type="percentage" office:value="0.000138457463459269">
            <text:p>0.01%</text:p>
          </table:table-cell>
          <table:table-cell table:style-name="ce4" table:formula="of:=[.V18]/[.V$45]" office:value-type="percentage" office:value="0.0000426933398389851">
            <text:p>0.00%</text:p>
          </table:table-cell>
        </table:table-row>
        <table:table-row table:style-name="ro6">
          <table:table-cell table:style-name="ce10" office:value-type="string">
            <text:p>Finland</text:p>
          </table:table-cell>
          <table:table-cell table:style-name="ce17" office:value-type="float" office:value="115.065">
            <text:p>115.1 </text:p>
          </table:table-cell>
          <table:table-cell table:style-name="ce22" office:value-type="float" office:value="5386000">
            <text:p>5386000</text:p>
          </table:table-cell>
          <table:table-cell table:style-name="ce4" table:formula="of:=[.B19]/[.$B$45]" office:value-type="percentage" office:value="0.00802776792121659">
            <text:p>0.80%</text:p>
          </table:table-cell>
          <table:table-cell table:style-name="ce4" table:formula="of:=[.C19]/[.$C$45]" office:value-type="percentage" office:value="0.00433044896929487">
            <text:p>0.43%</text:p>
          </table:table-cell>
          <table:table-cell table:style-name="ce4" table:formula="of:=2*[.D19]/3+[.E19]/3" office:value-type="percentage" office:value="0.00679532827057602">
            <text:p>0.68%</text:p>
          </table:table-cell>
          <table:table-cell table:style-name="ce34" office:value-type="float" office:value="5320">
            <text:p><text:s/>5 320</text:p>
          </table:table-cell>
          <table:table-cell table:style-name="ce40" table:formula="of:=[.G19]/[.$G$45]" office:value-type="percentage" office:value="0.00324469382776287">
            <text:p>0.32%</text:p>
          </table:table-cell>
          <table:table-cell table:style-name="ce27" office:value-type="string">
            <text:p>Finland</text:p>
          </table:table-cell>
          <table:table-cell table:style-name="ce34" office:value-type="float" office:value="3860">
            <text:p><text:s/>3 860</text:p>
          </table:table-cell>
          <table:table-cell table:style-name="ce34" office:value-type="float" office:value="3570">
            <text:p><text:s/>3 570</text:p>
          </table:table-cell>
          <table:table-cell table:style-name="ce34" office:value-type="float" office:value="2330">
            <text:p><text:s/>2 330</text:p>
          </table:table-cell>
          <table:table-cell table:style-name="ce34" office:value-type="float" office:value="1430">
            <text:p><text:s/>1 430</text:p>
          </table:table-cell>
          <table:table-cell table:style-name="ce34" office:value-type="float" office:value="4020">
            <text:p><text:s/>4 020</text:p>
          </table:table-cell>
          <table:table-cell table:style-name="ce34" office:value-type="float" office:value="5910">
            <text:p><text:s/>5 910</text:p>
          </table:table-cell>
          <table:table-cell table:style-name="ce34" office:value-type="float" office:value="4020">
            <text:p><text:s/>4 020</text:p>
          </table:table-cell>
          <table:table-cell table:style-name="ce34" office:value-type="float" office:value="3090">
            <text:p><text:s/>3 090</text:p>
          </table:table-cell>
          <table:table-cell table:style-name="ce34" office:value-type="float" office:value="2920">
            <text:p><text:s/>2 920</text:p>
          </table:table-cell>
          <table:table-cell table:style-name="ce34" office:value-type="float" office:value="3020">
            <text:p><text:s/>3 020</text:p>
          </table:table-cell>
          <table:table-cell table:style-name="ce34" office:value-type="float" office:value="3520">
            <text:p><text:s/>3 520</text:p>
          </table:table-cell>
          <table:table-cell table:style-name="ce34" office:value-type="float" office:value="32270">
            <text:p><text:s/>32 270</text:p>
          </table:table-cell>
          <table:table-cell table:style-name="ce34" office:value-type="float" office:value="5320">
            <text:p><text:s/>5 320</text:p>
          </table:table-cell>
          <table:table-cell table:style-name="ce27" office:value-type="string">
            <text:p>Finland</text:p>
          </table:table-cell>
          <table:table-cell table:style-name="ce4" table:formula="of:=[.J19]/[.J$45]" office:value-type="percentage" office:value="0.0104155423637345">
            <text:p>1.04%</text:p>
          </table:table-cell>
          <table:table-cell table:style-name="ce4" table:formula="of:=[.K19]/[.K$45]" office:value-type="percentage" office:value="0.0112856826731578">
            <text:p>1.13%</text:p>
          </table:table-cell>
          <table:table-cell table:style-name="ce4" table:formula="of:=[.L19]/[.L$45]" office:value-type="percentage" office:value="0.00816712818535525">
            <text:p>0.82%</text:p>
          </table:table-cell>
          <table:table-cell table:style-name="ce4" table:formula="of:=[.M19]/[.M$45]" office:value-type="percentage" office:value="0.00447210407805854">
            <text:p>0.45%</text:p>
          </table:table-cell>
          <table:table-cell table:style-name="ce4" table:formula="of:=[.N19]/[.N$45]" office:value-type="percentage" office:value="0.011120639575092">
            <text:p>1.11%</text:p>
          </table:table-cell>
          <table:table-cell table:style-name="ce4" table:formula="of:=[.O19]/[.O$45]" office:value-type="percentage" office:value="0.0161457764178778">
            <text:p>1.61%</text:p>
          </table:table-cell>
          <table:table-cell table:style-name="ce4" table:formula="of:=[.P19]/[.P$45]" office:value-type="percentage" office:value="0.0114611546685674">
            <text:p>1.15%</text:p>
          </table:table-cell>
          <table:table-cell table:style-name="ce4" table:formula="of:=[.Q19]/[.Q$45]" office:value-type="percentage" office:value="0.00729065899063304">
            <text:p>0.73%</text:p>
          </table:table-cell>
          <table:table-cell table:style-name="ce4" table:formula="of:=[.R19]/[.R$45]" office:value-type="percentage" office:value="0.0062471919727862">
            <text:p>0.62%</text:p>
          </table:table-cell>
          <table:table-cell table:style-name="ce4" table:formula="of:=[.S19]/[.S$45]" office:value-type="percentage" office:value="0.00538843093173465">
            <text:p>0.54%</text:p>
          </table:table-cell>
          <table:table-cell table:style-name="ce4" table:formula="of:=[.T19]/[.T$45]" office:value-type="percentage" office:value="0.00420992202076257">
            <text:p>0.42%</text:p>
          </table:table-cell>
          <table:table-cell table:style-name="ce4" table:formula="of:=[.U19]/[.U$45]" office:value-type="percentage" office:value="0.0194261841123071">
            <text:p>1.94%</text:p>
          </table:table-cell>
          <table:table-cell table:style-name="ce4" table:formula="of:=[.V19]/[.V$45]" office:value-type="percentage" office:value="0.00324469382776287">
            <text:p>0.32%</text:p>
          </table:table-cell>
        </table:table-row>
        <table:table-row table:style-name="ro6">
          <table:table-cell table:style-name="ce10" office:value-type="string">
            <text:p>France</text:p>
          </table:table-cell>
          <table:table-cell table:style-name="ce18" office:value-type="float" office:value="1235.88">
            <text:p>1235.88</text:p>
          </table:table-cell>
          <table:table-cell table:style-name="ce18" office:value-type="float" office:value="63223160">
            <text:p>63223160</text:p>
          </table:table-cell>
          <table:table-cell table:style-name="ce4" table:formula="of:=[.B20]/[.$B$45]" office:value-type="percentage" office:value="0.086223941411143">
            <text:p>8.62%</text:p>
          </table:table-cell>
          <table:table-cell table:style-name="ce4" table:formula="of:=[.C20]/[.$C$45]" office:value-type="percentage" office:value="0.0508326528142527">
            <text:p>5.08%</text:p>
          </table:table-cell>
          <table:table-cell table:style-name="ce4" table:formula="of:=2*[.D20]/3+[.E20]/3" office:value-type="percentage" office:value="0.0744268452121795">
            <text:p>7.44%</text:p>
          </table:table-cell>
          <table:table-cell table:style-name="ce35" office:value-type="float" office:value="77890">
            <text:p><text:s/>77 890</text:p>
          </table:table-cell>
          <table:table-cell table:style-name="ce40" table:formula="of:=[.G20]/[.$G$45]" office:value-type="percentage" office:value="0.0475054891436936">
            <text:p>4.75%</text:p>
          </table:table-cell>
          <table:table-cell table:style-name="ce28" office:value-type="string">
            <text:p>France</text:p>
          </table:table-cell>
          <table:table-cell table:style-name="ce35" office:value-type="float" office:value="58550">
            <text:p><text:s/>58 550</text:p>
          </table:table-cell>
          <table:table-cell table:style-name="ce35" office:value-type="float" office:value="49730">
            <text:p><text:s/>49 730</text:p>
          </table:table-cell>
          <table:table-cell table:style-name="ce35" office:value-type="float" office:value="30750">
            <text:p><text:s/>30 750</text:p>
          </table:table-cell>
          <table:table-cell table:style-name="ce35" office:value-type="float" office:value="29390">
            <text:p><text:s/>29 390</text:p>
          </table:table-cell>
          <table:table-cell table:style-name="ce35" office:value-type="float" office:value="35400">
            <text:p><text:s/>35 400</text:p>
          </table:table-cell>
          <table:table-cell table:style-name="ce35" office:value-type="float" office:value="42120">
            <text:p><text:s/>42 120</text:p>
          </table:table-cell>
          <table:table-cell table:style-name="ce35" office:value-type="float" office:value="48070">
            <text:p><text:s/>48 070</text:p>
          </table:table-cell>
          <table:table-cell table:style-name="ce35" office:value-type="float" office:value="52150">
            <text:p><text:s/>52 150</text:p>
          </table:table-cell>
          <table:table-cell table:style-name="ce35" office:value-type="float" office:value="55070">
            <text:p><text:s/>55 070</text:p>
          </table:table-cell>
          <table:table-cell table:style-name="ce35" office:value-type="float" office:value="60230">
            <text:p><text:s/>60 230</text:p>
          </table:table-cell>
          <table:table-cell table:style-name="ce35" office:value-type="float" office:value="59030">
            <text:p><text:s/>59 030</text:p>
          </table:table-cell>
          <table:table-cell table:style-name="ce35" office:value-type="float" office:value="74300">
            <text:p><text:s/>74 300</text:p>
          </table:table-cell>
          <table:table-cell table:style-name="ce35" office:value-type="float" office:value="77890">
            <text:p><text:s/>77 890</text:p>
          </table:table-cell>
          <table:table-cell table:style-name="ce28" office:value-type="string">
            <text:p>France</text:p>
          </table:table-cell>
          <table:table-cell table:style-name="ce4" table:formula="of:=[.J20]/[.J$45]" office:value-type="percentage" office:value="0.157987048030221">
            <text:p>15.80%</text:p>
          </table:table-cell>
          <table:table-cell table:style-name="ce4" table:formula="of:=[.K20]/[.K$45]" office:value-type="percentage" office:value="0.157209243511523">
            <text:p>15.72%</text:p>
          </table:table-cell>
          <table:table-cell table:style-name="ce4" table:formula="of:=[.L20]/[.L$45]" office:value-type="percentage" office:value="0.107785060815311">
            <text:p>10.78%</text:p>
          </table:table-cell>
          <table:table-cell table:style-name="ce4" table:formula="of:=[.M20]/[.M$45]" office:value-type="percentage" office:value="0.091912684513385">
            <text:p>9.19%</text:p>
          </table:table-cell>
          <table:table-cell table:style-name="ce4" table:formula="of:=[.N20]/[.N$45]" office:value-type="percentage" office:value="0.0979280201388697">
            <text:p>9.79%</text:p>
          </table:table-cell>
          <table:table-cell table:style-name="ce4" table:formula="of:=[.O20]/[.O$45]" office:value-type="percentage" office:value="0.115069391323353">
            <text:p>11.51%</text:p>
          </table:table-cell>
          <table:table-cell table:style-name="ce4" table:formula="of:=[.P20]/[.P$45]" office:value-type="percentage" office:value="0.137049180327869">
            <text:p>13.70%</text:p>
          </table:table-cell>
          <table:table-cell table:style-name="ce4" table:formula="of:=[.Q20]/[.Q$45]" office:value-type="percentage" office:value="0.123044616945473">
            <text:p>12.30%</text:p>
          </table:table-cell>
          <table:table-cell table:style-name="ce4" table:formula="of:=[.R20]/[.R$45]" office:value-type="percentage" office:value="0.117819473267581">
            <text:p>11.78%</text:p>
          </table:table-cell>
          <table:table-cell table:style-name="ce4" table:formula="of:=[.S20]/[.S$45]" office:value-type="percentage" office:value="0.107465296363701">
            <text:p>10.75%</text:p>
          </table:table-cell>
          <table:table-cell table:style-name="ce4" table:formula="of:=[.T20]/[.T$45]" office:value-type="percentage" office:value="0.0705999138879587">
            <text:p>7.06%</text:p>
          </table:table-cell>
          <table:table-cell table:style-name="ce4" table:formula="of:=[.U20]/[.U$45]" office:value-type="percentage" office:value="0.0447277805870596">
            <text:p>4.47%</text:p>
          </table:table-cell>
          <table:table-cell table:style-name="ce4" table:formula="of:=[.V20]/[.V$45]" office:value-type="percentage" office:value="0.0475054891436936">
            <text:p>4.75%</text:p>
          </table:table-cell>
        </table:table-row>
        <table:table-row table:style-name="ro6">
          <table:table-cell table:style-name="ce11" office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table:style-name="ce17" office:value-type="float" office:value="1341.915">
            <text:p>1,341.9 </text:p>
          </table:table-cell>
          <table:table-cell table:style-name="ce22" office:value-type="float" office:value="81039750">
            <text:p>81039750</text:p>
          </table:table-cell>
          <table:table-cell table:style-name="ce4" table:formula="of:=[.B21]/[.$B$45]" office:value-type="percentage" office:value="0.0936217111197963">
            <text:p>9.36%</text:p>
          </table:table-cell>
          <table:table-cell table:style-name="ce4" table:formula="of:=[.C21]/[.$C$45]" office:value-type="percentage" office:value="0.0651575384068723">
            <text:p>6.52%</text:p>
          </table:table-cell>
          <table:table-cell table:style-name="ce4" table:formula="of:=2*[.D21]/3+[.E21]/3" office:value-type="percentage" office:value="0.0841336535488217">
            <text:p>8.41%</text:p>
          </table:table-cell>
          <table:table-cell table:style-name="ce34" office:value-type="float" office:value="722360">
            <text:p><text:s/>722 360</text:p>
          </table:table-cell>
          <table:table-cell table:style-name="ce40" table:formula="of:=[.G21]/[.$G$45]" office:value-type="percentage" office:value="0.440570870944133">
            <text:p>44.06%</text:p>
          </table:table-cell>
          <table:table-cell table:style-name="ce27" office:value-type="string">
            <text:p>Germany</text:p>
          </table:table-cell>
          <table:table-cell table:style-name="ce34" office:value-type="float" office:value="35610">
            <text:p><text:s/>35 610</text:p>
          </table:table-cell>
          <table:table-cell table:style-name="ce34" office:value-type="float" office:value="28910">
            <text:p><text:s/>28 910</text:p>
          </table:table-cell>
          <table:table-cell table:style-name="ce34" office:value-type="float" office:value="21030">
            <text:p><text:s/>21 030</text:p>
          </table:table-cell>
          <table:table-cell table:style-name="ce34" office:value-type="float" office:value="19160">
            <text:p><text:s/>19 160</text:p>
          </table:table-cell>
          <table:table-cell table:style-name="ce34" office:value-type="float" office:value="22090">
            <text:p><text:s/>22 090</text:p>
          </table:table-cell>
          <table:table-cell table:style-name="ce34" office:value-type="float" office:value="27650">
            <text:p><text:s/>27 650</text:p>
          </table:table-cell>
          <table:table-cell table:style-name="ce34" office:value-type="float" office:value="41330">
            <text:p><text:s/>41 330</text:p>
          </table:table-cell>
          <table:table-cell table:style-name="ce34" office:value-type="float" office:value="45740">
            <text:p><text:s/>45 740</text:p>
          </table:table-cell>
          <table:table-cell table:style-name="ce34" office:value-type="float" office:value="64540">
            <text:p><text:s/>64 540</text:p>
          </table:table-cell>
          <table:table-cell table:style-name="ce34" office:value-type="float" office:value="109580">
            <text:p><text:s/>109 580</text:p>
          </table:table-cell>
          <table:table-cell table:style-name="ce34" office:value-type="float" office:value="173070">
            <text:p><text:s/>173 070</text:p>
          </table:table-cell>
          <table:table-cell table:style-name="ce34" office:value-type="float" office:value="441900">
            <text:p><text:s/>441 900</text:p>
          </table:table-cell>
          <table:table-cell table:style-name="ce34" office:value-type="float" office:value="722360">
            <text:p><text:s/>722 360</text:p>
          </table:table-cell>
          <table:table-cell table:style-name="ce27" office:value-type="string">
            <text:p>Germany</text:p>
          </table:table-cell>
          <table:table-cell table:style-name="ce4" table:formula="of:=[.J21]/[.J$45]" office:value-type="percentage" office:value="0.0960874257960065">
            <text:p>9.61%</text:p>
          </table:table-cell>
          <table:table-cell table:style-name="ce4" table:formula="of:=[.K21]/[.K$45]" office:value-type="percentage" office:value="0.0913919008630228">
            <text:p>9.14%</text:p>
          </table:table-cell>
          <table:table-cell table:style-name="ce4" table:formula="of:=[.L21]/[.L$45]" office:value-type="percentage" office:value="0.0737144659819833">
            <text:p>7.37%</text:p>
          </table:table-cell>
          <table:table-cell table:style-name="ce4" table:formula="of:=[.M21]/[.M$45]" office:value-type="percentage" office:value="0.0599199399549662">
            <text:p>5.99%</text:p>
          </table:table-cell>
          <table:table-cell table:style-name="ce4" table:formula="of:=[.N21]/[.N$45]" office:value-type="percentage" office:value="0.0611081910979557">
            <text:p>6.11%</text:p>
          </table:table-cell>
          <table:table-cell table:style-name="ce4" table:formula="of:=[.O21]/[.O$45]" office:value-type="percentage" office:value="0.0755381925472626">
            <text:p>7.55%</text:p>
          </table:table-cell>
          <table:table-cell table:style-name="ce4" table:formula="of:=[.P21]/[.P$45]" office:value-type="percentage" office:value="0.117833214540271">
            <text:p>11.78%</text:p>
          </table:table-cell>
          <table:table-cell table:style-name="ce4" table:formula="of:=[.Q21]/[.Q$45]" office:value-type="percentage" office:value="0.107920628553901">
            <text:p>10.79%</text:p>
          </table:table-cell>
          <table:table-cell table:style-name="ce4" table:formula="of:=[.R21]/[.R$45]" office:value-type="percentage" office:value="0.138080058193021">
            <text:p>13.81%</text:p>
          </table:table-cell>
          <table:table-cell table:style-name="ce4" table:formula="of:=[.S21]/[.S$45]" office:value-type="percentage" office:value="0.195517967383935">
            <text:p>19.55%</text:p>
          </table:table-cell>
          <table:table-cell table:style-name="ce4" table:formula="of:=[.T21]/[.T$45]" office:value-type="percentage" office:value="0.206991819356073">
            <text:p>20.70%</text:p>
          </table:table-cell>
          <table:table-cell table:style-name="ce4" table:formula="of:=[.U21]/[.U$45]" office:value-type="percentage" office:value="0.266018926533266">
            <text:p>26.60%</text:p>
          </table:table-cell>
          <table:table-cell table:style-name="ce4" table:formula="of:=[.V21]/[.V$45]" office:value-type="percentage" office:value="0.440570870944133">
            <text:p>44.06%</text:p>
          </table:table-cell>
        </table:table-row>
        <table:table-row table:style-name="ro6">
          <table:table-cell table:style-name="ce10" office:value-type="string">
            <text:p>Greece</text:p>
          </table:table-cell>
          <table:table-cell table:style-name="ce18" office:value-type="float" office:value="96.848">
            <text:p>96.848</text:p>
          </table:table-cell>
          <table:table-cell table:style-name="ce18" office:value-type="float" office:value="11124000">
            <text:p>11124000</text:p>
          </table:table-cell>
          <table:table-cell table:style-name="ce4" table:formula="of:=[.B22]/[.$B$45]" office:value-type="percentage" office:value="0.00675681803879533">
            <text:p>0.68%</text:p>
          </table:table-cell>
          <table:table-cell table:style-name="ce4" table:formula="of:=[.C22]/[.$C$45]" office:value-type="percentage" office:value="0.00894391279881845">
            <text:p>0.89%</text:p>
          </table:table-cell>
          <table:table-cell table:style-name="ce4" table:formula="of:=2*[.D22]/3+[.E22]/3" office:value-type="percentage" office:value="0.0074858496254697">
            <text:p>0.75%</text:p>
          </table:table-cell>
          <table:table-cell table:style-name="ce35" office:value-type="float" office:value="49850">
            <text:p><text:s/>49 850</text:p>
          </table:table-cell>
          <table:table-cell table:style-name="ce40" table:formula="of:=[.G22]/[.$G$45]" office:value-type="percentage" office:value="0.0304037570139058">
            <text:p>3.04%</text:p>
          </table:table-cell>
          <table:table-cell table:style-name="ce28" office:value-type="string">
            <text:p>Greece</text:p>
          </table:table-cell>
          <table:table-cell table:style-name="ce35" office:value-type="float" office:value="4470">
            <text:p><text:s/>4 470</text:p>
          </table:table-cell>
          <table:table-cell table:style-name="ce35" office:value-type="float" office:value="9050">
            <text:p><text:s/>9 050</text:p>
          </table:table-cell>
          <table:table-cell table:style-name="ce35" office:value-type="float" office:value="12270">
            <text:p><text:s/>12 270</text:p>
          </table:table-cell>
          <table:table-cell table:style-name="ce35" office:value-type="float" office:value="25110">
            <text:p><text:s/>25 110</text:p>
          </table:table-cell>
          <table:table-cell table:style-name="ce35" office:value-type="float" office:value="19880">
            <text:p><text:s/>19 880</text:p>
          </table:table-cell>
          <table:table-cell table:style-name="ce35" office:value-type="float" office:value="15930">
            <text:p><text:s/>15 930</text:p>
          </table:table-cell>
          <table:table-cell table:style-name="ce35" office:value-type="float" office:value="10270">
            <text:p><text:s/>10 270</text:p>
          </table:table-cell>
          <table:table-cell table:style-name="ce35" office:value-type="float" office:value="9310">
            <text:p><text:s/>9 310</text:p>
          </table:table-cell>
          <table:table-cell table:style-name="ce35" office:value-type="float" office:value="9580">
            <text:p><text:s/>9 580</text:p>
          </table:table-cell>
          <table:table-cell table:style-name="ce35" office:value-type="float" office:value="8220">
            <text:p><text:s/>8 220</text:p>
          </table:table-cell>
          <table:table-cell table:style-name="ce35" office:value-type="float" office:value="9450">
            <text:p><text:s/>9 450</text:p>
          </table:table-cell>
          <table:table-cell table:style-name="ce35" office:value-type="float" office:value="11370">
            <text:p><text:s/>11 370</text:p>
          </table:table-cell>
          <table:table-cell table:style-name="ce35" office:value-type="float" office:value="49850">
            <text:p><text:s/>49 850</text:p>
          </table:table-cell>
          <table:table-cell table:style-name="ce28" office:value-type="string">
            <text:p>Greece</text:p>
          </table:table-cell>
          <table:table-cell table:style-name="ce4" table:formula="of:=[.J22]/[.J$45]" office:value-type="percentage" office:value="0.012061521856449">
            <text:p>1.21%</text:p>
          </table:table-cell>
          <table:table-cell table:style-name="ce4" table:formula="of:=[.K22]/[.K$45]" office:value-type="percentage" office:value="0.0286093636392375">
            <text:p>2.86%</text:p>
          </table:table-cell>
          <table:table-cell table:style-name="ce4" table:formula="of:=[.L22]/[.L$45]" office:value-type="percentage" office:value="0.0430088681692313">
            <text:p>4.30%</text:p>
          </table:table-cell>
          <table:table-cell table:style-name="ce4" table:formula="of:=[.M22]/[.M$45]" office:value-type="percentage" office:value="0.0785276457343007">
            <text:p>7.85%</text:p>
          </table:table-cell>
          <table:table-cell table:style-name="ce4" table:formula="of:=[.N22]/[.N$45]" office:value-type="percentage" office:value="0.0549946056599076">
            <text:p>5.50%</text:p>
          </table:table-cell>
          <table:table-cell table:style-name="ce4" table:formula="of:=[.O22]/[.O$45]" office:value-type="percentage" office:value="0.0435198338979347">
            <text:p>4.35%</text:p>
          </table:table-cell>
          <table:table-cell table:style-name="ce4" table:formula="of:=[.P22]/[.P$45]" office:value-type="percentage" office:value="0.02928011404134">
            <text:p>2.93%</text:p>
          </table:table-cell>
          <table:table-cell table:style-name="ce4" table:formula="of:=[.Q22]/[.Q$45]" office:value-type="percentage" office:value="0.021966354434561">
            <text:p>2.20%</text:p>
          </table:table-cell>
          <table:table-cell table:style-name="ce4" table:formula="of:=[.R22]/[.R$45]" office:value-type="percentage" office:value="0.0204959243490725">
            <text:p>2.05%</text:p>
          </table:table-cell>
          <table:table-cell table:style-name="ce4" table:formula="of:=[.S22]/[.S$45]" office:value-type="percentage" office:value="0.0146665239267744">
            <text:p>1.47%</text:p>
          </table:table-cell>
          <table:table-cell table:style-name="ce4" table:formula="of:=[.T22]/[.T$45]" office:value-type="percentage" office:value="0.0113022054250586">
            <text:p>1.13%</text:p>
          </table:table-cell>
          <table:table-cell table:style-name="ce4" table:formula="of:=[.U22]/[.U$45]" office:value-type="percentage" office:value="0.00684461460666041">
            <text:p>0.68%</text:p>
          </table:table-cell>
          <table:table-cell table:style-name="ce4" table:formula="of:=[.V22]/[.V$45]" office:value-type="percentage" office:value="0.0304037570139058">
            <text:p>3.04%</text:p>
          </table:table-cell>
        </table:table-row>
        <table:table-row table:style-name="ro6">
          <table:table-cell table:style-name="ce10" office:value-type="string">
            <text:p>Hungary</text:p>
          </table:table-cell>
          <table:table-cell table:style-name="ce17" office:value-type="float" office:value="51.071">
            <text:p>51.1 </text:p>
          </table:table-cell>
          <table:table-cell table:style-name="ce22" office:value-type="float" office:value="9958823">
            <text:p>9958823</text:p>
          </table:table-cell>
          <table:table-cell table:style-name="ce4" table:formula="of:=[.B23]/[.$B$45]" office:value-type="percentage" office:value="0.00356308291404382">
            <text:p>0.36%</text:p>
          </table:table-cell>
          <table:table-cell table:style-name="ce4" table:formula="of:=[.C23]/[.$C$45]" office:value-type="percentage" office:value="0.00800708778235055">
            <text:p>0.80%</text:p>
          </table:table-cell>
          <table:table-cell table:style-name="ce4" table:formula="of:=2*[.D23]/3+[.E23]/3" office:value-type="percentage" office:value="0.00504441787014607">
            <text:p>0.50%</text:p>
          </table:table-cell>
          <table:table-cell table:style-name="ce34" office:value-type="float" office:value="28070">
            <text:p><text:s/>28 070</text:p>
          </table:table-cell>
          <table:table-cell table:style-name="ce40" table:formula="of:=[.G23]/[.$G$45]" office:value-type="percentage" office:value="0.017120029275433">
            <text:p>1.71%</text:p>
          </table:table-cell>
          <table:table-cell table:style-name="ce27" office:value-type="string">
            <text:p>Hungary</text:p>
          </table:table-cell>
          <table:table-cell table:style-name="ce34" office:value-type="float" office:value="1600">
            <text:p><text:s/>1 600</text:p>
          </table:table-cell>
          <table:table-cell table:style-name="ce34" office:value-type="float" office:value="1610">
            <text:p><text:s/>1 610</text:p>
          </table:table-cell>
          <table:table-cell table:style-name="ce34" office:value-type="float" office:value="2120">
            <text:p><text:s/>2 120</text:p>
          </table:table-cell>
          <table:table-cell table:style-name="ce34" office:value-type="float" office:value="3430">
            <text:p><text:s/>3 430</text:p>
          </table:table-cell>
          <table:table-cell table:style-name="ce34" office:value-type="float" office:value="3120">
            <text:p><text:s/>3 120</text:p>
          </table:table-cell>
          <table:table-cell table:style-name="ce34" office:value-type="float" office:value="4670">
            <text:p><text:s/>4 670</text:p>
          </table:table-cell>
          <table:table-cell table:style-name="ce34" office:value-type="float" office:value="2100">
            <text:p><text:s/>2 100</text:p>
          </table:table-cell>
          <table:table-cell table:style-name="ce34" office:value-type="float" office:value="1690">
            <text:p><text:s/>1 690</text:p>
          </table:table-cell>
          <table:table-cell table:style-name="ce34" office:value-type="float" office:value="2160">
            <text:p><text:s/>2 160</text:p>
          </table:table-cell>
          <table:table-cell table:style-name="ce34" office:value-type="float" office:value="18570">
            <text:p><text:s/>18 570</text:p>
          </table:table-cell>
          <table:table-cell table:style-name="ce34" office:value-type="float" office:value="41370">
            <text:p><text:s/>41 370</text:p>
          </table:table-cell>
          <table:table-cell table:style-name="ce34" office:value-type="float" office:value="174430">
            <text:p><text:s/>174 430</text:p>
          </table:table-cell>
          <table:table-cell table:style-name="ce34" office:value-type="float" office:value="28070">
            <text:p><text:s/>28 070</text:p>
          </table:table-cell>
          <table:table-cell table:style-name="ce27" office:value-type="string">
            <text:p>Hungary</text:p>
          </table:table-cell>
          <table:table-cell table:style-name="ce4" table:formula="of:=[.J23]/[.J$45]" office:value-type="percentage" office:value="0.00431732325957906">
            <text:p>0.43%</text:p>
          </table:table-cell>
          <table:table-cell table:style-name="ce4" table:formula="of:=[.K23]/[.K$45]" office:value-type="percentage" office:value="0.00508962159769861">
            <text:p>0.51%</text:p>
          </table:table-cell>
          <table:table-cell table:style-name="ce4" table:formula="of:=[.L23]/[.L$45]" office:value-type="percentage" office:value="0.00743103508710435">
            <text:p>0.74%</text:p>
          </table:table-cell>
          <table:table-cell table:style-name="ce4" table:formula="of:=[.M23]/[.M$45]" office:value-type="percentage" office:value="0.0107267950963222">
            <text:p>1.07%</text:p>
          </table:table-cell>
          <table:table-cell table:style-name="ce4" table:formula="of:=[.N23]/[.N$45]" office:value-type="percentage" office:value="0.00863094414783258">
            <text:p>0.86%</text:p>
          </table:table-cell>
          <table:table-cell table:style-name="ce4" table:formula="of:=[.O23]/[.O$45]" office:value-type="percentage" office:value="0.0127581685061742">
            <text:p>1.28%</text:p>
          </table:table-cell>
          <table:table-cell table:style-name="ce4" table:formula="of:=[.P23]/[.P$45]" office:value-type="percentage" office:value="0.0059871703492516">
            <text:p>0.60%</text:p>
          </table:table-cell>
          <table:table-cell table:style-name="ce4" table:formula="of:=[.Q23]/[.Q$45]" office:value-type="percentage" office:value="0.00398744779746597">
            <text:p>0.40%</text:p>
          </table:table-cell>
          <table:table-cell table:style-name="ce4" table:formula="of:=[.R23]/[.R$45]" office:value-type="percentage" office:value="0.00462121050041719">
            <text:p>0.46%</text:p>
          </table:table-cell>
          <table:table-cell table:style-name="ce4" table:formula="of:=[.S23]/[.S$45]" office:value-type="percentage" office:value="0.0331334974842094">
            <text:p>3.31%</text:p>
          </table:table-cell>
          <table:table-cell table:style-name="ce4" table:formula="of:=[.T23]/[.T$45]" office:value-type="percentage" office:value="0.049478543749701">
            <text:p>4.95%</text:p>
          </table:table-cell>
          <table:table-cell table:style-name="ce4" table:formula="of:=[.U23]/[.U$45]" office:value-type="percentage" office:value="0.105004936309567">
            <text:p>10.50%</text:p>
          </table:table-cell>
          <table:table-cell table:style-name="ce4" table:formula="of:=[.V23]/[.V$45]" office:value-type="percentage" office:value="0.017120029275433">
            <text:p>1.71%</text:p>
          </table:table-cell>
        </table:table-row>
        <table:table-row table:style-name="ro6">
          <table:table-cell table:style-name="ce10" office:value-type="string">
            <text:p>Iceland</text:p>
          </table:table-cell>
          <table:table-cell table:style-name="ce18" office:value-type="float" office:value="5.049">
            <text:p>5.049</text:p>
          </table:table-cell>
          <table:table-cell table:style-name="ce18" office:value-type="float" office:value="319013.5">
            <office:annotation draw:style-name="gr1" draw:text-style-name="P1" svg:width="2.899cm" svg:height="0.596cm" svg:x="11.978cm" svg:y="8.665cm" draw:caption-point-x="-0.61cm" draw:caption-point-y="1.529cm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style-name="ce4" table:formula="of:=[.B24]/[.$B$45]" office:value-type="percentage" office:value="0.000352254814532852">
            <text:p>0.04%</text:p>
          </table:table-cell>
          <table:table-cell table:style-name="ce4" table:formula="of:=[.C24]/[.$C$45]" office:value-type="percentage" office:value="0.000256493071345368">
            <text:p>0.03%</text:p>
          </table:table-cell>
          <table:table-cell table:style-name="ce4" table:formula="of:=2*[.D24]/3+[.E24]/3" office:value-type="percentage" office:value="0.000320334233470357">
            <text:p>0.03%</text:p>
          </table:table-cell>
          <table:table-cell table:style-name="ce35" office:value-type="float" office:value="1130">
            <text:p><text:s/>1 130</text:p>
          </table:table-cell>
          <table:table-cell table:style-name="ce40" table:formula="of:=[.G24]/[.$G$45]" office:value-type="percentage" office:value="0.000689192485972188">
            <text:p>0.07%</text:p>
          </table:table-cell>
          <table:table-cell table:style-name="ce28" office:value-type="string">
            <text:p>Iceland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90">
            <text:p><text:s text:c="2"/>90</text:p>
          </table:table-cell>
          <table:table-cell table:number-columns-repeated="2" table:style-name="ce35" office:value-type="float" office:value="40">
            <text:p><text:s text:c="2"/>40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40">
            <text:p><text:s text:c="2"/>40</text:p>
          </table:table-cell>
          <table:table-cell table:style-name="ce35" office:value-type="float" office:value="50">
            <text:p><text:s text:c="2"/>50</text:p>
          </table:table-cell>
          <table:table-cell table:style-name="ce35" office:value-type="float" office:value="80">
            <text:p><text:s text:c="2"/>80</text:p>
          </table:table-cell>
          <table:table-cell table:style-name="ce35" office:value-type="float" office:value="110">
            <text:p><text:s text:c="2"/>110</text:p>
          </table:table-cell>
          <table:table-cell table:style-name="ce35" office:value-type="float" office:value="170">
            <text:p><text:s text:c="2"/>170</text:p>
          </table:table-cell>
          <table:table-cell table:style-name="ce35" office:value-type="float" office:value="160">
            <text:p><text:s text:c="2"/>160</text:p>
          </table:table-cell>
          <table:table-cell table:style-name="ce35" office:value-type="float" office:value="360">
            <text:p><text:s text:c="2"/>360</text:p>
          </table:table-cell>
          <table:table-cell table:style-name="ce35" office:value-type="float" office:value="1130">
            <text:p><text:s/>1 130</text:p>
          </table:table-cell>
          <table:table-cell table:style-name="ce28" office:value-type="string">
            <text:p>Iceland</text:p>
          </table:table-cell>
          <table:table-cell table:style-name="ce4" table:formula="of:=[.J24]/[.J$45]" office:value-type="percentage" office:value="0.000215866162978953">
            <text:p>0.02%</text:p>
          </table:table-cell>
          <table:table-cell table:style-name="ce4" table:formula="of:=[.K24]/[.K$45]" office:value-type="percentage" office:value="0.000284513008567003">
            <text:p>0.03%</text:p>
          </table:table-cell>
          <table:table-cell table:style-name="ce4" table:formula="of:=[.L24]/[.L$45]" office:value-type="percentage" office:value="0.000140208209190648">
            <text:p>0.01%</text:p>
          </table:table-cell>
          <table:table-cell table:style-name="ce4" table:formula="of:=[.M24]/[.M$45]" office:value-type="percentage" office:value="0.000125093820365274">
            <text:p>0.01%</text:p>
          </table:table-cell>
          <table:table-cell table:style-name="ce4" table:formula="of:=[.N24]/[.N$45]" office:value-type="percentage" office:value="0.000221306260200835">
            <text:p>0.02%</text:p>
          </table:table-cell>
          <table:table-cell table:style-name="ce4" table:formula="of:=[.O24]/[.O$45]" office:value-type="percentage" office:value="0.000109277674571085">
            <text:p>0.01%</text:p>
          </table:table-cell>
          <table:table-cell table:style-name="ce4" table:formula="of:=[.P24]/[.P$45]" office:value-type="percentage" office:value="0.000142551674982181">
            <text:p>0.01%</text:p>
          </table:table-cell>
          <table:table-cell table:style-name="ce4" table:formula="of:=[.Q24]/[.Q$45]" office:value-type="percentage" office:value="0.000188754925323833">
            <text:p>0.02%</text:p>
          </table:table-cell>
          <table:table-cell table:style-name="ce4" table:formula="of:=[.R24]/[.R$45]" office:value-type="percentage" office:value="0.000235339423632357">
            <text:p>0.02%</text:p>
          </table:table-cell>
          <table:table-cell table:style-name="ce4" table:formula="of:=[.S24]/[.S$45]" office:value-type="percentage" office:value="0.000303322270991685">
            <text:p>0.03%</text:p>
          </table:table-cell>
          <table:table-cell table:style-name="ce4" table:formula="of:=[.T24]/[.T$45]" office:value-type="percentage" office:value="0.000191360091852844">
            <text:p>0.02%</text:p>
          </table:table-cell>
          <table:table-cell table:style-name="ce4" table:formula="of:=[.U24]/[.U$45]" office:value-type="percentage" office:value="0.000216716029762335">
            <text:p>0.02%</text:p>
          </table:table-cell>
          <table:table-cell table:style-name="ce4" table:formula="of:=[.V24]/[.V$45]" office:value-type="percentage" office:value="0.000689192485972188">
            <text:p>0.07%</text:p>
          </table:table-cell>
        </table:table-row>
        <table:table-row table:style-name="ro6">
          <table:table-cell table:style-name="ce10" office:value-type="string">
            <text:p>Ireland</text:p>
          </table:table-cell>
          <table:table-cell table:style-name="ce17" office:value-type="float" office:value="65.168">
            <text:p>65.2 </text:p>
          </table:table-cell>
          <table:table-cell table:style-name="ce22" office:value-type="float" office:value="4574900">
            <text:p>4574900</text:p>
          </table:table-cell>
          <table:table-cell table:style-name="ce4" table:formula="of:=[.B25]/[.$B$45]" office:value-type="percentage" office:value="0.00454659175153038">
            <text:p>0.45%</text:p>
          </table:table-cell>
          <table:table-cell table:style-name="ce4" table:formula="of:=[.C25]/[.$C$45]" office:value-type="percentage" office:value="0.00367830876153493">
            <text:p>0.37%</text:p>
          </table:table-cell>
          <table:table-cell table:style-name="ce4" table:formula="of:=2*[.D25]/3+[.E25]/3" office:value-type="percentage" office:value="0.00425716408819856">
            <text:p>0.43%</text:p>
          </table:table-cell>
          <table:table-cell table:style-name="ce34" office:value-type="float" office:value="2240">
            <text:p><text:s/>2 240</text:p>
          </table:table-cell>
          <table:table-cell table:style-name="ce40" table:formula="of:=[.G25]/[.$G$45]" office:value-type="percentage" office:value="0.00136618687484752">
            <text:p>0.14%</text:p>
          </table:table-cell>
          <table:table-cell table:style-name="ce27" office:value-type="string">
            <text:p>Ireland</text:p>
          </table:table-cell>
          <table:table-cell table:style-name="ce34" office:value-type="float" office:value="4770">
            <text:p><text:s/>4 770</text:p>
          </table:table-cell>
          <table:table-cell table:style-name="ce34" office:value-type="float" office:value="4320">
            <text:p><text:s/>4 320</text:p>
          </table:table-cell>
          <table:table-cell table:style-name="ce34" office:value-type="float" office:value="4310">
            <text:p><text:s/>4 310</text:p>
          </table:table-cell>
          <table:table-cell table:style-name="ce34" office:value-type="float" office:value="3990">
            <text:p><text:s/>3 990</text:p>
          </table:table-cell>
          <table:table-cell table:style-name="ce34" office:value-type="float" office:value="3870">
            <text:p><text:s/>3 870</text:p>
          </table:table-cell>
          <table:table-cell table:style-name="ce34" office:value-type="float" office:value="2690">
            <text:p><text:s/>2 690</text:p>
          </table:table-cell>
          <table:table-cell table:style-name="ce34" office:value-type="float" office:value="1940">
            <text:p><text:s/>1 940</text:p>
          </table:table-cell>
          <table:table-cell table:style-name="ce34" office:value-type="float" office:value="1420">
            <text:p><text:s/>1 420</text:p>
          </table:table-cell>
          <table:table-cell table:style-name="ce34" office:value-type="float" office:value="1100">
            <text:p><text:s/>1 100</text:p>
          </table:table-cell>
          <table:table-cell table:style-name="ce34" office:value-type="float" office:value="950">
            <text:p><text:s text:c="2"/>950</text:p>
          </table:table-cell>
          <table:table-cell table:style-name="ce34" office:value-type="float" office:value="1440">
            <text:p><text:s/>1 440</text:p>
          </table:table-cell>
          <table:table-cell table:style-name="ce34" office:value-type="float" office:value="3280">
            <text:p><text:s/>3 280</text:p>
          </table:table-cell>
          <table:table-cell table:style-name="ce34" office:value-type="float" office:value="2240">
            <text:p><text:s/>2 240</text:p>
          </table:table-cell>
          <table:table-cell table:style-name="ce27" office:value-type="string">
            <text:p>Ireland</text:p>
          </table:table-cell>
          <table:table-cell table:style-name="ce4" table:formula="of:=[.J25]/[.J$45]" office:value-type="percentage" office:value="0.0128710199676201">
            <text:p>1.29%</text:p>
          </table:table-cell>
          <table:table-cell table:style-name="ce4" table:formula="of:=[.K25]/[.K$45]" office:value-type="percentage" office:value="0.0136566244112161">
            <text:p>1.37%</text:p>
          </table:table-cell>
          <table:table-cell table:style-name="ce4" table:formula="of:=[.L25]/[.L$45]" office:value-type="percentage" office:value="0.0151074345402923">
            <text:p>1.51%</text:p>
          </table:table-cell>
          <table:table-cell table:style-name="ce4" table:formula="of:=[.M25]/[.M$45]" office:value-type="percentage" office:value="0.0124781085814361">
            <text:p>1.25%</text:p>
          </table:table-cell>
          <table:table-cell table:style-name="ce4" table:formula="of:=[.N25]/[.N$45]" office:value-type="percentage" office:value="0.0107056903372154">
            <text:p>1.07%</text:p>
          </table:table-cell>
          <table:table-cell table:style-name="ce4" table:formula="of:=[.O25]/[.O$45]" office:value-type="percentage" office:value="0.00734892361490548">
            <text:p>0.73%</text:p>
          </table:table-cell>
          <table:table-cell table:style-name="ce4" table:formula="of:=[.P25]/[.P$45]" office:value-type="percentage" office:value="0.00553100498930862">
            <text:p>0.55%</text:p>
          </table:table-cell>
          <table:table-cell table:style-name="ce4" table:formula="of:=[.Q25]/[.Q$45]" office:value-type="percentage" office:value="0.00335039992449803">
            <text:p>0.34%</text:p>
          </table:table-cell>
          <table:table-cell table:style-name="ce4" table:formula="of:=[.R25]/[.R$45]" office:value-type="percentage" office:value="0.00235339423632357">
            <text:p>0.24%</text:p>
          </table:table-cell>
          <table:table-cell table:style-name="ce4" table:formula="of:=[.S25]/[.S$45]" office:value-type="percentage" office:value="0.00169503622024765">
            <text:p>0.17%</text:p>
          </table:table-cell>
          <table:table-cell table:style-name="ce4" table:formula="of:=[.T25]/[.T$45]" office:value-type="percentage" office:value="0.0017222408266756">
            <text:p>0.17%</text:p>
          </table:table-cell>
          <table:table-cell table:style-name="ce4" table:formula="of:=[.U25]/[.U$45]" office:value-type="percentage" office:value="0.00197452382672349">
            <text:p>0.20%</text:p>
          </table:table-cell>
          <table:table-cell table:style-name="ce4" table:formula="of:=[.V25]/[.V$45]" office:value-type="percentage" office:value="0.00136618687484752">
            <text:p>0.14%</text:p>
          </table:table-cell>
        </table:table-row>
        <table:table-row table:style-name="ro6">
          <table:table-cell table:style-name="ce11" office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table:style-name="ce18" office:value-type="float" office:value="80.933">
            <text:p>80.933</text:p>
          </table:table-cell>
          <table:table-cell table:style-name="ce18" office:value-type="float" office:value="7765800">
            <text:p>7765800</text:p>
          </table:table-cell>
          <table:table-cell table:style-name="ce4" table:formula="of:=[.B26]/[.$B$45]" office:value-type="percentage" office:value="0.00564647235186914">
            <text:p>0.56%</text:p>
          </table:table-cell>
          <table:table-cell table:style-name="ce4" table:formula="of:=[.C26]/[.$C$45]" office:value-type="percentage" office:value="0.00624385454989791">
            <text:p>0.62%</text:p>
          </table:table-cell>
          <table:table-cell table:style-name="ce4" table:formula="of:=2*[.D26]/3+[.E26]/3" office:value-type="percentage" office:value="0.00584559975121206">
            <text:p>0.58%</text:p>
          </table:table-cell>
          <table:table-cell table:style-name="ce35" office:value-type="float" office:value="8150">
            <text:p><text:s/>8 150</text:p>
          </table:table-cell>
          <table:table-cell table:style-name="ce40" table:formula="of:=[.G26]/[.$G$45]" office:value-type="percentage" office:value="0.00497072456696755">
            <text:p>0.50%</text:p>
          </table:table-cell>
          <table:table-cell table:style-name="ce28" office:value-type="string">
            <text:p>Israel</text:p>
          </table:table-cell>
          <table:table-cell table:style-name="ce35" office:value-type="string">
            <text:p>..</text:p>
          </table:table-cell>
          <table:table-cell table:style-name="ce35" office:value-type="float" office:value="940">
            <text:p><text:s text:c="2"/>940</text:p>
          </table:table-cell>
          <table:table-cell table:style-name="ce35" office:value-type="float" office:value="860">
            <text:p><text:s text:c="2"/>860</text:p>
          </table:table-cell>
          <table:table-cell table:style-name="ce35" office:value-type="float" office:value="5760">
            <text:p><text:s/>5 760</text:p>
          </table:table-cell>
          <table:table-cell table:style-name="ce35" office:value-type="float" office:value="4630">
            <text:p><text:s/>4 630</text:p>
          </table:table-cell>
          <table:table-cell table:style-name="ce35" office:value-type="float" office:value="4140">
            <text:p><text:s/>4 140</text:p>
          </table:table-cell>
          <table:table-cell table:style-name="ce35" office:value-type="float" office:value="5580">
            <text:p><text:s/>5 580</text:p>
          </table:table-cell>
          <table:table-cell table:style-name="ce35" office:value-type="float" office:value="6460">
            <text:p><text:s/>6 460</text:p>
          </table:table-cell>
          <table:table-cell table:style-name="ce35" office:value-type="float" office:value="5700">
            <text:p><text:s/>5 700</text:p>
          </table:table-cell>
          <table:table-cell table:style-name="ce35" office:value-type="float" office:value="4760">
            <text:p><text:s/>4 760</text:p>
          </table:table-cell>
          <table:table-cell table:style-name="ce35" office:value-type="float" office:value="5560">
            <text:p><text:s/>5 560</text:p>
          </table:table-cell>
          <table:table-cell table:style-name="ce35" office:value-type="float" office:value="5010">
            <text:p><text:s/>5 010</text:p>
          </table:table-cell>
          <table:table-cell table:style-name="ce35" office:value-type="float" office:value="8150">
            <text:p><text:s/>8 150</text:p>
          </table:table-cell>
          <table:table-cell table:style-name="ce28" office:value-type="string">
            <text:p>Israel</text:p>
          </table:table-cell>
          <table:table-cell table:style-name="ce4" table:formula="of:=[.J26]/[.J$45]" office:value-type="percentage" office:value="0">
            <text:p>#WERT!</text:p>
          </table:table-cell>
          <table:table-cell table:style-name="ce4" table:formula="of:=[.K26]/[.K$45]" office:value-type="percentage" office:value="0.00297158031169981">
            <text:p>0.30%</text:p>
          </table:table-cell>
          <table:table-cell table:style-name="ce4" table:formula="of:=[.L26]/[.L$45]" office:value-type="percentage" office:value="0.00301447649759893">
            <text:p>0.30%</text:p>
          </table:table-cell>
          <table:table-cell table:style-name="ce4" table:formula="of:=[.M26]/[.M$45]" office:value-type="percentage" office:value="0.0180135101325994">
            <text:p>1.80%</text:p>
          </table:table-cell>
          <table:table-cell table:style-name="ce4" table:formula="of:=[.N26]/[.N$45]" office:value-type="percentage" office:value="0.0128080998091234">
            <text:p>1.28%</text:p>
          </table:table-cell>
          <table:table-cell table:style-name="ce4" table:formula="of:=[.O26]/[.O$45]" office:value-type="percentage" office:value="0.0113102393181073">
            <text:p>1.13%</text:p>
          </table:table-cell>
          <table:table-cell table:style-name="ce4" table:formula="of:=[.P26]/[.P$45]" office:value-type="percentage" office:value="0.0159087669280114">
            <text:p>1.59%</text:p>
          </table:table-cell>
          <table:table-cell table:style-name="ce4" table:formula="of:=[.Q26]/[.Q$45]" office:value-type="percentage" office:value="0.0152419602198995">
            <text:p>1.52%</text:p>
          </table:table-cell>
          <table:table-cell table:style-name="ce4" table:formula="of:=[.R26]/[.R$45]" office:value-type="percentage" office:value="0.0121948610427676">
            <text:p>1.22%</text:p>
          </table:table-cell>
          <table:table-cell table:style-name="ce4" table:formula="of:=[.S26]/[.S$45]" office:value-type="percentage" office:value="0.00849302358776719">
            <text:p>0.85%</text:p>
          </table:table-cell>
          <table:table-cell table:style-name="ce4" table:formula="of:=[.T26]/[.T$45]" office:value-type="percentage" office:value="0.00664976319188633">
            <text:p>0.66%</text:p>
          </table:table-cell>
          <table:table-cell table:style-name="ce4" table:formula="of:=[.U26]/[.U$45]" office:value-type="percentage" office:value="0.00301596474752583">
            <text:p>0.30%</text:p>
          </table:table-cell>
          <table:table-cell table:style-name="ce4" table:formula="of:=[.V26]/[.V$45]" office:value-type="percentage" office:value="0.00497072456696755">
            <text:p>0.50%</text:p>
          </table:table-cell>
        </table:table-row>
        <table:table-row table:style-name="ro6">
          <table:table-cell table:style-name="ce10" office:value-type="string">
            <text:p>Italy</text:p>
          </table:table-cell>
          <table:table-cell table:style-name="ce17" office:value-type="float" office:value="954.168">
            <text:p>954.2 </text:p>
          </table:table-cell>
          <table:table-cell table:style-name="ce22" office:value-type="float" office:value="60626440">
            <text:p>60626440</text:p>
          </table:table-cell>
          <table:table-cell table:style-name="ce4" table:formula="of:=[.B27]/[.$B$45]" office:value-type="percentage" office:value="0.0665696715930248">
            <text:p>6.66%</text:p>
          </table:table-cell>
          <table:table-cell table:style-name="ce4" table:formula="of:=[.C27]/[.$C$45]" office:value-type="percentage" office:value="0.0487448393260337">
            <text:p>4.87%</text:p>
          </table:table-cell>
          <table:table-cell table:style-name="ce4" table:formula="of:=2*[.D27]/3+[.E27]/3" office:value-type="percentage" office:value="0.0606280608373611">
            <text:p>6.06%</text:p>
          </table:table-cell>
          <table:table-cell table:style-name="ce34" office:value-type="float" office:value="122120">
            <text:p><text:s/>122 120</text:p>
          </table:table-cell>
          <table:table-cell table:style-name="ce40" table:formula="of:=[.G27]/[.$G$45]" office:value-type="percentage" office:value="0.0744815808733837">
            <text:p>7.45%</text:p>
          </table:table-cell>
          <table:table-cell table:style-name="ce27" office:value-type="string">
            <text:p>Italy</text:p>
          </table:table-cell>
          <table:table-cell table:style-name="ce34" office:value-type="float" office:value="9720">
            <text:p><text:s/>9 720</text:p>
          </table:table-cell>
          <table:table-cell table:style-name="ce34" office:value-type="float" office:value="9550">
            <text:p><text:s/>9 550</text:p>
          </table:table-cell>
          <table:table-cell table:style-name="ce34" office:value-type="float" office:value="10350">
            <text:p><text:s/>10 350</text:p>
          </table:table-cell>
          <table:table-cell table:style-name="ce34" office:value-type="float" office:value="14050">
            <text:p><text:s/>14 050</text:p>
          </table:table-cell>
          <table:table-cell table:style-name="ce34" office:value-type="float" office:value="30320">
            <text:p><text:s/>30 320</text:p>
          </table:table-cell>
          <table:table-cell table:style-name="ce34" office:value-type="float" office:value="17600">
            <text:p><text:s/>17 600</text:p>
          </table:table-cell>
          <table:table-cell table:style-name="ce34" office:value-type="float" office:value="10050">
            <text:p><text:s/>10 050</text:p>
          </table:table-cell>
          <table:table-cell table:style-name="ce34" office:value-type="float" office:value="34120">
            <text:p><text:s/>34 120</text:p>
          </table:table-cell>
          <table:table-cell table:style-name="ce34" office:value-type="float" office:value="17350">
            <text:p><text:s/>17 350</text:p>
          </table:table-cell>
          <table:table-cell table:style-name="ce34" office:value-type="float" office:value="25720">
            <text:p><text:s/>25 720</text:p>
          </table:table-cell>
          <table:table-cell table:style-name="ce34" office:value-type="float" office:value="63660">
            <text:p><text:s/>63 660</text:p>
          </table:table-cell>
          <table:table-cell table:style-name="ce34" office:value-type="float" office:value="83240">
            <text:p><text:s/>83 240</text:p>
          </table:table-cell>
          <table:table-cell table:style-name="ce34" office:value-type="float" office:value="122120">
            <text:p><text:s/>122 120</text:p>
          </table:table-cell>
          <table:table-cell table:style-name="ce27" office:value-type="string">
            <text:p>Italy</text:p>
          </table:table-cell>
          <table:table-cell table:style-name="ce4" table:formula="of:=[.J27]/[.J$45]" office:value-type="percentage" office:value="0.0262277388019428">
            <text:p>2.62%</text:p>
          </table:table-cell>
          <table:table-cell table:style-name="ce4" table:formula="of:=[.K27]/[.K$45]" office:value-type="percentage" office:value="0.0301899914646097">
            <text:p>3.02%</text:p>
          </table:table-cell>
          <table:table-cell table:style-name="ce4" table:formula="of:=[.L27]/[.L$45]" office:value-type="percentage" office:value="0.0362788741280802">
            <text:p>3.63%</text:p>
          </table:table-cell>
          <table:table-cell table:style-name="ce4" table:formula="of:=[.M27]/[.M$45]" office:value-type="percentage" office:value="0.0439392044033025">
            <text:p>4.39%</text:p>
          </table:table-cell>
          <table:table-cell table:style-name="ce4" table:formula="of:=[.N27]/[.N$45]" office:value-type="percentage" office:value="0.0838750726161166">
            <text:p>8.39%</text:p>
          </table:table-cell>
          <table:table-cell table:style-name="ce4" table:formula="of:=[.O27]/[.O$45]" office:value-type="percentage" office:value="0.0480821768112775">
            <text:p>4.81%</text:p>
          </table:table-cell>
          <table:table-cell table:style-name="ce4" table:formula="of:=[.P27]/[.P$45]" office:value-type="percentage" office:value="0.0286528866714184">
            <text:p>2.87%</text:p>
          </table:table-cell>
          <table:table-cell table:style-name="ce4" table:formula="of:=[.Q27]/[.Q$45]" office:value-type="percentage" office:value="0.0805039756506146">
            <text:p>8.05%</text:p>
          </table:table-cell>
          <table:table-cell table:style-name="ce4" table:formula="of:=[.R27]/[.R$45]" office:value-type="percentage" office:value="0.0371194454547399">
            <text:p>3.71%</text:p>
          </table:table-cell>
          <table:table-cell table:style-name="ce4" table:formula="of:=[.S27]/[.S$45]" office:value-type="percentage" office:value="0.0458908753523891">
            <text:p>4.59%</text:p>
          </table:table-cell>
          <table:table-cell table:style-name="ce4" table:formula="of:=[.T27]/[.T$45]" office:value-type="percentage" office:value="0.0761373965459503">
            <text:p>7.61%</text:p>
          </table:table-cell>
          <table:table-cell table:style-name="ce4" table:formula="of:=[.U27]/[.U$45]" office:value-type="percentage" office:value="0.0501095619928243">
            <text:p>5.01%</text:p>
          </table:table-cell>
          <table:table-cell table:style-name="ce4" table:formula="of:=[.V27]/[.V$45]" office:value-type="percentage" office:value="0.0744815808733837">
            <text:p>7.45%</text:p>
          </table:table-cell>
        </table:table-row>
        <table:table-row table:style-name="ro6">
          <table:table-cell table:style-name="ce10" office:value-type="string">
            <text:p>Japan</text:p>
          </table:table-cell>
          <table:table-cell table:style-name="ce18" office:value-type="float" office:value="1702.132">
            <text:p>1702.132</text:p>
          </table:table-cell>
          <table:table-cell table:style-name="ce18" office:value-type="float" office:value="127799000">
            <text:p>127799000</text:p>
          </table:table-cell>
          <table:table-cell table:style-name="ce4" table:formula="of:=[.B28]/[.$B$45]" office:value-type="percentage" office:value="0.118753058421555">
            <text:p>11.88%</text:p>
          </table:table-cell>
          <table:table-cell table:style-name="ce4" table:formula="of:=[.C28]/[.$C$45]" office:value-type="percentage" office:value="0.102752886711273">
            <text:p>10.28%</text:p>
          </table:table-cell>
          <table:table-cell table:style-name="ce4" table:formula="of:=2*[.D28]/3+[.E28]/3" office:value-type="percentage" office:value="0.113419667851461">
            <text:p>11.34%</text:p>
          </table:table-cell>
          <table:table-cell table:style-name="ce35" office:value-type="float" office:value="10900">
            <text:p><text:s/>10 900</text:p>
          </table:table-cell>
          <table:table-cell table:style-name="ce40" table:formula="of:=[.G28]/[.$G$45]" office:value-type="percentage" office:value="0.00664796291778483">
            <text:p>0.66%</text:p>
          </table:table-cell>
          <table:table-cell table:style-name="ce28" office:value-type="string">
            <text:p>Japan</text:p>
          </table:table-cell>
          <table:table-cell table:style-name="ce35" office:value-type="float" office:value="430">
            <text:p><text:s text:c="2"/>430</text:p>
          </table:table-cell>
          <table:table-cell table:style-name="ce35" office:value-type="float" office:value="380">
            <text:p><text:s text:c="2"/>380</text:p>
          </table:table-cell>
          <table:table-cell table:style-name="ce35" office:value-type="float" office:value="950">
            <text:p><text:s text:c="2"/>950</text:p>
          </table:table-cell>
          <table:table-cell table:style-name="ce35" office:value-type="float" office:value="820">
            <text:p><text:s text:c="2"/>820</text:p>
          </table:table-cell>
          <table:table-cell table:style-name="ce35" office:value-type="float" office:value="1600">
            <text:p><text:s/>1 600</text:p>
          </table:table-cell>
          <table:table-cell table:style-name="ce35" office:value-type="float" office:value="1390">
            <text:p><text:s/>1 390</text:p>
          </table:table-cell>
          <table:table-cell table:style-name="ce35" office:value-type="float" office:value="1200">
            <text:p><text:s/>1 200</text:p>
          </table:table-cell>
          <table:table-cell table:style-name="ce35" office:value-type="float" office:value="1870">
            <text:p><text:s/>1 870</text:p>
          </table:table-cell>
          <table:table-cell table:style-name="ce35" office:value-type="float" office:value="2550">
            <text:p><text:s/>2 550</text:p>
          </table:table-cell>
          <table:table-cell table:style-name="ce35" office:value-type="float" office:value="3260">
            <text:p><text:s/>3 260</text:p>
          </table:table-cell>
          <table:table-cell table:style-name="ce35" office:value-type="float" office:value="5000">
            <text:p><text:s/>5 000</text:p>
          </table:table-cell>
          <table:table-cell table:style-name="ce35" office:value-type="float" office:value="7580">
            <text:p><text:s/>7 580</text:p>
          </table:table-cell>
          <table:table-cell table:style-name="ce35" office:value-type="float" office:value="10900">
            <text:p><text:s/>10 900</text:p>
          </table:table-cell>
          <table:table-cell table:style-name="ce28" office:value-type="string">
            <text:p>Japan</text:p>
          </table:table-cell>
          <table:table-cell table:style-name="ce4" table:formula="of:=[.J28]/[.J$45]" office:value-type="percentage" office:value="0.00116028062601187">
            <text:p>0.12%</text:p>
          </table:table-cell>
          <table:table-cell table:style-name="ce4" table:formula="of:=[.K28]/[.K$45]" office:value-type="percentage" office:value="0.0012012771472829">
            <text:p>0.12%</text:p>
          </table:table-cell>
          <table:table-cell table:style-name="ce4" table:formula="of:=[.L28]/[.L$45]" office:value-type="percentage" office:value="0.00332994496827789">
            <text:p>0.33%</text:p>
          </table:table-cell>
          <table:table-cell table:style-name="ce4" table:formula="of:=[.M28]/[.M$45]" office:value-type="percentage" office:value="0.00256442331748812">
            <text:p>0.26%</text:p>
          </table:table-cell>
          <table:table-cell table:style-name="ce4" table:formula="of:=[.N28]/[.N$45]" office:value-type="percentage" office:value="0.00442612520401671">
            <text:p>0.44%</text:p>
          </table:table-cell>
          <table:table-cell table:style-name="ce4" table:formula="of:=[.O28]/[.O$45]" office:value-type="percentage" office:value="0.00379739919134521">
            <text:p>0.38%</text:p>
          </table:table-cell>
          <table:table-cell table:style-name="ce4" table:formula="of:=[.P28]/[.P$45]" office:value-type="percentage" office:value="0.00342124019957234">
            <text:p>0.34%</text:p>
          </table:table-cell>
          <table:table-cell table:style-name="ce4" table:formula="of:=[.Q28]/[.Q$45]" office:value-type="percentage" office:value="0.00441214637944459">
            <text:p>0.44%</text:p>
          </table:table-cell>
          <table:table-cell table:style-name="ce4" table:formula="of:=[.R28]/[.R$45]" office:value-type="percentage" office:value="0.00545559572965919">
            <text:p>0.55%</text:p>
          </table:table-cell>
          <table:table-cell table:style-name="ce4" table:formula="of:=[.S28]/[.S$45]" office:value-type="percentage" office:value="0.00581665060842879">
            <text:p>0.58%</text:p>
          </table:table-cell>
          <table:table-cell table:style-name="ce4" table:formula="of:=[.T28]/[.T$45]" office:value-type="percentage" office:value="0.00598000287040138">
            <text:p>0.60%</text:p>
          </table:table-cell>
          <table:table-cell table:style-name="ce4" table:formula="of:=[.U28]/[.U$45]" office:value-type="percentage" office:value="0.00456307640444027">
            <text:p>0.46%</text:p>
          </table:table-cell>
          <table:table-cell table:style-name="ce4" table:formula="of:=[.V28]/[.V$45]" office:value-type="percentage" office:value="0.00664796291778483">
            <text:p>0.66%</text:p>
          </table:table-cell>
        </table:table-row>
        <table:table-row table:style-name="ro6">
          <table:table-cell table:style-name="ce10" office:value-type="string">
            <text:p>Korea</text:p>
          </table:table-cell>
          <table:table-cell table:style-name="ce17" office:value-type="float" office:value="290.72">
            <text:p>290.7 </text:p>
          </table:table-cell>
          <table:table-cell table:style-name="ce22" office:value-type="float" office:value="49779440">
            <text:p>49779440</text:p>
          </table:table-cell>
          <table:table-cell table:style-name="ce4" table:formula="of:=[.B29]/[.$B$45]" office:value-type="percentage" office:value="0.0202827331513152">
            <text:p>2.03%</text:p>
          </table:table-cell>
          <table:table-cell table:style-name="ce4" table:formula="of:=[.C29]/[.$C$45]" office:value-type="percentage" office:value="0.0400236399257475">
            <text:p>4.00%</text:p>
          </table:table-cell>
          <table:table-cell table:style-name="ce4" table:formula="of:=2*[.D29]/3+[.E29]/3" office:value-type="percentage" office:value="0.0268630354094593">
            <text:p>2.69%</text:p>
          </table:table-cell>
          <table:table-cell table:style-name="ce34" office:value-type="float" office:value="7540">
            <text:p><text:s/>7 540</text:p>
          </table:table-cell>
          <table:table-cell table:style-name="ce40" table:formula="of:=[.G29]/[.$G$45]" office:value-type="percentage" office:value="0.00459868260551354">
            <text:p>0.46%</text:p>
          </table:table-cell>
          <table:table-cell table:style-name="ce27" office:value-type="string">
            <text:p>Korea</text:p>
          </table:table-cell>
          <table:table-cell table:style-name="ce34" office:value-type="float" office:value="150">
            <text:p><text:s text:c="2"/>150</text:p>
          </table:table-cell>
          <table:table-cell table:style-name="ce34" office:value-type="float" office:value="410">
            <text:p><text:s text:c="2"/>410</text:p>
          </table:table-cell>
          <table:table-cell table:style-name="ce34" office:value-type="float" office:value="280">
            <text:p><text:s text:c="2"/>280</text:p>
          </table:table-cell>
          <table:table-cell table:style-name="ce34" office:value-type="float" office:value="720">
            <text:p><text:s text:c="2"/>720</text:p>
          </table:table-cell>
          <table:table-cell table:style-name="ce34" office:value-type="float" office:value="360">
            <text:p><text:s text:c="2"/>360</text:p>
          </table:table-cell>
          <table:table-cell table:style-name="ce34" office:value-type="float" office:value="320">
            <text:p><text:s text:c="2"/>320</text:p>
          </table:table-cell>
          <table:table-cell table:style-name="ce34" office:value-type="float" office:value="430">
            <text:p><text:s text:c="2"/>430</text:p>
          </table:table-cell>
          <table:table-cell table:style-name="ce34" office:value-type="float" office:value="1010">
            <text:p><text:s/>1 010</text:p>
          </table:table-cell>
          <table:table-cell table:style-name="ce34" office:value-type="float" office:value="1140">
            <text:p><text:s/>1 140</text:p>
          </table:table-cell>
          <table:table-cell table:style-name="ce34" office:value-type="float" office:value="1570">
            <text:p><text:s/>1 570</text:p>
          </table:table-cell>
          <table:table-cell table:style-name="ce34" office:value-type="float" office:value="2900">
            <text:p><text:s/>2 900</text:p>
          </table:table-cell>
          <table:table-cell table:style-name="ce34" office:value-type="float" office:value="5710">
            <text:p><text:s/>5 710</text:p>
          </table:table-cell>
          <table:table-cell table:style-name="ce34" office:value-type="float" office:value="7540">
            <text:p><text:s/>7 540</text:p>
          </table:table-cell>
          <table:table-cell table:style-name="ce27" office:value-type="string">
            <text:p>Korea</text:p>
          </table:table-cell>
          <table:table-cell table:style-name="ce4" table:formula="of:=[.J29]/[.J$45]" office:value-type="percentage" office:value="0.000404749055585537">
            <text:p>0.04%</text:p>
          </table:table-cell>
          <table:table-cell table:style-name="ce4" table:formula="of:=[.K29]/[.K$45]" office:value-type="percentage" office:value="0.00129611481680524">
            <text:p>0.13%</text:p>
          </table:table-cell>
          <table:table-cell table:style-name="ce4" table:formula="of:=[.L29]/[.L$45]" office:value-type="percentage" office:value="0.000981457464334537">
            <text:p>0.10%</text:p>
          </table:table-cell>
          <table:table-cell table:style-name="ce4" table:formula="of:=[.M29]/[.M$45]" office:value-type="percentage" office:value="0.00225168876657493">
            <text:p>0.23%</text:p>
          </table:table-cell>
          <table:table-cell table:style-name="ce4" table:formula="of:=[.N29]/[.N$45]" office:value-type="percentage" office:value="0.000995878170903759">
            <text:p>0.10%</text:p>
          </table:table-cell>
          <table:table-cell table:style-name="ce4" table:formula="of:=[.O29]/[.O$45]" office:value-type="percentage" office:value="0.000874221396568681">
            <text:p>0.09%</text:p>
          </table:table-cell>
          <table:table-cell table:style-name="ce4" table:formula="of:=[.P29]/[.P$45]" office:value-type="percentage" office:value="0.00122594440484676">
            <text:p>0.12%</text:p>
          </table:table-cell>
          <table:table-cell table:style-name="ce4" table:formula="of:=[.Q29]/[.Q$45]" office:value-type="percentage" office:value="0.00238303093221339">
            <text:p>0.24%</text:p>
          </table:table-cell>
          <table:table-cell table:style-name="ce4" table:formula="of:=[.R29]/[.R$45]" office:value-type="percentage" office:value="0.00243897220855352">
            <text:p>0.24%</text:p>
          </table:table-cell>
          <table:table-cell table:style-name="ce4" table:formula="of:=[.S29]/[.S$45]" office:value-type="percentage" office:value="0.00280127038504086">
            <text:p>0.28%</text:p>
          </table:table-cell>
          <table:table-cell table:style-name="ce4" table:formula="of:=[.T29]/[.T$45]" office:value-type="percentage" office:value="0.0034684016648328">
            <text:p>0.35%</text:p>
          </table:table-cell>
          <table:table-cell table:style-name="ce4" table:formula="of:=[.U29]/[.U$45]" office:value-type="percentage" office:value="0.00343735702761925">
            <text:p>0.34%</text:p>
          </table:table-cell>
          <table:table-cell table:style-name="ce4" table:formula="of:=[.V29]/[.V$45]" office:value-type="percentage" office:value="0.00459868260551354">
            <text:p>0.46%</text:p>
          </table:table-cell>
        </table:table-row>
        <table:table-row table:style-name="ro6">
          <table:table-cell table:style-name="ce10" office:value-type="string">
            <text:p>Luxembourg</text:p>
          </table:table-cell>
          <table:table-cell table:style-name="ce17" office:value-type="float" office:value="22.233">
            <text:p>22.2 </text:p>
          </table:table-cell>
          <table:table-cell table:style-name="ce18" office:value-type="float" office:value="518346">
            <text:p>518346</text:p>
          </table:table-cell>
          <table:table-cell table:style-name="ce4" table:formula="of:=[.B30]/[.$B$45]" office:value-type="percentage" office:value="0.00155113513398869">
            <text:p>0.16%</text:p>
          </table:table-cell>
          <table:table-cell table:style-name="ce4" table:formula="of:=[.C30]/[.$C$45]" office:value-type="percentage" office:value="0.000416760286193487">
            <text:p>0.04%</text:p>
          </table:table-cell>
          <table:table-cell table:style-name="ce4" table:formula="of:=2*[.D30]/3+[.E30]/3" office:value-type="percentage" office:value="0.00117301018472362">
            <text:p>0.12%</text:p>
          </table:table-cell>
          <table:table-cell table:style-name="ce34" office:value-type="float" office:value="1940">
            <text:p><text:s/>1 940</text:p>
          </table:table-cell>
          <table:table-cell table:style-name="ce40" table:formula="of:=[.G30]/[.$G$45]" office:value-type="percentage" office:value="0.00118321541839473">
            <text:p>0.12%</text:p>
          </table:table-cell>
          <table:table-cell table:style-name="ce27" office:value-type="string">
            <text:p>Luxembourg</text:p>
          </table:table-cell>
          <table:table-cell table:style-name="ce34" office:value-type="float" office:value="1580">
            <text:p><text:s/>1 580</text:p>
          </table:table-cell>
          <table:table-cell table:style-name="ce34" office:value-type="float" office:value="800">
            <text:p><text:s text:c="2"/>800</text:p>
          </table:table-cell>
          <table:table-cell table:style-name="ce34" office:value-type="float" office:value="520">
            <text:p><text:s text:c="2"/>520</text:p>
          </table:table-cell>
          <table:table-cell table:style-name="ce34" office:value-type="float" office:value="430">
            <text:p><text:s text:c="2"/>430</text:p>
          </table:table-cell>
          <table:table-cell table:style-name="ce34" office:value-type="float" office:value="460">
            <text:p><text:s text:c="2"/>460</text:p>
          </table:table-cell>
          <table:table-cell table:style-name="ce34" office:value-type="float" office:value="480">
            <text:p><text:s text:c="2"/>480</text:p>
          </table:table-cell>
          <table:table-cell table:style-name="ce34" office:value-type="float" office:value="740">
            <text:p><text:s text:c="2"/>740</text:p>
          </table:table-cell>
          <table:table-cell table:style-name="ce34" office:value-type="float" office:value="2080">
            <text:p><text:s/>2 080</text:p>
          </table:table-cell>
          <table:table-cell table:style-name="ce34" office:value-type="float" office:value="2000">
            <text:p><text:s/>2 000</text:p>
          </table:table-cell>
          <table:table-cell table:style-name="ce34" office:value-type="float" office:value="990">
            <text:p><text:s text:c="2"/>990</text:p>
          </table:table-cell>
          <table:table-cell table:style-name="ce34" office:value-type="float" office:value="970">
            <text:p><text:s text:c="2"/>970</text:p>
          </table:table-cell>
          <table:table-cell table:style-name="ce34" office:value-type="float" office:value="2300">
            <text:p><text:s/>2 300</text:p>
          </table:table-cell>
          <table:table-cell table:style-name="ce34" office:value-type="float" office:value="1940">
            <text:p><text:s/>1 940</text:p>
          </table:table-cell>
          <table:table-cell table:style-name="ce27" office:value-type="string">
            <text:p>Luxembourg</text:p>
          </table:table-cell>
          <table:table-cell table:style-name="ce4" table:formula="of:=[.J30]/[.J$45]" office:value-type="percentage" office:value="0.00426335671883432">
            <text:p>0.43%</text:p>
          </table:table-cell>
          <table:table-cell table:style-name="ce4" table:formula="of:=[.K30]/[.K$45]" office:value-type="percentage" office:value="0.00252900452059558">
            <text:p>0.25%</text:p>
          </table:table-cell>
          <table:table-cell table:style-name="ce4" table:formula="of:=[.L30]/[.L$45]" office:value-type="percentage" office:value="0.00182270671947843">
            <text:p>0.18%</text:p>
          </table:table-cell>
          <table:table-cell table:style-name="ce4" table:formula="of:=[.M30]/[.M$45]" office:value-type="percentage" office:value="0.0013447585689267">
            <text:p>0.13%</text:p>
          </table:table-cell>
          <table:table-cell table:style-name="ce4" table:formula="of:=[.N30]/[.N$45]" office:value-type="percentage" office:value="0.0012725109961548">
            <text:p>0.13%</text:p>
          </table:table-cell>
          <table:table-cell table:style-name="ce4" table:formula="of:=[.O30]/[.O$45]" office:value-type="percentage" office:value="0.00131133209485302">
            <text:p>0.13%</text:p>
          </table:table-cell>
          <table:table-cell table:style-name="ce4" table:formula="of:=[.P30]/[.P$45]" office:value-type="percentage" office:value="0.00210976478973628">
            <text:p>0.21%</text:p>
          </table:table-cell>
          <table:table-cell table:style-name="ce4" table:formula="of:=[.Q30]/[.Q$45]" office:value-type="percentage" office:value="0.00490762805841965">
            <text:p>0.49%</text:p>
          </table:table-cell>
          <table:table-cell table:style-name="ce4" table:formula="of:=[.R30]/[.R$45]" office:value-type="percentage" office:value="0.0042788986114974">
            <text:p>0.43%</text:p>
          </table:table-cell>
          <table:table-cell table:style-name="ce4" table:formula="of:=[.S30]/[.S$45]" office:value-type="percentage" office:value="0.00176640616636334">
            <text:p>0.18%</text:p>
          </table:table-cell>
          <table:table-cell table:style-name="ce4" table:formula="of:=[.T30]/[.T$45]" office:value-type="percentage" office:value="0.00116012055685787">
            <text:p>0.12%</text:p>
          </table:table-cell>
          <table:table-cell table:style-name="ce4" table:formula="of:=[.U30]/[.U$45]" office:value-type="percentage" office:value="0.00138457463459269">
            <text:p>0.14%</text:p>
          </table:table-cell>
          <table:table-cell table:style-name="ce4" table:formula="of:=[.V30]/[.V$45]" office:value-type="percentage" office:value="0.00118321541839473">
            <text:p>0.12%</text:p>
          </table:table-cell>
        </table:table-row>
        <table:table-row table:style-name="ro6">
          <table:table-cell table:style-name="ce10" office:value-type="string">
            <text:p>Mexico</text:p>
          </table:table-cell>
          <table:table-cell table:style-name="ce18" office:value-type="float" office:value="155.194">
            <text:p>155.194</text:p>
          </table:table-cell>
          <table:table-cell table:style-name="ce22" office:value-type="float" office:value="115682900">
            <text:p>115682900</text:p>
          </table:table-cell>
          <table:table-cell table:style-name="ce4" table:formula="of:=[.B31]/[.$B$45]" office:value-type="percentage" office:value="0.0108274576523294">
            <text:p>1.08%</text:p>
          </table:table-cell>
          <table:table-cell table:style-name="ce4" table:formula="of:=[.C31]/[.$C$45]" office:value-type="percentage" office:value="0.0930113061771337">
            <text:p>9.30%</text:p>
          </table:table-cell>
          <table:table-cell table:style-name="ce4" table:formula="of:=2*[.D31]/3+[.E31]/3" office:value-type="percentage" office:value="0.0382220738272642">
            <text:p>3.82%</text:p>
          </table:table-cell>
          <table:table-cell table:style-name="ce35" office:value-type="float" office:value="8780">
            <text:p><text:s/>8 780</text:p>
          </table:table-cell>
          <table:table-cell table:style-name="ce40" table:formula="of:=[.G31]/[.$G$45]" office:value-type="percentage" office:value="0.00535496462551842">
            <text:p>0.54%</text:p>
          </table:table-cell>
          <table:table-cell table:style-name="ce28" office:value-type="string">
            <text:p>Mexico</text:p>
          </table:table-cell>
          <table:table-cell table:style-name="ce35" office:value-type="float" office:value="400">
            <text:p><text:s text:c="2"/>400</text:p>
          </table:table-cell>
          <table:table-cell table:style-name="ce35" office:value-type="float" office:value="690">
            <text:p><text:s text:c="2"/>690</text:p>
          </table:table-cell>
          <table:table-cell table:style-name="ce35" office:value-type="float" office:value="480">
            <text:p><text:s text:c="2"/>480</text:p>
          </table:table-cell>
          <table:table-cell table:style-name="ce35" office:value-type="float" office:value="370">
            <text:p><text:s text:c="2"/>370</text:p>
          </table:table-cell>
          <table:table-cell table:style-name="ce35" office:value-type="float" office:value="320">
            <text:p><text:s text:c="2"/>320</text:p>
          </table:table-cell>
          <table:table-cell table:style-name="ce35" office:value-type="float" office:value="680">
            <text:p><text:s text:c="2"/>680</text:p>
          </table:table-cell>
          <table:table-cell table:style-name="ce35" office:value-type="float" office:value="1040">
            <text:p><text:s/>1 040</text:p>
          </table:table-cell>
          <table:table-cell table:style-name="ce35" office:value-type="float" office:value="750">
            <text:p><text:s text:c="2"/>750</text:p>
          </table:table-cell>
          <table:table-cell table:style-name="ce35" office:value-type="float" office:value="810">
            <text:p><text:s text:c="2"/>810</text:p>
          </table:table-cell>
          <table:table-cell table:style-name="ce35" office:value-type="float" office:value="1300">
            <text:p><text:s/>1 300</text:p>
          </table:table-cell>
          <table:table-cell table:style-name="ce35" office:value-type="float" office:value="1520">
            <text:p><text:s/>1 520</text:p>
          </table:table-cell>
          <table:table-cell table:style-name="ce35" office:value-type="float" office:value="3420">
            <text:p><text:s/>3 420</text:p>
          </table:table-cell>
          <table:table-cell table:style-name="ce35" office:value-type="float" office:value="8780">
            <text:p><text:s/>8 780</text:p>
          </table:table-cell>
          <table:table-cell table:style-name="ce28" office:value-type="string">
            <text:p>Mexico</text:p>
          </table:table-cell>
          <table:table-cell table:style-name="ce4" table:formula="of:=[.J31]/[.J$45]" office:value-type="percentage" office:value="0.00107933081489477">
            <text:p>0.11%</text:p>
          </table:table-cell>
          <table:table-cell table:style-name="ce4" table:formula="of:=[.K31]/[.K$45]" office:value-type="percentage" office:value="0.00218126639901369">
            <text:p>0.22%</text:p>
          </table:table-cell>
          <table:table-cell table:style-name="ce4" table:formula="of:=[.L31]/[.L$45]" office:value-type="percentage" office:value="0.00168249851028778">
            <text:p>0.17%</text:p>
          </table:table-cell>
          <table:table-cell table:style-name="ce4" table:formula="of:=[.M31]/[.M$45]" office:value-type="percentage" office:value="0.00115711783837878">
            <text:p>0.12%</text:p>
          </table:table-cell>
          <table:table-cell table:style-name="ce4" table:formula="of:=[.N31]/[.N$45]" office:value-type="percentage" office:value="0.000885225040803342">
            <text:p>0.09%</text:p>
          </table:table-cell>
          <table:table-cell table:style-name="ce4" table:formula="of:=[.O31]/[.O$45]" office:value-type="percentage" office:value="0.00185772046770845">
            <text:p>0.19%</text:p>
          </table:table-cell>
          <table:table-cell table:style-name="ce4" table:formula="of:=[.P31]/[.P$45]" office:value-type="percentage" office:value="0.00296507483962937">
            <text:p>0.30%</text:p>
          </table:table-cell>
          <table:table-cell table:style-name="ce4" table:formula="of:=[.Q31]/[.Q$45]" office:value-type="percentage" office:value="0.00176957742491093">
            <text:p>0.18%</text:p>
          </table:table-cell>
          <table:table-cell table:style-name="ce4" table:formula="of:=[.R31]/[.R$45]" office:value-type="percentage" office:value="0.00173295393765645">
            <text:p>0.17%</text:p>
          </table:table-cell>
          <table:table-cell table:style-name="ce4" table:formula="of:=[.S31]/[.S$45]" office:value-type="percentage" office:value="0.00231952324875995">
            <text:p>0.23%</text:p>
          </table:table-cell>
          <table:table-cell table:style-name="ce4" table:formula="of:=[.T31]/[.T$45]" office:value-type="percentage" office:value="0.00181792087260202">
            <text:p>0.18%</text:p>
          </table:table-cell>
          <table:table-cell table:style-name="ce4" table:formula="of:=[.U31]/[.U$45]" office:value-type="percentage" office:value="0.00205880228274218">
            <text:p>0.21%</text:p>
          </table:table-cell>
          <table:table-cell table:style-name="ce4" table:formula="of:=[.V31]/[.V$45]" office:value-type="percentage" office:value="0.00535496462551842">
            <text:p>0.54%</text:p>
          </table:table-cell>
        </table:table-row>
        <table:table-row table:style-name="ro6">
          <table:table-cell table:style-name="ce10" office:value-type="string">
            <text:p>Netherlands</text:p>
          </table:table-cell>
          <table:table-cell table:style-name="ce17" office:value-type="float" office:value="320.523">
            <text:p>320.5 </text:p>
          </table:table-cell>
          <table:table-cell table:style-name="ce18" office:value-type="float" office:value="16693070">
            <text:p>16693070</text:p>
          </table:table-cell>
          <table:table-cell table:style-name="ce4" table:formula="of:=[.B32]/[.$B$45]" office:value-type="percentage" office:value="0.0223620063217495">
            <text:p>2.24%</text:p>
          </table:table-cell>
          <table:table-cell table:style-name="ce4" table:formula="of:=[.C32]/[.$C$45]" office:value-type="percentage" office:value="0.0134215536160169">
            <text:p>1.34%</text:p>
          </table:table-cell>
          <table:table-cell table:style-name="ce4" table:formula="of:=2*[.D32]/3+[.E32]/3" office:value-type="percentage" office:value="0.0193818554198386">
            <text:p>1.94%</text:p>
          </table:table-cell>
          <table:table-cell table:style-name="ce34" office:value-type="float" office:value="18410">
            <text:p><text:s/>18 410</text:p>
          </table:table-cell>
          <table:table-cell table:style-name="ce40" table:formula="of:=[.G32]/[.$G$45]" office:value-type="percentage" office:value="0.0112283483776531">
            <text:p>1.12%</text:p>
          </table:table-cell>
          <table:table-cell table:style-name="ce27" office:value-type="string">
            <text:p>Netherlands</text:p>
          </table:table-cell>
          <table:table-cell table:style-name="ce34" office:value-type="float" office:value="9780">
            <text:p><text:s/>9 780</text:p>
          </table:table-cell>
          <table:table-cell table:style-name="ce34" office:value-type="float" office:value="12350">
            <text:p><text:s/>12 350</text:p>
          </table:table-cell>
          <table:table-cell table:style-name="ce34" office:value-type="float" office:value="14470">
            <text:p><text:s/>14 470</text:p>
          </table:table-cell>
          <table:table-cell table:style-name="ce34" office:value-type="float" office:value="7100">
            <text:p><text:s/>7 100</text:p>
          </table:table-cell>
          <table:table-cell table:style-name="ce34" office:value-type="float" office:value="13400">
            <text:p><text:s/>13 400</text:p>
          </table:table-cell>
          <table:table-cell table:style-name="ce34" office:value-type="float" office:value="14910">
            <text:p><text:s/>14 910</text:p>
          </table:table-cell>
          <table:table-cell table:style-name="ce34" office:value-type="float" office:value="13330">
            <text:p><text:s/>13 330</text:p>
          </table:table-cell>
          <table:table-cell table:style-name="ce34" office:value-type="float" office:value="11590">
            <text:p><text:s/>11 590</text:p>
          </table:table-cell>
          <table:table-cell table:style-name="ce34" office:value-type="float" office:value="9660">
            <text:p><text:s/>9 660</text:p>
          </table:table-cell>
          <table:table-cell table:style-name="ce34" office:value-type="float" office:value="14400">
            <text:p><text:s/>14 400</text:p>
          </table:table-cell>
          <table:table-cell table:style-name="ce34" office:value-type="float" office:value="23850">
            <text:p><text:s/>23 850</text:p>
          </table:table-cell>
          <table:table-cell table:style-name="ce34" office:value-type="float" office:value="43100">
            <text:p><text:s/>43 100</text:p>
          </table:table-cell>
          <table:table-cell table:style-name="ce34" office:value-type="float" office:value="18410">
            <text:p><text:s/>18 410</text:p>
          </table:table-cell>
          <table:table-cell table:style-name="ce27" office:value-type="string">
            <text:p>Netherlands</text:p>
          </table:table-cell>
          <table:table-cell table:style-name="ce4" table:formula="of:=[.J32]/[.J$45]" office:value-type="percentage" office:value="0.026389638424177">
            <text:p>2.64%</text:p>
          </table:table-cell>
          <table:table-cell table:style-name="ce4" table:formula="of:=[.K32]/[.K$45]" office:value-type="percentage" office:value="0.0390415072866943">
            <text:p>3.90%</text:p>
          </table:table-cell>
          <table:table-cell table:style-name="ce4" table:formula="of:=[.L32]/[.L$45]" office:value-type="percentage" office:value="0.050720319674717">
            <text:p>5.07%</text:p>
          </table:table-cell>
          <table:table-cell table:style-name="ce4" table:formula="of:=[.M32]/[.M$45]" office:value-type="percentage" office:value="0.0222041531148361">
            <text:p>2.22%</text:p>
          </table:table-cell>
          <table:table-cell table:style-name="ce4" table:formula="of:=[.N32]/[.N$45]" office:value-type="percentage" office:value="0.0370687985836399">
            <text:p>3.71%</text:p>
          </table:table-cell>
          <table:table-cell table:style-name="ce4" table:formula="of:=[.O32]/[.O$45]" office:value-type="percentage" office:value="0.040733253196372">
            <text:p>4.07%</text:p>
          </table:table-cell>
          <table:table-cell table:style-name="ce4" table:formula="of:=[.P32]/[.P$45]" office:value-type="percentage" office:value="0.0380042765502495">
            <text:p>3.80%</text:p>
          </table:table-cell>
          <table:table-cell table:style-name="ce4" table:formula="of:=[.Q32]/[.Q$45]" office:value-type="percentage" office:value="0.0273458698062903">
            <text:p>2.73%</text:p>
          </table:table-cell>
          <table:table-cell table:style-name="ce4" table:formula="of:=[.R32]/[.R$45]" office:value-type="percentage" office:value="0.0206670802935324">
            <text:p>2.07%</text:p>
          </table:table-cell>
          <table:table-cell table:style-name="ce4" table:formula="of:=[.S32]/[.S$45]" office:value-type="percentage" office:value="0.0256931806016486">
            <text:p>2.57%</text:p>
          </table:table-cell>
          <table:table-cell table:style-name="ce4" table:formula="of:=[.T32]/[.T$45]" office:value-type="percentage" office:value="0.0285246136918146">
            <text:p>2.85%</text:p>
          </table:table-cell>
          <table:table-cell table:style-name="ce4" table:formula="of:=[.U32]/[.U$45]" office:value-type="percentage" office:value="0.025945724674324">
            <text:p>2.59%</text:p>
          </table:table-cell>
          <table:table-cell table:style-name="ce4" table:formula="of:=[.V32]/[.V$45]" office:value-type="percentage" office:value="0.0112283483776531">
            <text:p>1.12%</text:p>
          </table:table-cell>
        </table:table-row>
        <table:table-row table:style-name="ro6">
          <table:table-cell table:style-name="ce10" office:value-type="string">
            <text:p>New Zealand</text:p>
          </table:table-cell>
          <table:table-cell table:style-name="ce18" office:value-type="float" office:value="51.777">
            <text:p>51.777</text:p>
          </table:table-cell>
          <table:table-cell table:style-name="ce22" office:value-type="float" office:value="4384000">
            <text:p>4384000</text:p>
          </table:table-cell>
          <table:table-cell table:style-name="ce4" table:formula="of:=[.B33]/[.$B$45]" office:value-type="percentage" office:value="0.00361233858824866">
            <text:p>0.36%</text:p>
          </table:table-cell>
          <table:table-cell table:style-name="ce4" table:formula="of:=[.C33]/[.$C$45]" office:value-type="percentage" office:value="0.00352482144103021">
            <text:p>0.35%</text:p>
          </table:table-cell>
          <table:table-cell table:style-name="ce4" table:formula="of:=2*[.D33]/3+[.E33]/3" office:value-type="percentage" office:value="0.00358316620584251">
            <text:p>0.36%</text:p>
          </table:table-cell>
          <table:table-cell table:style-name="ce35" office:value-type="float" office:value="390">
            <text:p><text:s text:c="2"/>390</text:p>
          </table:table-cell>
          <table:table-cell table:style-name="ce40" table:formula="of:=[.G33]/[.$G$45]" office:value-type="percentage" office:value="0.000237862893388631">
            <text:p>0.02%</text:p>
          </table:table-cell>
          <table:table-cell table:style-name="ce28" office:value-type="string">
            <text:p>New Zealand</text:p>
          </table:table-cell>
          <table:table-cell table:style-name="ce35" office:value-type="float" office:value="580">
            <text:p><text:s text:c="2"/>580</text:p>
          </table:table-cell>
          <table:table-cell table:style-name="ce35" office:value-type="float" office:value="350">
            <text:p><text:s text:c="2"/>350</text:p>
          </table:table-cell>
          <table:table-cell table:style-name="ce35" office:value-type="float" office:value="280">
            <text:p><text:s text:c="2"/>280</text:p>
          </table:table-cell>
          <table:table-cell table:number-columns-repeated="2" table:style-name="ce35" office:value-type="float" office:value="250">
            <text:p><text:s text:c="2"/>250</text:p>
          </table:table-cell>
          <table:table-cell table:number-columns-repeated="2" table:style-name="ce35" office:value-type="float" office:value="340">
            <text:p><text:s text:c="2"/>340</text:p>
          </table:table-cell>
          <table:table-cell table:style-name="ce35" office:value-type="float" office:value="310">
            <text:p><text:s text:c="2"/>310</text:p>
          </table:table-cell>
          <table:table-cell table:style-name="ce35" office:value-type="float" office:value="320">
            <text:p><text:s text:c="2"/>320</text:p>
          </table:table-cell>
          <table:table-cell table:number-columns-repeated="2" table:style-name="ce35" office:value-type="float" office:value="290">
            <text:p><text:s text:c="2"/>290</text:p>
          </table:table-cell>
          <table:table-cell table:style-name="ce35" office:value-type="float" office:value="350">
            <text:p><text:s text:c="2"/>350</text:p>
          </table:table-cell>
          <table:table-cell table:style-name="ce35" office:value-type="float" office:value="390">
            <text:p><text:s text:c="2"/>390</text:p>
          </table:table-cell>
          <table:table-cell table:style-name="ce28" office:value-type="string">
            <text:p>New Zealand</text:p>
          </table:table-cell>
          <table:table-cell table:style-name="ce4" table:formula="of:=[.J33]/[.J$45]" office:value-type="percentage" office:value="0.00156502968159741">
            <text:p>0.16%</text:p>
          </table:table-cell>
          <table:table-cell table:style-name="ce4" table:formula="of:=[.K33]/[.K$45]" office:value-type="percentage" office:value="0.00110643947776057">
            <text:p>0.11%</text:p>
          </table:table-cell>
          <table:table-cell table:style-name="ce4" table:formula="of:=[.L33]/[.L$45]" office:value-type="percentage" office:value="0.000981457464334537">
            <text:p>0.10%</text:p>
          </table:table-cell>
          <table:table-cell table:style-name="ce4" table:formula="of:=[.M33]/[.M$45]" office:value-type="percentage" office:value="0.000781836377282962">
            <text:p>0.08%</text:p>
          </table:table-cell>
          <table:table-cell table:style-name="ce4" table:formula="of:=[.N33]/[.N$45]" office:value-type="percentage" office:value="0.000691582063127611">
            <text:p>0.07%</text:p>
          </table:table-cell>
          <table:table-cell table:style-name="ce4" table:formula="of:=[.O33]/[.O$45]" office:value-type="percentage" office:value="0.000928860233854224">
            <text:p>0.09%</text:p>
          </table:table-cell>
          <table:table-cell table:style-name="ce4" table:formula="of:=[.P33]/[.P$45]" office:value-type="percentage" office:value="0.000969351389878831">
            <text:p>0.10%</text:p>
          </table:table-cell>
          <table:table-cell table:style-name="ce4" table:formula="of:=[.Q33]/[.Q$45]" office:value-type="percentage" office:value="0.000731425335629852">
            <text:p>0.07%</text:p>
          </table:table-cell>
          <table:table-cell table:style-name="ce4" table:formula="of:=[.R33]/[.R$45]" office:value-type="percentage" office:value="0.000684623777839584">
            <text:p>0.07%</text:p>
          </table:table-cell>
          <table:table-cell table:style-name="ce4" table:formula="of:=[.S33]/[.S$45]" office:value-type="percentage" office:value="0.000517432109338757">
            <text:p>0.05%</text:p>
          </table:table-cell>
          <table:table-cell table:style-name="ce4" table:formula="of:=[.T33]/[.T$45]" office:value-type="percentage" office:value="0.00034684016648328">
            <text:p>0.03%</text:p>
          </table:table-cell>
          <table:table-cell table:style-name="ce4" table:formula="of:=[.U33]/[.U$45]" office:value-type="percentage" office:value="0.000210696140046714">
            <text:p>0.02%</text:p>
          </table:table-cell>
          <table:table-cell table:style-name="ce4" table:formula="of:=[.V33]/[.V$45]" office:value-type="percentage" office:value="0.000237862893388631">
            <text:p>0.02%</text:p>
          </table:table-cell>
        </table:table-row>
        <table:table-row table:style-name="ro6">
          <table:table-cell table:style-name="ce10" office:value-type="string">
            <text:p>Norway</text:p>
          </table:table-cell>
          <table:table-cell table:style-name="ce17" office:value-type="float" office:value="209.636">
            <text:p>209.6 </text:p>
          </table:table-cell>
          <table:table-cell table:style-name="ce18" office:value-type="float" office:value="4953000">
            <text:p>4953000</text:p>
          </table:table-cell>
          <table:table-cell table:style-name="ce4" table:formula="of:=[.B34]/[.$B$45]" office:value-type="percentage" office:value="0.0146257259456148">
            <text:p>1.46%</text:p>
          </table:table-cell>
          <table:table-cell table:style-name="ce4" table:formula="of:=[.C34]/[.$C$45]" office:value-type="percentage" office:value="0.003982308530434">
            <text:p>0.40%</text:p>
          </table:table-cell>
          <table:table-cell table:style-name="ce4" table:formula="of:=2*[.D34]/3+[.E34]/3" office:value-type="percentage" office:value="0.0110779201405545">
            <text:p>1.11%</text:p>
          </table:table-cell>
          <table:table-cell table:style-name="ce34" office:value-type="float" office:value="3200">
            <text:p><text:s/>3 200</text:p>
          </table:table-cell>
          <table:table-cell table:style-name="ce40" table:formula="of:=[.G34]/[.$G$45]" office:value-type="percentage" office:value="0.00195169553549646">
            <text:p>0.20%</text:p>
          </table:table-cell>
          <table:table-cell table:style-name="ce27" office:value-type="string">
            <text:p>Norway</text:p>
          </table:table-cell>
          <table:table-cell table:style-name="ce34" office:value-type="float" office:value="7950">
            <text:p><text:s/>7 950</text:p>
          </table:table-cell>
          <table:table-cell table:style-name="ce34" office:value-type="float" office:value="5400">
            <text:p><text:s/>5 400</text:p>
          </table:table-cell>
          <table:table-cell table:style-name="ce34" office:value-type="float" office:value="5320">
            <text:p><text:s/>5 320</text:p>
          </table:table-cell>
          <table:table-cell table:style-name="ce34" office:value-type="float" office:value="6530">
            <text:p><text:s/>6 530</text:p>
          </table:table-cell>
          <table:table-cell table:style-name="ce34" office:value-type="float" office:value="14430">
            <text:p><text:s/>14 430</text:p>
          </table:table-cell>
          <table:table-cell table:style-name="ce34" office:value-type="float" office:value="17230">
            <text:p><text:s/>17 230</text:p>
          </table:table-cell>
          <table:table-cell table:style-name="ce34" office:value-type="float" office:value="10060">
            <text:p><text:s/>10 060</text:p>
          </table:table-cell>
          <table:table-cell table:style-name="ce34" office:value-type="float" office:value="9050">
            <text:p><text:s/>9 050</text:p>
          </table:table-cell>
          <table:table-cell table:style-name="ce34" office:value-type="float" office:value="9790">
            <text:p><text:s/>9 790</text:p>
          </table:table-cell>
          <table:table-cell table:style-name="ce34" office:value-type="float" office:value="11470">
            <text:p><text:s/>11 470</text:p>
          </table:table-cell>
          <table:table-cell table:style-name="ce34" office:value-type="float" office:value="12640">
            <text:p><text:s/>12 640</text:p>
          </table:table-cell>
          <table:table-cell table:style-name="ce34" office:value-type="float" office:value="30520">
            <text:p><text:s/>30 520</text:p>
          </table:table-cell>
          <table:table-cell table:style-name="ce34" office:value-type="float" office:value="3200">
            <text:p><text:s/>3 200</text:p>
          </table:table-cell>
          <table:table-cell table:style-name="ce27" office:value-type="string">
            <text:p>Norway</text:p>
          </table:table-cell>
          <table:table-cell table:style-name="ce4" table:formula="of:=[.J34]/[.J$45]" office:value-type="percentage" office:value="0.0214516999460335">
            <text:p>2.15%</text:p>
          </table:table-cell>
          <table:table-cell table:style-name="ce4" table:formula="of:=[.K34]/[.K$45]" office:value-type="percentage" office:value="0.0170707805140202">
            <text:p>1.71%</text:p>
          </table:table-cell>
          <table:table-cell table:style-name="ce4" table:formula="of:=[.L34]/[.L$45]" office:value-type="percentage" office:value="0.0186476918223562">
            <text:p>1.86%</text:p>
          </table:table-cell>
          <table:table-cell table:style-name="ce4" table:formula="of:=[.M34]/[.M$45]" office:value-type="percentage" office:value="0.020421566174631">
            <text:p>2.04%</text:p>
          </table:table-cell>
          <table:table-cell table:style-name="ce4" table:formula="of:=[.N34]/[.N$45]" office:value-type="percentage" office:value="0.0399181166837257">
            <text:p>3.99%</text:p>
          </table:table-cell>
          <table:table-cell table:style-name="ce4" table:formula="of:=[.O34]/[.O$45]" office:value-type="percentage" office:value="0.0470713583214949">
            <text:p>4.71%</text:p>
          </table:table-cell>
          <table:table-cell table:style-name="ce4" table:formula="of:=[.P34]/[.P$45]" office:value-type="percentage" office:value="0.0286813970064148">
            <text:p>2.87%</text:p>
          </table:table-cell>
          <table:table-cell table:style-name="ce4" table:formula="of:=[.Q34]/[.Q$45]" office:value-type="percentage" office:value="0.0213529009272586">
            <text:p>2.14%</text:p>
          </table:table-cell>
          <table:table-cell table:style-name="ce4" table:formula="of:=[.R34]/[.R$45]" office:value-type="percentage" office:value="0.0209452087032798">
            <text:p>2.09%</text:p>
          </table:table-cell>
          <table:table-cell table:style-name="ce4" table:formula="of:=[.S34]/[.S$45]" office:value-type="percentage" office:value="0.0204653320486743">
            <text:p>2.05%</text:p>
          </table:table-cell>
          <table:table-cell table:style-name="ce4" table:formula="of:=[.T34]/[.T$45]" office:value-type="percentage" office:value="0.0151174472563747">
            <text:p>1.51%</text:p>
          </table:table-cell>
          <table:table-cell table:style-name="ce4" table:formula="of:=[.U34]/[.U$45]" office:value-type="percentage" office:value="0.0183727034120735">
            <text:p>1.84%</text:p>
          </table:table-cell>
          <table:table-cell table:style-name="ce4" table:formula="of:=[.V34]/[.V$45]" office:value-type="percentage" office:value="0.00195169553549646">
            <text:p>0.20%</text:p>
          </table:table-cell>
        </table:table-row>
        <table:table-row table:style-name="ro6">
          <table:table-cell table:style-name="ce10" office:value-type="string">
            <text:p>Poland</text:p>
          </table:table-cell>
          <table:table-cell table:style-name="ce18" office:value-type="float" office:value="168.47">
            <text:p>168.47</text:p>
          </table:table-cell>
          <table:table-cell table:style-name="ce22" office:value-type="float" office:value="38525670">
            <text:p>38525670</text:p>
          </table:table-cell>
          <table:table-cell table:style-name="ce4" table:formula="of:=[.B35]/[.$B$45]" office:value-type="percentage" office:value="0.0117536875825608">
            <text:p>1.18%</text:p>
          </table:table-cell>
          <table:table-cell table:style-name="ce4" table:formula="of:=[.C35]/[.$C$45]" office:value-type="percentage" office:value="0.0309753895178044">
            <text:p>3.10%</text:p>
          </table:table-cell>
          <table:table-cell table:style-name="ce4" table:formula="of:=2*[.D35]/3+[.E35]/3" office:value-type="percentage" office:value="0.0181609215609753">
            <text:p>1.82%</text:p>
          </table:table-cell>
          <table:table-cell table:style-name="ce35" office:value-type="float" office:value="9840">
            <text:p><text:s/>9 840</text:p>
          </table:table-cell>
          <table:table-cell table:style-name="ce40" table:formula="of:=[.G35]/[.$G$45]" office:value-type="percentage" office:value="0.00600146377165162">
            <text:p>0.60%</text:p>
          </table:table-cell>
          <table:table-cell table:style-name="ce28" office:value-type="string">
            <text:p>Poland</text:p>
          </table:table-cell>
          <table:table-cell table:style-name="ce35" office:value-type="float" office:value="8080">
            <text:p><text:s/>8 080</text:p>
          </table:table-cell>
          <table:table-cell table:style-name="ce35" office:value-type="float" office:value="6860">
            <text:p><text:s/>6 860</text:p>
          </table:table-cell>
          <table:table-cell table:style-name="ce35" office:value-type="float" office:value="4430">
            <text:p><text:s/>4 430</text:p>
          </table:table-cell>
          <table:table-cell table:style-name="ce35" office:value-type="float" office:value="7210">
            <text:p><text:s/>7 210</text:p>
          </table:table-cell>
          <table:table-cell table:style-name="ce35" office:value-type="float" office:value="7200">
            <text:p><text:s/>7 200</text:p>
          </table:table-cell>
          <table:table-cell table:style-name="ce35" office:value-type="float" office:value="10590">
            <text:p><text:s/>10 590</text:p>
          </table:table-cell>
          <table:table-cell table:style-name="ce35" office:value-type="float" office:value="6530">
            <text:p><text:s/>6 530</text:p>
          </table:table-cell>
          <table:table-cell table:style-name="ce35" office:value-type="float" office:value="5090">
            <text:p><text:s/>5 090</text:p>
          </table:table-cell>
          <table:table-cell table:style-name="ce35" office:value-type="float" office:value="9170">
            <text:p><text:s/>9 170</text:p>
          </table:table-cell>
          <table:table-cell table:style-name="ce35" office:value-type="float" office:value="13760">
            <text:p><text:s/>13 760</text:p>
          </table:table-cell>
          <table:table-cell table:style-name="ce35" office:value-type="float" office:value="6810">
            <text:p><text:s/>6 810</text:p>
          </table:table-cell>
          <table:table-cell table:style-name="ce35" office:value-type="float" office:value="10250">
            <text:p><text:s/>10 250</text:p>
          </table:table-cell>
          <table:table-cell table:style-name="ce35" office:value-type="float" office:value="9840">
            <text:p><text:s/>9 840</text:p>
          </table:table-cell>
          <table:table-cell table:style-name="ce28" office:value-type="string">
            <text:p>Poland</text:p>
          </table:table-cell>
          <table:table-cell table:style-name="ce4" table:formula="of:=[.J35]/[.J$45]" office:value-type="percentage" office:value="0.0218024824608743">
            <text:p>2.18%</text:p>
          </table:table-cell>
          <table:table-cell table:style-name="ce4" table:formula="of:=[.K35]/[.K$45]" office:value-type="percentage" office:value="0.0216862137641071">
            <text:p>2.17%</text:p>
          </table:table-cell>
          <table:table-cell table:style-name="ce4" table:formula="of:=[.L35]/[.L$45]" office:value-type="percentage" office:value="0.0155280591678643">
            <text:p>1.55%</text:p>
          </table:table-cell>
          <table:table-cell table:style-name="ce4" table:formula="of:=[.M35]/[.M$45]" office:value-type="percentage" office:value="0.0225481611208406">
            <text:p>2.25%</text:p>
          </table:table-cell>
          <table:table-cell table:style-name="ce4" table:formula="of:=[.N35]/[.N$45]" office:value-type="percentage" office:value="0.0199175634180752">
            <text:p>1.99%</text:p>
          </table:table-cell>
          <table:table-cell table:style-name="ce4" table:formula="of:=[.O35]/[.O$45]" office:value-type="percentage" office:value="0.0289312643426948">
            <text:p>2.89%</text:p>
          </table:table-cell>
          <table:table-cell table:style-name="ce4" table:formula="of:=[.P35]/[.P$45]" office:value-type="percentage" office:value="0.0186172487526728">
            <text:p>1.86%</text:p>
          </table:table-cell>
          <table:table-cell table:style-name="ce4" table:formula="of:=[.Q35]/[.Q$45]" office:value-type="percentage" office:value="0.0120095321237289">
            <text:p>1.20%</text:p>
          </table:table-cell>
          <table:table-cell table:style-name="ce4" table:formula="of:=[.R35]/[.R$45]" office:value-type="percentage" office:value="0.0196187501337156">
            <text:p>1.96%</text:p>
          </table:table-cell>
          <table:table-cell table:style-name="ce4" table:formula="of:=[.S35]/[.S$45]" office:value-type="percentage" office:value="0.0245512614637976">
            <text:p>2.46%</text:p>
          </table:table-cell>
          <table:table-cell table:style-name="ce4" table:formula="of:=[.T35]/[.T$45]" office:value-type="percentage" office:value="0.00814476390948668">
            <text:p>0.81%</text:p>
          </table:table-cell>
          <table:table-cell table:style-name="ce4" table:formula="of:=[.U35]/[.U$45]" office:value-type="percentage" office:value="0.00617038695851092">
            <text:p>0.62%</text:p>
          </table:table-cell>
          <table:table-cell table:style-name="ce4" table:formula="of:=[.V35]/[.V$45]" office:value-type="percentage" office:value="0.00600146377165162">
            <text:p>0.60%</text:p>
          </table:table-cell>
        </table:table-row>
        <table:table-row table:style-name="ro6">
          <table:table-cell table:style-name="ce10" office:value-type="string">
            <text:p>Portugal</text:p>
          </table:table-cell>
          <table:table-cell table:style-name="ce17" office:value-type="float" office:value="79.194">
            <text:p>79.2 </text:p>
          </table:table-cell>
          <table:table-cell table:style-name="ce18" office:value-type="float" office:value="10557560">
            <text:p>10557560</text:p>
          </table:table-cell>
          <table:table-cell table:style-name="ce4" table:formula="of:=[.B36]/[.$B$45]" office:value-type="percentage" office:value="0.00552514711469888">
            <text:p>0.55%</text:p>
          </table:table-cell>
          <table:table-cell table:style-name="ce4" table:formula="of:=[.C36]/[.$C$45]" office:value-type="percentage" office:value="0.00848848399930724">
            <text:p>0.85%</text:p>
          </table:table-cell>
          <table:table-cell table:style-name="ce4" table:formula="of:=2*[.D36]/3+[.E36]/3" office:value-type="percentage" office:value="0.006512926076235">
            <text:p>0.65%</text:p>
          </table:table-cell>
          <table:table-cell table:style-name="ce34" office:value-type="float" office:value="1460">
            <text:p><text:s/>1 460</text:p>
          </table:table-cell>
          <table:table-cell table:style-name="ce40" table:formula="of:=[.G36]/[.$G$45]" office:value-type="percentage" office:value="0.000890461088070261">
            <text:p>0.09%</text:p>
          </table:table-cell>
          <table:table-cell table:style-name="ce27" office:value-type="string">
            <text:p>Portugal</text:p>
          </table:table-cell>
          <table:table-cell table:number-columns-repeated="2" table:style-name="ce34" office:value-type="float" office:value="110">
            <text:p><text:s text:c="2"/>110</text:p>
          </table:table-cell>
          <table:table-cell table:style-name="ce34" office:value-type="float" office:value="130">
            <text:p><text:s text:c="2"/>130</text:p>
          </table:table-cell>
          <table:table-cell table:style-name="ce34" office:value-type="float" office:value="220">
            <text:p><text:s text:c="2"/>220</text:p>
          </table:table-cell>
          <table:table-cell table:style-name="ce34" office:value-type="float" office:value="160">
            <text:p><text:s text:c="2"/>160</text:p>
          </table:table-cell>
          <table:table-cell table:style-name="ce34" office:value-type="float" office:value="140">
            <text:p><text:s text:c="2"/>140</text:p>
          </table:table-cell>
          <table:table-cell table:style-name="ce34" office:value-type="float" office:value="160">
            <text:p><text:s text:c="2"/>160</text:p>
          </table:table-cell>
          <table:table-cell table:style-name="ce34" office:value-type="float" office:value="280">
            <text:p><text:s text:c="2"/>280</text:p>
          </table:table-cell>
          <table:table-cell table:style-name="ce34" office:value-type="float" office:value="300">
            <text:p><text:s text:c="2"/>300</text:p>
          </table:table-cell>
          <table:table-cell table:style-name="ce34" office:value-type="float" office:value="510">
            <text:p><text:s text:c="2"/>510</text:p>
          </table:table-cell>
          <table:table-cell table:style-name="ce34" office:value-type="float" office:value="440">
            <text:p><text:s text:c="2"/>440</text:p>
          </table:table-cell>
          <table:table-cell table:style-name="ce34" office:value-type="float" office:value="900">
            <text:p><text:s text:c="2"/>900</text:p>
          </table:table-cell>
          <table:table-cell table:style-name="ce34" office:value-type="float" office:value="1460">
            <text:p><text:s/>1 460</text:p>
          </table:table-cell>
          <table:table-cell table:style-name="ce27" office:value-type="string">
            <text:p>Portugal</text:p>
          </table:table-cell>
          <table:table-cell table:style-name="ce4" table:formula="of:=[.J36]/[.J$45]" office:value-type="percentage" office:value="0.00029681597409606">
            <text:p>0.03%</text:p>
          </table:table-cell>
          <table:table-cell table:style-name="ce4" table:formula="of:=[.K36]/[.K$45]" office:value-type="percentage" office:value="0.000347738121581892">
            <text:p>0.03%</text:p>
          </table:table-cell>
          <table:table-cell table:style-name="ce4" table:formula="of:=[.L36]/[.L$45]" office:value-type="percentage" office:value="0.000455676679869606">
            <text:p>0.05%</text:p>
          </table:table-cell>
          <table:table-cell table:style-name="ce4" table:formula="of:=[.M36]/[.M$45]" office:value-type="percentage" office:value="0.000688016012009007">
            <text:p>0.07%</text:p>
          </table:table-cell>
          <table:table-cell table:style-name="ce4" table:formula="of:=[.N36]/[.N$45]" office:value-type="percentage" office:value="0.000442612520401671">
            <text:p>0.04%</text:p>
          </table:table-cell>
          <table:table-cell table:style-name="ce4" table:formula="of:=[.O36]/[.O$45]" office:value-type="percentage" office:value="0.000382471860998798">
            <text:p>0.04%</text:p>
          </table:table-cell>
          <table:table-cell table:style-name="ce4" table:formula="of:=[.P36]/[.P$45]" office:value-type="percentage" office:value="0.000456165359942979">
            <text:p>0.05%</text:p>
          </table:table-cell>
          <table:table-cell table:style-name="ce4" table:formula="of:=[.Q36]/[.Q$45]" office:value-type="percentage" office:value="0.000660642238633414">
            <text:p>0.07%</text:p>
          </table:table-cell>
          <table:table-cell table:style-name="ce4" table:formula="of:=[.R36]/[.R$45]" office:value-type="percentage" office:value="0.00064183479172461">
            <text:p>0.06%</text:p>
          </table:table-cell>
          <table:table-cell table:style-name="ce4" table:formula="of:=[.S36]/[.S$45]" office:value-type="percentage" office:value="0.000909966812975056">
            <text:p>0.09%</text:p>
          </table:table-cell>
          <table:table-cell table:style-name="ce4" table:formula="of:=[.T36]/[.T$45]" office:value-type="percentage" office:value="0.000526240252595321">
            <text:p>0.05%</text:p>
          </table:table-cell>
          <table:table-cell table:style-name="ce4" table:formula="of:=[.U36]/[.U$45]" office:value-type="percentage" office:value="0.000541790074405837">
            <text:p>0.05%</text:p>
          </table:table-cell>
          <table:table-cell table:style-name="ce4" table:formula="of:=[.V36]/[.V$45]" office:value-type="percentage" office:value="0.000890461088070261">
            <text:p>0.09%</text:p>
          </table:table-cell>
        </table:table-row>
        <table:table-row table:style-name="ro7">
          <table:table-cell table:style-name="ce10" office:value-type="string">
            <text:p>Slovak Republic</text:p>
          </table:table-cell>
          <table:table-cell table:style-name="ce18" office:value-type="float" office:value="28.107">
            <text:p>28.107</text:p>
          </table:table-cell>
          <table:table-cell table:style-name="ce22" office:value-type="float" office:value="5398384">
            <text:p>5398384</text:p>
          </table:table-cell>
          <table:table-cell table:style-name="ce4" table:formula="of:=[.B37]/[.$B$45]" office:value-type="percentage" office:value="0.0019609479247524">
            <text:p>0.20%</text:p>
          </table:table-cell>
          <table:table-cell table:style-name="ce4" table:formula="of:=[.C37]/[.$C$45]" office:value-type="percentage" office:value="0.00434040594665019">
            <text:p>0.43%</text:p>
          </table:table-cell>
          <table:table-cell table:style-name="ce4" table:formula="of:=2*[.D37]/3+[.E37]/3" office:value-type="percentage" office:value="0.00275410059871833">
            <text:p>0.28%</text:p>
          </table:table-cell>
          <table:table-cell table:style-name="ce34" office:value-type="float" office:value="100">
            <text:p><text:s text:c="2"/>100</text:p>
          </table:table-cell>
          <table:table-cell table:style-name="ce40" table:formula="of:=[.G37]/[.$G$45]" office:value-type="percentage" office:value="0.0000609904854842644">
            <text:p>0.01%</text:p>
          </table:table-cell>
          <table:table-cell table:style-name="ce27" office:value-type="string">
            <text:p>Slovak Republic</text:p>
          </table:table-cell>
          <table:table-cell table:style-name="ce34" office:value-type="float" office:value="11400">
            <text:p><text:s/>11 400</text:p>
          </table:table-cell>
          <table:table-cell table:style-name="ce34" office:value-type="float" office:value="3550">
            <text:p><text:s/>3 550</text:p>
          </table:table-cell>
          <table:table-cell table:style-name="ce34" office:value-type="float" office:value="2870">
            <text:p><text:s/>2 870</text:p>
          </table:table-cell>
          <table:table-cell table:style-name="ce34" office:value-type="float" office:value="2640">
            <text:p><text:s/>2 640</text:p>
          </table:table-cell>
          <table:table-cell table:style-name="ce34" office:value-type="float" office:value="910">
            <text:p><text:s text:c="2"/>910</text:p>
          </table:table-cell>
          <table:table-cell table:style-name="ce34" office:value-type="float" office:value="820">
            <text:p><text:s text:c="2"/>820</text:p>
          </table:table-cell>
          <table:table-cell table:style-name="ce34" office:value-type="float" office:value="540">
            <text:p><text:s text:c="2"/>540</text:p>
          </table:table-cell>
          <table:table-cell table:style-name="ce34" office:value-type="float" office:value="490">
            <text:p><text:s text:c="2"/>490</text:p>
          </table:table-cell>
          <table:table-cell table:style-name="ce34" office:value-type="float" office:value="730">
            <text:p><text:s text:c="2"/>730</text:p>
          </table:table-cell>
          <table:table-cell table:style-name="ce34" office:value-type="float" office:value="280">
            <text:p><text:s text:c="2"/>280</text:p>
          </table:table-cell>
          <table:table-cell table:style-name="ce34" office:value-type="float" office:value="230">
            <text:p><text:s text:c="2"/>230</text:p>
          </table:table-cell>
          <table:table-cell table:style-name="ce34" office:value-type="float" office:value="270">
            <text:p><text:s text:c="2"/>270</text:p>
          </table:table-cell>
          <table:table-cell table:style-name="ce34" office:value-type="float" office:value="100">
            <text:p><text:s text:c="2"/>100</text:p>
          </table:table-cell>
          <table:table-cell table:style-name="ce27" office:value-type="string">
            <text:p>Slovak Republic</text:p>
          </table:table-cell>
          <table:table-cell table:style-name="ce4" table:formula="of:=[.J37]/[.J$45]" office:value-type="percentage" office:value="0.0307609282245008">
            <text:p>3.08%</text:p>
          </table:table-cell>
          <table:table-cell table:style-name="ce4" table:formula="of:=[.K37]/[.K$45]" office:value-type="percentage" office:value="0.0112224575601429">
            <text:p>1.12%</text:p>
          </table:table-cell>
          <table:table-cell table:style-name="ce4" table:formula="of:=[.L37]/[.L$45]" office:value-type="percentage" office:value="0.010059939009429">
            <text:p>1.01%</text:p>
          </table:table-cell>
          <table:table-cell table:style-name="ce4" table:formula="of:=[.M37]/[.M$45]" office:value-type="percentage" office:value="0.00825619214410808">
            <text:p>0.83%</text:p>
          </table:table-cell>
          <table:table-cell table:style-name="ce4" table:formula="of:=[.N37]/[.N$45]" office:value-type="percentage" office:value="0.0025173587097845">
            <text:p>0.25%</text:p>
          </table:table-cell>
          <table:table-cell table:style-name="ce4" table:formula="of:=[.O37]/[.O$45]" office:value-type="percentage" office:value="0.00224019232870725">
            <text:p>0.22%</text:p>
          </table:table-cell>
          <table:table-cell table:style-name="ce4" table:formula="of:=[.P37]/[.P$45]" office:value-type="percentage" office:value="0.00153955808980756">
            <text:p>0.15%</text:p>
          </table:table-cell>
          <table:table-cell table:style-name="ce4" table:formula="of:=[.Q37]/[.Q$45]" office:value-type="percentage" office:value="0.00115612391760848">
            <text:p>0.12%</text:p>
          </table:table-cell>
          <table:table-cell table:style-name="ce4" table:formula="of:=[.R37]/[.R$45]" office:value-type="percentage" office:value="0.00156179799319655">
            <text:p>0.16%</text:p>
          </table:table-cell>
          <table:table-cell table:style-name="ce4" table:formula="of:=[.S37]/[.S$45]" office:value-type="percentage" office:value="0.000499589622809835">
            <text:p>0.05%</text:p>
          </table:table-cell>
          <table:table-cell table:style-name="ce4" table:formula="of:=[.T37]/[.T$45]" office:value-type="percentage" office:value="0.000275080132038463">
            <text:p>0.03%</text:p>
          </table:table-cell>
          <table:table-cell table:style-name="ce4" table:formula="of:=[.U37]/[.U$45]" office:value-type="percentage" office:value="0.000162537022321751">
            <text:p>0.02%</text:p>
          </table:table-cell>
          <table:table-cell table:style-name="ce4" table:formula="of:=[.V37]/[.V$45]" office:value-type="percentage" office:value="0.0000609904854842644">
            <text:p>0.01%</text:p>
          </table:table-cell>
        </table:table-row>
        <table:table-row table:style-name="ro6">
          <table:table-cell table:style-name="ce10" office:value-type="string">
            <text:p>Slovenia</text:p>
          </table:table-cell>
          <table:table-cell table:style-name="ce17" office:value-type="float" office:value="18.713">
            <text:p>18.7 </text:p>
          </table:table-cell>
          <table:table-cell table:style-name="ce18" office:value-type="float" office:value="2052496">
            <text:p>2052496</text:p>
          </table:table-cell>
          <table:table-cell table:style-name="ce4" table:formula="of:=[.B38]/[.$B$45]" office:value-type="percentage" office:value="0.00130555443540369">
            <text:p>0.13%</text:p>
          </table:table-cell>
          <table:table-cell table:style-name="ce4" table:formula="of:=[.C38]/[.$C$45]" office:value-type="percentage" office:value="0.00165024678568174">
            <text:p>0.17%</text:p>
          </table:table-cell>
          <table:table-cell table:style-name="ce4" table:formula="of:=2*[.D38]/3+[.E38]/3" office:value-type="percentage" office:value="0.00142045188549638">
            <text:p>0.14%</text:p>
          </table:table-cell>
          <table:table-cell table:style-name="ce35" office:value-type="float" office:value="1260">
            <text:p><text:s/>1 260</text:p>
          </table:table-cell>
          <table:table-cell table:style-name="ce40" table:formula="of:=[.G38]/[.$G$45]" office:value-type="percentage" office:value="0.000768480117101732">
            <text:p>0.08%</text:p>
          </table:table-cell>
          <table:table-cell table:style-name="ce28" office:value-type="string">
            <text:p>Slovenia</text:p>
          </table:table-cell>
          <table:table-cell table:style-name="ce35" office:value-type="float" office:value="1170">
            <text:p><text:s/>1 170</text:p>
          </table:table-cell>
          <table:table-cell table:style-name="ce35" office:value-type="float" office:value="1600">
            <text:p><text:s/>1 600</text:p>
          </table:table-cell>
          <table:table-cell table:style-name="ce35" office:value-type="float" office:value="520">
            <text:p><text:s text:c="2"/>520</text:p>
          </table:table-cell>
          <table:table-cell table:style-name="ce35" office:value-type="float" office:value="430">
            <text:p><text:s text:c="2"/>430</text:p>
          </table:table-cell>
          <table:table-cell table:style-name="ce35" office:value-type="float" office:value="240">
            <text:p><text:s text:c="2"/>240</text:p>
          </table:table-cell>
          <table:table-cell table:style-name="ce35" office:value-type="float" office:value="180">
            <text:p><text:s text:c="2"/>180</text:p>
          </table:table-cell>
          <table:table-cell table:style-name="ce35" office:value-type="float" office:value="250">
            <text:p><text:s text:c="2"/>250</text:p>
          </table:table-cell>
          <table:table-cell table:style-name="ce35" office:value-type="float" office:value="370">
            <text:p><text:s text:c="2"/>370</text:p>
          </table:table-cell>
          <table:table-cell table:style-name="ce35" office:value-type="float" office:value="310">
            <text:p><text:s text:c="2"/>310</text:p>
          </table:table-cell>
          <table:table-cell table:style-name="ce35" office:value-type="float" office:value="240">
            <text:p><text:s text:c="2"/>240</text:p>
          </table:table-cell>
          <table:table-cell table:style-name="ce35" office:value-type="float" office:value="360">
            <text:p><text:s text:c="2"/>360</text:p>
          </table:table-cell>
          <table:table-cell table:style-name="ce35" office:value-type="float" office:value="260">
            <text:p><text:s text:c="2"/>260</text:p>
          </table:table-cell>
          <table:table-cell table:style-name="ce35" office:value-type="float" office:value="1260">
            <text:p><text:s/>1 260</text:p>
          </table:table-cell>
          <table:table-cell table:style-name="ce28" office:value-type="string">
            <text:p>Slovenia</text:p>
          </table:table-cell>
          <table:table-cell table:style-name="ce4" table:formula="of:=[.J38]/[.J$45]" office:value-type="percentage" office:value="0.00315704263356719">
            <text:p>0.32%</text:p>
          </table:table-cell>
          <table:table-cell table:style-name="ce4" table:formula="of:=[.K38]/[.K$45]" office:value-type="percentage" office:value="0.00505800904119116">
            <text:p>0.51%</text:p>
          </table:table-cell>
          <table:table-cell table:style-name="ce4" table:formula="of:=[.L38]/[.L$45]" office:value-type="percentage" office:value="0.00182270671947843">
            <text:p>0.18%</text:p>
          </table:table-cell>
          <table:table-cell table:style-name="ce4" table:formula="of:=[.M38]/[.M$45]" office:value-type="percentage" office:value="0.0013447585689267">
            <text:p>0.13%</text:p>
          </table:table-cell>
          <table:table-cell table:style-name="ce4" table:formula="of:=[.N38]/[.N$45]" office:value-type="percentage" office:value="0.000663918780602506">
            <text:p>0.07%</text:p>
          </table:table-cell>
          <table:table-cell table:style-name="ce4" table:formula="of:=[.O38]/[.O$45]" office:value-type="percentage" office:value="0.000491749535569883">
            <text:p>0.05%</text:p>
          </table:table-cell>
          <table:table-cell table:style-name="ce4" table:formula="of:=[.P38]/[.P$45]" office:value-type="percentage" office:value="0.000712758374910905">
            <text:p>0.07%</text:p>
          </table:table-cell>
          <table:table-cell table:style-name="ce4" table:formula="of:=[.Q38]/[.Q$45]" office:value-type="percentage" office:value="0.000872991529622726">
            <text:p>0.09%</text:p>
          </table:table-cell>
          <table:table-cell table:style-name="ce4" table:formula="of:=[.R38]/[.R$45]" office:value-type="percentage" office:value="0.000663229284782097">
            <text:p>0.07%</text:p>
          </table:table-cell>
          <table:table-cell table:style-name="ce4" table:formula="of:=[.S38]/[.S$45]" office:value-type="percentage" office:value="0.000428219676694144">
            <text:p>0.04%</text:p>
          </table:table-cell>
          <table:table-cell table:style-name="ce4" table:formula="of:=[.T38]/[.T$45]" office:value-type="percentage" office:value="0.000430560206668899">
            <text:p>0.04%</text:p>
          </table:table-cell>
          <table:table-cell table:style-name="ce4" table:formula="of:=[.U38]/[.U$45]" office:value-type="percentage" office:value="0.000156517132606131">
            <text:p>0.02%</text:p>
          </table:table-cell>
          <table:table-cell table:style-name="ce4" table:formula="of:=[.V38]/[.V$45]" office:value-type="percentage" office:value="0.000768480117101732">
            <text:p>0.08%</text:p>
          </table:table-cell>
        </table:table-row>
        <table:table-row table:style-name="ro6">
          <table:table-cell table:style-name="ce10" office:value-type="string">
            <text:p>Spain</text:p>
          </table:table-cell>
          <table:table-cell table:style-name="ce18" office:value-type="float" office:value="464.028">
            <text:p>464.028</text:p>
          </table:table-cell>
          <table:table-cell table:style-name="ce22" office:value-type="float" office:value="46736260">
            <text:p>46736260</text:p>
          </table:table-cell>
          <table:table-cell table:style-name="ce4" table:formula="of:=[.B39]/[.$B$45]" office:value-type="percentage" office:value="0.0323739546599426">
            <text:p>3.24%</text:p>
          </table:table-cell>
          <table:table-cell table:style-name="ce4" table:formula="of:=[.C39]/[.$C$45]" office:value-type="percentage" office:value="0.0375768638963419">
            <text:p>3.76%</text:p>
          </table:table-cell>
          <table:table-cell table:style-name="ce4" table:formula="of:=2*[.D39]/3+[.E39]/3" office:value-type="percentage" office:value="0.0341082577387423">
            <text:p>3.41%</text:p>
          </table:table-cell>
          <table:table-cell table:style-name="ce34" office:value-type="float" office:value="16270">
            <text:p><text:s/>16 270</text:p>
          </table:table-cell>
          <table:table-cell table:style-name="ce40" table:formula="of:=[.G39]/[.$G$45]" office:value-type="percentage" office:value="0.00992315198828983">
            <text:p>0.99%</text:p>
          </table:table-cell>
          <table:table-cell table:style-name="ce27" office:value-type="string">
            <text:p>Spain</text:p>
          </table:table-cell>
          <table:table-cell table:style-name="ce34" office:value-type="float" office:value="5540">
            <text:p><text:s/>5 540</text:p>
          </table:table-cell>
          <table:table-cell table:style-name="ce34" office:value-type="float" office:value="5250">
            <text:p><text:s/>5 250</text:p>
          </table:table-cell>
          <table:table-cell table:style-name="ce34" office:value-type="float" office:value="5300">
            <text:p><text:s/>5 300</text:p>
          </table:table-cell>
          <table:table-cell table:style-name="ce34" office:value-type="float" office:value="7660">
            <text:p><text:s/>7 660</text:p>
          </table:table-cell>
          <table:table-cell table:style-name="ce34" office:value-type="float" office:value="4520">
            <text:p><text:s/>4 520</text:p>
          </table:table-cell>
          <table:table-cell table:style-name="ce34" office:value-type="float" office:value="3010">
            <text:p><text:s/>3 010</text:p>
          </table:table-cell>
          <table:table-cell table:style-name="ce34" office:value-type="float" office:value="2740">
            <text:p><text:s/>2 740</text:p>
          </table:table-cell>
          <table:table-cell table:style-name="ce34" office:value-type="float" office:value="3410">
            <text:p><text:s/>3 410</text:p>
          </table:table-cell>
          <table:table-cell table:style-name="ce34" office:value-type="float" office:value="2580">
            <text:p><text:s/>2 580</text:p>
          </table:table-cell>
          <table:table-cell table:style-name="ce34" office:value-type="float" office:value="4510">
            <text:p><text:s/>4 510</text:p>
          </table:table-cell>
          <table:table-cell table:style-name="ce34" office:value-type="float" office:value="5900">
            <text:p><text:s/>5 900</text:p>
          </table:table-cell>
          <table:table-cell table:style-name="ce34" office:value-type="float" office:value="13370">
            <text:p><text:s/>13 370</text:p>
          </table:table-cell>
          <table:table-cell table:style-name="ce34" office:value-type="float" office:value="16270">
            <text:p><text:s/>16 270</text:p>
          </table:table-cell>
          <table:table-cell table:style-name="ce27" office:value-type="string">
            <text:p>Spain</text:p>
          </table:table-cell>
          <table:table-cell table:style-name="ce4" table:formula="of:=[.J39]/[.J$45]" office:value-type="percentage" office:value="0.0149487317862925">
            <text:p>1.49%</text:p>
          </table:table-cell>
          <table:table-cell table:style-name="ce4" table:formula="of:=[.K39]/[.K$45]" office:value-type="percentage" office:value="0.0165965921664085">
            <text:p>1.66%</text:p>
          </table:table-cell>
          <table:table-cell table:style-name="ce4" table:formula="of:=[.L39]/[.L$45]" office:value-type="percentage" office:value="0.0185775877177609">
            <text:p>1.86%</text:p>
          </table:table-cell>
          <table:table-cell table:style-name="ce4" table:formula="of:=[.M39]/[.M$45]" office:value-type="percentage" office:value="0.02395546659995">
            <text:p>2.40%</text:p>
          </table:table-cell>
          <table:table-cell table:style-name="ce4" table:formula="of:=[.N39]/[.N$45]" office:value-type="percentage" office:value="0.0125038037013472">
            <text:p>1.25%</text:p>
          </table:table-cell>
          <table:table-cell table:style-name="ce4" table:formula="of:=[.O39]/[.O$45]" office:value-type="percentage" office:value="0.00822314501147416">
            <text:p>0.82%</text:p>
          </table:table-cell>
          <table:table-cell table:style-name="ce4" table:formula="of:=[.P39]/[.P$45]" office:value-type="percentage" office:value="0.00781183178902352">
            <text:p>0.78%</text:p>
          </table:table-cell>
          <table:table-cell table:style-name="ce4" table:formula="of:=[.Q39]/[.Q$45]" office:value-type="percentage" office:value="0.00804567869192837">
            <text:p>0.80%</text:p>
          </table:table-cell>
          <table:table-cell table:style-name="ce4" table:formula="of:=[.R39]/[.R$45]" office:value-type="percentage" office:value="0.00551977920883165">
            <text:p>0.55%</text:p>
          </table:table-cell>
          <table:table-cell table:style-name="ce4" table:formula="of:=[.S39]/[.S$45]" office:value-type="percentage" office:value="0.00804696142454412">
            <text:p>0.80%</text:p>
          </table:table-cell>
          <table:table-cell table:style-name="ce4" table:formula="of:=[.T39]/[.T$45]" office:value-type="percentage" office:value="0.00705640338707363">
            <text:p>0.71%</text:p>
          </table:table-cell>
          <table:table-cell table:style-name="ce4" table:formula="of:=[.U39]/[.U$45]" office:value-type="percentage" office:value="0.00804859254978449">
            <text:p>0.80%</text:p>
          </table:table-cell>
          <table:table-cell table:style-name="ce4" table:formula="of:=[.V39]/[.V$45]" office:value-type="percentage" office:value="0.00992315198828983">
            <text:p>0.99%</text:p>
          </table:table-cell>
        </table:table-row>
        <table:table-row table:style-name="ro6">
          <table:table-cell table:style-name="ce10" office:value-type="string">
            <text:p>Sweden</text:p>
          </table:table-cell>
          <table:table-cell table:style-name="ce17" office:value-type="float" office:value="239.523">
            <text:p>239.5 </text:p>
          </table:table-cell>
          <table:table-cell table:style-name="ce18" office:value-type="float" office:value="9449212">
            <text:p>9449212</text:p>
          </table:table-cell>
          <table:table-cell table:style-name="ce4" table:formula="of:=[.B40]/[.$B$45]" office:value-type="percentage" office:value="0.016710859564538">
            <text:p>1.67%</text:p>
          </table:table-cell>
          <table:table-cell table:style-name="ce4" table:formula="of:=[.C40]/[.$C$45]" office:value-type="percentage" office:value="0.00759735060639598">
            <text:p>0.76%</text:p>
          </table:table-cell>
          <table:table-cell table:style-name="ce4" table:formula="of:=2*[.D40]/3+[.E40]/3" office:value-type="percentage" office:value="0.0136730232451573">
            <text:p>1.37%</text:p>
          </table:table-cell>
          <table:table-cell table:style-name="ce35" office:value-type="float" office:value="22410">
            <text:p><text:s/>22 410</text:p>
          </table:table-cell>
          <table:table-cell table:style-name="ce40" table:formula="of:=[.G40]/[.$G$45]" office:value-type="percentage" office:value="0.0136679677970237">
            <text:p>1.37%</text:p>
          </table:table-cell>
          <table:table-cell table:style-name="ce28" office:value-type="string">
            <text:p>Sweden</text:p>
          </table:table-cell>
          <table:table-cell table:style-name="ce35" office:value-type="float" office:value="23160">
            <text:p><text:s/>23 160</text:p>
          </table:table-cell>
          <table:table-cell table:style-name="ce35" office:value-type="float" office:value="17530">
            <text:p><text:s/>17 530</text:p>
          </table:table-cell>
          <table:table-cell table:style-name="ce35" office:value-type="float" office:value="24320">
            <text:p><text:s/>24 320</text:p>
          </table:table-cell>
          <table:table-cell table:style-name="ce35" office:value-type="float" office:value="36370">
            <text:p><text:s/>36 370</text:p>
          </table:table-cell>
          <table:table-cell table:style-name="ce35" office:value-type="float" office:value="24350">
            <text:p><text:s/>24 350</text:p>
          </table:table-cell>
          <table:table-cell table:style-name="ce35" office:value-type="float" office:value="24190">
            <text:p><text:s/>24 190</text:p>
          </table:table-cell>
          <table:table-cell table:style-name="ce35" office:value-type="float" office:value="31820">
            <text:p><text:s/>31 820</text:p>
          </table:table-cell>
          <table:table-cell table:style-name="ce35" office:value-type="float" office:value="29650">
            <text:p><text:s/>29 650</text:p>
          </table:table-cell>
          <table:table-cell table:style-name="ce35" office:value-type="float" office:value="43880">
            <text:p><text:s/>43 880</text:p>
          </table:table-cell>
          <table:table-cell table:style-name="ce35" office:value-type="float" office:value="54260">
            <text:p><text:s/>54 260</text:p>
          </table:table-cell>
          <table:table-cell table:style-name="ce35" office:value-type="float" office:value="75090">
            <text:p><text:s/>75 090</text:p>
          </table:table-cell>
          <table:table-cell table:style-name="ce35" office:value-type="float" office:value="156460">
            <text:p><text:s/>156 460</text:p>
          </table:table-cell>
          <table:table-cell table:style-name="ce35" office:value-type="float" office:value="22410">
            <text:p><text:s/>22 410</text:p>
          </table:table-cell>
          <table:table-cell table:style-name="ce28" office:value-type="string">
            <text:p>Sweden</text:p>
          </table:table-cell>
          <table:table-cell table:style-name="ce4" table:formula="of:=[.J40]/[.J$45]" office:value-type="percentage" office:value="0.0624932541824069">
            <text:p>6.25%</text:p>
          </table:table-cell>
          <table:table-cell table:style-name="ce4" table:formula="of:=[.K40]/[.K$45]" office:value-type="percentage" office:value="0.0554168115575507">
            <text:p>5.54%</text:p>
          </table:table-cell>
          <table:table-cell table:style-name="ce4" table:formula="of:=[.L40]/[.L$45]" office:value-type="percentage" office:value="0.0852465911879141">
            <text:p>8.52%</text:p>
          </table:table-cell>
          <table:table-cell table:style-name="ce4" table:formula="of:=[.M40]/[.M$45]" office:value-type="percentage" office:value="0.113741556167125">
            <text:p>11.37%</text:p>
          </table:table-cell>
          <table:table-cell table:style-name="ce4" table:formula="of:=[.N40]/[.N$45]" office:value-type="percentage" office:value="0.0673600929486293">
            <text:p>6.74%</text:p>
          </table:table-cell>
          <table:table-cell table:style-name="ce4" table:formula="of:=[.O40]/[.O$45]" office:value-type="percentage" office:value="0.0660856736968637">
            <text:p>6.61%</text:p>
          </table:table-cell>
          <table:table-cell table:style-name="ce4" table:formula="of:=[.P40]/[.P$45]" office:value-type="percentage" office:value="0.09071988595866">
            <text:p>9.07%</text:p>
          </table:table-cell>
          <table:table-cell table:style-name="ce4" table:formula="of:=[.Q40]/[.Q$45]" office:value-type="percentage" office:value="0.0699572941981455">
            <text:p>7.00%</text:p>
          </table:table-cell>
          <table:table-cell table:style-name="ce4" table:formula="of:=[.R40]/[.R$45]" office:value-type="percentage" office:value="0.093879035536253">
            <text:p>9.39%</text:p>
          </table:table-cell>
          <table:table-cell table:style-name="ce4" table:formula="of:=[.S40]/[.S$45]" office:value-type="percentage" office:value="0.0968133319059344">
            <text:p>9.68%</text:p>
          </table:table-cell>
          <table:table-cell table:style-name="ce4" table:formula="of:=[.T40]/[.T$45]" office:value-type="percentage" office:value="0.0898076831076879">
            <text:p>8.98%</text:p>
          </table:table-cell>
          <table:table-cell table:style-name="ce4" table:formula="of:=[.U40]/[.U$45]" office:value-type="percentage" office:value="0.0941871944905969">
            <text:p>9.42%</text:p>
          </table:table-cell>
          <table:table-cell table:style-name="ce4" table:formula="of:=[.V40]/[.V$45]" office:value-type="percentage" office:value="0.0136679677970237">
            <text:p>1.37%</text:p>
          </table:table-cell>
        </table:table-row>
        <table:table-row table:style-name="ro6">
          <table:table-cell table:style-name="ce10" office:value-type="string">
            <text:p>Switzerland</text:p>
          </table:table-cell>
          <table:table-cell table:style-name="ce18" office:value-type="float" office:value="188.233">
            <text:p>188.233</text:p>
          </table:table-cell>
          <table:table-cell table:style-name="ce22" office:value-type="float" office:value="7912398">
            <office:annotation draw:style-name="gr1" draw:text-style-name="P1" svg:width="2.899cm" svg:height="0.596cm" svg:x="11.978cm" svg:y="16.206cm" draw:caption-point-x="-0.61cm" draw:caption-point-y="1.554cm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style-name="ce4" table:formula="of:=[.B41]/[.$B$45]" office:value-type="percentage" office:value="0.0131324976240765">
            <text:p>1.31%</text:p>
          </table:table-cell>
          <table:table-cell table:style-name="ce4" table:formula="of:=[.C41]/[.$C$45]" office:value-type="percentage" office:value="0.00636172219898827">
            <text:p>0.64%</text:p>
          </table:table-cell>
          <table:table-cell table:style-name="ce4" table:formula="of:=2*[.D41]/3+[.E41]/3" office:value-type="percentage" office:value="0.0108755724823804">
            <text:p>1.09%</text:p>
          </table:table-cell>
          <table:table-cell table:style-name="ce34" office:value-type="float" office:value="25870">
            <text:p><text:s/>25 870</text:p>
          </table:table-cell>
          <table:table-cell table:style-name="ce40" table:formula="of:=[.G41]/[.$G$45]" office:value-type="percentage" office:value="0.0157782385947792">
            <text:p>1.58%</text:p>
          </table:table-cell>
          <table:table-cell table:style-name="ce27" office:value-type="string">
            <text:p>Switzerland</text:p>
          </table:table-cell>
          <table:table-cell table:style-name="ce34" office:value-type="float" office:value="14250">
            <text:p><text:s/>14 250</text:p>
          </table:table-cell>
          <table:table-cell table:style-name="ce34" office:value-type="float" office:value="10060">
            <text:p><text:s/>10 060</text:p>
          </table:table-cell>
          <table:table-cell table:style-name="ce34" office:value-type="float" office:value="10540">
            <text:p><text:s/>10 540</text:p>
          </table:table-cell>
          <table:table-cell table:style-name="ce34" office:value-type="float" office:value="10390">
            <text:p><text:s/>10 390</text:p>
          </table:table-cell>
          <table:table-cell table:style-name="ce34" office:value-type="float" office:value="16610">
            <text:p><text:s/>16 610</text:p>
          </table:table-cell>
          <table:table-cell table:style-name="ce34" office:value-type="float" office:value="16010">
            <text:p><text:s/>16 010</text:p>
          </table:table-cell>
          <table:table-cell table:style-name="ce34" office:value-type="float" office:value="13520">
            <text:p><text:s/>13 520</text:p>
          </table:table-cell>
          <table:table-cell table:style-name="ce34" office:value-type="float" office:value="19440">
            <text:p><text:s/>19 440</text:p>
          </table:table-cell>
          <table:table-cell table:style-name="ce34" office:value-type="float" office:value="25950">
            <text:p><text:s/>25 950</text:p>
          </table:table-cell>
          <table:table-cell table:style-name="ce34" office:value-type="float" office:value="19440">
            <text:p><text:s/>19 440</text:p>
          </table:table-cell>
          <table:table-cell table:style-name="ce34" office:value-type="float" office:value="22110">
            <text:p><text:s/>22 110</text:p>
          </table:table-cell>
          <table:table-cell table:style-name="ce34" office:value-type="float" office:value="38120">
            <text:p><text:s/>38 120</text:p>
          </table:table-cell>
          <table:table-cell table:style-name="ce34" office:value-type="float" office:value="25870">
            <text:p><text:s/>25 870</text:p>
          </table:table-cell>
          <table:table-cell table:style-name="ce27" office:value-type="string">
            <text:p>Switzerland</text:p>
          </table:table-cell>
          <table:table-cell table:style-name="ce4" table:formula="of:=[.J41]/[.J$45]" office:value-type="percentage" office:value="0.038451160280626">
            <text:p>3.85%</text:p>
          </table:table-cell>
          <table:table-cell table:style-name="ce4" table:formula="of:=[.K41]/[.K$45]" office:value-type="percentage" office:value="0.0318022318464894">
            <text:p>3.18%</text:p>
          </table:table-cell>
          <table:table-cell table:style-name="ce4" table:formula="of:=[.L41]/[.L$45]" office:value-type="percentage" office:value="0.0369448631217358">
            <text:p>3.69%</text:p>
          </table:table-cell>
          <table:table-cell table:style-name="ce4" table:formula="of:=[.M41]/[.M$45]" office:value-type="percentage" office:value="0.0324931198398799">
            <text:p>3.25%</text:p>
          </table:table-cell>
          <table:table-cell table:style-name="ce4" table:formula="of:=[.N41]/[.N$45]" office:value-type="percentage" office:value="0.0459487122741985">
            <text:p>4.59%</text:p>
          </table:table-cell>
          <table:table-cell table:style-name="ce4" table:formula="of:=[.O41]/[.O$45]" office:value-type="percentage" office:value="0.0437383892470768">
            <text:p>4.37%</text:p>
          </table:table-cell>
          <table:table-cell table:style-name="ce4" table:formula="of:=[.P41]/[.P$45]" office:value-type="percentage" office:value="0.0385459729151818">
            <text:p>3.85%</text:p>
          </table:table-cell>
          <table:table-cell table:style-name="ce4" table:formula="of:=[.Q41]/[.Q$45]" office:value-type="percentage" office:value="0.0458674468536913">
            <text:p>4.59%</text:p>
          </table:table-cell>
          <table:table-cell table:style-name="ce4" table:formula="of:=[.R41]/[.R$45]" office:value-type="percentage" office:value="0.0555187094841788">
            <text:p>5.55%</text:p>
          </table:table-cell>
          <table:table-cell table:style-name="ce4" table:formula="of:=[.S41]/[.S$45]" office:value-type="percentage" office:value="0.0346857938122257">
            <text:p>3.47%</text:p>
          </table:table-cell>
          <table:table-cell table:style-name="ce4" table:formula="of:=[.T41]/[.T$45]" office:value-type="percentage" office:value="0.0264435726929149">
            <text:p>2.64%</text:p>
          </table:table-cell>
          <table:table-cell table:style-name="ce4" table:formula="of:=[.U41]/[.U$45]" office:value-type="percentage" office:value="0.022947819595945">
            <text:p>2.29%</text:p>
          </table:table-cell>
          <table:table-cell table:style-name="ce4" table:formula="of:=[.V41]/[.V$45]" office:value-type="percentage" office:value="0.0157782385947792">
            <text:p>1.58%</text:p>
          </table:table-cell>
        </table:table-row>
        <table:table-row table:style-name="ro6">
          <table:table-cell table:style-name="ce10" office:value-type="string">
            <text:p>Turkey</text:p>
          </table:table-cell>
          <table:table-cell table:style-name="ce17" office:value-type="float" office:value="216.045">
            <text:p>216.0 </text:p>
          </table:table-cell>
          <table:table-cell table:style-name="ce18" office:value-type="float" office:value="74223630">
            <text:p>74223630</text:p>
          </table:table-cell>
          <table:table-cell table:style-name="ce4" table:formula="of:=[.B42]/[.$B$45]" office:value-type="percentage" office:value="0.0150728642118736">
            <text:p>1.51%</text:p>
          </table:table-cell>
          <table:table-cell table:style-name="ce4" table:formula="of:=[.C42]/[.$C$45]" office:value-type="percentage" office:value="0.0596772450855596">
            <text:p>5.97%</text:p>
          </table:table-cell>
          <table:table-cell table:style-name="ce4" table:formula="of:=2*[.D42]/3+[.E42]/3" office:value-type="percentage" office:value="0.029940991169769">
            <text:p>2.99%</text:p>
          </table:table-cell>
          <table:table-cell table:style-name="ce35" office:value-type="float" office:value="77850">
            <text:p><text:s/>77 850</text:p>
          </table:table-cell>
          <table:table-cell table:style-name="ce40" table:formula="of:=[.G42]/[.$G$45]" office:value-type="percentage" office:value="0.0474810929494999">
            <text:p>4.75%</text:p>
          </table:table-cell>
          <table:table-cell table:style-name="ce28" office:value-type="string">
            <text:p>Turkey</text:p>
          </table:table-cell>
          <table:table-cell table:style-name="ce35" office:value-type="float" office:value="3910">
            <text:p><text:s/>3 910</text:p>
          </table:table-cell>
          <table:table-cell table:style-name="ce35" office:value-type="float" office:value="3920">
            <text:p><text:s/>3 920</text:p>
          </table:table-cell>
          <table:table-cell table:style-name="ce35" office:value-type="float" office:value="4550">
            <text:p><text:s/>4 550</text:p>
          </table:table-cell>
          <table:table-cell table:style-name="ce35" office:value-type="float" office:value="7650">
            <text:p><text:s/>7 650</text:p>
          </table:table-cell>
          <table:table-cell table:style-name="ce35" office:value-type="float" office:value="12980">
            <text:p><text:s/>12 980</text:p>
          </table:table-cell>
          <table:table-cell table:style-name="ce35" office:value-type="float" office:value="7830">
            <text:p><text:s/>7 830</text:p>
          </table:table-cell>
          <table:table-cell table:style-name="ce35" office:value-type="float" office:value="9230">
            <text:p><text:s/>9 230</text:p>
          </table:table-cell>
          <table:table-cell table:style-name="ce35" office:value-type="float" office:value="16020">
            <text:p><text:s/>16 020</text:p>
          </table:table-cell>
          <table:table-cell table:style-name="ce35" office:value-type="float" office:value="26470">
            <text:p><text:s/>26 470</text:p>
          </table:table-cell>
          <table:table-cell table:style-name="ce35" office:value-type="float" office:value="44810">
            <text:p><text:s/>44 810</text:p>
          </table:table-cell>
          <table:table-cell table:style-name="ce35" office:value-type="float" office:value="87820">
            <text:p><text:s/>87 820</text:p>
          </table:table-cell>
          <table:table-cell table:style-name="ce35" office:value-type="float" office:value="133590">
            <text:p><text:s/>133 590</text:p>
          </table:table-cell>
          <table:table-cell table:style-name="ce35" office:value-type="float" office:value="77850">
            <text:p><text:s/>77 850</text:p>
          </table:table-cell>
          <table:table-cell table:style-name="ce28" office:value-type="string">
            <text:p>Turkey</text:p>
          </table:table-cell>
          <table:table-cell table:style-name="ce4" table:formula="of:=[.J42]/[.J$45]" office:value-type="percentage" office:value="0.0105504587155963">
            <text:p>1.06%</text:p>
          </table:table-cell>
          <table:table-cell table:style-name="ce4" table:formula="of:=[.K42]/[.K$45]" office:value-type="percentage" office:value="0.0123921221509183">
            <text:p>1.24%</text:p>
          </table:table-cell>
          <table:table-cell table:style-name="ce4" table:formula="of:=[.L42]/[.L$45]" office:value-type="percentage" office:value="0.0159486837954362">
            <text:p>1.59%</text:p>
          </table:table-cell>
          <table:table-cell table:style-name="ce4" table:formula="of:=[.M42]/[.M$45]" office:value-type="percentage" office:value="0.0239241931448586">
            <text:p>2.39%</text:p>
          </table:table-cell>
          <table:table-cell table:style-name="ce4" table:formula="of:=[.N42]/[.N$45]" office:value-type="percentage" office:value="0.0359069407175856">
            <text:p>3.59%</text:p>
          </table:table-cell>
          <table:table-cell table:style-name="ce4" table:formula="of:=[.O42]/[.O$45]" office:value-type="percentage" office:value="0.0213911047972899">
            <text:p>2.14%</text:p>
          </table:table-cell>
          <table:table-cell table:style-name="ce4" table:formula="of:=[.P42]/[.P$45]" office:value-type="percentage" office:value="0.0263150392017106">
            <text:p>2.63%</text:p>
          </table:table-cell>
          <table:table-cell table:style-name="ce4" table:formula="of:=[.Q42]/[.Q$45]" office:value-type="percentage" office:value="0.0377981737960975">
            <text:p>3.78%</text:p>
          </table:table-cell>
          <table:table-cell table:style-name="ce4" table:formula="of:=[.R42]/[.R$45]" office:value-type="percentage" office:value="0.0566312231231681">
            <text:p>5.66%</text:p>
          </table:table-cell>
          <table:table-cell table:style-name="ce4" table:formula="of:=[.S42]/[.S$45]" office:value-type="percentage" office:value="0.0799521821361025">
            <text:p>8.00%</text:p>
          </table:table-cell>
          <table:table-cell table:style-name="ce4" table:formula="of:=[.T42]/[.T$45]" office:value-type="percentage" office:value="0.10503277041573">
            <text:p>10.50%</text:p>
          </table:table-cell>
          <table:table-cell table:style-name="ce4" table:formula="of:=[.U42]/[.U$45]" office:value-type="percentage" office:value="0.0804197067109731">
            <text:p>8.04%</text:p>
          </table:table-cell>
          <table:table-cell table:style-name="ce4" table:formula="of:=[.V42]/[.V$45]" office:value-type="percentage" office:value="0.0474810929494999">
            <text:p>4.75%</text:p>
          </table:table-cell>
        </table:table-row>
        <table:table-row table:style-name="ro7">
          <table:table-cell table:style-name="ce10" office:value-type="string">
            <text:p>United Kingdom</text:p>
          </table:table-cell>
          <table:table-cell table:style-name="ce18" office:value-type="float" office:value="874.798">
            <text:p>874.798</text:p>
          </table:table-cell>
          <table:table-cell table:style-name="ce22" office:value-type="float" office:value="62435200">
            <text:p>62435200</text:p>
          </table:table-cell>
          <table:table-cell table:style-name="ce4" table:formula="of:=[.B43]/[.$B$45]" office:value-type="percentage" office:value="0.0610322454433966">
            <text:p>6.10%</text:p>
          </table:table-cell>
          <table:table-cell table:style-name="ce4" table:formula="of:=[.C43]/[.$C$45]" office:value-type="percentage" office:value="0.0501991176174748">
            <text:p>5.02%</text:p>
          </table:table-cell>
          <table:table-cell table:style-name="ce4" table:formula="of:=2*[.D43]/3+[.E43]/3" office:value-type="percentage" office:value="0.057421202834756">
            <text:p>5.74%</text:p>
          </table:table-cell>
          <table:table-cell table:style-name="ce34" office:value-type="float" office:value="38380">
            <text:p><text:s/>38 380</text:p>
          </table:table-cell>
          <table:table-cell table:style-name="ce40" table:formula="of:=[.G43]/[.$G$45]" office:value-type="percentage" office:value="0.0234081483288607">
            <text:p>2.34%</text:p>
          </table:table-cell>
          <table:table-cell table:style-name="ce27" office:value-type="string">
            <text:p>United Kingdom</text:p>
          </table:table-cell>
          <table:table-cell table:style-name="ce34" office:value-type="float" office:value="40630">
            <text:p><text:s/>40 630</text:p>
          </table:table-cell>
          <table:table-cell table:style-name="ce34" office:value-type="float" office:value="30840">
            <text:p><text:s/>30 840</text:p>
          </table:table-cell>
          <table:table-cell table:style-name="ce34" office:value-type="float" office:value="28320">
            <text:p><text:s/>28 320</text:p>
          </table:table-cell>
          <table:table-cell table:style-name="ce34" office:value-type="float" office:value="28300">
            <text:p><text:s/>28 300</text:p>
          </table:table-cell>
          <table:table-cell table:style-name="ce34" office:value-type="float" office:value="31320">
            <text:p><text:s/>31 320</text:p>
          </table:table-cell>
          <table:table-cell table:style-name="ce34" office:value-type="float" office:value="30680">
            <text:p><text:s/>30 680</text:p>
          </table:table-cell>
          <table:table-cell table:style-name="ce34" office:value-type="float" office:value="22640">
            <text:p><text:s/>22 640</text:p>
          </table:table-cell>
          <table:table-cell table:style-name="ce34" office:value-type="float" office:value="25900">
            <text:p><text:s/>25 900</text:p>
          </table:table-cell>
          <table:table-cell table:style-name="ce34" office:value-type="float" office:value="27980">
            <text:p><text:s/>27 980</text:p>
          </table:table-cell>
          <table:table-cell table:style-name="ce34" office:value-type="float" office:value="29400">
            <text:p><text:s/>29 400</text:p>
          </table:table-cell>
          <table:table-cell table:style-name="ce34" office:value-type="float" office:value="31260">
            <text:p><text:s/>31 260</text:p>
          </table:table-cell>
          <table:table-cell table:style-name="ce34" office:value-type="float" office:value="39970">
            <text:p><text:s/>39 970</text:p>
          </table:table-cell>
          <table:table-cell table:style-name="ce34" office:value-type="float" office:value="38380">
            <text:p><text:s/>38 380</text:p>
          </table:table-cell>
          <table:table-cell table:style-name="ce27" office:value-type="string">
            <text:p>United Kingdom</text:p>
          </table:table-cell>
          <table:table-cell table:style-name="ce4" table:formula="of:=[.J43]/[.J$45]" office:value-type="percentage" office:value="0.109633027522936">
            <text:p>10.96%</text:p>
          </table:table-cell>
          <table:table-cell table:style-name="ce4" table:formula="of:=[.K43]/[.K$45]" office:value-type="percentage" office:value="0.0974931242689596">
            <text:p>9.75%</text:p>
          </table:table-cell>
          <table:table-cell table:style-name="ce4" table:formula="of:=[.L43]/[.L$45]" office:value-type="percentage" office:value="0.0992674121069789">
            <text:p>9.93%</text:p>
          </table:table-cell>
          <table:table-cell table:style-name="ce4" table:formula="of:=[.M43]/[.M$45]" office:value-type="percentage" office:value="0.0885038779084313">
            <text:p>8.85%</text:p>
          </table:table-cell>
          <table:table-cell table:style-name="ce4" table:formula="of:=[.N43]/[.N$45]" office:value-type="percentage" office:value="0.0866414008686271">
            <text:p>8.66%</text:p>
          </table:table-cell>
          <table:table-cell table:style-name="ce4" table:formula="of:=[.O43]/[.O$45]" office:value-type="percentage" office:value="0.0838159763960223">
            <text:p>8.38%</text:p>
          </table:table-cell>
          <table:table-cell table:style-name="ce4" table:formula="of:=[.P43]/[.P$45]" office:value-type="percentage" office:value="0.0645473984319316">
            <text:p>6.45%</text:p>
          </table:table-cell>
          <table:table-cell table:style-name="ce4" table:formula="of:=[.Q43]/[.Q$45]" office:value-type="percentage" office:value="0.0611094070735908">
            <text:p>6.11%</text:p>
          </table:table-cell>
          <table:table-cell table:style-name="ce4" table:formula="of:=[.R43]/[.R$45]" office:value-type="percentage" office:value="0.0598617915748486">
            <text:p>5.99%</text:p>
          </table:table-cell>
          <table:table-cell table:style-name="ce4" table:formula="of:=[.S43]/[.S$45]" office:value-type="percentage" office:value="0.0524569103950327">
            <text:p>5.25%</text:p>
          </table:table-cell>
          <table:table-cell table:style-name="ce4" table:formula="of:=[.T43]/[.T$45]" office:value-type="percentage" office:value="0.0373869779457494">
            <text:p>3.74%</text:p>
          </table:table-cell>
          <table:table-cell table:style-name="ce4" table:formula="of:=[.U43]/[.U$45]" office:value-type="percentage" office:value="0.0240614991933348">
            <text:p>2.41%</text:p>
          </table:table-cell>
          <table:table-cell table:style-name="ce4" table:formula="of:=[.V43]/[.V$45]" office:value-type="percentage" office:value="0.0234081483288607">
            <text:p>2.34%</text:p>
          </table:table-cell>
        </table:table-row>
        <table:table-row table:style-name="ro6">
          <table:table-cell table:style-name="ce10" office:value-type="string">
            <text:p>United States</text:p>
          </table:table-cell>
          <table:table-cell table:style-name="ce17" office:value-type="float" office:value="3708.707">
            <text:p>3,708.7 </text:p>
          </table:table-cell>
          <table:table-cell table:style-name="ce18" office:value-type="float" office:value="311721600">
            <text:p>311721600</text:p>
          </table:table-cell>
          <table:table-cell table:style-name="ce4" table:formula="of:=[.B44]/[.$B$45]" office:value-type="percentage" office:value="0.258746265882687">
            <text:p>25.87%</text:p>
          </table:table-cell>
          <table:table-cell table:style-name="ce4" table:formula="of:=[.C44]/[.$C$45]" office:value-type="percentage" office:value="0.250630241631442">
            <text:p>25.06%</text:p>
          </table:table-cell>
          <table:table-cell table:style-name="ce4" table:formula="of:=2*[.D44]/3+[.E44]/3" office:value-type="percentage" office:value="0.256040924465606">
            <text:p>25.60%</text:p>
          </table:table-cell>
          <table:table-cell table:style-name="ce35" office:value-type="float" office:value="261970">
            <text:p><text:s/>261 970</text:p>
          </table:table-cell>
          <table:table-cell table:style-name="ce40" table:formula="of:=[.G44]/[.$G$45]" office:value-type="percentage" office:value="0.159776774823128">
            <text:p>15.98%</text:p>
          </table:table-cell>
          <table:table-cell table:style-name="ce28" office:value-type="string">
            <text:p>United States</text:p>
          </table:table-cell>
          <table:table-cell table:style-name="ce35" office:value-type="float" office:value="44970">
            <text:p><text:s/>44 970</text:p>
          </table:table-cell>
          <table:table-cell table:style-name="ce35" office:value-type="float" office:value="39240">
            <text:p><text:s/>39 240</text:p>
          </table:table-cell>
          <table:table-cell table:style-name="ce35" office:value-type="float" office:value="41100">
            <text:p><text:s/>41 100</text:p>
          </table:table-cell>
          <table:table-cell table:style-name="ce35" office:value-type="float" office:value="40450">
            <text:p><text:s/>40 450</text:p>
          </table:table-cell>
          <table:table-cell table:style-name="ce35" office:value-type="float" office:value="39360">
            <text:p><text:s/>39 360</text:p>
          </table:table-cell>
          <table:table-cell table:style-name="ce35" office:value-type="float" office:value="38080">
            <text:p><text:s/>38 080</text:p>
          </table:table-cell>
          <table:table-cell table:style-name="ce35" office:value-type="float" office:value="42970">
            <text:p><text:s/>42 970</text:p>
          </table:table-cell>
          <table:table-cell table:style-name="ce35" office:value-type="float" office:value="60590">
            <text:p><text:s/>60 590</text:p>
          </table:table-cell>
          <table:table-cell table:style-name="ce35" office:value-type="float" office:value="66100">
            <text:p><text:s/>66 100</text:p>
          </table:table-cell>
          <table:table-cell table:style-name="ce35" office:value-type="float" office:value="68240">
            <text:p><text:s/>68 240</text:p>
          </table:table-cell>
          <table:table-cell table:style-name="ce35" office:value-type="float" office:value="121160">
            <text:p><text:s/>121 160</text:p>
          </table:table-cell>
          <table:table-cell table:style-name="ce35" office:value-type="float" office:value="172740">
            <text:p><text:s/>172 740</text:p>
          </table:table-cell>
          <table:table-cell table:style-name="ce35" office:value-type="float" office:value="261970">
            <text:p><text:s/>261 970</text:p>
          </table:table-cell>
          <table:table-cell table:style-name="ce28" office:value-type="string">
            <text:p>United States</text:p>
          </table:table-cell>
          <table:table-cell table:style-name="ce4" table:formula="of:=[.J44]/[.J$45]" office:value-type="percentage" office:value="0.121343766864544">
            <text:p>12.13%</text:p>
          </table:table-cell>
          <table:table-cell table:style-name="ce4" table:formula="of:=[.K44]/[.K$45]" office:value-type="percentage" office:value="0.124047671735213">
            <text:p>12.40%</text:p>
          </table:table-cell>
          <table:table-cell table:style-name="ce4" table:formula="of:=[.L44]/[.L$45]" office:value-type="percentage" office:value="0.144063934943391">
            <text:p>14.41%</text:p>
          </table:table-cell>
          <table:table-cell table:style-name="ce4" table:formula="of:=[.M44]/[.M$45]" office:value-type="percentage" office:value="0.126501125844383">
            <text:p>12.65%</text:p>
          </table:table-cell>
          <table:table-cell table:style-name="ce4" table:formula="of:=[.N44]/[.N$45]" office:value-type="percentage" office:value="0.108882680018811">
            <text:p>10.89%</text:p>
          </table:table-cell>
          <table:table-cell table:style-name="ce4" table:formula="of:=[.O44]/[.O$45]" office:value-type="percentage" office:value="0.104032346191673">
            <text:p>10.40%</text:p>
          </table:table-cell>
          <table:table-cell table:style-name="ce4" table:formula="of:=[.P44]/[.P$45]" office:value-type="percentage" office:value="0.122508909479686">
            <text:p>12.25%</text:p>
          </table:table-cell>
          <table:table-cell table:style-name="ce4" table:formula="of:=[.Q44]/[.Q$45]" office:value-type="percentage" office:value="0.142958261567138">
            <text:p>14.30%</text:p>
          </table:table-cell>
          <table:table-cell table:style-name="ce4" table:formula="of:=[.R44]/[.R$45]" office:value-type="percentage" office:value="0.141417599109989">
            <text:p>14.14%</text:p>
          </table:table-cell>
          <table:table-cell table:style-name="ce4" table:formula="of:=[.S44]/[.S$45]" office:value-type="percentage" office:value="0.121757128073368">
            <text:p>12.18%</text:p>
          </table:table-cell>
          <table:table-cell table:style-name="ce4" table:formula="of:=[.T44]/[.T$45]" office:value-type="percentage" office:value="0.144907429555566">
            <text:p>14.49%</text:p>
          </table:table-cell>
          <table:table-cell table:style-name="ce4" table:formula="of:=[.U44]/[.U$45]" office:value-type="percentage" office:value="0.103987574947627">
            <text:p>10.40%</text:p>
          </table:table-cell>
          <table:table-cell table:style-name="ce4" table:formula="of:=[.V44]/[.V$45]" office:value-type="percentage" office:value="0.159776774823128">
            <text:p>15.98%</text:p>
          </table:table-cell>
        </table:table-row>
        <table:table-row table:style-name="ro6">
          <table:table-cell office:value-type="string">
            <text:p>Total</text:p>
          </table:table-cell>
          <table:table-cell table:style-name="ce18" table:formula="of:=SUM([.B11:.B44])" office:value-type="float" office:value="14333.374">
            <text:p>14333.374</text:p>
          </table:table-cell>
          <table:table-cell table:formula="of:=SUM([.C11:.C44])" office:value-type="float" office:value="1243750945.5">
            <text:p>1243750945.5</text:p>
          </table:table-cell>
          <table:table-cell table:style-name="ce4" table:formula="of:=[.B45]/[.$B$45]" office:value-type="percentage" office:value="1">
            <text:p>100.00%</text:p>
          </table:table-cell>
          <table:table-cell table:style-name="ce4" table:formula="of:=[.C45]/[.$C$45]" office:value-type="percentage" office:value="1">
            <text:p>100.00%</text:p>
          </table:table-cell>
          <table:table-cell table:style-name="ce4" table:formula="of:=2*[.D45]/3+[.E45]/3" office:value-type="percentage" office:value="1">
            <text:p>100.00%</text:p>
          </table:table-cell>
          <table:table-cell table:style-name="ce35" table:formula="of:=SUM([.G11:.G44])" office:value-type="float" office:value="1639600">
            <text:p>1 639 600</text:p>
          </table:table-cell>
          <table:table-cell table:style-name="ce40" table:formula="of:=[.G45]/[.$G$45]" office:value-type="percentage" office:value="1">
            <text:p>100.00%</text:p>
          </table:table-cell>
          <table:table-cell table:style-name="ce28" office:value-type="string">
            <text:p>Total</text:p>
          </table:table-cell>
          <table:table-cell table:formula="of:=SUM([.J11:.J44])" office:value-type="float" office:value="370600">
            <text:p>370600</text:p>
          </table:table-cell>
          <table:table-cell table:formula="of:=SUM([.K11:.K44])" office:value-type="float" office:value="316330">
            <text:p>316330</text:p>
          </table:table-cell>
          <table:table-cell table:formula="of:=SUM([.L11:.L44])" office:value-type="float" office:value="285290">
            <text:p>285290</text:p>
          </table:table-cell>
          <table:table-cell table:formula="of:=SUM([.M11:.M44])" office:value-type="float" office:value="319760">
            <text:p>319760</text:p>
          </table:table-cell>
          <table:table-cell table:formula="of:=SUM([.N11:.N44])" office:value-type="float" office:value="361490">
            <text:p>361490</text:p>
          </table:table-cell>
          <table:table-cell table:formula="of:=SUM([.O11:.O44])" office:value-type="float" office:value="366040">
            <text:p>366040</text:p>
          </table:table-cell>
          <table:table-cell table:formula="of:=SUM([.P11:.P44])" office:value-type="float" office:value="350750">
            <text:p>350750</text:p>
          </table:table-cell>
          <table:table-cell table:formula="of:=SUM([.Q11:.Q44])" office:value-type="float" office:value="423830">
            <text:p>423830</text:p>
          </table:table-cell>
          <table:table-cell table:formula="of:=SUM([.R11:.R44])" office:value-type="float" office:value="467410">
            <text:p>467410</text:p>
          </table:table-cell>
          <table:table-cell table:formula="of:=SUM([.S11:.S44])" office:value-type="float" office:value="560460">
            <text:p>560460</text:p>
          </table:table-cell>
          <table:table-cell table:formula="of:=SUM([.T11:.T44])" office:value-type="float" office:value="836120">
            <text:p>836120</text:p>
          </table:table-cell>
          <table:table-cell table:formula="of:=SUM([.U11:.U44])" office:value-type="float" office:value="1661160">
            <text:p>1661160</text:p>
          </table:table-cell>
          <table:table-cell table:formula="of:=SUM([.V11:.V44])" office:value-type="float" office:value="1639600">
            <text:p>1639600</text:p>
          </table:table-cell>
          <table:table-cell table:style-name="ce28" office:value-type="string">
            <text:p>Total</text:p>
          </table:table-cell>
          <table:table-cell table:style-name="ce4" table:formula="of:=[.J45]/[.J$45]" office:value-type="percentage" office:value="1">
            <text:p>100.00%</text:p>
          </table:table-cell>
          <table:table-cell table:style-name="ce4" table:formula="of:=[.K45]/[.K$45]" office:value-type="percentage" office:value="1">
            <text:p>100.00%</text:p>
          </table:table-cell>
          <table:table-cell table:style-name="ce4" table:formula="of:=[.L45]/[.L$45]" office:value-type="percentage" office:value="1">
            <text:p>100.00%</text:p>
          </table:table-cell>
          <table:table-cell table:style-name="ce4" table:formula="of:=[.M45]/[.M$45]" office:value-type="percentage" office:value="1">
            <text:p>100.00%</text:p>
          </table:table-cell>
          <table:table-cell table:style-name="ce4" table:formula="of:=[.N45]/[.N$45]" office:value-type="percentage" office:value="1">
            <text:p>100.00%</text:p>
          </table:table-cell>
          <table:table-cell table:style-name="ce4" table:formula="of:=[.O45]/[.O$45]" office:value-type="percentage" office:value="1">
            <text:p>100.00%</text:p>
          </table:table-cell>
          <table:table-cell table:style-name="ce4" table:formula="of:=[.P45]/[.P$45]" office:value-type="percentage" office:value="1">
            <text:p>100.00%</text:p>
          </table:table-cell>
          <table:table-cell table:style-name="ce4" table:formula="of:=[.Q45]/[.Q$45]" office:value-type="percentage" office:value="1">
            <text:p>100.00%</text:p>
          </table:table-cell>
          <table:table-cell table:style-name="ce4" table:formula="of:=[.R45]/[.R$45]" office:value-type="percentage" office:value="1">
            <text:p>100.00%</text:p>
          </table:table-cell>
          <table:table-cell table:style-name="ce4" table:formula="of:=[.S45]/[.S$45]" office:value-type="percentage" office:value="1">
            <text:p>100.00%</text:p>
          </table:table-cell>
          <table:table-cell table:style-name="ce4" table:formula="of:=[.T45]/[.T$45]" office:value-type="percentage" office:value="1">
            <text:p>100.00%</text:p>
          </table:table-cell>
          <table:table-cell table:style-name="ce4" table:formula="of:=[.U45]/[.U$45]" office:value-type="percentage" office:value="1">
            <text:p>100.00%</text:p>
          </table:table-cell>
          <table:table-cell table:style-name="ce4" table:formula="of:=[.V45]/[.V$45]" office:value-type="percentage" office:value="1">
            <text:p>100.00%</text:p>
          </table:table-cell>
        </table:table-row>
        <table:table-row table:style-name="ro6" table:number-rows-repeated="1048530">
          <table:table-cell table:number-columns-repeated="36"/>
        </table:table-row>
        <table:table-row table:style-name="ro6">
          <table:table-cell table:number-columns-repeated="36"/>
        </table:table-row>
      </table:table>
      <table:table table:name="Sheet6" table:style-name="ta1">
        <office:forms form:automatic-focus="false" form:apply-design-mode="false"/>
        <table:shapes>
          <draw:frame draw:z-index="0" draw:style-name="gr2" svg:width="66.796cm" svg:height="11.559cm" svg:x="98.636cm" svg:y="3.514cm">
            <draw:object draw:notify-on-update-of-ranges="Sheet6.I11:Sheet6.I44 Sheet6.J10:Sheet6.J10 Sheet6.J11:Sheet6.J44 Sheet6.K10:Sheet6.K10 Sheet6.K11:Sheet6.K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52.854cm" svg:height="15.92cm" svg:x="50.28cm" svg:y="4.042cm">
            <draw:object draw:notify-on-update-of-ranges="Sheet6.I11:Sheet6.I44 Sheet6.J10:Sheet6.J10 Sheet6.J11:Sheet6.J44 Sheet6.K10:Sheet6.K10 Sheet6.K11:Sheet6.K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2" svg:width="48.904cm" svg:height="24.383cm" svg:x="62.349cm" svg:y="23.185cm">
            <draw:object draw:notify-on-update-of-ranges="Sheet6.H50:Sheet6.H50 Sheet6.H51:Sheet6.H84 Sheet6.I50:Sheet6.I50 Sheet6.I51:Sheet6.I84 Sheet6.J50:Sheet6.J50 Sheet6.J51:Sheet6.J84 Sheet6.K50:Sheet6.K50 Sheet6.K51:Sheet6.K84 Sheet6.L50:Sheet6.L50 Sheet6.L51:Sheet6.L84 Sheet6.M50:Sheet6.M50 Sheet6.M51:Sheet6.M84 Sheet6.N50:Sheet6.N50 Sheet6.N51:Sheet6.N84 Sheet6.O50:Sheet6.O50 Sheet6.O51:Sheet6.O84 Sheet6.P50:Sheet6.P50 Sheet6.P51:Sheet6.P84 Sheet6.Q50:Sheet6.Q50 Sheet6.Q51:Sheet6.Q84 Sheet6.R50:Sheet6.R50 Sheet6.R51:Sheet6.R84 Sheet6.S50:Sheet6.S50 Sheet6.S51:Sheet6.S84 Sheet6.T50:Sheet6.T50 Sheet6.T51:Sheet6.T84 Sheet6.U50:Sheet6.U50 Sheet6.U51:Sheet6.U84 Sheet6.V50:Sheet6.V50 Sheet6.V51:Sheet6.V8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2" svg:width="26.287cm" svg:height="9.221cm" svg:x="38.937cm" svg:y="40.826cm">
            <draw:object draw:notify-on-update-of-ranges="Sheet6.H60:Sheet6.H61 Sheet6.I60:Sheet6.I61 Sheet6.J60:Sheet6.J61 Sheet6.K60:Sheet6.K61 Sheet6.L60:Sheet6.L61 Sheet6.M60:Sheet6.M61 Sheet6.N60:Sheet6.N61 Sheet6.O60:Sheet6.O61 Sheet6.P60:Sheet6.P61 Sheet6.Q60:Sheet6.Q61 Sheet6.R60:Sheet6.R61 Sheet6.S60:Sheet6.S61 Sheet6.T60:Sheet6.T61 Sheet6.U60:Sheet6.U61 Sheet6.V60:Sheet6.V6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0"/>
        <table:table-column table:style-name="co16" table:default-cell-style-name="ce4"/>
        <table:table-column table:style-name="co17" table:default-cell-style-name="ce40"/>
        <table:table-column table:style-name="co13" table:default-cell-style-name="ce4"/>
        <table:table-column table:style-name="co6" table:number-columns-repeated="11" table:default-cell-style-name="Default"/>
        <table:table-row table:style-name="ro1">
          <table:table-cell office:value-type="string">
            <text:p>Koenigsteiner Schluesse fuer OECD-Staaten</text:p>
          </table:table-cell>
          <table:table-cell table:number-columns-repeated="6"/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Quelle: <text:a xlink:href="https://stats.oecd.org/" xlink:type="simple">https://stats.oecd.org/</text:a></text:p>
          </table:table-cell>
          <table:table-cell table:number-columns-repeated="6"/>
          <table:table-cell table:style-name="Default" table:number-columns-repeated="4"/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 office:value-type="string">
            <text:p>This chart shows for each OECD country: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 office:value-type="string">
            <text:p>in blue: the percentage of asylum applications in 2016 (among all OECD countries) in this country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 office:value-type="string">
            <text:p>in red: the percentage of asylum seekers this country should have taken according to the Koenigsteiner Schluessel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 office:value-type="string">
            <text:p>applied to OECD countries based on their 2011 tax revenue and population 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6" office:value-type="string">
            <text:p>2011</text:p>
          </table:table-cell>
          <table:table-cell table:number-columns-repeated="3"/>
          <table:table-cell table:style-name="ce37" office:value-type="float" office:value="2016">
            <text:p>2016</text:p>
          </table:table-cell>
          <table:table-cell table:style-name="ce37"/>
          <table:table-cell table:style-name="Default"/>
          <table:table-cell table:style-name="ce37" office:value-type="float" office:value="2016">
            <text:p>2016</text:p>
          </table:table-cell>
          <table:table-cell table:style-name="Default"/>
          <table:table-cell/>
          <table:table-cell office:value-type="string">
            <text:p>All data are from the OECD homepage</text:p>
          </table:table-cell>
          <table:table-cell table:number-columns-repeated="9"/>
        </table:table-row>
        <table:table-row table:style-name="ro1">
          <table:table-cell table:style-name="ce9" office:value-type="string">
            <text:p>Country</text:p>
          </table:table-cell>
          <table:table-cell table:style-name="ce13" office:value-type="string">
            <text:p>Total tax revenue / million USD</text:p>
          </table:table-cell>
          <table:table-cell table:style-name="ce13" office:value-type="string">
            <text:p>Population</text:p>
          </table:table-cell>
          <table:table-cell office:value-type="string">
            <text:p>Percent of tax revenue</text:p>
          </table:table-cell>
          <table:table-cell office:value-type="string">
            <text:p>Percent of population</text:p>
          </table:table-cell>
          <table:table-cell office:value-type="string">
            <text:p>Prozent nach Koenigsteiner Schluessel</text:p>
          </table:table-cell>
          <table:table-cell office:value-type="string">
            <text:p>New asylum requests</text:p>
          </table:table-cell>
          <table:table-cell table:style-name="Default" office:value-type="string">
            <text:p>Percentage of new asylum requests</text:p>
          </table:table-cell>
          <table:table-cell table:style-name="Default"/>
          <table:table-cell table:style-name="Default" office:value-type="string">
            <text:p>Percentage of new asylum requests</text:p>
          </table:table-cell>
          <table:table-cell table:style-name="Default" office:value-type="string">
            <text:p>Prozent nach Koenigsteiner Schluessel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Australia</text:p>
          </table:table-cell>
          <table:table-cell table:style-name="ce17" office:value-type="float" office:value="401.096">
            <text:p>401.1 </text:p>
          </table:table-cell>
          <table:table-cell table:style-name="ce22" office:value-type="float" office:value="22340000">
            <text:p>22340000</text:p>
          </table:table-cell>
          <table:table-cell table:style-name="ce4" office:value-type="percentage" office:value="0.0279833624658088">
            <text:p>2.80%</text:p>
          </table:table-cell>
          <table:table-cell table:style-name="ce4" office:value-type="percentage" office:value="0.0179617953906512">
            <text:p>1.80%</text:p>
          </table:table-cell>
          <table:table-cell table:style-name="ce4" office:value-type="percentage" office:value="0.024642840107423">
            <text:p>2.46%</text:p>
          </table:table-cell>
          <table:table-cell table:style-name="ce34" office:value-type="float" office:value="27630">
            <text:p><text:s/>27 630</text:p>
          </table:table-cell>
          <table:table-cell office:value-type="percentage" office:value="0.0168516711393023">
            <text:p>1.69%</text:p>
          </table:table-cell>
          <table:table-cell table:style-name="ce27" office:value-type="string">
            <text:p>Australia</text:p>
          </table:table-cell>
          <table:table-cell office:value-type="percentage" office:value="0.0168516711393023">
            <text:p>1.69%</text:p>
          </table:table-cell>
          <table:table-cell office:value-type="percentage" office:value="0.024642840107423">
            <text:p>2.46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Austria</text:p>
          </table:table-cell>
          <table:table-cell table:style-name="ce18" office:value-type="float" office:value="177.319">
            <text:p>177.319</text:p>
          </table:table-cell>
          <table:table-cell table:style-name="ce18" office:value-type="float" office:value="8388534">
            <text:p>8388534</text:p>
          </table:table-cell>
          <table:table-cell table:style-name="ce4" office:value-type="percentage" office:value="0.0123710579239752">
            <text:p>1.24%</text:p>
          </table:table-cell>
          <table:table-cell table:style-name="ce4" office:value-type="percentage" office:value="0.00674454482253899">
            <text:p>0.67%</text:p>
          </table:table-cell>
          <table:table-cell table:style-name="ce4" office:value-type="percentage" office:value="0.0104955535568298">
            <text:p>1.05%</text:p>
          </table:table-cell>
          <table:table-cell table:style-name="ce35" office:value-type="float" office:value="39950">
            <text:p><text:s/>39 950</text:p>
          </table:table-cell>
          <table:table-cell office:value-type="percentage" office:value="0.0243656989509636">
            <text:p>2.44%</text:p>
          </table:table-cell>
          <table:table-cell table:style-name="ce28" office:value-type="string">
            <text:p>Austria</text:p>
          </table:table-cell>
          <table:table-cell office:value-type="percentage" office:value="0.0243656989509636">
            <text:p>2.44%</text:p>
          </table:table-cell>
          <table:table-cell office:value-type="percentage" office:value="0.0104955535568298">
            <text:p>1.05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Belgium</text:p>
          </table:table-cell>
          <table:table-cell table:style-name="ce17" office:value-type="float" office:value="227.421">
            <text:p>227.4 </text:p>
          </table:table-cell>
          <table:table-cell table:style-name="ce22" office:value-type="float" office:value="11047740">
            <text:p>11047740</text:p>
          </table:table-cell>
          <table:table-cell table:style-name="ce4" office:value-type="percentage" office:value="0.0158665363786642">
            <text:p>1.59%</text:p>
          </table:table-cell>
          <table:table-cell table:style-name="ce4" office:value-type="percentage" office:value="0.0088825982725655">
            <text:p>0.89%</text:p>
          </table:table-cell>
          <table:table-cell table:style-name="ce4" office:value-type="percentage" office:value="0.0135385570099647">
            <text:p>1.35%</text:p>
          </table:table-cell>
          <table:table-cell table:style-name="ce34" office:value-type="float" office:value="14670">
            <text:p><text:s/>14 670</text:p>
          </table:table-cell>
          <table:table-cell office:value-type="percentage" office:value="0.0089473042205416">
            <text:p>0.89%</text:p>
          </table:table-cell>
          <table:table-cell table:style-name="ce27" office:value-type="string">
            <text:p>Belgium</text:p>
          </table:table-cell>
          <table:table-cell office:value-type="percentage" office:value="0.0089473042205416">
            <text:p>0.89%</text:p>
          </table:table-cell>
          <table:table-cell office:value-type="percentage" office:value="0.0135385570099647">
            <text:p>1.35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Canada</text:p>
          </table:table-cell>
          <table:table-cell table:style-name="ce18" office:value-type="float" office:value="552.47">
            <text:p>552.47</text:p>
          </table:table-cell>
          <table:table-cell table:style-name="ce18" office:value-type="float" office:value="34483980">
            <text:p>34483980</text:p>
          </table:table-cell>
          <table:table-cell table:style-name="ce4" office:value-type="percentage" office:value="0.0385443092463784">
            <text:p>3.85%</text:p>
          </table:table-cell>
          <table:table-cell table:style-name="ce4" office:value-type="percentage" office:value="0.0277257919881517">
            <text:p>2.77%</text:p>
          </table:table-cell>
          <table:table-cell table:style-name="ce4" office:value-type="percentage" office:value="0.0349381368269695">
            <text:p>3.49%</text:p>
          </table:table-cell>
          <table:table-cell table:style-name="ce35" office:value-type="float" office:value="23830">
            <text:p><text:s/>23 830</text:p>
          </table:table-cell>
          <table:table-cell office:value-type="percentage" office:value="0.0145340326909002">
            <text:p>1.45%</text:p>
          </table:table-cell>
          <table:table-cell table:style-name="ce28" office:value-type="string">
            <text:p>Canada</text:p>
          </table:table-cell>
          <table:table-cell office:value-type="percentage" office:value="0.0145340326909002">
            <text:p>1.45%</text:p>
          </table:table-cell>
          <table:table-cell office:value-type="percentage" office:value="0.0349381368269695">
            <text:p>3.49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Chile</text:p>
          </table:table-cell>
          <table:table-cell table:style-name="ce17" office:value-type="float" office:value="53.292">
            <text:p>53.3 </text:p>
          </table:table-cell>
          <table:table-cell table:style-name="ce22" office:value-type="float" office:value="17248450">
            <text:p>17248450</text:p>
          </table:table-cell>
          <table:table-cell table:style-name="ce4" office:value-type="percentage" office:value="0.00371803596278169">
            <text:p>0.37%</text:p>
          </table:table-cell>
          <table:table-cell table:style-name="ce4" office:value-type="percentage" office:value="0.0138680899599766">
            <text:p>1.39%</text:p>
          </table:table-cell>
          <table:table-cell table:style-name="ce4" office:value-type="percentage" office:value="0.00710138729518">
            <text:p>0.71%</text:p>
          </table:table-cell>
          <table:table-cell table:style-name="ce38" office:value-type="float" office:value="2300">
            <text:p><text:s/>2 300</text:p>
          </table:table-cell>
          <table:table-cell office:value-type="percentage" office:value="0.00140278116613808">
            <text:p>0.14%</text:p>
          </table:table-cell>
          <table:table-cell table:style-name="ce27" office:value-type="string">
            <text:p>Chile</text:p>
          </table:table-cell>
          <table:table-cell office:value-type="percentage" office:value="0.00140278116613808">
            <text:p>0.14%</text:p>
          </table:table-cell>
          <table:table-cell office:value-type="percentage" office:value="0.00710138729518">
            <text:p>0.71%</text:p>
          </table:table-cell>
          <table:table-cell table:number-columns-repeated="11"/>
        </table:table-row>
        <table:table-row table:style-name="ro3">
          <table:table-cell table:style-name="ce10" office:value-type="string">
            <text:p>Czech Republic</text:p>
          </table:table-cell>
          <table:table-cell table:style-name="ce18" office:value-type="float" office:value="75.914">
            <text:p>75.914</text:p>
          </table:table-cell>
          <table:table-cell table:style-name="ce18" office:value-type="float" office:value="10496670">
            <text:p>10496670</text:p>
          </table:table-cell>
          <table:table-cell table:style-name="ce4" office:value-type="percentage" office:value="0.00529631055465378">
            <text:p>0.53%</text:p>
          </table:table-cell>
          <table:table-cell table:style-name="ce4" office:value-type="percentage" office:value="0.00843952725260461">
            <text:p>0.84%</text:p>
          </table:table-cell>
          <table:table-cell table:style-name="ce4" office:value-type="percentage" office:value="0.00634404945397072">
            <text:p>0.63%</text:p>
          </table:table-cell>
          <table:table-cell table:style-name="ce35" office:value-type="float" office:value="1210">
            <text:p><text:s/>1 210</text:p>
          </table:table-cell>
          <table:table-cell office:value-type="percentage" office:value="0.0007379848743596">
            <text:p>0.07%</text:p>
          </table:table-cell>
          <table:table-cell table:style-name="ce28" office:value-type="string">
            <text:p>Czech Republic</text:p>
          </table:table-cell>
          <table:table-cell office:value-type="percentage" office:value="0.0007379848743596">
            <text:p>0.07%</text:p>
          </table:table-cell>
          <table:table-cell office:value-type="percentage" office:value="0.00634404945397072">
            <text:p>0.63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Denmark</text:p>
          </table:table-cell>
          <table:table-cell table:style-name="ce17" office:value-type="float" office:value="154.429">
            <text:p>154.4 </text:p>
          </table:table-cell>
          <table:table-cell table:style-name="ce22" office:value-type="float" office:value="5570572">
            <text:p>5570572</text:p>
          </table:table-cell>
          <table:table-cell table:style-name="ce4" office:value-type="percentage" office:value="0.0107740857107336">
            <text:p>1.08%</text:p>
          </table:table-cell>
          <table:table-cell table:style-name="ce4" office:value-type="percentage" office:value="0.00447884845447139">
            <text:p>0.45%</text:p>
          </table:table-cell>
          <table:table-cell table:style-name="ce4" office:value-type="percentage" office:value="0.00867567329197951">
            <text:p>0.87%</text:p>
          </table:table-cell>
          <table:table-cell table:style-name="ce34" office:value-type="float" office:value="6240">
            <text:p><text:s/>6 240</text:p>
          </table:table-cell>
          <table:table-cell office:value-type="percentage" office:value="0.0038058062942181">
            <text:p>0.38%</text:p>
          </table:table-cell>
          <table:table-cell table:style-name="ce27" office:value-type="string">
            <text:p>Denmark</text:p>
          </table:table-cell>
          <table:table-cell office:value-type="percentage" office:value="0.0038058062942181">
            <text:p>0.38%</text:p>
          </table:table-cell>
          <table:table-cell office:value-type="percentage" office:value="0.00867567329197951">
            <text:p>0.87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Estonia</text:p>
          </table:table-cell>
          <table:table-cell table:style-name="ce18" office:value-type="float" office:value="7.303">
            <text:p>7.303</text:p>
          </table:table-cell>
          <table:table-cell table:style-name="ce18" office:value-type="float" office:value="1334947">
            <text:p>1334947</text:p>
          </table:table-cell>
          <table:table-cell table:style-name="ce4" office:value-type="percentage" office:value="0.000509510182319948">
            <text:p>0.05%</text:p>
          </table:table-cell>
          <table:table-cell table:style-name="ce4" office:value-type="percentage" office:value="0.001073323405164">
            <text:p>0.11%</text:p>
          </table:table-cell>
          <table:table-cell table:style-name="ce4" office:value-type="percentage" office:value="0.000697447923267964">
            <text:p>0.07%</text:p>
          </table:table-cell>
          <table:table-cell table:style-name="ce35" office:value-type="float" office:value="70">
            <text:p><text:s text:c="2"/>70</text:p>
          </table:table-cell>
          <table:table-cell office:value-type="percentage" office:value="0.0000426933398389851">
            <text:p>0.00%</text:p>
          </table:table-cell>
          <table:table-cell table:style-name="ce28" office:value-type="string">
            <text:p>Estonia</text:p>
          </table:table-cell>
          <table:table-cell office:value-type="percentage" office:value="0.0000426933398389851">
            <text:p>0.00%</text:p>
          </table:table-cell>
          <table:table-cell office:value-type="percentage" office:value="0.000697447923267964">
            <text:p>0.07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Finland</text:p>
          </table:table-cell>
          <table:table-cell table:style-name="ce17" office:value-type="float" office:value="115.065">
            <text:p>115.1 </text:p>
          </table:table-cell>
          <table:table-cell table:style-name="ce22" office:value-type="float" office:value="5386000">
            <text:p>5386000</text:p>
          </table:table-cell>
          <table:table-cell table:style-name="ce4" office:value-type="percentage" office:value="0.0080277679212166">
            <text:p>0.80%</text:p>
          </table:table-cell>
          <table:table-cell table:style-name="ce4" office:value-type="percentage" office:value="0.00433044896929487">
            <text:p>0.43%</text:p>
          </table:table-cell>
          <table:table-cell table:style-name="ce4" office:value-type="percentage" office:value="0.00679532827057602">
            <text:p>0.68%</text:p>
          </table:table-cell>
          <table:table-cell table:style-name="ce34" office:value-type="float" office:value="5320">
            <text:p><text:s/>5 320</text:p>
          </table:table-cell>
          <table:table-cell office:value-type="percentage" office:value="0.00324469382776287">
            <text:p>0.32%</text:p>
          </table:table-cell>
          <table:table-cell table:style-name="ce27" office:value-type="string">
            <text:p>Finland</text:p>
          </table:table-cell>
          <table:table-cell office:value-type="percentage" office:value="0.00324469382776287">
            <text:p>0.32%</text:p>
          </table:table-cell>
          <table:table-cell office:value-type="percentage" office:value="0.00679532827057602">
            <text:p>0.68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France</text:p>
          </table:table-cell>
          <table:table-cell table:style-name="ce18" office:value-type="float" office:value="1235.88">
            <text:p>1235.88</text:p>
          </table:table-cell>
          <table:table-cell table:style-name="ce18" office:value-type="float" office:value="63223160">
            <text:p>63223160</text:p>
          </table:table-cell>
          <table:table-cell table:style-name="ce4" office:value-type="percentage" office:value="0.086223941411143">
            <text:p>8.62%</text:p>
          </table:table-cell>
          <table:table-cell table:style-name="ce4" office:value-type="percentage" office:value="0.0508326528142527">
            <text:p>5.08%</text:p>
          </table:table-cell>
          <table:table-cell table:style-name="ce4" office:value-type="percentage" office:value="0.0744268452121795">
            <text:p>7.44%</text:p>
          </table:table-cell>
          <table:table-cell table:style-name="ce35" office:value-type="float" office:value="77890">
            <text:p><text:s/>77 890</text:p>
          </table:table-cell>
          <table:table-cell office:value-type="percentage" office:value="0.0475054891436936">
            <text:p>4.75%</text:p>
          </table:table-cell>
          <table:table-cell table:style-name="ce28" office:value-type="string">
            <text:p>France</text:p>
          </table:table-cell>
          <table:table-cell office:value-type="percentage" office:value="0.0475054891436936">
            <text:p>4.75%</text:p>
          </table:table-cell>
          <table:table-cell office:value-type="percentage" office:value="0.0744268452121795">
            <text:p>7.44%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table:style-name="ce17" office:value-type="float" office:value="1341.915">
            <text:p>1,341.9 </text:p>
          </table:table-cell>
          <table:table-cell table:style-name="ce22" office:value-type="float" office:value="81039750">
            <text:p>81039750</text:p>
          </table:table-cell>
          <table:table-cell table:style-name="ce4" office:value-type="percentage" office:value="0.0936217111197963">
            <text:p>9.36%</text:p>
          </table:table-cell>
          <table:table-cell table:style-name="ce4" office:value-type="percentage" office:value="0.0651575384068723">
            <text:p>6.52%</text:p>
          </table:table-cell>
          <table:table-cell table:style-name="ce4" office:value-type="percentage" office:value="0.0841336535488217">
            <text:p>8.41%</text:p>
          </table:table-cell>
          <table:table-cell table:style-name="ce34" office:value-type="float" office:value="722360">
            <text:p><text:s/>722 360</text:p>
          </table:table-cell>
          <table:table-cell office:value-type="percentage" office:value="0.440570870944133">
            <text:p>44.06%</text:p>
          </table:table-cell>
          <table:table-cell table:style-name="ce27" office:value-type="string">
            <text:p>Germany</text:p>
          </table:table-cell>
          <table:table-cell office:value-type="percentage" office:value="0.440570870944133">
            <text:p>44.06%</text:p>
          </table:table-cell>
          <table:table-cell office:value-type="percentage" office:value="0.0841336535488217">
            <text:p>8.41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Greece</text:p>
          </table:table-cell>
          <table:table-cell table:style-name="ce18" office:value-type="float" office:value="96.848">
            <text:p>96.848</text:p>
          </table:table-cell>
          <table:table-cell table:style-name="ce18" office:value-type="float" office:value="11124000">
            <text:p>11124000</text:p>
          </table:table-cell>
          <table:table-cell table:style-name="ce4" office:value-type="percentage" office:value="0.00675681803879533">
            <text:p>0.68%</text:p>
          </table:table-cell>
          <table:table-cell table:style-name="ce4" office:value-type="percentage" office:value="0.00894391279881845">
            <text:p>0.89%</text:p>
          </table:table-cell>
          <table:table-cell table:style-name="ce4" office:value-type="percentage" office:value="0.0074858496254697">
            <text:p>0.75%</text:p>
          </table:table-cell>
          <table:table-cell table:style-name="ce35" office:value-type="float" office:value="49850">
            <text:p><text:s/>49 850</text:p>
          </table:table-cell>
          <table:table-cell office:value-type="percentage" office:value="0.0304037570139058">
            <text:p>3.04%</text:p>
          </table:table-cell>
          <table:table-cell table:style-name="ce28" office:value-type="string">
            <text:p>Greece</text:p>
          </table:table-cell>
          <table:table-cell office:value-type="percentage" office:value="0.0304037570139058">
            <text:p>3.04%</text:p>
          </table:table-cell>
          <table:table-cell office:value-type="percentage" office:value="0.0074858496254697">
            <text:p>0.75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Hungary</text:p>
          </table:table-cell>
          <table:table-cell table:style-name="ce17" office:value-type="float" office:value="51.071">
            <text:p>51.1 </text:p>
          </table:table-cell>
          <table:table-cell table:style-name="ce22" office:value-type="float" office:value="9958823">
            <text:p>9958823</text:p>
          </table:table-cell>
          <table:table-cell table:style-name="ce4" office:value-type="percentage" office:value="0.00356308291404382">
            <text:p>0.36%</text:p>
          </table:table-cell>
          <table:table-cell table:style-name="ce4" office:value-type="percentage" office:value="0.00800708778235055">
            <text:p>0.80%</text:p>
          </table:table-cell>
          <table:table-cell table:style-name="ce4" office:value-type="percentage" office:value="0.00504441787014607">
            <text:p>0.50%</text:p>
          </table:table-cell>
          <table:table-cell table:style-name="ce34" office:value-type="float" office:value="28070">
            <text:p><text:s/>28 070</text:p>
          </table:table-cell>
          <table:table-cell office:value-type="percentage" office:value="0.017120029275433">
            <text:p>1.71%</text:p>
          </table:table-cell>
          <table:table-cell table:style-name="ce27" office:value-type="string">
            <text:p>Hungary</text:p>
          </table:table-cell>
          <table:table-cell office:value-type="percentage" office:value="0.017120029275433">
            <text:p>1.71%</text:p>
          </table:table-cell>
          <table:table-cell office:value-type="percentage" office:value="0.00504441787014607">
            <text:p>0.50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Iceland</text:p>
          </table:table-cell>
          <table:table-cell table:style-name="ce18" office:value-type="float" office:value="5.049">
            <text:p>5.049</text:p>
          </table:table-cell>
          <table:table-cell table:style-name="ce18" office:value-type="float" office:value="319013.5">
            <office:annotation draw:style-name="gr1" draw:text-style-name="P1" svg:width="2.899cm" svg:height="0.596cm" svg:x="7.373cm" svg:y="8.866cm" draw:caption-point-x="3.995cm" draw:caption-point-y="1.861cm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style-name="ce4" office:value-type="percentage" office:value="0.000352254814532852">
            <text:p>0.04%</text:p>
          </table:table-cell>
          <table:table-cell table:style-name="ce4" office:value-type="percentage" office:value="0.000256493071345368">
            <text:p>0.03%</text:p>
          </table:table-cell>
          <table:table-cell table:style-name="ce4" office:value-type="percentage" office:value="0.000320334233470357">
            <text:p>0.03%</text:p>
          </table:table-cell>
          <table:table-cell table:style-name="ce35" office:value-type="float" office:value="1130">
            <text:p><text:s/>1 130</text:p>
          </table:table-cell>
          <table:table-cell office:value-type="percentage" office:value="0.000689192485972188">
            <text:p>0.07%</text:p>
          </table:table-cell>
          <table:table-cell table:style-name="ce28" office:value-type="string">
            <text:p>Iceland</text:p>
          </table:table-cell>
          <table:table-cell office:value-type="percentage" office:value="0.000689192485972188">
            <text:p>0.07%</text:p>
          </table:table-cell>
          <table:table-cell office:value-type="percentage" office:value="0.000320334233470357">
            <text:p>0.03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Ireland</text:p>
          </table:table-cell>
          <table:table-cell table:style-name="ce17" office:value-type="float" office:value="65.168">
            <text:p>65.2 </text:p>
          </table:table-cell>
          <table:table-cell table:style-name="ce22" office:value-type="float" office:value="4574900">
            <text:p>4574900</text:p>
          </table:table-cell>
          <table:table-cell table:style-name="ce4" office:value-type="percentage" office:value="0.00454659175153038">
            <text:p>0.45%</text:p>
          </table:table-cell>
          <table:table-cell table:style-name="ce4" office:value-type="percentage" office:value="0.00367830876153493">
            <text:p>0.37%</text:p>
          </table:table-cell>
          <table:table-cell table:style-name="ce4" office:value-type="percentage" office:value="0.00425716408819856">
            <text:p>0.43%</text:p>
          </table:table-cell>
          <table:table-cell table:style-name="ce34" office:value-type="float" office:value="2240">
            <text:p><text:s/>2 240</text:p>
          </table:table-cell>
          <table:table-cell office:value-type="percentage" office:value="0.00136618687484752">
            <text:p>0.14%</text:p>
          </table:table-cell>
          <table:table-cell table:style-name="ce27" office:value-type="string">
            <text:p>Ireland</text:p>
          </table:table-cell>
          <table:table-cell office:value-type="percentage" office:value="0.00136618687484752">
            <text:p>0.14%</text:p>
          </table:table-cell>
          <table:table-cell office:value-type="percentage" office:value="0.00425716408819856">
            <text:p>0.43%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table:style-name="ce18" office:value-type="float" office:value="80.933">
            <text:p>80.933</text:p>
          </table:table-cell>
          <table:table-cell table:style-name="ce18" office:value-type="float" office:value="7765800">
            <text:p>7765800</text:p>
          </table:table-cell>
          <table:table-cell table:style-name="ce4" office:value-type="percentage" office:value="0.00564647235186914">
            <text:p>0.56%</text:p>
          </table:table-cell>
          <table:table-cell table:style-name="ce4" office:value-type="percentage" office:value="0.00624385454989791">
            <text:p>0.62%</text:p>
          </table:table-cell>
          <table:table-cell table:style-name="ce4" office:value-type="percentage" office:value="0.00584559975121206">
            <text:p>0.58%</text:p>
          </table:table-cell>
          <table:table-cell table:style-name="ce35" office:value-type="float" office:value="8150">
            <text:p><text:s/>8 150</text:p>
          </table:table-cell>
          <table:table-cell office:value-type="percentage" office:value="0.00497072456696755">
            <text:p>0.50%</text:p>
          </table:table-cell>
          <table:table-cell table:style-name="ce28" office:value-type="string">
            <text:p>Israel</text:p>
          </table:table-cell>
          <table:table-cell office:value-type="percentage" office:value="0.00497072456696755">
            <text:p>0.50%</text:p>
          </table:table-cell>
          <table:table-cell office:value-type="percentage" office:value="0.00584559975121206">
            <text:p>0.58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Italy</text:p>
          </table:table-cell>
          <table:table-cell table:style-name="ce17" office:value-type="float" office:value="954.168">
            <text:p>954.2 </text:p>
          </table:table-cell>
          <table:table-cell table:style-name="ce22" office:value-type="float" office:value="60626440">
            <text:p>60626440</text:p>
          </table:table-cell>
          <table:table-cell table:style-name="ce4" office:value-type="percentage" office:value="0.0665696715930248">
            <text:p>6.66%</text:p>
          </table:table-cell>
          <table:table-cell table:style-name="ce4" office:value-type="percentage" office:value="0.0487448393260337">
            <text:p>4.87%</text:p>
          </table:table-cell>
          <table:table-cell table:style-name="ce4" office:value-type="percentage" office:value="0.0606280608373611">
            <text:p>6.06%</text:p>
          </table:table-cell>
          <table:table-cell table:style-name="ce34" office:value-type="float" office:value="122120">
            <text:p><text:s/>122 120</text:p>
          </table:table-cell>
          <table:table-cell office:value-type="percentage" office:value="0.0744815808733837">
            <text:p>7.45%</text:p>
          </table:table-cell>
          <table:table-cell table:style-name="ce27" office:value-type="string">
            <text:p>Italy</text:p>
          </table:table-cell>
          <table:table-cell office:value-type="percentage" office:value="0.0744815808733837">
            <text:p>7.45%</text:p>
          </table:table-cell>
          <table:table-cell office:value-type="percentage" office:value="0.0606280608373611">
            <text:p>6.06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Japan</text:p>
          </table:table-cell>
          <table:table-cell table:style-name="ce18" office:value-type="float" office:value="1702.132">
            <text:p>1702.132</text:p>
          </table:table-cell>
          <table:table-cell table:style-name="ce18" office:value-type="float" office:value="127799000">
            <text:p>127799000</text:p>
          </table:table-cell>
          <table:table-cell table:style-name="ce4" office:value-type="percentage" office:value="0.118753058421555">
            <text:p>11.88%</text:p>
          </table:table-cell>
          <table:table-cell table:style-name="ce4" office:value-type="percentage" office:value="0.102752886711273">
            <text:p>10.28%</text:p>
          </table:table-cell>
          <table:table-cell table:style-name="ce4" office:value-type="percentage" office:value="0.113419667851461">
            <text:p>11.34%</text:p>
          </table:table-cell>
          <table:table-cell table:style-name="ce35" office:value-type="float" office:value="10900">
            <text:p><text:s/>10 900</text:p>
          </table:table-cell>
          <table:table-cell office:value-type="percentage" office:value="0.00664796291778483">
            <text:p>0.66%</text:p>
          </table:table-cell>
          <table:table-cell table:style-name="ce28" office:value-type="string">
            <text:p>Japan</text:p>
          </table:table-cell>
          <table:table-cell office:value-type="percentage" office:value="0.00664796291778483">
            <text:p>0.66%</text:p>
          </table:table-cell>
          <table:table-cell office:value-type="percentage" office:value="0.113419667851461">
            <text:p>11.34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Korea</text:p>
          </table:table-cell>
          <table:table-cell table:style-name="ce17" office:value-type="float" office:value="290.72">
            <text:p>290.7 </text:p>
          </table:table-cell>
          <table:table-cell table:style-name="ce22" office:value-type="float" office:value="49779440">
            <text:p>49779440</text:p>
          </table:table-cell>
          <table:table-cell table:style-name="ce4" office:value-type="percentage" office:value="0.0202827331513152">
            <text:p>2.03%</text:p>
          </table:table-cell>
          <table:table-cell table:style-name="ce4" office:value-type="percentage" office:value="0.0400236399257475">
            <text:p>4.00%</text:p>
          </table:table-cell>
          <table:table-cell table:style-name="ce4" office:value-type="percentage" office:value="0.0268630354094593">
            <text:p>2.69%</text:p>
          </table:table-cell>
          <table:table-cell table:style-name="ce34" office:value-type="float" office:value="7540">
            <text:p><text:s/>7 540</text:p>
          </table:table-cell>
          <table:table-cell office:value-type="percentage" office:value="0.00459868260551354">
            <text:p>0.46%</text:p>
          </table:table-cell>
          <table:table-cell table:style-name="ce27" office:value-type="string">
            <text:p>Korea</text:p>
          </table:table-cell>
          <table:table-cell office:value-type="percentage" office:value="0.00459868260551354">
            <text:p>0.46%</text:p>
          </table:table-cell>
          <table:table-cell office:value-type="percentage" office:value="0.0268630354094593">
            <text:p>2.69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Luxembourg</text:p>
          </table:table-cell>
          <table:table-cell table:style-name="ce17" office:value-type="float" office:value="22.233">
            <text:p>22.2 </text:p>
          </table:table-cell>
          <table:table-cell table:style-name="ce18" office:value-type="float" office:value="518346">
            <text:p>518346</text:p>
          </table:table-cell>
          <table:table-cell table:style-name="ce4" office:value-type="percentage" office:value="0.00155113513398869">
            <text:p>0.16%</text:p>
          </table:table-cell>
          <table:table-cell table:style-name="ce4" office:value-type="percentage" office:value="0.000416760286193487">
            <text:p>0.04%</text:p>
          </table:table-cell>
          <table:table-cell table:style-name="ce4" office:value-type="percentage" office:value="0.00117301018472362">
            <text:p>0.12%</text:p>
          </table:table-cell>
          <table:table-cell table:style-name="ce34" office:value-type="float" office:value="1940">
            <text:p><text:s/>1 940</text:p>
          </table:table-cell>
          <table:table-cell office:value-type="percentage" office:value="0.00118321541839473">
            <text:p>0.12%</text:p>
          </table:table-cell>
          <table:table-cell table:style-name="ce27" office:value-type="string">
            <text:p>Luxembourg</text:p>
          </table:table-cell>
          <table:table-cell office:value-type="percentage" office:value="0.00118321541839473">
            <text:p>0.12%</text:p>
          </table:table-cell>
          <table:table-cell office:value-type="percentage" office:value="0.00117301018472362">
            <text:p>0.12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Mexico</text:p>
          </table:table-cell>
          <table:table-cell table:style-name="ce18" office:value-type="float" office:value="155.194">
            <text:p>155.194</text:p>
          </table:table-cell>
          <table:table-cell table:style-name="ce22" office:value-type="float" office:value="115682900">
            <text:p>115682900</text:p>
          </table:table-cell>
          <table:table-cell table:style-name="ce4" office:value-type="percentage" office:value="0.0108274576523295">
            <text:p>1.08%</text:p>
          </table:table-cell>
          <table:table-cell table:style-name="ce4" office:value-type="percentage" office:value="0.0930113061771337">
            <text:p>9.30%</text:p>
          </table:table-cell>
          <table:table-cell table:style-name="ce4" office:value-type="percentage" office:value="0.0382220738272642">
            <text:p>3.82%</text:p>
          </table:table-cell>
          <table:table-cell table:style-name="ce35" office:value-type="float" office:value="8780">
            <text:p><text:s/>8 780</text:p>
          </table:table-cell>
          <table:table-cell office:value-type="percentage" office:value="0.00535496462551842">
            <text:p>0.54%</text:p>
          </table:table-cell>
          <table:table-cell table:style-name="ce28" office:value-type="string">
            <text:p>Mexico</text:p>
          </table:table-cell>
          <table:table-cell office:value-type="percentage" office:value="0.00535496462551842">
            <text:p>0.54%</text:p>
          </table:table-cell>
          <table:table-cell office:value-type="percentage" office:value="0.0382220738272642">
            <text:p>3.82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Netherlands</text:p>
          </table:table-cell>
          <table:table-cell table:style-name="ce17" office:value-type="float" office:value="320.523">
            <text:p>320.5 </text:p>
          </table:table-cell>
          <table:table-cell table:style-name="ce18" office:value-type="float" office:value="16693070">
            <text:p>16693070</text:p>
          </table:table-cell>
          <table:table-cell table:style-name="ce4" office:value-type="percentage" office:value="0.0223620063217495">
            <text:p>2.24%</text:p>
          </table:table-cell>
          <table:table-cell table:style-name="ce4" office:value-type="percentage" office:value="0.0134215536160169">
            <text:p>1.34%</text:p>
          </table:table-cell>
          <table:table-cell table:style-name="ce4" office:value-type="percentage" office:value="0.0193818554198387">
            <text:p>1.94%</text:p>
          </table:table-cell>
          <table:table-cell table:style-name="ce34" office:value-type="float" office:value="18410">
            <text:p><text:s/>18 410</text:p>
          </table:table-cell>
          <table:table-cell office:value-type="percentage" office:value="0.0112283483776531">
            <text:p>1.12%</text:p>
          </table:table-cell>
          <table:table-cell table:style-name="ce27" office:value-type="string">
            <text:p>Netherlands</text:p>
          </table:table-cell>
          <table:table-cell office:value-type="percentage" office:value="0.0112283483776531">
            <text:p>1.12%</text:p>
          </table:table-cell>
          <table:table-cell office:value-type="percentage" office:value="0.0193818554198387">
            <text:p>1.94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New Zealand</text:p>
          </table:table-cell>
          <table:table-cell table:style-name="ce18" office:value-type="float" office:value="51.777">
            <text:p>51.777</text:p>
          </table:table-cell>
          <table:table-cell table:style-name="ce22" office:value-type="float" office:value="4384000">
            <text:p>4384000</text:p>
          </table:table-cell>
          <table:table-cell table:style-name="ce4" office:value-type="percentage" office:value="0.00361233858824866">
            <text:p>0.36%</text:p>
          </table:table-cell>
          <table:table-cell table:style-name="ce4" office:value-type="percentage" office:value="0.00352482144103021">
            <text:p>0.35%</text:p>
          </table:table-cell>
          <table:table-cell table:style-name="ce4" office:value-type="percentage" office:value="0.00358316620584251">
            <text:p>0.36%</text:p>
          </table:table-cell>
          <table:table-cell table:style-name="ce35" office:value-type="float" office:value="390">
            <text:p><text:s text:c="2"/>390</text:p>
          </table:table-cell>
          <table:table-cell office:value-type="percentage" office:value="0.000237862893388631">
            <text:p>0.02%</text:p>
          </table:table-cell>
          <table:table-cell table:style-name="ce28" office:value-type="string">
            <text:p>New Zealand</text:p>
          </table:table-cell>
          <table:table-cell office:value-type="percentage" office:value="0.000237862893388631">
            <text:p>0.02%</text:p>
          </table:table-cell>
          <table:table-cell office:value-type="percentage" office:value="0.00358316620584251">
            <text:p>0.36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Norway</text:p>
          </table:table-cell>
          <table:table-cell table:style-name="ce17" office:value-type="float" office:value="209.636">
            <text:p>209.6 </text:p>
          </table:table-cell>
          <table:table-cell table:style-name="ce18" office:value-type="float" office:value="4953000">
            <text:p>4953000</text:p>
          </table:table-cell>
          <table:table-cell table:style-name="ce4" office:value-type="percentage" office:value="0.0146257259456148">
            <text:p>1.46%</text:p>
          </table:table-cell>
          <table:table-cell table:style-name="ce4" office:value-type="percentage" office:value="0.003982308530434">
            <text:p>0.40%</text:p>
          </table:table-cell>
          <table:table-cell table:style-name="ce4" office:value-type="percentage" office:value="0.0110779201405545">
            <text:p>1.11%</text:p>
          </table:table-cell>
          <table:table-cell table:style-name="ce34" office:value-type="float" office:value="3200">
            <text:p><text:s/>3 200</text:p>
          </table:table-cell>
          <table:table-cell office:value-type="percentage" office:value="0.00195169553549646">
            <text:p>0.20%</text:p>
          </table:table-cell>
          <table:table-cell table:style-name="ce27" office:value-type="string">
            <text:p>Norway</text:p>
          </table:table-cell>
          <table:table-cell office:value-type="percentage" office:value="0.00195169553549646">
            <text:p>0.20%</text:p>
          </table:table-cell>
          <table:table-cell office:value-type="percentage" office:value="0.0110779201405545">
            <text:p>1.11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Poland</text:p>
          </table:table-cell>
          <table:table-cell table:style-name="ce18" office:value-type="float" office:value="168.47">
            <text:p>168.47</text:p>
          </table:table-cell>
          <table:table-cell table:style-name="ce22" office:value-type="float" office:value="38525670">
            <text:p>38525670</text:p>
          </table:table-cell>
          <table:table-cell table:style-name="ce4" office:value-type="percentage" office:value="0.0117536875825608">
            <text:p>1.18%</text:p>
          </table:table-cell>
          <table:table-cell table:style-name="ce4" office:value-type="percentage" office:value="0.0309753895178044">
            <text:p>3.10%</text:p>
          </table:table-cell>
          <table:table-cell table:style-name="ce4" office:value-type="percentage" office:value="0.0181609215609753">
            <text:p>1.82%</text:p>
          </table:table-cell>
          <table:table-cell table:style-name="ce35" office:value-type="float" office:value="9840">
            <text:p><text:s/>9 840</text:p>
          </table:table-cell>
          <table:table-cell office:value-type="percentage" office:value="0.00600146377165162">
            <text:p>0.60%</text:p>
          </table:table-cell>
          <table:table-cell table:style-name="ce28" office:value-type="string">
            <text:p>Poland</text:p>
          </table:table-cell>
          <table:table-cell office:value-type="percentage" office:value="0.00600146377165162">
            <text:p>0.60%</text:p>
          </table:table-cell>
          <table:table-cell office:value-type="percentage" office:value="0.0181609215609753">
            <text:p>1.82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Portugal</text:p>
          </table:table-cell>
          <table:table-cell table:style-name="ce17" office:value-type="float" office:value="79.194">
            <text:p>79.2 </text:p>
          </table:table-cell>
          <table:table-cell table:style-name="ce18" office:value-type="float" office:value="10557560">
            <text:p>10557560</text:p>
          </table:table-cell>
          <table:table-cell table:style-name="ce4" office:value-type="percentage" office:value="0.00552514711469888">
            <text:p>0.55%</text:p>
          </table:table-cell>
          <table:table-cell table:style-name="ce4" office:value-type="percentage" office:value="0.00848848399930724">
            <text:p>0.85%</text:p>
          </table:table-cell>
          <table:table-cell table:style-name="ce4" office:value-type="percentage" office:value="0.006512926076235">
            <text:p>0.65%</text:p>
          </table:table-cell>
          <table:table-cell table:style-name="ce34" office:value-type="float" office:value="1460">
            <text:p><text:s/>1 460</text:p>
          </table:table-cell>
          <table:table-cell office:value-type="percentage" office:value="0.000890461088070261">
            <text:p>0.09%</text:p>
          </table:table-cell>
          <table:table-cell table:style-name="ce27" office:value-type="string">
            <text:p>Portugal</text:p>
          </table:table-cell>
          <table:table-cell office:value-type="percentage" office:value="0.000890461088070261">
            <text:p>0.09%</text:p>
          </table:table-cell>
          <table:table-cell office:value-type="percentage" office:value="0.006512926076235">
            <text:p>0.65%</text:p>
          </table:table-cell>
          <table:table-cell table:number-columns-repeated="11"/>
        </table:table-row>
        <table:table-row table:style-name="ro3">
          <table:table-cell table:style-name="ce10" office:value-type="string">
            <text:p>Slovak Republic</text:p>
          </table:table-cell>
          <table:table-cell table:style-name="ce18" office:value-type="float" office:value="28.107">
            <text:p>28.107</text:p>
          </table:table-cell>
          <table:table-cell table:style-name="ce22" office:value-type="float" office:value="5398384">
            <text:p>5398384</text:p>
          </table:table-cell>
          <table:table-cell table:style-name="ce4" office:value-type="percentage" office:value="0.0019609479247524">
            <text:p>0.20%</text:p>
          </table:table-cell>
          <table:table-cell table:style-name="ce4" office:value-type="percentage" office:value="0.00434040594665019">
            <text:p>0.43%</text:p>
          </table:table-cell>
          <table:table-cell table:style-name="ce4" office:value-type="percentage" office:value="0.00275410059871833">
            <text:p>0.28%</text:p>
          </table:table-cell>
          <table:table-cell table:style-name="ce34" office:value-type="float" office:value="100">
            <text:p><text:s text:c="2"/>100</text:p>
          </table:table-cell>
          <table:table-cell office:value-type="percentage" office:value="0.0000609904854842644">
            <text:p>0.01%</text:p>
          </table:table-cell>
          <table:table-cell table:style-name="ce27" office:value-type="string">
            <text:p>Slovak Republic</text:p>
          </table:table-cell>
          <table:table-cell office:value-type="percentage" office:value="0.0000609904854842644">
            <text:p>0.01%</text:p>
          </table:table-cell>
          <table:table-cell office:value-type="percentage" office:value="0.00275410059871833">
            <text:p>0.28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Slovenia</text:p>
          </table:table-cell>
          <table:table-cell table:style-name="ce17" office:value-type="float" office:value="18.713">
            <text:p>18.7 </text:p>
          </table:table-cell>
          <table:table-cell table:style-name="ce18" office:value-type="float" office:value="2052496">
            <text:p>2052496</text:p>
          </table:table-cell>
          <table:table-cell table:style-name="ce4" office:value-type="percentage" office:value="0.0013055544354037">
            <text:p>0.13%</text:p>
          </table:table-cell>
          <table:table-cell table:style-name="ce4" office:value-type="percentage" office:value="0.00165024678568174">
            <text:p>0.17%</text:p>
          </table:table-cell>
          <table:table-cell table:style-name="ce4" office:value-type="percentage" office:value="0.00142045188549638">
            <text:p>0.14%</text:p>
          </table:table-cell>
          <table:table-cell table:style-name="ce35" office:value-type="float" office:value="1260">
            <text:p><text:s/>1 260</text:p>
          </table:table-cell>
          <table:table-cell office:value-type="percentage" office:value="0.000768480117101732">
            <text:p>0.08%</text:p>
          </table:table-cell>
          <table:table-cell table:style-name="ce28" office:value-type="string">
            <text:p>Slovenia</text:p>
          </table:table-cell>
          <table:table-cell office:value-type="percentage" office:value="0.000768480117101732">
            <text:p>0.08%</text:p>
          </table:table-cell>
          <table:table-cell office:value-type="percentage" office:value="0.00142045188549638">
            <text:p>0.14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Spain</text:p>
          </table:table-cell>
          <table:table-cell table:style-name="ce18" office:value-type="float" office:value="464.028">
            <text:p>464.028</text:p>
          </table:table-cell>
          <table:table-cell table:style-name="ce22" office:value-type="float" office:value="46736260">
            <text:p>46736260</text:p>
          </table:table-cell>
          <table:table-cell table:style-name="ce4" office:value-type="percentage" office:value="0.0323739546599426">
            <text:p>3.24%</text:p>
          </table:table-cell>
          <table:table-cell table:style-name="ce4" office:value-type="percentage" office:value="0.0375768638963419">
            <text:p>3.76%</text:p>
          </table:table-cell>
          <table:table-cell table:style-name="ce4" office:value-type="percentage" office:value="0.0341082577387423">
            <text:p>3.41%</text:p>
          </table:table-cell>
          <table:table-cell table:style-name="ce34" office:value-type="float" office:value="16270">
            <text:p><text:s/>16 270</text:p>
          </table:table-cell>
          <table:table-cell office:value-type="percentage" office:value="0.00992315198828983">
            <text:p>0.99%</text:p>
          </table:table-cell>
          <table:table-cell table:style-name="ce27" office:value-type="string">
            <text:p>Spain</text:p>
          </table:table-cell>
          <table:table-cell office:value-type="percentage" office:value="0.00992315198828983">
            <text:p>0.99%</text:p>
          </table:table-cell>
          <table:table-cell office:value-type="percentage" office:value="0.0341082577387423">
            <text:p>3.41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Sweden</text:p>
          </table:table-cell>
          <table:table-cell table:style-name="ce17" office:value-type="float" office:value="239.523">
            <text:p>239.5 </text:p>
          </table:table-cell>
          <table:table-cell table:style-name="ce18" office:value-type="float" office:value="9449212">
            <text:p>9449212</text:p>
          </table:table-cell>
          <table:table-cell table:style-name="ce4" office:value-type="percentage" office:value="0.016710859564538">
            <text:p>1.67%</text:p>
          </table:table-cell>
          <table:table-cell table:style-name="ce4" office:value-type="percentage" office:value="0.00759735060639598">
            <text:p>0.76%</text:p>
          </table:table-cell>
          <table:table-cell table:style-name="ce4" office:value-type="percentage" office:value="0.0136730232451573">
            <text:p>1.37%</text:p>
          </table:table-cell>
          <table:table-cell table:style-name="ce35" office:value-type="float" office:value="22410">
            <text:p><text:s/>22 410</text:p>
          </table:table-cell>
          <table:table-cell office:value-type="percentage" office:value="0.0136679677970237">
            <text:p>1.37%</text:p>
          </table:table-cell>
          <table:table-cell table:style-name="ce28" office:value-type="string">
            <text:p>Sweden</text:p>
          </table:table-cell>
          <table:table-cell office:value-type="percentage" office:value="0.0136679677970237">
            <text:p>1.37%</text:p>
          </table:table-cell>
          <table:table-cell office:value-type="percentage" office:value="0.0136730232451573">
            <text:p>1.37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Switzerland</text:p>
          </table:table-cell>
          <table:table-cell table:style-name="ce18" office:value-type="float" office:value="188.233">
            <text:p>188.233</text:p>
          </table:table-cell>
          <table:table-cell table:style-name="ce22" office:value-type="float" office:value="7912398">
            <office:annotation draw:style-name="gr1" draw:text-style-name="P1" svg:width="2.899cm" svg:height="0.596cm" svg:x="7.373cm" svg:y="16.518cm" draw:caption-point-x="3.995cm" draw:caption-point-y="2.217cm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style-name="ce4" office:value-type="percentage" office:value="0.0131324976240765">
            <text:p>1.31%</text:p>
          </table:table-cell>
          <table:table-cell table:style-name="ce4" office:value-type="percentage" office:value="0.00636172219898827">
            <text:p>0.64%</text:p>
          </table:table-cell>
          <table:table-cell table:style-name="ce4" office:value-type="percentage" office:value="0.0108755724823804">
            <text:p>1.09%</text:p>
          </table:table-cell>
          <table:table-cell table:style-name="ce34" office:value-type="float" office:value="25870">
            <text:p><text:s/>25 870</text:p>
          </table:table-cell>
          <table:table-cell office:value-type="percentage" office:value="0.0157782385947792">
            <text:p>1.58%</text:p>
          </table:table-cell>
          <table:table-cell table:style-name="ce27" office:value-type="string">
            <text:p>Switzerland</text:p>
          </table:table-cell>
          <table:table-cell office:value-type="percentage" office:value="0.0157782385947792">
            <text:p>1.58%</text:p>
          </table:table-cell>
          <table:table-cell office:value-type="percentage" office:value="0.0108755724823804">
            <text:p>1.09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Turkey</text:p>
          </table:table-cell>
          <table:table-cell table:style-name="ce17" office:value-type="float" office:value="216.045">
            <text:p>216.0 </text:p>
          </table:table-cell>
          <table:table-cell table:style-name="ce18" office:value-type="float" office:value="74223630">
            <text:p>74223630</text:p>
          </table:table-cell>
          <table:table-cell table:style-name="ce4" office:value-type="percentage" office:value="0.0150728642118736">
            <text:p>1.51%</text:p>
          </table:table-cell>
          <table:table-cell table:style-name="ce4" office:value-type="percentage" office:value="0.0596772450855596">
            <text:p>5.97%</text:p>
          </table:table-cell>
          <table:table-cell table:style-name="ce4" office:value-type="percentage" office:value="0.029940991169769">
            <text:p>2.99%</text:p>
          </table:table-cell>
          <table:table-cell table:style-name="ce35" office:value-type="float" office:value="77850">
            <text:p><text:s/>77 850</text:p>
          </table:table-cell>
          <table:table-cell office:value-type="percentage" office:value="0.0474810929494999">
            <text:p>4.75%</text:p>
          </table:table-cell>
          <table:table-cell table:style-name="ce28" office:value-type="string">
            <text:p>Turkey</text:p>
          </table:table-cell>
          <table:table-cell office:value-type="percentage" office:value="0.0474810929494999">
            <text:p>4.75%</text:p>
          </table:table-cell>
          <table:table-cell office:value-type="percentage" office:value="0.029940991169769">
            <text:p>2.99%</text:p>
          </table:table-cell>
          <table:table-cell table:number-columns-repeated="11"/>
        </table:table-row>
        <table:table-row table:style-name="ro3">
          <table:table-cell table:style-name="ce10" office:value-type="string">
            <text:p>United Kingdom</text:p>
          </table:table-cell>
          <table:table-cell table:style-name="ce18" office:value-type="float" office:value="874.798">
            <text:p>874.798</text:p>
          </table:table-cell>
          <table:table-cell table:style-name="ce22" office:value-type="float" office:value="62435200">
            <text:p>62435200</text:p>
          </table:table-cell>
          <table:table-cell table:style-name="ce4" office:value-type="percentage" office:value="0.0610322454433967">
            <text:p>6.10%</text:p>
          </table:table-cell>
          <table:table-cell table:style-name="ce4" office:value-type="percentage" office:value="0.0501991176174748">
            <text:p>5.02%</text:p>
          </table:table-cell>
          <table:table-cell table:style-name="ce4" office:value-type="percentage" office:value="0.057421202834756">
            <text:p>5.74%</text:p>
          </table:table-cell>
          <table:table-cell table:style-name="ce34" office:value-type="float" office:value="38380">
            <text:p><text:s/>38 380</text:p>
          </table:table-cell>
          <table:table-cell office:value-type="percentage" office:value="0.0234081483288607">
            <text:p>2.34%</text:p>
          </table:table-cell>
          <table:table-cell table:style-name="ce27" office:value-type="string">
            <text:p>United Kingdom</text:p>
          </table:table-cell>
          <table:table-cell office:value-type="percentage" office:value="0.0234081483288607">
            <text:p>2.34%</text:p>
          </table:table-cell>
          <table:table-cell office:value-type="percentage" office:value="0.057421202834756">
            <text:p>5.74%</text:p>
          </table:table-cell>
          <table:table-cell table:number-columns-repeated="11"/>
        </table:table-row>
        <table:table-row table:style-name="ro1">
          <table:table-cell table:style-name="ce10" office:value-type="string">
            <text:p>United States</text:p>
          </table:table-cell>
          <table:table-cell table:style-name="ce17" office:value-type="float" office:value="3708.707">
            <text:p>3,708.7 </text:p>
          </table:table-cell>
          <table:table-cell table:style-name="ce18" office:value-type="float" office:value="311721600">
            <text:p>311721600</text:p>
          </table:table-cell>
          <table:table-cell table:style-name="ce4" office:value-type="percentage" office:value="0.258746265882687">
            <text:p>25.87%</text:p>
          </table:table-cell>
          <table:table-cell table:style-name="ce4" office:value-type="percentage" office:value="0.250630241631442">
            <text:p>25.06%</text:p>
          </table:table-cell>
          <table:table-cell table:style-name="ce4" office:value-type="percentage" office:value="0.256040924465606">
            <text:p>25.60%</text:p>
          </table:table-cell>
          <table:table-cell table:style-name="ce35" office:value-type="float" office:value="261970">
            <text:p><text:s/>261 970</text:p>
          </table:table-cell>
          <table:table-cell office:value-type="percentage" office:value="0.159776774823128">
            <text:p>15.98%</text:p>
          </table:table-cell>
          <table:table-cell table:style-name="ce28" office:value-type="string">
            <text:p>United States</text:p>
          </table:table-cell>
          <table:table-cell office:value-type="percentage" office:value="0.159776774823128">
            <text:p>15.98%</text:p>
          </table:table-cell>
          <table:table-cell office:value-type="percentage" office:value="0.256040924465606">
            <text:p>25.60%</text:p>
          </table:table-cell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style-name="ce18" office:value-type="float" office:value="14333.374">
            <text:p>14333.374</text:p>
          </table:table-cell>
          <table:table-cell office:value-type="float" office:value="1243750945.5">
            <text:p>1243750945.5</text:p>
          </table:table-cell>
          <table:table-cell table:number-columns-repeated="3" table:style-name="ce4" office:value-type="percentage" office:value="1">
            <text:p>100.00%</text:p>
          </table:table-cell>
          <table:table-cell table:style-name="ce35" office:value-type="float" office:value="1639600">
            <text:p>1 639 600</text:p>
          </table:table-cell>
          <table:table-cell office:value-type="percentage" office:value="1">
            <text:p>100.00%</text:p>
          </table:table-cell>
          <table:table-cell table:style-name="ce28"/>
          <table:table-cell table:number-columns-repeated="2" office:value-type="percentage" office:value="1">
            <text:p>100.00%</text:p>
          </table:table-cell>
          <table:table-cell table:number-columns-repeated="11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11"/>
        </table:table-row>
        <table:table-row table:style-name="ro6">
          <table:table-cell table:number-columns-repeated="7"/>
          <table:table-cell table:style-name="Default" table:number-columns-repeated="2"/>
          <table:table-cell table:style-name="Default" office:value-type="string">
            <text:p>Percentage of new asylum requests</text:p>
          </table:table-cell>
          <table:table-cell table:style-name="Default"/>
          <table:table-cell table:number-columns-repeated="11"/>
        </table:table-row>
        <table:table-row table:style-name="ro5">
          <table:table-cell table:number-columns-repeated="7"/>
          <table:table-cell table:style-name="Default"/>
          <table:table-cell table:style-name="Default" office:value-type="string">
            <text:p>Prozent nach Koenigsteiner Schluessel</text:p>
          </table:table-cell>
          <table:table-cell table:style-name="ce33" office:value-type="float" office:value="2004">
            <text:p>2004</text:p>
          </table:table-cell>
          <table:table-cell table:style-name="ce37" office:value-type="float" office:value="2005">
            <text:p>2005</text:p>
          </table:table-cell>
          <table:table-cell table:style-name="ce37" office:value-type="float" office:value="2006">
            <text:p>2006</text:p>
          </table:table-cell>
          <table:table-cell table:style-name="ce33" office:value-type="float" office:value="2007">
            <text:p>2007</text:p>
          </table:table-cell>
          <table:table-cell table:style-name="ce37" office:value-type="float" office:value="2008">
            <text:p>2008</text:p>
          </table:table-cell>
          <table:table-cell table:style-name="ce37" office:value-type="float" office:value="2009">
            <text:p>2009</text:p>
          </table:table-cell>
          <table:table-cell table:style-name="ce33" office:value-type="float" office:value="2010">
            <text:p>2010</text:p>
          </table:table-cell>
          <table:table-cell table:style-name="ce37" office:value-type="float" office:value="2011">
            <text:p>2011</text:p>
          </table:table-cell>
          <table:table-cell table:style-name="ce37" office:value-type="float" office:value="2012">
            <text:p>2012</text:p>
          </table:table-cell>
          <table:table-cell table:style-name="ce37" office:value-type="float" office:value="2013">
            <text:p>2013</text:p>
          </table:table-cell>
          <table:table-cell table:style-name="ce37" office:value-type="float" office:value="2014">
            <text:p>2014</text:p>
          </table:table-cell>
          <table:table-cell table:style-name="ce37" office:value-type="float" office:value="2015">
            <text:p>2015</text:p>
          </table:table-cell>
          <table:table-cell table:style-name="ce37" office:value-type="float" office:value="2016">
            <text:p>2016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Australia</text:p>
          </table:table-cell>
          <table:table-cell office:value-type="percentage" office:value="0.024642840107423">
            <text:p>2.46%</text:p>
          </table:table-cell>
          <table:table-cell table:style-name="ce4" office:value-type="percentage" office:value="0.00863464651915812">
            <text:p>0.86%</text:p>
          </table:table-cell>
          <table:table-cell office:value-type="percentage" office:value="0.0101160180823823">
            <text:p>1.01%</text:p>
          </table:table-cell>
          <table:table-cell table:style-name="ce4" office:value-type="percentage" office:value="0.012338322408777">
            <text:p>1.23%</text:p>
          </table:table-cell>
          <table:table-cell table:style-name="ce4" office:value-type="percentage" office:value="0.0124468351263448">
            <text:p>1.24%</text:p>
          </table:table-cell>
          <table:table-cell table:style-name="ce4" office:value-type="percentage" office:value="0.0131953857644748">
            <text:p>1.32%</text:p>
          </table:table-cell>
          <table:table-cell table:style-name="ce4" office:value-type="percentage" office:value="0.016965358977161">
            <text:p>1.70%</text:p>
          </table:table-cell>
          <table:table-cell table:style-name="ce4" office:value-type="percentage" office:value="0.0235210263720599">
            <text:p>2.35%</text:p>
          </table:table-cell>
          <table:table-cell table:style-name="ce4" office:value-type="percentage" office:value="0.0271571148809664">
            <text:p>2.72%</text:p>
          </table:table-cell>
          <table:table-cell table:style-name="ce4" office:value-type="percentage" office:value="0.033781904537772">
            <text:p>3.38%</text:p>
          </table:table-cell>
          <table:table-cell table:style-name="ce4" office:value-type="percentage" office:value="0.0209470791849552">
            <text:p>2.09%</text:p>
          </table:table-cell>
          <table:table-cell table:style-name="ce4" office:value-type="percentage" office:value="0.0107161651437593">
            <text:p>1.07%</text:p>
          </table:table-cell>
          <table:table-cell table:style-name="ce4" office:value-type="percentage" office:value="0.00744058368850683">
            <text:p>0.74%</text:p>
          </table:table-cell>
          <table:table-cell table:style-name="ce4" office:value-type="percentage" office:value="0.0168516711393023">
            <text:p>1.69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Austria</text:p>
          </table:table-cell>
          <table:table-cell office:value-type="percentage" office:value="0.0104955535568298">
            <text:p>1.05%</text:p>
          </table:table-cell>
          <table:table-cell table:style-name="ce4" office:value-type="percentage" office:value="0.0664597949271452">
            <text:p>6.65%</text:p>
          </table:table-cell>
          <table:table-cell office:value-type="percentage" office:value="0.0710018019157209">
            <text:p>7.10%</text:p>
          </table:table-cell>
          <table:table-cell table:style-name="ce4" office:value-type="percentage" office:value="0.0467944898173788">
            <text:p>4.68%</text:p>
          </table:table-cell>
          <table:table-cell table:style-name="ce4" office:value-type="percentage" office:value="0.0372779584688516">
            <text:p>3.73%</text:p>
          </table:table-cell>
          <table:table-cell table:style-name="ce4" office:value-type="percentage" office:value="0.0355196547622341">
            <text:p>3.55%</text:p>
          </table:table-cell>
          <table:table-cell table:style-name="ce4" office:value-type="percentage" office:value="0.0432193202928642">
            <text:p>4.32%</text:p>
          </table:table-cell>
          <table:table-cell table:style-name="ce4" office:value-type="percentage" office:value="0.0313898788310763">
            <text:p>3.14%</text:p>
          </table:table-cell>
          <table:table-cell table:style-name="ce4" office:value-type="percentage" office:value="0.0340230752896208">
            <text:p>3.40%</text:p>
          </table:table-cell>
          <table:table-cell table:style-name="ce4" office:value-type="percentage" office:value="0.0372478124130849">
            <text:p>3.72%</text:p>
          </table:table-cell>
          <table:table-cell table:style-name="ce4" office:value-type="percentage" office:value="0.0312243514256147">
            <text:p>3.12%</text:p>
          </table:table-cell>
          <table:table-cell table:style-name="ce4" office:value-type="percentage" office:value="0.0335597761086925">
            <text:p>3.36%</text:p>
          </table:table-cell>
          <table:table-cell table:style-name="ce4" office:value-type="percentage" office:value="0.051542295745142">
            <text:p>5.15%</text:p>
          </table:table-cell>
          <table:table-cell table:style-name="ce4" office:value-type="percentage" office:value="0.0243656989509636">
            <text:p>2.44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Belgium</text:p>
          </table:table-cell>
          <table:table-cell office:value-type="percentage" office:value="0.0135385570099647">
            <text:p>1.35%</text:p>
          </table:table-cell>
          <table:table-cell table:style-name="ce4" office:value-type="percentage" office:value="0.041446303291959">
            <text:p>4.14%</text:p>
          </table:table-cell>
          <table:table-cell office:value-type="percentage" office:value="0.0504536401858818">
            <text:p>5.05%</text:p>
          </table:table-cell>
          <table:table-cell table:style-name="ce4" office:value-type="percentage" office:value="0.0406253286129903">
            <text:p>4.06%</text:p>
          </table:table-cell>
          <table:table-cell table:style-name="ce4" office:value-type="percentage" office:value="0.0347760820615462">
            <text:p>3.48%</text:p>
          </table:table-cell>
          <table:table-cell table:style-name="ce4" office:value-type="percentage" office:value="0.0338875210932529">
            <text:p>3.39%</text:p>
          </table:table-cell>
          <table:table-cell table:style-name="ce4" office:value-type="percentage" office:value="0.0469620806469238">
            <text:p>4.70%</text:p>
          </table:table-cell>
          <table:table-cell table:style-name="ce4" office:value-type="percentage" office:value="0.0620384889522452">
            <text:p>6.20%</text:p>
          </table:table-cell>
          <table:table-cell table:style-name="ce4" office:value-type="percentage" office:value="0.0613453507302456">
            <text:p>6.13%</text:p>
          </table:table-cell>
          <table:table-cell table:style-name="ce4" office:value-type="percentage" office:value="0.0396439956355234">
            <text:p>3.96%</text:p>
          </table:table-cell>
          <table:table-cell table:style-name="ce4" office:value-type="percentage" office:value="0.0223031081611533">
            <text:p>2.23%</text:p>
          </table:table-cell>
          <table:table-cell table:style-name="ce4" office:value-type="percentage" office:value="0.0165885279624934">
            <text:p>1.66%</text:p>
          </table:table-cell>
          <table:table-cell table:style-name="ce4" office:value-type="percentage" office:value="0.023296973199451">
            <text:p>2.33%</text:p>
          </table:table-cell>
          <table:table-cell table:style-name="ce4" office:value-type="percentage" office:value="0.0089473042205416">
            <text:p>0.89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Canada</text:p>
          </table:table-cell>
          <table:table-cell office:value-type="percentage" office:value="0.0349381368269695">
            <text:p>3.49%</text:p>
          </table:table-cell>
          <table:table-cell table:style-name="ce4" office:value-type="percentage" office:value="0.0694819212088505">
            <text:p>6.95%</text:p>
          </table:table-cell>
          <table:table-cell office:value-type="percentage" office:value="0.0657225049789777">
            <text:p>6.57%</text:p>
          </table:table-cell>
          <table:table-cell table:style-name="ce4" office:value-type="percentage" office:value="0.0801640436047531">
            <text:p>8.02%</text:p>
          </table:table-cell>
          <table:table-cell table:style-name="ce4" office:value-type="percentage" office:value="0.0886289717287966">
            <text:p>8.86%</text:p>
          </table:table-cell>
          <table:table-cell table:style-name="ce4" office:value-type="percentage" office:value="0.0962682231873634">
            <text:p>9.63%</text:p>
          </table:table-cell>
          <table:table-cell table:style-name="ce4" office:value-type="percentage" office:value="0.0928040651294941">
            <text:p>9.28%</text:p>
          </table:table-cell>
          <table:table-cell table:style-name="ce4" office:value-type="percentage" office:value="0.0642622950819672">
            <text:p>6.43%</text:p>
          </table:table-cell>
          <table:table-cell table:style-name="ce4" office:value-type="percentage" office:value="0.0589623197980322">
            <text:p>5.90%</text:p>
          </table:table-cell>
          <table:table-cell table:style-name="ce4" office:value-type="percentage" office:value="0.0432596649622387">
            <text:p>4.33%</text:p>
          </table:table-cell>
          <table:table-cell table:style-name="ce4" office:value-type="percentage" office:value="0.0184848160439639">
            <text:p>1.85%</text:p>
          </table:table-cell>
          <table:table-cell table:style-name="ce4" office:value-type="percentage" office:value="0.0160862077213797">
            <text:p>1.61%</text:p>
          </table:table-cell>
          <table:table-cell table:style-name="ce4" office:value-type="percentage" office:value="0.009673962773002">
            <text:p>0.97%</text:p>
          </table:table-cell>
          <table:table-cell table:style-name="ce4" office:value-type="percentage" office:value="0.0145340326909002">
            <text:p>1.45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Chile</text:p>
          </table:table-cell>
          <table:table-cell office:value-type="percentage" office:value="0.00710138729518">
            <text:p>0.71%</text:p>
          </table:table-cell>
          <table:table-cell table:style-name="ce4" office:value-type="percentage" office:value="0.000539665407447383">
            <text:p>0.05%</text:p>
          </table:table-cell>
          <table:table-cell office:value-type="percentage" office:value="0.0012012771472829">
            <text:p>0.12%</text:p>
          </table:table-cell>
          <table:table-cell table:style-name="ce4" office:value-type="percentage" office:value="0.00199796698096674">
            <text:p>0.20%</text:p>
          </table:table-cell>
          <table:table-cell table:style-name="ce4" office:value-type="percentage" office:value="0.00237678258694021">
            <text:p>0.24%</text:p>
          </table:table-cell>
          <table:table-cell table:style-name="ce4" office:value-type="percentage" office:value="0.00240670557968409">
            <text:p>0.24%</text:p>
          </table:table-cell>
          <table:table-cell table:style-name="ce4" table:formula="of:#WERT!" office:value-type="percentage" office:value="0">
            <text:p>#WERT!</text:p>
          </table:table-cell>
          <table:table-cell table:style-name="ce4" office:value-type="percentage" office:value="0.000741268709907341">
            <text:p>0.07%</text:p>
          </table:table-cell>
          <table:table-cell table:style-name="ce4" office:value-type="percentage" office:value="0.000731425335629852">
            <text:p>0.07%</text:p>
          </table:table-cell>
          <table:table-cell table:style-name="ce4" office:value-type="percentage" office:value="0.000363706381977279">
            <text:p>0.04%</text:p>
          </table:table-cell>
          <table:table-cell table:style-name="ce4" office:value-type="percentage" office:value="0.000446062163223067">
            <text:p>0.04%</text:p>
          </table:table-cell>
          <table:table-cell table:style-name="ce4" office:value-type="percentage" office:value="0.000334880160742477">
            <text:p>0.03%</text:p>
          </table:table-cell>
          <table:table-cell table:style-name="ce4" office:value-type="percentage" office:value="0.000379253052084086">
            <text:p>0.04%</text:p>
          </table:table-cell>
          <table:table-cell table:style-name="ce4" office:value-type="percentage" office:value="0.00140278116613808">
            <text:p>0.14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Czech Republic</text:p>
          </table:table-cell>
          <table:table-cell office:value-type="percentage" office:value="0.00634404945397072">
            <text:p>0.63%</text:p>
          </table:table-cell>
          <table:table-cell table:style-name="ce4" office:value-type="percentage" office:value="0.0147328656233135">
            <text:p>1.47%</text:p>
          </table:table-cell>
          <table:table-cell office:value-type="percentage" office:value="0.013150823507097">
            <text:p>1.32%</text:p>
          </table:table-cell>
          <table:table-cell table:style-name="ce4" office:value-type="percentage" office:value="0.0105857197938939">
            <text:p>1.06%</text:p>
          </table:table-cell>
          <table:table-cell table:style-name="ce4" office:value-type="percentage" office:value="0.00587940955716788">
            <text:p>0.59%</text:p>
          </table:table-cell>
          <table:table-cell table:style-name="ce4" office:value-type="percentage" office:value="0.00473042131179286">
            <text:p>0.47%</text:p>
          </table:table-cell>
          <table:table-cell table:style-name="ce4" office:value-type="percentage" office:value="0.00371544093541689">
            <text:p>0.37%</text:p>
          </table:table-cell>
          <table:table-cell table:style-name="ce4" office:value-type="percentage" office:value="0.00279401282965075">
            <text:p>0.28%</text:p>
          </table:table-cell>
          <table:table-cell table:style-name="ce4" office:value-type="percentage" office:value="0.00179317179057641">
            <text:p>0.18%</text:p>
          </table:table-cell>
          <table:table-cell table:style-name="ce4" office:value-type="percentage" office:value="0.00160458697931153">
            <text:p>0.16%</text:p>
          </table:table-cell>
          <table:table-cell table:style-name="ce4" office:value-type="percentage" office:value="0.000892124326446134">
            <text:p>0.09%</text:p>
          </table:table-cell>
          <table:table-cell table:style-name="ce4" office:value-type="percentage" office:value="0.00110032052815385">
            <text:p>0.11%</text:p>
          </table:table-cell>
          <table:table-cell table:style-name="ce4" office:value-type="percentage" office:value="0.000752486214452551">
            <text:p>0.08%</text:p>
          </table:table-cell>
          <table:table-cell table:style-name="ce4" office:value-type="percentage" office:value="0.0007379848743596">
            <text:p>0.07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Denmark</text:p>
          </table:table-cell>
          <table:table-cell office:value-type="percentage" office:value="0.00867567329197951">
            <text:p>0.87%</text:p>
          </table:table-cell>
          <table:table-cell table:style-name="ce4" office:value-type="percentage" office:value="0.0087425796006476">
            <text:p>0.87%</text:p>
          </table:table-cell>
          <table:table-cell office:value-type="percentage" office:value="0.00714443777068252">
            <text:p>0.71%</text:p>
          </table:table-cell>
          <table:table-cell table:style-name="ce4" office:value-type="percentage" office:value="0.00672999404115111">
            <text:p>0.67%</text:p>
          </table:table-cell>
          <table:table-cell table:style-name="ce4" office:value-type="percentage" office:value="0.00578558919189392">
            <text:p>0.58%</text:p>
          </table:table-cell>
          <table:table-cell table:style-name="ce4" office:value-type="percentage" office:value="0.00652853467592465">
            <text:p>0.65%</text:p>
          </table:table-cell>
          <table:table-cell table:style-name="ce4" office:value-type="percentage" office:value="0.0104360179215386">
            <text:p>1.04%</text:p>
          </table:table-cell>
          <table:table-cell table:style-name="ce4" office:value-type="percentage" office:value="0.0141696364932288">
            <text:p>1.42%</text:p>
          </table:table-cell>
          <table:table-cell table:style-name="ce4" office:value-type="percentage" office:value="0.00898945331854753">
            <text:p>0.90%</text:p>
          </table:table-cell>
          <table:table-cell table:style-name="ce4" office:value-type="percentage" office:value="0.0132431912025845">
            <text:p>1.32%</text:p>
          </table:table-cell>
          <table:table-cell table:style-name="ce4" office:value-type="percentage" office:value="0.0134889198158655">
            <text:p>1.35%</text:p>
          </table:table-cell>
          <table:table-cell table:style-name="ce4" office:value-type="percentage" office:value="0.0177247285078697">
            <text:p>1.77%</text:p>
          </table:table-cell>
          <table:table-cell table:style-name="ce4" office:value-type="percentage" office:value="0.0127802258662621">
            <text:p>1.28%</text:p>
          </table:table-cell>
          <table:table-cell table:style-name="ce4" office:value-type="percentage" office:value="0.0038058062942181">
            <text:p>0.38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Estonia</text:p>
          </table:table-cell>
          <table:table-cell office:value-type="percentage" office:value="0.000697447923267964">
            <text:p>0.07%</text:p>
          </table:table-cell>
          <table:table-cell table:style-name="ce4" office:value-type="percentage" office:value="0.0000269832703723691">
            <text:p>0.00%</text:p>
          </table:table-cell>
          <table:table-cell office:value-type="percentage" office:value="0.0000316125565074448">
            <text:p>0.00%</text:p>
          </table:table-cell>
          <table:table-cell table:style-name="ce4" office:value-type="percentage" office:value="0.000035052052297662">
            <text:p>0.00%</text:p>
          </table:table-cell>
          <table:table-cell table:style-name="ce4" office:value-type="percentage" office:value="0.0000312734550913185">
            <text:p>0.00%</text:p>
          </table:table-cell>
          <table:table-cell table:style-name="ce4" office:value-type="percentage" office:value="0.0000276632825251044">
            <text:p>0.00%</text:p>
          </table:table-cell>
          <table:table-cell table:style-name="ce4" office:value-type="percentage" office:value="0.000109277674571085">
            <text:p>0.01%</text:p>
          </table:table-cell>
          <table:table-cell table:style-name="ce4" office:value-type="percentage" office:value="0.0000855310049893086">
            <text:p>0.01%</text:p>
          </table:table-cell>
          <table:table-cell table:style-name="ce4" office:value-type="percentage" office:value="0.000165160559658354">
            <text:p>0.02%</text:p>
          </table:table-cell>
          <table:table-cell table:style-name="ce4" office:value-type="percentage" office:value="0.000171155944459896">
            <text:p>0.02%</text:p>
          </table:table-cell>
          <table:table-cell table:style-name="ce4" office:value-type="percentage" office:value="0.000178424865289227">
            <text:p>0.02%</text:p>
          </table:table-cell>
          <table:table-cell table:style-name="ce4" office:value-type="percentage" office:value="0.000179400086112041">
            <text:p>0.02%</text:p>
          </table:table-cell>
          <table:table-cell table:style-name="ce4" office:value-type="percentage" office:value="0.000138457463459269">
            <text:p>0.01%</text:p>
          </table:table-cell>
          <table:table-cell table:style-name="ce4" office:value-type="percentage" office:value="0.0000426933398389851">
            <text:p>0.00%</text:p>
          </table:table-cell>
        </table:table-row>
        <table:table-row table:style-name="ro6">
          <table:table-cell table:number-columns-repeated="7"/>
          <table:table-cell table:style-name="ce27" office:value-type="string">
            <text:p>Finland</text:p>
          </table:table-cell>
          <table:table-cell office:value-type="percentage" office:value="0.00679532827057602">
            <text:p>0.68%</text:p>
          </table:table-cell>
          <table:table-cell table:style-name="ce4" office:value-type="percentage" office:value="0.0104155423637345">
            <text:p>1.04%</text:p>
          </table:table-cell>
          <table:table-cell office:value-type="percentage" office:value="0.0112856826731578">
            <text:p>1.13%</text:p>
          </table:table-cell>
          <table:table-cell table:style-name="ce4" office:value-type="percentage" office:value="0.00816712818535525">
            <text:p>0.82%</text:p>
          </table:table-cell>
          <table:table-cell table:style-name="ce4" office:value-type="percentage" office:value="0.00447210407805854">
            <text:p>0.45%</text:p>
          </table:table-cell>
          <table:table-cell table:style-name="ce4" office:value-type="percentage" office:value="0.011120639575092">
            <text:p>1.11%</text:p>
          </table:table-cell>
          <table:table-cell table:style-name="ce4" office:value-type="percentage" office:value="0.0161457764178778">
            <text:p>1.61%</text:p>
          </table:table-cell>
          <table:table-cell table:style-name="ce4" office:value-type="percentage" office:value="0.0114611546685674">
            <text:p>1.15%</text:p>
          </table:table-cell>
          <table:table-cell table:style-name="ce4" office:value-type="percentage" office:value="0.00729065899063304">
            <text:p>0.73%</text:p>
          </table:table-cell>
          <table:table-cell table:style-name="ce4" office:value-type="percentage" office:value="0.0062471919727862">
            <text:p>0.62%</text:p>
          </table:table-cell>
          <table:table-cell table:style-name="ce4" office:value-type="percentage" office:value="0.00538843093173465">
            <text:p>0.54%</text:p>
          </table:table-cell>
          <table:table-cell table:style-name="ce4" office:value-type="percentage" office:value="0.00420992202076257">
            <text:p>0.42%</text:p>
          </table:table-cell>
          <table:table-cell table:style-name="ce4" office:value-type="percentage" office:value="0.0194261841123071">
            <text:p>1.94%</text:p>
          </table:table-cell>
          <table:table-cell table:style-name="ce4" office:value-type="percentage" office:value="0.00324469382776287">
            <text:p>0.32%</text:p>
          </table:table-cell>
        </table:table-row>
        <table:table-row table:style-name="ro6">
          <table:table-cell table:number-columns-repeated="7"/>
          <table:table-cell table:style-name="ce28" office:value-type="string">
            <text:p>France</text:p>
          </table:table-cell>
          <table:table-cell office:value-type="percentage" office:value="0.0744268452121795">
            <text:p>7.44%</text:p>
          </table:table-cell>
          <table:table-cell table:style-name="ce4" office:value-type="percentage" office:value="0.157987048030221">
            <text:p>15.80%</text:p>
          </table:table-cell>
          <table:table-cell office:value-type="percentage" office:value="0.157209243511523">
            <text:p>15.72%</text:p>
          </table:table-cell>
          <table:table-cell table:style-name="ce4" office:value-type="percentage" office:value="0.107785060815311">
            <text:p>10.78%</text:p>
          </table:table-cell>
          <table:table-cell table:style-name="ce4" office:value-type="percentage" office:value="0.091912684513385">
            <text:p>9.19%</text:p>
          </table:table-cell>
          <table:table-cell table:style-name="ce4" office:value-type="percentage" office:value="0.0979280201388697">
            <text:p>9.79%</text:p>
          </table:table-cell>
          <table:table-cell table:style-name="ce4" office:value-type="percentage" office:value="0.115069391323353">
            <text:p>11.51%</text:p>
          </table:table-cell>
          <table:table-cell table:style-name="ce4" office:value-type="percentage" office:value="0.137049180327869">
            <text:p>13.70%</text:p>
          </table:table-cell>
          <table:table-cell table:style-name="ce4" office:value-type="percentage" office:value="0.123044616945473">
            <text:p>12.30%</text:p>
          </table:table-cell>
          <table:table-cell table:style-name="ce4" office:value-type="percentage" office:value="0.117819473267581">
            <text:p>11.78%</text:p>
          </table:table-cell>
          <table:table-cell table:style-name="ce4" office:value-type="percentage" office:value="0.107465296363701">
            <text:p>10.75%</text:p>
          </table:table-cell>
          <table:table-cell table:style-name="ce4" office:value-type="percentage" office:value="0.0705999138879587">
            <text:p>7.06%</text:p>
          </table:table-cell>
          <table:table-cell table:style-name="ce4" office:value-type="percentage" office:value="0.0447277805870596">
            <text:p>4.47%</text:p>
          </table:table-cell>
          <table:table-cell table:style-name="ce4" office:value-type="percentage" office:value="0.0475054891436936">
            <text:p>4.75%</text:p>
          </table:table-cell>
        </table:table-row>
        <table:table-row table:style-name="ro6">
          <table:table-cell table:number-columns-repeated="7"/>
          <table:table-cell table:style-name="ce27" office:value-type="string">
            <text:p>Germany</text:p>
          </table:table-cell>
          <table:table-cell office:value-type="percentage" office:value="0.0841336535488217">
            <text:p>8.41%</text:p>
          </table:table-cell>
          <table:table-cell table:style-name="ce4" office:value-type="percentage" office:value="0.0960874257960065">
            <text:p>9.61%</text:p>
          </table:table-cell>
          <table:table-cell office:value-type="percentage" office:value="0.0913919008630228">
            <text:p>9.14%</text:p>
          </table:table-cell>
          <table:table-cell table:style-name="ce4" office:value-type="percentage" office:value="0.0737144659819833">
            <text:p>7.37%</text:p>
          </table:table-cell>
          <table:table-cell table:style-name="ce4" office:value-type="percentage" office:value="0.0599199399549662">
            <text:p>5.99%</text:p>
          </table:table-cell>
          <table:table-cell table:style-name="ce4" office:value-type="percentage" office:value="0.0611081910979557">
            <text:p>6.11%</text:p>
          </table:table-cell>
          <table:table-cell table:style-name="ce4" office:value-type="percentage" office:value="0.0755381925472626">
            <text:p>7.55%</text:p>
          </table:table-cell>
          <table:table-cell table:style-name="ce4" office:value-type="percentage" office:value="0.117833214540271">
            <text:p>11.78%</text:p>
          </table:table-cell>
          <table:table-cell table:style-name="ce4" office:value-type="percentage" office:value="0.107920628553901">
            <text:p>10.79%</text:p>
          </table:table-cell>
          <table:table-cell table:style-name="ce4" office:value-type="percentage" office:value="0.138080058193021">
            <text:p>13.81%</text:p>
          </table:table-cell>
          <table:table-cell table:style-name="ce4" office:value-type="percentage" office:value="0.195517967383935">
            <text:p>19.55%</text:p>
          </table:table-cell>
          <table:table-cell table:style-name="ce4" office:value-type="percentage" office:value="0.206991819356073">
            <text:p>20.70%</text:p>
          </table:table-cell>
          <table:table-cell table:style-name="ce4" office:value-type="percentage" office:value="0.266018926533266">
            <text:p>26.60%</text:p>
          </table:table-cell>
          <table:table-cell table:style-name="ce4" office:value-type="percentage" office:value="0.440570870944133">
            <text:p>44.06%</text:p>
          </table:table-cell>
        </table:table-row>
        <table:table-row table:style-name="ro6">
          <table:table-cell table:number-columns-repeated="7"/>
          <table:table-cell table:style-name="ce28" office:value-type="string">
            <text:p>Greece</text:p>
          </table:table-cell>
          <table:table-cell office:value-type="percentage" office:value="0.0074858496254697">
            <text:p>0.75%</text:p>
          </table:table-cell>
          <table:table-cell table:style-name="ce4" office:value-type="percentage" office:value="0.012061521856449">
            <text:p>1.21%</text:p>
          </table:table-cell>
          <table:table-cell office:value-type="percentage" office:value="0.0286093636392375">
            <text:p>2.86%</text:p>
          </table:table-cell>
          <table:table-cell table:style-name="ce4" office:value-type="percentage" office:value="0.0430088681692313">
            <text:p>4.30%</text:p>
          </table:table-cell>
          <table:table-cell table:style-name="ce4" office:value-type="percentage" office:value="0.0785276457343007">
            <text:p>7.85%</text:p>
          </table:table-cell>
          <table:table-cell table:style-name="ce4" office:value-type="percentage" office:value="0.0549946056599076">
            <text:p>5.50%</text:p>
          </table:table-cell>
          <table:table-cell table:style-name="ce4" office:value-type="percentage" office:value="0.0435198338979347">
            <text:p>4.35%</text:p>
          </table:table-cell>
          <table:table-cell table:style-name="ce4" office:value-type="percentage" office:value="0.02928011404134">
            <text:p>2.93%</text:p>
          </table:table-cell>
          <table:table-cell table:style-name="ce4" office:value-type="percentage" office:value="0.021966354434561">
            <text:p>2.20%</text:p>
          </table:table-cell>
          <table:table-cell table:style-name="ce4" office:value-type="percentage" office:value="0.0204959243490725">
            <text:p>2.05%</text:p>
          </table:table-cell>
          <table:table-cell table:style-name="ce4" office:value-type="percentage" office:value="0.0146665239267744">
            <text:p>1.47%</text:p>
          </table:table-cell>
          <table:table-cell table:style-name="ce4" office:value-type="percentage" office:value="0.0113022054250586">
            <text:p>1.13%</text:p>
          </table:table-cell>
          <table:table-cell table:style-name="ce4" office:value-type="percentage" office:value="0.00684461460666041">
            <text:p>0.68%</text:p>
          </table:table-cell>
          <table:table-cell table:style-name="ce4" office:value-type="percentage" office:value="0.0304037570139058">
            <text:p>3.04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Hungary</text:p>
          </table:table-cell>
          <table:table-cell office:value-type="percentage" office:value="0.00504441787014607">
            <text:p>0.50%</text:p>
          </table:table-cell>
          <table:table-cell table:style-name="ce4" office:value-type="percentage" office:value="0.00431732325957906">
            <text:p>0.43%</text:p>
          </table:table-cell>
          <table:table-cell office:value-type="percentage" office:value="0.00508962159769861">
            <text:p>0.51%</text:p>
          </table:table-cell>
          <table:table-cell table:style-name="ce4" office:value-type="percentage" office:value="0.00743103508710435">
            <text:p>0.74%</text:p>
          </table:table-cell>
          <table:table-cell table:style-name="ce4" office:value-type="percentage" office:value="0.0107267950963222">
            <text:p>1.07%</text:p>
          </table:table-cell>
          <table:table-cell table:style-name="ce4" office:value-type="percentage" office:value="0.00863094414783258">
            <text:p>0.86%</text:p>
          </table:table-cell>
          <table:table-cell table:style-name="ce4" office:value-type="percentage" office:value="0.0127581685061742">
            <text:p>1.28%</text:p>
          </table:table-cell>
          <table:table-cell table:style-name="ce4" office:value-type="percentage" office:value="0.0059871703492516">
            <text:p>0.60%</text:p>
          </table:table-cell>
          <table:table-cell table:style-name="ce4" office:value-type="percentage" office:value="0.00398744779746597">
            <text:p>0.40%</text:p>
          </table:table-cell>
          <table:table-cell table:style-name="ce4" office:value-type="percentage" office:value="0.00462121050041719">
            <text:p>0.46%</text:p>
          </table:table-cell>
          <table:table-cell table:style-name="ce4" office:value-type="percentage" office:value="0.0331334974842094">
            <text:p>3.31%</text:p>
          </table:table-cell>
          <table:table-cell table:style-name="ce4" office:value-type="percentage" office:value="0.049478543749701">
            <text:p>4.95%</text:p>
          </table:table-cell>
          <table:table-cell table:style-name="ce4" office:value-type="percentage" office:value="0.105004936309567">
            <text:p>10.50%</text:p>
          </table:table-cell>
          <table:table-cell table:style-name="ce4" office:value-type="percentage" office:value="0.017120029275433">
            <text:p>1.71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Iceland</text:p>
          </table:table-cell>
          <table:table-cell office:value-type="percentage" office:value="0.000320334233470357">
            <text:p>0.03%</text:p>
          </table:table-cell>
          <table:table-cell table:style-name="ce4" office:value-type="percentage" office:value="0.000215866162978953">
            <text:p>0.02%</text:p>
          </table:table-cell>
          <table:table-cell office:value-type="percentage" office:value="0.000284513008567003">
            <text:p>0.03%</text:p>
          </table:table-cell>
          <table:table-cell table:style-name="ce4" office:value-type="percentage" office:value="0.000140208209190648">
            <text:p>0.01%</text:p>
          </table:table-cell>
          <table:table-cell table:style-name="ce4" office:value-type="percentage" office:value="0.000125093820365274">
            <text:p>0.01%</text:p>
          </table:table-cell>
          <table:table-cell table:style-name="ce4" office:value-type="percentage" office:value="0.000221306260200835">
            <text:p>0.02%</text:p>
          </table:table-cell>
          <table:table-cell table:style-name="ce4" office:value-type="percentage" office:value="0.000109277674571085">
            <text:p>0.01%</text:p>
          </table:table-cell>
          <table:table-cell table:style-name="ce4" office:value-type="percentage" office:value="0.000142551674982181">
            <text:p>0.01%</text:p>
          </table:table-cell>
          <table:table-cell table:style-name="ce4" office:value-type="percentage" office:value="0.000188754925323833">
            <text:p>0.02%</text:p>
          </table:table-cell>
          <table:table-cell table:style-name="ce4" office:value-type="percentage" office:value="0.000235339423632357">
            <text:p>0.02%</text:p>
          </table:table-cell>
          <table:table-cell table:style-name="ce4" office:value-type="percentage" office:value="0.000303322270991685">
            <text:p>0.03%</text:p>
          </table:table-cell>
          <table:table-cell table:style-name="ce4" office:value-type="percentage" office:value="0.000191360091852844">
            <text:p>0.02%</text:p>
          </table:table-cell>
          <table:table-cell table:style-name="ce4" office:value-type="percentage" office:value="0.000216716029762335">
            <text:p>0.02%</text:p>
          </table:table-cell>
          <table:table-cell table:style-name="ce4" office:value-type="percentage" office:value="0.000689192485972188">
            <text:p>0.07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Ireland</text:p>
          </table:table-cell>
          <table:table-cell office:value-type="percentage" office:value="0.00425716408819856">
            <text:p>0.43%</text:p>
          </table:table-cell>
          <table:table-cell table:style-name="ce4" office:value-type="percentage" office:value="0.0128710199676201">
            <text:p>1.29%</text:p>
          </table:table-cell>
          <table:table-cell office:value-type="percentage" office:value="0.0136566244112161">
            <text:p>1.37%</text:p>
          </table:table-cell>
          <table:table-cell table:style-name="ce4" office:value-type="percentage" office:value="0.0151074345402923">
            <text:p>1.51%</text:p>
          </table:table-cell>
          <table:table-cell table:style-name="ce4" office:value-type="percentage" office:value="0.0124781085814361">
            <text:p>1.25%</text:p>
          </table:table-cell>
          <table:table-cell table:style-name="ce4" office:value-type="percentage" office:value="0.0107056903372154">
            <text:p>1.07%</text:p>
          </table:table-cell>
          <table:table-cell table:style-name="ce4" office:value-type="percentage" office:value="0.00734892361490548">
            <text:p>0.73%</text:p>
          </table:table-cell>
          <table:table-cell table:style-name="ce4" office:value-type="percentage" office:value="0.00553100498930862">
            <text:p>0.55%</text:p>
          </table:table-cell>
          <table:table-cell table:style-name="ce4" office:value-type="percentage" office:value="0.00335039992449803">
            <text:p>0.34%</text:p>
          </table:table-cell>
          <table:table-cell table:style-name="ce4" office:value-type="percentage" office:value="0.00235339423632357">
            <text:p>0.24%</text:p>
          </table:table-cell>
          <table:table-cell table:style-name="ce4" office:value-type="percentage" office:value="0.00169503622024765">
            <text:p>0.17%</text:p>
          </table:table-cell>
          <table:table-cell table:style-name="ce4" office:value-type="percentage" office:value="0.0017222408266756">
            <text:p>0.17%</text:p>
          </table:table-cell>
          <table:table-cell table:style-name="ce4" office:value-type="percentage" office:value="0.00197452382672349">
            <text:p>0.20%</text:p>
          </table:table-cell>
          <table:table-cell table:style-name="ce4" office:value-type="percentage" office:value="0.00136618687484752">
            <text:p>0.14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Israel</text:p>
          </table:table-cell>
          <table:table-cell office:value-type="percentage" office:value="0.00584559975121206">
            <text:p>0.58%</text:p>
          </table:table-cell>
          <table:table-cell table:style-name="ce4" table:formula="of:#WERT!" office:value-type="percentage" office:value="0">
            <text:p>#WERT!</text:p>
          </table:table-cell>
          <table:table-cell office:value-type="percentage" office:value="0.00297158031169981">
            <text:p>0.30%</text:p>
          </table:table-cell>
          <table:table-cell table:style-name="ce4" office:value-type="percentage" office:value="0.00301447649759893">
            <text:p>0.30%</text:p>
          </table:table-cell>
          <table:table-cell table:style-name="ce4" office:value-type="percentage" office:value="0.0180135101325994">
            <text:p>1.80%</text:p>
          </table:table-cell>
          <table:table-cell table:style-name="ce4" office:value-type="percentage" office:value="0.0128080998091234">
            <text:p>1.28%</text:p>
          </table:table-cell>
          <table:table-cell table:style-name="ce4" office:value-type="percentage" office:value="0.0113102393181073">
            <text:p>1.13%</text:p>
          </table:table-cell>
          <table:table-cell table:style-name="ce4" office:value-type="percentage" office:value="0.0159087669280114">
            <text:p>1.59%</text:p>
          </table:table-cell>
          <table:table-cell table:style-name="ce4" office:value-type="percentage" office:value="0.0152419602198995">
            <text:p>1.52%</text:p>
          </table:table-cell>
          <table:table-cell table:style-name="ce4" office:value-type="percentage" office:value="0.0121948610427676">
            <text:p>1.22%</text:p>
          </table:table-cell>
          <table:table-cell table:style-name="ce4" office:value-type="percentage" office:value="0.00849302358776719">
            <text:p>0.85%</text:p>
          </table:table-cell>
          <table:table-cell table:style-name="ce4" office:value-type="percentage" office:value="0.00664976319188633">
            <text:p>0.66%</text:p>
          </table:table-cell>
          <table:table-cell table:style-name="ce4" office:value-type="percentage" office:value="0.00301596474752583">
            <text:p>0.30%</text:p>
          </table:table-cell>
          <table:table-cell table:style-name="ce4" office:value-type="percentage" office:value="0.00497072456696755">
            <text:p>0.50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Italy</text:p>
          </table:table-cell>
          <table:table-cell office:value-type="percentage" office:value="0.0606280608373611">
            <text:p>6.06%</text:p>
          </table:table-cell>
          <table:table-cell table:style-name="ce4" office:value-type="percentage" office:value="0.0262277388019428">
            <text:p>2.62%</text:p>
          </table:table-cell>
          <table:table-cell office:value-type="percentage" office:value="0.0301899914646097">
            <text:p>3.02%</text:p>
          </table:table-cell>
          <table:table-cell table:style-name="ce4" office:value-type="percentage" office:value="0.0362788741280802">
            <text:p>3.63%</text:p>
          </table:table-cell>
          <table:table-cell table:style-name="ce4" office:value-type="percentage" office:value="0.0439392044033025">
            <text:p>4.39%</text:p>
          </table:table-cell>
          <table:table-cell table:style-name="ce4" office:value-type="percentage" office:value="0.0838750726161166">
            <text:p>8.39%</text:p>
          </table:table-cell>
          <table:table-cell table:style-name="ce4" office:value-type="percentage" office:value="0.0480821768112775">
            <text:p>4.81%</text:p>
          </table:table-cell>
          <table:table-cell table:style-name="ce4" office:value-type="percentage" office:value="0.0286528866714184">
            <text:p>2.87%</text:p>
          </table:table-cell>
          <table:table-cell table:style-name="ce4" office:value-type="percentage" office:value="0.0805039756506146">
            <text:p>8.05%</text:p>
          </table:table-cell>
          <table:table-cell table:style-name="ce4" office:value-type="percentage" office:value="0.0371194454547399">
            <text:p>3.71%</text:p>
          </table:table-cell>
          <table:table-cell table:style-name="ce4" office:value-type="percentage" office:value="0.0458908753523891">
            <text:p>4.59%</text:p>
          </table:table-cell>
          <table:table-cell table:style-name="ce4" office:value-type="percentage" office:value="0.0761373965459503">
            <text:p>7.61%</text:p>
          </table:table-cell>
          <table:table-cell table:style-name="ce4" office:value-type="percentage" office:value="0.0501095619928243">
            <text:p>5.01%</text:p>
          </table:table-cell>
          <table:table-cell table:style-name="ce4" office:value-type="percentage" office:value="0.0744815808733837">
            <text:p>7.45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Japan</text:p>
          </table:table-cell>
          <table:table-cell office:value-type="percentage" office:value="0.113419667851461">
            <text:p>11.34%</text:p>
          </table:table-cell>
          <table:table-cell table:style-name="ce4" office:value-type="percentage" office:value="0.00116028062601187">
            <text:p>0.12%</text:p>
          </table:table-cell>
          <table:table-cell office:value-type="percentage" office:value="0.0012012771472829">
            <text:p>0.12%</text:p>
          </table:table-cell>
          <table:table-cell table:style-name="ce4" office:value-type="percentage" office:value="0.00332994496827789">
            <text:p>0.33%</text:p>
          </table:table-cell>
          <table:table-cell table:style-name="ce4" office:value-type="percentage" office:value="0.00256442331748812">
            <text:p>0.26%</text:p>
          </table:table-cell>
          <table:table-cell table:style-name="ce4" office:value-type="percentage" office:value="0.00442612520401671">
            <text:p>0.44%</text:p>
          </table:table-cell>
          <table:table-cell table:style-name="ce4" office:value-type="percentage" office:value="0.00379739919134521">
            <text:p>0.38%</text:p>
          </table:table-cell>
          <table:table-cell table:style-name="ce4" office:value-type="percentage" office:value="0.00342124019957234">
            <text:p>0.34%</text:p>
          </table:table-cell>
          <table:table-cell table:style-name="ce4" office:value-type="percentage" office:value="0.00441214637944459">
            <text:p>0.44%</text:p>
          </table:table-cell>
          <table:table-cell table:style-name="ce4" office:value-type="percentage" office:value="0.00545559572965919">
            <text:p>0.55%</text:p>
          </table:table-cell>
          <table:table-cell table:style-name="ce4" office:value-type="percentage" office:value="0.00581665060842879">
            <text:p>0.58%</text:p>
          </table:table-cell>
          <table:table-cell table:style-name="ce4" office:value-type="percentage" office:value="0.00598000287040138">
            <text:p>0.60%</text:p>
          </table:table-cell>
          <table:table-cell table:style-name="ce4" office:value-type="percentage" office:value="0.00456307640444027">
            <text:p>0.46%</text:p>
          </table:table-cell>
          <table:table-cell table:style-name="ce4" office:value-type="percentage" office:value="0.00664796291778483">
            <text:p>0.66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Korea</text:p>
          </table:table-cell>
          <table:table-cell office:value-type="percentage" office:value="0.0268630354094593">
            <text:p>2.69%</text:p>
          </table:table-cell>
          <table:table-cell table:style-name="ce4" office:value-type="percentage" office:value="0.000404749055585537">
            <text:p>0.04%</text:p>
          </table:table-cell>
          <table:table-cell office:value-type="percentage" office:value="0.00129611481680524">
            <text:p>0.13%</text:p>
          </table:table-cell>
          <table:table-cell table:style-name="ce4" office:value-type="percentage" office:value="0.000981457464334537">
            <text:p>0.10%</text:p>
          </table:table-cell>
          <table:table-cell table:style-name="ce4" office:value-type="percentage" office:value="0.00225168876657493">
            <text:p>0.23%</text:p>
          </table:table-cell>
          <table:table-cell table:style-name="ce4" office:value-type="percentage" office:value="0.000995878170903759">
            <text:p>0.10%</text:p>
          </table:table-cell>
          <table:table-cell table:style-name="ce4" office:value-type="percentage" office:value="0.000874221396568681">
            <text:p>0.09%</text:p>
          </table:table-cell>
          <table:table-cell table:style-name="ce4" office:value-type="percentage" office:value="0.00122594440484676">
            <text:p>0.12%</text:p>
          </table:table-cell>
          <table:table-cell table:style-name="ce4" office:value-type="percentage" office:value="0.00238303093221339">
            <text:p>0.24%</text:p>
          </table:table-cell>
          <table:table-cell table:style-name="ce4" office:value-type="percentage" office:value="0.00243897220855352">
            <text:p>0.24%</text:p>
          </table:table-cell>
          <table:table-cell table:style-name="ce4" office:value-type="percentage" office:value="0.00280127038504086">
            <text:p>0.28%</text:p>
          </table:table-cell>
          <table:table-cell table:style-name="ce4" office:value-type="percentage" office:value="0.0034684016648328">
            <text:p>0.35%</text:p>
          </table:table-cell>
          <table:table-cell table:style-name="ce4" office:value-type="percentage" office:value="0.00343735702761925">
            <text:p>0.34%</text:p>
          </table:table-cell>
          <table:table-cell table:style-name="ce4" office:value-type="percentage" office:value="0.00459868260551354">
            <text:p>0.46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Luxembourg</text:p>
          </table:table-cell>
          <table:table-cell office:value-type="percentage" office:value="0.00117301018472362">
            <text:p>0.12%</text:p>
          </table:table-cell>
          <table:table-cell table:style-name="ce4" office:value-type="percentage" office:value="0.00426335671883432">
            <text:p>0.43%</text:p>
          </table:table-cell>
          <table:table-cell office:value-type="percentage" office:value="0.00252900452059558">
            <text:p>0.25%</text:p>
          </table:table-cell>
          <table:table-cell table:style-name="ce4" office:value-type="percentage" office:value="0.00182270671947843">
            <text:p>0.18%</text:p>
          </table:table-cell>
          <table:table-cell table:style-name="ce4" office:value-type="percentage" office:value="0.0013447585689267">
            <text:p>0.13%</text:p>
          </table:table-cell>
          <table:table-cell table:style-name="ce4" office:value-type="percentage" office:value="0.0012725109961548">
            <text:p>0.13%</text:p>
          </table:table-cell>
          <table:table-cell table:style-name="ce4" office:value-type="percentage" office:value="0.00131133209485302">
            <text:p>0.13%</text:p>
          </table:table-cell>
          <table:table-cell table:style-name="ce4" office:value-type="percentage" office:value="0.00210976478973628">
            <text:p>0.21%</text:p>
          </table:table-cell>
          <table:table-cell table:style-name="ce4" office:value-type="percentage" office:value="0.00490762805841965">
            <text:p>0.49%</text:p>
          </table:table-cell>
          <table:table-cell table:style-name="ce4" office:value-type="percentage" office:value="0.0042788986114974">
            <text:p>0.43%</text:p>
          </table:table-cell>
          <table:table-cell table:style-name="ce4" office:value-type="percentage" office:value="0.00176640616636334">
            <text:p>0.18%</text:p>
          </table:table-cell>
          <table:table-cell table:style-name="ce4" office:value-type="percentage" office:value="0.00116012055685787">
            <text:p>0.12%</text:p>
          </table:table-cell>
          <table:table-cell table:style-name="ce4" office:value-type="percentage" office:value="0.00138457463459269">
            <text:p>0.14%</text:p>
          </table:table-cell>
          <table:table-cell table:style-name="ce4" office:value-type="percentage" office:value="0.00118321541839473">
            <text:p>0.12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Mexico</text:p>
          </table:table-cell>
          <table:table-cell office:value-type="percentage" office:value="0.0382220738272642">
            <text:p>3.82%</text:p>
          </table:table-cell>
          <table:table-cell table:style-name="ce4" office:value-type="percentage" office:value="0.00107933081489477">
            <text:p>0.11%</text:p>
          </table:table-cell>
          <table:table-cell office:value-type="percentage" office:value="0.00218126639901369">
            <text:p>0.22%</text:p>
          </table:table-cell>
          <table:table-cell table:style-name="ce4" office:value-type="percentage" office:value="0.00168249851028778">
            <text:p>0.17%</text:p>
          </table:table-cell>
          <table:table-cell table:style-name="ce4" office:value-type="percentage" office:value="0.00115711783837878">
            <text:p>0.12%</text:p>
          </table:table-cell>
          <table:table-cell table:style-name="ce4" office:value-type="percentage" office:value="0.000885225040803342">
            <text:p>0.09%</text:p>
          </table:table-cell>
          <table:table-cell table:style-name="ce4" office:value-type="percentage" office:value="0.00185772046770845">
            <text:p>0.19%</text:p>
          </table:table-cell>
          <table:table-cell table:style-name="ce4" office:value-type="percentage" office:value="0.00296507483962937">
            <text:p>0.30%</text:p>
          </table:table-cell>
          <table:table-cell table:style-name="ce4" office:value-type="percentage" office:value="0.00176957742491093">
            <text:p>0.18%</text:p>
          </table:table-cell>
          <table:table-cell table:style-name="ce4" office:value-type="percentage" office:value="0.00173295393765645">
            <text:p>0.17%</text:p>
          </table:table-cell>
          <table:table-cell table:style-name="ce4" office:value-type="percentage" office:value="0.00231952324875995">
            <text:p>0.23%</text:p>
          </table:table-cell>
          <table:table-cell table:style-name="ce4" office:value-type="percentage" office:value="0.00181792087260202">
            <text:p>0.18%</text:p>
          </table:table-cell>
          <table:table-cell table:style-name="ce4" office:value-type="percentage" office:value="0.00205880228274218">
            <text:p>0.21%</text:p>
          </table:table-cell>
          <table:table-cell table:style-name="ce4" office:value-type="percentage" office:value="0.00535496462551842">
            <text:p>0.54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Netherlands</text:p>
          </table:table-cell>
          <table:table-cell office:value-type="percentage" office:value="0.0193818554198387">
            <text:p>1.94%</text:p>
          </table:table-cell>
          <table:table-cell table:style-name="ce4" office:value-type="percentage" office:value="0.026389638424177">
            <text:p>2.64%</text:p>
          </table:table-cell>
          <table:table-cell office:value-type="percentage" office:value="0.0390415072866943">
            <text:p>3.90%</text:p>
          </table:table-cell>
          <table:table-cell table:style-name="ce4" office:value-type="percentage" office:value="0.050720319674717">
            <text:p>5.07%</text:p>
          </table:table-cell>
          <table:table-cell table:style-name="ce4" office:value-type="percentage" office:value="0.0222041531148361">
            <text:p>2.22%</text:p>
          </table:table-cell>
          <table:table-cell table:style-name="ce4" office:value-type="percentage" office:value="0.0370687985836399">
            <text:p>3.71%</text:p>
          </table:table-cell>
          <table:table-cell table:style-name="ce4" office:value-type="percentage" office:value="0.040733253196372">
            <text:p>4.07%</text:p>
          </table:table-cell>
          <table:table-cell table:style-name="ce4" office:value-type="percentage" office:value="0.0380042765502495">
            <text:p>3.80%</text:p>
          </table:table-cell>
          <table:table-cell table:style-name="ce4" office:value-type="percentage" office:value="0.0273458698062903">
            <text:p>2.73%</text:p>
          </table:table-cell>
          <table:table-cell table:style-name="ce4" office:value-type="percentage" office:value="0.0206670802935324">
            <text:p>2.07%</text:p>
          </table:table-cell>
          <table:table-cell table:style-name="ce4" office:value-type="percentage" office:value="0.0256931806016486">
            <text:p>2.57%</text:p>
          </table:table-cell>
          <table:table-cell table:style-name="ce4" office:value-type="percentage" office:value="0.0285246136918146">
            <text:p>2.85%</text:p>
          </table:table-cell>
          <table:table-cell table:style-name="ce4" office:value-type="percentage" office:value="0.025945724674324">
            <text:p>2.59%</text:p>
          </table:table-cell>
          <table:table-cell table:style-name="ce4" office:value-type="percentage" office:value="0.0112283483776531">
            <text:p>1.12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New Zealand</text:p>
          </table:table-cell>
          <table:table-cell office:value-type="percentage" office:value="0.00358316620584251">
            <text:p>0.36%</text:p>
          </table:table-cell>
          <table:table-cell table:style-name="ce4" office:value-type="percentage" office:value="0.00156502968159741">
            <text:p>0.16%</text:p>
          </table:table-cell>
          <table:table-cell office:value-type="percentage" office:value="0.00110643947776057">
            <text:p>0.11%</text:p>
          </table:table-cell>
          <table:table-cell table:style-name="ce4" office:value-type="percentage" office:value="0.000981457464334537">
            <text:p>0.10%</text:p>
          </table:table-cell>
          <table:table-cell table:style-name="ce4" office:value-type="percentage" office:value="0.000781836377282962">
            <text:p>0.08%</text:p>
          </table:table-cell>
          <table:table-cell table:style-name="ce4" office:value-type="percentage" office:value="0.000691582063127611">
            <text:p>0.07%</text:p>
          </table:table-cell>
          <table:table-cell table:style-name="ce4" office:value-type="percentage" office:value="0.000928860233854224">
            <text:p>0.09%</text:p>
          </table:table-cell>
          <table:table-cell table:style-name="ce4" office:value-type="percentage" office:value="0.000969351389878831">
            <text:p>0.10%</text:p>
          </table:table-cell>
          <table:table-cell table:style-name="ce4" office:value-type="percentage" office:value="0.000731425335629852">
            <text:p>0.07%</text:p>
          </table:table-cell>
          <table:table-cell table:style-name="ce4" office:value-type="percentage" office:value="0.000684623777839584">
            <text:p>0.07%</text:p>
          </table:table-cell>
          <table:table-cell table:style-name="ce4" office:value-type="percentage" office:value="0.000517432109338757">
            <text:p>0.05%</text:p>
          </table:table-cell>
          <table:table-cell table:style-name="ce4" office:value-type="percentage" office:value="0.00034684016648328">
            <text:p>0.03%</text:p>
          </table:table-cell>
          <table:table-cell table:style-name="ce4" office:value-type="percentage" office:value="0.000210696140046714">
            <text:p>0.02%</text:p>
          </table:table-cell>
          <table:table-cell table:style-name="ce4" office:value-type="percentage" office:value="0.000237862893388631">
            <text:p>0.02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Norway</text:p>
          </table:table-cell>
          <table:table-cell office:value-type="percentage" office:value="0.0110779201405545">
            <text:p>1.11%</text:p>
          </table:table-cell>
          <table:table-cell table:style-name="ce4" office:value-type="percentage" office:value="0.0214516999460335">
            <text:p>2.15%</text:p>
          </table:table-cell>
          <table:table-cell office:value-type="percentage" office:value="0.0170707805140202">
            <text:p>1.71%</text:p>
          </table:table-cell>
          <table:table-cell table:style-name="ce4" office:value-type="percentage" office:value="0.0186476918223562">
            <text:p>1.86%</text:p>
          </table:table-cell>
          <table:table-cell table:style-name="ce4" office:value-type="percentage" office:value="0.020421566174631">
            <text:p>2.04%</text:p>
          </table:table-cell>
          <table:table-cell table:style-name="ce4" office:value-type="percentage" office:value="0.0399181166837257">
            <text:p>3.99%</text:p>
          </table:table-cell>
          <table:table-cell table:style-name="ce4" office:value-type="percentage" office:value="0.0470713583214949">
            <text:p>4.71%</text:p>
          </table:table-cell>
          <table:table-cell table:style-name="ce4" office:value-type="percentage" office:value="0.0286813970064148">
            <text:p>2.87%</text:p>
          </table:table-cell>
          <table:table-cell table:style-name="ce4" office:value-type="percentage" office:value="0.0213529009272586">
            <text:p>2.14%</text:p>
          </table:table-cell>
          <table:table-cell table:style-name="ce4" office:value-type="percentage" office:value="0.0209452087032798">
            <text:p>2.09%</text:p>
          </table:table-cell>
          <table:table-cell table:style-name="ce4" office:value-type="percentage" office:value="0.0204653320486743">
            <text:p>2.05%</text:p>
          </table:table-cell>
          <table:table-cell table:style-name="ce4" office:value-type="percentage" office:value="0.0151174472563747">
            <text:p>1.51%</text:p>
          </table:table-cell>
          <table:table-cell table:style-name="ce4" office:value-type="percentage" office:value="0.0183727034120735">
            <text:p>1.84%</text:p>
          </table:table-cell>
          <table:table-cell table:style-name="ce4" office:value-type="percentage" office:value="0.00195169553549646">
            <text:p>0.20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Poland</text:p>
          </table:table-cell>
          <table:table-cell office:value-type="percentage" office:value="0.0181609215609753">
            <text:p>1.82%</text:p>
          </table:table-cell>
          <table:table-cell table:style-name="ce4" office:value-type="percentage" office:value="0.0218024824608743">
            <text:p>2.18%</text:p>
          </table:table-cell>
          <table:table-cell office:value-type="percentage" office:value="0.0216862137641071">
            <text:p>2.17%</text:p>
          </table:table-cell>
          <table:table-cell table:style-name="ce4" office:value-type="percentage" office:value="0.0155280591678643">
            <text:p>1.55%</text:p>
          </table:table-cell>
          <table:table-cell table:style-name="ce4" office:value-type="percentage" office:value="0.0225481611208406">
            <text:p>2.25%</text:p>
          </table:table-cell>
          <table:table-cell table:style-name="ce4" office:value-type="percentage" office:value="0.0199175634180752">
            <text:p>1.99%</text:p>
          </table:table-cell>
          <table:table-cell table:style-name="ce4" office:value-type="percentage" office:value="0.0289312643426948">
            <text:p>2.89%</text:p>
          </table:table-cell>
          <table:table-cell table:style-name="ce4" office:value-type="percentage" office:value="0.0186172487526728">
            <text:p>1.86%</text:p>
          </table:table-cell>
          <table:table-cell table:style-name="ce4" office:value-type="percentage" office:value="0.0120095321237289">
            <text:p>1.20%</text:p>
          </table:table-cell>
          <table:table-cell table:style-name="ce4" office:value-type="percentage" office:value="0.0196187501337156">
            <text:p>1.96%</text:p>
          </table:table-cell>
          <table:table-cell table:style-name="ce4" office:value-type="percentage" office:value="0.0245512614637976">
            <text:p>2.46%</text:p>
          </table:table-cell>
          <table:table-cell table:style-name="ce4" office:value-type="percentage" office:value="0.00814476390948668">
            <text:p>0.81%</text:p>
          </table:table-cell>
          <table:table-cell table:style-name="ce4" office:value-type="percentage" office:value="0.00617038695851092">
            <text:p>0.62%</text:p>
          </table:table-cell>
          <table:table-cell table:style-name="ce4" office:value-type="percentage" office:value="0.00600146377165162">
            <text:p>0.60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Portugal</text:p>
          </table:table-cell>
          <table:table-cell office:value-type="percentage" office:value="0.006512926076235">
            <text:p>0.65%</text:p>
          </table:table-cell>
          <table:table-cell table:style-name="ce4" office:value-type="percentage" office:value="0.00029681597409606">
            <text:p>0.03%</text:p>
          </table:table-cell>
          <table:table-cell office:value-type="percentage" office:value="0.000347738121581892">
            <text:p>0.03%</text:p>
          </table:table-cell>
          <table:table-cell table:style-name="ce4" office:value-type="percentage" office:value="0.000455676679869606">
            <text:p>0.05%</text:p>
          </table:table-cell>
          <table:table-cell table:style-name="ce4" office:value-type="percentage" office:value="0.000688016012009007">
            <text:p>0.07%</text:p>
          </table:table-cell>
          <table:table-cell table:style-name="ce4" office:value-type="percentage" office:value="0.000442612520401671">
            <text:p>0.04%</text:p>
          </table:table-cell>
          <table:table-cell table:style-name="ce4" office:value-type="percentage" office:value="0.000382471860998798">
            <text:p>0.04%</text:p>
          </table:table-cell>
          <table:table-cell table:style-name="ce4" office:value-type="percentage" office:value="0.000456165359942979">
            <text:p>0.05%</text:p>
          </table:table-cell>
          <table:table-cell table:style-name="ce4" office:value-type="percentage" office:value="0.000660642238633414">
            <text:p>0.07%</text:p>
          </table:table-cell>
          <table:table-cell table:style-name="ce4" office:value-type="percentage" office:value="0.00064183479172461">
            <text:p>0.06%</text:p>
          </table:table-cell>
          <table:table-cell table:style-name="ce4" office:value-type="percentage" office:value="0.000909966812975056">
            <text:p>0.09%</text:p>
          </table:table-cell>
          <table:table-cell table:style-name="ce4" office:value-type="percentage" office:value="0.000526240252595321">
            <text:p>0.05%</text:p>
          </table:table-cell>
          <table:table-cell table:style-name="ce4" office:value-type="percentage" office:value="0.000541790074405837">
            <text:p>0.05%</text:p>
          </table:table-cell>
          <table:table-cell table:style-name="ce4" office:value-type="percentage" office:value="0.000890461088070261">
            <text:p>0.09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Slovak Republic</text:p>
          </table:table-cell>
          <table:table-cell office:value-type="percentage" office:value="0.00275410059871833">
            <text:p>0.28%</text:p>
          </table:table-cell>
          <table:table-cell table:style-name="ce4" office:value-type="percentage" office:value="0.0307609282245008">
            <text:p>3.08%</text:p>
          </table:table-cell>
          <table:table-cell office:value-type="percentage" office:value="0.0112224575601429">
            <text:p>1.12%</text:p>
          </table:table-cell>
          <table:table-cell table:style-name="ce4" office:value-type="percentage" office:value="0.010059939009429">
            <text:p>1.01%</text:p>
          </table:table-cell>
          <table:table-cell table:style-name="ce4" office:value-type="percentage" office:value="0.00825619214410808">
            <text:p>0.83%</text:p>
          </table:table-cell>
          <table:table-cell table:style-name="ce4" office:value-type="percentage" office:value="0.0025173587097845">
            <text:p>0.25%</text:p>
          </table:table-cell>
          <table:table-cell table:style-name="ce4" office:value-type="percentage" office:value="0.00224019232870725">
            <text:p>0.22%</text:p>
          </table:table-cell>
          <table:table-cell table:style-name="ce4" office:value-type="percentage" office:value="0.00153955808980756">
            <text:p>0.15%</text:p>
          </table:table-cell>
          <table:table-cell table:style-name="ce4" office:value-type="percentage" office:value="0.00115612391760848">
            <text:p>0.12%</text:p>
          </table:table-cell>
          <table:table-cell table:style-name="ce4" office:value-type="percentage" office:value="0.00156179799319655">
            <text:p>0.16%</text:p>
          </table:table-cell>
          <table:table-cell table:style-name="ce4" office:value-type="percentage" office:value="0.000499589622809835">
            <text:p>0.05%</text:p>
          </table:table-cell>
          <table:table-cell table:style-name="ce4" office:value-type="percentage" office:value="0.000275080132038463">
            <text:p>0.03%</text:p>
          </table:table-cell>
          <table:table-cell table:style-name="ce4" office:value-type="percentage" office:value="0.000162537022321751">
            <text:p>0.02%</text:p>
          </table:table-cell>
          <table:table-cell table:style-name="ce4" office:value-type="percentage" office:value="0.0000609904854842644">
            <text:p>0.01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Slovenia</text:p>
          </table:table-cell>
          <table:table-cell office:value-type="percentage" office:value="0.00142045188549638">
            <text:p>0.14%</text:p>
          </table:table-cell>
          <table:table-cell table:style-name="ce4" office:value-type="percentage" office:value="0.00315704263356719">
            <text:p>0.32%</text:p>
          </table:table-cell>
          <table:table-cell office:value-type="percentage" office:value="0.00505800904119116">
            <text:p>0.51%</text:p>
          </table:table-cell>
          <table:table-cell table:style-name="ce4" office:value-type="percentage" office:value="0.00182270671947843">
            <text:p>0.18%</text:p>
          </table:table-cell>
          <table:table-cell table:style-name="ce4" office:value-type="percentage" office:value="0.0013447585689267">
            <text:p>0.13%</text:p>
          </table:table-cell>
          <table:table-cell table:style-name="ce4" office:value-type="percentage" office:value="0.000663918780602506">
            <text:p>0.07%</text:p>
          </table:table-cell>
          <table:table-cell table:style-name="ce4" office:value-type="percentage" office:value="0.000491749535569883">
            <text:p>0.05%</text:p>
          </table:table-cell>
          <table:table-cell table:style-name="ce4" office:value-type="percentage" office:value="0.000712758374910905">
            <text:p>0.07%</text:p>
          </table:table-cell>
          <table:table-cell table:style-name="ce4" office:value-type="percentage" office:value="0.000872991529622726">
            <text:p>0.09%</text:p>
          </table:table-cell>
          <table:table-cell table:style-name="ce4" office:value-type="percentage" office:value="0.000663229284782097">
            <text:p>0.07%</text:p>
          </table:table-cell>
          <table:table-cell table:style-name="ce4" office:value-type="percentage" office:value="0.000428219676694144">
            <text:p>0.04%</text:p>
          </table:table-cell>
          <table:table-cell table:style-name="ce4" office:value-type="percentage" office:value="0.000430560206668899">
            <text:p>0.04%</text:p>
          </table:table-cell>
          <table:table-cell table:style-name="ce4" office:value-type="percentage" office:value="0.000156517132606131">
            <text:p>0.02%</text:p>
          </table:table-cell>
          <table:table-cell table:style-name="ce4" office:value-type="percentage" office:value="0.000768480117101732">
            <text:p>0.08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Spain</text:p>
          </table:table-cell>
          <table:table-cell office:value-type="percentage" office:value="0.0341082577387423">
            <text:p>3.41%</text:p>
          </table:table-cell>
          <table:table-cell table:style-name="ce4" office:value-type="percentage" office:value="0.0149487317862925">
            <text:p>1.49%</text:p>
          </table:table-cell>
          <table:table-cell office:value-type="percentage" office:value="0.0165965921664085">
            <text:p>1.66%</text:p>
          </table:table-cell>
          <table:table-cell table:style-name="ce4" office:value-type="percentage" office:value="0.0185775877177609">
            <text:p>1.86%</text:p>
          </table:table-cell>
          <table:table-cell table:style-name="ce4" office:value-type="percentage" office:value="0.02395546659995">
            <text:p>2.40%</text:p>
          </table:table-cell>
          <table:table-cell table:style-name="ce4" office:value-type="percentage" office:value="0.0125038037013472">
            <text:p>1.25%</text:p>
          </table:table-cell>
          <table:table-cell table:style-name="ce4" office:value-type="percentage" office:value="0.00822314501147416">
            <text:p>0.82%</text:p>
          </table:table-cell>
          <table:table-cell table:style-name="ce4" office:value-type="percentage" office:value="0.00781183178902352">
            <text:p>0.78%</text:p>
          </table:table-cell>
          <table:table-cell table:style-name="ce4" office:value-type="percentage" office:value="0.00804567869192837">
            <text:p>0.80%</text:p>
          </table:table-cell>
          <table:table-cell table:style-name="ce4" office:value-type="percentage" office:value="0.00551977920883165">
            <text:p>0.55%</text:p>
          </table:table-cell>
          <table:table-cell table:style-name="ce4" office:value-type="percentage" office:value="0.00804696142454412">
            <text:p>0.80%</text:p>
          </table:table-cell>
          <table:table-cell table:style-name="ce4" office:value-type="percentage" office:value="0.00705640338707363">
            <text:p>0.71%</text:p>
          </table:table-cell>
          <table:table-cell table:style-name="ce4" office:value-type="percentage" office:value="0.00804859254978449">
            <text:p>0.80%</text:p>
          </table:table-cell>
          <table:table-cell table:style-name="ce4" office:value-type="percentage" office:value="0.00992315198828983">
            <text:p>0.99%</text:p>
          </table:table-cell>
        </table:table-row>
        <table:table-row table:style-name="ro6" table:visibility="collapse">
          <table:table-cell table:number-columns-repeated="7"/>
          <table:table-cell table:style-name="ce28" office:value-type="string">
            <text:p>Sweden</text:p>
          </table:table-cell>
          <table:table-cell office:value-type="percentage" office:value="0.0136730232451573">
            <text:p>1.37%</text:p>
          </table:table-cell>
          <table:table-cell table:style-name="ce4" office:value-type="percentage" office:value="0.0624932541824069">
            <text:p>6.25%</text:p>
          </table:table-cell>
          <table:table-cell office:value-type="percentage" office:value="0.0554168115575507">
            <text:p>5.54%</text:p>
          </table:table-cell>
          <table:table-cell table:style-name="ce4" office:value-type="percentage" office:value="0.0852465911879141">
            <text:p>8.52%</text:p>
          </table:table-cell>
          <table:table-cell table:style-name="ce4" office:value-type="percentage" office:value="0.113741556167125">
            <text:p>11.37%</text:p>
          </table:table-cell>
          <table:table-cell table:style-name="ce4" office:value-type="percentage" office:value="0.0673600929486293">
            <text:p>6.74%</text:p>
          </table:table-cell>
          <table:table-cell table:style-name="ce4" office:value-type="percentage" office:value="0.0660856736968637">
            <text:p>6.61%</text:p>
          </table:table-cell>
          <table:table-cell table:style-name="ce4" office:value-type="percentage" office:value="0.09071988595866">
            <text:p>9.07%</text:p>
          </table:table-cell>
          <table:table-cell table:style-name="ce4" office:value-type="percentage" office:value="0.0699572941981455">
            <text:p>7.00%</text:p>
          </table:table-cell>
          <table:table-cell table:style-name="ce4" office:value-type="percentage" office:value="0.093879035536253">
            <text:p>9.39%</text:p>
          </table:table-cell>
          <table:table-cell table:style-name="ce4" office:value-type="percentage" office:value="0.0968133319059344">
            <text:p>9.68%</text:p>
          </table:table-cell>
          <table:table-cell table:style-name="ce4" office:value-type="percentage" office:value="0.0898076831076879">
            <text:p>8.98%</text:p>
          </table:table-cell>
          <table:table-cell table:style-name="ce4" office:value-type="percentage" office:value="0.0941871944905969">
            <text:p>9.42%</text:p>
          </table:table-cell>
          <table:table-cell table:style-name="ce4" office:value-type="percentage" office:value="0.0136679677970237">
            <text:p>1.37%</text:p>
          </table:table-cell>
        </table:table-row>
        <table:table-row table:style-name="ro6" table:visibility="collapse">
          <table:table-cell table:number-columns-repeated="7"/>
          <table:table-cell table:style-name="ce27" office:value-type="string">
            <text:p>Switzerland</text:p>
          </table:table-cell>
          <table:table-cell office:value-type="percentage" office:value="0.0108755724823804">
            <text:p>1.09%</text:p>
          </table:table-cell>
          <table:table-cell table:style-name="ce4" office:value-type="percentage" office:value="0.038451160280626">
            <text:p>3.85%</text:p>
          </table:table-cell>
          <table:table-cell office:value-type="percentage" office:value="0.0318022318464894">
            <text:p>3.18%</text:p>
          </table:table-cell>
          <table:table-cell table:style-name="ce4" office:value-type="percentage" office:value="0.0369448631217358">
            <text:p>3.69%</text:p>
          </table:table-cell>
          <table:table-cell table:style-name="ce4" office:value-type="percentage" office:value="0.0324931198398799">
            <text:p>3.25%</text:p>
          </table:table-cell>
          <table:table-cell table:style-name="ce4" office:value-type="percentage" office:value="0.0459487122741985">
            <text:p>4.59%</text:p>
          </table:table-cell>
          <table:table-cell table:style-name="ce4" office:value-type="percentage" office:value="0.0437383892470768">
            <text:p>4.37%</text:p>
          </table:table-cell>
          <table:table-cell table:style-name="ce4" office:value-type="percentage" office:value="0.0385459729151818">
            <text:p>3.85%</text:p>
          </table:table-cell>
          <table:table-cell table:style-name="ce4" office:value-type="percentage" office:value="0.0458674468536913">
            <text:p>4.59%</text:p>
          </table:table-cell>
          <table:table-cell table:style-name="ce4" office:value-type="percentage" office:value="0.0555187094841788">
            <text:p>5.55%</text:p>
          </table:table-cell>
          <table:table-cell table:style-name="ce4" office:value-type="percentage" office:value="0.0346857938122257">
            <text:p>3.47%</text:p>
          </table:table-cell>
          <table:table-cell table:style-name="ce4" office:value-type="percentage" office:value="0.0264435726929149">
            <text:p>2.64%</text:p>
          </table:table-cell>
          <table:table-cell table:style-name="ce4" office:value-type="percentage" office:value="0.022947819595945">
            <text:p>2.29%</text:p>
          </table:table-cell>
          <table:table-cell table:style-name="ce4" office:value-type="percentage" office:value="0.0157782385947792">
            <text:p>1.58%</text:p>
          </table:table-cell>
        </table:table-row>
        <table:table-row table:style-name="ro6">
          <table:table-cell table:number-columns-repeated="7"/>
          <table:table-cell table:style-name="ce28" office:value-type="string">
            <text:p>Turkey</text:p>
          </table:table-cell>
          <table:table-cell office:value-type="percentage" office:value="0.029940991169769">
            <text:p>2.99%</text:p>
          </table:table-cell>
          <table:table-cell table:style-name="ce4" office:value-type="percentage" office:value="0.0105504587155963">
            <text:p>1.06%</text:p>
          </table:table-cell>
          <table:table-cell office:value-type="percentage" office:value="0.0123921221509183">
            <text:p>1.24%</text:p>
          </table:table-cell>
          <table:table-cell table:style-name="ce4" office:value-type="percentage" office:value="0.0159486837954362">
            <text:p>1.59%</text:p>
          </table:table-cell>
          <table:table-cell table:style-name="ce4" office:value-type="percentage" office:value="0.0239241931448586">
            <text:p>2.39%</text:p>
          </table:table-cell>
          <table:table-cell table:style-name="ce4" office:value-type="percentage" office:value="0.0359069407175856">
            <text:p>3.59%</text:p>
          </table:table-cell>
          <table:table-cell table:style-name="ce4" office:value-type="percentage" office:value="0.0213911047972899">
            <text:p>2.14%</text:p>
          </table:table-cell>
          <table:table-cell table:style-name="ce4" office:value-type="percentage" office:value="0.0263150392017106">
            <text:p>2.63%</text:p>
          </table:table-cell>
          <table:table-cell table:style-name="ce4" office:value-type="percentage" office:value="0.0377981737960975">
            <text:p>3.78%</text:p>
          </table:table-cell>
          <table:table-cell table:style-name="ce4" office:value-type="percentage" office:value="0.0566312231231681">
            <text:p>5.66%</text:p>
          </table:table-cell>
          <table:table-cell table:style-name="ce4" office:value-type="percentage" office:value="0.0799521821361025">
            <text:p>8.00%</text:p>
          </table:table-cell>
          <table:table-cell table:style-name="ce4" office:value-type="percentage" office:value="0.10503277041573">
            <text:p>10.50%</text:p>
          </table:table-cell>
          <table:table-cell table:style-name="ce4" office:value-type="percentage" office:value="0.0804197067109731">
            <text:p>8.04%</text:p>
          </table:table-cell>
          <table:table-cell table:style-name="ce4" office:value-type="percentage" office:value="0.0474810929494999">
            <text:p>4.75%</text:p>
          </table:table-cell>
        </table:table-row>
        <table:table-row table:style-name="ro6">
          <table:table-cell table:number-columns-repeated="7"/>
          <table:table-cell table:style-name="ce27" office:value-type="string">
            <text:p>United Kingdom</text:p>
          </table:table-cell>
          <table:table-cell office:value-type="percentage" office:value="0.057421202834756">
            <text:p>5.74%</text:p>
          </table:table-cell>
          <table:table-cell table:style-name="ce4" office:value-type="percentage" office:value="0.109633027522936">
            <text:p>10.96%</text:p>
          </table:table-cell>
          <table:table-cell office:value-type="percentage" office:value="0.0974931242689596">
            <text:p>9.75%</text:p>
          </table:table-cell>
          <table:table-cell table:style-name="ce4" office:value-type="percentage" office:value="0.0992674121069789">
            <text:p>9.93%</text:p>
          </table:table-cell>
          <table:table-cell table:style-name="ce4" office:value-type="percentage" office:value="0.0885038779084313">
            <text:p>8.85%</text:p>
          </table:table-cell>
          <table:table-cell table:style-name="ce4" office:value-type="percentage" office:value="0.0866414008686271">
            <text:p>8.66%</text:p>
          </table:table-cell>
          <table:table-cell table:style-name="ce4" office:value-type="percentage" office:value="0.0838159763960223">
            <text:p>8.38%</text:p>
          </table:table-cell>
          <table:table-cell table:style-name="ce4" office:value-type="percentage" office:value="0.0645473984319316">
            <text:p>6.45%</text:p>
          </table:table-cell>
          <table:table-cell table:style-name="ce4" office:value-type="percentage" office:value="0.0611094070735908">
            <text:p>6.11%</text:p>
          </table:table-cell>
          <table:table-cell table:style-name="ce4" office:value-type="percentage" office:value="0.0598617915748486">
            <text:p>5.99%</text:p>
          </table:table-cell>
          <table:table-cell table:style-name="ce4" office:value-type="percentage" office:value="0.0524569103950327">
            <text:p>5.25%</text:p>
          </table:table-cell>
          <table:table-cell table:style-name="ce4" office:value-type="percentage" office:value="0.0373869779457494">
            <text:p>3.74%</text:p>
          </table:table-cell>
          <table:table-cell table:style-name="ce4" office:value-type="percentage" office:value="0.0240614991933348">
            <text:p>2.41%</text:p>
          </table:table-cell>
          <table:table-cell table:style-name="ce4" office:value-type="percentage" office:value="0.0234081483288607">
            <text:p>2.34%</text:p>
          </table:table-cell>
        </table:table-row>
        <table:table-row table:style-name="ro6">
          <table:table-cell table:number-columns-repeated="7"/>
          <table:table-cell table:style-name="ce28" office:value-type="string">
            <text:p>United States</text:p>
          </table:table-cell>
          <table:table-cell office:value-type="percentage" office:value="0.256040924465606">
            <text:p>25.60%</text:p>
          </table:table-cell>
          <table:table-cell table:style-name="ce4" office:value-type="percentage" office:value="0.121343766864544">
            <text:p>12.13%</text:p>
          </table:table-cell>
          <table:table-cell office:value-type="percentage" office:value="0.124047671735213">
            <text:p>12.40%</text:p>
          </table:table-cell>
          <table:table-cell table:style-name="ce4" office:value-type="percentage" office:value="0.144063934943391">
            <text:p>14.41%</text:p>
          </table:table-cell>
          <table:table-cell table:style-name="ce4" office:value-type="percentage" office:value="0.126501125844383">
            <text:p>12.65%</text:p>
          </table:table-cell>
          <table:table-cell table:style-name="ce4" office:value-type="percentage" office:value="0.108882680018811">
            <text:p>10.89%</text:p>
          </table:table-cell>
          <table:table-cell table:style-name="ce4" office:value-type="percentage" office:value="0.104032346191673">
            <text:p>10.40%</text:p>
          </table:table-cell>
          <table:table-cell table:style-name="ce4" office:value-type="percentage" office:value="0.122508909479686">
            <text:p>12.25%</text:p>
          </table:table-cell>
          <table:table-cell table:style-name="ce4" office:value-type="percentage" office:value="0.142958261567138">
            <text:p>14.30%</text:p>
          </table:table-cell>
          <table:table-cell table:style-name="ce4" office:value-type="percentage" office:value="0.141417599109989">
            <text:p>14.14%</text:p>
          </table:table-cell>
          <table:table-cell table:style-name="ce4" office:value-type="percentage" office:value="0.121757128073368">
            <text:p>12.18%</text:p>
          </table:table-cell>
          <table:table-cell table:style-name="ce4" office:value-type="percentage" office:value="0.144907429555566">
            <text:p>14.49%</text:p>
          </table:table-cell>
          <table:table-cell table:style-name="ce4" office:value-type="percentage" office:value="0.103987574947627">
            <text:p>10.40%</text:p>
          </table:table-cell>
          <table:table-cell table:style-name="ce4" office:value-type="percentage" office:value="0.159776774823128">
            <text:p>15.98%</text:p>
          </table:table-cell>
        </table:table-row>
        <table:table-row table:style-name="ro6">
          <table:table-cell table:number-columns-repeated="7"/>
          <table:table-cell table:style-name="ce28"/>
          <table:table-cell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office:value-type="percentage" office:value="1">
            <text:p>100.00%</text:p>
          </table:table-cell>
          <table:table-cell table:number-columns-repeated="11" table:style-name="ce4" office:value-type="percentage" office:value="1">
            <text:p>100.00%</text:p>
          </table:table-cell>
        </table:table-row>
        <table:table-row table:style-name="ro6">
          <table:table-cell table:number-columns-repeated="7"/>
          <table:table-cell table:style-name="Default" table:number-columns-repeated="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Times" svg:font-family="Times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1" number:min-integer-digits="1" number:grouping="true"/>
      <number:text> </number:text>
    </number:number-style>
    <number:number-style style:name="N122">
      <number:text>-</number:text>
      <number:number number:decimal-places="1" number:min-integer-digits="1" number:grouping="true"/>
      <number:text> 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min-integer-digits="1"/>
      <number:text> </number:text>
    </number:number-style>
    <number:number-style style:name="N132">
      <number:number number:decimal-places="1" number:min-integer-digits="1" number:grouping="true"/>
    </number:number-style>
    <number:number-style style:name="N133">
      <number:number number:decimal-places="3" number:min-integer-digits="1" number:grouping="true"/>
    </number:number-style>
    <number:number-style style:name="N134">
      <number:number number:decimal-places="2" number:min-integer-digits="0"/>
    </number:number-style>
    <number:number-style style:name="N135">
      <number:number number:decimal-places="0" number:min-integer-digits="1" number:grouping="true"/>
      <number:text>.</number:text>
    </number:number-style>
    <number:number-style style:name="N136">
      <number:text>$</number:text>
      <number:number number:decimal-places="0" number:min-integer-digits="0"/>
      <number:text>.</number:text>
    </number:number-style>
    <number:number-style style:name="N139P0" style:volatile="true">
      <number:number number:decimal-places="0" number:min-integer-digits="1" number:grouping="true"/>
      <number:text> Ft </number:text>
    </number:number-style>
    <number:number-style style:name="N139P1" style:volatile="true">
      <number:number number:decimal-places="0" number:min-integer-digits="1" number:grouping="true"/>
      <number:text> Ft </number:text>
    </number:number-style>
    <number:number-style style:name="N139P2" style:volatile="true">
      <number:text>- Ft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0" number:min-integer-digits="1" number:grouping="true"/>
      <number:text>     </number:text>
    </number:number-style>
    <number:number-style style:name="N142P1" style:volatile="true">
      <number:number number:decimal-places="0" number:min-integer-digits="1" number:grouping="true"/>
      <number:text>     </number:text>
    </number:number-style>
    <number:number-style style:name="N142P2" style:volatile="true">
      <number:text>-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2" number:min-integer-digits="1" number:grouping="true"/>
      <number:text> Ft </number:text>
    </number:number-style>
    <number:number-style style:name="N145P1" style:volatile="true">
      <number:number number:decimal-places="2" number:min-integer-digits="1" number:grouping="true"/>
      <number:text> Ft </number:text>
    </number:number-style>
    <number:number-style style:name="N145P2" style:volatile="true">
      <number:text>-</number:text>
      <number:number number:decimal-places="0" number:min-integer-digits="0"/>
      <number:text> Ft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number:min-integer-digits="1" number:grouping="true"/>
      <number:text>     </number:text>
    </number:number-style>
    <number:number-style style:name="N148P1" style:volatile="true">
      <number:number number:decimal-places="2" number:min-integer-digits="1" number:grouping="true"/>
      <number:text>     </number:text>
    </number:number-style>
    <number:number-style style:name="N148P2" style:volatile="true">
      <number:text>-</number:text>
      <number:number number:decimal-places="0" number:min-integer-digits="0"/>
      <number:text>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currency-style style:name="N15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5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1P2" style:volatile="true" number:language="en" number:country="US">
      <number:currency-symbol/>
      <number:text>- </number:text>
    </number:currency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4P0" style:volatile="true" number:language="en" number:country="US">
      <number:number number:decimal-places="2" number:min-integer-digits="1" number:grouping="true"/>
      <number:text> </number:text>
    </number:number-style>
    <number:number-style style:name="N5144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percentage-style style:name="N10108" number:language="de" number:country="DE">
      <number:number number:decimal-places="2" number:min-integer-digits="1"/>
      <number:text> %</number:text>
    </number:percentag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" fo:font-size="10pt" style:font-size-asian="10pt" style:font-size-complex="10pt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Time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Normal_5f_UNHCR2004_20_last_20_update" style:display-name="Normal_UNHCR2004 last updat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05:01.391674843</meta:creation-date>
    <meta:generator>LibreOffice/3.5$Linux_X86_64 LibreOffice_project/350m1$Build-2</meta:generator>
    <dc:date>2018-07-21T13:46:14</dc:date>
    <meta:editing-duration>PT3H14M12S</meta:editing-duration>
    <meta:editing-cycles>35</meta:editing-cycles>
    <meta:document-statistic meta:table-count="6" meta:cell-count="57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6.797cm" svg:height="11.56cm" xlink:href=".." xlink:type="simple" chart:class="chart:bar" chart:style-name="ch1">
        <chart:legend chart:legend-position="end" svg:x="60.009cm" svg:y="5.232cm" style:legend-expansion="high" chart:style-name="ch2"/>
        <chart:plot-area chart:style-name="ch3" table:cell-range-address="Sheet6.I10:Sheet6.K44" chart:data-source-has-labels="both" svg:x="1.785cm" svg:y="1.059cm" svg:width="55.554cm" svg:height="9.85cm">
          <chartooo:coordinate-region svg:x="2.909cm" svg:y="1.258cm" svg:width="54.173cm" svg:height="8.606cm"/>
          <chart:axis chart:dimension="x" chart:name="primary-x" chart:style-name="ch4" chartooo:axis-type="auto">
            <chartooo:date-scale/>
            <chart:categories table:cell-range-address="Sheet6.I11:Sheet6.I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J11:Sheet6.J44" chart:label-cell-address="Sheet6.J10:Sheet6.J10" chart:class="chart:bar">
            <chart:data-point chart:repeated="34"/>
          </chart:series>
          <chart:series chart:style-name="ch8" chart:values-cell-range-address="Sheet6.K11:Sheet6.K44" chart:label-cell-address="Sheet6.K10:Sheet6.K10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new asylum requests</text:p>
                <draw:g>
                  <svg:desc>Sheet6.J10:Sheet6.J10</svg:desc>
                </draw:g>
              </table:table-cell>
              <table:table-cell office:value-type="string">
                <text:p>Prozent nach Koenigsteiner Schluessel</text:p>
                <draw:g>
                  <svg:desc>Sheet6.K10:Sheet6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6.I11:Sheet6.I44</svg:desc>
                </draw:g>
              </table:table-cell>
              <table:table-cell office:value-type="float" office:value="0.0168516711393023">
                <text:p>0.0168516711393023</text:p>
                <draw:g>
                  <svg:desc>Sheet6.J11:Sheet6.J44</svg:desc>
                </draw:g>
              </table:table-cell>
              <table:table-cell office:value-type="float" office:value="0.024642840107423">
                <text:p>0.024642840107423</text:p>
                <draw:g>
                  <svg:desc>Sheet6.K11:Sheet6.K44</svg:desc>
                </draw:g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0.0243656989509636">
                <text:p>0.0243656989509636</text:p>
              </table:table-cell>
              <table:table-cell office:value-type="float" office:value="0.0104955535568298">
                <text:p>0.010495553556829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0089473042205416">
                <text:p>0.0089473042205416</text:p>
              </table:table-cell>
              <table:table-cell office:value-type="float" office:value="0.0135385570099647">
                <text:p>0.0135385570099647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0145340326909002">
                <text:p>0.0145340326909002</text:p>
              </table:table-cell>
              <table:table-cell office:value-type="float" office:value="0.0349381368269695">
                <text:p>0.0349381368269695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0.00140278116613808">
                <text:p>0.00140278116613808</text:p>
              </table:table-cell>
              <table:table-cell office:value-type="float" office:value="0.00710138729518">
                <text:p>0.0071013872951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0.0007379848743596">
                <text:p>0.0007379848743596</text:p>
              </table:table-cell>
              <table:table-cell office:value-type="float" office:value="0.00634404945397072">
                <text:p>0.0063440494539707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0.0038058062942181">
                <text:p>0.0038058062942181</text:p>
              </table:table-cell>
              <table:table-cell office:value-type="float" office:value="0.00867567329197951">
                <text:p>0.00867567329197951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0.0000426933398389851">
                <text:p>0.0000426933398389851</text:p>
              </table:table-cell>
              <table:table-cell office:value-type="float" office:value="0.000697447923267964">
                <text:p>0.000697447923267964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0.00324469382776287">
                <text:p>0.00324469382776287</text:p>
              </table:table-cell>
              <table:table-cell office:value-type="float" office:value="0.00679532827057602">
                <text:p>0.0067953282705760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0475054891436936">
                <text:p>0.0475054891436936</text:p>
              </table:table-cell>
              <table:table-cell office:value-type="float" office:value="0.0744268452121795">
                <text:p>0.074426845212179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440570870944133">
                <text:p>0.440570870944133</text:p>
              </table:table-cell>
              <table:table-cell office:value-type="float" office:value="0.0841336535488217">
                <text:p>0.0841336535488217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0.0304037570139058">
                <text:p>0.0304037570139058</text:p>
              </table:table-cell>
              <table:table-cell office:value-type="float" office:value="0.0074858496254697">
                <text:p>0.0074858496254697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0.017120029275433">
                <text:p>0.017120029275433</text:p>
              </table:table-cell>
              <table:table-cell office:value-type="float" office:value="0.00504441787014607">
                <text:p>0.00504441787014607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0.000689192485972188">
                <text:p>0.000689192485972188</text:p>
              </table:table-cell>
              <table:table-cell office:value-type="float" office:value="0.000320334233470357">
                <text:p>0.000320334233470357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0.00136618687484752">
                <text:p>0.00136618687484752</text:p>
              </table:table-cell>
              <table:table-cell office:value-type="float" office:value="0.00425716408819856">
                <text:p>0.0042571640881985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0.00497072456696755">
                <text:p>0.00497072456696755</text:p>
              </table:table-cell>
              <table:table-cell office:value-type="float" office:value="0.00584559975121206">
                <text:p>0.00584559975121206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0.0744815808733837">
                <text:p>0.0744815808733837</text:p>
              </table:table-cell>
              <table:table-cell office:value-type="float" office:value="0.0606280608373611">
                <text:p>0.060628060837361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0.00664796291778483">
                <text:p>0.00664796291778483</text:p>
              </table:table-cell>
              <table:table-cell office:value-type="float" office:value="0.113419667851461">
                <text:p>0.113419667851461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0.00459868260551354">
                <text:p>0.00459868260551354</text:p>
              </table:table-cell>
              <table:table-cell office:value-type="float" office:value="0.0268630354094593">
                <text:p>0.0268630354094593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0.00118321541839473">
                <text:p>0.00118321541839473</text:p>
              </table:table-cell>
              <table:table-cell office:value-type="float" office:value="0.00117301018472362">
                <text:p>0.0011730101847236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0.00535496462551842">
                <text:p>0.00535496462551842</text:p>
              </table:table-cell>
              <table:table-cell office:value-type="float" office:value="0.0382220738272642">
                <text:p>0.0382220738272642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0.0112283483776531">
                <text:p>0.0112283483776531</text:p>
              </table:table-cell>
              <table:table-cell office:value-type="float" office:value="0.0193818554198387">
                <text:p>0.019381855419838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0.000237862893388631">
                <text:p>0.000237862893388631</text:p>
              </table:table-cell>
              <table:table-cell office:value-type="float" office:value="0.00358316620584251">
                <text:p>0.0035831662058425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0.00195169553549646">
                <text:p>0.00195169553549646</text:p>
              </table:table-cell>
              <table:table-cell office:value-type="float" office:value="0.0110779201405545">
                <text:p>0.0110779201405545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0.00600146377165162">
                <text:p>0.00600146377165162</text:p>
              </table:table-cell>
              <table:table-cell office:value-type="float" office:value="0.0181609215609753">
                <text:p>0.0181609215609753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000890461088070261">
                <text:p>0.000890461088070261</text:p>
              </table:table-cell>
              <table:table-cell office:value-type="float" office:value="0.006512926076235">
                <text:p>0.006512926076235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0.0000609904854842644">
                <text:p>0.0000609904854842644</text:p>
              </table:table-cell>
              <table:table-cell office:value-type="float" office:value="0.00275410059871833">
                <text:p>0.00275410059871833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0.000768480117101732">
                <text:p>0.000768480117101732</text:p>
              </table:table-cell>
              <table:table-cell office:value-type="float" office:value="0.00142045188549638">
                <text:p>0.00142045188549638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0.00992315198828983">
                <text:p>0.00992315198828983</text:p>
              </table:table-cell>
              <table:table-cell office:value-type="float" office:value="0.0341082577387423">
                <text:p>0.03410825773874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0.0136679677970237">
                <text:p>0.0136679677970237</text:p>
              </table:table-cell>
              <table:table-cell office:value-type="float" office:value="0.0136730232451573">
                <text:p>0.0136730232451573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0.0157782385947792">
                <text:p>0.0157782385947792</text:p>
              </table:table-cell>
              <table:table-cell office:value-type="float" office:value="0.0108755724823804">
                <text:p>0.010875572482380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0.0474810929494999">
                <text:p>0.0474810929494999</text:p>
              </table:table-cell>
              <table:table-cell office:value-type="float" office:value="0.029940991169769">
                <text:p>0.029940991169769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0234081483288607">
                <text:p>0.0234081483288607</text:p>
              </table:table-cell>
              <table:table-cell office:value-type="float" office:value="0.057421202834756">
                <text:p>0.057421202834756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159776774823128">
                <text:p>0.159776774823128</text:p>
              </table:table-cell>
              <table:table-cell office:value-type="float" office:value="0.256040924465606">
                <text:p>0.256040924465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2.855cm" svg:height="15.921cm" xlink:href=".." xlink:type="simple" chart:class="chart:bar" chart:style-name="ch1">
        <chart:legend chart:legend-position="end" svg:x="46.067cm" svg:y="7.412cm" style:legend-expansion="high" chart:style-name="ch2"/>
        <chart:plot-area chart:style-name="ch3" table:cell-range-address="Sheet6.I10:Sheet6.K44" chart:data-source-has-labels="both" svg:x="1.507cm" svg:y="1.407cm" svg:width="42.446cm" svg:height="13.776cm">
          <chartooo:coordinate-region svg:x="2.922cm" svg:y="1.607cm" svg:width="40.576cm" svg:height="12.531cm"/>
          <chart:axis chart:dimension="x" chart:name="primary-x" chart:style-name="ch4" chartooo:axis-type="auto">
            <chartooo:date-scale/>
            <chart:categories table:cell-range-address="Sheet6.I11:Sheet6.I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J11:Sheet6.J44" chart:label-cell-address="Sheet6.J10:Sheet6.J10" chart:class="chart:bar">
            <chart:data-point chart:repeated="34"/>
          </chart:series>
          <chart:series chart:style-name="ch8" chart:values-cell-range-address="Sheet6.K11:Sheet6.K44" chart:label-cell-address="Sheet6.K10:Sheet6.K10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new asylum requests</text:p>
                <draw:g>
                  <svg:desc>Sheet6.J10:Sheet6.J10</svg:desc>
                </draw:g>
              </table:table-cell>
              <table:table-cell office:value-type="string">
                <text:p>Prozent nach Koenigsteiner Schluessel</text:p>
                <draw:g>
                  <svg:desc>Sheet6.K10:Sheet6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6.I11:Sheet6.I44</svg:desc>
                </draw:g>
              </table:table-cell>
              <table:table-cell office:value-type="float" office:value="0.0168516711393023">
                <text:p>0.0168516711393023</text:p>
                <draw:g>
                  <svg:desc>Sheet6.J11:Sheet6.J44</svg:desc>
                </draw:g>
              </table:table-cell>
              <table:table-cell office:value-type="float" office:value="0.024642840107423">
                <text:p>0.024642840107423</text:p>
                <draw:g>
                  <svg:desc>Sheet6.K11:Sheet6.K44</svg:desc>
                </draw:g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0.0243656989509636">
                <text:p>0.0243656989509636</text:p>
              </table:table-cell>
              <table:table-cell office:value-type="float" office:value="0.0104955535568298">
                <text:p>0.010495553556829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0089473042205416">
                <text:p>0.0089473042205416</text:p>
              </table:table-cell>
              <table:table-cell office:value-type="float" office:value="0.0135385570099647">
                <text:p>0.0135385570099647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0145340326909002">
                <text:p>0.0145340326909002</text:p>
              </table:table-cell>
              <table:table-cell office:value-type="float" office:value="0.0349381368269695">
                <text:p>0.0349381368269695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0.00140278116613808">
                <text:p>0.00140278116613808</text:p>
              </table:table-cell>
              <table:table-cell office:value-type="float" office:value="0.00710138729518">
                <text:p>0.0071013872951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0.0007379848743596">
                <text:p>0.0007379848743596</text:p>
              </table:table-cell>
              <table:table-cell office:value-type="float" office:value="0.00634404945397072">
                <text:p>0.0063440494539707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0.0038058062942181">
                <text:p>0.0038058062942181</text:p>
              </table:table-cell>
              <table:table-cell office:value-type="float" office:value="0.00867567329197951">
                <text:p>0.00867567329197951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0.0000426933398389851">
                <text:p>0.0000426933398389851</text:p>
              </table:table-cell>
              <table:table-cell office:value-type="float" office:value="0.000697447923267964">
                <text:p>0.000697447923267964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0.00324469382776287">
                <text:p>0.00324469382776287</text:p>
              </table:table-cell>
              <table:table-cell office:value-type="float" office:value="0.00679532827057602">
                <text:p>0.0067953282705760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0475054891436936">
                <text:p>0.0475054891436936</text:p>
              </table:table-cell>
              <table:table-cell office:value-type="float" office:value="0.0744268452121795">
                <text:p>0.074426845212179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440570870944133">
                <text:p>0.440570870944133</text:p>
              </table:table-cell>
              <table:table-cell office:value-type="float" office:value="0.0841336535488217">
                <text:p>0.0841336535488217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0.0304037570139058">
                <text:p>0.0304037570139058</text:p>
              </table:table-cell>
              <table:table-cell office:value-type="float" office:value="0.0074858496254697">
                <text:p>0.0074858496254697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0.017120029275433">
                <text:p>0.017120029275433</text:p>
              </table:table-cell>
              <table:table-cell office:value-type="float" office:value="0.00504441787014607">
                <text:p>0.00504441787014607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0.000689192485972188">
                <text:p>0.000689192485972188</text:p>
              </table:table-cell>
              <table:table-cell office:value-type="float" office:value="0.000320334233470357">
                <text:p>0.000320334233470357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0.00136618687484752">
                <text:p>0.00136618687484752</text:p>
              </table:table-cell>
              <table:table-cell office:value-type="float" office:value="0.00425716408819856">
                <text:p>0.0042571640881985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0.00497072456696755">
                <text:p>0.00497072456696755</text:p>
              </table:table-cell>
              <table:table-cell office:value-type="float" office:value="0.00584559975121206">
                <text:p>0.00584559975121206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0.0744815808733837">
                <text:p>0.0744815808733837</text:p>
              </table:table-cell>
              <table:table-cell office:value-type="float" office:value="0.0606280608373611">
                <text:p>0.060628060837361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0.00664796291778483">
                <text:p>0.00664796291778483</text:p>
              </table:table-cell>
              <table:table-cell office:value-type="float" office:value="0.113419667851461">
                <text:p>0.113419667851461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0.00459868260551354">
                <text:p>0.00459868260551354</text:p>
              </table:table-cell>
              <table:table-cell office:value-type="float" office:value="0.0268630354094593">
                <text:p>0.0268630354094593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0.00118321541839473">
                <text:p>0.00118321541839473</text:p>
              </table:table-cell>
              <table:table-cell office:value-type="float" office:value="0.00117301018472362">
                <text:p>0.0011730101847236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0.00535496462551842">
                <text:p>0.00535496462551842</text:p>
              </table:table-cell>
              <table:table-cell office:value-type="float" office:value="0.0382220738272642">
                <text:p>0.0382220738272642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0.0112283483776531">
                <text:p>0.0112283483776531</text:p>
              </table:table-cell>
              <table:table-cell office:value-type="float" office:value="0.0193818554198387">
                <text:p>0.019381855419838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0.000237862893388631">
                <text:p>0.000237862893388631</text:p>
              </table:table-cell>
              <table:table-cell office:value-type="float" office:value="0.00358316620584251">
                <text:p>0.0035831662058425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0.00195169553549646">
                <text:p>0.00195169553549646</text:p>
              </table:table-cell>
              <table:table-cell office:value-type="float" office:value="0.0110779201405545">
                <text:p>0.0110779201405545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0.00600146377165162">
                <text:p>0.00600146377165162</text:p>
              </table:table-cell>
              <table:table-cell office:value-type="float" office:value="0.0181609215609753">
                <text:p>0.0181609215609753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000890461088070261">
                <text:p>0.000890461088070261</text:p>
              </table:table-cell>
              <table:table-cell office:value-type="float" office:value="0.006512926076235">
                <text:p>0.006512926076235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0.0000609904854842644">
                <text:p>0.0000609904854842644</text:p>
              </table:table-cell>
              <table:table-cell office:value-type="float" office:value="0.00275410059871833">
                <text:p>0.00275410059871833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0.000768480117101732">
                <text:p>0.000768480117101732</text:p>
              </table:table-cell>
              <table:table-cell office:value-type="float" office:value="0.00142045188549638">
                <text:p>0.00142045188549638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0.00992315198828983">
                <text:p>0.00992315198828983</text:p>
              </table:table-cell>
              <table:table-cell office:value-type="float" office:value="0.0341082577387423">
                <text:p>0.03410825773874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0.0136679677970237">
                <text:p>0.0136679677970237</text:p>
              </table:table-cell>
              <table:table-cell office:value-type="float" office:value="0.0136730232451573">
                <text:p>0.0136730232451573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0.0157782385947792">
                <text:p>0.0157782385947792</text:p>
              </table:table-cell>
              <table:table-cell office:value-type="float" office:value="0.0108755724823804">
                <text:p>0.010875572482380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0.0474810929494999">
                <text:p>0.0474810929494999</text:p>
              </table:table-cell>
              <table:table-cell office:value-type="float" office:value="0.029940991169769">
                <text:p>0.029940991169769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0234081483288607">
                <text:p>0.0234081483288607</text:p>
              </table:table-cell>
              <table:table-cell office:value-type="float" office:value="0.057421202834756">
                <text:p>0.057421202834756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159776774823128">
                <text:p>0.159776774823128</text:p>
              </table:table-cell>
              <table:table-cell office:value-type="float" office:value="0.256040924465606">
                <text:p>0.256040924465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8.905cm" svg:height="24.384cm" xlink:href=".." xlink:type="simple" chart:class="chart:bar" chart:style-name="ch1">
        <chart:legend svg:x="165.651cm" svg:y="55.94cm" style:legend-expansion="custom" chartooo:width="265.815cm" chartooo:height="144.729cm" style:legend-expansion-aspect-ratio="1.83663951246813" chart:style-name="ch2"/>
        <chart:plot-area chart:style-name="ch3" table:cell-range-address="Sheet6.H50:Sheet6.V84" chart:data-source-has-labels="both" svg:x="2.836cm" svg:y="2.656cm" svg:width="46.068cm" svg:height="20.209cm">
          <chartooo:coordinate-region svg:x="4.251cm" svg:y="2.855cm" svg:width="44.653cm" svg:height="19.363cm"/>
          <chart:axis chart:dimension="x" chart:name="primary-x" chart:style-name="ch4" chartooo:axis-type="auto">
            <chartooo:date-scale/>
            <chart:categories table:cell-range-address="Sheet6.H51:Sheet6.H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I51:Sheet6.I84" chart:label-cell-address="Sheet6.I50:Sheet6.I50" chart:class="chart:bar">
            <chart:data-point chart:repeated="7"/>
          </chart:series>
          <chart:series chart:style-name="ch8" chart:values-cell-range-address="Sheet6.J51:Sheet6.J84" chart:label-cell-address="Sheet6.J50:Sheet6.J50" chart:class="chart:bar">
            <chart:data-point chart:repeated="7"/>
          </chart:series>
          <chart:series chart:style-name="ch9" chart:values-cell-range-address="Sheet6.K51:Sheet6.K84" chart:label-cell-address="Sheet6.K50:Sheet6.K50" chart:class="chart:bar">
            <chart:data-point chart:repeated="7"/>
          </chart:series>
          <chart:series chart:style-name="ch10" chart:values-cell-range-address="Sheet6.L51:Sheet6.L84" chart:label-cell-address="Sheet6.L50:Sheet6.L50" chart:class="chart:bar">
            <chart:data-point chart:repeated="7"/>
          </chart:series>
          <chart:series chart:style-name="ch11" chart:values-cell-range-address="Sheet6.M51:Sheet6.M84" chart:label-cell-address="Sheet6.M50:Sheet6.M50" chart:class="chart:bar">
            <chart:data-point chart:repeated="7"/>
          </chart:series>
          <chart:series chart:style-name="ch12" chart:values-cell-range-address="Sheet6.N51:Sheet6.N84" chart:label-cell-address="Sheet6.N50:Sheet6.N50" chart:class="chart:bar">
            <chart:data-point chart:repeated="7"/>
          </chart:series>
          <chart:series chart:style-name="ch13" chart:values-cell-range-address="Sheet6.O51:Sheet6.O84" chart:label-cell-address="Sheet6.O50:Sheet6.O50" chart:class="chart:bar">
            <chart:data-point chart:repeated="7"/>
          </chart:series>
          <chart:series chart:style-name="ch14" chart:values-cell-range-address="Sheet6.P51:Sheet6.P84" chart:label-cell-address="Sheet6.P50:Sheet6.P50" chart:class="chart:bar">
            <chart:data-point chart:repeated="7"/>
          </chart:series>
          <chart:series chart:style-name="ch15" chart:values-cell-range-address="Sheet6.Q51:Sheet6.Q84" chart:label-cell-address="Sheet6.Q50:Sheet6.Q50" chart:class="chart:bar">
            <chart:data-point chart:repeated="7"/>
          </chart:series>
          <chart:series chart:style-name="ch16" chart:values-cell-range-address="Sheet6.R51:Sheet6.R84" chart:label-cell-address="Sheet6.R50:Sheet6.R50" chart:class="chart:bar">
            <chart:data-point chart:repeated="7"/>
          </chart:series>
          <chart:series chart:style-name="ch17" chart:values-cell-range-address="Sheet6.S51:Sheet6.S84" chart:label-cell-address="Sheet6.S50:Sheet6.S50" chart:class="chart:bar">
            <chart:data-point chart:repeated="7"/>
          </chart:series>
          <chart:series chart:style-name="ch18" chart:values-cell-range-address="Sheet6.T51:Sheet6.T84" chart:label-cell-address="Sheet6.T50:Sheet6.T50" chart:class="chart:bar">
            <chart:data-point chart:repeated="7"/>
          </chart:series>
          <chart:series chart:style-name="ch7" chart:values-cell-range-address="Sheet6.U51:Sheet6.U84" chart:label-cell-address="Sheet6.U50:Sheet6.U50" chart:class="chart:bar">
            <chart:data-point chart:repeated="7"/>
          </chart:series>
          <chart:series chart:style-name="ch8" chart:values-cell-range-address="Sheet6.V51:Sheet6.V84" chart:label-cell-address="Sheet6.V50:Sheet6.V50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zent nach Koenigsteiner Schluessel</text:p>
                <draw:g>
                  <svg:desc>Sheet6.I50:Sheet6.I50</svg:desc>
                </draw:g>
              </table:table-cell>
              <table:table-cell office:value-type="string">
                <text:p>2004</text:p>
                <draw:g>
                  <svg:desc>Sheet6.J50:Sheet6.J50</svg:desc>
                </draw:g>
              </table:table-cell>
              <table:table-cell office:value-type="string">
                <text:p>2005</text:p>
                <draw:g>
                  <svg:desc>Sheet6.K50:Sheet6.K50</svg:desc>
                </draw:g>
              </table:table-cell>
              <table:table-cell office:value-type="string">
                <text:p>2006</text:p>
                <draw:g>
                  <svg:desc>Sheet6.L50:Sheet6.L50</svg:desc>
                </draw:g>
              </table:table-cell>
              <table:table-cell office:value-type="string">
                <text:p>2007</text:p>
                <draw:g>
                  <svg:desc>Sheet6.M50:Sheet6.M50</svg:desc>
                </draw:g>
              </table:table-cell>
              <table:table-cell office:value-type="string">
                <text:p>2008</text:p>
                <draw:g>
                  <svg:desc>Sheet6.N50:Sheet6.N50</svg:desc>
                </draw:g>
              </table:table-cell>
              <table:table-cell office:value-type="string">
                <text:p>2009</text:p>
                <draw:g>
                  <svg:desc>Sheet6.O50:Sheet6.O50</svg:desc>
                </draw:g>
              </table:table-cell>
              <table:table-cell office:value-type="string">
                <text:p>2010</text:p>
                <draw:g>
                  <svg:desc>Sheet6.P50:Sheet6.P50</svg:desc>
                </draw:g>
              </table:table-cell>
              <table:table-cell office:value-type="string">
                <text:p>2011</text:p>
                <draw:g>
                  <svg:desc>Sheet6.Q50:Sheet6.Q50</svg:desc>
                </draw:g>
              </table:table-cell>
              <table:table-cell office:value-type="string">
                <text:p>2012</text:p>
                <draw:g>
                  <svg:desc>Sheet6.R50:Sheet6.R50</svg:desc>
                </draw:g>
              </table:table-cell>
              <table:table-cell office:value-type="string">
                <text:p>2013</text:p>
                <draw:g>
                  <svg:desc>Sheet6.S50:Sheet6.S50</svg:desc>
                </draw:g>
              </table:table-cell>
              <table:table-cell office:value-type="string">
                <text:p>2014</text:p>
                <draw:g>
                  <svg:desc>Sheet6.T50:Sheet6.T50</svg:desc>
                </draw:g>
              </table:table-cell>
              <table:table-cell office:value-type="string">
                <text:p>2015</text:p>
                <draw:g>
                  <svg:desc>Sheet6.U50:Sheet6.U50</svg:desc>
                </draw:g>
              </table:table-cell>
              <table:table-cell office:value-type="string">
                <text:p>2016</text:p>
                <draw:g>
                  <svg:desc>Sheet6.V50:Sheet6.V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land</text:p>
                <draw:g>
                  <svg:desc>Sheet6.H51:Sheet6.H84</svg:desc>
                </draw:g>
              </table:table-cell>
              <table:table-cell office:value-type="float" office:value="0.00679532827057602">
                <text:p>0.00679532827057602</text:p>
                <draw:g>
                  <svg:desc>Sheet6.I51:Sheet6.I84</svg:desc>
                </draw:g>
              </table:table-cell>
              <table:table-cell office:value-type="float" office:value="0.0104155423637345">
                <text:p>0.0104155423637345</text:p>
                <draw:g>
                  <svg:desc>Sheet6.J51:Sheet6.J84</svg:desc>
                </draw:g>
              </table:table-cell>
              <table:table-cell office:value-type="float" office:value="0.0112856826731578">
                <text:p>0.0112856826731578</text:p>
                <draw:g>
                  <svg:desc>Sheet6.K51:Sheet6.K84</svg:desc>
                </draw:g>
              </table:table-cell>
              <table:table-cell office:value-type="float" office:value="0.00816712818535525">
                <text:p>0.00816712818535525</text:p>
                <draw:g>
                  <svg:desc>Sheet6.L51:Sheet6.L84</svg:desc>
                </draw:g>
              </table:table-cell>
              <table:table-cell office:value-type="float" office:value="0.00447210407805854">
                <text:p>0.00447210407805854</text:p>
                <draw:g>
                  <svg:desc>Sheet6.M51:Sheet6.M84</svg:desc>
                </draw:g>
              </table:table-cell>
              <table:table-cell office:value-type="float" office:value="0.011120639575092">
                <text:p>0.011120639575092</text:p>
                <draw:g>
                  <svg:desc>Sheet6.N51:Sheet6.N84</svg:desc>
                </draw:g>
              </table:table-cell>
              <table:table-cell office:value-type="float" office:value="0.0161457764178778">
                <text:p>0.0161457764178778</text:p>
                <draw:g>
                  <svg:desc>Sheet6.O51:Sheet6.O84</svg:desc>
                </draw:g>
              </table:table-cell>
              <table:table-cell office:value-type="float" office:value="0.0114611546685674">
                <text:p>0.0114611546685674</text:p>
                <draw:g>
                  <svg:desc>Sheet6.P51:Sheet6.P84</svg:desc>
                </draw:g>
              </table:table-cell>
              <table:table-cell office:value-type="float" office:value="0.00729065899063304">
                <text:p>0.00729065899063304</text:p>
                <draw:g>
                  <svg:desc>Sheet6.Q51:Sheet6.Q84</svg:desc>
                </draw:g>
              </table:table-cell>
              <table:table-cell office:value-type="float" office:value="0.0062471919727862">
                <text:p>0.0062471919727862</text:p>
                <draw:g>
                  <svg:desc>Sheet6.R51:Sheet6.R84</svg:desc>
                </draw:g>
              </table:table-cell>
              <table:table-cell office:value-type="float" office:value="0.00538843093173465">
                <text:p>0.00538843093173465</text:p>
                <draw:g>
                  <svg:desc>Sheet6.S51:Sheet6.S84</svg:desc>
                </draw:g>
              </table:table-cell>
              <table:table-cell office:value-type="float" office:value="0.00420992202076257">
                <text:p>0.00420992202076257</text:p>
                <draw:g>
                  <svg:desc>Sheet6.T51:Sheet6.T84</svg:desc>
                </draw:g>
              </table:table-cell>
              <table:table-cell office:value-type="float" office:value="0.0194261841123071">
                <text:p>0.0194261841123071</text:p>
                <draw:g>
                  <svg:desc>Sheet6.U51:Sheet6.U84</svg:desc>
                </draw:g>
              </table:table-cell>
              <table:table-cell office:value-type="float" office:value="0.00324469382776287">
                <text:p>0.00324469382776287</text:p>
                <draw:g>
                  <svg:desc>Sheet6.V51:Sheet6.V84</svg:desc>
                </draw:g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0744268452121795">
                <text:p>0.0744268452121795</text:p>
              </table:table-cell>
              <table:table-cell office:value-type="float" office:value="0.157987048030221">
                <text:p>0.157987048030221</text:p>
              </table:table-cell>
              <table:table-cell office:value-type="float" office:value="0.157209243511523">
                <text:p>0.157209243511523</text:p>
              </table:table-cell>
              <table:table-cell office:value-type="float" office:value="0.107785060815311">
                <text:p>0.107785060815311</text:p>
              </table:table-cell>
              <table:table-cell office:value-type="float" office:value="0.091912684513385">
                <text:p>0.091912684513385</text:p>
              </table:table-cell>
              <table:table-cell office:value-type="float" office:value="0.0979280201388697">
                <text:p>0.0979280201388697</text:p>
              </table:table-cell>
              <table:table-cell office:value-type="float" office:value="0.115069391323353">
                <text:p>0.115069391323353</text:p>
              </table:table-cell>
              <table:table-cell office:value-type="float" office:value="0.137049180327869">
                <text:p>0.137049180327869</text:p>
              </table:table-cell>
              <table:table-cell office:value-type="float" office:value="0.123044616945473">
                <text:p>0.123044616945473</text:p>
              </table:table-cell>
              <table:table-cell office:value-type="float" office:value="0.117819473267581">
                <text:p>0.117819473267581</text:p>
              </table:table-cell>
              <table:table-cell office:value-type="float" office:value="0.107465296363701">
                <text:p>0.107465296363701</text:p>
              </table:table-cell>
              <table:table-cell office:value-type="float" office:value="0.0705999138879587">
                <text:p>0.0705999138879587</text:p>
              </table:table-cell>
              <table:table-cell office:value-type="float" office:value="0.0447277805870596">
                <text:p>0.0447277805870596</text:p>
              </table:table-cell>
              <table:table-cell office:value-type="float" office:value="0.0475054891436936">
                <text:p>0.0475054891436936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0841336535488217">
                <text:p>0.0841336535488217</text:p>
              </table:table-cell>
              <table:table-cell office:value-type="float" office:value="0.0960874257960065">
                <text:p>0.0960874257960065</text:p>
              </table:table-cell>
              <table:table-cell office:value-type="float" office:value="0.0913919008630228">
                <text:p>0.0913919008630228</text:p>
              </table:table-cell>
              <table:table-cell office:value-type="float" office:value="0.0737144659819833">
                <text:p>0.0737144659819833</text:p>
              </table:table-cell>
              <table:table-cell office:value-type="float" office:value="0.0599199399549662">
                <text:p>0.0599199399549662</text:p>
              </table:table-cell>
              <table:table-cell office:value-type="float" office:value="0.0611081910979557">
                <text:p>0.0611081910979557</text:p>
              </table:table-cell>
              <table:table-cell office:value-type="float" office:value="0.0755381925472626">
                <text:p>0.0755381925472626</text:p>
              </table:table-cell>
              <table:table-cell office:value-type="float" office:value="0.117833214540271">
                <text:p>0.117833214540271</text:p>
              </table:table-cell>
              <table:table-cell office:value-type="float" office:value="0.107920628553901">
                <text:p>0.107920628553901</text:p>
              </table:table-cell>
              <table:table-cell office:value-type="float" office:value="0.138080058193021">
                <text:p>0.138080058193021</text:p>
              </table:table-cell>
              <table:table-cell office:value-type="float" office:value="0.195517967383935">
                <text:p>0.195517967383935</text:p>
              </table:table-cell>
              <table:table-cell office:value-type="float" office:value="0.206991819356073">
                <text:p>0.206991819356073</text:p>
              </table:table-cell>
              <table:table-cell office:value-type="float" office:value="0.266018926533266">
                <text:p>0.266018926533266</text:p>
              </table:table-cell>
              <table:table-cell office:value-type="float" office:value="0.440570870944133">
                <text:p>0.440570870944133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0.0074858496254697">
                <text:p>0.0074858496254697</text:p>
              </table:table-cell>
              <table:table-cell office:value-type="float" office:value="0.012061521856449">
                <text:p>0.012061521856449</text:p>
              </table:table-cell>
              <table:table-cell office:value-type="float" office:value="0.0286093636392375">
                <text:p>0.0286093636392375</text:p>
              </table:table-cell>
              <table:table-cell office:value-type="float" office:value="0.0430088681692313">
                <text:p>0.0430088681692313</text:p>
              </table:table-cell>
              <table:table-cell office:value-type="float" office:value="0.0785276457343007">
                <text:p>0.0785276457343007</text:p>
              </table:table-cell>
              <table:table-cell office:value-type="float" office:value="0.0549946056599076">
                <text:p>0.0549946056599076</text:p>
              </table:table-cell>
              <table:table-cell office:value-type="float" office:value="0.0435198338979347">
                <text:p>0.0435198338979347</text:p>
              </table:table-cell>
              <table:table-cell office:value-type="float" office:value="0.02928011404134">
                <text:p>0.02928011404134</text:p>
              </table:table-cell>
              <table:table-cell office:value-type="float" office:value="0.021966354434561">
                <text:p>0.021966354434561</text:p>
              </table:table-cell>
              <table:table-cell office:value-type="float" office:value="0.0204959243490725">
                <text:p>0.0204959243490725</text:p>
              </table:table-cell>
              <table:table-cell office:value-type="float" office:value="0.0146665239267744">
                <text:p>0.0146665239267744</text:p>
              </table:table-cell>
              <table:table-cell office:value-type="float" office:value="0.0113022054250586">
                <text:p>0.0113022054250586</text:p>
              </table:table-cell>
              <table:table-cell office:value-type="float" office:value="0.00684461460666041">
                <text:p>0.00684461460666041</text:p>
              </table:table-cell>
              <table:table-cell office:value-type="float" office:value="0.0304037570139058">
                <text:p>0.0304037570139058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0.029940991169769">
                <text:p>0.029940991169769</text:p>
              </table:table-cell>
              <table:table-cell office:value-type="float" office:value="0.0105504587155963">
                <text:p>0.0105504587155963</text:p>
              </table:table-cell>
              <table:table-cell office:value-type="float" office:value="0.0123921221509183">
                <text:p>0.0123921221509183</text:p>
              </table:table-cell>
              <table:table-cell office:value-type="float" office:value="0.0159486837954362">
                <text:p>0.0159486837954362</text:p>
              </table:table-cell>
              <table:table-cell office:value-type="float" office:value="0.0239241931448586">
                <text:p>0.0239241931448586</text:p>
              </table:table-cell>
              <table:table-cell office:value-type="float" office:value="0.0359069407175856">
                <text:p>0.0359069407175856</text:p>
              </table:table-cell>
              <table:table-cell office:value-type="float" office:value="0.0213911047972899">
                <text:p>0.0213911047972899</text:p>
              </table:table-cell>
              <table:table-cell office:value-type="float" office:value="0.0263150392017106">
                <text:p>0.0263150392017106</text:p>
              </table:table-cell>
              <table:table-cell office:value-type="float" office:value="0.0377981737960975">
                <text:p>0.0377981737960975</text:p>
              </table:table-cell>
              <table:table-cell office:value-type="float" office:value="0.0566312231231681">
                <text:p>0.0566312231231681</text:p>
              </table:table-cell>
              <table:table-cell office:value-type="float" office:value="0.0799521821361025">
                <text:p>0.0799521821361025</text:p>
              </table:table-cell>
              <table:table-cell office:value-type="float" office:value="0.10503277041573">
                <text:p>0.10503277041573</text:p>
              </table:table-cell>
              <table:table-cell office:value-type="float" office:value="0.0804197067109731">
                <text:p>0.0804197067109731</text:p>
              </table:table-cell>
              <table:table-cell office:value-type="float" office:value="0.0474810929494999">
                <text:p>0.0474810929494999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057421202834756">
                <text:p>0.057421202834756</text:p>
              </table:table-cell>
              <table:table-cell office:value-type="float" office:value="0.109633027522936">
                <text:p>0.109633027522936</text:p>
              </table:table-cell>
              <table:table-cell office:value-type="float" office:value="0.0974931242689596">
                <text:p>0.0974931242689596</text:p>
              </table:table-cell>
              <table:table-cell office:value-type="float" office:value="0.0992674121069789">
                <text:p>0.0992674121069789</text:p>
              </table:table-cell>
              <table:table-cell office:value-type="float" office:value="0.0885038779084313">
                <text:p>0.0885038779084313</text:p>
              </table:table-cell>
              <table:table-cell office:value-type="float" office:value="0.0866414008686271">
                <text:p>0.0866414008686271</text:p>
              </table:table-cell>
              <table:table-cell office:value-type="float" office:value="0.0838159763960223">
                <text:p>0.0838159763960223</text:p>
              </table:table-cell>
              <table:table-cell office:value-type="float" office:value="0.0645473984319316">
                <text:p>0.0645473984319316</text:p>
              </table:table-cell>
              <table:table-cell office:value-type="float" office:value="0.0611094070735908">
                <text:p>0.0611094070735908</text:p>
              </table:table-cell>
              <table:table-cell office:value-type="float" office:value="0.0598617915748486">
                <text:p>0.0598617915748486</text:p>
              </table:table-cell>
              <table:table-cell office:value-type="float" office:value="0.0524569103950327">
                <text:p>0.0524569103950327</text:p>
              </table:table-cell>
              <table:table-cell office:value-type="float" office:value="0.0373869779457494">
                <text:p>0.0373869779457494</text:p>
              </table:table-cell>
              <table:table-cell office:value-type="float" office:value="0.0240614991933348">
                <text:p>0.0240614991933348</text:p>
              </table:table-cell>
              <table:table-cell office:value-type="float" office:value="0.0234081483288607">
                <text:p>0.0234081483288607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256040924465606">
                <text:p>0.256040924465606</text:p>
              </table:table-cell>
              <table:table-cell office:value-type="float" office:value="0.121343766864544">
                <text:p>0.121343766864544</text:p>
              </table:table-cell>
              <table:table-cell office:value-type="float" office:value="0.124047671735213">
                <text:p>0.124047671735213</text:p>
              </table:table-cell>
              <table:table-cell office:value-type="float" office:value="0.144063934943391">
                <text:p>0.144063934943391</text:p>
              </table:table-cell>
              <table:table-cell office:value-type="float" office:value="0.126501125844383">
                <text:p>0.126501125844383</text:p>
              </table:table-cell>
              <table:table-cell office:value-type="float" office:value="0.108882680018811">
                <text:p>0.108882680018811</text:p>
              </table:table-cell>
              <table:table-cell office:value-type="float" office:value="0.104032346191673">
                <text:p>0.104032346191673</text:p>
              </table:table-cell>
              <table:table-cell office:value-type="float" office:value="0.122508909479686">
                <text:p>0.122508909479686</text:p>
              </table:table-cell>
              <table:table-cell office:value-type="float" office:value="0.142958261567138">
                <text:p>0.142958261567138</text:p>
              </table:table-cell>
              <table:table-cell office:value-type="float" office:value="0.141417599109989">
                <text:p>0.141417599109989</text:p>
              </table:table-cell>
              <table:table-cell office:value-type="float" office:value="0.121757128073368">
                <text:p>0.121757128073368</text:p>
              </table:table-cell>
              <table:table-cell office:value-type="float" office:value="0.144907429555566">
                <text:p>0.144907429555566</text:p>
              </table:table-cell>
              <table:table-cell office:value-type="float" office:value="0.103987574947627">
                <text:p>0.103987574947627</text:p>
              </table:table-cell>
              <table:table-cell office:value-type="float" office:value="0.159776774823128">
                <text:p>0.159776774823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288cm" svg:height="9.222cm" xlink:href=".." xlink:type="simple" chart:class="chart:bar" chart:style-name="ch1">
        <chart:legend chart:legend-position="end" svg:x="24.157cm" svg:y="0.826cm" style:legend-expansion="high" chart:style-name="ch2"/>
        <chart:plot-area chart:style-name="ch3" table:cell-range-address="Sheet6.H60:Sheet6.V61" svg:x="0.975cm" svg:y="0.871cm" svg:width="22.132cm" svg:height="7.747cm">
          <chartooo:coordinate-region svg:x="2.39cm" svg:y="1.07cm" svg:width="20.717cm" svg:height="6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H60:Sheet6.H61" chart:class="chart:bar">
            <chart:data-point chart:repeated="2"/>
          </chart:series>
          <chart:series chart:style-name="ch8" chart:values-cell-range-address="Sheet6.I60:Sheet6.I61" chart:class="chart:bar">
            <chart:data-point chart:repeated="2"/>
          </chart:series>
          <chart:series chart:style-name="ch9" chart:values-cell-range-address="Sheet6.J60:Sheet6.J61" chart:class="chart:bar">
            <chart:data-point chart:repeated="2"/>
          </chart:series>
          <chart:series chart:style-name="ch10" chart:values-cell-range-address="Sheet6.K60:Sheet6.K61" chart:class="chart:bar">
            <chart:data-point chart:repeated="2"/>
          </chart:series>
          <chart:series chart:style-name="ch11" chart:values-cell-range-address="Sheet6.L60:Sheet6.L61" chart:class="chart:bar">
            <chart:data-point chart:repeated="2"/>
          </chart:series>
          <chart:series chart:style-name="ch12" chart:values-cell-range-address="Sheet6.M60:Sheet6.M61" chart:class="chart:bar">
            <chart:data-point chart:repeated="2"/>
          </chart:series>
          <chart:series chart:style-name="ch13" chart:values-cell-range-address="Sheet6.N60:Sheet6.N61" chart:class="chart:bar">
            <chart:data-point chart:repeated="2"/>
          </chart:series>
          <chart:series chart:style-name="ch14" chart:values-cell-range-address="Sheet6.O60:Sheet6.O61" chart:class="chart:bar">
            <chart:data-point chart:repeated="2"/>
          </chart:series>
          <chart:series chart:style-name="ch15" chart:values-cell-range-address="Sheet6.P60:Sheet6.P61" chart:class="chart:bar">
            <chart:data-point chart:repeated="2"/>
          </chart:series>
          <chart:series chart:style-name="ch16" chart:values-cell-range-address="Sheet6.Q60:Sheet6.Q61" chart:class="chart:bar">
            <chart:data-point chart:repeated="2"/>
          </chart:series>
          <chart:series chart:style-name="ch17" chart:values-cell-range-address="Sheet6.R60:Sheet6.R61" chart:class="chart:bar">
            <chart:data-point chart:repeated="2"/>
          </chart:series>
          <chart:series chart:style-name="ch18" chart:values-cell-range-address="Sheet6.S60:Sheet6.S61" chart:class="chart:bar">
            <chart:data-point chart:repeated="2"/>
          </chart:series>
          <chart:series chart:style-name="ch19" chart:values-cell-range-address="Sheet6.T60:Sheet6.T61" chart:class="chart:bar">
            <chart:data-point chart:repeated="2"/>
          </chart:series>
          <chart:series chart:style-name="ch8" chart:values-cell-range-address="Sheet6.U60:Sheet6.U61" chart:class="chart:bar">
            <chart:data-point chart:repeated="2"/>
          </chart:series>
          <chart:series chart:style-name="ch9" chart:values-cell-range-address="Sheet6.V60:Sheet6.V61" chart:class="chart:bar"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6.H60:Sheet6.H61</svg:desc>
                </draw:g>
              </table:table-cell>
              <table:table-cell office:value-type="float" office:value="0.0744268452121795">
                <text:p>0.0744268452121795</text:p>
                <draw:g>
                  <svg:desc>Sheet6.I60:Sheet6.I61</svg:desc>
                </draw:g>
              </table:table-cell>
              <table:table-cell office:value-type="float" office:value="0.157987048030221">
                <text:p>0.157987048030221</text:p>
                <draw:g>
                  <svg:desc>Sheet6.J60:Sheet6.J61</svg:desc>
                </draw:g>
              </table:table-cell>
              <table:table-cell office:value-type="float" office:value="0.157209243511523">
                <text:p>0.157209243511523</text:p>
                <draw:g>
                  <svg:desc>Sheet6.K60:Sheet6.K61</svg:desc>
                </draw:g>
              </table:table-cell>
              <table:table-cell office:value-type="float" office:value="0.107785060815311">
                <text:p>0.107785060815311</text:p>
                <draw:g>
                  <svg:desc>Sheet6.L60:Sheet6.L61</svg:desc>
                </draw:g>
              </table:table-cell>
              <table:table-cell office:value-type="float" office:value="0.091912684513385">
                <text:p>0.091912684513385</text:p>
                <draw:g>
                  <svg:desc>Sheet6.M60:Sheet6.M61</svg:desc>
                </draw:g>
              </table:table-cell>
              <table:table-cell office:value-type="float" office:value="0.0979280201388697">
                <text:p>0.0979280201388697</text:p>
                <draw:g>
                  <svg:desc>Sheet6.N60:Sheet6.N61</svg:desc>
                </draw:g>
              </table:table-cell>
              <table:table-cell office:value-type="float" office:value="0.115069391323353">
                <text:p>0.115069391323353</text:p>
                <draw:g>
                  <svg:desc>Sheet6.O60:Sheet6.O61</svg:desc>
                </draw:g>
              </table:table-cell>
              <table:table-cell office:value-type="float" office:value="0.137049180327869">
                <text:p>0.137049180327869</text:p>
                <draw:g>
                  <svg:desc>Sheet6.P60:Sheet6.P61</svg:desc>
                </draw:g>
              </table:table-cell>
              <table:table-cell office:value-type="float" office:value="0.123044616945473">
                <text:p>0.123044616945473</text:p>
                <draw:g>
                  <svg:desc>Sheet6.Q60:Sheet6.Q61</svg:desc>
                </draw:g>
              </table:table-cell>
              <table:table-cell office:value-type="float" office:value="0.117819473267581">
                <text:p>0.117819473267581</text:p>
                <draw:g>
                  <svg:desc>Sheet6.R60:Sheet6.R61</svg:desc>
                </draw:g>
              </table:table-cell>
              <table:table-cell office:value-type="float" office:value="0.107465296363701">
                <text:p>0.107465296363701</text:p>
                <draw:g>
                  <svg:desc>Sheet6.S60:Sheet6.S61</svg:desc>
                </draw:g>
              </table:table-cell>
              <table:table-cell office:value-type="float" office:value="0.0705999138879587">
                <text:p>0.0705999138879587</text:p>
                <draw:g>
                  <svg:desc>Sheet6.T60:Sheet6.T61</svg:desc>
                </draw:g>
              </table:table-cell>
              <table:table-cell office:value-type="float" office:value="0.0447277805870596">
                <text:p>0.0447277805870596</text:p>
                <draw:g>
                  <svg:desc>Sheet6.U60:Sheet6.U61</svg:desc>
                </draw:g>
              </table:table-cell>
              <table:table-cell office:value-type="float" office:value="0.0475054891436936">
                <text:p>0.0475054891436936</text:p>
                <draw:g>
                  <svg:desc>Sheet6.V60:Sheet6.V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841336535488217">
                <text:p>0.0841336535488217</text:p>
              </table:table-cell>
              <table:table-cell office:value-type="float" office:value="0.0960874257960065">
                <text:p>0.0960874257960065</text:p>
              </table:table-cell>
              <table:table-cell office:value-type="float" office:value="0.0913919008630228">
                <text:p>0.0913919008630228</text:p>
              </table:table-cell>
              <table:table-cell office:value-type="float" office:value="0.0737144659819833">
                <text:p>0.0737144659819833</text:p>
              </table:table-cell>
              <table:table-cell office:value-type="float" office:value="0.0599199399549662">
                <text:p>0.0599199399549662</text:p>
              </table:table-cell>
              <table:table-cell office:value-type="float" office:value="0.0611081910979557">
                <text:p>0.0611081910979557</text:p>
              </table:table-cell>
              <table:table-cell office:value-type="float" office:value="0.0755381925472626">
                <text:p>0.0755381925472626</text:p>
              </table:table-cell>
              <table:table-cell office:value-type="float" office:value="0.117833214540271">
                <text:p>0.117833214540271</text:p>
              </table:table-cell>
              <table:table-cell office:value-type="float" office:value="0.107920628553901">
                <text:p>0.107920628553901</text:p>
              </table:table-cell>
              <table:table-cell office:value-type="float" office:value="0.138080058193021">
                <text:p>0.138080058193021</text:p>
              </table:table-cell>
              <table:table-cell office:value-type="float" office:value="0.195517967383935">
                <text:p>0.195517967383935</text:p>
              </table:table-cell>
              <table:table-cell office:value-type="float" office:value="0.206991819356073">
                <text:p>0.206991819356073</text:p>
              </table:table-cell>
              <table:table-cell office:value-type="float" office:value="0.266018926533266">
                <text:p>0.266018926533266</text:p>
              </table:table-cell>
              <table:table-cell office:value-type="float" office:value="0.440570870944133">
                <text:p>0.4405708709441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